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4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514196" table:style-name="ce25">
            <text:p>23,514,196</text:p>
          </table:table-cell>
          <table:table-cell office:value-type="float" office:value="903938" table:style-name="ce25">
            <text:p>903,938</text:p>
          </table:table-cell>
          <table:table-cell office:value-type="float" office:value="151342" table:style-name="ce25">
            <text:p>151,342</text:p>
          </table:table-cell>
          <table:table-cell office:value-type="float" office:value="172791" table:style-name="ce25">
            <text:p>172,791</text:p>
          </table:table-cell>
          <table:table-cell office:value-type="float" office:value="181076" table:style-name="ce25">
            <text:p>181,076</text:p>
          </table:table-cell>
          <table:table-cell office:value-type="float" office:value="192318" table:style-name="ce25">
            <text:p>192,318</text:p>
          </table:table-cell>
          <table:table-cell office:value-type="float" office:value="206411" table:style-name="ce25">
            <text:p>206,411</text:p>
          </table:table-cell>
          <table:table-cell office:value-type="float" office:value="1068053" table:style-name="ce25">
            <text:p>1,068,053</text:p>
          </table:table-cell>
          <table:table-cell office:value-type="float" office:value="213984" table:style-name="ce25">
            <text:p>213,984</text:p>
          </table:table-cell>
          <table:table-cell office:value-type="float" office:value="216329" table:style-name="ce25">
            <text:p>216,329</text:p>
          </table:table-cell>
          <table:table-cell office:value-type="float" office:value="197088" table:style-name="ce25">
            <text:p>197,088</text:p>
          </table:table-cell>
          <table:table-cell office:value-type="float" office:value="230710" table:style-name="ce25">
            <text:p>230,710</text:p>
          </table:table-cell>
          <table:table-cell office:value-type="float" office:value="209942" table:style-name="ce25">
            <text:p>209,942</text:p>
          </table:table-cell>
          <table:table-cell office:value-type="float" office:value="968274" table:style-name="ce25">
            <text:p>968,274</text:p>
          </table:table-cell>
          <table:table-cell office:value-type="float" office:value="173781" table:style-name="ce25">
            <text:p>173,781</text:p>
          </table:table-cell>
          <table:table-cell office:value-type="float" office:value="188471" table:style-name="ce25">
            <text:p>188,471</text:p>
          </table:table-cell>
          <table:table-cell office:value-type="float" office:value="195919" table:style-name="ce25">
            <text:p>195,919</text:p>
          </table:table-cell>
          <table:table-cell office:value-type="float" office:value="205631" table:style-name="ce25">
            <text:p>205,631</text:p>
          </table:table-cell>
          <table:table-cell office:value-type="float" office:value="204472" table:style-name="ce25">
            <text:p>204,472</text:p>
          </table:table-cell>
          <table:table-cell office:value-type="float" office:value="1132864" table:style-name="ce25">
            <text:p>1,132,864</text:p>
          </table:table-cell>
          <table:table-cell office:value-type="float" office:value="206034" table:style-name="ce25">
            <text:p>206,034</text:p>
          </table:table-cell>
          <table:table-cell office:value-type="float" office:value="214962" table:style-name="ce25">
            <text:p>214,962</text:p>
          </table:table-cell>
          <table:table-cell office:value-type="float" office:value="221999" table:style-name="ce25">
            <text:p>221,999</text:p>
          </table:table-cell>
          <table:table-cell office:value-type="float" office:value="241025" table:style-name="ce25">
            <text:p>241,025</text:p>
          </table:table-cell>
          <table:table-cell office:value-type="float" office:value="248844" table:style-name="ce25">
            <text:p>248,844</text:p>
          </table:table-cell>
          <table:table-cell office:value-type="float" office:value="1477433" table:style-name="ce25">
            <text:p>1,477,433</text:p>
          </table:table-cell>
          <table:table-cell office:value-type="float" office:value="294647" table:style-name="ce25">
            <text:p>294,647</text:p>
          </table:table-cell>
          <table:table-cell office:value-type="float" office:value="285286" table:style-name="ce25">
            <text:p>285,286</text:p>
          </table:table-cell>
          <table:table-cell office:value-type="float" office:value="269640" table:style-name="ce25">
            <text:p>269,640</text:p>
          </table:table-cell>
          <table:table-cell office:value-type="float" office:value="307936" table:style-name="ce25">
            <text:p>307,936</text:p>
          </table:table-cell>
          <table:table-cell office:value-type="float" office:value="319924" table:style-name="ce25">
            <text:p>319,924</text:p>
          </table:table-cell>
          <table:table-cell office:value-type="float" office:value="1597996" table:style-name="ce25">
            <text:p>1,597,996</text:p>
          </table:table-cell>
          <table:table-cell office:value-type="float" office:value="321920" table:style-name="ce25">
            <text:p>321,920</text:p>
          </table:table-cell>
          <table:table-cell office:value-type="float" office:value="320888" table:style-name="ce25">
            <text:p>320,888</text:p>
          </table:table-cell>
          <table:table-cell office:value-type="float" office:value="322102" table:style-name="ce25">
            <text:p>322,102</text:p>
          </table:table-cell>
          <table:table-cell office:value-type="float" office:value="318455" table:style-name="ce25">
            <text:p>318,455</text:p>
          </table:table-cell>
          <table:table-cell office:value-type="float" office:value="314631" table:style-name="ce25">
            <text:p>314,631</text:p>
          </table:table-cell>
          <table:table-cell office:value-type="float" office:value="1581161" table:style-name="ce25">
            <text:p>1,581,161</text:p>
          </table:table-cell>
          <table:table-cell office:value-type="float" office:value="325768" table:style-name="ce25">
            <text:p>325,768</text:p>
          </table:table-cell>
          <table:table-cell office:value-type="float" office:value="315709" table:style-name="ce25">
            <text:p>315,709</text:p>
          </table:table-cell>
          <table:table-cell office:value-type="float" office:value="331332" table:style-name="ce25">
            <text:p>331,332</text:p>
          </table:table-cell>
          <table:table-cell office:value-type="float" office:value="308843" table:style-name="ce25">
            <text:p>308,843</text:p>
          </table:table-cell>
          <table:table-cell office:value-type="float" office:value="299509" table:style-name="ce25">
            <text:p>299,509</text:p>
          </table:table-cell>
          <table:table-cell office:value-type="float" office:value="1860682" table:style-name="ce25">
            <text:p>1,860,682</text:p>
          </table:table-cell>
          <table:table-cell office:value-type="float" office:value="328343" table:style-name="ce25">
            <text:p>328,343</text:p>
          </table:table-cell>
          <table:table-cell office:value-type="float" office:value="360034" table:style-name="ce25">
            <text:p>360,034</text:p>
          </table:table-cell>
          <table:table-cell office:value-type="float" office:value="369990" table:style-name="ce25">
            <text:p>369,990</text:p>
          </table:table-cell>
          <table:table-cell office:value-type="float" office:value="395007" table:style-name="ce25">
            <text:p>395,007</text:p>
          </table:table-cell>
          <table:table-cell office:value-type="float" office:value="407308" table:style-name="ce25">
            <text:p>407,308</text:p>
          </table:table-cell>
          <table:table-cell office:value-type="float" office:value="2019218" table:style-name="ce25">
            <text:p>2,019,218</text:p>
          </table:table-cell>
          <table:table-cell office:value-type="float" office:value="407702" table:style-name="ce25">
            <text:p>407,702</text:p>
          </table:table-cell>
          <table:table-cell office:value-type="float" office:value="411704" table:style-name="ce25">
            <text:p>411,704</text:p>
          </table:table-cell>
          <table:table-cell office:value-type="float" office:value="404793" table:style-name="ce25">
            <text:p>404,793</text:p>
          </table:table-cell>
          <table:table-cell office:value-type="float" office:value="383117" table:style-name="ce25">
            <text:p>383,117</text:p>
          </table:table-cell>
          <table:table-cell office:value-type="float" office:value="411902" table:style-name="ce25">
            <text:p>411,902</text:p>
          </table:table-cell>
          <table:table-cell office:value-type="float" office:value="1762680" table:style-name="ce25">
            <text:p>1,762,680</text:p>
          </table:table-cell>
          <table:table-cell office:value-type="float" office:value="365390" table:style-name="ce25">
            <text:p>365,390</text:p>
          </table:table-cell>
          <table:table-cell office:value-type="float" office:value="352845" table:style-name="ce25">
            <text:p>352,845</text:p>
          </table:table-cell>
          <table:table-cell office:value-type="float" office:value="346492" table:style-name="ce25">
            <text:p>346,492</text:p>
          </table:table-cell>
          <table:table-cell office:value-type="float" office:value="346770" table:style-name="ce25">
            <text:p>346,770</text:p>
          </table:table-cell>
          <table:table-cell office:value-type="float" office:value="351183" table:style-name="ce25">
            <text:p>351,183</text:p>
          </table:table-cell>
          <table:table-cell office:value-type="float" office:value="1796765" table:style-name="ce25">
            <text:p>1,796,765</text:p>
          </table:table-cell>
          <table:table-cell office:value-type="float" office:value="362336" table:style-name="ce25">
            <text:p>362,336</text:p>
          </table:table-cell>
          <table:table-cell office:value-type="float" office:value="363599" table:style-name="ce25">
            <text:p>363,599</text:p>
          </table:table-cell>
          <table:table-cell office:value-type="float" office:value="362165" table:style-name="ce25">
            <text:p>362,165</text:p>
          </table:table-cell>
          <table:table-cell office:value-type="float" office:value="353166" table:style-name="ce25">
            <text:p>353,166</text:p>
          </table:table-cell>
          <table:table-cell office:value-type="float" office:value="355499" table:style-name="ce25">
            <text:p>355,499</text:p>
          </table:table-cell>
          <table:table-cell office:value-type="float" office:value="1821013" table:style-name="ce25">
            <text:p>1,821,013</text:p>
          </table:table-cell>
          <table:table-cell office:value-type="float" office:value="358644" table:style-name="ce25">
            <text:p>358,644</text:p>
          </table:table-cell>
          <table:table-cell office:value-type="float" office:value="366973" table:style-name="ce25">
            <text:p>366,973</text:p>
          </table:table-cell>
          <table:table-cell office:value-type="float" office:value="367180" table:style-name="ce25">
            <text:p>367,180</text:p>
          </table:table-cell>
          <table:table-cell office:value-type="float" office:value="367879" table:style-name="ce25">
            <text:p>367,879</text:p>
          </table:table-cell>
          <table:table-cell office:value-type="float" office:value="360337" table:style-name="ce25">
            <text:p>360,337</text:p>
          </table:table-cell>
          <table:table-cell office:value-type="float" office:value="1678488" table:style-name="ce25">
            <text:p>1,678,488</text:p>
          </table:table-cell>
          <table:table-cell office:value-type="float" office:value="348188" table:style-name="ce25">
            <text:p>348,188</text:p>
          </table:table-cell>
          <table:table-cell office:value-type="float" office:value="347482" table:style-name="ce25">
            <text:p>347,482</text:p>
          </table:table-cell>
          <table:table-cell office:value-type="float" office:value="348270" table:style-name="ce25">
            <text:p>348,270</text:p>
          </table:table-cell>
          <table:table-cell office:value-type="float" office:value="313794" table:style-name="ce25">
            <text:p>313,794</text:p>
          </table:table-cell>
          <table:table-cell office:value-type="float" office:value="320754" table:style-name="ce25">
            <text:p>320,754</text:p>
          </table:table-cell>
          <table:table-cell office:value-type="float" office:value="1455250" table:style-name="ce25">
            <text:p>1,455,250</text:p>
          </table:table-cell>
          <table:table-cell office:value-type="float" office:value="314943" table:style-name="ce25">
            <text:p>314,943</text:p>
          </table:table-cell>
          <table:table-cell office:value-type="float" office:value="305347" table:style-name="ce25">
            <text:p>305,347</text:p>
          </table:table-cell>
          <table:table-cell office:value-type="float" office:value="285663" table:style-name="ce25">
            <text:p>285,663</text:p>
          </table:table-cell>
          <table:table-cell office:value-type="float" office:value="274123" table:style-name="ce25">
            <text:p>274,123</text:p>
          </table:table-cell>
          <table:table-cell office:value-type="float" office:value="275174" table:style-name="ce25">
            <text:p>275,174</text:p>
          </table:table-cell>
          <table:table-cell office:value-type="float" office:value="953332" table:style-name="ce25">
            <text:p>953,332</text:p>
          </table:table-cell>
          <table:table-cell office:value-type="float" office:value="237886" table:style-name="ce25">
            <text:p>237,886</text:p>
          </table:table-cell>
          <table:table-cell office:value-type="float" office:value="210421" table:style-name="ce25">
            <text:p>210,421</text:p>
          </table:table-cell>
          <table:table-cell office:value-type="float" office:value="202119" table:style-name="ce25">
            <text:p>202,119</text:p>
          </table:table-cell>
          <table:table-cell office:value-type="float" office:value="163104" table:style-name="ce25">
            <text:p>163,104</text:p>
          </table:table-cell>
          <table:table-cell office:value-type="float" office:value="139802" table:style-name="ce25">
            <text:p>139,802</text:p>
          </table:table-cell>
          <table:table-cell office:value-type="float" office:value="576121" table:style-name="ce25">
            <text:p>576,121</text:p>
          </table:table-cell>
          <table:table-cell office:value-type="float" office:value="102947" table:style-name="ce25">
            <text:p>102,947</text:p>
          </table:table-cell>
          <table:table-cell office:value-type="float" office:value="121140" table:style-name="ce25">
            <text:p>121,140</text:p>
          </table:table-cell>
          <table:table-cell office:value-type="float" office:value="122749" table:style-name="ce25">
            <text:p>122,749</text:p>
          </table:table-cell>
          <table:table-cell office:value-type="float" office:value="117689" table:style-name="ce25">
            <text:p>117,689</text:p>
          </table:table-cell>
          <table:table-cell office:value-type="float" office:value="111596" table:style-name="ce25">
            <text:p>111,596</text:p>
          </table:table-cell>
          <table:table-cell office:value-type="float" office:value="453299" table:style-name="ce25">
            <text:p>453,299</text:p>
          </table:table-cell>
          <table:table-cell office:value-type="float" office:value="109306" table:style-name="ce25">
            <text:p>109,306</text:p>
          </table:table-cell>
          <table:table-cell office:value-type="float" office:value="100797" table:style-name="ce25">
            <text:p>100,797</text:p>
          </table:table-cell>
          <table:table-cell office:value-type="float" office:value="90213" table:style-name="ce25">
            <text:p>90,213</text:p>
          </table:table-cell>
          <table:table-cell office:value-type="float" office:value="80908" table:style-name="ce25">
            <text:p>80,908</text:p>
          </table:table-cell>
          <table:table-cell office:value-type="float" office:value="72075" table:style-name="ce25">
            <text:p>72,075</text:p>
          </table:table-cell>
          <table:table-cell office:value-type="float" office:value="256233" table:style-name="ce25">
            <text:p>256,233</text:p>
          </table:table-cell>
          <table:table-cell office:value-type="float" office:value="64568" table:style-name="ce25">
            <text:p>64,568</text:p>
          </table:table-cell>
          <table:table-cell office:value-type="float" office:value="57755" table:style-name="ce25">
            <text:p>57,755</text:p>
          </table:table-cell>
          <table:table-cell office:value-type="float" office:value="50055" table:style-name="ce25">
            <text:p>50,055</text:p>
          </table:table-cell>
          <table:table-cell office:value-type="float" office:value="43863" table:style-name="ce25">
            <text:p>43,863</text:p>
          </table:table-cell>
          <table:table-cell office:value-type="float" office:value="39992" table:style-name="ce25">
            <text:p>39,992</text:p>
          </table:table-cell>
          <table:table-cell office:value-type="float" office:value="117963" table:style-name="ce25">
            <text:p>117,963</text:p>
          </table:table-cell>
          <table:table-cell office:value-type="float" office:value="34077" table:style-name="ce25">
            <text:p>34,077</text:p>
          </table:table-cell>
          <table:table-cell office:value-type="float" office:value="28331" table:style-name="ce25">
            <text:p>28,331</text:p>
          </table:table-cell>
          <table:table-cell office:value-type="float" office:value="23076" table:style-name="ce25">
            <text:p>23,076</text:p>
          </table:table-cell>
          <table:table-cell office:value-type="float" office:value="17976" table:style-name="ce25">
            <text:p>17,976</text:p>
          </table:table-cell>
          <table:table-cell office:value-type="float" office:value="14503" table:style-name="ce25">
            <text:p>14,503</text:p>
          </table:table-cell>
          <table:table-cell office:value-type="float" office:value="29009" table:style-name="ce25">
            <text:p>29,009</text:p>
          </table:table-cell>
          <table:table-cell office:value-type="float" office:value="10371" table:style-name="ce25">
            <text:p>10,371</text:p>
          </table:table-cell>
          <table:table-cell office:value-type="float" office:value="7097" table:style-name="ce25">
            <text:p>7,097</text:p>
          </table:table-cell>
          <table:table-cell office:value-type="float" office:value="5238" table:style-name="ce25">
            <text:p>5,238</text:p>
          </table:table-cell>
          <table:table-cell office:value-type="float" office:value="3724" table:style-name="ce25">
            <text:p>3,724</text:p>
          </table:table-cell>
          <table:table-cell office:value-type="float" office:value="2579" table:style-name="ce25">
            <text:p>2,579</text:p>
          </table:table-cell>
          <table:table-cell office:value-type="float" office:value="4424" table:style-name="ce26">
            <text:p>4,424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47873" table:style-name="ce25">
            <text:p>11,647,873</text:p>
          </table:table-cell>
          <table:table-cell office:value-type="float" office:value="468140" table:style-name="ce25">
            <text:p>468,140</text:p>
          </table:table-cell>
          <table:table-cell office:value-type="float" office:value="78471" table:style-name="ce25">
            <text:p>78,471</text:p>
          </table:table-cell>
          <table:table-cell office:value-type="float" office:value="89608" table:style-name="ce25">
            <text:p>89,608</text:p>
          </table:table-cell>
          <table:table-cell office:value-type="float" office:value="93618" table:style-name="ce25">
            <text:p>93,618</text:p>
          </table:table-cell>
          <table:table-cell office:value-type="float" office:value="99678" table:style-name="ce25">
            <text:p>99,678</text:p>
          </table:table-cell>
          <table:table-cell office:value-type="float" office:value="106765" table:style-name="ce25">
            <text:p>106,765</text:p>
          </table:table-cell>
          <table:table-cell office:value-type="float" office:value="553288" table:style-name="ce25">
            <text:p>553,288</text:p>
          </table:table-cell>
          <table:table-cell office:value-type="float" office:value="111098" table:style-name="ce25">
            <text:p>111,098</text:p>
          </table:table-cell>
          <table:table-cell office:value-type="float" office:value="112038" table:style-name="ce25">
            <text:p>112,038</text:p>
          </table:table-cell>
          <table:table-cell office:value-type="float" office:value="101854" table:style-name="ce25">
            <text:p>101,854</text:p>
          </table:table-cell>
          <table:table-cell office:value-type="float" office:value="119482" table:style-name="ce25">
            <text:p>119,482</text:p>
          </table:table-cell>
          <table:table-cell office:value-type="float" office:value="108816" table:style-name="ce25">
            <text:p>108,816</text:p>
          </table:table-cell>
          <table:table-cell office:value-type="float" office:value="505241" table:style-name="ce25">
            <text:p>505,241</text:p>
          </table:table-cell>
          <table:table-cell office:value-type="float" office:value="90397" table:style-name="ce25">
            <text:p>90,397</text:p>
          </table:table-cell>
          <table:table-cell office:value-type="float" office:value="98360" table:style-name="ce25">
            <text:p>98,360</text:p>
          </table:table-cell>
          <table:table-cell office:value-type="float" office:value="102070" table:style-name="ce25">
            <text:p>102,070</text:p>
          </table:table-cell>
          <table:table-cell office:value-type="float" office:value="107520" table:style-name="ce25">
            <text:p>107,520</text:p>
          </table:table-cell>
          <table:table-cell office:value-type="float" office:value="106894" table:style-name="ce25">
            <text:p>106,894</text:p>
          </table:table-cell>
          <table:table-cell office:value-type="float" office:value="591760" table:style-name="ce25">
            <text:p>591,760</text:p>
          </table:table-cell>
          <table:table-cell office:value-type="float" office:value="107578" table:style-name="ce25">
            <text:p>107,578</text:p>
          </table:table-cell>
          <table:table-cell office:value-type="float" office:value="112322" table:style-name="ce25">
            <text:p>112,322</text:p>
          </table:table-cell>
          <table:table-cell office:value-type="float" office:value="116499" table:style-name="ce25">
            <text:p>116,499</text:p>
          </table:table-cell>
          <table:table-cell office:value-type="float" office:value="125933" table:style-name="ce25">
            <text:p>125,933</text:p>
          </table:table-cell>
          <table:table-cell office:value-type="float" office:value="129428" table:style-name="ce25">
            <text:p>129,428</text:p>
          </table:table-cell>
          <table:table-cell office:value-type="float" office:value="768545" table:style-name="ce25">
            <text:p>768,545</text:p>
          </table:table-cell>
          <table:table-cell office:value-type="float" office:value="153380" table:style-name="ce25">
            <text:p>153,380</text:p>
          </table:table-cell>
          <table:table-cell office:value-type="float" office:value="148942" table:style-name="ce25">
            <text:p>148,942</text:p>
          </table:table-cell>
          <table:table-cell office:value-type="float" office:value="140212" table:style-name="ce25">
            <text:p>140,212</text:p>
          </table:table-cell>
          <table:table-cell office:value-type="float" office:value="160205" table:style-name="ce25">
            <text:p>160,205</text:p>
          </table:table-cell>
          <table:table-cell office:value-type="float" office:value="165806" table:style-name="ce25">
            <text:p>165,806</text:p>
          </table:table-cell>
          <table:table-cell office:value-type="float" office:value="828696" table:style-name="ce25">
            <text:p>828,696</text:p>
          </table:table-cell>
          <table:table-cell office:value-type="float" office:value="166847" table:style-name="ce25">
            <text:p>166,847</text:p>
          </table:table-cell>
          <table:table-cell office:value-type="float" office:value="166061" table:style-name="ce25">
            <text:p>166,061</text:p>
          </table:table-cell>
          <table:table-cell office:value-type="float" office:value="166734" table:style-name="ce25">
            <text:p>166,734</text:p>
          </table:table-cell>
          <table:table-cell office:value-type="float" office:value="165288" table:style-name="ce25">
            <text:p>165,288</text:p>
          </table:table-cell>
          <table:table-cell office:value-type="float" office:value="163766" table:style-name="ce25">
            <text:p>163,766</text:p>
          </table:table-cell>
          <table:table-cell office:value-type="float" office:value="813261" table:style-name="ce25">
            <text:p>813,261</text:p>
          </table:table-cell>
          <table:table-cell office:value-type="float" office:value="169472" table:style-name="ce25">
            <text:p>169,472</text:p>
          </table:table-cell>
          <table:table-cell office:value-type="float" office:value="163105" table:style-name="ce25">
            <text:p>163,105</text:p>
          </table:table-cell>
          <table:table-cell office:value-type="float" office:value="170489" table:style-name="ce25">
            <text:p>170,489</text:p>
          </table:table-cell>
          <table:table-cell office:value-type="float" office:value="158347" table:style-name="ce25">
            <text:p>158,347</text:p>
          </table:table-cell>
          <table:table-cell office:value-type="float" office:value="151848" table:style-name="ce25">
            <text:p>151,848</text:p>
          </table:table-cell>
          <table:table-cell office:value-type="float" office:value="925908" table:style-name="ce25">
            <text:p>925,908</text:p>
          </table:table-cell>
          <table:table-cell office:value-type="float" office:value="164892" table:style-name="ce25">
            <text:p>164,892</text:p>
          </table:table-cell>
          <table:table-cell office:value-type="float" office:value="179900" table:style-name="ce25">
            <text:p>179,900</text:p>
          </table:table-cell>
          <table:table-cell office:value-type="float" office:value="184676" table:style-name="ce25">
            <text:p>184,676</text:p>
          </table:table-cell>
          <table:table-cell office:value-type="float" office:value="195494" table:style-name="ce25">
            <text:p>195,494</text:p>
          </table:table-cell>
          <table:table-cell office:value-type="float" office:value="200946" table:style-name="ce25">
            <text:p>200,946</text:p>
          </table:table-cell>
          <table:table-cell office:value-type="float" office:value="994457" table:style-name="ce25">
            <text:p>994,457</text:p>
          </table:table-cell>
          <table:table-cell office:value-type="float" office:value="200947" table:style-name="ce25">
            <text:p>200,947</text:p>
          </table:table-cell>
          <table:table-cell office:value-type="float" office:value="203140" table:style-name="ce25">
            <text:p>203,140</text:p>
          </table:table-cell>
          <table:table-cell office:value-type="float" office:value="199615" table:style-name="ce25">
            <text:p>199,615</text:p>
          </table:table-cell>
          <table:table-cell office:value-type="float" office:value="188359" table:style-name="ce25">
            <text:p>188,359</text:p>
          </table:table-cell>
          <table:table-cell office:value-type="float" office:value="202396" table:style-name="ce25">
            <text:p>202,396</text:p>
          </table:table-cell>
          <table:table-cell office:value-type="float" office:value="862695" table:style-name="ce25">
            <text:p>862,695</text:p>
          </table:table-cell>
          <table:table-cell office:value-type="float" office:value="179408" table:style-name="ce25">
            <text:p>179,408</text:p>
          </table:table-cell>
          <table:table-cell office:value-type="float" office:value="172252" table:style-name="ce25">
            <text:p>172,252</text:p>
          </table:table-cell>
          <table:table-cell office:value-type="float" office:value="169827" table:style-name="ce25">
            <text:p>169,827</text:p>
          </table:table-cell>
          <table:table-cell office:value-type="float" office:value="169245" table:style-name="ce25">
            <text:p>169,245</text:p>
          </table:table-cell>
          <table:table-cell office:value-type="float" office:value="171963" table:style-name="ce25">
            <text:p>171,963</text:p>
          </table:table-cell>
          <table:table-cell office:value-type="float" office:value="883105" table:style-name="ce25">
            <text:p>883,105</text:p>
          </table:table-cell>
          <table:table-cell office:value-type="float" office:value="177800" table:style-name="ce25">
            <text:p>177,800</text:p>
          </table:table-cell>
          <table:table-cell office:value-type="float" office:value="178696" table:style-name="ce25">
            <text:p>178,696</text:p>
          </table:table-cell>
          <table:table-cell office:value-type="float" office:value="178059" table:style-name="ce25">
            <text:p>178,059</text:p>
          </table:table-cell>
          <table:table-cell office:value-type="float" office:value="173616" table:style-name="ce25">
            <text:p>173,616</text:p>
          </table:table-cell>
          <table:table-cell office:value-type="float" office:value="174934" table:style-name="ce25">
            <text:p>174,934</text:p>
          </table:table-cell>
          <table:table-cell office:value-type="float" office:value="889756" table:style-name="ce25">
            <text:p>889,756</text:p>
          </table:table-cell>
          <table:table-cell office:value-type="float" office:value="175763" table:style-name="ce25">
            <text:p>175,763</text:p>
          </table:table-cell>
          <table:table-cell office:value-type="float" office:value="179808" table:style-name="ce25">
            <text:p>179,808</text:p>
          </table:table-cell>
          <table:table-cell office:value-type="float" office:value="179421" table:style-name="ce25">
            <text:p>179,421</text:p>
          </table:table-cell>
          <table:table-cell office:value-type="float" office:value="179005" table:style-name="ce25">
            <text:p>179,005</text:p>
          </table:table-cell>
          <table:table-cell office:value-type="float" office:value="175759" table:style-name="ce25">
            <text:p>175,759</text:p>
          </table:table-cell>
          <table:table-cell office:value-type="float" office:value="810955" table:style-name="ce25">
            <text:p>810,955</text:p>
          </table:table-cell>
          <table:table-cell office:value-type="float" office:value="169817" table:style-name="ce25">
            <text:p>169,817</text:p>
          </table:table-cell>
          <table:table-cell office:value-type="float" office:value="167940" table:style-name="ce25">
            <text:p>167,940</text:p>
          </table:table-cell>
          <table:table-cell office:value-type="float" office:value="168242" table:style-name="ce25">
            <text:p>168,242</text:p>
          </table:table-cell>
          <table:table-cell office:value-type="float" office:value="151093" table:style-name="ce25">
            <text:p>151,093</text:p>
          </table:table-cell>
          <table:table-cell office:value-type="float" office:value="153863" table:style-name="ce25">
            <text:p>153,863</text:p>
          </table:table-cell>
          <table:table-cell office:value-type="float" office:value="691770" table:style-name="ce25">
            <text:p>691,770</text:p>
          </table:table-cell>
          <table:table-cell office:value-type="float" office:value="151180" table:style-name="ce25">
            <text:p>151,180</text:p>
          </table:table-cell>
          <table:table-cell office:value-type="float" office:value="145519" table:style-name="ce25">
            <text:p>145,519</text:p>
          </table:table-cell>
          <table:table-cell office:value-type="float" office:value="136051" table:style-name="ce25">
            <text:p>136,051</text:p>
          </table:table-cell>
          <table:table-cell office:value-type="float" office:value="129646" table:style-name="ce25">
            <text:p>129,646</text:p>
          </table:table-cell>
          <table:table-cell office:value-type="float" office:value="129374" table:style-name="ce25">
            <text:p>129,374</text:p>
          </table:table-cell>
          <table:table-cell office:value-type="float" office:value="444489" table:style-name="ce25">
            <text:p>444,489</text:p>
          </table:table-cell>
          <table:table-cell office:value-type="float" office:value="112438" table:style-name="ce25">
            <text:p>112,438</text:p>
          </table:table-cell>
          <table:table-cell office:value-type="float" office:value="98413" table:style-name="ce25">
            <text:p>98,413</text:p>
          </table:table-cell>
          <table:table-cell office:value-type="float" office:value="93422" table:style-name="ce25">
            <text:p>93,422</text:p>
          </table:table-cell>
          <table:table-cell office:value-type="float" office:value="76000" table:style-name="ce25">
            <text:p>76,000</text:p>
          </table:table-cell>
          <table:table-cell office:value-type="float" office:value="64216" table:style-name="ce25">
            <text:p>64,216</text:p>
          </table:table-cell>
          <table:table-cell office:value-type="float" office:value="256503" table:style-name="ce25">
            <text:p>256,503</text:p>
          </table:table-cell>
          <table:table-cell office:value-type="float" office:value="46605" table:style-name="ce25">
            <text:p>46,605</text:p>
          </table:table-cell>
          <table:table-cell office:value-type="float" office:value="54451" table:style-name="ce25">
            <text:p>54,451</text:p>
          </table:table-cell>
          <table:table-cell office:value-type="float" office:value="54824" table:style-name="ce25">
            <text:p>54,824</text:p>
          </table:table-cell>
          <table:table-cell office:value-type="float" office:value="51870" table:style-name="ce25">
            <text:p>51,870</text:p>
          </table:table-cell>
          <table:table-cell office:value-type="float" office:value="48753" table:style-name="ce25">
            <text:p>48,753</text:p>
          </table:table-cell>
          <table:table-cell office:value-type="float" office:value="189282" table:style-name="ce25">
            <text:p>189,282</text:p>
          </table:table-cell>
          <table:table-cell office:value-type="float" office:value="47230" table:style-name="ce25">
            <text:p>47,230</text:p>
          </table:table-cell>
          <table:table-cell office:value-type="float" office:value="42442" table:style-name="ce25">
            <text:p>42,442</text:p>
          </table:table-cell>
          <table:table-cell office:value-type="float" office:value="37277" table:style-name="ce25">
            <text:p>37,277</text:p>
          </table:table-cell>
          <table:table-cell office:value-type="float" office:value="33058" table:style-name="ce25">
            <text:p>33,058</text:p>
          </table:table-cell>
          <table:table-cell office:value-type="float" office:value="29275" table:style-name="ce25">
            <text:p>29,275</text:p>
          </table:table-cell>
          <table:table-cell office:value-type="float" office:value="103623" table:style-name="ce25">
            <text:p>103,623</text:p>
          </table:table-cell>
          <table:table-cell office:value-type="float" office:value="25562" table:style-name="ce25">
            <text:p>25,562</text:p>
          </table:table-cell>
          <table:table-cell office:value-type="float" office:value="22949" table:style-name="ce25">
            <text:p>22,949</text:p>
          </table:table-cell>
          <table:table-cell office:value-type="float" office:value="20057" table:style-name="ce25">
            <text:p>20,057</text:p>
          </table:table-cell>
          <table:table-cell office:value-type="float" office:value="18059" table:style-name="ce25">
            <text:p>18,059</text:p>
          </table:table-cell>
          <table:table-cell office:value-type="float" office:value="16996" table:style-name="ce25">
            <text:p>16,996</text:p>
          </table:table-cell>
          <table:table-cell office:value-type="float" office:value="51886" table:style-name="ce25">
            <text:p>51,886</text:p>
          </table:table-cell>
          <table:table-cell office:value-type="float" office:value="14862" table:style-name="ce25">
            <text:p>14,862</text:p>
          </table:table-cell>
          <table:table-cell office:value-type="float" office:value="12520" table:style-name="ce25">
            <text:p>12,520</text:p>
          </table:table-cell>
          <table:table-cell office:value-type="float" office:value="10165" table:style-name="ce25">
            <text:p>10,165</text:p>
          </table:table-cell>
          <table:table-cell office:value-type="float" office:value="8047" table:style-name="ce25">
            <text:p>8,047</text:p>
          </table:table-cell>
          <table:table-cell office:value-type="float" office:value="6292" table:style-name="ce25">
            <text:p>6,292</text:p>
          </table:table-cell>
          <table:table-cell office:value-type="float" office:value="12565" table:style-name="ce25">
            <text:p>12,565</text:p>
          </table:table-cell>
          <table:table-cell office:value-type="float" office:value="4576" table:style-name="ce25">
            <text:p>4,576</text:p>
          </table:table-cell>
          <table:table-cell office:value-type="float" office:value="3103" table:style-name="ce25">
            <text:p>3,103</text:p>
          </table:table-cell>
          <table:table-cell office:value-type="float" office:value="2126" table:style-name="ce25">
            <text:p>2,126</text:p>
          </table:table-cell>
          <table:table-cell office:value-type="float" office:value="1608" table:style-name="ce25">
            <text:p>1,608</text:p>
          </table:table-cell>
          <table:table-cell office:value-type="float" office:value="1152" table:style-name="ce25">
            <text:p>1,152</text:p>
          </table:table-cell>
          <table:table-cell office:value-type="float" office:value="1948" table:style-name="ce29">
            <text:p>1,94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435798" table:style-name="ce32">
            <text:p>435,798</text:p>
          </table:table-cell>
          <table:table-cell office:value-type="float" office:value="72871" table:style-name="ce32">
            <text:p>72,871</text:p>
          </table:table-cell>
          <table:table-cell office:value-type="float" office:value="83183" table:style-name="ce32">
            <text:p>83,183</text:p>
          </table:table-cell>
          <table:table-cell office:value-type="float" office:value="87458" table:style-name="ce32">
            <text:p>87,458</text:p>
          </table:table-cell>
          <table:table-cell office:value-type="float" office:value="92640" table:style-name="ce32">
            <text:p>92,640</text:p>
          </table:table-cell>
          <table:table-cell office:value-type="float" office:value="99646" table:style-name="ce32">
            <text:p>99,646</text:p>
          </table:table-cell>
          <table:table-cell office:value-type="float" office:value="514765" table:style-name="ce32">
            <text:p>514,765</text:p>
          </table:table-cell>
          <table:table-cell office:value-type="float" office:value="102886" table:style-name="ce32">
            <text:p>102,886</text:p>
          </table:table-cell>
          <table:table-cell office:value-type="float" office:value="104291" table:style-name="ce32">
            <text:p>104,291</text:p>
          </table:table-cell>
          <table:table-cell office:value-type="float" office:value="95234" table:style-name="ce32">
            <text:p>95,234</text:p>
          </table:table-cell>
          <table:table-cell office:value-type="float" office:value="111228" table:style-name="ce32">
            <text:p>111,228</text:p>
          </table:table-cell>
          <table:table-cell office:value-type="float" office:value="101126" table:style-name="ce32">
            <text:p>101,126</text:p>
          </table:table-cell>
          <table:table-cell office:value-type="float" office:value="463033" table:style-name="ce32">
            <text:p>463,033</text:p>
          </table:table-cell>
          <table:table-cell office:value-type="float" office:value="83384" table:style-name="ce32">
            <text:p>83,384</text:p>
          </table:table-cell>
          <table:table-cell office:value-type="float" office:value="90111" table:style-name="ce32">
            <text:p>90,111</text:p>
          </table:table-cell>
          <table:table-cell office:value-type="float" office:value="93849" table:style-name="ce32">
            <text:p>93,849</text:p>
          </table:table-cell>
          <table:table-cell office:value-type="float" office:value="98111" table:style-name="ce32">
            <text:p>98,111</text:p>
          </table:table-cell>
          <table:table-cell office:value-type="float" office:value="97578" table:style-name="ce32">
            <text:p>97,578</text:p>
          </table:table-cell>
          <table:table-cell office:value-type="float" office:value="541104" table:style-name="ce32">
            <text:p>541,104</text:p>
          </table:table-cell>
          <table:table-cell office:value-type="float" office:value="98456" table:style-name="ce32">
            <text:p>98,456</text:p>
          </table:table-cell>
          <table:table-cell office:value-type="float" office:value="102640" table:style-name="ce32">
            <text:p>102,640</text:p>
          </table:table-cell>
          <table:table-cell office:value-type="float" office:value="105500" table:style-name="ce32">
            <text:p>105,500</text:p>
          </table:table-cell>
          <table:table-cell office:value-type="float" office:value="115092" table:style-name="ce32">
            <text:p>115,092</text:p>
          </table:table-cell>
          <table:table-cell office:value-type="float" office:value="119416" table:style-name="ce32">
            <text:p>119,416</text:p>
          </table:table-cell>
          <table:table-cell office:value-type="float" office:value="708888" table:style-name="ce32">
            <text:p>708,888</text:p>
          </table:table-cell>
          <table:table-cell office:value-type="float" office:value="141267" table:style-name="ce32">
            <text:p>141,267</text:p>
          </table:table-cell>
          <table:table-cell office:value-type="float" office:value="136344" table:style-name="ce32">
            <text:p>136,344</text:p>
          </table:table-cell>
          <table:table-cell office:value-type="float" office:value="129428" table:style-name="ce32">
            <text:p>129,428</text:p>
          </table:table-cell>
          <table:table-cell office:value-type="float" office:value="147731" table:style-name="ce32">
            <text:p>147,731</text:p>
          </table:table-cell>
          <table:table-cell office:value-type="float" office:value="154118" table:style-name="ce32">
            <text:p>154,118</text:p>
          </table:table-cell>
          <table:table-cell office:value-type="float" office:value="769300" table:style-name="ce32">
            <text:p>769,300</text:p>
          </table:table-cell>
          <table:table-cell office:value-type="float" office:value="155073" table:style-name="ce32">
            <text:p>155,073</text:p>
          </table:table-cell>
          <table:table-cell office:value-type="float" office:value="154827" table:style-name="ce32">
            <text:p>154,827</text:p>
          </table:table-cell>
          <table:table-cell office:value-type="float" office:value="155368" table:style-name="ce32">
            <text:p>155,368</text:p>
          </table:table-cell>
          <table:table-cell office:value-type="float" office:value="153167" table:style-name="ce32">
            <text:p>153,167</text:p>
          </table:table-cell>
          <table:table-cell office:value-type="float" office:value="150865" table:style-name="ce32">
            <text:p>150,865</text:p>
          </table:table-cell>
          <table:table-cell office:value-type="float" office:value="767900" table:style-name="ce32">
            <text:p>767,900</text:p>
          </table:table-cell>
          <table:table-cell office:value-type="float" office:value="156296" table:style-name="ce32">
            <text:p>156,296</text:p>
          </table:table-cell>
          <table:table-cell office:value-type="float" office:value="152604" table:style-name="ce32">
            <text:p>152,604</text:p>
          </table:table-cell>
          <table:table-cell office:value-type="float" office:value="160843" table:style-name="ce32">
            <text:p>160,843</text:p>
          </table:table-cell>
          <table:table-cell office:value-type="float" office:value="150496" table:style-name="ce32">
            <text:p>150,496</text:p>
          </table:table-cell>
          <table:table-cell office:value-type="float" office:value="147661" table:style-name="ce32">
            <text:p>147,661</text:p>
          </table:table-cell>
          <table:table-cell office:value-type="float" office:value="934774" table:style-name="ce32">
            <text:p>934,774</text:p>
          </table:table-cell>
          <table:table-cell office:value-type="float" office:value="163451" table:style-name="ce32">
            <text:p>163,451</text:p>
          </table:table-cell>
          <table:table-cell office:value-type="float" office:value="180134" table:style-name="ce32">
            <text:p>180,134</text:p>
          </table:table-cell>
          <table:table-cell office:value-type="float" office:value="185314" table:style-name="ce32">
            <text:p>185,314</text:p>
          </table:table-cell>
          <table:table-cell office:value-type="float" office:value="199513" table:style-name="ce32">
            <text:p>199,513</text:p>
          </table:table-cell>
          <table:table-cell office:value-type="float" office:value="206362" table:style-name="ce32">
            <text:p>206,362</text:p>
          </table:table-cell>
          <table:table-cell office:value-type="float" office:value="1024761" table:style-name="ce32">
            <text:p>1,024,761</text:p>
          </table:table-cell>
          <table:table-cell office:value-type="float" office:value="206755" table:style-name="ce32">
            <text:p>206,755</text:p>
          </table:table-cell>
          <table:table-cell office:value-type="float" office:value="208564" table:style-name="ce32">
            <text:p>208,564</text:p>
          </table:table-cell>
          <table:table-cell office:value-type="float" office:value="205178" table:style-name="ce32">
            <text:p>205,178</text:p>
          </table:table-cell>
          <table:table-cell office:value-type="float" office:value="194758" table:style-name="ce32">
            <text:p>194,758</text:p>
          </table:table-cell>
          <table:table-cell office:value-type="float" office:value="209506" table:style-name="ce32">
            <text:p>209,506</text:p>
          </table:table-cell>
          <table:table-cell office:value-type="float" office:value="899985" table:style-name="ce32">
            <text:p>899,985</text:p>
          </table:table-cell>
          <table:table-cell office:value-type="float" office:value="185982" table:style-name="ce32">
            <text:p>185,982</text:p>
          </table:table-cell>
          <table:table-cell office:value-type="float" office:value="180593" table:style-name="ce32">
            <text:p>180,593</text:p>
          </table:table-cell>
          <table:table-cell office:value-type="float" office:value="176665" table:style-name="ce32">
            <text:p>176,665</text:p>
          </table:table-cell>
          <table:table-cell office:value-type="float" office:value="177525" table:style-name="ce32">
            <text:p>177,525</text:p>
          </table:table-cell>
          <table:table-cell office:value-type="float" office:value="179220" table:style-name="ce32">
            <text:p>179,220</text:p>
          </table:table-cell>
          <table:table-cell office:value-type="float" office:value="913660" table:style-name="ce32">
            <text:p>913,660</text:p>
          </table:table-cell>
          <table:table-cell office:value-type="float" office:value="184536" table:style-name="ce32">
            <text:p>184,536</text:p>
          </table:table-cell>
          <table:table-cell office:value-type="float" office:value="184903" table:style-name="ce32">
            <text:p>184,903</text:p>
          </table:table-cell>
          <table:table-cell office:value-type="float" office:value="184106" table:style-name="ce32">
            <text:p>184,106</text:p>
          </table:table-cell>
          <table:table-cell office:value-type="float" office:value="179550" table:style-name="ce32">
            <text:p>179,550</text:p>
          </table:table-cell>
          <table:table-cell office:value-type="float" office:value="180565" table:style-name="ce32">
            <text:p>180,565</text:p>
          </table:table-cell>
          <table:table-cell office:value-type="float" office:value="931257" table:style-name="ce32">
            <text:p>931,257</text:p>
          </table:table-cell>
          <table:table-cell office:value-type="float" office:value="182881" table:style-name="ce32">
            <text:p>182,881</text:p>
          </table:table-cell>
          <table:table-cell office:value-type="float" office:value="187165" table:style-name="ce32">
            <text:p>187,165</text:p>
          </table:table-cell>
          <table:table-cell office:value-type="float" office:value="187759" table:style-name="ce32">
            <text:p>187,759</text:p>
          </table:table-cell>
          <table:table-cell office:value-type="float" office:value="188874" table:style-name="ce32">
            <text:p>188,874</text:p>
          </table:table-cell>
          <table:table-cell office:value-type="float" office:value="184578" table:style-name="ce32">
            <text:p>184,578</text:p>
          </table:table-cell>
          <table:table-cell office:value-type="float" office:value="867533" table:style-name="ce32">
            <text:p>867,533</text:p>
          </table:table-cell>
          <table:table-cell office:value-type="float" office:value="178371" table:style-name="ce32">
            <text:p>178,371</text:p>
          </table:table-cell>
          <table:table-cell office:value-type="float" office:value="179542" table:style-name="ce32">
            <text:p>179,542</text:p>
          </table:table-cell>
          <table:table-cell office:value-type="float" office:value="180028" table:style-name="ce32">
            <text:p>180,028</text:p>
          </table:table-cell>
          <table:table-cell office:value-type="float" office:value="162701" table:style-name="ce32">
            <text:p>162,701</text:p>
          </table:table-cell>
          <table:table-cell office:value-type="float" office:value="166891" table:style-name="ce32">
            <text:p>166,891</text:p>
          </table:table-cell>
          <table:table-cell office:value-type="float" office:value="763480" table:style-name="ce32">
            <text:p>763,480</text:p>
          </table:table-cell>
          <table:table-cell office:value-type="float" office:value="163763" table:style-name="ce32">
            <text:p>163,763</text:p>
          </table:table-cell>
          <table:table-cell office:value-type="float" office:value="159828" table:style-name="ce32">
            <text:p>159,828</text:p>
          </table:table-cell>
          <table:table-cell office:value-type="float" office:value="149612" table:style-name="ce32">
            <text:p>149,612</text:p>
          </table:table-cell>
          <table:table-cell office:value-type="float" office:value="144477" table:style-name="ce32">
            <text:p>144,477</text:p>
          </table:table-cell>
          <table:table-cell office:value-type="float" office:value="145800" table:style-name="ce32">
            <text:p>145,800</text:p>
          </table:table-cell>
          <table:table-cell office:value-type="float" office:value="508843" table:style-name="ce32">
            <text:p>508,843</text:p>
          </table:table-cell>
          <table:table-cell office:value-type="float" office:value="125448" table:style-name="ce32">
            <text:p>125,448</text:p>
          </table:table-cell>
          <table:table-cell office:value-type="float" office:value="112008" table:style-name="ce32">
            <text:p>112,008</text:p>
          </table:table-cell>
          <table:table-cell office:value-type="float" office:value="108697" table:style-name="ce32">
            <text:p>108,697</text:p>
          </table:table-cell>
          <table:table-cell office:value-type="float" office:value="87104" table:style-name="ce32">
            <text:p>87,104</text:p>
          </table:table-cell>
          <table:table-cell office:value-type="float" office:value="75586" table:style-name="ce32">
            <text:p>75,586</text:p>
          </table:table-cell>
          <table:table-cell office:value-type="float" office:value="319618" table:style-name="ce32">
            <text:p>319,618</text:p>
          </table:table-cell>
          <table:table-cell office:value-type="float" office:value="56342" table:style-name="ce32">
            <text:p>56,342</text:p>
          </table:table-cell>
          <table:table-cell office:value-type="float" office:value="66689" table:style-name="ce32">
            <text:p>66,689</text:p>
          </table:table-cell>
          <table:table-cell office:value-type="float" office:value="67925" table:style-name="ce32">
            <text:p>67,925</text:p>
          </table:table-cell>
          <table:table-cell office:value-type="float" office:value="65819" table:style-name="ce32">
            <text:p>65,819</text:p>
          </table:table-cell>
          <table:table-cell office:value-type="float" office:value="62843" table:style-name="ce32">
            <text:p>62,843</text:p>
          </table:table-cell>
          <table:table-cell office:value-type="float" office:value="264017" table:style-name="ce32">
            <text:p>264,017</text:p>
          </table:table-cell>
          <table:table-cell office:value-type="float" office:value="62076" table:style-name="ce32">
            <text:p>62,076</text:p>
          </table:table-cell>
          <table:table-cell office:value-type="float" office:value="58355" table:style-name="ce32">
            <text:p>58,355</text:p>
          </table:table-cell>
          <table:table-cell office:value-type="float" office:value="52936" table:style-name="ce32">
            <text:p>52,936</text:p>
          </table:table-cell>
          <table:table-cell office:value-type="float" office:value="47850" table:style-name="ce32">
            <text:p>47,850</text:p>
          </table:table-cell>
          <table:table-cell office:value-type="float" office:value="42800" table:style-name="ce32">
            <text:p>42,800</text:p>
          </table:table-cell>
          <table:table-cell office:value-type="float" office:value="152610" table:style-name="ce32">
            <text:p>152,610</text:p>
          </table:table-cell>
          <table:table-cell office:value-type="float" office:value="39006" table:style-name="ce32">
            <text:p>39,006</text:p>
          </table:table-cell>
          <table:table-cell office:value-type="float" office:value="34806" table:style-name="ce32">
            <text:p>34,806</text:p>
          </table:table-cell>
          <table:table-cell office:value-type="float" office:value="29998" table:style-name="ce32">
            <text:p>29,998</text:p>
          </table:table-cell>
          <table:table-cell office:value-type="float" office:value="25804" table:style-name="ce32">
            <text:p>25,804</text:p>
          </table:table-cell>
          <table:table-cell office:value-type="float" office:value="22996" table:style-name="ce32">
            <text:p>22,996</text:p>
          </table:table-cell>
          <table:table-cell office:value-type="float" office:value="66077" table:style-name="ce32">
            <text:p>66,077</text:p>
          </table:table-cell>
          <table:table-cell office:value-type="float" office:value="19215" table:style-name="ce32">
            <text:p>19,215</text:p>
          </table:table-cell>
          <table:table-cell office:value-type="float" office:value="15811" table:style-name="ce32">
            <text:p>15,811</text:p>
          </table:table-cell>
          <table:table-cell office:value-type="float" office:value="12911" table:style-name="ce32">
            <text:p>12,911</text:p>
          </table:table-cell>
          <table:table-cell office:value-type="float" office:value="9929" table:style-name="ce32">
            <text:p>9,929</text:p>
          </table:table-cell>
          <table:table-cell office:value-type="float" office:value="8211" table:style-name="ce32">
            <text:p>8,211</text:p>
          </table:table-cell>
          <table:table-cell office:value-type="float" office:value="16444" table:style-name="ce32">
            <text:p>16,444</text:p>
          </table:table-cell>
          <table:table-cell office:value-type="float" office:value="5795" table:style-name="ce32">
            <text:p>5,795</text:p>
          </table:table-cell>
          <table:table-cell office:value-type="float" office:value="3994" table:style-name="ce32">
            <text:p>3,994</text:p>
          </table:table-cell>
          <table:table-cell office:value-type="float" office:value="3112" table:style-name="ce32">
            <text:p>3,112</text:p>
          </table:table-cell>
          <table:table-cell office:value-type="float" office:value="2116" table:style-name="ce32">
            <text:p>2,116</text:p>
          </table:table-cell>
          <table:table-cell office:value-type="float" office:value="1427" table:style-name="ce32">
            <text:p>1,427</text:p>
          </table:table-cell>
          <table:table-cell office:value-type="float" office:value="2476" table:style-name="ce33">
            <text:p>2,47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7730" table:style-name="ce29">
            <text:p>4,027,730</text:p>
          </table:table-cell>
          <table:table-cell office:value-type="float" office:value="144877" table:style-name="ce29">
            <text:p>144,877</text:p>
          </table:table-cell>
          <table:table-cell office:value-type="float" office:value="24222" table:style-name="ce29">
            <text:p>24,222</text:p>
          </table:table-cell>
          <table:table-cell office:value-type="float" office:value="28228" table:style-name="ce29">
            <text:p>28,228</text:p>
          </table:table-cell>
          <table:table-cell office:value-type="float" office:value="29432" table:style-name="ce29">
            <text:p>29,432</text:p>
          </table:table-cell>
          <table:table-cell office:value-type="float" office:value="30486" table:style-name="ce29">
            <text:p>30,486</text:p>
          </table:table-cell>
          <table:table-cell office:value-type="float" office:value="32509" table:style-name="ce29">
            <text:p>32,509</text:p>
          </table:table-cell>
          <table:table-cell office:value-type="float" office:value="177864" table:style-name="ce29">
            <text:p>177,864</text:p>
          </table:table-cell>
          <table:table-cell office:value-type="float" office:value="34644" table:style-name="ce29">
            <text:p>34,644</text:p>
          </table:table-cell>
          <table:table-cell office:value-type="float" office:value="36575" table:style-name="ce29">
            <text:p>36,575</text:p>
          </table:table-cell>
          <table:table-cell office:value-type="float" office:value="33268" table:style-name="ce29">
            <text:p>33,268</text:p>
          </table:table-cell>
          <table:table-cell office:value-type="float" office:value="38758" table:style-name="ce29">
            <text:p>38,758</text:p>
          </table:table-cell>
          <table:table-cell office:value-type="float" office:value="34619" table:style-name="ce25">
            <text:p>34,619</text:p>
          </table:table-cell>
          <table:table-cell office:value-type="float" office:value="156874" table:style-name="ce29">
            <text:p>156,874</text:p>
          </table:table-cell>
          <table:table-cell office:value-type="float" office:value="28681" table:style-name="ce29">
            <text:p>28,681</text:p>
          </table:table-cell>
          <table:table-cell office:value-type="float" office:value="30355" table:style-name="ce29">
            <text:p>30,355</text:p>
          </table:table-cell>
          <table:table-cell office:value-type="float" office:value="31102" table:style-name="ce29">
            <text:p>31,102</text:p>
          </table:table-cell>
          <table:table-cell office:value-type="float" office:value="33452" table:style-name="ce29">
            <text:p>33,452</text:p>
          </table:table-cell>
          <table:table-cell office:value-type="float" office:value="33284" table:style-name="ce25">
            <text:p>33,284</text:p>
          </table:table-cell>
          <table:table-cell office:value-type="float" office:value="185446" table:style-name="ce29">
            <text:p>185,446</text:p>
          </table:table-cell>
          <table:table-cell office:value-type="float" office:value="33318" table:style-name="ce29">
            <text:p>33,318</text:p>
          </table:table-cell>
          <table:table-cell office:value-type="float" office:value="35421" table:style-name="ce29">
            <text:p>35,421</text:p>
          </table:table-cell>
          <table:table-cell office:value-type="float" office:value="36242" table:style-name="ce29">
            <text:p>36,242</text:p>
          </table:table-cell>
          <table:table-cell office:value-type="float" office:value="39565" table:style-name="ce29">
            <text:p>39,565</text:p>
          </table:table-cell>
          <table:table-cell office:value-type="float" office:value="40900" table:style-name="ce25">
            <text:p>40,900</text:p>
          </table:table-cell>
          <table:table-cell office:value-type="float" office:value="245749" table:style-name="ce29">
            <text:p>245,749</text:p>
          </table:table-cell>
          <table:table-cell office:value-type="float" office:value="48760" table:style-name="ce29">
            <text:p>48,760</text:p>
          </table:table-cell>
          <table:table-cell office:value-type="float" office:value="47365" table:style-name="ce29">
            <text:p>47,365</text:p>
          </table:table-cell>
          <table:table-cell office:value-type="float" office:value="44768" table:style-name="ce29">
            <text:p>44,768</text:p>
          </table:table-cell>
          <table:table-cell office:value-type="float" office:value="51423" table:style-name="ce29">
            <text:p>51,423</text:p>
          </table:table-cell>
          <table:table-cell office:value-type="float" office:value="53433" table:style-name="ce25">
            <text:p>53,433</text:p>
          </table:table-cell>
          <table:table-cell office:value-type="float" office:value="274372" table:style-name="ce29">
            <text:p>274,372</text:p>
          </table:table-cell>
          <table:table-cell office:value-type="float" office:value="54299" table:style-name="ce29">
            <text:p>54,299</text:p>
          </table:table-cell>
          <table:table-cell office:value-type="float" office:value="54316" table:style-name="ce29">
            <text:p>54,316</text:p>
          </table:table-cell>
          <table:table-cell office:value-type="float" office:value="55515" table:style-name="ce29">
            <text:p>55,515</text:p>
          </table:table-cell>
          <table:table-cell office:value-type="float" office:value="55246" table:style-name="ce29">
            <text:p>55,246</text:p>
          </table:table-cell>
          <table:table-cell office:value-type="float" office:value="54996" table:style-name="ce25">
            <text:p>54,996</text:p>
          </table:table-cell>
          <table:table-cell office:value-type="float" office:value="274477" table:style-name="ce29">
            <text:p>274,477</text:p>
          </table:table-cell>
          <table:table-cell office:value-type="float" office:value="56967" table:style-name="ce29">
            <text:p>56,967</text:p>
          </table:table-cell>
          <table:table-cell office:value-type="float" office:value="55005" table:style-name="ce29">
            <text:p>55,005</text:p>
          </table:table-cell>
          <table:table-cell office:value-type="float" office:value="57750" table:style-name="ce29">
            <text:p>57,750</text:p>
          </table:table-cell>
          <table:table-cell office:value-type="float" office:value="53463" table:style-name="ce29">
            <text:p>53,463</text:p>
          </table:table-cell>
          <table:table-cell office:value-type="float" office:value="51292" table:style-name="ce25">
            <text:p>51,292</text:p>
          </table:table-cell>
          <table:table-cell office:value-type="float" office:value="323880" table:style-name="ce29">
            <text:p>323,880</text:p>
          </table:table-cell>
          <table:table-cell office:value-type="float" office:value="57006" table:style-name="ce29">
            <text:p>57,006</text:p>
          </table:table-cell>
          <table:table-cell office:value-type="float" office:value="62320" table:style-name="ce29">
            <text:p>62,320</text:p>
          </table:table-cell>
          <table:table-cell office:value-type="float" office:value="64175" table:style-name="ce29">
            <text:p>64,175</text:p>
          </table:table-cell>
          <table:table-cell office:value-type="float" office:value="68797" table:style-name="ce29">
            <text:p>68,797</text:p>
          </table:table-cell>
          <table:table-cell office:value-type="float" office:value="71582" table:style-name="ce25">
            <text:p>71,582</text:p>
          </table:table-cell>
          <table:table-cell office:value-type="float" office:value="359880" table:style-name="ce29">
            <text:p>359,880</text:p>
          </table:table-cell>
          <table:table-cell office:value-type="float" office:value="71767" table:style-name="ce29">
            <text:p>71,767</text:p>
          </table:table-cell>
          <table:table-cell office:value-type="float" office:value="73500" table:style-name="ce29">
            <text:p>73,500</text:p>
          </table:table-cell>
          <table:table-cell office:value-type="float" office:value="72368" table:style-name="ce29">
            <text:p>72,368</text:p>
          </table:table-cell>
          <table:table-cell office:value-type="float" office:value="68247" table:style-name="ce29">
            <text:p>68,247</text:p>
          </table:table-cell>
          <table:table-cell office:value-type="float" office:value="73998" table:style-name="ce25">
            <text:p>73,998</text:p>
          </table:table-cell>
          <table:table-cell office:value-type="float" office:value="314033" table:style-name="ce29">
            <text:p>314,033</text:p>
          </table:table-cell>
          <table:table-cell office:value-type="float" office:value="64882" table:style-name="ce29">
            <text:p>64,882</text:p>
          </table:table-cell>
          <table:table-cell office:value-type="float" office:value="63687" table:style-name="ce29">
            <text:p>63,687</text:p>
          </table:table-cell>
          <table:table-cell office:value-type="float" office:value="61917" table:style-name="ce29">
            <text:p>61,917</text:p>
          </table:table-cell>
          <table:table-cell office:value-type="float" office:value="61554" table:style-name="ce29">
            <text:p>61,554</text:p>
          </table:table-cell>
          <table:table-cell office:value-type="float" office:value="61993" table:style-name="ce25">
            <text:p>61,993</text:p>
          </table:table-cell>
          <table:table-cell office:value-type="float" office:value="314360" table:style-name="ce29">
            <text:p>314,360</text:p>
          </table:table-cell>
          <table:table-cell office:value-type="float" office:value="63563" table:style-name="ce29">
            <text:p>63,563</text:p>
          </table:table-cell>
          <table:table-cell office:value-type="float" office:value="63867" table:style-name="ce29">
            <text:p>63,867</text:p>
          </table:table-cell>
          <table:table-cell office:value-type="float" office:value="63479" table:style-name="ce29">
            <text:p>63,479</text:p>
          </table:table-cell>
          <table:table-cell office:value-type="float" office:value="61335" table:style-name="ce29">
            <text:p>61,335</text:p>
          </table:table-cell>
          <table:table-cell office:value-type="float" office:value="62116" table:style-name="ce25">
            <text:p>62,116</text:p>
          </table:table-cell>
          <table:table-cell office:value-type="float" office:value="322951" table:style-name="ce29">
            <text:p>322,951</text:p>
          </table:table-cell>
          <table:table-cell office:value-type="float" office:value="63299" table:style-name="ce29">
            <text:p>63,299</text:p>
          </table:table-cell>
          <table:table-cell office:value-type="float" office:value="64780" table:style-name="ce29">
            <text:p>64,780</text:p>
          </table:table-cell>
          <table:table-cell office:value-type="float" office:value="65678" table:style-name="ce29">
            <text:p>65,678</text:p>
          </table:table-cell>
          <table:table-cell office:value-type="float" office:value="65583" table:style-name="ce29">
            <text:p>65,583</text:p>
          </table:table-cell>
          <table:table-cell office:value-type="float" office:value="63611" table:style-name="ce25">
            <text:p>63,611</text:p>
          </table:table-cell>
          <table:table-cell office:value-type="float" office:value="301827" table:style-name="ce29">
            <text:p>301,827</text:p>
          </table:table-cell>
          <table:table-cell office:value-type="float" office:value="62124" table:style-name="ce29">
            <text:p>62,124</text:p>
          </table:table-cell>
          <table:table-cell office:value-type="float" office:value="62075" table:style-name="ce29">
            <text:p>62,075</text:p>
          </table:table-cell>
          <table:table-cell office:value-type="float" office:value="63232" table:style-name="ce29">
            <text:p>63,232</text:p>
          </table:table-cell>
          <table:table-cell office:value-type="float" office:value="56456" table:style-name="ce29">
            <text:p>56,456</text:p>
          </table:table-cell>
          <table:table-cell office:value-type="float" office:value="57940" table:style-name="ce25">
            <text:p>57,940</text:p>
          </table:table-cell>
          <table:table-cell office:value-type="float" office:value="264057" table:style-name="ce29">
            <text:p>264,057</text:p>
          </table:table-cell>
          <table:table-cell office:value-type="float" office:value="57190" table:style-name="ce29">
            <text:p>57,190</text:p>
          </table:table-cell>
          <table:table-cell office:value-type="float" office:value="55693" table:style-name="ce29">
            <text:p>55,693</text:p>
          </table:table-cell>
          <table:table-cell office:value-type="float" office:value="51727" table:style-name="ce29">
            <text:p>51,727</text:p>
          </table:table-cell>
          <table:table-cell office:value-type="float" office:value="49979" table:style-name="ce29">
            <text:p>49,979</text:p>
          </table:table-cell>
          <table:table-cell office:value-type="float" office:value="49468" table:style-name="ce25">
            <text:p>49,468</text:p>
          </table:table-cell>
          <table:table-cell office:value-type="float" office:value="164117" table:style-name="ce29">
            <text:p>164,117</text:p>
          </table:table-cell>
          <table:table-cell office:value-type="float" office:value="41546" table:style-name="ce29">
            <text:p>41,546</text:p>
          </table:table-cell>
          <table:table-cell office:value-type="float" office:value="37081" table:style-name="ce29">
            <text:p>37,081</text:p>
          </table:table-cell>
          <table:table-cell office:value-type="float" office:value="34905" table:style-name="ce29">
            <text:p>34,905</text:p>
          </table:table-cell>
          <table:table-cell office:value-type="float" office:value="27048" table:style-name="ce29">
            <text:p>27,048</text:p>
          </table:table-cell>
          <table:table-cell office:value-type="float" office:value="23537" table:style-name="ce25">
            <text:p>23,537</text:p>
          </table:table-cell>
          <table:table-cell office:value-type="float" office:value="88496" table:style-name="ce29">
            <text:p>88,496</text:p>
          </table:table-cell>
          <table:table-cell office:value-type="float" office:value="16386" table:style-name="ce29">
            <text:p>16,386</text:p>
          </table:table-cell>
          <table:table-cell office:value-type="float" office:value="19027" table:style-name="ce29">
            <text:p>19,027</text:p>
          </table:table-cell>
          <table:table-cell office:value-type="float" office:value="19091" table:style-name="ce29">
            <text:p>19,091</text:p>
          </table:table-cell>
          <table:table-cell office:value-type="float" office:value="17668" table:style-name="ce29">
            <text:p>17,668</text:p>
          </table:table-cell>
          <table:table-cell office:value-type="float" office:value="16324" table:style-name="ce25">
            <text:p>16,324</text:p>
          </table:table-cell>
          <table:table-cell office:value-type="float" office:value="61360" table:style-name="ce29">
            <text:p>61,360</text:p>
          </table:table-cell>
          <table:table-cell office:value-type="float" office:value="15595" table:style-name="ce29">
            <text:p>15,595</text:p>
          </table:table-cell>
          <table:table-cell office:value-type="float" office:value="13920" table:style-name="ce29">
            <text:p>13,920</text:p>
          </table:table-cell>
          <table:table-cell office:value-type="float" office:value="11954" table:style-name="ce29">
            <text:p>11,954</text:p>
          </table:table-cell>
          <table:table-cell office:value-type="float" office:value="10541" table:style-name="ce29">
            <text:p>10,541</text:p>
          </table:table-cell>
          <table:table-cell office:value-type="float" office:value="9350" table:style-name="ce25">
            <text:p>9,350</text:p>
          </table:table-cell>
          <table:table-cell office:value-type="float" office:value="31849" table:style-name="ce29">
            <text:p>31,849</text:p>
          </table:table-cell>
          <table:table-cell office:value-type="float" office:value="8097" table:style-name="ce29">
            <text:p>8,097</text:p>
          </table:table-cell>
          <table:table-cell office:value-type="float" office:value="7152" table:style-name="ce29">
            <text:p>7,152</text:p>
          </table:table-cell>
          <table:table-cell office:value-type="float" office:value="6091" table:style-name="ce29">
            <text:p>6,091</text:p>
          </table:table-cell>
          <table:table-cell office:value-type="float" office:value="5414" table:style-name="ce29">
            <text:p>5,414</text:p>
          </table:table-cell>
          <table:table-cell office:value-type="float" office:value="5095" table:style-name="ce25">
            <text:p>5,095</text:p>
          </table:table-cell>
          <table:table-cell office:value-type="float" office:value="15883" table:style-name="ce29">
            <text:p>15,883</text:p>
          </table:table-cell>
          <table:table-cell office:value-type="float" office:value="4431" table:style-name="ce29">
            <text:p>4,431</text:p>
          </table:table-cell>
          <table:table-cell office:value-type="float" office:value="3735" table:style-name="ce29">
            <text:p>3,735</text:p>
          </table:table-cell>
          <table:table-cell office:value-type="float" office:value="3122" table:style-name="ce29">
            <text:p>3,122</text:p>
          </table:table-cell>
          <table:table-cell office:value-type="float" office:value="2529" table:style-name="ce29">
            <text:p>2,529</text:p>
          </table:table-cell>
          <table:table-cell office:value-type="float" office:value="2066" table:style-name="ce25">
            <text:p>2,066</text:p>
          </table:table-cell>
          <table:table-cell office:value-type="float" office:value="4561" table:style-name="ce29">
            <text:p>4,561</text:p>
          </table:table-cell>
          <table:table-cell office:value-type="float" office:value="1527" table:style-name="ce29">
            <text:p>1,527</text:p>
          </table:table-cell>
          <table:table-cell office:value-type="float" office:value="1104" table:style-name="ce29">
            <text:p>1,104</text:p>
          </table:table-cell>
          <table:table-cell office:value-type="float" office:value="842" table:style-name="ce29">
            <text:p>842</text:p>
          </table:table-cell>
          <table:table-cell office:value-type="float" office:value="632" table:style-name="ce29">
            <text:p>632</text:p>
          </table:table-cell>
          <table:table-cell office:value-type="float" office:value="456" table:style-name="ce25">
            <text:p>456</text:p>
          </table:table-cell>
          <table:table-cell office:value-type="float" office:value="817" table:style-name="ce29">
            <text:p>81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6503" table:style-name="ce29">
            <text:p>1,966,503</text:p>
          </table:table-cell>
          <table:table-cell office:value-type="float" office:value="74882" table:style-name="ce29">
            <text:p>74,882</text:p>
          </table:table-cell>
          <table:table-cell office:value-type="float" office:value="12497" table:style-name="ce29">
            <text:p>12,497</text:p>
          </table:table-cell>
          <table:table-cell office:value-type="float" office:value="14698" table:style-name="ce29">
            <text:p>14,698</text:p>
          </table:table-cell>
          <table:table-cell office:value-type="float" office:value="15162" table:style-name="ce29">
            <text:p>15,162</text:p>
          </table:table-cell>
          <table:table-cell office:value-type="float" office:value="15685" table:style-name="ce29">
            <text:p>15,685</text:p>
          </table:table-cell>
          <table:table-cell office:value-type="float" office:value="16840" table:style-name="ce29">
            <text:p>16,840</text:p>
          </table:table-cell>
          <table:table-cell office:value-type="float" office:value="91843" table:style-name="ce29">
            <text:p>91,843</text:p>
          </table:table-cell>
          <table:table-cell office:value-type="float" office:value="17872" table:style-name="ce29">
            <text:p>17,872</text:p>
          </table:table-cell>
          <table:table-cell office:value-type="float" office:value="18978" table:style-name="ce29">
            <text:p>18,978</text:p>
          </table:table-cell>
          <table:table-cell office:value-type="float" office:value="17108" table:style-name="ce29">
            <text:p>17,108</text:p>
          </table:table-cell>
          <table:table-cell office:value-type="float" office:value="20149" table:style-name="ce29">
            <text:p>20,149</text:p>
          </table:table-cell>
          <table:table-cell office:value-type="float" office:value="17736" table:style-name="ce25">
            <text:p>17,736</text:p>
          </table:table-cell>
          <table:table-cell office:value-type="float" office:value="81976" table:style-name="ce29">
            <text:p>81,976</text:p>
          </table:table-cell>
          <table:table-cell office:value-type="float" office:value="14900" table:style-name="ce29">
            <text:p>14,900</text:p>
          </table:table-cell>
          <table:table-cell office:value-type="float" office:value="15892" table:style-name="ce29">
            <text:p>15,892</text:p>
          </table:table-cell>
          <table:table-cell office:value-type="float" office:value="16291" table:style-name="ce29">
            <text:p>16,291</text:p>
          </table:table-cell>
          <table:table-cell office:value-type="float" office:value="17444" table:style-name="ce29">
            <text:p>17,444</text:p>
          </table:table-cell>
          <table:table-cell office:value-type="float" office:value="17449" table:style-name="ce25">
            <text:p>17,449</text:p>
          </table:table-cell>
          <table:table-cell office:value-type="float" office:value="96971" table:style-name="ce29">
            <text:p>96,971</text:p>
          </table:table-cell>
          <table:table-cell office:value-type="float" office:value="17253" table:style-name="ce29">
            <text:p>17,253</text:p>
          </table:table-cell>
          <table:table-cell office:value-type="float" office:value="18542" table:style-name="ce29">
            <text:p>18,542</text:p>
          </table:table-cell>
          <table:table-cell office:value-type="float" office:value="19098" table:style-name="ce29">
            <text:p>19,098</text:p>
          </table:table-cell>
          <table:table-cell office:value-type="float" office:value="20631" table:style-name="ce29">
            <text:p>20,631</text:p>
          </table:table-cell>
          <table:table-cell office:value-type="float" office:value="21447" table:style-name="ce25">
            <text:p>21,447</text:p>
          </table:table-cell>
          <table:table-cell office:value-type="float" office:value="127559" table:style-name="ce29">
            <text:p>127,559</text:p>
          </table:table-cell>
          <table:table-cell office:value-type="float" office:value="25231" table:style-name="ce29">
            <text:p>25,231</text:p>
          </table:table-cell>
          <table:table-cell office:value-type="float" office:value="24725" table:style-name="ce29">
            <text:p>24,725</text:p>
          </table:table-cell>
          <table:table-cell office:value-type="float" office:value="23253" table:style-name="ce29">
            <text:p>23,253</text:p>
          </table:table-cell>
          <table:table-cell office:value-type="float" office:value="26712" table:style-name="ce29">
            <text:p>26,712</text:p>
          </table:table-cell>
          <table:table-cell office:value-type="float" office:value="27638" table:style-name="ce25">
            <text:p>27,638</text:p>
          </table:table-cell>
          <table:table-cell office:value-type="float" office:value="142335" table:style-name="ce29">
            <text:p>142,335</text:p>
          </table:table-cell>
          <table:table-cell office:value-type="float" office:value="27979" table:style-name="ce29">
            <text:p>27,979</text:p>
          </table:table-cell>
          <table:table-cell office:value-type="float" office:value="28127" table:style-name="ce29">
            <text:p>28,127</text:p>
          </table:table-cell>
          <table:table-cell office:value-type="float" office:value="28768" table:style-name="ce29">
            <text:p>28,768</text:p>
          </table:table-cell>
          <table:table-cell office:value-type="float" office:value="28820" table:style-name="ce29">
            <text:p>28,820</text:p>
          </table:table-cell>
          <table:table-cell office:value-type="float" office:value="28641" table:style-name="ce25">
            <text:p>28,641</text:p>
          </table:table-cell>
          <table:table-cell office:value-type="float" office:value="140420" table:style-name="ce29">
            <text:p>140,420</text:p>
          </table:table-cell>
          <table:table-cell office:value-type="float" office:value="29712" table:style-name="ce29">
            <text:p>29,712</text:p>
          </table:table-cell>
          <table:table-cell office:value-type="float" office:value="28361" table:style-name="ce29">
            <text:p>28,361</text:p>
          </table:table-cell>
          <table:table-cell office:value-type="float" office:value="29546" table:style-name="ce29">
            <text:p>29,546</text:p>
          </table:table-cell>
          <table:table-cell office:value-type="float" office:value="27040" table:style-name="ce29">
            <text:p>27,040</text:p>
          </table:table-cell>
          <table:table-cell office:value-type="float" office:value="25761" table:style-name="ce25">
            <text:p>25,761</text:p>
          </table:table-cell>
          <table:table-cell office:value-type="float" office:value="160436" table:style-name="ce29">
            <text:p>160,436</text:p>
          </table:table-cell>
          <table:table-cell office:value-type="float" office:value="28567" table:style-name="ce29">
            <text:p>28,567</text:p>
          </table:table-cell>
          <table:table-cell office:value-type="float" office:value="31109" table:style-name="ce29">
            <text:p>31,109</text:p>
          </table:table-cell>
          <table:table-cell office:value-type="float" office:value="31795" table:style-name="ce29">
            <text:p>31,795</text:p>
          </table:table-cell>
          <table:table-cell office:value-type="float" office:value="33876" table:style-name="ce29">
            <text:p>33,876</text:p>
          </table:table-cell>
          <table:table-cell office:value-type="float" office:value="35089" table:style-name="ce25">
            <text:p>35,089</text:p>
          </table:table-cell>
          <table:table-cell office:value-type="float" office:value="176192" table:style-name="ce29">
            <text:p>176,192</text:p>
          </table:table-cell>
          <table:table-cell office:value-type="float" office:value="35208" table:style-name="ce29">
            <text:p>35,208</text:p>
          </table:table-cell>
          <table:table-cell office:value-type="float" office:value="36128" table:style-name="ce29">
            <text:p>36,128</text:p>
          </table:table-cell>
          <table:table-cell office:value-type="float" office:value="35387" table:style-name="ce29">
            <text:p>35,387</text:p>
          </table:table-cell>
          <table:table-cell office:value-type="float" office:value="33220" table:style-name="ce29">
            <text:p>33,220</text:p>
          </table:table-cell>
          <table:table-cell office:value-type="float" office:value="36249" table:style-name="ce25">
            <text:p>36,249</text:p>
          </table:table-cell>
          <table:table-cell office:value-type="float" office:value="151932" table:style-name="ce29">
            <text:p>151,932</text:p>
          </table:table-cell>
          <table:table-cell office:value-type="float" office:value="31545" table:style-name="ce29">
            <text:p>31,545</text:p>
          </table:table-cell>
          <table:table-cell office:value-type="float" office:value="30755" table:style-name="ce29">
            <text:p>30,755</text:p>
          </table:table-cell>
          <table:table-cell office:value-type="float" office:value="29922" table:style-name="ce29">
            <text:p>29,922</text:p>
          </table:table-cell>
          <table:table-cell office:value-type="float" office:value="29877" table:style-name="ce29">
            <text:p>29,877</text:p>
          </table:table-cell>
          <table:table-cell office:value-type="float" office:value="29833" table:style-name="ce25">
            <text:p>29,833</text:p>
          </table:table-cell>
          <table:table-cell office:value-type="float" office:value="149120" table:style-name="ce29">
            <text:p>149,120</text:p>
          </table:table-cell>
          <table:table-cell office:value-type="float" office:value="30653" table:style-name="ce29">
            <text:p>30,653</text:p>
          </table:table-cell>
          <table:table-cell office:value-type="float" office:value="30589" table:style-name="ce29">
            <text:p>30,589</text:p>
          </table:table-cell>
          <table:table-cell office:value-type="float" office:value="29891" table:style-name="ce29">
            <text:p>29,891</text:p>
          </table:table-cell>
          <table:table-cell office:value-type="float" office:value="28967" table:style-name="ce29">
            <text:p>28,967</text:p>
          </table:table-cell>
          <table:table-cell office:value-type="float" office:value="29020" table:style-name="ce25">
            <text:p>29,020</text:p>
          </table:table-cell>
          <table:table-cell office:value-type="float" office:value="149956" table:style-name="ce29">
            <text:p>149,956</text:p>
          </table:table-cell>
          <table:table-cell office:value-type="float" office:value="29462" table:style-name="ce29">
            <text:p>29,462</text:p>
          </table:table-cell>
          <table:table-cell office:value-type="float" office:value="30044" table:style-name="ce29">
            <text:p>30,044</text:p>
          </table:table-cell>
          <table:table-cell office:value-type="float" office:value="30564" table:style-name="ce29">
            <text:p>30,564</text:p>
          </table:table-cell>
          <table:table-cell office:value-type="float" office:value="30238" table:style-name="ce29">
            <text:p>30,238</text:p>
          </table:table-cell>
          <table:table-cell office:value-type="float" office:value="29648" table:style-name="ce25">
            <text:p>29,648</text:p>
          </table:table-cell>
          <table:table-cell office:value-type="float" office:value="138699" table:style-name="ce29">
            <text:p>138,699</text:p>
          </table:table-cell>
          <table:table-cell office:value-type="float" office:value="28793" table:style-name="ce29">
            <text:p>28,793</text:p>
          </table:table-cell>
          <table:table-cell office:value-type="float" office:value="28412" table:style-name="ce29">
            <text:p>28,412</text:p>
          </table:table-cell>
          <table:table-cell office:value-type="float" office:value="29038" table:style-name="ce29">
            <text:p>29,038</text:p>
          </table:table-cell>
          <table:table-cell office:value-type="float" office:value="25918" table:style-name="ce29">
            <text:p>25,918</text:p>
          </table:table-cell>
          <table:table-cell office:value-type="float" office:value="26538" table:style-name="ce25">
            <text:p>26,538</text:p>
          </table:table-cell>
          <table:table-cell office:value-type="float" office:value="121265" table:style-name="ce29">
            <text:p>121,265</text:p>
          </table:table-cell>
          <table:table-cell office:value-type="float" office:value="26446" table:style-name="ce29">
            <text:p>26,446</text:p>
          </table:table-cell>
          <table:table-cell office:value-type="float" office:value="25464" table:style-name="ce29">
            <text:p>25,464</text:p>
          </table:table-cell>
          <table:table-cell office:value-type="float" office:value="23819" table:style-name="ce29">
            <text:p>23,819</text:p>
          </table:table-cell>
          <table:table-cell office:value-type="float" office:value="22741" table:style-name="ce29">
            <text:p>22,741</text:p>
          </table:table-cell>
          <table:table-cell office:value-type="float" office:value="22795" table:style-name="ce25">
            <text:p>22,795</text:p>
          </table:table-cell>
          <table:table-cell office:value-type="float" office:value="75438" table:style-name="ce29">
            <text:p>75,438</text:p>
          </table:table-cell>
          <table:table-cell office:value-type="float" office:value="19279" table:style-name="ce29">
            <text:p>19,279</text:p>
          </table:table-cell>
          <table:table-cell office:value-type="float" office:value="17042" table:style-name="ce29">
            <text:p>17,042</text:p>
          </table:table-cell>
          <table:table-cell office:value-type="float" office:value="15921" table:style-name="ce29">
            <text:p>15,921</text:p>
          </table:table-cell>
          <table:table-cell office:value-type="float" office:value="12409" table:style-name="ce29">
            <text:p>12,409</text:p>
          </table:table-cell>
          <table:table-cell office:value-type="float" office:value="10787" table:style-name="ce25">
            <text:p>10,787</text:p>
          </table:table-cell>
          <table:table-cell office:value-type="float" office:value="39392" table:style-name="ce29">
            <text:p>39,392</text:p>
          </table:table-cell>
          <table:table-cell office:value-type="float" office:value="7404" table:style-name="ce29">
            <text:p>7,404</text:p>
          </table:table-cell>
          <table:table-cell office:value-type="float" office:value="8636" table:style-name="ce29">
            <text:p>8,636</text:p>
          </table:table-cell>
          <table:table-cell office:value-type="float" office:value="8527" table:style-name="ce29">
            <text:p>8,527</text:p>
          </table:table-cell>
          <table:table-cell office:value-type="float" office:value="7779" table:style-name="ce29">
            <text:p>7,779</text:p>
          </table:table-cell>
          <table:table-cell office:value-type="float" office:value="7046" table:style-name="ce25">
            <text:p>7,046</text:p>
          </table:table-cell>
          <table:table-cell office:value-type="float" office:value="25013" table:style-name="ce29">
            <text:p>25,013</text:p>
          </table:table-cell>
          <table:table-cell office:value-type="float" office:value="6677" table:style-name="ce29">
            <text:p>6,677</text:p>
          </table:table-cell>
          <table:table-cell office:value-type="float" office:value="5722" table:style-name="ce29">
            <text:p>5,722</text:p>
          </table:table-cell>
          <table:table-cell office:value-type="float" office:value="4734" table:style-name="ce29">
            <text:p>4,734</text:p>
          </table:table-cell>
          <table:table-cell office:value-type="float" office:value="4170" table:style-name="ce29">
            <text:p>4,170</text:p>
          </table:table-cell>
          <table:table-cell office:value-type="float" office:value="3710" table:style-name="ce25">
            <text:p>3,710</text:p>
          </table:table-cell>
          <table:table-cell office:value-type="float" office:value="13006" table:style-name="ce29">
            <text:p>13,006</text:p>
          </table:table-cell>
          <table:table-cell office:value-type="float" office:value="3181" table:style-name="ce29">
            <text:p>3,181</text:p>
          </table:table-cell>
          <table:table-cell office:value-type="float" office:value="2800" table:style-name="ce29">
            <text:p>2,800</text:p>
          </table:table-cell>
          <table:table-cell office:value-type="float" office:value="2459" table:style-name="ce29">
            <text:p>2,459</text:p>
          </table:table-cell>
          <table:table-cell office:value-type="float" office:value="2267" table:style-name="ce29">
            <text:p>2,267</text:p>
          </table:table-cell>
          <table:table-cell office:value-type="float" office:value="2299" table:style-name="ce25">
            <text:p>2,299</text:p>
          </table:table-cell>
          <table:table-cell office:value-type="float" office:value="7462" table:style-name="ce29">
            <text:p>7,462</text:p>
          </table:table-cell>
          <table:table-cell office:value-type="float" office:value="2050" table:style-name="ce29">
            <text:p>2,050</text:p>
          </table:table-cell>
          <table:table-cell office:value-type="float" office:value="1805" table:style-name="ce29">
            <text:p>1,805</text:p>
          </table:table-cell>
          <table:table-cell office:value-type="float" office:value="1488" table:style-name="ce29">
            <text:p>1,488</text:p>
          </table:table-cell>
          <table:table-cell office:value-type="float" office:value="1179" table:style-name="ce29">
            <text:p>1,179</text:p>
          </table:table-cell>
          <table:table-cell office:value-type="float" office:value="940" table:style-name="ce25">
            <text:p>940</text:p>
          </table:table-cell>
          <table:table-cell office:value-type="float" office:value="2198" table:style-name="ce29">
            <text:p>2,198</text:p>
          </table:table-cell>
          <table:table-cell office:value-type="float" office:value="736" table:style-name="ce29">
            <text:p>736</text:p>
          </table:table-cell>
          <table:table-cell office:value-type="float" office:value="524" table:style-name="ce29">
            <text:p>524</text:p>
          </table:table-cell>
          <table:table-cell office:value-type="float" office:value="377" table:style-name="ce29">
            <text:p>377</text:p>
          </table:table-cell>
          <table:table-cell office:value-type="float" office:value="321" table:style-name="ce29">
            <text:p>321</text:p>
          </table:table-cell>
          <table:table-cell office:value-type="float" office:value="240" table:style-name="ce25">
            <text:p>240</text:p>
          </table:table-cell>
          <table:table-cell office:value-type="float" office:value="408" table:style-name="ce29">
            <text:p>40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1227" table:style-name="ce33">
            <text:p>2,061,227</text:p>
          </table:table-cell>
          <table:table-cell office:value-type="float" office:value="69995" table:style-name="ce32">
            <text:p>69,995</text:p>
          </table:table-cell>
          <table:table-cell office:value-type="float" office:value="11725" table:style-name="ce33">
            <text:p>11,725</text:p>
          </table:table-cell>
          <table:table-cell office:value-type="float" office:value="13530" table:style-name="ce33">
            <text:p>13,530</text:p>
          </table:table-cell>
          <table:table-cell office:value-type="float" office:value="14270" table:style-name="ce33">
            <text:p>14,270</text:p>
          </table:table-cell>
          <table:table-cell office:value-type="float" office:value="14801" table:style-name="ce33">
            <text:p>14,801</text:p>
          </table:table-cell>
          <table:table-cell office:value-type="float" office:value="15669" table:style-name="ce33">
            <text:p>15,669</text:p>
          </table:table-cell>
          <table:table-cell office:value-type="float" office:value="86021" table:style-name="ce33">
            <text:p>86,021</text:p>
          </table:table-cell>
          <table:table-cell office:value-type="float" office:value="16772" table:style-name="ce33">
            <text:p>16,772</text:p>
          </table:table-cell>
          <table:table-cell office:value-type="float" office:value="17597" table:style-name="ce33">
            <text:p>17,597</text:p>
          </table:table-cell>
          <table:table-cell office:value-type="float" office:value="16160" table:style-name="ce33">
            <text:p>16,160</text:p>
          </table:table-cell>
          <table:table-cell office:value-type="float" office:value="18609" table:style-name="ce33">
            <text:p>18,609</text:p>
          </table:table-cell>
          <table:table-cell office:value-type="float" office:value="16883" table:style-name="ce32">
            <text:p>16,883</text:p>
          </table:table-cell>
          <table:table-cell office:value-type="float" office:value="74898" table:style-name="ce33">
            <text:p>74,898</text:p>
          </table:table-cell>
          <table:table-cell office:value-type="float" office:value="13781" table:style-name="ce33">
            <text:p>13,781</text:p>
          </table:table-cell>
          <table:table-cell office:value-type="float" office:value="14463" table:style-name="ce33">
            <text:p>14,463</text:p>
          </table:table-cell>
          <table:table-cell office:value-type="float" office:value="14811" table:style-name="ce33">
            <text:p>14,811</text:p>
          </table:table-cell>
          <table:table-cell office:value-type="float" office:value="16008" table:style-name="ce33">
            <text:p>16,008</text:p>
          </table:table-cell>
          <table:table-cell office:value-type="float" office:value="15835" table:style-name="ce32">
            <text:p>15,835</text:p>
          </table:table-cell>
          <table:table-cell office:value-type="float" office:value="88475" table:style-name="ce33">
            <text:p>88,475</text:p>
          </table:table-cell>
          <table:table-cell office:value-type="float" office:value="16065" table:style-name="ce33">
            <text:p>16,065</text:p>
          </table:table-cell>
          <table:table-cell office:value-type="float" office:value="16879" table:style-name="ce33">
            <text:p>16,879</text:p>
          </table:table-cell>
          <table:table-cell office:value-type="float" office:value="17144" table:style-name="ce33">
            <text:p>17,144</text:p>
          </table:table-cell>
          <table:table-cell office:value-type="float" office:value="18934" table:style-name="ce33">
            <text:p>18,934</text:p>
          </table:table-cell>
          <table:table-cell office:value-type="float" office:value="19453" table:style-name="ce32">
            <text:p>19,453</text:p>
          </table:table-cell>
          <table:table-cell office:value-type="float" office:value="118190" table:style-name="ce33">
            <text:p>118,190</text:p>
          </table:table-cell>
          <table:table-cell office:value-type="float" office:value="23529" table:style-name="ce33">
            <text:p>23,529</text:p>
          </table:table-cell>
          <table:table-cell office:value-type="float" office:value="22640" table:style-name="ce33">
            <text:p>22,640</text:p>
          </table:table-cell>
          <table:table-cell office:value-type="float" office:value="21515" table:style-name="ce33">
            <text:p>21,515</text:p>
          </table:table-cell>
          <table:table-cell office:value-type="float" office:value="24711" table:style-name="ce33">
            <text:p>24,711</text:p>
          </table:table-cell>
          <table:table-cell office:value-type="float" office:value="25795" table:style-name="ce32">
            <text:p>25,795</text:p>
          </table:table-cell>
          <table:table-cell office:value-type="float" office:value="132037" table:style-name="ce33">
            <text:p>132,037</text:p>
          </table:table-cell>
          <table:table-cell office:value-type="float" office:value="26320" table:style-name="ce33">
            <text:p>26,320</text:p>
          </table:table-cell>
          <table:table-cell office:value-type="float" office:value="26189" table:style-name="ce33">
            <text:p>26,189</text:p>
          </table:table-cell>
          <table:table-cell office:value-type="float" office:value="26747" table:style-name="ce33">
            <text:p>26,747</text:p>
          </table:table-cell>
          <table:table-cell office:value-type="float" office:value="26426" table:style-name="ce33">
            <text:p>26,426</text:p>
          </table:table-cell>
          <table:table-cell office:value-type="float" office:value="26355" table:style-name="ce32">
            <text:p>26,355</text:p>
          </table:table-cell>
          <table:table-cell office:value-type="float" office:value="134057" table:style-name="ce33">
            <text:p>134,057</text:p>
          </table:table-cell>
          <table:table-cell office:value-type="float" office:value="27255" table:style-name="ce33">
            <text:p>27,255</text:p>
          </table:table-cell>
          <table:table-cell office:value-type="float" office:value="26644" table:style-name="ce33">
            <text:p>26,644</text:p>
          </table:table-cell>
          <table:table-cell office:value-type="float" office:value="28204" table:style-name="ce33">
            <text:p>28,204</text:p>
          </table:table-cell>
          <table:table-cell office:value-type="float" office:value="26423" table:style-name="ce33">
            <text:p>26,423</text:p>
          </table:table-cell>
          <table:table-cell office:value-type="float" office:value="25531" table:style-name="ce32">
            <text:p>25,531</text:p>
          </table:table-cell>
          <table:table-cell office:value-type="float" office:value="163444" table:style-name="ce33">
            <text:p>163,444</text:p>
          </table:table-cell>
          <table:table-cell office:value-type="float" office:value="28439" table:style-name="ce33">
            <text:p>28,439</text:p>
          </table:table-cell>
          <table:table-cell office:value-type="float" office:value="31211" table:style-name="ce33">
            <text:p>31,211</text:p>
          </table:table-cell>
          <table:table-cell office:value-type="float" office:value="32380" table:style-name="ce33">
            <text:p>32,380</text:p>
          </table:table-cell>
          <table:table-cell office:value-type="float" office:value="34921" table:style-name="ce33">
            <text:p>34,921</text:p>
          </table:table-cell>
          <table:table-cell office:value-type="float" office:value="36493" table:style-name="ce32">
            <text:p>36,493</text:p>
          </table:table-cell>
          <table:table-cell office:value-type="float" office:value="183688" table:style-name="ce33">
            <text:p>183,688</text:p>
          </table:table-cell>
          <table:table-cell office:value-type="float" office:value="36559" table:style-name="ce33">
            <text:p>36,559</text:p>
          </table:table-cell>
          <table:table-cell office:value-type="float" office:value="37372" table:style-name="ce33">
            <text:p>37,372</text:p>
          </table:table-cell>
          <table:table-cell office:value-type="float" office:value="36981" table:style-name="ce33">
            <text:p>36,981</text:p>
          </table:table-cell>
          <table:table-cell office:value-type="float" office:value="35027" table:style-name="ce33">
            <text:p>35,027</text:p>
          </table:table-cell>
          <table:table-cell office:value-type="float" office:value="37749" table:style-name="ce32">
            <text:p>37,749</text:p>
          </table:table-cell>
          <table:table-cell office:value-type="float" office:value="162101" table:style-name="ce33">
            <text:p>162,101</text:p>
          </table:table-cell>
          <table:table-cell office:value-type="float" office:value="33337" table:style-name="ce33">
            <text:p>33,337</text:p>
          </table:table-cell>
          <table:table-cell office:value-type="float" office:value="32932" table:style-name="ce33">
            <text:p>32,932</text:p>
          </table:table-cell>
          <table:table-cell office:value-type="float" office:value="31995" table:style-name="ce33">
            <text:p>31,995</text:p>
          </table:table-cell>
          <table:table-cell office:value-type="float" office:value="31677" table:style-name="ce33">
            <text:p>31,677</text:p>
          </table:table-cell>
          <table:table-cell office:value-type="float" office:value="32160" table:style-name="ce32">
            <text:p>32,160</text:p>
          </table:table-cell>
          <table:table-cell office:value-type="float" office:value="165240" table:style-name="ce33">
            <text:p>165,240</text:p>
          </table:table-cell>
          <table:table-cell office:value-type="float" office:value="32910" table:style-name="ce33">
            <text:p>32,910</text:p>
          </table:table-cell>
          <table:table-cell office:value-type="float" office:value="33278" table:style-name="ce33">
            <text:p>33,278</text:p>
          </table:table-cell>
          <table:table-cell office:value-type="float" office:value="33588" table:style-name="ce33">
            <text:p>33,588</text:p>
          </table:table-cell>
          <table:table-cell office:value-type="float" office:value="32368" table:style-name="ce33">
            <text:p>32,368</text:p>
          </table:table-cell>
          <table:table-cell office:value-type="float" office:value="33096" table:style-name="ce32">
            <text:p>33,096</text:p>
          </table:table-cell>
          <table:table-cell office:value-type="float" office:value="172995" table:style-name="ce33">
            <text:p>172,995</text:p>
          </table:table-cell>
          <table:table-cell office:value-type="float" office:value="33837" table:style-name="ce33">
            <text:p>33,837</text:p>
          </table:table-cell>
          <table:table-cell office:value-type="float" office:value="34736" table:style-name="ce33">
            <text:p>34,736</text:p>
          </table:table-cell>
          <table:table-cell office:value-type="float" office:value="35114" table:style-name="ce33">
            <text:p>35,114</text:p>
          </table:table-cell>
          <table:table-cell office:value-type="float" office:value="35345" table:style-name="ce33">
            <text:p>35,345</text:p>
          </table:table-cell>
          <table:table-cell office:value-type="float" office:value="33963" table:style-name="ce32">
            <text:p>33,963</text:p>
          </table:table-cell>
          <table:table-cell office:value-type="float" office:value="163128" table:style-name="ce33">
            <text:p>163,128</text:p>
          </table:table-cell>
          <table:table-cell office:value-type="float" office:value="33331" table:style-name="ce33">
            <text:p>33,331</text:p>
          </table:table-cell>
          <table:table-cell office:value-type="float" office:value="33663" table:style-name="ce33">
            <text:p>33,663</text:p>
          </table:table-cell>
          <table:table-cell office:value-type="float" office:value="34194" table:style-name="ce33">
            <text:p>34,194</text:p>
          </table:table-cell>
          <table:table-cell office:value-type="float" office:value="30538" table:style-name="ce33">
            <text:p>30,538</text:p>
          </table:table-cell>
          <table:table-cell office:value-type="float" office:value="31402" table:style-name="ce32">
            <text:p>31,402</text:p>
          </table:table-cell>
          <table:table-cell office:value-type="float" office:value="142792" table:style-name="ce33">
            <text:p>142,792</text:p>
          </table:table-cell>
          <table:table-cell office:value-type="float" office:value="30744" table:style-name="ce33">
            <text:p>30,744</text:p>
          </table:table-cell>
          <table:table-cell office:value-type="float" office:value="30229" table:style-name="ce33">
            <text:p>30,229</text:p>
          </table:table-cell>
          <table:table-cell office:value-type="float" office:value="27908" table:style-name="ce33">
            <text:p>27,908</text:p>
          </table:table-cell>
          <table:table-cell office:value-type="float" office:value="27238" table:style-name="ce33">
            <text:p>27,238</text:p>
          </table:table-cell>
          <table:table-cell office:value-type="float" office:value="26673" table:style-name="ce32">
            <text:p>26,673</text:p>
          </table:table-cell>
          <table:table-cell office:value-type="float" office:value="88679" table:style-name="ce33">
            <text:p>88,679</text:p>
          </table:table-cell>
          <table:table-cell office:value-type="float" office:value="22267" table:style-name="ce33">
            <text:p>22,267</text:p>
          </table:table-cell>
          <table:table-cell office:value-type="float" office:value="20039" table:style-name="ce33">
            <text:p>20,039</text:p>
          </table:table-cell>
          <table:table-cell office:value-type="float" office:value="18984" table:style-name="ce33">
            <text:p>18,984</text:p>
          </table:table-cell>
          <table:table-cell office:value-type="float" office:value="14639" table:style-name="ce33">
            <text:p>14,639</text:p>
          </table:table-cell>
          <table:table-cell office:value-type="float" office:value="12750" table:style-name="ce32">
            <text:p>12,750</text:p>
          </table:table-cell>
          <table:table-cell office:value-type="float" office:value="49104" table:style-name="ce33">
            <text:p>49,104</text:p>
          </table:table-cell>
          <table:table-cell office:value-type="float" office:value="8982" table:style-name="ce33">
            <text:p>8,982</text:p>
          </table:table-cell>
          <table:table-cell office:value-type="float" office:value="10391" table:style-name="ce33">
            <text:p>10,391</text:p>
          </table:table-cell>
          <table:table-cell office:value-type="float" office:value="10564" table:style-name="ce33">
            <text:p>10,564</text:p>
          </table:table-cell>
          <table:table-cell office:value-type="float" office:value="9889" table:style-name="ce33">
            <text:p>9,889</text:p>
          </table:table-cell>
          <table:table-cell office:value-type="float" office:value="9278" table:style-name="ce32">
            <text:p>9,278</text:p>
          </table:table-cell>
          <table:table-cell office:value-type="float" office:value="36347" table:style-name="ce33">
            <text:p>36,347</text:p>
          </table:table-cell>
          <table:table-cell office:value-type="float" office:value="8918" table:style-name="ce33">
            <text:p>8,918</text:p>
          </table:table-cell>
          <table:table-cell office:value-type="float" office:value="8198" table:style-name="ce33">
            <text:p>8,198</text:p>
          </table:table-cell>
          <table:table-cell office:value-type="float" office:value="7220" table:style-name="ce33">
            <text:p>7,220</text:p>
          </table:table-cell>
          <table:table-cell office:value-type="float" office:value="6371" table:style-name="ce33">
            <text:p>6,371</text:p>
          </table:table-cell>
          <table:table-cell office:value-type="float" office:value="5640" table:style-name="ce32">
            <text:p>5,640</text:p>
          </table:table-cell>
          <table:table-cell office:value-type="float" office:value="18843" table:style-name="ce33">
            <text:p>18,843</text:p>
          </table:table-cell>
          <table:table-cell office:value-type="float" office:value="4916" table:style-name="ce33">
            <text:p>4,916</text:p>
          </table:table-cell>
          <table:table-cell office:value-type="float" office:value="4352" table:style-name="ce33">
            <text:p>4,352</text:p>
          </table:table-cell>
          <table:table-cell office:value-type="float" office:value="3632" table:style-name="ce33">
            <text:p>3,632</text:p>
          </table:table-cell>
          <table:table-cell office:value-type="float" office:value="3147" table:style-name="ce33">
            <text:p>3,147</text:p>
          </table:table-cell>
          <table:table-cell office:value-type="float" office:value="2796" table:style-name="ce32">
            <text:p>2,796</text:p>
          </table:table-cell>
          <table:table-cell office:value-type="float" office:value="8421" table:style-name="ce33">
            <text:p>8,421</text:p>
          </table:table-cell>
          <table:table-cell office:value-type="float" office:value="2381" table:style-name="ce33">
            <text:p>2,381</text:p>
          </table:table-cell>
          <table:table-cell office:value-type="float" office:value="1930" table:style-name="ce33">
            <text:p>1,930</text:p>
          </table:table-cell>
          <table:table-cell office:value-type="float" office:value="1634" table:style-name="ce33">
            <text:p>1,634</text:p>
          </table:table-cell>
          <table:table-cell office:value-type="float" office:value="1350" table:style-name="ce33">
            <text:p>1,350</text:p>
          </table:table-cell>
          <table:table-cell office:value-type="float" office:value="1126" table:style-name="ce32">
            <text:p>1,126</text:p>
          </table:table-cell>
          <table:table-cell office:value-type="float" office:value="2363" table:style-name="ce33">
            <text:p>2,363</text:p>
          </table:table-cell>
          <table:table-cell office:value-type="float" office:value="791" table:style-name="ce33">
            <text:p>791</text:p>
          </table:table-cell>
          <table:table-cell office:value-type="float" office:value="580" table:style-name="ce33">
            <text:p>580</text:p>
          </table:table-cell>
          <table:table-cell office:value-type="float" office:value="465" table:style-name="ce33">
            <text:p>465</text:p>
          </table:table-cell>
          <table:table-cell office:value-type="float" office:value="311" table:style-name="ce33">
            <text:p>311</text:p>
          </table:table-cell>
          <table:table-cell office:value-type="float" office:value="216" table:style-name="ce32">
            <text:p>216</text:p>
          </table:table-cell>
          <table:table-cell office:value-type="float" office:value="409" table:style-name="ce33">
            <text:p>40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81006" table:style-name="ce29">
            <text:p>2,581,006</text:p>
          </table:table-cell>
          <table:table-cell office:value-type="float" office:value="107508" table:style-name="ce29">
            <text:p>107,508</text:p>
          </table:table-cell>
          <table:table-cell office:value-type="float" office:value="16661" table:style-name="ce29">
            <text:p>16,661</text:p>
          </table:table-cell>
          <table:table-cell office:value-type="float" office:value="20157" table:style-name="ce29">
            <text:p>20,157</text:p>
          </table:table-cell>
          <table:table-cell office:value-type="float" office:value="21333" table:style-name="ce29">
            <text:p>21,333</text:p>
          </table:table-cell>
          <table:table-cell office:value-type="float" office:value="23370" table:style-name="ce29">
            <text:p>23,370</text:p>
          </table:table-cell>
          <table:table-cell office:value-type="float" office:value="25987" table:style-name="ce29">
            <text:p>25,987</text:p>
          </table:table-cell>
          <table:table-cell office:value-type="float" office:value="123103" table:style-name="ce29">
            <text:p>123,103</text:p>
          </table:table-cell>
          <table:table-cell office:value-type="float" office:value="25836" table:style-name="ce29">
            <text:p>25,836</text:p>
          </table:table-cell>
          <table:table-cell office:value-type="float" office:value="24799" table:style-name="ce29">
            <text:p>24,799</text:p>
          </table:table-cell>
          <table:table-cell office:value-type="float" office:value="22448" table:style-name="ce29">
            <text:p>22,448</text:p>
          </table:table-cell>
          <table:table-cell office:value-type="float" office:value="25959" table:style-name="ce29">
            <text:p>25,959</text:p>
          </table:table-cell>
          <table:table-cell office:value-type="float" office:value="24061" table:style-name="ce25">
            <text:p>24,061</text:p>
          </table:table-cell>
          <table:table-cell office:value-type="float" office:value="108121" table:style-name="ce29">
            <text:p>108,121</text:p>
          </table:table-cell>
          <table:table-cell office:value-type="float" office:value="20373" table:style-name="ce29">
            <text:p>20,373</text:p>
          </table:table-cell>
          <table:table-cell office:value-type="float" office:value="21892" table:style-name="ce29">
            <text:p>21,892</text:p>
          </table:table-cell>
          <table:table-cell office:value-type="float" office:value="21976" table:style-name="ce29">
            <text:p>21,976</text:p>
          </table:table-cell>
          <table:table-cell office:value-type="float" office:value="22519" table:style-name="ce29">
            <text:p>22,519</text:p>
          </table:table-cell>
          <table:table-cell office:value-type="float" office:value="21361" table:style-name="ce25">
            <text:p>21,361</text:p>
          </table:table-cell>
          <table:table-cell office:value-type="float" office:value="106198" table:style-name="ce29">
            <text:p>106,198</text:p>
          </table:table-cell>
          <table:table-cell office:value-type="float" office:value="20482" table:style-name="ce29">
            <text:p>20,482</text:p>
          </table:table-cell>
          <table:table-cell office:value-type="float" office:value="20646" table:style-name="ce29">
            <text:p>20,646</text:p>
          </table:table-cell>
          <table:table-cell office:value-type="float" office:value="20681" table:style-name="ce29">
            <text:p>20,681</text:p>
          </table:table-cell>
          <table:table-cell office:value-type="float" office:value="22281" table:style-name="ce29">
            <text:p>22,281</text:p>
          </table:table-cell>
          <table:table-cell office:value-type="float" office:value="22108" table:style-name="ce25">
            <text:p>22,108</text:p>
          </table:table-cell>
          <table:table-cell office:value-type="float" office:value="133289" table:style-name="ce29">
            <text:p>133,289</text:p>
          </table:table-cell>
          <table:table-cell office:value-type="float" office:value="26517" table:style-name="ce29">
            <text:p>26,517</text:p>
          </table:table-cell>
          <table:table-cell office:value-type="float" office:value="26013" table:style-name="ce29">
            <text:p>26,013</text:p>
          </table:table-cell>
          <table:table-cell office:value-type="float" office:value="24348" table:style-name="ce29">
            <text:p>24,348</text:p>
          </table:table-cell>
          <table:table-cell office:value-type="float" office:value="27823" table:style-name="ce29">
            <text:p>27,823</text:p>
          </table:table-cell>
          <table:table-cell office:value-type="float" office:value="28588" table:style-name="ce25">
            <text:p>28,588</text:p>
          </table:table-cell>
          <table:table-cell office:value-type="float" office:value="147269" table:style-name="ce29">
            <text:p>147,269</text:p>
          </table:table-cell>
          <table:table-cell office:value-type="float" office:value="29671" table:style-name="ce29">
            <text:p>29,671</text:p>
          </table:table-cell>
          <table:table-cell office:value-type="float" office:value="29338" table:style-name="ce29">
            <text:p>29,338</text:p>
          </table:table-cell>
          <table:table-cell office:value-type="float" office:value="29354" table:style-name="ce29">
            <text:p>29,354</text:p>
          </table:table-cell>
          <table:table-cell office:value-type="float" office:value="29465" table:style-name="ce29">
            <text:p>29,465</text:p>
          </table:table-cell>
          <table:table-cell office:value-type="float" office:value="29441" table:style-name="ce25">
            <text:p>29,441</text:p>
          </table:table-cell>
          <table:table-cell office:value-type="float" office:value="160419" table:style-name="ce29">
            <text:p>160,419</text:p>
          </table:table-cell>
          <table:table-cell office:value-type="float" office:value="31386" table:style-name="ce29">
            <text:p>31,386</text:p>
          </table:table-cell>
          <table:table-cell office:value-type="float" office:value="31459" table:style-name="ce29">
            <text:p>31,459</text:p>
          </table:table-cell>
          <table:table-cell office:value-type="float" office:value="33848" table:style-name="ce29">
            <text:p>33,848</text:p>
          </table:table-cell>
          <table:table-cell office:value-type="float" office:value="31887" table:style-name="ce29">
            <text:p>31,887</text:p>
          </table:table-cell>
          <table:table-cell office:value-type="float" office:value="31839" table:style-name="ce25">
            <text:p>31,839</text:p>
          </table:table-cell>
          <table:table-cell office:value-type="float" office:value="205283" table:style-name="ce29">
            <text:p>205,283</text:p>
          </table:table-cell>
          <table:table-cell office:value-type="float" office:value="35624" table:style-name="ce29">
            <text:p>35,624</text:p>
          </table:table-cell>
          <table:table-cell office:value-type="float" office:value="39497" table:style-name="ce29">
            <text:p>39,497</text:p>
          </table:table-cell>
          <table:table-cell office:value-type="float" office:value="40744" table:style-name="ce29">
            <text:p>40,744</text:p>
          </table:table-cell>
          <table:table-cell office:value-type="float" office:value="43883" table:style-name="ce29">
            <text:p>43,883</text:p>
          </table:table-cell>
          <table:table-cell office:value-type="float" office:value="45535" table:style-name="ce25">
            <text:p>45,535</text:p>
          </table:table-cell>
          <table:table-cell office:value-type="float" office:value="221289" table:style-name="ce29">
            <text:p>221,289</text:p>
          </table:table-cell>
          <table:table-cell office:value-type="float" office:value="45011" table:style-name="ce29">
            <text:p>45,011</text:p>
          </table:table-cell>
          <table:table-cell office:value-type="float" office:value="45383" table:style-name="ce29">
            <text:p>45,383</text:p>
          </table:table-cell>
          <table:table-cell office:value-type="float" office:value="44303" table:style-name="ce29">
            <text:p>44,303</text:p>
          </table:table-cell>
          <table:table-cell office:value-type="float" office:value="40646" table:style-name="ce29">
            <text:p>40,646</text:p>
          </table:table-cell>
          <table:table-cell office:value-type="float" office:value="45946" table:style-name="ce25">
            <text:p>45,946</text:p>
          </table:table-cell>
          <table:table-cell office:value-type="float" office:value="190947" table:style-name="ce29">
            <text:p>190,947</text:p>
          </table:table-cell>
          <table:table-cell office:value-type="float" office:value="39532" table:style-name="ce29">
            <text:p>39,532</text:p>
          </table:table-cell>
          <table:table-cell office:value-type="float" office:value="38478" table:style-name="ce29">
            <text:p>38,478</text:p>
          </table:table-cell>
          <table:table-cell office:value-type="float" office:value="37538" table:style-name="ce29">
            <text:p>37,538</text:p>
          </table:table-cell>
          <table:table-cell office:value-type="float" office:value="37291" table:style-name="ce29">
            <text:p>37,291</text:p>
          </table:table-cell>
          <table:table-cell office:value-type="float" office:value="38108" table:style-name="ce25">
            <text:p>38,108</text:p>
          </table:table-cell>
          <table:table-cell office:value-type="float" office:value="192497" table:style-name="ce29">
            <text:p>192,497</text:p>
          </table:table-cell>
          <table:table-cell office:value-type="float" office:value="39256" table:style-name="ce29">
            <text:p>39,256</text:p>
          </table:table-cell>
          <table:table-cell office:value-type="float" office:value="39208" table:style-name="ce29">
            <text:p>39,208</text:p>
          </table:table-cell>
          <table:table-cell office:value-type="float" office:value="39066" table:style-name="ce29">
            <text:p>39,066</text:p>
          </table:table-cell>
          <table:table-cell office:value-type="float" office:value="37544" table:style-name="ce29">
            <text:p>37,544</text:p>
          </table:table-cell>
          <table:table-cell office:value-type="float" office:value="37423" table:style-name="ce25">
            <text:p>37,423</text:p>
          </table:table-cell>
          <table:table-cell office:value-type="float" office:value="194290" table:style-name="ce29">
            <text:p>194,290</text:p>
          </table:table-cell>
          <table:table-cell office:value-type="float" office:value="38254" table:style-name="ce29">
            <text:p>38,254</text:p>
          </table:table-cell>
          <table:table-cell office:value-type="float" office:value="39292" table:style-name="ce29">
            <text:p>39,292</text:p>
          </table:table-cell>
          <table:table-cell office:value-type="float" office:value="39252" table:style-name="ce29">
            <text:p>39,252</text:p>
          </table:table-cell>
          <table:table-cell office:value-type="float" office:value="39201" table:style-name="ce29">
            <text:p>39,201</text:p>
          </table:table-cell>
          <table:table-cell office:value-type="float" office:value="38291" table:style-name="ce25">
            <text:p>38,291</text:p>
          </table:table-cell>
          <table:table-cell office:value-type="float" office:value="190564" table:style-name="ce29">
            <text:p>190,564</text:p>
          </table:table-cell>
          <table:table-cell office:value-type="float" office:value="38186" table:style-name="ce29">
            <text:p>38,186</text:p>
          </table:table-cell>
          <table:table-cell office:value-type="float" office:value="38360" table:style-name="ce29">
            <text:p>38,360</text:p>
          </table:table-cell>
          <table:table-cell office:value-type="float" office:value="39530" table:style-name="ce29">
            <text:p>39,530</text:p>
          </table:table-cell>
          <table:table-cell office:value-type="float" office:value="36732" table:style-name="ce29">
            <text:p>36,732</text:p>
          </table:table-cell>
          <table:table-cell office:value-type="float" office:value="37756" table:style-name="ce25">
            <text:p>37,756</text:p>
          </table:table-cell>
          <table:table-cell office:value-type="float" office:value="179900" table:style-name="ce29">
            <text:p>179,900</text:p>
          </table:table-cell>
          <table:table-cell office:value-type="float" office:value="37938" table:style-name="ce29">
            <text:p>37,938</text:p>
          </table:table-cell>
          <table:table-cell office:value-type="float" office:value="36972" table:style-name="ce29">
            <text:p>36,972</text:p>
          </table:table-cell>
          <table:table-cell office:value-type="float" office:value="35421" table:style-name="ce29">
            <text:p>35,421</text:p>
          </table:table-cell>
          <table:table-cell office:value-type="float" office:value="34837" table:style-name="ce29">
            <text:p>34,837</text:p>
          </table:table-cell>
          <table:table-cell office:value-type="float" office:value="34732" table:style-name="ce25">
            <text:p>34,732</text:p>
          </table:table-cell>
          <table:table-cell office:value-type="float" office:value="129659" table:style-name="ce29">
            <text:p>129,659</text:p>
          </table:table-cell>
          <table:table-cell office:value-type="float" office:value="31243" table:style-name="ce29">
            <text:p>31,243</text:p>
          </table:table-cell>
          <table:table-cell office:value-type="float" office:value="28834" table:style-name="ce29">
            <text:p>28,834</text:p>
          </table:table-cell>
          <table:table-cell office:value-type="float" office:value="27265" table:style-name="ce29">
            <text:p>27,265</text:p>
          </table:table-cell>
          <table:table-cell office:value-type="float" office:value="22677" table:style-name="ce29">
            <text:p>22,677</text:p>
          </table:table-cell>
          <table:table-cell office:value-type="float" office:value="19640" table:style-name="ce25">
            <text:p>19,640</text:p>
          </table:table-cell>
          <table:table-cell office:value-type="float" office:value="74788" table:style-name="ce29">
            <text:p>74,788</text:p>
          </table:table-cell>
          <table:table-cell office:value-type="float" office:value="13713" table:style-name="ce29">
            <text:p>13,713</text:p>
          </table:table-cell>
          <table:table-cell office:value-type="float" office:value="15663" table:style-name="ce29">
            <text:p>15,663</text:p>
          </table:table-cell>
          <table:table-cell office:value-type="float" office:value="15997" table:style-name="ce29">
            <text:p>15,997</text:p>
          </table:table-cell>
          <table:table-cell office:value-type="float" office:value="15173" table:style-name="ce29">
            <text:p>15,173</text:p>
          </table:table-cell>
          <table:table-cell office:value-type="float" office:value="14242" table:style-name="ce25">
            <text:p>14,242</text:p>
          </table:table-cell>
          <table:table-cell office:value-type="float" office:value="57087" table:style-name="ce29">
            <text:p>57,087</text:p>
          </table:table-cell>
          <table:table-cell office:value-type="float" office:value="13885" table:style-name="ce29">
            <text:p>13,885</text:p>
          </table:table-cell>
          <table:table-cell office:value-type="float" office:value="12603" table:style-name="ce29">
            <text:p>12,603</text:p>
          </table:table-cell>
          <table:table-cell office:value-type="float" office:value="11545" table:style-name="ce29">
            <text:p>11,545</text:p>
          </table:table-cell>
          <table:table-cell office:value-type="float" office:value="10100" table:style-name="ce29">
            <text:p>10,100</text:p>
          </table:table-cell>
          <table:table-cell office:value-type="float" office:value="8954" table:style-name="ce25">
            <text:p>8,954</text:p>
          </table:table-cell>
          <table:table-cell office:value-type="float" office:value="34150" table:style-name="ce29">
            <text:p>34,150</text:p>
          </table:table-cell>
          <table:table-cell office:value-type="float" office:value="8271" table:style-name="ce29">
            <text:p>8,271</text:p>
          </table:table-cell>
          <table:table-cell office:value-type="float" office:value="7433" table:style-name="ce29">
            <text:p>7,433</text:p>
          </table:table-cell>
          <table:table-cell office:value-type="float" office:value="6644" table:style-name="ce29">
            <text:p>6,644</text:p>
          </table:table-cell>
          <table:table-cell office:value-type="float" office:value="6021" table:style-name="ce29">
            <text:p>6,021</text:p>
          </table:table-cell>
          <table:table-cell office:value-type="float" office:value="5781" table:style-name="ce25">
            <text:p>5,781</text:p>
          </table:table-cell>
          <table:table-cell office:value-type="float" office:value="18214" table:style-name="ce29">
            <text:p>18,214</text:p>
          </table:table-cell>
          <table:table-cell office:value-type="float" office:value="4928" table:style-name="ce29">
            <text:p>4,928</text:p>
          </table:table-cell>
          <table:table-cell office:value-type="float" office:value="4208" table:style-name="ce29">
            <text:p>4,208</text:p>
          </table:table-cell>
          <table:table-cell office:value-type="float" office:value="3681" table:style-name="ce29">
            <text:p>3,681</text:p>
          </table:table-cell>
          <table:table-cell office:value-type="float" office:value="2934" table:style-name="ce29">
            <text:p>2,934</text:p>
          </table:table-cell>
          <table:table-cell office:value-type="float" office:value="2463" table:style-name="ce25">
            <text:p>2,463</text:p>
          </table:table-cell>
          <table:table-cell office:value-type="float" office:value="5401" table:style-name="ce29">
            <text:p>5,401</text:p>
          </table:table-cell>
          <table:table-cell office:value-type="float" office:value="1748" table:style-name="ce29">
            <text:p>1,748</text:p>
          </table:table-cell>
          <table:table-cell office:value-type="float" office:value="1349" table:style-name="ce29">
            <text:p>1,349</text:p>
          </table:table-cell>
          <table:table-cell office:value-type="float" office:value="1001" table:style-name="ce29">
            <text:p>1,001</text:p>
          </table:table-cell>
          <table:table-cell office:value-type="float" office:value="754" table:style-name="ce29">
            <text:p>754</text:p>
          </table:table-cell>
          <table:table-cell office:value-type="float" office:value="549" table:style-name="ce25">
            <text:p>549</text:p>
          </table:table-cell>
          <table:table-cell office:value-type="float" office:value="1030" table:style-name="ce29">
            <text:p>1,03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28167" table:style-name="ce29">
            <text:p>1,228,167</text:p>
          </table:table-cell>
          <table:table-cell office:value-type="float" office:value="55531" table:style-name="ce29">
            <text:p>55,531</text:p>
          </table:table-cell>
          <table:table-cell office:value-type="float" office:value="8667" table:style-name="ce35">
            <text:p>8,667</text:p>
          </table:table-cell>
          <table:table-cell office:value-type="float" office:value="10469" table:style-name="ce35">
            <text:p>10,469</text:p>
          </table:table-cell>
          <table:table-cell office:value-type="float" office:value="10949" table:style-name="ce35">
            <text:p>10,949</text:p>
          </table:table-cell>
          <table:table-cell office:value-type="float" office:value="12043" table:style-name="ce35">
            <text:p>12,043</text:p>
          </table:table-cell>
          <table:table-cell office:value-type="float" office:value="13403" table:style-name="ce35">
            <text:p>13,403</text:p>
          </table:table-cell>
          <table:table-cell office:value-type="float" office:value="63660" table:style-name="ce35">
            <text:p>63,660</text:p>
          </table:table-cell>
          <table:table-cell office:value-type="float" office:value="13375" table:style-name="ce35">
            <text:p>13,375</text:p>
          </table:table-cell>
          <table:table-cell office:value-type="float" office:value="12798" table:style-name="ce35">
            <text:p>12,798</text:p>
          </table:table-cell>
          <table:table-cell office:value-type="float" office:value="11604" table:style-name="ce35">
            <text:p>11,604</text:p>
          </table:table-cell>
          <table:table-cell office:value-type="float" office:value="13357" table:style-name="ce35">
            <text:p>13,357</text:p>
          </table:table-cell>
          <table:table-cell office:value-type="float" office:value="12526" table:style-name="ce36">
            <text:p>12,526</text:p>
          </table:table-cell>
          <table:table-cell office:value-type="float" office:value="56093" table:style-name="ce35">
            <text:p>56,093</text:p>
          </table:table-cell>
          <table:table-cell office:value-type="float" office:value="10605" table:style-name="ce35">
            <text:p>10,605</text:p>
          </table:table-cell>
          <table:table-cell office:value-type="float" office:value="11378" table:style-name="ce35">
            <text:p>11,378</text:p>
          </table:table-cell>
          <table:table-cell office:value-type="float" office:value="11413" table:style-name="ce35">
            <text:p>11,413</text:p>
          </table:table-cell>
          <table:table-cell office:value-type="float" office:value="11666" table:style-name="ce35">
            <text:p>11,666</text:p>
          </table:table-cell>
          <table:table-cell office:value-type="float" office:value="11031" table:style-name="ce36">
            <text:p>11,031</text:p>
          </table:table-cell>
          <table:table-cell office:value-type="float" office:value="55459" table:style-name="ce35">
            <text:p>55,459</text:p>
          </table:table-cell>
          <table:table-cell office:value-type="float" office:value="10785" table:style-name="ce35">
            <text:p>10,785</text:p>
          </table:table-cell>
          <table:table-cell office:value-type="float" office:value="10868" table:style-name="ce35">
            <text:p>10,868</text:p>
          </table:table-cell>
          <table:table-cell office:value-type="float" office:value="10794" table:style-name="ce35">
            <text:p>10,794</text:p>
          </table:table-cell>
          <table:table-cell office:value-type="float" office:value="11589" table:style-name="ce35">
            <text:p>11,589</text:p>
          </table:table-cell>
          <table:table-cell office:value-type="float" office:value="11423" table:style-name="ce36">
            <text:p>11,423</text:p>
          </table:table-cell>
          <table:table-cell office:value-type="float" office:value="68901" table:style-name="ce35">
            <text:p>68,901</text:p>
          </table:table-cell>
          <table:table-cell office:value-type="float" office:value="13709" table:style-name="ce35">
            <text:p>13,709</text:p>
          </table:table-cell>
          <table:table-cell office:value-type="float" office:value="13567" table:style-name="ce35">
            <text:p>13,567</text:p>
          </table:table-cell>
          <table:table-cell office:value-type="float" office:value="12620" table:style-name="ce35">
            <text:p>12,620</text:p>
          </table:table-cell>
          <table:table-cell office:value-type="float" office:value="14372" table:style-name="ce35">
            <text:p>14,372</text:p>
          </table:table-cell>
          <table:table-cell office:value-type="float" office:value="14633" table:style-name="ce36">
            <text:p>14,633</text:p>
          </table:table-cell>
          <table:table-cell office:value-type="float" office:value="74774" table:style-name="ce35">
            <text:p>74,774</text:p>
          </table:table-cell>
          <table:table-cell office:value-type="float" office:value="15232" table:style-name="ce35">
            <text:p>15,232</text:p>
          </table:table-cell>
          <table:table-cell office:value-type="float" office:value="15044" table:style-name="ce35">
            <text:p>15,044</text:p>
          </table:table-cell>
          <table:table-cell office:value-type="float" office:value="14925" table:style-name="ce35">
            <text:p>14,925</text:p>
          </table:table-cell>
          <table:table-cell office:value-type="float" office:value="14789" table:style-name="ce35">
            <text:p>14,789</text:p>
          </table:table-cell>
          <table:table-cell office:value-type="float" office:value="14784" table:style-name="ce36">
            <text:p>14,784</text:p>
          </table:table-cell>
          <table:table-cell office:value-type="float" office:value="77673" table:style-name="ce35">
            <text:p>77,673</text:p>
          </table:table-cell>
          <table:table-cell office:value-type="float" office:value="15718" table:style-name="ce35">
            <text:p>15,718</text:p>
          </table:table-cell>
          <table:table-cell office:value-type="float" office:value="15581" table:style-name="ce35">
            <text:p>15,581</text:p>
          </table:table-cell>
          <table:table-cell office:value-type="float" office:value="16192" table:style-name="ce35">
            <text:p>16,192</text:p>
          </table:table-cell>
          <table:table-cell office:value-type="float" office:value="15262" table:style-name="ce35">
            <text:p>15,262</text:p>
          </table:table-cell>
          <table:table-cell office:value-type="float" office:value="14920" table:style-name="ce36">
            <text:p>14,920</text:p>
          </table:table-cell>
          <table:table-cell office:value-type="float" office:value="96430" table:style-name="ce35">
            <text:p>96,430</text:p>
          </table:table-cell>
          <table:table-cell office:value-type="float" office:value="16605" table:style-name="ce35">
            <text:p>16,605</text:p>
          </table:table-cell>
          <table:table-cell office:value-type="float" office:value="18514" table:style-name="ce35">
            <text:p>18,514</text:p>
          </table:table-cell>
          <table:table-cell office:value-type="float" office:value="19240" table:style-name="ce35">
            <text:p>19,240</text:p>
          </table:table-cell>
          <table:table-cell office:value-type="float" office:value="20761" table:style-name="ce35">
            <text:p>20,761</text:p>
          </table:table-cell>
          <table:table-cell office:value-type="float" office:value="21310" table:style-name="ce36">
            <text:p>21,310</text:p>
          </table:table-cell>
          <table:table-cell office:value-type="float" office:value="103250" table:style-name="ce35">
            <text:p>103,250</text:p>
          </table:table-cell>
          <table:table-cell office:value-type="float" office:value="21059" table:style-name="ce35">
            <text:p>21,059</text:p>
          </table:table-cell>
          <table:table-cell office:value-type="float" office:value="21144" table:style-name="ce35">
            <text:p>21,144</text:p>
          </table:table-cell>
          <table:table-cell office:value-type="float" office:value="20679" table:style-name="ce35">
            <text:p>20,679</text:p>
          </table:table-cell>
          <table:table-cell office:value-type="float" office:value="19019" table:style-name="ce35">
            <text:p>19,019</text:p>
          </table:table-cell>
          <table:table-cell office:value-type="float" office:value="21349" table:style-name="ce36">
            <text:p>21,349</text:p>
          </table:table-cell>
          <table:table-cell office:value-type="float" office:value="88454" table:style-name="ce35">
            <text:p>88,454</text:p>
          </table:table-cell>
          <table:table-cell office:value-type="float" office:value="18164" table:style-name="ce35">
            <text:p>18,164</text:p>
          </table:table-cell>
          <table:table-cell office:value-type="float" office:value="17730" table:style-name="ce35">
            <text:p>17,730</text:p>
          </table:table-cell>
          <table:table-cell office:value-type="float" office:value="17623" table:style-name="ce35">
            <text:p>17,623</text:p>
          </table:table-cell>
          <table:table-cell office:value-type="float" office:value="17261" table:style-name="ce35">
            <text:p>17,261</text:p>
          </table:table-cell>
          <table:table-cell office:value-type="float" office:value="17676" table:style-name="ce36">
            <text:p>17,676</text:p>
          </table:table-cell>
          <table:table-cell office:value-type="float" office:value="88736" table:style-name="ce35">
            <text:p>88,736</text:p>
          </table:table-cell>
          <table:table-cell office:value-type="float" office:value="18103" table:style-name="ce35">
            <text:p>18,103</text:p>
          </table:table-cell>
          <table:table-cell office:value-type="float" office:value="18068" table:style-name="ce35">
            <text:p>18,068</text:p>
          </table:table-cell>
          <table:table-cell office:value-type="float" office:value="17969" table:style-name="ce35">
            <text:p>17,969</text:p>
          </table:table-cell>
          <table:table-cell office:value-type="float" office:value="17237" table:style-name="ce35">
            <text:p>17,237</text:p>
          </table:table-cell>
          <table:table-cell office:value-type="float" office:value="17359" table:style-name="ce36">
            <text:p>17,359</text:p>
          </table:table-cell>
          <table:table-cell office:value-type="float" office:value="89719" table:style-name="ce35">
            <text:p>89,719</text:p>
          </table:table-cell>
          <table:table-cell office:value-type="float" office:value="17705" table:style-name="ce35">
            <text:p>17,705</text:p>
          </table:table-cell>
          <table:table-cell office:value-type="float" office:value="18231" table:style-name="ce35">
            <text:p>18,231</text:p>
          </table:table-cell>
          <table:table-cell office:value-type="float" office:value="18176" table:style-name="ce35">
            <text:p>18,176</text:p>
          </table:table-cell>
          <table:table-cell office:value-type="float" office:value="18015" table:style-name="ce35">
            <text:p>18,015</text:p>
          </table:table-cell>
          <table:table-cell office:value-type="float" office:value="17592" table:style-name="ce36">
            <text:p>17,592</text:p>
          </table:table-cell>
          <table:table-cell office:value-type="float" office:value="87427" table:style-name="ce35">
            <text:p>87,427</text:p>
          </table:table-cell>
          <table:table-cell office:value-type="float" office:value="17717" table:style-name="ce35">
            <text:p>17,717</text:p>
          </table:table-cell>
          <table:table-cell office:value-type="float" office:value="17496" table:style-name="ce35">
            <text:p>17,496</text:p>
          </table:table-cell>
          <table:table-cell office:value-type="float" office:value="18204" table:style-name="ce35">
            <text:p>18,204</text:p>
          </table:table-cell>
          <table:table-cell office:value-type="float" office:value="16865" table:style-name="ce35">
            <text:p>16,865</text:p>
          </table:table-cell>
          <table:table-cell office:value-type="float" office:value="17145" table:style-name="ce36">
            <text:p>17,145</text:p>
          </table:table-cell>
          <table:table-cell office:value-type="float" office:value="82988" table:style-name="ce35">
            <text:p>82,988</text:p>
          </table:table-cell>
          <table:table-cell office:value-type="float" office:value="17592" table:style-name="ce35">
            <text:p>17,592</text:p>
          </table:table-cell>
          <table:table-cell office:value-type="float" office:value="17175" table:style-name="ce35">
            <text:p>17,175</text:p>
          </table:table-cell>
          <table:table-cell office:value-type="float" office:value="16362" table:style-name="ce35">
            <text:p>16,362</text:p>
          </table:table-cell>
          <table:table-cell office:value-type="float" office:value="15965" table:style-name="ce35">
            <text:p>15,965</text:p>
          </table:table-cell>
          <table:table-cell office:value-type="float" office:value="15894" table:style-name="ce36">
            <text:p>15,894</text:p>
          </table:table-cell>
          <table:table-cell office:value-type="float" office:value="58540" table:style-name="ce35">
            <text:p>58,540</text:p>
          </table:table-cell>
          <table:table-cell office:value-type="float" office:value="14143" table:style-name="ce35">
            <text:p>14,143</text:p>
          </table:table-cell>
          <table:table-cell office:value-type="float" office:value="12876" table:style-name="ce35">
            <text:p>12,876</text:p>
          </table:table-cell>
          <table:table-cell office:value-type="float" office:value="12318" table:style-name="ce35">
            <text:p>12,318</text:p>
          </table:table-cell>
          <table:table-cell office:value-type="float" office:value="10325" table:style-name="ce35">
            <text:p>10,325</text:p>
          </table:table-cell>
          <table:table-cell office:value-type="float" office:value="8878" table:style-name="ce36">
            <text:p>8,878</text:p>
          </table:table-cell>
          <table:table-cell office:value-type="float" office:value="32507" table:style-name="ce35">
            <text:p>32,507</text:p>
          </table:table-cell>
          <table:table-cell office:value-type="float" office:value="6140" table:style-name="ce35">
            <text:p>6,140</text:p>
          </table:table-cell>
          <table:table-cell office:value-type="float" office:value="6863" table:style-name="ce35">
            <text:p>6,863</text:p>
          </table:table-cell>
          <table:table-cell office:value-type="float" office:value="6915" table:style-name="ce35">
            <text:p>6,915</text:p>
          </table:table-cell>
          <table:table-cell office:value-type="float" office:value="6599" table:style-name="ce35">
            <text:p>6,599</text:p>
          </table:table-cell>
          <table:table-cell office:value-type="float" office:value="5990" table:style-name="ce36">
            <text:p>5,990</text:p>
          </table:table-cell>
          <table:table-cell office:value-type="float" office:value="22894" table:style-name="ce35">
            <text:p>22,894</text:p>
          </table:table-cell>
          <table:table-cell office:value-type="float" office:value="5830" table:style-name="ce35">
            <text:p>5,830</text:p>
          </table:table-cell>
          <table:table-cell office:value-type="float" office:value="5075" table:style-name="ce35">
            <text:p>5,075</text:p>
          </table:table-cell>
          <table:table-cell office:value-type="float" office:value="4649" table:style-name="ce35">
            <text:p>4,649</text:p>
          </table:table-cell>
          <table:table-cell office:value-type="float" office:value="3940" table:style-name="ce35">
            <text:p>3,940</text:p>
          </table:table-cell>
          <table:table-cell office:value-type="float" office:value="3400" table:style-name="ce36">
            <text:p>3,400</text:p>
          </table:table-cell>
          <table:table-cell office:value-type="float" office:value="13798" table:style-name="ce35">
            <text:p>13,798</text:p>
          </table:table-cell>
          <table:table-cell office:value-type="float" office:value="3187" table:style-name="ce35">
            <text:p>3,187</text:p>
          </table:table-cell>
          <table:table-cell office:value-type="float" office:value="2887" table:style-name="ce35">
            <text:p>2,887</text:p>
          </table:table-cell>
          <table:table-cell office:value-type="float" office:value="2701" table:style-name="ce35">
            <text:p>2,701</text:p>
          </table:table-cell>
          <table:table-cell office:value-type="float" office:value="2509" table:style-name="ce35">
            <text:p>2,509</text:p>
          </table:table-cell>
          <table:table-cell office:value-type="float" office:value="2514" table:style-name="ce36">
            <text:p>2,514</text:p>
          </table:table-cell>
          <table:table-cell office:value-type="float" office:value="8330" table:style-name="ce35">
            <text:p>8,330</text:p>
          </table:table-cell>
          <table:table-cell office:value-type="float" office:value="2247" table:style-name="ce35">
            <text:p>2,247</text:p>
          </table:table-cell>
          <table:table-cell office:value-type="float" office:value="1949" table:style-name="ce35">
            <text:p>1,949</text:p>
          </table:table-cell>
          <table:table-cell office:value-type="float" office:value="1683" table:style-name="ce35">
            <text:p>1,683</text:p>
          </table:table-cell>
          <table:table-cell office:value-type="float" office:value="1325" table:style-name="ce35">
            <text:p>1,325</text:p>
          </table:table-cell>
          <table:table-cell office:value-type="float" office:value="1126" table:style-name="ce36">
            <text:p>1,126</text:p>
          </table:table-cell>
          <table:table-cell office:value-type="float" office:value="2507" table:style-name="ce35">
            <text:p>2,507</text:p>
          </table:table-cell>
          <table:table-cell office:value-type="float" office:value="819" table:style-name="ce35">
            <text:p>819</text:p>
          </table:table-cell>
          <table:table-cell office:value-type="float" office:value="616" table:style-name="ce35">
            <text:p>616</text:p>
          </table:table-cell>
          <table:table-cell office:value-type="float" office:value="429" table:style-name="ce35">
            <text:p>429</text:p>
          </table:table-cell>
          <table:table-cell office:value-type="float" office:value="371" table:style-name="ce35">
            <text:p>371</text:p>
          </table:table-cell>
          <table:table-cell office:value-type="float" office:value="272" table:style-name="ce36">
            <text:p>272</text:p>
          </table:table-cell>
          <table:table-cell office:value-type="float" office:value="496" table:style-name="ce35">
            <text:p>49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52839" table:style-name="ce33">
            <text:p>1,352,839</text:p>
          </table:table-cell>
          <table:table-cell office:value-type="float" office:value="51977" table:style-name="ce32">
            <text:p>51,977</text:p>
          </table:table-cell>
          <table:table-cell office:value-type="float" office:value="7994" table:style-name="ce38">
            <text:p>7,994</text:p>
          </table:table-cell>
          <table:table-cell office:value-type="float" office:value="9688" table:style-name="ce38">
            <text:p>9,688</text:p>
          </table:table-cell>
          <table:table-cell office:value-type="float" office:value="10384" table:style-name="ce38">
            <text:p>10,384</text:p>
          </table:table-cell>
          <table:table-cell office:value-type="float" office:value="11327" table:style-name="ce38">
            <text:p>11,327</text:p>
          </table:table-cell>
          <table:table-cell office:value-type="float" office:value="12584" table:style-name="ce38">
            <text:p>12,584</text:p>
          </table:table-cell>
          <table:table-cell office:value-type="float" office:value="59443" table:style-name="ce38">
            <text:p>59,443</text:p>
          </table:table-cell>
          <table:table-cell office:value-type="float" office:value="12461" table:style-name="ce38">
            <text:p>12,461</text:p>
          </table:table-cell>
          <table:table-cell office:value-type="float" office:value="12001" table:style-name="ce38">
            <text:p>12,001</text:p>
          </table:table-cell>
          <table:table-cell office:value-type="float" office:value="10844" table:style-name="ce38">
            <text:p>10,844</text:p>
          </table:table-cell>
          <table:table-cell office:value-type="float" office:value="12602" table:style-name="ce38">
            <text:p>12,602</text:p>
          </table:table-cell>
          <table:table-cell office:value-type="float" office:value="11535" table:style-name="ce39">
            <text:p>11,535</text:p>
          </table:table-cell>
          <table:table-cell office:value-type="float" office:value="52028" table:style-name="ce38">
            <text:p>52,028</text:p>
          </table:table-cell>
          <table:table-cell office:value-type="float" office:value="9768" table:style-name="ce38">
            <text:p>9,768</text:p>
          </table:table-cell>
          <table:table-cell office:value-type="float" office:value="10514" table:style-name="ce38">
            <text:p>10,514</text:p>
          </table:table-cell>
          <table:table-cell office:value-type="float" office:value="10563" table:style-name="ce38">
            <text:p>10,563</text:p>
          </table:table-cell>
          <table:table-cell office:value-type="float" office:value="10853" table:style-name="ce38">
            <text:p>10,853</text:p>
          </table:table-cell>
          <table:table-cell office:value-type="float" office:value="10330" table:style-name="ce39">
            <text:p>10,330</text:p>
          </table:table-cell>
          <table:table-cell office:value-type="float" office:value="50739" table:style-name="ce38">
            <text:p>50,739</text:p>
          </table:table-cell>
          <table:table-cell office:value-type="float" office:value="9697" table:style-name="ce38">
            <text:p>9,697</text:p>
          </table:table-cell>
          <table:table-cell office:value-type="float" office:value="9778" table:style-name="ce38">
            <text:p>9,778</text:p>
          </table:table-cell>
          <table:table-cell office:value-type="float" office:value="9887" table:style-name="ce38">
            <text:p>9,887</text:p>
          </table:table-cell>
          <table:table-cell office:value-type="float" office:value="10692" table:style-name="ce38">
            <text:p>10,692</text:p>
          </table:table-cell>
          <table:table-cell office:value-type="float" office:value="10685" table:style-name="ce39">
            <text:p>10,685</text:p>
          </table:table-cell>
          <table:table-cell office:value-type="float" office:value="64388" table:style-name="ce38">
            <text:p>64,388</text:p>
          </table:table-cell>
          <table:table-cell office:value-type="float" office:value="12808" table:style-name="ce38">
            <text:p>12,808</text:p>
          </table:table-cell>
          <table:table-cell office:value-type="float" office:value="12446" table:style-name="ce38">
            <text:p>12,446</text:p>
          </table:table-cell>
          <table:table-cell office:value-type="float" office:value="11728" table:style-name="ce38">
            <text:p>11,728</text:p>
          </table:table-cell>
          <table:table-cell office:value-type="float" office:value="13451" table:style-name="ce38">
            <text:p>13,451</text:p>
          </table:table-cell>
          <table:table-cell office:value-type="float" office:value="13955" table:style-name="ce39">
            <text:p>13,955</text:p>
          </table:table-cell>
          <table:table-cell office:value-type="float" office:value="72495" table:style-name="ce38">
            <text:p>72,495</text:p>
          </table:table-cell>
          <table:table-cell office:value-type="float" office:value="14439" table:style-name="ce38">
            <text:p>14,439</text:p>
          </table:table-cell>
          <table:table-cell office:value-type="float" office:value="14294" table:style-name="ce38">
            <text:p>14,294</text:p>
          </table:table-cell>
          <table:table-cell office:value-type="float" office:value="14429" table:style-name="ce38">
            <text:p>14,429</text:p>
          </table:table-cell>
          <table:table-cell office:value-type="float" office:value="14676" table:style-name="ce38">
            <text:p>14,676</text:p>
          </table:table-cell>
          <table:table-cell office:value-type="float" office:value="14657" table:style-name="ce39">
            <text:p>14,657</text:p>
          </table:table-cell>
          <table:table-cell office:value-type="float" office:value="82746" table:style-name="ce38">
            <text:p>82,746</text:p>
          </table:table-cell>
          <table:table-cell office:value-type="float" office:value="15668" table:style-name="ce38">
            <text:p>15,668</text:p>
          </table:table-cell>
          <table:table-cell office:value-type="float" office:value="15878" table:style-name="ce38">
            <text:p>15,878</text:p>
          </table:table-cell>
          <table:table-cell office:value-type="float" office:value="17656" table:style-name="ce38">
            <text:p>17,656</text:p>
          </table:table-cell>
          <table:table-cell office:value-type="float" office:value="16625" table:style-name="ce38">
            <text:p>16,625</text:p>
          </table:table-cell>
          <table:table-cell office:value-type="float" office:value="16919" table:style-name="ce39">
            <text:p>16,919</text:p>
          </table:table-cell>
          <table:table-cell office:value-type="float" office:value="108853" table:style-name="ce38">
            <text:p>108,853</text:p>
          </table:table-cell>
          <table:table-cell office:value-type="float" office:value="19019" table:style-name="ce38">
            <text:p>19,019</text:p>
          </table:table-cell>
          <table:table-cell office:value-type="float" office:value="20983" table:style-name="ce38">
            <text:p>20,983</text:p>
          </table:table-cell>
          <table:table-cell office:value-type="float" office:value="21504" table:style-name="ce38">
            <text:p>21,504</text:p>
          </table:table-cell>
          <table:table-cell office:value-type="float" office:value="23122" table:style-name="ce38">
            <text:p>23,122</text:p>
          </table:table-cell>
          <table:table-cell office:value-type="float" office:value="24225" table:style-name="ce39">
            <text:p>24,225</text:p>
          </table:table-cell>
          <table:table-cell office:value-type="float" office:value="118039" table:style-name="ce38">
            <text:p>118,039</text:p>
          </table:table-cell>
          <table:table-cell office:value-type="float" office:value="23952" table:style-name="ce38">
            <text:p>23,952</text:p>
          </table:table-cell>
          <table:table-cell office:value-type="float" office:value="24239" table:style-name="ce38">
            <text:p>24,239</text:p>
          </table:table-cell>
          <table:table-cell office:value-type="float" office:value="23624" table:style-name="ce38">
            <text:p>23,624</text:p>
          </table:table-cell>
          <table:table-cell office:value-type="float" office:value="21627" table:style-name="ce38">
            <text:p>21,627</text:p>
          </table:table-cell>
          <table:table-cell office:value-type="float" office:value="24597" table:style-name="ce39">
            <text:p>24,597</text:p>
          </table:table-cell>
          <table:table-cell office:value-type="float" office:value="102493" table:style-name="ce38">
            <text:p>102,493</text:p>
          </table:table-cell>
          <table:table-cell office:value-type="float" office:value="21368" table:style-name="ce38">
            <text:p>21,368</text:p>
          </table:table-cell>
          <table:table-cell office:value-type="float" office:value="20748" table:style-name="ce38">
            <text:p>20,748</text:p>
          </table:table-cell>
          <table:table-cell office:value-type="float" office:value="19915" table:style-name="ce38">
            <text:p>19,915</text:p>
          </table:table-cell>
          <table:table-cell office:value-type="float" office:value="20030" table:style-name="ce38">
            <text:p>20,030</text:p>
          </table:table-cell>
          <table:table-cell office:value-type="float" office:value="20432" table:style-name="ce39">
            <text:p>20,432</text:p>
          </table:table-cell>
          <table:table-cell office:value-type="float" office:value="103761" table:style-name="ce38">
            <text:p>103,761</text:p>
          </table:table-cell>
          <table:table-cell office:value-type="float" office:value="21153" table:style-name="ce38">
            <text:p>21,153</text:p>
          </table:table-cell>
          <table:table-cell office:value-type="float" office:value="21140" table:style-name="ce38">
            <text:p>21,140</text:p>
          </table:table-cell>
          <table:table-cell office:value-type="float" office:value="21097" table:style-name="ce38">
            <text:p>21,097</text:p>
          </table:table-cell>
          <table:table-cell office:value-type="float" office:value="20307" table:style-name="ce38">
            <text:p>20,307</text:p>
          </table:table-cell>
          <table:table-cell office:value-type="float" office:value="20064" table:style-name="ce39">
            <text:p>20,064</text:p>
          </table:table-cell>
          <table:table-cell office:value-type="float" office:value="104571" table:style-name="ce38">
            <text:p>104,571</text:p>
          </table:table-cell>
          <table:table-cell office:value-type="float" office:value="20549" table:style-name="ce38">
            <text:p>20,549</text:p>
          </table:table-cell>
          <table:table-cell office:value-type="float" office:value="21061" table:style-name="ce38">
            <text:p>21,061</text:p>
          </table:table-cell>
          <table:table-cell office:value-type="float" office:value="21076" table:style-name="ce38">
            <text:p>21,076</text:p>
          </table:table-cell>
          <table:table-cell office:value-type="float" office:value="21186" table:style-name="ce38">
            <text:p>21,186</text:p>
          </table:table-cell>
          <table:table-cell office:value-type="float" office:value="20699" table:style-name="ce39">
            <text:p>20,699</text:p>
          </table:table-cell>
          <table:table-cell office:value-type="float" office:value="103137" table:style-name="ce38">
            <text:p>103,137</text:p>
          </table:table-cell>
          <table:table-cell office:value-type="float" office:value="20469" table:style-name="ce38">
            <text:p>20,469</text:p>
          </table:table-cell>
          <table:table-cell office:value-type="float" office:value="20864" table:style-name="ce38">
            <text:p>20,864</text:p>
          </table:table-cell>
          <table:table-cell office:value-type="float" office:value="21326" table:style-name="ce38">
            <text:p>21,326</text:p>
          </table:table-cell>
          <table:table-cell office:value-type="float" office:value="19867" table:style-name="ce38">
            <text:p>19,867</text:p>
          </table:table-cell>
          <table:table-cell office:value-type="float" office:value="20611" table:style-name="ce39">
            <text:p>20,611</text:p>
          </table:table-cell>
          <table:table-cell office:value-type="float" office:value="96912" table:style-name="ce38">
            <text:p>96,912</text:p>
          </table:table-cell>
          <table:table-cell office:value-type="float" office:value="20346" table:style-name="ce38">
            <text:p>20,346</text:p>
          </table:table-cell>
          <table:table-cell office:value-type="float" office:value="19797" table:style-name="ce38">
            <text:p>19,797</text:p>
          </table:table-cell>
          <table:table-cell office:value-type="float" office:value="19059" table:style-name="ce38">
            <text:p>19,059</text:p>
          </table:table-cell>
          <table:table-cell office:value-type="float" office:value="18872" table:style-name="ce38">
            <text:p>18,872</text:p>
          </table:table-cell>
          <table:table-cell office:value-type="float" office:value="18838" table:style-name="ce39">
            <text:p>18,838</text:p>
          </table:table-cell>
          <table:table-cell office:value-type="float" office:value="71119" table:style-name="ce38">
            <text:p>71,119</text:p>
          </table:table-cell>
          <table:table-cell office:value-type="float" office:value="17100" table:style-name="ce38">
            <text:p>17,100</text:p>
          </table:table-cell>
          <table:table-cell office:value-type="float" office:value="15958" table:style-name="ce38">
            <text:p>15,958</text:p>
          </table:table-cell>
          <table:table-cell office:value-type="float" office:value="14947" table:style-name="ce38">
            <text:p>14,947</text:p>
          </table:table-cell>
          <table:table-cell office:value-type="float" office:value="12352" table:style-name="ce38">
            <text:p>12,352</text:p>
          </table:table-cell>
          <table:table-cell office:value-type="float" office:value="10762" table:style-name="ce39">
            <text:p>10,762</text:p>
          </table:table-cell>
          <table:table-cell office:value-type="float" office:value="42281" table:style-name="ce38">
            <text:p>42,281</text:p>
          </table:table-cell>
          <table:table-cell office:value-type="float" office:value="7573" table:style-name="ce38">
            <text:p>7,573</text:p>
          </table:table-cell>
          <table:table-cell office:value-type="float" office:value="8800" table:style-name="ce38">
            <text:p>8,800</text:p>
          </table:table-cell>
          <table:table-cell office:value-type="float" office:value="9082" table:style-name="ce38">
            <text:p>9,082</text:p>
          </table:table-cell>
          <table:table-cell office:value-type="float" office:value="8574" table:style-name="ce38">
            <text:p>8,574</text:p>
          </table:table-cell>
          <table:table-cell office:value-type="float" office:value="8252" table:style-name="ce39">
            <text:p>8,252</text:p>
          </table:table-cell>
          <table:table-cell office:value-type="float" office:value="34193" table:style-name="ce38">
            <text:p>34,193</text:p>
          </table:table-cell>
          <table:table-cell office:value-type="float" office:value="8055" table:style-name="ce38">
            <text:p>8,055</text:p>
          </table:table-cell>
          <table:table-cell office:value-type="float" office:value="7528" table:style-name="ce38">
            <text:p>7,528</text:p>
          </table:table-cell>
          <table:table-cell office:value-type="float" office:value="6896" table:style-name="ce38">
            <text:p>6,896</text:p>
          </table:table-cell>
          <table:table-cell office:value-type="float" office:value="6160" table:style-name="ce38">
            <text:p>6,160</text:p>
          </table:table-cell>
          <table:table-cell office:value-type="float" office:value="5554" table:style-name="ce39">
            <text:p>5,554</text:p>
          </table:table-cell>
          <table:table-cell office:value-type="float" office:value="20352" table:style-name="ce38">
            <text:p>20,352</text:p>
          </table:table-cell>
          <table:table-cell office:value-type="float" office:value="5084" table:style-name="ce38">
            <text:p>5,084</text:p>
          </table:table-cell>
          <table:table-cell office:value-type="float" office:value="4546" table:style-name="ce38">
            <text:p>4,546</text:p>
          </table:table-cell>
          <table:table-cell office:value-type="float" office:value="3943" table:style-name="ce38">
            <text:p>3,943</text:p>
          </table:table-cell>
          <table:table-cell office:value-type="float" office:value="3512" table:style-name="ce38">
            <text:p>3,512</text:p>
          </table:table-cell>
          <table:table-cell office:value-type="float" office:value="3267" table:style-name="ce39">
            <text:p>3,267</text:p>
          </table:table-cell>
          <table:table-cell office:value-type="float" office:value="9884" table:style-name="ce38">
            <text:p>9,884</text:p>
          </table:table-cell>
          <table:table-cell office:value-type="float" office:value="2681" table:style-name="ce38">
            <text:p>2,681</text:p>
          </table:table-cell>
          <table:table-cell office:value-type="float" office:value="2259" table:style-name="ce38">
            <text:p>2,259</text:p>
          </table:table-cell>
          <table:table-cell office:value-type="float" office:value="1998" table:style-name="ce38">
            <text:p>1,998</text:p>
          </table:table-cell>
          <table:table-cell office:value-type="float" office:value="1609" table:style-name="ce38">
            <text:p>1,609</text:p>
          </table:table-cell>
          <table:table-cell office:value-type="float" office:value="1337" table:style-name="ce39">
            <text:p>1,337</text:p>
          </table:table-cell>
          <table:table-cell office:value-type="float" office:value="2894" table:style-name="ce38">
            <text:p>2,894</text:p>
          </table:table-cell>
          <table:table-cell office:value-type="float" office:value="929" table:style-name="ce38">
            <text:p>929</text:p>
          </table:table-cell>
          <table:table-cell office:value-type="float" office:value="733" table:style-name="ce38">
            <text:p>733</text:p>
          </table:table-cell>
          <table:table-cell office:value-type="float" office:value="572" table:style-name="ce38">
            <text:p>572</text:p>
          </table:table-cell>
          <table:table-cell office:value-type="float" office:value="383" table:style-name="ce38">
            <text:p>383</text:p>
          </table:table-cell>
          <table:table-cell office:value-type="float" office:value="277" table:style-name="ce39">
            <text:p>277</text:p>
          </table:table-cell>
          <table:table-cell office:value-type="float" office:value="534" table:style-name="ce38">
            <text:p>53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0971" table:style-name="ce29">
            <text:p>2,270,971</text:p>
          </table:table-cell>
          <table:table-cell office:value-type="float" office:value="108333" table:style-name="ce29">
            <text:p>108,333</text:p>
          </table:table-cell>
          <table:table-cell office:value-type="float" office:value="19322" table:style-name="ce29">
            <text:p>19,322</text:p>
          </table:table-cell>
          <table:table-cell office:value-type="float" office:value="21318" table:style-name="ce29">
            <text:p>21,318</text:p>
          </table:table-cell>
          <table:table-cell office:value-type="float" office:value="21697" table:style-name="ce29">
            <text:p>21,697</text:p>
          </table:table-cell>
          <table:table-cell office:value-type="float" office:value="22487" table:style-name="ce29">
            <text:p>22,487</text:p>
          </table:table-cell>
          <table:table-cell office:value-type="float" office:value="23509" table:style-name="ce29">
            <text:p>23,509</text:p>
          </table:table-cell>
          <table:table-cell office:value-type="float" office:value="117716" table:style-name="ce29">
            <text:p>117,716</text:p>
          </table:table-cell>
          <table:table-cell office:value-type="float" office:value="23812" table:style-name="ce29">
            <text:p>23,812</text:p>
          </table:table-cell>
          <table:table-cell office:value-type="float" office:value="23935" table:style-name="ce29">
            <text:p>23,935</text:p>
          </table:table-cell>
          <table:table-cell office:value-type="float" office:value="21700" table:style-name="ce29">
            <text:p>21,700</text:p>
          </table:table-cell>
          <table:table-cell office:value-type="float" office:value="25214" table:style-name="ce29">
            <text:p>25,214</text:p>
          </table:table-cell>
          <table:table-cell office:value-type="float" office:value="23055" table:style-name="ce25">
            <text:p>23,055</text:p>
          </table:table-cell>
          <table:table-cell office:value-type="float" office:value="103645" table:style-name="ce29">
            <text:p>103,645</text:p>
          </table:table-cell>
          <table:table-cell office:value-type="float" office:value="18674" table:style-name="ce29">
            <text:p>18,674</text:p>
          </table:table-cell>
          <table:table-cell office:value-type="float" office:value="20133" table:style-name="ce29">
            <text:p>20,133</text:p>
          </table:table-cell>
          <table:table-cell office:value-type="float" office:value="21039" table:style-name="ce29">
            <text:p>21,039</text:p>
          </table:table-cell>
          <table:table-cell office:value-type="float" office:value="22112" table:style-name="ce29">
            <text:p>22,112</text:p>
          </table:table-cell>
          <table:table-cell office:value-type="float" office:value="21687" table:style-name="ce25">
            <text:p>21,687</text:p>
          </table:table-cell>
          <table:table-cell office:value-type="float" office:value="120034" table:style-name="ce29">
            <text:p>120,034</text:p>
          </table:table-cell>
          <table:table-cell office:value-type="float" office:value="22033" table:style-name="ce29">
            <text:p>22,033</text:p>
          </table:table-cell>
          <table:table-cell office:value-type="float" office:value="22909" table:style-name="ce29">
            <text:p>22,909</text:p>
          </table:table-cell>
          <table:table-cell office:value-type="float" office:value="23612" table:style-name="ce29">
            <text:p>23,612</text:p>
          </table:table-cell>
          <table:table-cell office:value-type="float" office:value="25304" table:style-name="ce29">
            <text:p>25,304</text:p>
          </table:table-cell>
          <table:table-cell office:value-type="float" office:value="26176" table:style-name="ce25">
            <text:p>26,176</text:p>
          </table:table-cell>
          <table:table-cell office:value-type="float" office:value="150927" table:style-name="ce29">
            <text:p>150,927</text:p>
          </table:table-cell>
          <table:table-cell office:value-type="float" office:value="30482" table:style-name="ce29">
            <text:p>30,482</text:p>
          </table:table-cell>
          <table:table-cell office:value-type="float" office:value="29083" table:style-name="ce29">
            <text:p>29,083</text:p>
          </table:table-cell>
          <table:table-cell office:value-type="float" office:value="27654" table:style-name="ce29">
            <text:p>27,654</text:p>
          </table:table-cell>
          <table:table-cell office:value-type="float" office:value="31368" table:style-name="ce29">
            <text:p>31,368</text:p>
          </table:table-cell>
          <table:table-cell office:value-type="float" office:value="32340" table:style-name="ce25">
            <text:p>32,340</text:p>
          </table:table-cell>
          <table:table-cell office:value-type="float" office:value="163448" table:style-name="ce29">
            <text:p>163,448</text:p>
          </table:table-cell>
          <table:table-cell office:value-type="float" office:value="32684" table:style-name="ce29">
            <text:p>32,684</text:p>
          </table:table-cell>
          <table:table-cell office:value-type="float" office:value="32869" table:style-name="ce29">
            <text:p>32,869</text:p>
          </table:table-cell>
          <table:table-cell office:value-type="float" office:value="32866" table:style-name="ce29">
            <text:p>32,866</text:p>
          </table:table-cell>
          <table:table-cell office:value-type="float" office:value="32686" table:style-name="ce29">
            <text:p>32,686</text:p>
          </table:table-cell>
          <table:table-cell office:value-type="float" office:value="32343" table:style-name="ce25">
            <text:p>32,343</text:p>
          </table:table-cell>
          <table:table-cell office:value-type="float" office:value="165396" table:style-name="ce29">
            <text:p>165,396</text:p>
          </table:table-cell>
          <table:table-cell office:value-type="float" office:value="34271" table:style-name="ce29">
            <text:p>34,271</text:p>
          </table:table-cell>
          <table:table-cell office:value-type="float" office:value="33213" table:style-name="ce29">
            <text:p>33,213</text:p>
          </table:table-cell>
          <table:table-cell office:value-type="float" office:value="34881" table:style-name="ce29">
            <text:p>34,881</text:p>
          </table:table-cell>
          <table:table-cell office:value-type="float" office:value="32312" table:style-name="ce29">
            <text:p>32,312</text:p>
          </table:table-cell>
          <table:table-cell office:value-type="float" office:value="30719" table:style-name="ce25">
            <text:p>30,719</text:p>
          </table:table-cell>
          <table:table-cell office:value-type="float" office:value="193605" table:style-name="ce29">
            <text:p>193,605</text:p>
          </table:table-cell>
          <table:table-cell office:value-type="float" office:value="34202" table:style-name="ce29">
            <text:p>34,202</text:p>
          </table:table-cell>
          <table:table-cell office:value-type="float" office:value="37358" table:style-name="ce29">
            <text:p>37,358</text:p>
          </table:table-cell>
          <table:table-cell office:value-type="float" office:value="38528" table:style-name="ce29">
            <text:p>38,528</text:p>
          </table:table-cell>
          <table:table-cell office:value-type="float" office:value="41093" table:style-name="ce29">
            <text:p>41,093</text:p>
          </table:table-cell>
          <table:table-cell office:value-type="float" office:value="42424" table:style-name="ce25">
            <text:p>42,424</text:p>
          </table:table-cell>
          <table:table-cell office:value-type="float" office:value="203118" table:style-name="ce29">
            <text:p>203,118</text:p>
          </table:table-cell>
          <table:table-cell office:value-type="float" office:value="42018" table:style-name="ce29">
            <text:p>42,018</text:p>
          </table:table-cell>
          <table:table-cell office:value-type="float" office:value="41739" table:style-name="ce29">
            <text:p>41,739</text:p>
          </table:table-cell>
          <table:table-cell office:value-type="float" office:value="40375" table:style-name="ce29">
            <text:p>40,375</text:p>
          </table:table-cell>
          <table:table-cell office:value-type="float" office:value="38322" table:style-name="ce29">
            <text:p>38,322</text:p>
          </table:table-cell>
          <table:table-cell office:value-type="float" office:value="40664" table:style-name="ce25">
            <text:p>40,664</text:p>
          </table:table-cell>
          <table:table-cell office:value-type="float" office:value="171382" table:style-name="ce29">
            <text:p>171,382</text:p>
          </table:table-cell>
          <table:table-cell office:value-type="float" office:value="35767" table:style-name="ce29">
            <text:p>35,767</text:p>
          </table:table-cell>
          <table:table-cell office:value-type="float" office:value="34352" table:style-name="ce29">
            <text:p>34,352</text:p>
          </table:table-cell>
          <table:table-cell office:value-type="float" office:value="33634" table:style-name="ce29">
            <text:p>33,634</text:p>
          </table:table-cell>
          <table:table-cell office:value-type="float" office:value="33835" table:style-name="ce29">
            <text:p>33,835</text:p>
          </table:table-cell>
          <table:table-cell office:value-type="float" office:value="33794" table:style-name="ce25">
            <text:p>33,794</text:p>
          </table:table-cell>
          <table:table-cell office:value-type="float" office:value="168465" table:style-name="ce29">
            <text:p>168,465</text:p>
          </table:table-cell>
          <table:table-cell office:value-type="float" office:value="34709" table:style-name="ce29">
            <text:p>34,709</text:p>
          </table:table-cell>
          <table:table-cell office:value-type="float" office:value="34606" table:style-name="ce29">
            <text:p>34,606</text:p>
          </table:table-cell>
          <table:table-cell office:value-type="float" office:value="33911" table:style-name="ce29">
            <text:p>33,911</text:p>
          </table:table-cell>
          <table:table-cell office:value-type="float" office:value="32765" table:style-name="ce29">
            <text:p>32,765</text:p>
          </table:table-cell>
          <table:table-cell office:value-type="float" office:value="32474" table:style-name="ce25">
            <text:p>32,474</text:p>
          </table:table-cell>
          <table:table-cell office:value-type="float" office:value="163835" table:style-name="ce29">
            <text:p>163,835</text:p>
          </table:table-cell>
          <table:table-cell office:value-type="float" office:value="32889" table:style-name="ce29">
            <text:p>32,889</text:p>
          </table:table-cell>
          <table:table-cell office:value-type="float" office:value="33743" table:style-name="ce29">
            <text:p>33,743</text:p>
          </table:table-cell>
          <table:table-cell office:value-type="float" office:value="33232" table:style-name="ce29">
            <text:p>33,232</text:p>
          </table:table-cell>
          <table:table-cell office:value-type="float" office:value="32622" table:style-name="ce29">
            <text:p>32,622</text:p>
          </table:table-cell>
          <table:table-cell office:value-type="float" office:value="31349" table:style-name="ce25">
            <text:p>31,349</text:p>
          </table:table-cell>
          <table:table-cell office:value-type="float" office:value="142773" table:style-name="ce29">
            <text:p>142,773</text:p>
          </table:table-cell>
          <table:table-cell office:value-type="float" office:value="29711" table:style-name="ce29">
            <text:p>29,711</text:p>
          </table:table-cell>
          <table:table-cell office:value-type="float" office:value="29696" table:style-name="ce29">
            <text:p>29,696</text:p>
          </table:table-cell>
          <table:table-cell office:value-type="float" office:value="29592" table:style-name="ce29">
            <text:p>29,592</text:p>
          </table:table-cell>
          <table:table-cell office:value-type="float" office:value="26467" table:style-name="ce29">
            <text:p>26,467</text:p>
          </table:table-cell>
          <table:table-cell office:value-type="float" office:value="27307" table:style-name="ce25">
            <text:p>27,307</text:p>
          </table:table-cell>
          <table:table-cell office:value-type="float" office:value="122124" table:style-name="ce29">
            <text:p>122,124</text:p>
          </table:table-cell>
          <table:table-cell office:value-type="float" office:value="26487" table:style-name="ce29">
            <text:p>26,487</text:p>
          </table:table-cell>
          <table:table-cell office:value-type="float" office:value="25942" table:style-name="ce29">
            <text:p>25,942</text:p>
          </table:table-cell>
          <table:table-cell office:value-type="float" office:value="23716" table:style-name="ce29">
            <text:p>23,716</text:p>
          </table:table-cell>
          <table:table-cell office:value-type="float" office:value="23027" table:style-name="ce29">
            <text:p>23,027</text:p>
          </table:table-cell>
          <table:table-cell office:value-type="float" office:value="22952" table:style-name="ce25">
            <text:p>22,952</text:p>
          </table:table-cell>
          <table:table-cell office:value-type="float" office:value="74417" table:style-name="ce29">
            <text:p>74,417</text:p>
          </table:table-cell>
          <table:table-cell office:value-type="float" office:value="18833" table:style-name="ce29">
            <text:p>18,833</text:p>
          </table:table-cell>
          <table:table-cell office:value-type="float" office:value="16604" table:style-name="ce29">
            <text:p>16,604</text:p>
          </table:table-cell>
          <table:table-cell office:value-type="float" office:value="15895" table:style-name="ce29">
            <text:p>15,895</text:p>
          </table:table-cell>
          <table:table-cell office:value-type="float" office:value="12060" table:style-name="ce29">
            <text:p>12,060</text:p>
          </table:table-cell>
          <table:table-cell office:value-type="float" office:value="11025" table:style-name="ce25">
            <text:p>11,025</text:p>
          </table:table-cell>
          <table:table-cell office:value-type="float" office:value="41981" table:style-name="ce29">
            <text:p>41,981</text:p>
          </table:table-cell>
          <table:table-cell office:value-type="float" office:value="7824" table:style-name="ce29">
            <text:p>7,824</text:p>
          </table:table-cell>
          <table:table-cell office:value-type="float" office:value="8948" table:style-name="ce29">
            <text:p>8,948</text:p>
          </table:table-cell>
          <table:table-cell office:value-type="float" office:value="8937" table:style-name="ce29">
            <text:p>8,937</text:p>
          </table:table-cell>
          <table:table-cell office:value-type="float" office:value="8544" table:style-name="ce29">
            <text:p>8,544</text:p>
          </table:table-cell>
          <table:table-cell office:value-type="float" office:value="7728" table:style-name="ce25">
            <text:p>7,728</text:p>
          </table:table-cell>
          <table:table-cell office:value-type="float" office:value="30341" table:style-name="ce29">
            <text:p>30,341</text:p>
          </table:table-cell>
          <table:table-cell office:value-type="float" office:value="7606" table:style-name="ce29">
            <text:p>7,606</text:p>
          </table:table-cell>
          <table:table-cell office:value-type="float" office:value="6646" table:style-name="ce29">
            <text:p>6,646</text:p>
          </table:table-cell>
          <table:table-cell office:value-type="float" office:value="5922" table:style-name="ce29">
            <text:p>5,922</text:p>
          </table:table-cell>
          <table:table-cell office:value-type="float" office:value="5514" table:style-name="ce29">
            <text:p>5,514</text:p>
          </table:table-cell>
          <table:table-cell office:value-type="float" office:value="4653" table:style-name="ce25">
            <text:p>4,653</text:p>
          </table:table-cell>
          <table:table-cell office:value-type="float" office:value="17207" table:style-name="ce29">
            <text:p>17,207</text:p>
          </table:table-cell>
          <table:table-cell office:value-type="float" office:value="4220" table:style-name="ce29">
            <text:p>4,220</text:p>
          </table:table-cell>
          <table:table-cell office:value-type="float" office:value="3651" table:style-name="ce29">
            <text:p>3,651</text:p>
          </table:table-cell>
          <table:table-cell office:value-type="float" office:value="3346" table:style-name="ce29">
            <text:p>3,346</text:p>
          </table:table-cell>
          <table:table-cell office:value-type="float" office:value="3062" table:style-name="ce29">
            <text:p>3,062</text:p>
          </table:table-cell>
          <table:table-cell office:value-type="float" office:value="2928" table:style-name="ce25">
            <text:p>2,928</text:p>
          </table:table-cell>
          <table:table-cell office:value-type="float" office:value="9609" table:style-name="ce29">
            <text:p>9,609</text:p>
          </table:table-cell>
          <table:table-cell office:value-type="float" office:value="2685" table:style-name="ce29">
            <text:p>2,685</text:p>
          </table:table-cell>
          <table:table-cell office:value-type="float" office:value="2351" table:style-name="ce29">
            <text:p>2,351</text:p>
          </table:table-cell>
          <table:table-cell office:value-type="float" office:value="1990" table:style-name="ce29">
            <text:p>1,990</text:p>
          </table:table-cell>
          <table:table-cell office:value-type="float" office:value="1467" table:style-name="ce29">
            <text:p>1,467</text:p>
          </table:table-cell>
          <table:table-cell office:value-type="float" office:value="1116" table:style-name="ce25">
            <text:p>1,116</text:p>
          </table:table-cell>
          <table:table-cell office:value-type="float" office:value="2275" table:style-name="ce29">
            <text:p>2,275</text:p>
          </table:table-cell>
          <table:table-cell office:value-type="float" office:value="867" table:style-name="ce29">
            <text:p>867</text:p>
          </table:table-cell>
          <table:table-cell office:value-type="float" office:value="547" table:style-name="ce29">
            <text:p>547</text:p>
          </table:table-cell>
          <table:table-cell office:value-type="float" office:value="406" table:style-name="ce29">
            <text:p>406</text:p>
          </table:table-cell>
          <table:table-cell office:value-type="float" office:value="271" table:style-name="ce29">
            <text:p>271</text:p>
          </table:table-cell>
          <table:table-cell office:value-type="float" office:value="184" table:style-name="ce25">
            <text:p>184</text:p>
          </table:table-cell>
          <table:table-cell office:value-type="float" office:value="340" table:style-name="ce29">
            <text:p>34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819" table:style-name="ce29">
            <text:p>1,124,819</text:p>
          </table:table-cell>
          <table:table-cell office:value-type="float" office:value="56172" table:style-name="ce29">
            <text:p>56,172</text:p>
          </table:table-cell>
          <table:table-cell office:value-type="float" office:value="10048" table:style-name="ce29">
            <text:p>10,048</text:p>
          </table:table-cell>
          <table:table-cell office:value-type="float" office:value="11000" table:style-name="ce29">
            <text:p>11,000</text:p>
          </table:table-cell>
          <table:table-cell office:value-type="float" office:value="11332" table:style-name="ce29">
            <text:p>11,332</text:p>
          </table:table-cell>
          <table:table-cell office:value-type="float" office:value="11640" table:style-name="ce29">
            <text:p>11,640</text:p>
          </table:table-cell>
          <table:table-cell office:value-type="float" office:value="12152" table:style-name="ce29">
            <text:p>12,152</text:p>
          </table:table-cell>
          <table:table-cell office:value-type="float" office:value="61082" table:style-name="ce29">
            <text:p>61,082</text:p>
          </table:table-cell>
          <table:table-cell office:value-type="float" office:value="12323" table:style-name="ce29">
            <text:p>12,323</text:p>
          </table:table-cell>
          <table:table-cell office:value-type="float" office:value="12489" table:style-name="ce29">
            <text:p>12,489</text:p>
          </table:table-cell>
          <table:table-cell office:value-type="float" office:value="11249" table:style-name="ce29">
            <text:p>11,249</text:p>
          </table:table-cell>
          <table:table-cell office:value-type="float" office:value="13129" table:style-name="ce29">
            <text:p>13,129</text:p>
          </table:table-cell>
          <table:table-cell office:value-type="float" office:value="11892" table:style-name="ce25">
            <text:p>11,892</text:p>
          </table:table-cell>
          <table:table-cell office:value-type="float" office:value="54142" table:style-name="ce29">
            <text:p>54,142</text:p>
          </table:table-cell>
          <table:table-cell office:value-type="float" office:value="9614" table:style-name="ce29">
            <text:p>9,614</text:p>
          </table:table-cell>
          <table:table-cell office:value-type="float" office:value="10577" table:style-name="ce29">
            <text:p>10,577</text:p>
          </table:table-cell>
          <table:table-cell office:value-type="float" office:value="10938" table:style-name="ce29">
            <text:p>10,938</text:p>
          </table:table-cell>
          <table:table-cell office:value-type="float" office:value="11629" table:style-name="ce29">
            <text:p>11,629</text:p>
          </table:table-cell>
          <table:table-cell office:value-type="float" office:value="11384" table:style-name="ce25">
            <text:p>11,384</text:p>
          </table:table-cell>
          <table:table-cell office:value-type="float" office:value="62966" table:style-name="ce29">
            <text:p>62,966</text:p>
          </table:table-cell>
          <table:table-cell office:value-type="float" office:value="11568" table:style-name="ce29">
            <text:p>11,568</text:p>
          </table:table-cell>
          <table:table-cell office:value-type="float" office:value="12050" table:style-name="ce29">
            <text:p>12,050</text:p>
          </table:table-cell>
          <table:table-cell office:value-type="float" office:value="12430" table:style-name="ce29">
            <text:p>12,430</text:p>
          </table:table-cell>
          <table:table-cell office:value-type="float" office:value="13144" table:style-name="ce29">
            <text:p>13,144</text:p>
          </table:table-cell>
          <table:table-cell office:value-type="float" office:value="13774" table:style-name="ce25">
            <text:p>13,774</text:p>
          </table:table-cell>
          <table:table-cell office:value-type="float" office:value="78356" table:style-name="ce29">
            <text:p>78,356</text:p>
          </table:table-cell>
          <table:table-cell office:value-type="float" office:value="15916" table:style-name="ce29">
            <text:p>15,916</text:p>
          </table:table-cell>
          <table:table-cell office:value-type="float" office:value="15093" table:style-name="ce29">
            <text:p>15,093</text:p>
          </table:table-cell>
          <table:table-cell office:value-type="float" office:value="14481" table:style-name="ce29">
            <text:p>14,481</text:p>
          </table:table-cell>
          <table:table-cell office:value-type="float" office:value="16145" table:style-name="ce29">
            <text:p>16,145</text:p>
          </table:table-cell>
          <table:table-cell office:value-type="float" office:value="16721" table:style-name="ce25">
            <text:p>16,721</text:p>
          </table:table-cell>
          <table:table-cell office:value-type="float" office:value="83968" table:style-name="ce29">
            <text:p>83,968</text:p>
          </table:table-cell>
          <table:table-cell office:value-type="float" office:value="16852" table:style-name="ce29">
            <text:p>16,852</text:p>
          </table:table-cell>
          <table:table-cell office:value-type="float" office:value="16975" table:style-name="ce29">
            <text:p>16,975</text:p>
          </table:table-cell>
          <table:table-cell office:value-type="float" office:value="16856" table:style-name="ce29">
            <text:p>16,856</text:p>
          </table:table-cell>
          <table:table-cell office:value-type="float" office:value="16682" table:style-name="ce29">
            <text:p>16,682</text:p>
          </table:table-cell>
          <table:table-cell office:value-type="float" office:value="16603" table:style-name="ce25">
            <text:p>16,603</text:p>
          </table:table-cell>
          <table:table-cell office:value-type="float" office:value="83780" table:style-name="ce29">
            <text:p>83,780</text:p>
          </table:table-cell>
          <table:table-cell office:value-type="float" office:value="17470" table:style-name="ce29">
            <text:p>17,470</text:p>
          </table:table-cell>
          <table:table-cell office:value-type="float" office:value="16889" table:style-name="ce29">
            <text:p>16,889</text:p>
          </table:table-cell>
          <table:table-cell office:value-type="float" office:value="17625" table:style-name="ce29">
            <text:p>17,625</text:p>
          </table:table-cell>
          <table:table-cell office:value-type="float" office:value="16436" table:style-name="ce29">
            <text:p>16,436</text:p>
          </table:table-cell>
          <table:table-cell office:value-type="float" office:value="15360" table:style-name="ce25">
            <text:p>15,360</text:p>
          </table:table-cell>
          <table:table-cell office:value-type="float" office:value="95297" table:style-name="ce29">
            <text:p>95,297</text:p>
          </table:table-cell>
          <table:table-cell office:value-type="float" office:value="16939" table:style-name="ce29">
            <text:p>16,939</text:p>
          </table:table-cell>
          <table:table-cell office:value-type="float" office:value="18349" table:style-name="ce29">
            <text:p>18,349</text:p>
          </table:table-cell>
          <table:table-cell office:value-type="float" office:value="19110" table:style-name="ce29">
            <text:p>19,110</text:p>
          </table:table-cell>
          <table:table-cell office:value-type="float" office:value="20025" table:style-name="ce29">
            <text:p>20,025</text:p>
          </table:table-cell>
          <table:table-cell office:value-type="float" office:value="20874" table:style-name="ce25">
            <text:p>20,874</text:p>
          </table:table-cell>
          <table:table-cell office:value-type="float" office:value="99603" table:style-name="ce29">
            <text:p>99,603</text:p>
          </table:table-cell>
          <table:table-cell office:value-type="float" office:value="20455" table:style-name="ce29">
            <text:p>20,455</text:p>
          </table:table-cell>
          <table:table-cell office:value-type="float" office:value="20339" table:style-name="ce29">
            <text:p>20,339</text:p>
          </table:table-cell>
          <table:table-cell office:value-type="float" office:value="19962" table:style-name="ce29">
            <text:p>19,962</text:p>
          </table:table-cell>
          <table:table-cell office:value-type="float" office:value="18717" table:style-name="ce29">
            <text:p>18,717</text:p>
          </table:table-cell>
          <table:table-cell office:value-type="float" office:value="20130" table:style-name="ce25">
            <text:p>20,130</text:p>
          </table:table-cell>
          <table:table-cell office:value-type="float" office:value="83724" table:style-name="ce29">
            <text:p>83,724</text:p>
          </table:table-cell>
          <table:table-cell office:value-type="float" office:value="17706" table:style-name="ce29">
            <text:p>17,706</text:p>
          </table:table-cell>
          <table:table-cell office:value-type="float" office:value="16699" table:style-name="ce29">
            <text:p>16,699</text:p>
          </table:table-cell>
          <table:table-cell office:value-type="float" office:value="16423" table:style-name="ce29">
            <text:p>16,423</text:p>
          </table:table-cell>
          <table:table-cell office:value-type="float" office:value="16429" table:style-name="ce29">
            <text:p>16,429</text:p>
          </table:table-cell>
          <table:table-cell office:value-type="float" office:value="16467" table:style-name="ce25">
            <text:p>16,467</text:p>
          </table:table-cell>
          <table:table-cell office:value-type="float" office:value="82085" table:style-name="ce29">
            <text:p>82,085</text:p>
          </table:table-cell>
          <table:table-cell office:value-type="float" office:value="16898" table:style-name="ce29">
            <text:p>16,898</text:p>
          </table:table-cell>
          <table:table-cell office:value-type="float" office:value="16978" table:style-name="ce29">
            <text:p>16,978</text:p>
          </table:table-cell>
          <table:table-cell office:value-type="float" office:value="16568" table:style-name="ce29">
            <text:p>16,568</text:p>
          </table:table-cell>
          <table:table-cell office:value-type="float" office:value="15882" table:style-name="ce29">
            <text:p>15,882</text:p>
          </table:table-cell>
          <table:table-cell office:value-type="float" office:value="15759" table:style-name="ce25">
            <text:p>15,759</text:p>
          </table:table-cell>
          <table:table-cell office:value-type="float" office:value="79011" table:style-name="ce29">
            <text:p>79,011</text:p>
          </table:table-cell>
          <table:table-cell office:value-type="float" office:value="15871" table:style-name="ce29">
            <text:p>15,871</text:p>
          </table:table-cell>
          <table:table-cell office:value-type="float" office:value="16354" table:style-name="ce29">
            <text:p>16,354</text:p>
          </table:table-cell>
          <table:table-cell office:value-type="float" office:value="16085" table:style-name="ce29">
            <text:p>16,085</text:p>
          </table:table-cell>
          <table:table-cell office:value-type="float" office:value="15772" table:style-name="ce29">
            <text:p>15,772</text:p>
          </table:table-cell>
          <table:table-cell office:value-type="float" office:value="14929" table:style-name="ce25">
            <text:p>14,929</text:p>
          </table:table-cell>
          <table:table-cell office:value-type="float" office:value="68353" table:style-name="ce29">
            <text:p>68,353</text:p>
          </table:table-cell>
          <table:table-cell office:value-type="float" office:value="14447" table:style-name="ce29">
            <text:p>14,447</text:p>
          </table:table-cell>
          <table:table-cell office:value-type="float" office:value="14293" table:style-name="ce29">
            <text:p>14,293</text:p>
          </table:table-cell>
          <table:table-cell office:value-type="float" office:value="14099" table:style-name="ce29">
            <text:p>14,099</text:p>
          </table:table-cell>
          <table:table-cell office:value-type="float" office:value="12648" table:style-name="ce29">
            <text:p>12,648</text:p>
          </table:table-cell>
          <table:table-cell office:value-type="float" office:value="12866" table:style-name="ce25">
            <text:p>12,866</text:p>
          </table:table-cell>
          <table:table-cell office:value-type="float" office:value="57050" table:style-name="ce29">
            <text:p>57,050</text:p>
          </table:table-cell>
          <table:table-cell office:value-type="float" office:value="12580" table:style-name="ce29">
            <text:p>12,580</text:p>
          </table:table-cell>
          <table:table-cell office:value-type="float" office:value="12153" table:style-name="ce29">
            <text:p>12,153</text:p>
          </table:table-cell>
          <table:table-cell office:value-type="float" office:value="10963" table:style-name="ce29">
            <text:p>10,963</text:p>
          </table:table-cell>
          <table:table-cell office:value-type="float" office:value="10796" table:style-name="ce29">
            <text:p>10,796</text:p>
          </table:table-cell>
          <table:table-cell office:value-type="float" office:value="10558" table:style-name="ce25">
            <text:p>10,558</text:p>
          </table:table-cell>
          <table:table-cell office:value-type="float" office:value="34153" table:style-name="ce29">
            <text:p>34,153</text:p>
          </table:table-cell>
          <table:table-cell office:value-type="float" office:value="8720" table:style-name="ce29">
            <text:p>8,720</text:p>
          </table:table-cell>
          <table:table-cell office:value-type="float" office:value="7652" table:style-name="ce29">
            <text:p>7,652</text:p>
          </table:table-cell>
          <table:table-cell office:value-type="float" office:value="7275" table:style-name="ce29">
            <text:p>7,275</text:p>
          </table:table-cell>
          <table:table-cell office:value-type="float" office:value="5492" table:style-name="ce29">
            <text:p>5,492</text:p>
          </table:table-cell>
          <table:table-cell office:value-type="float" office:value="5014" table:style-name="ce25">
            <text:p>5,014</text:p>
          </table:table-cell>
          <table:table-cell office:value-type="float" office:value="18348" table:style-name="ce29">
            <text:p>18,348</text:p>
          </table:table-cell>
          <table:table-cell office:value-type="float" office:value="3514" table:style-name="ce29">
            <text:p>3,514</text:p>
          </table:table-cell>
          <table:table-cell office:value-type="float" office:value="3930" table:style-name="ce29">
            <text:p>3,930</text:p>
          </table:table-cell>
          <table:table-cell office:value-type="float" office:value="3944" table:style-name="ce29">
            <text:p>3,944</text:p>
          </table:table-cell>
          <table:table-cell office:value-type="float" office:value="3601" table:style-name="ce29">
            <text:p>3,601</text:p>
          </table:table-cell>
          <table:table-cell office:value-type="float" office:value="3359" table:style-name="ce25">
            <text:p>3,359</text:p>
          </table:table-cell>
          <table:table-cell office:value-type="float" office:value="12348" table:style-name="ce29">
            <text:p>12,348</text:p>
          </table:table-cell>
          <table:table-cell office:value-type="float" office:value="3233" table:style-name="ce29">
            <text:p>3,233</text:p>
          </table:table-cell>
          <table:table-cell office:value-type="float" office:value="2699" table:style-name="ce29">
            <text:p>2,699</text:p>
          </table:table-cell>
          <table:table-cell office:value-type="float" office:value="2338" table:style-name="ce29">
            <text:p>2,338</text:p>
          </table:table-cell>
          <table:table-cell office:value-type="float" office:value="2237" table:style-name="ce29">
            <text:p>2,237</text:p>
          </table:table-cell>
          <table:table-cell office:value-type="float" office:value="1841" table:style-name="ce25">
            <text:p>1,841</text:p>
          </table:table-cell>
          <table:table-cell office:value-type="float" office:value="7624" table:style-name="ce29">
            <text:p>7,624</text:p>
          </table:table-cell>
          <table:table-cell office:value-type="float" office:value="1668" table:style-name="ce29">
            <text:p>1,668</text:p>
          </table:table-cell>
          <table:table-cell office:value-type="float" office:value="1451" table:style-name="ce29">
            <text:p>1,451</text:p>
          </table:table-cell>
          <table:table-cell office:value-type="float" office:value="1521" table:style-name="ce29">
            <text:p>1,521</text:p>
          </table:table-cell>
          <table:table-cell office:value-type="float" office:value="1451" table:style-name="ce29">
            <text:p>1,451</text:p>
          </table:table-cell>
          <table:table-cell office:value-type="float" office:value="1533" table:style-name="ce25">
            <text:p>1,533</text:p>
          </table:table-cell>
          <table:table-cell office:value-type="float" office:value="5429" table:style-name="ce29">
            <text:p>5,429</text:p>
          </table:table-cell>
          <table:table-cell office:value-type="float" office:value="1502" table:style-name="ce29">
            <text:p>1,502</text:p>
          </table:table-cell>
          <table:table-cell office:value-type="float" office:value="1349" table:style-name="ce29">
            <text:p>1,349</text:p>
          </table:table-cell>
          <table:table-cell office:value-type="float" office:value="1141" table:style-name="ce29">
            <text:p>1,141</text:p>
          </table:table-cell>
          <table:table-cell office:value-type="float" office:value="837" table:style-name="ce29">
            <text:p>837</text:p>
          </table:table-cell>
          <table:table-cell office:value-type="float" office:value="600" table:style-name="ce25">
            <text:p>600</text:p>
          </table:table-cell>
          <table:table-cell office:value-type="float" office:value="1161" table:style-name="ce29">
            <text:p>1,161</text:p>
          </table:table-cell>
          <table:table-cell office:value-type="float" office:value="469" table:style-name="ce29">
            <text:p>469</text:p>
          </table:table-cell>
          <table:table-cell office:value-type="float" office:value="270" table:style-name="ce29">
            <text:p>270</text:p>
          </table:table-cell>
          <table:table-cell office:value-type="float" office:value="200" table:style-name="ce29">
            <text:p>200</text:p>
          </table:table-cell>
          <table:table-cell office:value-type="float" office:value="128" table:style-name="ce29">
            <text:p>128</text:p>
          </table:table-cell>
          <table:table-cell office:value-type="float" office:value="94" table:style-name="ce25">
            <text:p>94</text:p>
          </table:table-cell>
          <table:table-cell office:value-type="float" office:value="167" table:style-name="ce29">
            <text:p>16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6152" table:style-name="ce33">
            <text:p>1,146,152</text:p>
          </table:table-cell>
          <table:table-cell office:value-type="float" office:value="52161" table:style-name="ce32">
            <text:p>52,161</text:p>
          </table:table-cell>
          <table:table-cell office:value-type="float" office:value="9274" table:style-name="ce33">
            <text:p>9,274</text:p>
          </table:table-cell>
          <table:table-cell office:value-type="float" office:value="10318" table:style-name="ce33">
            <text:p>10,318</text:p>
          </table:table-cell>
          <table:table-cell office:value-type="float" office:value="10365" table:style-name="ce33">
            <text:p>10,365</text:p>
          </table:table-cell>
          <table:table-cell office:value-type="float" office:value="10847" table:style-name="ce33">
            <text:p>10,847</text:p>
          </table:table-cell>
          <table:table-cell office:value-type="float" office:value="11357" table:style-name="ce33">
            <text:p>11,357</text:p>
          </table:table-cell>
          <table:table-cell office:value-type="float" office:value="56634" table:style-name="ce33">
            <text:p>56,634</text:p>
          </table:table-cell>
          <table:table-cell office:value-type="float" office:value="11489" table:style-name="ce33">
            <text:p>11,489</text:p>
          </table:table-cell>
          <table:table-cell office:value-type="float" office:value="11446" table:style-name="ce33">
            <text:p>11,446</text:p>
          </table:table-cell>
          <table:table-cell office:value-type="float" office:value="10451" table:style-name="ce33">
            <text:p>10,451</text:p>
          </table:table-cell>
          <table:table-cell office:value-type="float" office:value="12085" table:style-name="ce33">
            <text:p>12,085</text:p>
          </table:table-cell>
          <table:table-cell office:value-type="float" office:value="11163" table:style-name="ce32">
            <text:p>11,163</text:p>
          </table:table-cell>
          <table:table-cell office:value-type="float" office:value="49503" table:style-name="ce33">
            <text:p>49,503</text:p>
          </table:table-cell>
          <table:table-cell office:value-type="float" office:value="9060" table:style-name="ce33">
            <text:p>9,060</text:p>
          </table:table-cell>
          <table:table-cell office:value-type="float" office:value="9556" table:style-name="ce33">
            <text:p>9,556</text:p>
          </table:table-cell>
          <table:table-cell office:value-type="float" office:value="10101" table:style-name="ce33">
            <text:p>10,101</text:p>
          </table:table-cell>
          <table:table-cell office:value-type="float" office:value="10483" table:style-name="ce33">
            <text:p>10,483</text:p>
          </table:table-cell>
          <table:table-cell office:value-type="float" office:value="10303" table:style-name="ce32">
            <text:p>10,303</text:p>
          </table:table-cell>
          <table:table-cell office:value-type="float" office:value="57068" table:style-name="ce33">
            <text:p>57,068</text:p>
          </table:table-cell>
          <table:table-cell office:value-type="float" office:value="10465" table:style-name="ce33">
            <text:p>10,465</text:p>
          </table:table-cell>
          <table:table-cell office:value-type="float" office:value="10859" table:style-name="ce33">
            <text:p>10,859</text:p>
          </table:table-cell>
          <table:table-cell office:value-type="float" office:value="11182" table:style-name="ce33">
            <text:p>11,182</text:p>
          </table:table-cell>
          <table:table-cell office:value-type="float" office:value="12160" table:style-name="ce33">
            <text:p>12,160</text:p>
          </table:table-cell>
          <table:table-cell office:value-type="float" office:value="12402" table:style-name="ce32">
            <text:p>12,402</text:p>
          </table:table-cell>
          <table:table-cell office:value-type="float" office:value="72571" table:style-name="ce33">
            <text:p>72,571</text:p>
          </table:table-cell>
          <table:table-cell office:value-type="float" office:value="14566" table:style-name="ce33">
            <text:p>14,566</text:p>
          </table:table-cell>
          <table:table-cell office:value-type="float" office:value="13990" table:style-name="ce33">
            <text:p>13,990</text:p>
          </table:table-cell>
          <table:table-cell office:value-type="float" office:value="13173" table:style-name="ce33">
            <text:p>13,173</text:p>
          </table:table-cell>
          <table:table-cell office:value-type="float" office:value="15223" table:style-name="ce33">
            <text:p>15,223</text:p>
          </table:table-cell>
          <table:table-cell office:value-type="float" office:value="15619" table:style-name="ce32">
            <text:p>15,619</text:p>
          </table:table-cell>
          <table:table-cell office:value-type="float" office:value="79480" table:style-name="ce33">
            <text:p>79,480</text:p>
          </table:table-cell>
          <table:table-cell office:value-type="float" office:value="15832" table:style-name="ce33">
            <text:p>15,832</text:p>
          </table:table-cell>
          <table:table-cell office:value-type="float" office:value="15894" table:style-name="ce33">
            <text:p>15,894</text:p>
          </table:table-cell>
          <table:table-cell office:value-type="float" office:value="16010" table:style-name="ce33">
            <text:p>16,010</text:p>
          </table:table-cell>
          <table:table-cell office:value-type="float" office:value="16004" table:style-name="ce33">
            <text:p>16,004</text:p>
          </table:table-cell>
          <table:table-cell office:value-type="float" office:value="15740" table:style-name="ce32">
            <text:p>15,740</text:p>
          </table:table-cell>
          <table:table-cell office:value-type="float" office:value="81616" table:style-name="ce33">
            <text:p>81,616</text:p>
          </table:table-cell>
          <table:table-cell office:value-type="float" office:value="16801" table:style-name="ce33">
            <text:p>16,801</text:p>
          </table:table-cell>
          <table:table-cell office:value-type="float" office:value="16324" table:style-name="ce33">
            <text:p>16,324</text:p>
          </table:table-cell>
          <table:table-cell office:value-type="float" office:value="17256" table:style-name="ce33">
            <text:p>17,256</text:p>
          </table:table-cell>
          <table:table-cell office:value-type="float" office:value="15876" table:style-name="ce33">
            <text:p>15,876</text:p>
          </table:table-cell>
          <table:table-cell office:value-type="float" office:value="15359" table:style-name="ce32">
            <text:p>15,359</text:p>
          </table:table-cell>
          <table:table-cell office:value-type="float" office:value="98308" table:style-name="ce33">
            <text:p>98,308</text:p>
          </table:table-cell>
          <table:table-cell office:value-type="float" office:value="17263" table:style-name="ce33">
            <text:p>17,263</text:p>
          </table:table-cell>
          <table:table-cell office:value-type="float" office:value="19009" table:style-name="ce33">
            <text:p>19,009</text:p>
          </table:table-cell>
          <table:table-cell office:value-type="float" office:value="19418" table:style-name="ce33">
            <text:p>19,418</text:p>
          </table:table-cell>
          <table:table-cell office:value-type="float" office:value="21068" table:style-name="ce33">
            <text:p>21,068</text:p>
          </table:table-cell>
          <table:table-cell office:value-type="float" office:value="21550" table:style-name="ce32">
            <text:p>21,550</text:p>
          </table:table-cell>
          <table:table-cell office:value-type="float" office:value="103515" table:style-name="ce33">
            <text:p>103,515</text:p>
          </table:table-cell>
          <table:table-cell office:value-type="float" office:value="21563" table:style-name="ce33">
            <text:p>21,563</text:p>
          </table:table-cell>
          <table:table-cell office:value-type="float" office:value="21400" table:style-name="ce33">
            <text:p>21,400</text:p>
          </table:table-cell>
          <table:table-cell office:value-type="float" office:value="20413" table:style-name="ce33">
            <text:p>20,413</text:p>
          </table:table-cell>
          <table:table-cell office:value-type="float" office:value="19605" table:style-name="ce33">
            <text:p>19,605</text:p>
          </table:table-cell>
          <table:table-cell office:value-type="float" office:value="20534" table:style-name="ce32">
            <text:p>20,534</text:p>
          </table:table-cell>
          <table:table-cell office:value-type="float" office:value="87658" table:style-name="ce33">
            <text:p>87,658</text:p>
          </table:table-cell>
          <table:table-cell office:value-type="float" office:value="18061" table:style-name="ce33">
            <text:p>18,061</text:p>
          </table:table-cell>
          <table:table-cell office:value-type="float" office:value="17653" table:style-name="ce33">
            <text:p>17,653</text:p>
          </table:table-cell>
          <table:table-cell office:value-type="float" office:value="17211" table:style-name="ce33">
            <text:p>17,211</text:p>
          </table:table-cell>
          <table:table-cell office:value-type="float" office:value="17406" table:style-name="ce33">
            <text:p>17,406</text:p>
          </table:table-cell>
          <table:table-cell office:value-type="float" office:value="17327" table:style-name="ce32">
            <text:p>17,327</text:p>
          </table:table-cell>
          <table:table-cell office:value-type="float" office:value="86380" table:style-name="ce33">
            <text:p>86,380</text:p>
          </table:table-cell>
          <table:table-cell office:value-type="float" office:value="17811" table:style-name="ce33">
            <text:p>17,811</text:p>
          </table:table-cell>
          <table:table-cell office:value-type="float" office:value="17628" table:style-name="ce33">
            <text:p>17,628</text:p>
          </table:table-cell>
          <table:table-cell office:value-type="float" office:value="17343" table:style-name="ce33">
            <text:p>17,343</text:p>
          </table:table-cell>
          <table:table-cell office:value-type="float" office:value="16883" table:style-name="ce33">
            <text:p>16,883</text:p>
          </table:table-cell>
          <table:table-cell office:value-type="float" office:value="16715" table:style-name="ce32">
            <text:p>16,715</text:p>
          </table:table-cell>
          <table:table-cell office:value-type="float" office:value="84824" table:style-name="ce33">
            <text:p>84,824</text:p>
          </table:table-cell>
          <table:table-cell office:value-type="float" office:value="17018" table:style-name="ce33">
            <text:p>17,018</text:p>
          </table:table-cell>
          <table:table-cell office:value-type="float" office:value="17389" table:style-name="ce33">
            <text:p>17,389</text:p>
          </table:table-cell>
          <table:table-cell office:value-type="float" office:value="17147" table:style-name="ce33">
            <text:p>17,147</text:p>
          </table:table-cell>
          <table:table-cell office:value-type="float" office:value="16850" table:style-name="ce33">
            <text:p>16,850</text:p>
          </table:table-cell>
          <table:table-cell office:value-type="float" office:value="16420" table:style-name="ce32">
            <text:p>16,420</text:p>
          </table:table-cell>
          <table:table-cell office:value-type="float" office:value="74420" table:style-name="ce33">
            <text:p>74,420</text:p>
          </table:table-cell>
          <table:table-cell office:value-type="float" office:value="15264" table:style-name="ce33">
            <text:p>15,264</text:p>
          </table:table-cell>
          <table:table-cell office:value-type="float" office:value="15403" table:style-name="ce33">
            <text:p>15,403</text:p>
          </table:table-cell>
          <table:table-cell office:value-type="float" office:value="15493" table:style-name="ce33">
            <text:p>15,493</text:p>
          </table:table-cell>
          <table:table-cell office:value-type="float" office:value="13819" table:style-name="ce33">
            <text:p>13,819</text:p>
          </table:table-cell>
          <table:table-cell office:value-type="float" office:value="14441" table:style-name="ce32">
            <text:p>14,441</text:p>
          </table:table-cell>
          <table:table-cell office:value-type="float" office:value="65074" table:style-name="ce33">
            <text:p>65,074</text:p>
          </table:table-cell>
          <table:table-cell office:value-type="float" office:value="13907" table:style-name="ce33">
            <text:p>13,907</text:p>
          </table:table-cell>
          <table:table-cell office:value-type="float" office:value="13789" table:style-name="ce33">
            <text:p>13,789</text:p>
          </table:table-cell>
          <table:table-cell office:value-type="float" office:value="12753" table:style-name="ce33">
            <text:p>12,753</text:p>
          </table:table-cell>
          <table:table-cell office:value-type="float" office:value="12231" table:style-name="ce33">
            <text:p>12,231</text:p>
          </table:table-cell>
          <table:table-cell office:value-type="float" office:value="12394" table:style-name="ce32">
            <text:p>12,394</text:p>
          </table:table-cell>
          <table:table-cell office:value-type="float" office:value="40264" table:style-name="ce33">
            <text:p>40,264</text:p>
          </table:table-cell>
          <table:table-cell office:value-type="float" office:value="10113" table:style-name="ce33">
            <text:p>10,113</text:p>
          </table:table-cell>
          <table:table-cell office:value-type="float" office:value="8952" table:style-name="ce33">
            <text:p>8,952</text:p>
          </table:table-cell>
          <table:table-cell office:value-type="float" office:value="8620" table:style-name="ce33">
            <text:p>8,620</text:p>
          </table:table-cell>
          <table:table-cell office:value-type="float" office:value="6568" table:style-name="ce33">
            <text:p>6,568</text:p>
          </table:table-cell>
          <table:table-cell office:value-type="float" office:value="6011" table:style-name="ce32">
            <text:p>6,011</text:p>
          </table:table-cell>
          <table:table-cell office:value-type="float" office:value="23633" table:style-name="ce33">
            <text:p>23,633</text:p>
          </table:table-cell>
          <table:table-cell office:value-type="float" office:value="4310" table:style-name="ce33">
            <text:p>4,310</text:p>
          </table:table-cell>
          <table:table-cell office:value-type="float" office:value="5018" table:style-name="ce33">
            <text:p>5,018</text:p>
          </table:table-cell>
          <table:table-cell office:value-type="float" office:value="4993" table:style-name="ce33">
            <text:p>4,993</text:p>
          </table:table-cell>
          <table:table-cell office:value-type="float" office:value="4943" table:style-name="ce33">
            <text:p>4,943</text:p>
          </table:table-cell>
          <table:table-cell office:value-type="float" office:value="4369" table:style-name="ce32">
            <text:p>4,369</text:p>
          </table:table-cell>
          <table:table-cell office:value-type="float" office:value="17993" table:style-name="ce33">
            <text:p>17,993</text:p>
          </table:table-cell>
          <table:table-cell office:value-type="float" office:value="4373" table:style-name="ce33">
            <text:p>4,373</text:p>
          </table:table-cell>
          <table:table-cell office:value-type="float" office:value="3947" table:style-name="ce33">
            <text:p>3,947</text:p>
          </table:table-cell>
          <table:table-cell office:value-type="float" office:value="3584" table:style-name="ce33">
            <text:p>3,584</text:p>
          </table:table-cell>
          <table:table-cell office:value-type="float" office:value="3277" table:style-name="ce33">
            <text:p>3,277</text:p>
          </table:table-cell>
          <table:table-cell office:value-type="float" office:value="2812" table:style-name="ce32">
            <text:p>2,812</text:p>
          </table:table-cell>
          <table:table-cell office:value-type="float" office:value="9583" table:style-name="ce33">
            <text:p>9,583</text:p>
          </table:table-cell>
          <table:table-cell office:value-type="float" office:value="2552" table:style-name="ce33">
            <text:p>2,552</text:p>
          </table:table-cell>
          <table:table-cell office:value-type="float" office:value="2200" table:style-name="ce33">
            <text:p>2,200</text:p>
          </table:table-cell>
          <table:table-cell office:value-type="float" office:value="1825" table:style-name="ce33">
            <text:p>1,825</text:p>
          </table:table-cell>
          <table:table-cell office:value-type="float" office:value="1611" table:style-name="ce33">
            <text:p>1,611</text:p>
          </table:table-cell>
          <table:table-cell office:value-type="float" office:value="1395" table:style-name="ce32">
            <text:p>1,395</text:p>
          </table:table-cell>
          <table:table-cell office:value-type="float" office:value="4180" table:style-name="ce33">
            <text:p>4,180</text:p>
          </table:table-cell>
          <table:table-cell office:value-type="float" office:value="1183" table:style-name="ce33">
            <text:p>1,183</text:p>
          </table:table-cell>
          <table:table-cell office:value-type="float" office:value="1002" table:style-name="ce33">
            <text:p>1,002</text:p>
          </table:table-cell>
          <table:table-cell office:value-type="float" office:value="849" table:style-name="ce33">
            <text:p>849</text:p>
          </table:table-cell>
          <table:table-cell office:value-type="float" office:value="630" table:style-name="ce33">
            <text:p>630</text:p>
          </table:table-cell>
          <table:table-cell office:value-type="float" office:value="516" table:style-name="ce32">
            <text:p>516</text:p>
          </table:table-cell>
          <table:table-cell office:value-type="float" office:value="1114" table:style-name="ce33">
            <text:p>1,114</text:p>
          </table:table-cell>
          <table:table-cell office:value-type="float" office:value="398" table:style-name="ce33">
            <text:p>398</text:p>
          </table:table-cell>
          <table:table-cell office:value-type="float" office:value="277" table:style-name="ce33">
            <text:p>277</text:p>
          </table:table-cell>
          <table:table-cell office:value-type="float" office:value="206" table:style-name="ce33">
            <text:p>206</text:p>
          </table:table-cell>
          <table:table-cell office:value-type="float" office:value="143" table:style-name="ce33">
            <text:p>143</text:p>
          </table:table-cell>
          <table:table-cell office:value-type="float" office:value="90" table:style-name="ce32">
            <text:p>90</text:p>
          </table:table-cell>
          <table:table-cell office:value-type="float" office:value="173" table:style-name="ce33">
            <text:p>173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20979" table:style-name="ce29">
            <text:p>2,820,979</text:p>
          </table:table-cell>
          <table:table-cell office:value-type="float" office:value="120539" table:style-name="ce29">
            <text:p>120,539</text:p>
          </table:table-cell>
          <table:table-cell office:value-type="float" office:value="18424" table:style-name="ce29">
            <text:p>18,424</text:p>
          </table:table-cell>
          <table:table-cell office:value-type="float" office:value="22035" table:style-name="ce29">
            <text:p>22,035</text:p>
          </table:table-cell>
          <table:table-cell office:value-type="float" office:value="24542" table:style-name="ce29">
            <text:p>24,542</text:p>
          </table:table-cell>
          <table:table-cell office:value-type="float" office:value="26618" table:style-name="ce29">
            <text:p>26,618</text:p>
          </table:table-cell>
          <table:table-cell office:value-type="float" office:value="28920" table:style-name="ce29">
            <text:p>28,920</text:p>
          </table:table-cell>
          <table:table-cell office:value-type="float" office:value="144604" table:style-name="ce29">
            <text:p>144,604</text:p>
          </table:table-cell>
          <table:table-cell office:value-type="float" office:value="29570" table:style-name="ce29">
            <text:p>29,570</text:p>
          </table:table-cell>
          <table:table-cell office:value-type="float" office:value="29572" table:style-name="ce29">
            <text:p>29,572</text:p>
          </table:table-cell>
          <table:table-cell office:value-type="float" office:value="26373" table:style-name="ce29">
            <text:p>26,373</text:p>
          </table:table-cell>
          <table:table-cell office:value-type="float" office:value="31022" table:style-name="ce29">
            <text:p>31,022</text:p>
          </table:table-cell>
          <table:table-cell office:value-type="float" office:value="28067" table:style-name="ce25">
            <text:p>28,067</text:p>
          </table:table-cell>
          <table:table-cell office:value-type="float" office:value="127234" table:style-name="ce29">
            <text:p>127,234</text:p>
          </table:table-cell>
          <table:table-cell office:value-type="float" office:value="22964" table:style-name="ce29">
            <text:p>22,964</text:p>
          </table:table-cell>
          <table:table-cell office:value-type="float" office:value="24572" table:style-name="ce29">
            <text:p>24,572</text:p>
          </table:table-cell>
          <table:table-cell office:value-type="float" office:value="25756" table:style-name="ce29">
            <text:p>25,756</text:p>
          </table:table-cell>
          <table:table-cell office:value-type="float" office:value="27281" table:style-name="ce29">
            <text:p>27,281</text:p>
          </table:table-cell>
          <table:table-cell office:value-type="float" office:value="26661" table:style-name="ce25">
            <text:p>26,661</text:p>
          </table:table-cell>
          <table:table-cell office:value-type="float" office:value="145367" table:style-name="ce29">
            <text:p>145,367</text:p>
          </table:table-cell>
          <table:table-cell office:value-type="float" office:value="26829" table:style-name="ce29">
            <text:p>26,829</text:p>
          </table:table-cell>
          <table:table-cell office:value-type="float" office:value="27769" table:style-name="ce29">
            <text:p>27,769</text:p>
          </table:table-cell>
          <table:table-cell office:value-type="float" office:value="28343" table:style-name="ce29">
            <text:p>28,343</text:p>
          </table:table-cell>
          <table:table-cell office:value-type="float" office:value="30682" table:style-name="ce29">
            <text:p>30,682</text:p>
          </table:table-cell>
          <table:table-cell office:value-type="float" office:value="31744" table:style-name="ce25">
            <text:p>31,744</text:p>
          </table:table-cell>
          <table:table-cell office:value-type="float" office:value="189763" table:style-name="ce29">
            <text:p>189,763</text:p>
          </table:table-cell>
          <table:table-cell office:value-type="float" office:value="37610" table:style-name="ce29">
            <text:p>37,610</text:p>
          </table:table-cell>
          <table:table-cell office:value-type="float" office:value="36516" table:style-name="ce29">
            <text:p>36,516</text:p>
          </table:table-cell>
          <table:table-cell office:value-type="float" office:value="34620" table:style-name="ce29">
            <text:p>34,620</text:p>
          </table:table-cell>
          <table:table-cell office:value-type="float" office:value="39556" table:style-name="ce29">
            <text:p>39,556</text:p>
          </table:table-cell>
          <table:table-cell office:value-type="float" office:value="41461" table:style-name="ce25">
            <text:p>41,461</text:p>
          </table:table-cell>
          <table:table-cell office:value-type="float" office:value="203008" table:style-name="ce29">
            <text:p>203,008</text:p>
          </table:table-cell>
          <table:table-cell office:value-type="float" office:value="41108" table:style-name="ce29">
            <text:p>41,108</text:p>
          </table:table-cell>
          <table:table-cell office:value-type="float" office:value="40615" table:style-name="ce29">
            <text:p>40,615</text:p>
          </table:table-cell>
          <table:table-cell office:value-type="float" office:value="40757" table:style-name="ce29">
            <text:p>40,757</text:p>
          </table:table-cell>
          <table:table-cell office:value-type="float" office:value="40561" table:style-name="ce29">
            <text:p>40,561</text:p>
          </table:table-cell>
          <table:table-cell office:value-type="float" office:value="39967" table:style-name="ce25">
            <text:p>39,967</text:p>
          </table:table-cell>
          <table:table-cell office:value-type="float" office:value="201309" table:style-name="ce29">
            <text:p>201,309</text:p>
          </table:table-cell>
          <table:table-cell office:value-type="float" office:value="41442" table:style-name="ce29">
            <text:p>41,442</text:p>
          </table:table-cell>
          <table:table-cell office:value-type="float" office:value="40526" table:style-name="ce29">
            <text:p>40,526</text:p>
          </table:table-cell>
          <table:table-cell office:value-type="float" office:value="41666" table:style-name="ce29">
            <text:p>41,666</text:p>
          </table:table-cell>
          <table:table-cell office:value-type="float" office:value="39314" table:style-name="ce29">
            <text:p>39,314</text:p>
          </table:table-cell>
          <table:table-cell office:value-type="float" office:value="38361" table:style-name="ce25">
            <text:p>38,361</text:p>
          </table:table-cell>
          <table:table-cell office:value-type="float" office:value="233998" table:style-name="ce29">
            <text:p>233,998</text:p>
          </table:table-cell>
          <table:table-cell office:value-type="float" office:value="41930" table:style-name="ce29">
            <text:p>41,930</text:p>
          </table:table-cell>
          <table:table-cell office:value-type="float" office:value="45934" table:style-name="ce29">
            <text:p>45,934</text:p>
          </table:table-cell>
          <table:table-cell office:value-type="float" office:value="46192" table:style-name="ce29">
            <text:p>46,192</text:p>
          </table:table-cell>
          <table:table-cell office:value-type="float" office:value="49381" table:style-name="ce29">
            <text:p>49,381</text:p>
          </table:table-cell>
          <table:table-cell office:value-type="float" office:value="50561" table:style-name="ce25">
            <text:p>50,561</text:p>
          </table:table-cell>
          <table:table-cell office:value-type="float" office:value="246712" table:style-name="ce29">
            <text:p>246,712</text:p>
          </table:table-cell>
          <table:table-cell office:value-type="float" office:value="50569" table:style-name="ce29">
            <text:p>50,569</text:p>
          </table:table-cell>
          <table:table-cell office:value-type="float" office:value="50776" table:style-name="ce29">
            <text:p>50,776</text:p>
          </table:table-cell>
          <table:table-cell office:value-type="float" office:value="49639" table:style-name="ce29">
            <text:p>49,639</text:p>
          </table:table-cell>
          <table:table-cell office:value-type="float" office:value="46673" table:style-name="ce29">
            <text:p>46,673</text:p>
          </table:table-cell>
          <table:table-cell office:value-type="float" office:value="49055" table:style-name="ce25">
            <text:p>49,055</text:p>
          </table:table-cell>
          <table:table-cell office:value-type="float" office:value="208914" table:style-name="ce29">
            <text:p>208,914</text:p>
          </table:table-cell>
          <table:table-cell office:value-type="float" office:value="43820" table:style-name="ce29">
            <text:p>43,820</text:p>
          </table:table-cell>
          <table:table-cell office:value-type="float" office:value="41271" table:style-name="ce29">
            <text:p>41,271</text:p>
          </table:table-cell>
          <table:table-cell office:value-type="float" office:value="41086" table:style-name="ce29">
            <text:p>41,086</text:p>
          </table:table-cell>
          <table:table-cell office:value-type="float" office:value="41240" table:style-name="ce29">
            <text:p>41,240</text:p>
          </table:table-cell>
          <table:table-cell office:value-type="float" office:value="41497" table:style-name="ce25">
            <text:p>41,497</text:p>
          </table:table-cell>
          <table:table-cell office:value-type="float" office:value="212474" table:style-name="ce29">
            <text:p>212,474</text:p>
          </table:table-cell>
          <table:table-cell office:value-type="float" office:value="42818" table:style-name="ce29">
            <text:p>42,818</text:p>
          </table:table-cell>
          <table:table-cell office:value-type="float" office:value="43144" table:style-name="ce29">
            <text:p>43,144</text:p>
          </table:table-cell>
          <table:table-cell office:value-type="float" office:value="42680" table:style-name="ce29">
            <text:p>42,680</text:p>
          </table:table-cell>
          <table:table-cell office:value-type="float" office:value="42240" table:style-name="ce29">
            <text:p>42,240</text:p>
          </table:table-cell>
          <table:table-cell office:value-type="float" office:value="41592" table:style-name="ce25">
            <text:p>41,592</text:p>
          </table:table-cell>
          <table:table-cell office:value-type="float" office:value="209666" table:style-name="ce29">
            <text:p>209,666</text:p>
          </table:table-cell>
          <table:table-cell office:value-type="float" office:value="41865" table:style-name="ce29">
            <text:p>41,865</text:p>
          </table:table-cell>
          <table:table-cell office:value-type="float" office:value="42657" table:style-name="ce29">
            <text:p>42,657</text:p>
          </table:table-cell>
          <table:table-cell office:value-type="float" office:value="42276" table:style-name="ce29">
            <text:p>42,276</text:p>
          </table:table-cell>
          <table:table-cell office:value-type="float" office:value="41993" table:style-name="ce29">
            <text:p>41,993</text:p>
          </table:table-cell>
          <table:table-cell office:value-type="float" office:value="40875" table:style-name="ce25">
            <text:p>40,875</text:p>
          </table:table-cell>
          <table:table-cell office:value-type="float" office:value="185414" table:style-name="ce29">
            <text:p>185,414</text:p>
          </table:table-cell>
          <table:table-cell office:value-type="float" office:value="39370" table:style-name="ce29">
            <text:p>39,370</text:p>
          </table:table-cell>
          <table:table-cell office:value-type="float" office:value="38505" table:style-name="ce29">
            <text:p>38,505</text:p>
          </table:table-cell>
          <table:table-cell office:value-type="float" office:value="38575" table:style-name="ce29">
            <text:p>38,575</text:p>
          </table:table-cell>
          <table:table-cell office:value-type="float" office:value="34040" table:style-name="ce29">
            <text:p>34,040</text:p>
          </table:table-cell>
          <table:table-cell office:value-type="float" office:value="34924" table:style-name="ce25">
            <text:p>34,924</text:p>
          </table:table-cell>
          <table:table-cell office:value-type="float" office:value="157273" table:style-name="ce29">
            <text:p>157,273</text:p>
          </table:table-cell>
          <table:table-cell office:value-type="float" office:value="34259" table:style-name="ce29">
            <text:p>34,259</text:p>
          </table:table-cell>
          <table:table-cell office:value-type="float" office:value="33472" table:style-name="ce29">
            <text:p>33,472</text:p>
          </table:table-cell>
          <table:table-cell office:value-type="float" office:value="31250" table:style-name="ce29">
            <text:p>31,250</text:p>
          </table:table-cell>
          <table:table-cell office:value-type="float" office:value="29273" table:style-name="ce29">
            <text:p>29,273</text:p>
          </table:table-cell>
          <table:table-cell office:value-type="float" office:value="29019" table:style-name="ce25">
            <text:p>29,019</text:p>
          </table:table-cell>
          <table:table-cell office:value-type="float" office:value="98263" table:style-name="ce29">
            <text:p>98,263</text:p>
          </table:table-cell>
          <table:table-cell office:value-type="float" office:value="25500" table:style-name="ce29">
            <text:p>25,500</text:p>
          </table:table-cell>
          <table:table-cell office:value-type="float" office:value="21772" table:style-name="ce29">
            <text:p>21,772</text:p>
          </table:table-cell>
          <table:table-cell office:value-type="float" office:value="20528" table:style-name="ce29">
            <text:p>20,528</text:p>
          </table:table-cell>
          <table:table-cell office:value-type="float" office:value="16244" table:style-name="ce29">
            <text:p>16,244</text:p>
          </table:table-cell>
          <table:table-cell office:value-type="float" office:value="14219" table:style-name="ce25">
            <text:p>14,219</text:p>
          </table:table-cell>
          <table:table-cell office:value-type="float" office:value="56987" table:style-name="ce29">
            <text:p>56,987</text:p>
          </table:table-cell>
          <table:table-cell office:value-type="float" office:value="10591" table:style-name="ce29">
            <text:p>10,591</text:p>
          </table:table-cell>
          <table:table-cell office:value-type="float" office:value="12056" table:style-name="ce29">
            <text:p>12,056</text:p>
          </table:table-cell>
          <table:table-cell office:value-type="float" office:value="11878" table:style-name="ce29">
            <text:p>11,878</text:p>
          </table:table-cell>
          <table:table-cell office:value-type="float" office:value="11598" table:style-name="ce29">
            <text:p>11,598</text:p>
          </table:table-cell>
          <table:table-cell office:value-type="float" office:value="10864" table:style-name="ce25">
            <text:p>10,864</text:p>
          </table:table-cell>
          <table:table-cell office:value-type="float" office:value="43047" table:style-name="ce29">
            <text:p>43,047</text:p>
          </table:table-cell>
          <table:table-cell office:value-type="float" office:value="10357" table:style-name="ce29">
            <text:p>10,357</text:p>
          </table:table-cell>
          <table:table-cell office:value-type="float" office:value="9727" table:style-name="ce29">
            <text:p>9,727</text:p>
          </table:table-cell>
          <table:table-cell office:value-type="float" office:value="8607" table:style-name="ce29">
            <text:p>8,607</text:p>
          </table:table-cell>
          <table:table-cell office:value-type="float" office:value="7468" table:style-name="ce29">
            <text:p>7,468</text:p>
          </table:table-cell>
          <table:table-cell office:value-type="float" office:value="6888" table:style-name="ce25">
            <text:p>6,888</text:p>
          </table:table-cell>
          <table:table-cell office:value-type="float" office:value="23087" table:style-name="ce29">
            <text:p>23,087</text:p>
          </table:table-cell>
          <table:table-cell office:value-type="float" office:value="5895" table:style-name="ce29">
            <text:p>5,895</text:p>
          </table:table-cell>
          <table:table-cell office:value-type="float" office:value="5102" table:style-name="ce29">
            <text:p>5,102</text:p>
          </table:table-cell>
          <table:table-cell office:value-type="float" office:value="4522" table:style-name="ce29">
            <text:p>4,522</text:p>
          </table:table-cell>
          <table:table-cell office:value-type="float" office:value="4029" table:style-name="ce29">
            <text:p>4,029</text:p>
          </table:table-cell>
          <table:table-cell office:value-type="float" office:value="3539" table:style-name="ce25">
            <text:p>3,539</text:p>
          </table:table-cell>
          <table:table-cell office:value-type="float" office:value="10513" table:style-name="ce29">
            <text:p>10,513</text:p>
          </table:table-cell>
          <table:table-cell office:value-type="float" office:value="2974" table:style-name="ce29">
            <text:p>2,974</text:p>
          </table:table-cell>
          <table:table-cell office:value-type="float" office:value="2537" table:style-name="ce29">
            <text:p>2,537</text:p>
          </table:table-cell>
          <table:table-cell office:value-type="float" office:value="2097" table:style-name="ce29">
            <text:p>2,097</text:p>
          </table:table-cell>
          <table:table-cell office:value-type="float" office:value="1609" table:style-name="ce29">
            <text:p>1,609</text:p>
          </table:table-cell>
          <table:table-cell office:value-type="float" office:value="1296" table:style-name="ce25">
            <text:p>1,296</text:p>
          </table:table-cell>
          <table:table-cell office:value-type="float" office:value="2475" table:style-name="ce29">
            <text:p>2,475</text:p>
          </table:table-cell>
          <table:table-cell office:value-type="float" office:value="904" table:style-name="ce29">
            <text:p>904</text:p>
          </table:table-cell>
          <table:table-cell office:value-type="float" office:value="610" table:style-name="ce29">
            <text:p>610</text:p>
          </table:table-cell>
          <table:table-cell office:value-type="float" office:value="438" table:style-name="ce29">
            <text:p>438</text:p>
          </table:table-cell>
          <table:table-cell office:value-type="float" office:value="297" table:style-name="ce29">
            <text:p>297</text:p>
          </table:table-cell>
          <table:table-cell office:value-type="float" office:value="226" table:style-name="ce25">
            <text:p>226</text:p>
          </table:table-cell>
          <table:table-cell office:value-type="float" office:value="332" table:style-name="ce29">
            <text:p>33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4963" table:style-name="ce29">
            <text:p>1,384,963</text:p>
          </table:table-cell>
          <table:table-cell office:value-type="float" office:value="62459" table:style-name="ce29">
            <text:p>62,459</text:p>
          </table:table-cell>
          <table:table-cell office:value-type="float" office:value="9527" table:style-name="ce29">
            <text:p>9,527</text:p>
          </table:table-cell>
          <table:table-cell office:value-type="float" office:value="11410" table:style-name="ce29">
            <text:p>11,410</text:p>
          </table:table-cell>
          <table:table-cell office:value-type="float" office:value="12698" table:style-name="ce29">
            <text:p>12,698</text:p>
          </table:table-cell>
          <table:table-cell office:value-type="float" office:value="13781" table:style-name="ce29">
            <text:p>13,781</text:p>
          </table:table-cell>
          <table:table-cell office:value-type="float" office:value="15043" table:style-name="ce29">
            <text:p>15,043</text:p>
          </table:table-cell>
          <table:table-cell office:value-type="float" office:value="74930" table:style-name="ce29">
            <text:p>74,930</text:p>
          </table:table-cell>
          <table:table-cell office:value-type="float" office:value="15470" table:style-name="ce29">
            <text:p>15,470</text:p>
          </table:table-cell>
          <table:table-cell office:value-type="float" office:value="15337" table:style-name="ce29">
            <text:p>15,337</text:p>
          </table:table-cell>
          <table:table-cell office:value-type="float" office:value="13571" table:style-name="ce29">
            <text:p>13,571</text:p>
          </table:table-cell>
          <table:table-cell office:value-type="float" office:value="16085" table:style-name="ce29">
            <text:p>16,085</text:p>
          </table:table-cell>
          <table:table-cell office:value-type="float" office:value="14467" table:style-name="ce25">
            <text:p>14,467</text:p>
          </table:table-cell>
          <table:table-cell office:value-type="float" office:value="66311" table:style-name="ce29">
            <text:p>66,311</text:p>
          </table:table-cell>
          <table:table-cell office:value-type="float" office:value="12010" table:style-name="ce29">
            <text:p>12,010</text:p>
          </table:table-cell>
          <table:table-cell office:value-type="float" office:value="12851" table:style-name="ce29">
            <text:p>12,851</text:p>
          </table:table-cell>
          <table:table-cell office:value-type="float" office:value="13494" table:style-name="ce29">
            <text:p>13,494</text:p>
          </table:table-cell>
          <table:table-cell office:value-type="float" office:value="14017" table:style-name="ce29">
            <text:p>14,017</text:p>
          </table:table-cell>
          <table:table-cell office:value-type="float" office:value="13939" table:style-name="ce25">
            <text:p>13,939</text:p>
          </table:table-cell>
          <table:table-cell office:value-type="float" office:value="75382" table:style-name="ce29">
            <text:p>75,382</text:p>
          </table:table-cell>
          <table:table-cell office:value-type="float" office:value="13921" table:style-name="ce29">
            <text:p>13,921</text:p>
          </table:table-cell>
          <table:table-cell office:value-type="float" office:value="14338" table:style-name="ce29">
            <text:p>14,338</text:p>
          </table:table-cell>
          <table:table-cell office:value-type="float" office:value="14731" table:style-name="ce29">
            <text:p>14,731</text:p>
          </table:table-cell>
          <table:table-cell office:value-type="float" office:value="15971" table:style-name="ce29">
            <text:p>15,971</text:p>
          </table:table-cell>
          <table:table-cell office:value-type="float" office:value="16421" table:style-name="ce25">
            <text:p>16,421</text:p>
          </table:table-cell>
          <table:table-cell office:value-type="float" office:value="98386" table:style-name="ce29">
            <text:p>98,386</text:p>
          </table:table-cell>
          <table:table-cell office:value-type="float" office:value="19392" table:style-name="ce29">
            <text:p>19,392</text:p>
          </table:table-cell>
          <table:table-cell office:value-type="float" office:value="19036" table:style-name="ce29">
            <text:p>19,036</text:p>
          </table:table-cell>
          <table:table-cell office:value-type="float" office:value="17920" table:style-name="ce29">
            <text:p>17,920</text:p>
          </table:table-cell>
          <table:table-cell office:value-type="float" office:value="20677" table:style-name="ce29">
            <text:p>20,677</text:p>
          </table:table-cell>
          <table:table-cell office:value-type="float" office:value="21361" table:style-name="ce25">
            <text:p>21,361</text:p>
          </table:table-cell>
          <table:table-cell office:value-type="float" office:value="104347" table:style-name="ce29">
            <text:p>104,347</text:p>
          </table:table-cell>
          <table:table-cell office:value-type="float" office:value="21177" table:style-name="ce29">
            <text:p>21,177</text:p>
          </table:table-cell>
          <table:table-cell office:value-type="float" office:value="20833" table:style-name="ce29">
            <text:p>20,833</text:p>
          </table:table-cell>
          <table:table-cell office:value-type="float" office:value="20961" table:style-name="ce29">
            <text:p>20,961</text:p>
          </table:table-cell>
          <table:table-cell office:value-type="float" office:value="20847" table:style-name="ce29">
            <text:p>20,847</text:p>
          </table:table-cell>
          <table:table-cell office:value-type="float" office:value="20529" table:style-name="ce25">
            <text:p>20,529</text:p>
          </table:table-cell>
          <table:table-cell office:value-type="float" office:value="102242" table:style-name="ce29">
            <text:p>102,242</text:p>
          </table:table-cell>
          <table:table-cell office:value-type="float" office:value="21201" table:style-name="ce29">
            <text:p>21,201</text:p>
          </table:table-cell>
          <table:table-cell office:value-type="float" office:value="20597" table:style-name="ce29">
            <text:p>20,597</text:p>
          </table:table-cell>
          <table:table-cell office:value-type="float" office:value="21397" table:style-name="ce29">
            <text:p>21,397</text:p>
          </table:table-cell>
          <table:table-cell office:value-type="float" office:value="19771" table:style-name="ce29">
            <text:p>19,771</text:p>
          </table:table-cell>
          <table:table-cell office:value-type="float" office:value="19276" table:style-name="ce25">
            <text:p>19,276</text:p>
          </table:table-cell>
          <table:table-cell office:value-type="float" office:value="115006" table:style-name="ce29">
            <text:p>115,006</text:p>
          </table:table-cell>
          <table:table-cell office:value-type="float" office:value="20751" table:style-name="ce29">
            <text:p>20,751</text:p>
          </table:table-cell>
          <table:table-cell office:value-type="float" office:value="22585" table:style-name="ce29">
            <text:p>22,585</text:p>
          </table:table-cell>
          <table:table-cell office:value-type="float" office:value="22719" table:style-name="ce29">
            <text:p>22,719</text:p>
          </table:table-cell>
          <table:table-cell office:value-type="float" office:value="24163" table:style-name="ce29">
            <text:p>24,163</text:p>
          </table:table-cell>
          <table:table-cell office:value-type="float" office:value="24788" table:style-name="ce25">
            <text:p>24,788</text:p>
          </table:table-cell>
          <table:table-cell office:value-type="float" office:value="119971" table:style-name="ce29">
            <text:p>119,971</text:p>
          </table:table-cell>
          <table:table-cell office:value-type="float" office:value="24678" table:style-name="ce29">
            <text:p>24,678</text:p>
          </table:table-cell>
          <table:table-cell office:value-type="float" office:value="24839" table:style-name="ce29">
            <text:p>24,839</text:p>
          </table:table-cell>
          <table:table-cell office:value-type="float" office:value="24214" table:style-name="ce29">
            <text:p>24,214</text:p>
          </table:table-cell>
          <table:table-cell office:value-type="float" office:value="22662" table:style-name="ce29">
            <text:p>22,662</text:p>
          </table:table-cell>
          <table:table-cell office:value-type="float" office:value="23578" table:style-name="ce25">
            <text:p>23,578</text:p>
          </table:table-cell>
          <table:table-cell office:value-type="float" office:value="99354" table:style-name="ce29">
            <text:p>99,354</text:p>
          </table:table-cell>
          <table:table-cell office:value-type="float" office:value="21015" table:style-name="ce29">
            <text:p>21,015</text:p>
          </table:table-cell>
          <table:table-cell office:value-type="float" office:value="19680" table:style-name="ce29">
            <text:p>19,680</text:p>
          </table:table-cell>
          <table:table-cell office:value-type="float" office:value="19606" table:style-name="ce29">
            <text:p>19,606</text:p>
          </table:table-cell>
          <table:table-cell office:value-type="float" office:value="19406" table:style-name="ce29">
            <text:p>19,406</text:p>
          </table:table-cell>
          <table:table-cell office:value-type="float" office:value="19647" table:style-name="ce25">
            <text:p>19,647</text:p>
          </table:table-cell>
          <table:table-cell office:value-type="float" office:value="100684" table:style-name="ce29">
            <text:p>100,684</text:p>
          </table:table-cell>
          <table:table-cell office:value-type="float" office:value="20244" table:style-name="ce29">
            <text:p>20,244</text:p>
          </table:table-cell>
          <table:table-cell office:value-type="float" office:value="20376" table:style-name="ce29">
            <text:p>20,376</text:p>
          </table:table-cell>
          <table:table-cell office:value-type="float" office:value="20413" table:style-name="ce29">
            <text:p>20,413</text:p>
          </table:table-cell>
          <table:table-cell office:value-type="float" office:value="19957" table:style-name="ce29">
            <text:p>19,957</text:p>
          </table:table-cell>
          <table:table-cell office:value-type="float" office:value="19694" table:style-name="ce25">
            <text:p>19,694</text:p>
          </table:table-cell>
          <table:table-cell office:value-type="float" office:value="99418" table:style-name="ce29">
            <text:p>99,418</text:p>
          </table:table-cell>
          <table:table-cell office:value-type="float" office:value="19912" table:style-name="ce29">
            <text:p>19,912</text:p>
          </table:table-cell>
          <table:table-cell office:value-type="float" office:value="20120" table:style-name="ce29">
            <text:p>20,120</text:p>
          </table:table-cell>
          <table:table-cell office:value-type="float" office:value="19997" table:style-name="ce29">
            <text:p>19,997</text:p>
          </table:table-cell>
          <table:table-cell office:value-type="float" office:value="19901" table:style-name="ce29">
            <text:p>19,901</text:p>
          </table:table-cell>
          <table:table-cell office:value-type="float" office:value="19488" table:style-name="ce25">
            <text:p>19,488</text:p>
          </table:table-cell>
          <table:table-cell office:value-type="float" office:value="88034" table:style-name="ce29">
            <text:p>88,034</text:p>
          </table:table-cell>
          <table:table-cell office:value-type="float" office:value="18898" table:style-name="ce29">
            <text:p>18,898</text:p>
          </table:table-cell>
          <table:table-cell office:value-type="float" office:value="18171" table:style-name="ce29">
            <text:p>18,171</text:p>
          </table:table-cell>
          <table:table-cell office:value-type="float" office:value="18236" table:style-name="ce29">
            <text:p>18,236</text:p>
          </table:table-cell>
          <table:table-cell office:value-type="float" office:value="16155" table:style-name="ce29">
            <text:p>16,155</text:p>
          </table:table-cell>
          <table:table-cell office:value-type="float" office:value="16574" table:style-name="ce25">
            <text:p>16,574</text:p>
          </table:table-cell>
          <table:table-cell office:value-type="float" office:value="73975" table:style-name="ce29">
            <text:p>73,975</text:p>
          </table:table-cell>
          <table:table-cell office:value-type="float" office:value="16269" table:style-name="ce29">
            <text:p>16,269</text:p>
          </table:table-cell>
          <table:table-cell office:value-type="float" office:value="15683" table:style-name="ce29">
            <text:p>15,683</text:p>
          </table:table-cell>
          <table:table-cell office:value-type="float" office:value="14773" table:style-name="ce29">
            <text:p>14,773</text:p>
          </table:table-cell>
          <table:table-cell office:value-type="float" office:value="13814" table:style-name="ce29">
            <text:p>13,814</text:p>
          </table:table-cell>
          <table:table-cell office:value-type="float" office:value="13436" table:style-name="ce25">
            <text:p>13,436</text:p>
          </table:table-cell>
          <table:table-cell office:value-type="float" office:value="45895" table:style-name="ce29">
            <text:p>45,895</text:p>
          </table:table-cell>
          <table:table-cell office:value-type="float" office:value="12059" table:style-name="ce29">
            <text:p>12,059</text:p>
          </table:table-cell>
          <table:table-cell office:value-type="float" office:value="10240" table:style-name="ce29">
            <text:p>10,240</text:p>
          </table:table-cell>
          <table:table-cell office:value-type="float" office:value="9598" table:style-name="ce29">
            <text:p>9,598</text:p>
          </table:table-cell>
          <table:table-cell office:value-type="float" office:value="7576" table:style-name="ce29">
            <text:p>7,576</text:p>
          </table:table-cell>
          <table:table-cell office:value-type="float" office:value="6422" table:style-name="ce25">
            <text:p>6,422</text:p>
          </table:table-cell>
          <table:table-cell office:value-type="float" office:value="25068" table:style-name="ce29">
            <text:p>25,068</text:p>
          </table:table-cell>
          <table:table-cell office:value-type="float" office:value="4715" table:style-name="ce29">
            <text:p>4,715</text:p>
          </table:table-cell>
          <table:table-cell office:value-type="float" office:value="5391" table:style-name="ce29">
            <text:p>5,391</text:p>
          </table:table-cell>
          <table:table-cell office:value-type="float" office:value="5175" table:style-name="ce29">
            <text:p>5,175</text:p>
          </table:table-cell>
          <table:table-cell office:value-type="float" office:value="5110" table:style-name="ce29">
            <text:p>5,110</text:p>
          </table:table-cell>
          <table:table-cell office:value-type="float" office:value="4677" table:style-name="ce25">
            <text:p>4,677</text:p>
          </table:table-cell>
          <table:table-cell office:value-type="float" office:value="17955" table:style-name="ce29">
            <text:p>17,955</text:p>
          </table:table-cell>
          <table:table-cell office:value-type="float" office:value="4401" table:style-name="ce29">
            <text:p>4,401</text:p>
          </table:table-cell>
          <table:table-cell office:value-type="float" office:value="4143" table:style-name="ce29">
            <text:p>4,143</text:p>
          </table:table-cell>
          <table:table-cell office:value-type="float" office:value="3538" table:style-name="ce29">
            <text:p>3,538</text:p>
          </table:table-cell>
          <table:table-cell office:value-type="float" office:value="3013" table:style-name="ce29">
            <text:p>3,013</text:p>
          </table:table-cell>
          <table:table-cell office:value-type="float" office:value="2860" table:style-name="ce25">
            <text:p>2,860</text:p>
          </table:table-cell>
          <table:table-cell office:value-type="float" office:value="9325" table:style-name="ce29">
            <text:p>9,325</text:p>
          </table:table-cell>
          <table:table-cell office:value-type="float" office:value="2274" table:style-name="ce29">
            <text:p>2,274</text:p>
          </table:table-cell>
          <table:table-cell office:value-type="float" office:value="2070" table:style-name="ce29">
            <text:p>2,070</text:p>
          </table:table-cell>
          <table:table-cell office:value-type="float" office:value="1782" table:style-name="ce29">
            <text:p>1,782</text:p>
          </table:table-cell>
          <table:table-cell office:value-type="float" office:value="1692" table:style-name="ce29">
            <text:p>1,692</text:p>
          </table:table-cell>
          <table:table-cell office:value-type="float" office:value="1507" table:style-name="ce25">
            <text:p>1,507</text:p>
          </table:table-cell>
          <table:table-cell office:value-type="float" office:value="4922" table:style-name="ce29">
            <text:p>4,922</text:p>
          </table:table-cell>
          <table:table-cell office:value-type="float" office:value="1400" table:style-name="ce29">
            <text:p>1,400</text:p>
          </table:table-cell>
          <table:table-cell office:value-type="float" office:value="1172" table:style-name="ce29">
            <text:p>1,172</text:p>
          </table:table-cell>
          <table:table-cell office:value-type="float" office:value="984" table:style-name="ce29">
            <text:p>984</text:p>
          </table:table-cell>
          <table:table-cell office:value-type="float" office:value="771" table:style-name="ce29">
            <text:p>771</text:p>
          </table:table-cell>
          <table:table-cell office:value-type="float" office:value="595" table:style-name="ce25">
            <text:p>595</text:p>
          </table:table-cell>
          <table:table-cell office:value-type="float" office:value="1155" table:style-name="ce29">
            <text:p>1,155</text:p>
          </table:table-cell>
          <table:table-cell office:value-type="float" office:value="422" table:style-name="ce29">
            <text:p>422</text:p>
          </table:table-cell>
          <table:table-cell office:value-type="float" office:value="311" table:style-name="ce29">
            <text:p>311</text:p>
          </table:table-cell>
          <table:table-cell office:value-type="float" office:value="198" table:style-name="ce29">
            <text:p>198</text:p>
          </table:table-cell>
          <table:table-cell office:value-type="float" office:value="133" table:style-name="ce29">
            <text:p>133</text:p>
          </table:table-cell>
          <table:table-cell office:value-type="float" office:value="91" table:style-name="ce25">
            <text:p>91</text:p>
          </table:table-cell>
          <table:table-cell office:value-type="float" office:value="144" table:style-name="ce29">
            <text:p>14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6016" table:style-name="ce33">
            <text:p>1,436,016</text:p>
          </table:table-cell>
          <table:table-cell office:value-type="float" office:value="58080" table:style-name="ce32">
            <text:p>58,080</text:p>
          </table:table-cell>
          <table:table-cell office:value-type="float" office:value="8897" table:style-name="ce33">
            <text:p>8,897</text:p>
          </table:table-cell>
          <table:table-cell office:value-type="float" office:value="10625" table:style-name="ce33">
            <text:p>10,625</text:p>
          </table:table-cell>
          <table:table-cell office:value-type="float" office:value="11844" table:style-name="ce33">
            <text:p>11,844</text:p>
          </table:table-cell>
          <table:table-cell office:value-type="float" office:value="12837" table:style-name="ce33">
            <text:p>12,837</text:p>
          </table:table-cell>
          <table:table-cell office:value-type="float" office:value="13877" table:style-name="ce33">
            <text:p>13,877</text:p>
          </table:table-cell>
          <table:table-cell office:value-type="float" office:value="69674" table:style-name="ce33">
            <text:p>69,674</text:p>
          </table:table-cell>
          <table:table-cell office:value-type="float" office:value="14100" table:style-name="ce33">
            <text:p>14,100</text:p>
          </table:table-cell>
          <table:table-cell office:value-type="float" office:value="14235" table:style-name="ce33">
            <text:p>14,235</text:p>
          </table:table-cell>
          <table:table-cell office:value-type="float" office:value="12802" table:style-name="ce33">
            <text:p>12,802</text:p>
          </table:table-cell>
          <table:table-cell office:value-type="float" office:value="14937" table:style-name="ce33">
            <text:p>14,937</text:p>
          </table:table-cell>
          <table:table-cell office:value-type="float" office:value="13600" table:style-name="ce32">
            <text:p>13,600</text:p>
          </table:table-cell>
          <table:table-cell office:value-type="float" office:value="60923" table:style-name="ce33">
            <text:p>60,923</text:p>
          </table:table-cell>
          <table:table-cell office:value-type="float" office:value="10954" table:style-name="ce33">
            <text:p>10,954</text:p>
          </table:table-cell>
          <table:table-cell office:value-type="float" office:value="11721" table:style-name="ce33">
            <text:p>11,721</text:p>
          </table:table-cell>
          <table:table-cell office:value-type="float" office:value="12262" table:style-name="ce33">
            <text:p>12,262</text:p>
          </table:table-cell>
          <table:table-cell office:value-type="float" office:value="13264" table:style-name="ce33">
            <text:p>13,264</text:p>
          </table:table-cell>
          <table:table-cell office:value-type="float" office:value="12722" table:style-name="ce32">
            <text:p>12,722</text:p>
          </table:table-cell>
          <table:table-cell office:value-type="float" office:value="69985" table:style-name="ce33">
            <text:p>69,985</text:p>
          </table:table-cell>
          <table:table-cell office:value-type="float" office:value="12908" table:style-name="ce33">
            <text:p>12,908</text:p>
          </table:table-cell>
          <table:table-cell office:value-type="float" office:value="13431" table:style-name="ce33">
            <text:p>13,431</text:p>
          </table:table-cell>
          <table:table-cell office:value-type="float" office:value="13612" table:style-name="ce33">
            <text:p>13,612</text:p>
          </table:table-cell>
          <table:table-cell office:value-type="float" office:value="14711" table:style-name="ce33">
            <text:p>14,711</text:p>
          </table:table-cell>
          <table:table-cell office:value-type="float" office:value="15323" table:style-name="ce32">
            <text:p>15,323</text:p>
          </table:table-cell>
          <table:table-cell office:value-type="float" office:value="91377" table:style-name="ce33">
            <text:p>91,377</text:p>
          </table:table-cell>
          <table:table-cell office:value-type="float" office:value="18218" table:style-name="ce33">
            <text:p>18,218</text:p>
          </table:table-cell>
          <table:table-cell office:value-type="float" office:value="17480" table:style-name="ce33">
            <text:p>17,480</text:p>
          </table:table-cell>
          <table:table-cell office:value-type="float" office:value="16700" table:style-name="ce33">
            <text:p>16,700</text:p>
          </table:table-cell>
          <table:table-cell office:value-type="float" office:value="18879" table:style-name="ce33">
            <text:p>18,879</text:p>
          </table:table-cell>
          <table:table-cell office:value-type="float" office:value="20100" table:style-name="ce32">
            <text:p>20,100</text:p>
          </table:table-cell>
          <table:table-cell office:value-type="float" office:value="98661" table:style-name="ce33">
            <text:p>98,661</text:p>
          </table:table-cell>
          <table:table-cell office:value-type="float" office:value="19931" table:style-name="ce33">
            <text:p>19,931</text:p>
          </table:table-cell>
          <table:table-cell office:value-type="float" office:value="19782" table:style-name="ce33">
            <text:p>19,782</text:p>
          </table:table-cell>
          <table:table-cell office:value-type="float" office:value="19796" table:style-name="ce33">
            <text:p>19,796</text:p>
          </table:table-cell>
          <table:table-cell office:value-type="float" office:value="19714" table:style-name="ce33">
            <text:p>19,714</text:p>
          </table:table-cell>
          <table:table-cell office:value-type="float" office:value="19438" table:style-name="ce32">
            <text:p>19,438</text:p>
          </table:table-cell>
          <table:table-cell office:value-type="float" office:value="99067" table:style-name="ce33">
            <text:p>99,067</text:p>
          </table:table-cell>
          <table:table-cell office:value-type="float" office:value="20241" table:style-name="ce33">
            <text:p>20,241</text:p>
          </table:table-cell>
          <table:table-cell office:value-type="float" office:value="19929" table:style-name="ce33">
            <text:p>19,929</text:p>
          </table:table-cell>
          <table:table-cell office:value-type="float" office:value="20269" table:style-name="ce33">
            <text:p>20,269</text:p>
          </table:table-cell>
          <table:table-cell office:value-type="float" office:value="19543" table:style-name="ce33">
            <text:p>19,543</text:p>
          </table:table-cell>
          <table:table-cell office:value-type="float" office:value="19085" table:style-name="ce32">
            <text:p>19,085</text:p>
          </table:table-cell>
          <table:table-cell office:value-type="float" office:value="118992" table:style-name="ce33">
            <text:p>118,992</text:p>
          </table:table-cell>
          <table:table-cell office:value-type="float" office:value="21179" table:style-name="ce33">
            <text:p>21,179</text:p>
          </table:table-cell>
          <table:table-cell office:value-type="float" office:value="23349" table:style-name="ce33">
            <text:p>23,349</text:p>
          </table:table-cell>
          <table:table-cell office:value-type="float" office:value="23473" table:style-name="ce33">
            <text:p>23,473</text:p>
          </table:table-cell>
          <table:table-cell office:value-type="float" office:value="25218" table:style-name="ce33">
            <text:p>25,218</text:p>
          </table:table-cell>
          <table:table-cell office:value-type="float" office:value="25773" table:style-name="ce32">
            <text:p>25,773</text:p>
          </table:table-cell>
          <table:table-cell office:value-type="float" office:value="126741" table:style-name="ce33">
            <text:p>126,741</text:p>
          </table:table-cell>
          <table:table-cell office:value-type="float" office:value="25891" table:style-name="ce33">
            <text:p>25,891</text:p>
          </table:table-cell>
          <table:table-cell office:value-type="float" office:value="25937" table:style-name="ce33">
            <text:p>25,937</text:p>
          </table:table-cell>
          <table:table-cell office:value-type="float" office:value="25425" table:style-name="ce33">
            <text:p>25,425</text:p>
          </table:table-cell>
          <table:table-cell office:value-type="float" office:value="24011" table:style-name="ce33">
            <text:p>24,011</text:p>
          </table:table-cell>
          <table:table-cell office:value-type="float" office:value="25477" table:style-name="ce32">
            <text:p>25,477</text:p>
          </table:table-cell>
          <table:table-cell office:value-type="float" office:value="109560" table:style-name="ce33">
            <text:p>109,560</text:p>
          </table:table-cell>
          <table:table-cell office:value-type="float" office:value="22805" table:style-name="ce33">
            <text:p>22,805</text:p>
          </table:table-cell>
          <table:table-cell office:value-type="float" office:value="21591" table:style-name="ce33">
            <text:p>21,591</text:p>
          </table:table-cell>
          <table:table-cell office:value-type="float" office:value="21480" table:style-name="ce33">
            <text:p>21,480</text:p>
          </table:table-cell>
          <table:table-cell office:value-type="float" office:value="21834" table:style-name="ce33">
            <text:p>21,834</text:p>
          </table:table-cell>
          <table:table-cell office:value-type="float" office:value="21850" table:style-name="ce32">
            <text:p>21,850</text:p>
          </table:table-cell>
          <table:table-cell office:value-type="float" office:value="111790" table:style-name="ce33">
            <text:p>111,790</text:p>
          </table:table-cell>
          <table:table-cell office:value-type="float" office:value="22574" table:style-name="ce33">
            <text:p>22,574</text:p>
          </table:table-cell>
          <table:table-cell office:value-type="float" office:value="22768" table:style-name="ce33">
            <text:p>22,768</text:p>
          </table:table-cell>
          <table:table-cell office:value-type="float" office:value="22267" table:style-name="ce33">
            <text:p>22,267</text:p>
          </table:table-cell>
          <table:table-cell office:value-type="float" office:value="22283" table:style-name="ce33">
            <text:p>22,283</text:p>
          </table:table-cell>
          <table:table-cell office:value-type="float" office:value="21898" table:style-name="ce32">
            <text:p>21,898</text:p>
          </table:table-cell>
          <table:table-cell office:value-type="float" office:value="110248" table:style-name="ce33">
            <text:p>110,248</text:p>
          </table:table-cell>
          <table:table-cell office:value-type="float" office:value="21953" table:style-name="ce33">
            <text:p>21,953</text:p>
          </table:table-cell>
          <table:table-cell office:value-type="float" office:value="22537" table:style-name="ce33">
            <text:p>22,537</text:p>
          </table:table-cell>
          <table:table-cell office:value-type="float" office:value="22279" table:style-name="ce33">
            <text:p>22,279</text:p>
          </table:table-cell>
          <table:table-cell office:value-type="float" office:value="22092" table:style-name="ce33">
            <text:p>22,092</text:p>
          </table:table-cell>
          <table:table-cell office:value-type="float" office:value="21387" table:style-name="ce32">
            <text:p>21,387</text:p>
          </table:table-cell>
          <table:table-cell office:value-type="float" office:value="97380" table:style-name="ce33">
            <text:p>97,380</text:p>
          </table:table-cell>
          <table:table-cell office:value-type="float" office:value="20472" table:style-name="ce33">
            <text:p>20,472</text:p>
          </table:table-cell>
          <table:table-cell office:value-type="float" office:value="20334" table:style-name="ce33">
            <text:p>20,334</text:p>
          </table:table-cell>
          <table:table-cell office:value-type="float" office:value="20339" table:style-name="ce33">
            <text:p>20,339</text:p>
          </table:table-cell>
          <table:table-cell office:value-type="float" office:value="17885" table:style-name="ce33">
            <text:p>17,885</text:p>
          </table:table-cell>
          <table:table-cell office:value-type="float" office:value="18350" table:style-name="ce32">
            <text:p>18,350</text:p>
          </table:table-cell>
          <table:table-cell office:value-type="float" office:value="83298" table:style-name="ce33">
            <text:p>83,298</text:p>
          </table:table-cell>
          <table:table-cell office:value-type="float" office:value="17990" table:style-name="ce33">
            <text:p>17,990</text:p>
          </table:table-cell>
          <table:table-cell office:value-type="float" office:value="17789" table:style-name="ce33">
            <text:p>17,789</text:p>
          </table:table-cell>
          <table:table-cell office:value-type="float" office:value="16477" table:style-name="ce33">
            <text:p>16,477</text:p>
          </table:table-cell>
          <table:table-cell office:value-type="float" office:value="15459" table:style-name="ce33">
            <text:p>15,459</text:p>
          </table:table-cell>
          <table:table-cell office:value-type="float" office:value="15583" table:style-name="ce32">
            <text:p>15,583</text:p>
          </table:table-cell>
          <table:table-cell office:value-type="float" office:value="52368" table:style-name="ce33">
            <text:p>52,368</text:p>
          </table:table-cell>
          <table:table-cell office:value-type="float" office:value="13441" table:style-name="ce33">
            <text:p>13,441</text:p>
          </table:table-cell>
          <table:table-cell office:value-type="float" office:value="11532" table:style-name="ce33">
            <text:p>11,532</text:p>
          </table:table-cell>
          <table:table-cell office:value-type="float" office:value="10930" table:style-name="ce33">
            <text:p>10,930</text:p>
          </table:table-cell>
          <table:table-cell office:value-type="float" office:value="8668" table:style-name="ce33">
            <text:p>8,668</text:p>
          </table:table-cell>
          <table:table-cell office:value-type="float" office:value="7797" table:style-name="ce32">
            <text:p>7,797</text:p>
          </table:table-cell>
          <table:table-cell office:value-type="float" office:value="31919" table:style-name="ce33">
            <text:p>31,919</text:p>
          </table:table-cell>
          <table:table-cell office:value-type="float" office:value="5876" table:style-name="ce33">
            <text:p>5,876</text:p>
          </table:table-cell>
          <table:table-cell office:value-type="float" office:value="6665" table:style-name="ce33">
            <text:p>6,665</text:p>
          </table:table-cell>
          <table:table-cell office:value-type="float" office:value="6703" table:style-name="ce33">
            <text:p>6,703</text:p>
          </table:table-cell>
          <table:table-cell office:value-type="float" office:value="6488" table:style-name="ce33">
            <text:p>6,488</text:p>
          </table:table-cell>
          <table:table-cell office:value-type="float" office:value="6187" table:style-name="ce32">
            <text:p>6,187</text:p>
          </table:table-cell>
          <table:table-cell office:value-type="float" office:value="25092" table:style-name="ce33">
            <text:p>25,092</text:p>
          </table:table-cell>
          <table:table-cell office:value-type="float" office:value="5956" table:style-name="ce33">
            <text:p>5,956</text:p>
          </table:table-cell>
          <table:table-cell office:value-type="float" office:value="5584" table:style-name="ce33">
            <text:p>5,584</text:p>
          </table:table-cell>
          <table:table-cell office:value-type="float" office:value="5069" table:style-name="ce33">
            <text:p>5,069</text:p>
          </table:table-cell>
          <table:table-cell office:value-type="float" office:value="4455" table:style-name="ce33">
            <text:p>4,455</text:p>
          </table:table-cell>
          <table:table-cell office:value-type="float" office:value="4028" table:style-name="ce32">
            <text:p>4,028</text:p>
          </table:table-cell>
          <table:table-cell office:value-type="float" office:value="13762" table:style-name="ce33">
            <text:p>13,762</text:p>
          </table:table-cell>
          <table:table-cell office:value-type="float" office:value="3621" table:style-name="ce33">
            <text:p>3,621</text:p>
          </table:table-cell>
          <table:table-cell office:value-type="float" office:value="3032" table:style-name="ce33">
            <text:p>3,032</text:p>
          </table:table-cell>
          <table:table-cell office:value-type="float" office:value="2740" table:style-name="ce33">
            <text:p>2,740</text:p>
          </table:table-cell>
          <table:table-cell office:value-type="float" office:value="2337" table:style-name="ce33">
            <text:p>2,337</text:p>
          </table:table-cell>
          <table:table-cell office:value-type="float" office:value="2032" table:style-name="ce32">
            <text:p>2,032</text:p>
          </table:table-cell>
          <table:table-cell office:value-type="float" office:value="5591" table:style-name="ce33">
            <text:p>5,591</text:p>
          </table:table-cell>
          <table:table-cell office:value-type="float" office:value="1574" table:style-name="ce33">
            <text:p>1,574</text:p>
          </table:table-cell>
          <table:table-cell office:value-type="float" office:value="1365" table:style-name="ce33">
            <text:p>1,365</text:p>
          </table:table-cell>
          <table:table-cell office:value-type="float" office:value="1113" table:style-name="ce33">
            <text:p>1,113</text:p>
          </table:table-cell>
          <table:table-cell office:value-type="float" office:value="838" table:style-name="ce33">
            <text:p>838</text:p>
          </table:table-cell>
          <table:table-cell office:value-type="float" office:value="701" table:style-name="ce32">
            <text:p>701</text:p>
          </table:table-cell>
          <table:table-cell office:value-type="float" office:value="1320" table:style-name="ce33">
            <text:p>1,320</text:p>
          </table:table-cell>
          <table:table-cell office:value-type="float" office:value="482" table:style-name="ce33">
            <text:p>482</text:p>
          </table:table-cell>
          <table:table-cell office:value-type="float" office:value="299" table:style-name="ce33">
            <text:p>299</text:p>
          </table:table-cell>
          <table:table-cell office:value-type="float" office:value="240" table:style-name="ce33">
            <text:p>240</text:p>
          </table:table-cell>
          <table:table-cell office:value-type="float" office:value="164" table:style-name="ce33">
            <text:p>164</text:p>
          </table:table-cell>
          <table:table-cell office:value-type="float" office:value="135" table:style-name="ce32">
            <text:p>135</text:p>
          </table:table-cell>
          <table:table-cell office:value-type="float" office:value="188" table:style-name="ce33">
            <text:p>18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1224" table:style-name="ce29">
            <text:p>1,871,224</text:p>
          </table:table-cell>
          <table:table-cell office:value-type="float" office:value="65242" table:style-name="ce29">
            <text:p>65,242</text:p>
          </table:table-cell>
          <table:table-cell office:value-type="float" office:value="9933" table:style-name="ce29">
            <text:p>9,933</text:p>
          </table:table-cell>
          <table:table-cell office:value-type="float" office:value="12099" table:style-name="ce29">
            <text:p>12,099</text:p>
          </table:table-cell>
          <table:table-cell office:value-type="float" office:value="13158" table:style-name="ce29">
            <text:p>13,158</text:p>
          </table:table-cell>
          <table:table-cell office:value-type="float" office:value="14463" table:style-name="ce29">
            <text:p>14,463</text:p>
          </table:table-cell>
          <table:table-cell office:value-type="float" office:value="15589" table:style-name="ce29">
            <text:p>15,589</text:p>
          </table:table-cell>
          <table:table-cell office:value-type="float" office:value="82634" table:style-name="ce29">
            <text:p>82,634</text:p>
          </table:table-cell>
          <table:table-cell office:value-type="float" office:value="16666" table:style-name="ce29">
            <text:p>16,666</text:p>
          </table:table-cell>
          <table:table-cell office:value-type="float" office:value="16621" table:style-name="ce29">
            <text:p>16,621</text:p>
          </table:table-cell>
          <table:table-cell office:value-type="float" office:value="15183" table:style-name="ce29">
            <text:p>15,183</text:p>
          </table:table-cell>
          <table:table-cell office:value-type="float" office:value="18087" table:style-name="ce29">
            <text:p>18,087</text:p>
          </table:table-cell>
          <table:table-cell office:value-type="float" office:value="16077" table:style-name="ce25">
            <text:p>16,077</text:p>
          </table:table-cell>
          <table:table-cell office:value-type="float" office:value="74133" table:style-name="ce29">
            <text:p>74,133</text:p>
          </table:table-cell>
          <table:table-cell office:value-type="float" office:value="12971" table:style-name="ce29">
            <text:p>12,971</text:p>
          </table:table-cell>
          <table:table-cell office:value-type="float" office:value="14418" table:style-name="ce29">
            <text:p>14,418</text:p>
          </table:table-cell>
          <table:table-cell office:value-type="float" office:value="15329" table:style-name="ce29">
            <text:p>15,329</text:p>
          </table:table-cell>
          <table:table-cell office:value-type="float" office:value="15838" table:style-name="ce29">
            <text:p>15,838</text:p>
          </table:table-cell>
          <table:table-cell office:value-type="float" office:value="15577" table:style-name="ce25">
            <text:p>15,577</text:p>
          </table:table-cell>
          <table:table-cell office:value-type="float" office:value="85119" table:style-name="ce29">
            <text:p>85,119</text:p>
          </table:table-cell>
          <table:table-cell office:value-type="float" office:value="15756" table:style-name="ce29">
            <text:p>15,756</text:p>
          </table:table-cell>
          <table:table-cell office:value-type="float" office:value="16109" table:style-name="ce29">
            <text:p>16,109</text:p>
          </table:table-cell>
          <table:table-cell office:value-type="float" office:value="16690" table:style-name="ce29">
            <text:p>16,690</text:p>
          </table:table-cell>
          <table:table-cell office:value-type="float" office:value="18000" table:style-name="ce29">
            <text:p>18,000</text:p>
          </table:table-cell>
          <table:table-cell office:value-type="float" office:value="18564" table:style-name="ce25">
            <text:p>18,564</text:p>
          </table:table-cell>
          <table:table-cell office:value-type="float" office:value="112642" table:style-name="ce29">
            <text:p>112,642</text:p>
          </table:table-cell>
          <table:table-cell office:value-type="float" office:value="22434" table:style-name="ce29">
            <text:p>22,434</text:p>
          </table:table-cell>
          <table:table-cell office:value-type="float" office:value="21689" table:style-name="ce29">
            <text:p>21,689</text:p>
          </table:table-cell>
          <table:table-cell office:value-type="float" office:value="20401" table:style-name="ce29">
            <text:p>20,401</text:p>
          </table:table-cell>
          <table:table-cell office:value-type="float" office:value="23781" table:style-name="ce29">
            <text:p>23,781</text:p>
          </table:table-cell>
          <table:table-cell office:value-type="float" office:value="24337" table:style-name="ce25">
            <text:p>24,337</text:p>
          </table:table-cell>
          <table:table-cell office:value-type="float" office:value="124312" table:style-name="ce29">
            <text:p>124,312</text:p>
          </table:table-cell>
          <table:table-cell office:value-type="float" office:value="24880" table:style-name="ce29">
            <text:p>24,880</text:p>
          </table:table-cell>
          <table:table-cell office:value-type="float" office:value="24832" table:style-name="ce29">
            <text:p>24,832</text:p>
          </table:table-cell>
          <table:table-cell office:value-type="float" office:value="25336" table:style-name="ce29">
            <text:p>25,336</text:p>
          </table:table-cell>
          <table:table-cell office:value-type="float" office:value="24601" table:style-name="ce29">
            <text:p>24,601</text:p>
          </table:table-cell>
          <table:table-cell office:value-type="float" office:value="24663" table:style-name="ce25">
            <text:p>24,663</text:p>
          </table:table-cell>
          <table:table-cell office:value-type="float" office:value="126896" table:style-name="ce29">
            <text:p>126,896</text:p>
          </table:table-cell>
          <table:table-cell office:value-type="float" office:value="25786" table:style-name="ce29">
            <text:p>25,786</text:p>
          </table:table-cell>
          <table:table-cell office:value-type="float" office:value="24993" table:style-name="ce29">
            <text:p>24,993</text:p>
          </table:table-cell>
          <table:table-cell office:value-type="float" office:value="26876" table:style-name="ce29">
            <text:p>26,876</text:p>
          </table:table-cell>
          <table:table-cell office:value-type="float" office:value="24906" table:style-name="ce29">
            <text:p>24,906</text:p>
          </table:table-cell>
          <table:table-cell office:value-type="float" office:value="24335" table:style-name="ce25">
            <text:p>24,335</text:p>
          </table:table-cell>
          <table:table-cell office:value-type="float" office:value="151029" table:style-name="ce29">
            <text:p>151,029</text:p>
          </table:table-cell>
          <table:table-cell office:value-type="float" office:value="26567" table:style-name="ce29">
            <text:p>26,567</text:p>
          </table:table-cell>
          <table:table-cell office:value-type="float" office:value="29450" table:style-name="ce29">
            <text:p>29,450</text:p>
          </table:table-cell>
          <table:table-cell office:value-type="float" office:value="30030" table:style-name="ce29">
            <text:p>30,030</text:p>
          </table:table-cell>
          <table:table-cell office:value-type="float" office:value="32141" table:style-name="ce29">
            <text:p>32,141</text:p>
          </table:table-cell>
          <table:table-cell office:value-type="float" office:value="32841" table:style-name="ce25">
            <text:p>32,841</text:p>
          </table:table-cell>
          <table:table-cell office:value-type="float" office:value="162523" table:style-name="ce29">
            <text:p>162,523</text:p>
          </table:table-cell>
          <table:table-cell office:value-type="float" office:value="32966" table:style-name="ce29">
            <text:p>32,966</text:p>
          </table:table-cell>
          <table:table-cell office:value-type="float" office:value="33246" table:style-name="ce29">
            <text:p>33,246</text:p>
          </table:table-cell>
          <table:table-cell office:value-type="float" office:value="32588" table:style-name="ce29">
            <text:p>32,588</text:p>
          </table:table-cell>
          <table:table-cell office:value-type="float" office:value="30792" table:style-name="ce29">
            <text:p>30,792</text:p>
          </table:table-cell>
          <table:table-cell office:value-type="float" office:value="32931" table:style-name="ce25">
            <text:p>32,931</text:p>
          </table:table-cell>
          <table:table-cell office:value-type="float" office:value="137429" table:style-name="ce29">
            <text:p>137,429</text:p>
          </table:table-cell>
          <table:table-cell office:value-type="float" office:value="28912" table:style-name="ce29">
            <text:p>28,912</text:p>
          </table:table-cell>
          <table:table-cell office:value-type="float" office:value="27727" table:style-name="ce29">
            <text:p>27,727</text:p>
          </table:table-cell>
          <table:table-cell office:value-type="float" office:value="26713" table:style-name="ce29">
            <text:p>26,713</text:p>
          </table:table-cell>
          <table:table-cell office:value-type="float" office:value="26905" table:style-name="ce29">
            <text:p>26,905</text:p>
          </table:table-cell>
          <table:table-cell office:value-type="float" office:value="27172" table:style-name="ce25">
            <text:p>27,172</text:p>
          </table:table-cell>
          <table:table-cell office:value-type="float" office:value="143576" table:style-name="ce29">
            <text:p>143,576</text:p>
          </table:table-cell>
          <table:table-cell office:value-type="float" office:value="28340" table:style-name="ce29">
            <text:p>28,340</text:p>
          </table:table-cell>
          <table:table-cell office:value-type="float" office:value="28697" table:style-name="ce29">
            <text:p>28,697</text:p>
          </table:table-cell>
          <table:table-cell office:value-type="float" office:value="28885" table:style-name="ce29">
            <text:p>28,885</text:p>
          </table:table-cell>
          <table:table-cell office:value-type="float" office:value="28635" table:style-name="ce29">
            <text:p>28,635</text:p>
          </table:table-cell>
          <table:table-cell office:value-type="float" office:value="29019" table:style-name="ce25">
            <text:p>29,019</text:p>
          </table:table-cell>
          <table:table-cell office:value-type="float" office:value="151060" table:style-name="ce29">
            <text:p>151,060</text:p>
          </table:table-cell>
          <table:table-cell office:value-type="float" office:value="29313" table:style-name="ce29">
            <text:p>29,313</text:p>
          </table:table-cell>
          <table:table-cell office:value-type="float" office:value="30019" table:style-name="ce29">
            <text:p>30,019</text:p>
          </table:table-cell>
          <table:table-cell office:value-type="float" office:value="30318" table:style-name="ce29">
            <text:p>30,318</text:p>
          </table:table-cell>
          <table:table-cell office:value-type="float" office:value="30688" table:style-name="ce29">
            <text:p>30,688</text:p>
          </table:table-cell>
          <table:table-cell office:value-type="float" office:value="30722" table:style-name="ce25">
            <text:p>30,722</text:p>
          </table:table-cell>
          <table:table-cell office:value-type="float" office:value="140724" table:style-name="ce29">
            <text:p>140,724</text:p>
          </table:table-cell>
          <table:table-cell office:value-type="float" office:value="29584" table:style-name="ce29">
            <text:p>29,584</text:p>
          </table:table-cell>
          <table:table-cell office:value-type="float" office:value="29237" table:style-name="ce29">
            <text:p>29,237</text:p>
          </table:table-cell>
          <table:table-cell office:value-type="float" office:value="28913" table:style-name="ce29">
            <text:p>28,913</text:p>
          </table:table-cell>
          <table:table-cell office:value-type="float" office:value="26202" table:style-name="ce29">
            <text:p>26,202</text:p>
          </table:table-cell>
          <table:table-cell office:value-type="float" office:value="26788" table:style-name="ce25">
            <text:p>26,788</text:p>
          </table:table-cell>
          <table:table-cell office:value-type="float" office:value="116586" table:style-name="ce29">
            <text:p>116,586</text:p>
          </table:table-cell>
          <table:table-cell office:value-type="float" office:value="25667" table:style-name="ce29">
            <text:p>25,667</text:p>
          </table:table-cell>
          <table:table-cell office:value-type="float" office:value="24498" table:style-name="ce29">
            <text:p>24,498</text:p>
          </table:table-cell>
          <table:table-cell office:value-type="float" office:value="22892" table:style-name="ce29">
            <text:p>22,892</text:p>
          </table:table-cell>
          <table:table-cell office:value-type="float" office:value="21653" table:style-name="ce29">
            <text:p>21,653</text:p>
          </table:table-cell>
          <table:table-cell office:value-type="float" office:value="21876" table:style-name="ce25">
            <text:p>21,876</text:p>
          </table:table-cell>
          <table:table-cell office:value-type="float" office:value="75782" table:style-name="ce29">
            <text:p>75,782</text:p>
          </table:table-cell>
          <table:table-cell office:value-type="float" office:value="19081" table:style-name="ce29">
            <text:p>19,081</text:p>
          </table:table-cell>
          <table:table-cell office:value-type="float" office:value="16643" table:style-name="ce29">
            <text:p>16,643</text:p>
          </table:table-cell>
          <table:table-cell office:value-type="float" office:value="16130" table:style-name="ce29">
            <text:p>16,130</text:p>
          </table:table-cell>
          <table:table-cell office:value-type="float" office:value="13558" table:style-name="ce29">
            <text:p>13,558</text:p>
          </table:table-cell>
          <table:table-cell office:value-type="float" office:value="10370" table:style-name="ce25">
            <text:p>10,370</text:p>
          </table:table-cell>
          <table:table-cell office:value-type="float" office:value="46780" table:style-name="ce29">
            <text:p>46,780</text:p>
          </table:table-cell>
          <table:table-cell office:value-type="float" office:value="8131" table:style-name="ce29">
            <text:p>8,131</text:p>
          </table:table-cell>
          <table:table-cell office:value-type="float" office:value="9799" table:style-name="ce29">
            <text:p>9,799</text:p>
          </table:table-cell>
          <table:table-cell office:value-type="float" office:value="10256" table:style-name="ce29">
            <text:p>10,256</text:p>
          </table:table-cell>
          <table:table-cell office:value-type="float" office:value="9393" table:style-name="ce29">
            <text:p>9,393</text:p>
          </table:table-cell>
          <table:table-cell office:value-type="float" office:value="9201" table:style-name="ce25">
            <text:p>9,201</text:p>
          </table:table-cell>
          <table:table-cell office:value-type="float" office:value="38885" table:style-name="ce29">
            <text:p>38,885</text:p>
          </table:table-cell>
          <table:table-cell office:value-type="float" office:value="9139" table:style-name="ce29">
            <text:p>9,139</text:p>
          </table:table-cell>
          <table:table-cell office:value-type="float" office:value="8452" table:style-name="ce29">
            <text:p>8,452</text:p>
          </table:table-cell>
          <table:table-cell office:value-type="float" office:value="7784" table:style-name="ce29">
            <text:p>7,784</text:p>
          </table:table-cell>
          <table:table-cell office:value-type="float" office:value="7086" table:style-name="ce29">
            <text:p>7,086</text:p>
          </table:table-cell>
          <table:table-cell office:value-type="float" office:value="6424" table:style-name="ce25">
            <text:p>6,424</text:p>
          </table:table-cell>
          <table:table-cell office:value-type="float" office:value="23520" table:style-name="ce29">
            <text:p>23,520</text:p>
          </table:table-cell>
          <table:table-cell office:value-type="float" office:value="6010" table:style-name="ce29">
            <text:p>6,010</text:p>
          </table:table-cell>
          <table:table-cell office:value-type="float" office:value="5604" table:style-name="ce29">
            <text:p>5,604</text:p>
          </table:table-cell>
          <table:table-cell office:value-type="float" office:value="4536" table:style-name="ce29">
            <text:p>4,536</text:p>
          </table:table-cell>
          <table:table-cell office:value-type="float" office:value="3789" table:style-name="ce29">
            <text:p>3,789</text:p>
          </table:table-cell>
          <table:table-cell office:value-type="float" office:value="3581" table:style-name="ce25">
            <text:p>3,581</text:p>
          </table:table-cell>
          <table:table-cell office:value-type="float" office:value="9967" table:style-name="ce29">
            <text:p>9,967</text:p>
          </table:table-cell>
          <table:table-cell office:value-type="float" office:value="3070" table:style-name="ce29">
            <text:p>3,070</text:p>
          </table:table-cell>
          <table:table-cell office:value-type="float" office:value="2377" table:style-name="ce29">
            <text:p>2,377</text:p>
          </table:table-cell>
          <table:table-cell office:value-type="float" office:value="1945" table:style-name="ce29">
            <text:p>1,945</text:p>
          </table:table-cell>
          <table:table-cell office:value-type="float" office:value="1471" table:style-name="ce29">
            <text:p>1,471</text:p>
          </table:table-cell>
          <table:table-cell office:value-type="float" office:value="1104" table:style-name="ce25">
            <text:p>1,104</text:p>
          </table:table-cell>
          <table:table-cell office:value-type="float" office:value="2143" table:style-name="ce29">
            <text:p>2,143</text:p>
          </table:table-cell>
          <table:table-cell office:value-type="float" office:value="772" table:style-name="ce29">
            <text:p>772</text:p>
          </table:table-cell>
          <table:table-cell office:value-type="float" office:value="548" table:style-name="ce29">
            <text:p>548</text:p>
          </table:table-cell>
          <table:table-cell office:value-type="float" office:value="396" table:style-name="ce29">
            <text:p>396</text:p>
          </table:table-cell>
          <table:table-cell office:value-type="float" office:value="241" table:style-name="ce29">
            <text:p>241</text:p>
          </table:table-cell>
          <table:table-cell office:value-type="float" office:value="186" table:style-name="ce25">
            <text:p>186</text:p>
          </table:table-cell>
          <table:table-cell office:value-type="float" office:value="242" table:style-name="ce29">
            <text:p>24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1945" table:style-name="ce29">
            <text:p>931,945</text:p>
          </table:table-cell>
          <table:table-cell office:value-type="float" office:value="33848" table:style-name="ce29">
            <text:p>33,848</text:p>
          </table:table-cell>
          <table:table-cell office:value-type="float" office:value="5177" table:style-name="ce35">
            <text:p>5,177</text:p>
          </table:table-cell>
          <table:table-cell office:value-type="float" office:value="6289" table:style-name="ce35">
            <text:p>6,289</text:p>
          </table:table-cell>
          <table:table-cell office:value-type="float" office:value="6817" table:style-name="ce35">
            <text:p>6,817</text:p>
          </table:table-cell>
          <table:table-cell office:value-type="float" office:value="7476" table:style-name="ce35">
            <text:p>7,476</text:p>
          </table:table-cell>
          <table:table-cell office:value-type="float" office:value="8089" table:style-name="ce35">
            <text:p>8,089</text:p>
          </table:table-cell>
          <table:table-cell office:value-type="float" office:value="42771" table:style-name="ce35">
            <text:p>42,771</text:p>
          </table:table-cell>
          <table:table-cell office:value-type="float" office:value="8663" table:style-name="ce35">
            <text:p>8,663</text:p>
          </table:table-cell>
          <table:table-cell office:value-type="float" office:value="8589" table:style-name="ce35">
            <text:p>8,589</text:p>
          </table:table-cell>
          <table:table-cell office:value-type="float" office:value="7832" table:style-name="ce35">
            <text:p>7,832</text:p>
          </table:table-cell>
          <table:table-cell office:value-type="float" office:value="9203" table:style-name="ce35">
            <text:p>9,203</text:p>
          </table:table-cell>
          <table:table-cell office:value-type="float" office:value="8484" table:style-name="ce36">
            <text:p>8,484</text:p>
          </table:table-cell>
          <table:table-cell office:value-type="float" office:value="38561" table:style-name="ce35">
            <text:p>38,561</text:p>
          </table:table-cell>
          <table:table-cell office:value-type="float" office:value="6780" table:style-name="ce35">
            <text:p>6,780</text:p>
          </table:table-cell>
          <table:table-cell office:value-type="float" office:value="7521" table:style-name="ce35">
            <text:p>7,521</text:p>
          </table:table-cell>
          <table:table-cell office:value-type="float" office:value="7792" table:style-name="ce35">
            <text:p>7,792</text:p>
          </table:table-cell>
          <table:table-cell office:value-type="float" office:value="8373" table:style-name="ce35">
            <text:p>8,373</text:p>
          </table:table-cell>
          <table:table-cell office:value-type="float" office:value="8095" table:style-name="ce36">
            <text:p>8,095</text:p>
          </table:table-cell>
          <table:table-cell office:value-type="float" office:value="44338" table:style-name="ce35">
            <text:p>44,338</text:p>
          </table:table-cell>
          <table:table-cell office:value-type="float" office:value="8193" table:style-name="ce35">
            <text:p>8,193</text:p>
          </table:table-cell>
          <table:table-cell office:value-type="float" office:value="8392" table:style-name="ce35">
            <text:p>8,392</text:p>
          </table:table-cell>
          <table:table-cell office:value-type="float" office:value="8759" table:style-name="ce35">
            <text:p>8,759</text:p>
          </table:table-cell>
          <table:table-cell office:value-type="float" office:value="9442" table:style-name="ce35">
            <text:p>9,442</text:p>
          </table:table-cell>
          <table:table-cell office:value-type="float" office:value="9552" table:style-name="ce36">
            <text:p>9,552</text:p>
          </table:table-cell>
          <table:table-cell office:value-type="float" office:value="58807" table:style-name="ce35">
            <text:p>58,807</text:p>
          </table:table-cell>
          <table:table-cell office:value-type="float" office:value="11702" table:style-name="ce35">
            <text:p>11,702</text:p>
          </table:table-cell>
          <table:table-cell office:value-type="float" office:value="11316" table:style-name="ce35">
            <text:p>11,316</text:p>
          </table:table-cell>
          <table:table-cell office:value-type="float" office:value="10648" table:style-name="ce35">
            <text:p>10,648</text:p>
          </table:table-cell>
          <table:table-cell office:value-type="float" office:value="12554" table:style-name="ce35">
            <text:p>12,554</text:p>
          </table:table-cell>
          <table:table-cell office:value-type="float" office:value="12587" table:style-name="ce36">
            <text:p>12,587</text:p>
          </table:table-cell>
          <table:table-cell office:value-type="float" office:value="64523" table:style-name="ce35">
            <text:p>64,523</text:p>
          </table:table-cell>
          <table:table-cell office:value-type="float" office:value="13014" table:style-name="ce35">
            <text:p>13,014</text:p>
          </table:table-cell>
          <table:table-cell office:value-type="float" office:value="12860" table:style-name="ce35">
            <text:p>12,860</text:p>
          </table:table-cell>
          <table:table-cell office:value-type="float" office:value="13021" table:style-name="ce35">
            <text:p>13,021</text:p>
          </table:table-cell>
          <table:table-cell office:value-type="float" office:value="12745" table:style-name="ce35">
            <text:p>12,745</text:p>
          </table:table-cell>
          <table:table-cell office:value-type="float" office:value="12883" table:style-name="ce36">
            <text:p>12,883</text:p>
          </table:table-cell>
          <table:table-cell office:value-type="float" office:value="65897" table:style-name="ce35">
            <text:p>65,897</text:p>
          </table:table-cell>
          <table:table-cell office:value-type="float" office:value="13374" table:style-name="ce35">
            <text:p>13,374</text:p>
          </table:table-cell>
          <table:table-cell office:value-type="float" office:value="13058" table:style-name="ce35">
            <text:p>13,058</text:p>
          </table:table-cell>
          <table:table-cell office:value-type="float" office:value="14057" table:style-name="ce35">
            <text:p>14,057</text:p>
          </table:table-cell>
          <table:table-cell office:value-type="float" office:value="12949" table:style-name="ce35">
            <text:p>12,949</text:p>
          </table:table-cell>
          <table:table-cell office:value-type="float" office:value="12459" table:style-name="ce36">
            <text:p>12,459</text:p>
          </table:table-cell>
          <table:table-cell office:value-type="float" office:value="75551" table:style-name="ce35">
            <text:p>75,551</text:p>
          </table:table-cell>
          <table:table-cell office:value-type="float" office:value="13374" table:style-name="ce35">
            <text:p>13,374</text:p>
          </table:table-cell>
          <table:table-cell office:value-type="float" office:value="14910" table:style-name="ce35">
            <text:p>14,910</text:p>
          </table:table-cell>
          <table:table-cell office:value-type="float" office:value="15019" table:style-name="ce35">
            <text:p>15,019</text:p>
          </table:table-cell>
          <table:table-cell office:value-type="float" office:value="16010" table:style-name="ce35">
            <text:p>16,010</text:p>
          </table:table-cell>
          <table:table-cell office:value-type="float" office:value="16238" table:style-name="ce36">
            <text:p>16,238</text:p>
          </table:table-cell>
          <table:table-cell office:value-type="float" office:value="81373" table:style-name="ce35">
            <text:p>81,373</text:p>
          </table:table-cell>
          <table:table-cell office:value-type="float" office:value="16442" table:style-name="ce35">
            <text:p>16,442</text:p>
          </table:table-cell>
          <table:table-cell office:value-type="float" office:value="16573" table:style-name="ce35">
            <text:p>16,573</text:p>
          </table:table-cell>
          <table:table-cell office:value-type="float" office:value="16480" table:style-name="ce35">
            <text:p>16,480</text:p>
          </table:table-cell>
          <table:table-cell office:value-type="float" office:value="15502" table:style-name="ce35">
            <text:p>15,502</text:p>
          </table:table-cell>
          <table:table-cell office:value-type="float" office:value="16376" table:style-name="ce36">
            <text:p>16,376</text:p>
          </table:table-cell>
          <table:table-cell office:value-type="float" office:value="67369" table:style-name="ce35">
            <text:p>67,369</text:p>
          </table:table-cell>
          <table:table-cell office:value-type="float" office:value="14254" table:style-name="ce35">
            <text:p>14,254</text:p>
          </table:table-cell>
          <table:table-cell office:value-type="float" office:value="13599" table:style-name="ce35">
            <text:p>13,599</text:p>
          </table:table-cell>
          <table:table-cell office:value-type="float" office:value="13224" table:style-name="ce35">
            <text:p>13,224</text:p>
          </table:table-cell>
          <table:table-cell office:value-type="float" office:value="12932" table:style-name="ce35">
            <text:p>12,932</text:p>
          </table:table-cell>
          <table:table-cell office:value-type="float" office:value="13360" table:style-name="ce36">
            <text:p>13,360</text:p>
          </table:table-cell>
          <table:table-cell office:value-type="float" office:value="70501" table:style-name="ce35">
            <text:p>70,501</text:p>
          </table:table-cell>
          <table:table-cell office:value-type="float" office:value="13794" table:style-name="ce35">
            <text:p>13,794</text:p>
          </table:table-cell>
          <table:table-cell office:value-type="float" office:value="14044" table:style-name="ce35">
            <text:p>14,044</text:p>
          </table:table-cell>
          <table:table-cell office:value-type="float" office:value="14300" table:style-name="ce35">
            <text:p>14,300</text:p>
          </table:table-cell>
          <table:table-cell office:value-type="float" office:value="14055" table:style-name="ce35">
            <text:p>14,055</text:p>
          </table:table-cell>
          <table:table-cell office:value-type="float" office:value="14308" table:style-name="ce36">
            <text:p>14,308</text:p>
          </table:table-cell>
          <table:table-cell office:value-type="float" office:value="74596" table:style-name="ce35">
            <text:p>74,596</text:p>
          </table:table-cell>
          <table:table-cell office:value-type="float" office:value="14452" table:style-name="ce35">
            <text:p>14,452</text:p>
          </table:table-cell>
          <table:table-cell office:value-type="float" office:value="14804" table:style-name="ce35">
            <text:p>14,804</text:p>
          </table:table-cell>
          <table:table-cell office:value-type="float" office:value="14955" table:style-name="ce35">
            <text:p>14,955</text:p>
          </table:table-cell>
          <table:table-cell office:value-type="float" office:value="15136" table:style-name="ce35">
            <text:p>15,136</text:p>
          </table:table-cell>
          <table:table-cell office:value-type="float" office:value="15249" table:style-name="ce36">
            <text:p>15,249</text:p>
          </table:table-cell>
          <table:table-cell office:value-type="float" office:value="69601" table:style-name="ce35">
            <text:p>69,601</text:p>
          </table:table-cell>
          <table:table-cell office:value-type="float" office:value="14529" table:style-name="ce35">
            <text:p>14,529</text:p>
          </table:table-cell>
          <table:table-cell office:value-type="float" office:value="14449" table:style-name="ce35">
            <text:p>14,449</text:p>
          </table:table-cell>
          <table:table-cell office:value-type="float" office:value="14272" table:style-name="ce35">
            <text:p>14,272</text:p>
          </table:table-cell>
          <table:table-cell office:value-type="float" office:value="13008" table:style-name="ce35">
            <text:p>13,008</text:p>
          </table:table-cell>
          <table:table-cell office:value-type="float" office:value="13343" table:style-name="ce36">
            <text:p>13,343</text:p>
          </table:table-cell>
          <table:table-cell office:value-type="float" office:value="57006" table:style-name="ce35">
            <text:p>57,006</text:p>
          </table:table-cell>
          <table:table-cell office:value-type="float" office:value="12689" table:style-name="ce35">
            <text:p>12,689</text:p>
          </table:table-cell>
          <table:table-cell office:value-type="float" office:value="11969" table:style-name="ce35">
            <text:p>11,969</text:p>
          </table:table-cell>
          <table:table-cell office:value-type="float" office:value="11219" table:style-name="ce35">
            <text:p>11,219</text:p>
          </table:table-cell>
          <table:table-cell office:value-type="float" office:value="10629" table:style-name="ce35">
            <text:p>10,629</text:p>
          </table:table-cell>
          <table:table-cell office:value-type="float" office:value="10500" table:style-name="ce36">
            <text:p>10,500</text:p>
          </table:table-cell>
          <table:table-cell office:value-type="float" office:value="36036" table:style-name="ce35">
            <text:p>36,036</text:p>
          </table:table-cell>
          <table:table-cell office:value-type="float" office:value="9345" table:style-name="ce35">
            <text:p>9,345</text:p>
          </table:table-cell>
          <table:table-cell office:value-type="float" office:value="7953" table:style-name="ce35">
            <text:p>7,953</text:p>
          </table:table-cell>
          <table:table-cell office:value-type="float" office:value="7595" table:style-name="ce35">
            <text:p>7,595</text:p>
          </table:table-cell>
          <table:table-cell office:value-type="float" office:value="6327" table:style-name="ce35">
            <text:p>6,327</text:p>
          </table:table-cell>
          <table:table-cell office:value-type="float" office:value="4816" table:style-name="ce36">
            <text:p>4,816</text:p>
          </table:table-cell>
          <table:table-cell office:value-type="float" office:value="20784" table:style-name="ce35">
            <text:p>20,784</text:p>
          </table:table-cell>
          <table:table-cell office:value-type="float" office:value="3683" table:style-name="ce35">
            <text:p>3,683</text:p>
          </table:table-cell>
          <table:table-cell office:value-type="float" office:value="4400" table:style-name="ce35">
            <text:p>4,400</text:p>
          </table:table-cell>
          <table:table-cell office:value-type="float" office:value="4566" table:style-name="ce35">
            <text:p>4,566</text:p>
          </table:table-cell>
          <table:table-cell office:value-type="float" office:value="4151" table:style-name="ce35">
            <text:p>4,151</text:p>
          </table:table-cell>
          <table:table-cell office:value-type="float" office:value="3984" table:style-name="ce36">
            <text:p>3,984</text:p>
          </table:table-cell>
          <table:table-cell office:value-type="float" office:value="16309" table:style-name="ce35">
            <text:p>16,309</text:p>
          </table:table-cell>
          <table:table-cell office:value-type="float" office:value="3959" table:style-name="ce35">
            <text:p>3,959</text:p>
          </table:table-cell>
          <table:table-cell office:value-type="float" office:value="3559" table:style-name="ce35">
            <text:p>3,559</text:p>
          </table:table-cell>
          <table:table-cell office:value-type="float" office:value="3221" table:style-name="ce35">
            <text:p>3,221</text:p>
          </table:table-cell>
          <table:table-cell office:value-type="float" office:value="2914" table:style-name="ce35">
            <text:p>2,914</text:p>
          </table:table-cell>
          <table:table-cell office:value-type="float" office:value="2656" table:style-name="ce36">
            <text:p>2,656</text:p>
          </table:table-cell>
          <table:table-cell office:value-type="float" office:value="9254" table:style-name="ce35">
            <text:p>9,254</text:p>
          </table:table-cell>
          <table:table-cell office:value-type="float" office:value="2400" table:style-name="ce35">
            <text:p>2,400</text:p>
          </table:table-cell>
          <table:table-cell office:value-type="float" office:value="2231" table:style-name="ce35">
            <text:p>2,231</text:p>
          </table:table-cell>
          <table:table-cell office:value-type="float" office:value="1713" table:style-name="ce35">
            <text:p>1,713</text:p>
          </table:table-cell>
          <table:table-cell office:value-type="float" office:value="1526" table:style-name="ce35">
            <text:p>1,526</text:p>
          </table:table-cell>
          <table:table-cell office:value-type="float" office:value="1384" table:style-name="ce36">
            <text:p>1,384</text:p>
          </table:table-cell>
          <table:table-cell office:value-type="float" office:value="3965" table:style-name="ce35">
            <text:p>3,965</text:p>
          </table:table-cell>
          <table:table-cell office:value-type="float" office:value="1218" table:style-name="ce35">
            <text:p>1,218</text:p>
          </table:table-cell>
          <table:table-cell office:value-type="float" office:value="960" table:style-name="ce35">
            <text:p>960</text:p>
          </table:table-cell>
          <table:table-cell office:value-type="float" office:value="762" table:style-name="ce35">
            <text:p>762</text:p>
          </table:table-cell>
          <table:table-cell office:value-type="float" office:value="587" table:style-name="ce35">
            <text:p>587</text:p>
          </table:table-cell>
          <table:table-cell office:value-type="float" office:value="438" table:style-name="ce36">
            <text:p>438</text:p>
          </table:table-cell>
          <table:table-cell office:value-type="float" office:value="772" table:style-name="ce35">
            <text:p>772</text:p>
          </table:table-cell>
          <table:table-cell office:value-type="float" office:value="283" table:style-name="ce35">
            <text:p>283</text:p>
          </table:table-cell>
          <table:table-cell office:value-type="float" office:value="204" table:style-name="ce35">
            <text:p>204</text:p>
          </table:table-cell>
          <table:table-cell office:value-type="float" office:value="138" table:style-name="ce35">
            <text:p>138</text:p>
          </table:table-cell>
          <table:table-cell office:value-type="float" office:value="75" table:style-name="ce35">
            <text:p>75</text:p>
          </table:table-cell>
          <table:table-cell office:value-type="float" office:value="72" table:style-name="ce36">
            <text:p>72</text:p>
          </table:table-cell>
          <table:table-cell office:value-type="float" office:value="83" table:style-name="ce35">
            <text:p>8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9279" table:style-name="ce33">
            <text:p>939,279</text:p>
          </table:table-cell>
          <table:table-cell office:value-type="float" office:value="31394" table:style-name="ce32">
            <text:p>31,394</text:p>
          </table:table-cell>
          <table:table-cell office:value-type="float" office:value="4756" table:style-name="ce38">
            <text:p>4,756</text:p>
          </table:table-cell>
          <table:table-cell office:value-type="float" office:value="5810" table:style-name="ce38">
            <text:p>5,810</text:p>
          </table:table-cell>
          <table:table-cell office:value-type="float" office:value="6341" table:style-name="ce38">
            <text:p>6,341</text:p>
          </table:table-cell>
          <table:table-cell office:value-type="float" office:value="6987" table:style-name="ce38">
            <text:p>6,987</text:p>
          </table:table-cell>
          <table:table-cell office:value-type="float" office:value="7500" table:style-name="ce38">
            <text:p>7,500</text:p>
          </table:table-cell>
          <table:table-cell office:value-type="float" office:value="39863" table:style-name="ce38">
            <text:p>39,863</text:p>
          </table:table-cell>
          <table:table-cell office:value-type="float" office:value="8003" table:style-name="ce38">
            <text:p>8,003</text:p>
          </table:table-cell>
          <table:table-cell office:value-type="float" office:value="8032" table:style-name="ce38">
            <text:p>8,032</text:p>
          </table:table-cell>
          <table:table-cell office:value-type="float" office:value="7351" table:style-name="ce38">
            <text:p>7,351</text:p>
          </table:table-cell>
          <table:table-cell office:value-type="float" office:value="8884" table:style-name="ce38">
            <text:p>8,884</text:p>
          </table:table-cell>
          <table:table-cell office:value-type="float" office:value="7593" table:style-name="ce39">
            <text:p>7,593</text:p>
          </table:table-cell>
          <table:table-cell office:value-type="float" office:value="35572" table:style-name="ce38">
            <text:p>35,572</text:p>
          </table:table-cell>
          <table:table-cell office:value-type="float" office:value="6191" table:style-name="ce38">
            <text:p>6,191</text:p>
          </table:table-cell>
          <table:table-cell office:value-type="float" office:value="6897" table:style-name="ce38">
            <text:p>6,897</text:p>
          </table:table-cell>
          <table:table-cell office:value-type="float" office:value="7537" table:style-name="ce38">
            <text:p>7,537</text:p>
          </table:table-cell>
          <table:table-cell office:value-type="float" office:value="7465" table:style-name="ce38">
            <text:p>7,465</text:p>
          </table:table-cell>
          <table:table-cell office:value-type="float" office:value="7482" table:style-name="ce39">
            <text:p>7,482</text:p>
          </table:table-cell>
          <table:table-cell office:value-type="float" office:value="40781" table:style-name="ce38">
            <text:p>40,781</text:p>
          </table:table-cell>
          <table:table-cell office:value-type="float" office:value="7563" table:style-name="ce38">
            <text:p>7,563</text:p>
          </table:table-cell>
          <table:table-cell office:value-type="float" office:value="7717" table:style-name="ce38">
            <text:p>7,717</text:p>
          </table:table-cell>
          <table:table-cell office:value-type="float" office:value="7931" table:style-name="ce38">
            <text:p>7,931</text:p>
          </table:table-cell>
          <table:table-cell office:value-type="float" office:value="8558" table:style-name="ce38">
            <text:p>8,558</text:p>
          </table:table-cell>
          <table:table-cell office:value-type="float" office:value="9012" table:style-name="ce39">
            <text:p>9,012</text:p>
          </table:table-cell>
          <table:table-cell office:value-type="float" office:value="53835" table:style-name="ce38">
            <text:p>53,835</text:p>
          </table:table-cell>
          <table:table-cell office:value-type="float" office:value="10732" table:style-name="ce38">
            <text:p>10,732</text:p>
          </table:table-cell>
          <table:table-cell office:value-type="float" office:value="10373" table:style-name="ce38">
            <text:p>10,373</text:p>
          </table:table-cell>
          <table:table-cell office:value-type="float" office:value="9753" table:style-name="ce38">
            <text:p>9,753</text:p>
          </table:table-cell>
          <table:table-cell office:value-type="float" office:value="11227" table:style-name="ce38">
            <text:p>11,227</text:p>
          </table:table-cell>
          <table:table-cell office:value-type="float" office:value="11750" table:style-name="ce39">
            <text:p>11,750</text:p>
          </table:table-cell>
          <table:table-cell office:value-type="float" office:value="59789" table:style-name="ce38">
            <text:p>59,789</text:p>
          </table:table-cell>
          <table:table-cell office:value-type="float" office:value="11866" table:style-name="ce38">
            <text:p>11,866</text:p>
          </table:table-cell>
          <table:table-cell office:value-type="float" office:value="11972" table:style-name="ce38">
            <text:p>11,972</text:p>
          </table:table-cell>
          <table:table-cell office:value-type="float" office:value="12315" table:style-name="ce38">
            <text:p>12,315</text:p>
          </table:table-cell>
          <table:table-cell office:value-type="float" office:value="11856" table:style-name="ce38">
            <text:p>11,856</text:p>
          </table:table-cell>
          <table:table-cell office:value-type="float" office:value="11780" table:style-name="ce39">
            <text:p>11,780</text:p>
          </table:table-cell>
          <table:table-cell office:value-type="float" office:value="60999" table:style-name="ce38">
            <text:p>60,999</text:p>
          </table:table-cell>
          <table:table-cell office:value-type="float" office:value="12412" table:style-name="ce38">
            <text:p>12,412</text:p>
          </table:table-cell>
          <table:table-cell office:value-type="float" office:value="11935" table:style-name="ce38">
            <text:p>11,935</text:p>
          </table:table-cell>
          <table:table-cell office:value-type="float" office:value="12819" table:style-name="ce38">
            <text:p>12,819</text:p>
          </table:table-cell>
          <table:table-cell office:value-type="float" office:value="11957" table:style-name="ce38">
            <text:p>11,957</text:p>
          </table:table-cell>
          <table:table-cell office:value-type="float" office:value="11876" table:style-name="ce39">
            <text:p>11,876</text:p>
          </table:table-cell>
          <table:table-cell office:value-type="float" office:value="75478" table:style-name="ce38">
            <text:p>75,478</text:p>
          </table:table-cell>
          <table:table-cell office:value-type="float" office:value="13193" table:style-name="ce38">
            <text:p>13,193</text:p>
          </table:table-cell>
          <table:table-cell office:value-type="float" office:value="14540" table:style-name="ce38">
            <text:p>14,540</text:p>
          </table:table-cell>
          <table:table-cell office:value-type="float" office:value="15011" table:style-name="ce38">
            <text:p>15,011</text:p>
          </table:table-cell>
          <table:table-cell office:value-type="float" office:value="16131" table:style-name="ce38">
            <text:p>16,131</text:p>
          </table:table-cell>
          <table:table-cell office:value-type="float" office:value="16603" table:style-name="ce39">
            <text:p>16,603</text:p>
          </table:table-cell>
          <table:table-cell office:value-type="float" office:value="81150" table:style-name="ce38">
            <text:p>81,150</text:p>
          </table:table-cell>
          <table:table-cell office:value-type="float" office:value="16524" table:style-name="ce38">
            <text:p>16,524</text:p>
          </table:table-cell>
          <table:table-cell office:value-type="float" office:value="16673" table:style-name="ce38">
            <text:p>16,673</text:p>
          </table:table-cell>
          <table:table-cell office:value-type="float" office:value="16108" table:style-name="ce38">
            <text:p>16,108</text:p>
          </table:table-cell>
          <table:table-cell office:value-type="float" office:value="15290" table:style-name="ce38">
            <text:p>15,290</text:p>
          </table:table-cell>
          <table:table-cell office:value-type="float" office:value="16555" table:style-name="ce39">
            <text:p>16,555</text:p>
          </table:table-cell>
          <table:table-cell office:value-type="float" office:value="70060" table:style-name="ce38">
            <text:p>70,060</text:p>
          </table:table-cell>
          <table:table-cell office:value-type="float" office:value="14658" table:style-name="ce38">
            <text:p>14,658</text:p>
          </table:table-cell>
          <table:table-cell office:value-type="float" office:value="14128" table:style-name="ce38">
            <text:p>14,128</text:p>
          </table:table-cell>
          <table:table-cell office:value-type="float" office:value="13489" table:style-name="ce38">
            <text:p>13,489</text:p>
          </table:table-cell>
          <table:table-cell office:value-type="float" office:value="13973" table:style-name="ce38">
            <text:p>13,973</text:p>
          </table:table-cell>
          <table:table-cell office:value-type="float" office:value="13812" table:style-name="ce39">
            <text:p>13,812</text:p>
          </table:table-cell>
          <table:table-cell office:value-type="float" office:value="73075" table:style-name="ce38">
            <text:p>73,075</text:p>
          </table:table-cell>
          <table:table-cell office:value-type="float" office:value="14546" table:style-name="ce38">
            <text:p>14,546</text:p>
          </table:table-cell>
          <table:table-cell office:value-type="float" office:value="14653" table:style-name="ce38">
            <text:p>14,653</text:p>
          </table:table-cell>
          <table:table-cell office:value-type="float" office:value="14585" table:style-name="ce38">
            <text:p>14,585</text:p>
          </table:table-cell>
          <table:table-cell office:value-type="float" office:value="14580" table:style-name="ce38">
            <text:p>14,580</text:p>
          </table:table-cell>
          <table:table-cell office:value-type="float" office:value="14711" table:style-name="ce39">
            <text:p>14,711</text:p>
          </table:table-cell>
          <table:table-cell office:value-type="float" office:value="76464" table:style-name="ce38">
            <text:p>76,464</text:p>
          </table:table-cell>
          <table:table-cell office:value-type="float" office:value="14861" table:style-name="ce38">
            <text:p>14,861</text:p>
          </table:table-cell>
          <table:table-cell office:value-type="float" office:value="15215" table:style-name="ce38">
            <text:p>15,215</text:p>
          </table:table-cell>
          <table:table-cell office:value-type="float" office:value="15363" table:style-name="ce38">
            <text:p>15,363</text:p>
          </table:table-cell>
          <table:table-cell office:value-type="float" office:value="15552" table:style-name="ce38">
            <text:p>15,552</text:p>
          </table:table-cell>
          <table:table-cell office:value-type="float" office:value="15473" table:style-name="ce39">
            <text:p>15,473</text:p>
          </table:table-cell>
          <table:table-cell office:value-type="float" office:value="71123" table:style-name="ce38">
            <text:p>71,123</text:p>
          </table:table-cell>
          <table:table-cell office:value-type="float" office:value="15055" table:style-name="ce38">
            <text:p>15,055</text:p>
          </table:table-cell>
          <table:table-cell office:value-type="float" office:value="14788" table:style-name="ce38">
            <text:p>14,788</text:p>
          </table:table-cell>
          <table:table-cell office:value-type="float" office:value="14641" table:style-name="ce38">
            <text:p>14,641</text:p>
          </table:table-cell>
          <table:table-cell office:value-type="float" office:value="13194" table:style-name="ce38">
            <text:p>13,194</text:p>
          </table:table-cell>
          <table:table-cell office:value-type="float" office:value="13445" table:style-name="ce39">
            <text:p>13,445</text:p>
          </table:table-cell>
          <table:table-cell office:value-type="float" office:value="59580" table:style-name="ce38">
            <text:p>59,580</text:p>
          </table:table-cell>
          <table:table-cell office:value-type="float" office:value="12978" table:style-name="ce38">
            <text:p>12,978</text:p>
          </table:table-cell>
          <table:table-cell office:value-type="float" office:value="12529" table:style-name="ce38">
            <text:p>12,529</text:p>
          </table:table-cell>
          <table:table-cell office:value-type="float" office:value="11673" table:style-name="ce38">
            <text:p>11,673</text:p>
          </table:table-cell>
          <table:table-cell office:value-type="float" office:value="11024" table:style-name="ce38">
            <text:p>11,024</text:p>
          </table:table-cell>
          <table:table-cell office:value-type="float" office:value="11376" table:style-name="ce39">
            <text:p>11,376</text:p>
          </table:table-cell>
          <table:table-cell office:value-type="float" office:value="39746" table:style-name="ce38">
            <text:p>39,746</text:p>
          </table:table-cell>
          <table:table-cell office:value-type="float" office:value="9736" table:style-name="ce38">
            <text:p>9,736</text:p>
          </table:table-cell>
          <table:table-cell office:value-type="float" office:value="8690" table:style-name="ce38">
            <text:p>8,690</text:p>
          </table:table-cell>
          <table:table-cell office:value-type="float" office:value="8535" table:style-name="ce38">
            <text:p>8,535</text:p>
          </table:table-cell>
          <table:table-cell office:value-type="float" office:value="7231" table:style-name="ce38">
            <text:p>7,231</text:p>
          </table:table-cell>
          <table:table-cell office:value-type="float" office:value="5554" table:style-name="ce39">
            <text:p>5,554</text:p>
          </table:table-cell>
          <table:table-cell office:value-type="float" office:value="25996" table:style-name="ce38">
            <text:p>25,996</text:p>
          </table:table-cell>
          <table:table-cell office:value-type="float" office:value="4448" table:style-name="ce38">
            <text:p>4,448</text:p>
          </table:table-cell>
          <table:table-cell office:value-type="float" office:value="5399" table:style-name="ce38">
            <text:p>5,399</text:p>
          </table:table-cell>
          <table:table-cell office:value-type="float" office:value="5690" table:style-name="ce38">
            <text:p>5,690</text:p>
          </table:table-cell>
          <table:table-cell office:value-type="float" office:value="5242" table:style-name="ce38">
            <text:p>5,242</text:p>
          </table:table-cell>
          <table:table-cell office:value-type="float" office:value="5217" table:style-name="ce39">
            <text:p>5,217</text:p>
          </table:table-cell>
          <table:table-cell office:value-type="float" office:value="22576" table:style-name="ce38">
            <text:p>22,576</text:p>
          </table:table-cell>
          <table:table-cell office:value-type="float" office:value="5180" table:style-name="ce38">
            <text:p>5,180</text:p>
          </table:table-cell>
          <table:table-cell office:value-type="float" office:value="4893" table:style-name="ce38">
            <text:p>4,893</text:p>
          </table:table-cell>
          <table:table-cell office:value-type="float" office:value="4563" table:style-name="ce38">
            <text:p>4,563</text:p>
          </table:table-cell>
          <table:table-cell office:value-type="float" office:value="4172" table:style-name="ce38">
            <text:p>4,172</text:p>
          </table:table-cell>
          <table:table-cell office:value-type="float" office:value="3768" table:style-name="ce39">
            <text:p>3,768</text:p>
          </table:table-cell>
          <table:table-cell office:value-type="float" office:value="14266" table:style-name="ce38">
            <text:p>14,266</text:p>
          </table:table-cell>
          <table:table-cell office:value-type="float" office:value="3610" table:style-name="ce38">
            <text:p>3,610</text:p>
          </table:table-cell>
          <table:table-cell office:value-type="float" office:value="3373" table:style-name="ce38">
            <text:p>3,373</text:p>
          </table:table-cell>
          <table:table-cell office:value-type="float" office:value="2823" table:style-name="ce38">
            <text:p>2,823</text:p>
          </table:table-cell>
          <table:table-cell office:value-type="float" office:value="2263" table:style-name="ce38">
            <text:p>2,263</text:p>
          </table:table-cell>
          <table:table-cell office:value-type="float" office:value="2197" table:style-name="ce39">
            <text:p>2,197</text:p>
          </table:table-cell>
          <table:table-cell office:value-type="float" office:value="6002" table:style-name="ce38">
            <text:p>6,002</text:p>
          </table:table-cell>
          <table:table-cell office:value-type="float" office:value="1852" table:style-name="ce38">
            <text:p>1,852</text:p>
          </table:table-cell>
          <table:table-cell office:value-type="float" office:value="1417" table:style-name="ce38">
            <text:p>1,417</text:p>
          </table:table-cell>
          <table:table-cell office:value-type="float" office:value="1183" table:style-name="ce38">
            <text:p>1,183</text:p>
          </table:table-cell>
          <table:table-cell office:value-type="float" office:value="884" table:style-name="ce38">
            <text:p>884</text:p>
          </table:table-cell>
          <table:table-cell office:value-type="float" office:value="666" table:style-name="ce39">
            <text:p>666</text:p>
          </table:table-cell>
          <table:table-cell office:value-type="float" office:value="1371" table:style-name="ce38">
            <text:p>1,371</text:p>
          </table:table-cell>
          <table:table-cell office:value-type="float" office:value="489" table:style-name="ce38">
            <text:p>489</text:p>
          </table:table-cell>
          <table:table-cell office:value-type="float" office:value="344" table:style-name="ce38">
            <text:p>344</text:p>
          </table:table-cell>
          <table:table-cell office:value-type="float" office:value="258" table:style-name="ce38">
            <text:p>258</text:p>
          </table:table-cell>
          <table:table-cell office:value-type="float" office:value="166" table:style-name="ce38">
            <text:p>166</text:p>
          </table:table-cell>
          <table:table-cell office:value-type="float" office:value="114" table:style-name="ce39">
            <text:p>114</text:p>
          </table:table-cell>
          <table:table-cell office:value-type="float" office:value="159" table:style-name="ce38">
            <text:p>15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60028" table:style-name="ce29">
            <text:p>2,760,028</text:p>
          </table:table-cell>
          <table:table-cell office:value-type="float" office:value="99214" table:style-name="ce29">
            <text:p>99,214</text:p>
          </table:table-cell>
          <table:table-cell office:value-type="float" office:value="17443" table:style-name="ce29">
            <text:p>17,443</text:p>
          </table:table-cell>
          <table:table-cell office:value-type="float" office:value="18931" table:style-name="ce29">
            <text:p>18,931</text:p>
          </table:table-cell>
          <table:table-cell office:value-type="float" office:value="19680" table:style-name="ce29">
            <text:p>19,680</text:p>
          </table:table-cell>
          <table:table-cell office:value-type="float" office:value="20848" table:style-name="ce29">
            <text:p>20,848</text:p>
          </table:table-cell>
          <table:table-cell office:value-type="float" office:value="22312" table:style-name="ce29">
            <text:p>22,312</text:p>
          </table:table-cell>
          <table:table-cell office:value-type="float" office:value="115942" table:style-name="ce29">
            <text:p>115,942</text:p>
          </table:table-cell>
          <table:table-cell office:value-type="float" office:value="23215" table:style-name="ce29">
            <text:p>23,215</text:p>
          </table:table-cell>
          <table:table-cell office:value-type="float" office:value="23246" table:style-name="ce29">
            <text:p>23,246</text:p>
          </table:table-cell>
          <table:table-cell office:value-type="float" office:value="21466" table:style-name="ce29">
            <text:p>21,466</text:p>
          </table:table-cell>
          <table:table-cell office:value-type="float" office:value="25173" table:style-name="ce29">
            <text:p>25,173</text:p>
          </table:table-cell>
          <table:table-cell office:value-type="float" office:value="22842" table:style-name="ce41">
            <text:p>22,842</text:p>
          </table:table-cell>
          <table:table-cell office:value-type="float" office:value="105820" table:style-name="ce29">
            <text:p>105,820</text:p>
          </table:table-cell>
          <table:table-cell office:value-type="float" office:value="18394" table:style-name="ce29">
            <text:p>18,394</text:p>
          </table:table-cell>
          <table:table-cell office:value-type="float" office:value="20468" table:style-name="ce29">
            <text:p>20,468</text:p>
          </table:table-cell>
          <table:table-cell office:value-type="float" office:value="21580" table:style-name="ce29">
            <text:p>21,580</text:p>
          </table:table-cell>
          <table:table-cell office:value-type="float" office:value="22496" table:style-name="ce29">
            <text:p>22,496</text:p>
          </table:table-cell>
          <table:table-cell office:value-type="float" office:value="22882" table:style-name="ce29">
            <text:p>22,882</text:p>
          </table:table-cell>
          <table:table-cell office:value-type="float" office:value="127678" table:style-name="ce29">
            <text:p>127,678</text:p>
          </table:table-cell>
          <table:table-cell office:value-type="float" office:value="23575" table:style-name="ce29">
            <text:p>23,575</text:p>
          </table:table-cell>
          <table:table-cell office:value-type="float" office:value="24016" table:style-name="ce29">
            <text:p>24,016</text:p>
          </table:table-cell>
          <table:table-cell office:value-type="float" office:value="25136" table:style-name="ce29">
            <text:p>25,136</text:p>
          </table:table-cell>
          <table:table-cell office:value-type="float" office:value="27157" table:style-name="ce29">
            <text:p>27,157</text:p>
          </table:table-cell>
          <table:table-cell office:value-type="float" office:value="27794" table:style-name="ce25">
            <text:p>27,794</text:p>
          </table:table-cell>
          <table:table-cell office:value-type="float" office:value="169635" table:style-name="ce29">
            <text:p>169,635</text:p>
          </table:table-cell>
          <table:table-cell office:value-type="float" office:value="33875" table:style-name="ce29">
            <text:p>33,875</text:p>
          </table:table-cell>
          <table:table-cell office:value-type="float" office:value="32853" table:style-name="ce29">
            <text:p>32,853</text:p>
          </table:table-cell>
          <table:table-cell office:value-type="float" office:value="30623" table:style-name="ce29">
            <text:p>30,623</text:p>
          </table:table-cell>
          <table:table-cell office:value-type="float" office:value="35122" table:style-name="ce29">
            <text:p>35,122</text:p>
          </table:table-cell>
          <table:table-cell office:value-type="float" office:value="37162" table:style-name="ce29">
            <text:p>37,162</text:p>
          </table:table-cell>
          <table:table-cell office:value-type="float" office:value="184979" table:style-name="ce29">
            <text:p>184,979</text:p>
          </table:table-cell>
          <table:table-cell office:value-type="float" office:value="36891" table:style-name="ce29">
            <text:p>36,891</text:p>
          </table:table-cell>
          <table:table-cell office:value-type="float" office:value="37481" table:style-name="ce29">
            <text:p>37,481</text:p>
          </table:table-cell>
          <table:table-cell office:value-type="float" office:value="37441" table:style-name="ce29">
            <text:p>37,441</text:p>
          </table:table-cell>
          <table:table-cell office:value-type="float" office:value="36521" table:style-name="ce29">
            <text:p>36,521</text:p>
          </table:table-cell>
          <table:table-cell office:value-type="float" office:value="36645" table:style-name="ce25">
            <text:p>36,645</text:p>
          </table:table-cell>
          <table:table-cell office:value-type="float" office:value="182768" table:style-name="ce29">
            <text:p>182,768</text:p>
          </table:table-cell>
          <table:table-cell office:value-type="float" office:value="37831" table:style-name="ce29">
            <text:p>37,831</text:p>
          </table:table-cell>
          <table:table-cell office:value-type="float" office:value="36459" table:style-name="ce29">
            <text:p>36,459</text:p>
          </table:table-cell>
          <table:table-cell office:value-type="float" office:value="38665" table:style-name="ce29">
            <text:p>38,665</text:p>
          </table:table-cell>
          <table:table-cell office:value-type="float" office:value="35554" table:style-name="ce29">
            <text:p>35,554</text:p>
          </table:table-cell>
          <table:table-cell office:value-type="float" office:value="34259" table:style-name="ce29">
            <text:p>34,259</text:p>
          </table:table-cell>
          <table:table-cell office:value-type="float" office:value="213794" table:style-name="ce29">
            <text:p>213,794</text:p>
          </table:table-cell>
          <table:table-cell office:value-type="float" office:value="37136" table:style-name="ce29">
            <text:p>37,136</text:p>
          </table:table-cell>
          <table:table-cell office:value-type="float" office:value="41674" table:style-name="ce29">
            <text:p>41,674</text:p>
          </table:table-cell>
          <table:table-cell office:value-type="float" office:value="42544" table:style-name="ce29">
            <text:p>42,544</text:p>
          </table:table-cell>
          <table:table-cell office:value-type="float" office:value="45427" table:style-name="ce29">
            <text:p>45,427</text:p>
          </table:table-cell>
          <table:table-cell office:value-type="float" office:value="47013" table:style-name="ce25">
            <text:p>47,013</text:p>
          </table:table-cell>
          <table:table-cell office:value-type="float" office:value="240742" table:style-name="ce29">
            <text:p>240,742</text:p>
          </table:table-cell>
          <table:table-cell office:value-type="float" office:value="47513" table:style-name="ce29">
            <text:p>47,513</text:p>
          </table:table-cell>
          <table:table-cell office:value-type="float" office:value="48594" table:style-name="ce29">
            <text:p>48,594</text:p>
          </table:table-cell>
          <table:table-cell office:value-type="float" office:value="48276" table:style-name="ce29">
            <text:p>48,276</text:p>
          </table:table-cell>
          <table:table-cell office:value-type="float" office:value="46142" table:style-name="ce29">
            <text:p>46,142</text:p>
          </table:table-cell>
          <table:table-cell office:value-type="float" office:value="50217" table:style-name="ce29">
            <text:p>50,217</text:p>
          </table:table-cell>
          <table:table-cell office:value-type="float" office:value="216484" table:style-name="ce29">
            <text:p>216,484</text:p>
          </table:table-cell>
          <table:table-cell office:value-type="float" office:value="45004" table:style-name="ce29">
            <text:p>45,004</text:p>
          </table:table-cell>
          <table:table-cell office:value-type="float" office:value="43426" table:style-name="ce29">
            <text:p>43,426</text:p>
          </table:table-cell>
          <table:table-cell office:value-type="float" office:value="42622" table:style-name="ce29">
            <text:p>42,622</text:p>
          </table:table-cell>
          <table:table-cell office:value-type="float" office:value="42404" table:style-name="ce29">
            <text:p>42,404</text:p>
          </table:table-cell>
          <table:table-cell office:value-type="float" office:value="43028" table:style-name="ce25">
            <text:p>43,028</text:p>
          </table:table-cell>
          <table:table-cell office:value-type="float" office:value="217467" table:style-name="ce29">
            <text:p>217,467</text:p>
          </table:table-cell>
          <table:table-cell office:value-type="float" office:value="44331" table:style-name="ce29">
            <text:p>44,331</text:p>
          </table:table-cell>
          <table:table-cell office:value-type="float" office:value="43709" table:style-name="ce29">
            <text:p>43,709</text:p>
          </table:table-cell>
          <table:table-cell office:value-type="float" office:value="44002" table:style-name="ce29">
            <text:p>44,002</text:p>
          </table:table-cell>
          <table:table-cell office:value-type="float" office:value="42511" table:style-name="ce29">
            <text:p>42,511</text:p>
          </table:table-cell>
          <table:table-cell office:value-type="float" office:value="42914" table:style-name="ce29">
            <text:p>42,914</text:p>
          </table:table-cell>
          <table:table-cell office:value-type="float" office:value="214784" table:style-name="ce29">
            <text:p>214,784</text:p>
          </table:table-cell>
          <table:table-cell office:value-type="float" office:value="42419" table:style-name="ce29">
            <text:p>42,419</text:p>
          </table:table-cell>
          <table:table-cell office:value-type="float" office:value="42980" table:style-name="ce29">
            <text:p>42,980</text:p>
          </table:table-cell>
          <table:table-cell office:value-type="float" office:value="42983" table:style-name="ce29">
            <text:p>42,983</text:p>
          </table:table-cell>
          <table:table-cell office:value-type="float" office:value="43573" table:style-name="ce29">
            <text:p>43,573</text:p>
          </table:table-cell>
          <table:table-cell office:value-type="float" office:value="42829" table:style-name="ce25">
            <text:p>42,829</text:p>
          </table:table-cell>
          <table:table-cell office:value-type="float" office:value="201942" table:style-name="ce29">
            <text:p>201,942</text:p>
          </table:table-cell>
          <table:table-cell office:value-type="float" office:value="41439" table:style-name="ce29">
            <text:p>41,439</text:p>
          </table:table-cell>
          <table:table-cell office:value-type="float" office:value="41490" table:style-name="ce29">
            <text:p>41,490</text:p>
          </table:table-cell>
          <table:table-cell office:value-type="float" office:value="41282" table:style-name="ce29">
            <text:p>41,282</text:p>
          </table:table-cell>
          <table:table-cell office:value-type="float" office:value="38533" table:style-name="ce29">
            <text:p>38,533</text:p>
          </table:table-cell>
          <table:table-cell office:value-type="float" office:value="39198" table:style-name="ce29">
            <text:p>39,198</text:p>
          </table:table-cell>
          <table:table-cell office:value-type="float" office:value="183668" table:style-name="ce29">
            <text:p>183,668</text:p>
          </table:table-cell>
          <table:table-cell office:value-type="float" office:value="39618" table:style-name="ce29">
            <text:p>39,618</text:p>
          </table:table-cell>
          <table:table-cell office:value-type="float" office:value="37899" table:style-name="ce29">
            <text:p>37,899</text:p>
          </table:table-cell>
          <table:table-cell office:value-type="float" office:value="36416" table:style-name="ce29">
            <text:p>36,416</text:p>
          </table:table-cell>
          <table:table-cell office:value-type="float" office:value="34407" table:style-name="ce29">
            <text:p>34,407</text:p>
          </table:table-cell>
          <table:table-cell office:value-type="float" office:value="35328" table:style-name="ce25">
            <text:p>35,328</text:p>
          </table:table-cell>
          <table:table-cell office:value-type="float" office:value="121797" table:style-name="ce29">
            <text:p>121,797</text:p>
          </table:table-cell>
          <table:table-cell office:value-type="float" office:value="31200" table:style-name="ce29">
            <text:p>31,200</text:p>
          </table:table-cell>
          <table:table-cell office:value-type="float" office:value="26897" table:style-name="ce29">
            <text:p>26,897</text:p>
          </table:table-cell>
          <table:table-cell office:value-type="float" office:value="25724" table:style-name="ce29">
            <text:p>25,724</text:p>
          </table:table-cell>
          <table:table-cell office:value-type="float" office:value="21204" table:style-name="ce29">
            <text:p>21,204</text:p>
          </table:table-cell>
          <table:table-cell office:value-type="float" office:value="16772" table:style-name="ce29">
            <text:p>16,772</text:p>
          </table:table-cell>
          <table:table-cell office:value-type="float" office:value="70753" table:style-name="ce29">
            <text:p>70,753</text:p>
          </table:table-cell>
          <table:table-cell office:value-type="float" office:value="12979" table:style-name="ce29">
            <text:p>12,979</text:p>
          </table:table-cell>
          <table:table-cell office:value-type="float" office:value="15252" table:style-name="ce29">
            <text:p>15,252</text:p>
          </table:table-cell>
          <table:table-cell office:value-type="float" office:value="15172" table:style-name="ce29">
            <text:p>15,172</text:p>
          </table:table-cell>
          <table:table-cell office:value-type="float" office:value="14030" table:style-name="ce29">
            <text:p>14,030</text:p>
          </table:table-cell>
          <table:table-cell office:value-type="float" office:value="13320" table:style-name="ce25">
            <text:p>13,320</text:p>
          </table:table-cell>
          <table:table-cell office:value-type="float" office:value="51269" table:style-name="ce29">
            <text:p>51,269</text:p>
          </table:table-cell>
          <table:table-cell office:value-type="float" office:value="12665" table:style-name="ce29">
            <text:p>12,665</text:p>
          </table:table-cell>
          <table:table-cell office:value-type="float" office:value="11654" table:style-name="ce29">
            <text:p>11,654</text:p>
          </table:table-cell>
          <table:table-cell office:value-type="float" office:value="10187" table:style-name="ce29">
            <text:p>10,187</text:p>
          </table:table-cell>
          <table:table-cell office:value-type="float" office:value="9078" table:style-name="ce29">
            <text:p>9,078</text:p>
          </table:table-cell>
          <table:table-cell office:value-type="float" office:value="7685" table:style-name="ce29">
            <text:p>7,685</text:p>
          </table:table-cell>
          <table:table-cell office:value-type="float" office:value="26630" table:style-name="ce29">
            <text:p>26,630</text:p>
          </table:table-cell>
          <table:table-cell office:value-type="float" office:value="6910" table:style-name="ce29">
            <text:p>6,910</text:p>
          </table:table-cell>
          <table:table-cell office:value-type="float" office:value="6147" table:style-name="ce29">
            <text:p>6,147</text:p>
          </table:table-cell>
          <table:table-cell office:value-type="float" office:value="5128" table:style-name="ce29">
            <text:p>5,128</text:p>
          </table:table-cell>
          <table:table-cell office:value-type="float" office:value="4522" table:style-name="ce29">
            <text:p>4,522</text:p>
          </table:table-cell>
          <table:table-cell office:value-type="float" office:value="3923" table:style-name="ce25">
            <text:p>3,923</text:p>
          </table:table-cell>
          <table:table-cell office:value-type="float" office:value="11666" table:style-name="ce29">
            <text:p>11,666</text:p>
          </table:table-cell>
          <table:table-cell office:value-type="float" office:value="3482" table:style-name="ce29">
            <text:p>3,482</text:p>
          </table:table-cell>
          <table:table-cell office:value-type="float" office:value="2846" table:style-name="ce29">
            <text:p>2,846</text:p>
          </table:table-cell>
          <table:table-cell office:value-type="float" office:value="2238" table:style-name="ce29">
            <text:p>2,238</text:p>
          </table:table-cell>
          <table:table-cell office:value-type="float" office:value="1765" table:style-name="ce29">
            <text:p>1,765</text:p>
          </table:table-cell>
          <table:table-cell office:value-type="float" office:value="1335" table:style-name="ce29">
            <text:p>1,335</text:p>
          </table:table-cell>
          <table:table-cell office:value-type="float" office:value="2657" table:style-name="ce29">
            <text:p>2,657</text:p>
          </table:table-cell>
          <table:table-cell office:value-type="float" office:value="1015" table:style-name="ce29">
            <text:p>1,015</text:p>
          </table:table-cell>
          <table:table-cell office:value-type="float" office:value="664" table:style-name="ce29">
            <text:p>664</text:p>
          </table:table-cell>
          <table:table-cell office:value-type="float" office:value="450" table:style-name="ce29">
            <text:p>450</text:p>
          </table:table-cell>
          <table:table-cell office:value-type="float" office:value="319" table:style-name="ce29">
            <text:p>319</text:p>
          </table:table-cell>
          <table:table-cell office:value-type="float" office:value="209" table:style-name="ce29">
            <text:p>209</text:p>
          </table:table-cell>
          <table:table-cell office:value-type="float" office:value="339" table:style-name="ce29">
            <text:p>33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0832" table:style-name="ce29">
            <text:p>1,360,832</text:p>
          </table:table-cell>
          <table:table-cell office:value-type="float" office:value="51348" table:style-name="ce29">
            <text:p>51,348</text:p>
          </table:table-cell>
          <table:table-cell office:value-type="float" office:value="9012" table:style-name="ce29">
            <text:p>9,012</text:p>
          </table:table-cell>
          <table:table-cell office:value-type="float" office:value="9782" table:style-name="ce29">
            <text:p>9,782</text:p>
          </table:table-cell>
          <table:table-cell office:value-type="float" office:value="10141" table:style-name="ce29">
            <text:p>10,141</text:p>
          </table:table-cell>
          <table:table-cell office:value-type="float" office:value="10942" table:style-name="ce29">
            <text:p>10,942</text:p>
          </table:table-cell>
          <table:table-cell office:value-type="float" office:value="11471" table:style-name="ce29">
            <text:p>11,471</text:p>
          </table:table-cell>
          <table:table-cell office:value-type="float" office:value="60155" table:style-name="ce29">
            <text:p>60,155</text:p>
          </table:table-cell>
          <table:table-cell office:value-type="float" office:value="12114" table:style-name="ce29">
            <text:p>12,114</text:p>
          </table:table-cell>
          <table:table-cell office:value-type="float" office:value="12108" table:style-name="ce29">
            <text:p>12,108</text:p>
          </table:table-cell>
          <table:table-cell office:value-type="float" office:value="11051" table:style-name="ce29">
            <text:p>11,051</text:p>
          </table:table-cell>
          <table:table-cell office:value-type="float" office:value="12986" table:style-name="ce29">
            <text:p>12,986</text:p>
          </table:table-cell>
          <table:table-cell office:value-type="float" office:value="11896" table:style-name="ce25">
            <text:p>11,896</text:p>
          </table:table-cell>
          <table:table-cell office:value-type="float" office:value="54971" table:style-name="ce29">
            <text:p>54,971</text:p>
          </table:table-cell>
          <table:table-cell office:value-type="float" office:value="9510" table:style-name="ce29">
            <text:p>9,510</text:p>
          </table:table-cell>
          <table:table-cell office:value-type="float" office:value="10580" table:style-name="ce29">
            <text:p>10,580</text:p>
          </table:table-cell>
          <table:table-cell office:value-type="float" office:value="11075" table:style-name="ce29">
            <text:p>11,075</text:p>
          </table:table-cell>
          <table:table-cell office:value-type="float" office:value="11882" table:style-name="ce29">
            <text:p>11,882</text:p>
          </table:table-cell>
          <table:table-cell office:value-type="float" office:value="11924" table:style-name="ce29">
            <text:p>11,924</text:p>
          </table:table-cell>
          <table:table-cell office:value-type="float" office:value="66407" table:style-name="ce29">
            <text:p>66,407</text:p>
          </table:table-cell>
          <table:table-cell office:value-type="float" office:value="12326" table:style-name="ce29">
            <text:p>12,326</text:p>
          </table:table-cell>
          <table:table-cell office:value-type="float" office:value="12479" table:style-name="ce29">
            <text:p>12,479</text:p>
          </table:table-cell>
          <table:table-cell office:value-type="float" office:value="13058" table:style-name="ce29">
            <text:p>13,058</text:p>
          </table:table-cell>
          <table:table-cell office:value-type="float" office:value="14155" table:style-name="ce29">
            <text:p>14,155</text:p>
          </table:table-cell>
          <table:table-cell office:value-type="float" office:value="14389" table:style-name="ce36">
            <text:p>14,389</text:p>
          </table:table-cell>
          <table:table-cell office:value-type="float" office:value="87771" table:style-name="ce35">
            <text:p>87,771</text:p>
          </table:table-cell>
          <table:table-cell office:value-type="float" office:value="17721" table:style-name="ce29">
            <text:p>17,721</text:p>
          </table:table-cell>
          <table:table-cell office:value-type="float" office:value="17032" table:style-name="ce29">
            <text:p>17,032</text:p>
          </table:table-cell>
          <table:table-cell office:value-type="float" office:value="15690" table:style-name="ce29">
            <text:p>15,690</text:p>
          </table:table-cell>
          <table:table-cell office:value-type="float" office:value="18162" table:style-name="ce29">
            <text:p>18,162</text:p>
          </table:table-cell>
          <table:table-cell office:value-type="float" office:value="19166" table:style-name="ce29">
            <text:p>19,166</text:p>
          </table:table-cell>
          <table:table-cell office:value-type="float" office:value="95989" table:style-name="ce29">
            <text:p>95,989</text:p>
          </table:table-cell>
          <table:table-cell office:value-type="float" office:value="19073" table:style-name="ce29">
            <text:p>19,073</text:p>
          </table:table-cell>
          <table:table-cell office:value-type="float" office:value="19411" table:style-name="ce29">
            <text:p>19,411</text:p>
          </table:table-cell>
          <table:table-cell office:value-type="float" office:value="19416" table:style-name="ce29">
            <text:p>19,416</text:p>
          </table:table-cell>
          <table:table-cell office:value-type="float" office:value="19012" table:style-name="ce29">
            <text:p>19,012</text:p>
          </table:table-cell>
          <table:table-cell office:value-type="float" office:value="19077" table:style-name="ce36">
            <text:p>19,077</text:p>
          </table:table-cell>
          <table:table-cell office:value-type="float" office:value="94014" table:style-name="ce29">
            <text:p>94,014</text:p>
          </table:table-cell>
          <table:table-cell office:value-type="float" office:value="19666" table:style-name="ce29">
            <text:p>19,666</text:p>
          </table:table-cell>
          <table:table-cell office:value-type="float" office:value="18774" table:style-name="ce29">
            <text:p>18,774</text:p>
          </table:table-cell>
          <table:table-cell office:value-type="float" office:value="19859" table:style-name="ce29">
            <text:p>19,859</text:p>
          </table:table-cell>
          <table:table-cell office:value-type="float" office:value="18231" table:style-name="ce29">
            <text:p>18,231</text:p>
          </table:table-cell>
          <table:table-cell office:value-type="float" office:value="17484" table:style-name="ce29">
            <text:p>17,484</text:p>
          </table:table-cell>
          <table:table-cell office:value-type="float" office:value="106659" table:style-name="ce29">
            <text:p>106,659</text:p>
          </table:table-cell>
          <table:table-cell office:value-type="float" office:value="18831" table:style-name="ce29">
            <text:p>18,831</text:p>
          </table:table-cell>
          <table:table-cell office:value-type="float" office:value="20800" table:style-name="ce29">
            <text:p>20,800</text:p>
          </table:table-cell>
          <table:table-cell office:value-type="float" office:value="21314" table:style-name="ce29">
            <text:p>21,314</text:p>
          </table:table-cell>
          <table:table-cell office:value-type="float" office:value="22481" table:style-name="ce29">
            <text:p>22,481</text:p>
          </table:table-cell>
          <table:table-cell office:value-type="float" office:value="23233" table:style-name="ce36">
            <text:p>23,233</text:p>
          </table:table-cell>
          <table:table-cell office:value-type="float" office:value="118392" table:style-name="ce35">
            <text:p>118,392</text:p>
          </table:table-cell>
          <table:table-cell office:value-type="float" office:value="23457" table:style-name="ce29">
            <text:p>23,457</text:p>
          </table:table-cell>
          <table:table-cell office:value-type="float" office:value="24086" table:style-name="ce29">
            <text:p>24,086</text:p>
          </table:table-cell>
          <table:table-cell office:value-type="float" office:value="23574" table:style-name="ce29">
            <text:p>23,574</text:p>
          </table:table-cell>
          <table:table-cell office:value-type="float" office:value="22633" table:style-name="ce29">
            <text:p>22,633</text:p>
          </table:table-cell>
          <table:table-cell office:value-type="float" office:value="24642" table:style-name="ce29">
            <text:p>24,642</text:p>
          </table:table-cell>
          <table:table-cell office:value-type="float" office:value="105665" table:style-name="ce29">
            <text:p>105,665</text:p>
          </table:table-cell>
          <table:table-cell office:value-type="float" office:value="22066" table:style-name="ce29">
            <text:p>22,066</text:p>
          </table:table-cell>
          <table:table-cell office:value-type="float" office:value="21134" table:style-name="ce29">
            <text:p>21,134</text:p>
          </table:table-cell>
          <table:table-cell office:value-type="float" office:value="20765" table:style-name="ce29">
            <text:p>20,765</text:p>
          </table:table-cell>
          <table:table-cell office:value-type="float" office:value="20556" table:style-name="ce29">
            <text:p>20,556</text:p>
          </table:table-cell>
          <table:table-cell office:value-type="float" office:value="21144" table:style-name="ce36">
            <text:p>21,144</text:p>
          </table:table-cell>
          <table:table-cell office:value-type="float" office:value="107154" table:style-name="ce29">
            <text:p>107,154</text:p>
          </table:table-cell>
          <table:table-cell office:value-type="float" office:value="21833" table:style-name="ce29">
            <text:p>21,833</text:p>
          </table:table-cell>
          <table:table-cell office:value-type="float" office:value="21493" table:style-name="ce29">
            <text:p>21,493</text:p>
          </table:table-cell>
          <table:table-cell office:value-type="float" office:value="21586" table:style-name="ce29">
            <text:p>21,586</text:p>
          </table:table-cell>
          <table:table-cell office:value-type="float" office:value="21134" table:style-name="ce29">
            <text:p>21,134</text:p>
          </table:table-cell>
          <table:table-cell office:value-type="float" office:value="21108" table:style-name="ce29">
            <text:p>21,108</text:p>
          </table:table-cell>
          <table:table-cell office:value-type="float" office:value="104297" table:style-name="ce29">
            <text:p>104,297</text:p>
          </table:table-cell>
          <table:table-cell office:value-type="float" office:value="20733" table:style-name="ce29">
            <text:p>20,733</text:p>
          </table:table-cell>
          <table:table-cell office:value-type="float" office:value="21079" table:style-name="ce29">
            <text:p>21,079</text:p>
          </table:table-cell>
          <table:table-cell office:value-type="float" office:value="20875" table:style-name="ce29">
            <text:p>20,875</text:p>
          </table:table-cell>
          <table:table-cell office:value-type="float" office:value="20978" table:style-name="ce29">
            <text:p>20,978</text:p>
          </table:table-cell>
          <table:table-cell office:value-type="float" office:value="20632" table:style-name="ce36">
            <text:p>20,632</text:p>
          </table:table-cell>
          <table:table-cell office:value-type="float" office:value="95729" table:style-name="ce35">
            <text:p>95,729</text:p>
          </table:table-cell>
          <table:table-cell office:value-type="float" office:value="19767" table:style-name="ce29">
            <text:p>19,767</text:p>
          </table:table-cell>
          <table:table-cell office:value-type="float" office:value="19832" table:style-name="ce29">
            <text:p>19,832</text:p>
          </table:table-cell>
          <table:table-cell office:value-type="float" office:value="19582" table:style-name="ce29">
            <text:p>19,582</text:p>
          </table:table-cell>
          <table:table-cell office:value-type="float" office:value="18116" table:style-name="ce29">
            <text:p>18,116</text:p>
          </table:table-cell>
          <table:table-cell office:value-type="float" office:value="18432" table:style-name="ce29">
            <text:p>18,432</text:p>
          </table:table-cell>
          <table:table-cell office:value-type="float" office:value="85391" table:style-name="ce29">
            <text:p>85,391</text:p>
          </table:table-cell>
          <table:table-cell office:value-type="float" office:value="18469" table:style-name="ce29">
            <text:p>18,469</text:p>
          </table:table-cell>
          <table:table-cell office:value-type="float" office:value="17709" table:style-name="ce29">
            <text:p>17,709</text:p>
          </table:table-cell>
          <table:table-cell office:value-type="float" office:value="17025" table:style-name="ce29">
            <text:p>17,025</text:p>
          </table:table-cell>
          <table:table-cell office:value-type="float" office:value="15846" table:style-name="ce29">
            <text:p>15,846</text:p>
          </table:table-cell>
          <table:table-cell office:value-type="float" office:value="16342" table:style-name="ce36">
            <text:p>16,342</text:p>
          </table:table-cell>
          <table:table-cell office:value-type="float" office:value="56021" table:style-name="ce35">
            <text:p>56,021</text:p>
          </table:table-cell>
          <table:table-cell office:value-type="float" office:value="14451" table:style-name="ce29">
            <text:p>14,451</text:p>
          </table:table-cell>
          <table:table-cell office:value-type="float" office:value="12395" table:style-name="ce29">
            <text:p>12,395</text:p>
          </table:table-cell>
          <table:table-cell office:value-type="float" office:value="11648" table:style-name="ce29">
            <text:p>11,648</text:p>
          </table:table-cell>
          <table:table-cell office:value-type="float" office:value="9924" table:style-name="ce29">
            <text:p>9,924</text:p>
          </table:table-cell>
          <table:table-cell office:value-type="float" office:value="7603" table:style-name="ce29">
            <text:p>7,603</text:p>
          </table:table-cell>
          <table:table-cell office:value-type="float" office:value="31616" table:style-name="ce29">
            <text:p>31,616</text:p>
          </table:table-cell>
          <table:table-cell office:value-type="float" office:value="5843" table:style-name="ce29">
            <text:p>5,843</text:p>
          </table:table-cell>
          <table:table-cell office:value-type="float" office:value="6851" table:style-name="ce29">
            <text:p>6,851</text:p>
          </table:table-cell>
          <table:table-cell office:value-type="float" office:value="6830" table:style-name="ce29">
            <text:p>6,830</text:p>
          </table:table-cell>
          <table:table-cell office:value-type="float" office:value="6161" table:style-name="ce29">
            <text:p>6,161</text:p>
          </table:table-cell>
          <table:table-cell office:value-type="float" office:value="5931" table:style-name="ce36">
            <text:p>5,931</text:p>
          </table:table-cell>
          <table:table-cell office:value-type="float" office:value="21180" table:style-name="ce35">
            <text:p>21,180</text:p>
          </table:table-cell>
          <table:table-cell office:value-type="float" office:value="5411" table:style-name="ce29">
            <text:p>5,411</text:p>
          </table:table-cell>
          <table:table-cell office:value-type="float" office:value="4844" table:style-name="ce29">
            <text:p>4,844</text:p>
          </table:table-cell>
          <table:table-cell office:value-type="float" office:value="4151" table:style-name="ce29">
            <text:p>4,151</text:p>
          </table:table-cell>
          <table:table-cell office:value-type="float" office:value="3597" table:style-name="ce29">
            <text:p>3,597</text:p>
          </table:table-cell>
          <table:table-cell office:value-type="float" office:value="3177" table:style-name="ce29">
            <text:p>3,177</text:p>
          </table:table-cell>
          <table:table-cell office:value-type="float" office:value="11043" table:style-name="ce29">
            <text:p>11,043</text:p>
          </table:table-cell>
          <table:table-cell office:value-type="float" office:value="2685" table:style-name="ce29">
            <text:p>2,685</text:p>
          </table:table-cell>
          <table:table-cell office:value-type="float" office:value="2513" table:style-name="ce29">
            <text:p>2,513</text:p>
          </table:table-cell>
          <table:table-cell office:value-type="float" office:value="2141" table:style-name="ce29">
            <text:p>2,141</text:p>
          </table:table-cell>
          <table:table-cell office:value-type="float" office:value="1939" table:style-name="ce29">
            <text:p>1,939</text:p>
          </table:table-cell>
          <table:table-cell office:value-type="float" office:value="1765" table:style-name="ce36">
            <text:p>1,765</text:p>
          </table:table-cell>
          <table:table-cell office:value-type="float" office:value="5584" table:style-name="ce35">
            <text:p>5,584</text:p>
          </table:table-cell>
          <table:table-cell office:value-type="float" office:value="1596" table:style-name="ce29">
            <text:p>1,596</text:p>
          </table:table-cell>
          <table:table-cell office:value-type="float" office:value="1392" table:style-name="ce29">
            <text:p>1,392</text:p>
          </table:table-cell>
          <table:table-cell office:value-type="float" office:value="1062" table:style-name="ce29">
            <text:p>1,062</text:p>
          </table:table-cell>
          <table:table-cell office:value-type="float" office:value="911" table:style-name="ce29">
            <text:p>911</text:p>
          </table:table-cell>
          <table:table-cell office:value-type="float" office:value="623" table:style-name="ce29">
            <text:p>623</text:p>
          </table:table-cell>
          <table:table-cell office:value-type="float" office:value="1287" table:style-name="ce29">
            <text:p>1,287</text:p>
          </table:table-cell>
          <table:table-cell office:value-type="float" office:value="518" table:style-name="ce29">
            <text:p>518</text:p>
          </table:table-cell>
          <table:table-cell office:value-type="float" office:value="316" table:style-name="ce29">
            <text:p>316</text:p>
          </table:table-cell>
          <table:table-cell office:value-type="float" office:value="206" table:style-name="ce29">
            <text:p>206</text:p>
          </table:table-cell>
          <table:table-cell office:value-type="float" office:value="156" table:style-name="ce29">
            <text:p>156</text:p>
          </table:table-cell>
          <table:table-cell office:value-type="float" office:value="91" table:style-name="ce29">
            <text:p>91</text:p>
          </table:table-cell>
          <table:table-cell office:value-type="float" office:value="159" table:style-name="ce29">
            <text:p>15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9196" table:style-name="ce33">
            <text:p>1,399,196</text:p>
          </table:table-cell>
          <table:table-cell office:value-type="float" office:value="47866" table:style-name="ce32">
            <text:p>47,866</text:p>
          </table:table-cell>
          <table:table-cell office:value-type="float" office:value="8431" table:style-name="ce32">
            <text:p>8,431</text:p>
          </table:table-cell>
          <table:table-cell office:value-type="float" office:value="9149" table:style-name="ce32">
            <text:p>9,149</text:p>
          </table:table-cell>
          <table:table-cell office:value-type="float" office:value="9539" table:style-name="ce32">
            <text:p>9,539</text:p>
          </table:table-cell>
          <table:table-cell office:value-type="float" office:value="9906" table:style-name="ce32">
            <text:p>9,906</text:p>
          </table:table-cell>
          <table:table-cell office:value-type="float" office:value="10841" table:style-name="ce32">
            <text:p>10,841</text:p>
          </table:table-cell>
          <table:table-cell office:value-type="float" office:value="55787" table:style-name="ce32">
            <text:p>55,787</text:p>
          </table:table-cell>
          <table:table-cell office:value-type="float" office:value="11101" table:style-name="ce32">
            <text:p>11,101</text:p>
          </table:table-cell>
          <table:table-cell office:value-type="float" office:value="11138" table:style-name="ce32">
            <text:p>11,138</text:p>
          </table:table-cell>
          <table:table-cell office:value-type="float" office:value="10415" table:style-name="ce32">
            <text:p>10,415</text:p>
          </table:table-cell>
          <table:table-cell office:value-type="float" office:value="12187" table:style-name="ce32">
            <text:p>12,187</text:p>
          </table:table-cell>
          <table:table-cell office:value-type="float" office:value="10946" table:style-name="ce32">
            <text:p>10,946</text:p>
          </table:table-cell>
          <table:table-cell office:value-type="float" office:value="50849" table:style-name="ce32">
            <text:p>50,849</text:p>
          </table:table-cell>
          <table:table-cell office:value-type="float" office:value="8884" table:style-name="ce32">
            <text:p>8,884</text:p>
          </table:table-cell>
          <table:table-cell office:value-type="float" office:value="9888" table:style-name="ce32">
            <text:p>9,888</text:p>
          </table:table-cell>
          <table:table-cell office:value-type="float" office:value="10505" table:style-name="ce32">
            <text:p>10,505</text:p>
          </table:table-cell>
          <table:table-cell office:value-type="float" office:value="10614" table:style-name="ce32">
            <text:p>10,614</text:p>
          </table:table-cell>
          <table:table-cell office:value-type="float" office:value="10958" table:style-name="ce32">
            <text:p>10,958</text:p>
          </table:table-cell>
          <table:table-cell office:value-type="float" office:value="61271" table:style-name="ce32">
            <text:p>61,271</text:p>
          </table:table-cell>
          <table:table-cell office:value-type="float" office:value="11249" table:style-name="ce32">
            <text:p>11,249</text:p>
          </table:table-cell>
          <table:table-cell office:value-type="float" office:value="11537" table:style-name="ce32">
            <text:p>11,537</text:p>
          </table:table-cell>
          <table:table-cell office:value-type="float" office:value="12078" table:style-name="ce32">
            <text:p>12,078</text:p>
          </table:table-cell>
          <table:table-cell office:value-type="float" office:value="13002" table:style-name="ce32">
            <text:p>13,002</text:p>
          </table:table-cell>
          <table:table-cell office:value-type="float" office:value="13405" table:style-name="ce39">
            <text:p>13,405</text:p>
          </table:table-cell>
          <table:table-cell office:value-type="float" office:value="81864" table:style-name="ce38">
            <text:p>81,864</text:p>
          </table:table-cell>
          <table:table-cell office:value-type="float" office:value="16154" table:style-name="ce32">
            <text:p>16,154</text:p>
          </table:table-cell>
          <table:table-cell office:value-type="float" office:value="15821" table:style-name="ce32">
            <text:p>15,821</text:p>
          </table:table-cell>
          <table:table-cell office:value-type="float" office:value="14933" table:style-name="ce32">
            <text:p>14,933</text:p>
          </table:table-cell>
          <table:table-cell office:value-type="float" office:value="16960" table:style-name="ce32">
            <text:p>16,960</text:p>
          </table:table-cell>
          <table:table-cell office:value-type="float" office:value="17996" table:style-name="ce32">
            <text:p>17,996</text:p>
          </table:table-cell>
          <table:table-cell office:value-type="float" office:value="88990" table:style-name="ce32">
            <text:p>88,990</text:p>
          </table:table-cell>
          <table:table-cell office:value-type="float" office:value="17818" table:style-name="ce32">
            <text:p>17,818</text:p>
          </table:table-cell>
          <table:table-cell office:value-type="float" office:value="18070" table:style-name="ce32">
            <text:p>18,070</text:p>
          </table:table-cell>
          <table:table-cell office:value-type="float" office:value="18025" table:style-name="ce32">
            <text:p>18,025</text:p>
          </table:table-cell>
          <table:table-cell office:value-type="float" office:value="17509" table:style-name="ce32">
            <text:p>17,509</text:p>
          </table:table-cell>
          <table:table-cell office:value-type="float" office:value="17568" table:style-name="ce39">
            <text:p>17,568</text:p>
          </table:table-cell>
          <table:table-cell office:value-type="float" office:value="88754" table:style-name="ce32">
            <text:p>88,754</text:p>
          </table:table-cell>
          <table:table-cell office:value-type="float" office:value="18165" table:style-name="ce32">
            <text:p>18,165</text:p>
          </table:table-cell>
          <table:table-cell office:value-type="float" office:value="17685" table:style-name="ce32">
            <text:p>17,685</text:p>
          </table:table-cell>
          <table:table-cell office:value-type="float" office:value="18806" table:style-name="ce32">
            <text:p>18,806</text:p>
          </table:table-cell>
          <table:table-cell office:value-type="float" office:value="17323" table:style-name="ce32">
            <text:p>17,323</text:p>
          </table:table-cell>
          <table:table-cell office:value-type="float" office:value="16775" table:style-name="ce32">
            <text:p>16,775</text:p>
          </table:table-cell>
          <table:table-cell office:value-type="float" office:value="107135" table:style-name="ce32">
            <text:p>107,135</text:p>
          </table:table-cell>
          <table:table-cell office:value-type="float" office:value="18305" table:style-name="ce32">
            <text:p>18,305</text:p>
          </table:table-cell>
          <table:table-cell office:value-type="float" office:value="20874" table:style-name="ce32">
            <text:p>20,874</text:p>
          </table:table-cell>
          <table:table-cell office:value-type="float" office:value="21230" table:style-name="ce32">
            <text:p>21,230</text:p>
          </table:table-cell>
          <table:table-cell office:value-type="float" office:value="22946" table:style-name="ce32">
            <text:p>22,946</text:p>
          </table:table-cell>
          <table:table-cell office:value-type="float" office:value="23780" table:style-name="ce39">
            <text:p>23,780</text:p>
          </table:table-cell>
          <table:table-cell office:value-type="float" office:value="122350" table:style-name="ce38">
            <text:p>122,350</text:p>
          </table:table-cell>
          <table:table-cell office:value-type="float" office:value="24056" table:style-name="ce32">
            <text:p>24,056</text:p>
          </table:table-cell>
          <table:table-cell office:value-type="float" office:value="24508" table:style-name="ce32">
            <text:p>24,508</text:p>
          </table:table-cell>
          <table:table-cell office:value-type="float" office:value="24702" table:style-name="ce32">
            <text:p>24,702</text:p>
          </table:table-cell>
          <table:table-cell office:value-type="float" office:value="23509" table:style-name="ce32">
            <text:p>23,509</text:p>
          </table:table-cell>
          <table:table-cell office:value-type="float" office:value="25575" table:style-name="ce32">
            <text:p>25,575</text:p>
          </table:table-cell>
          <table:table-cell office:value-type="float" office:value="110819" table:style-name="ce32">
            <text:p>110,819</text:p>
          </table:table-cell>
          <table:table-cell office:value-type="float" office:value="22938" table:style-name="ce32">
            <text:p>22,938</text:p>
          </table:table-cell>
          <table:table-cell office:value-type="float" office:value="22292" table:style-name="ce32">
            <text:p>22,292</text:p>
          </table:table-cell>
          <table:table-cell office:value-type="float" office:value="21857" table:style-name="ce32">
            <text:p>21,857</text:p>
          </table:table-cell>
          <table:table-cell office:value-type="float" office:value="21848" table:style-name="ce32">
            <text:p>21,848</text:p>
          </table:table-cell>
          <table:table-cell office:value-type="float" office:value="21884" table:style-name="ce39">
            <text:p>21,884</text:p>
          </table:table-cell>
          <table:table-cell office:value-type="float" office:value="110313" table:style-name="ce32">
            <text:p>110,313</text:p>
          </table:table-cell>
          <table:table-cell office:value-type="float" office:value="22498" table:style-name="ce32">
            <text:p>22,498</text:p>
          </table:table-cell>
          <table:table-cell office:value-type="float" office:value="22216" table:style-name="ce32">
            <text:p>22,216</text:p>
          </table:table-cell>
          <table:table-cell office:value-type="float" office:value="22416" table:style-name="ce32">
            <text:p>22,416</text:p>
          </table:table-cell>
          <table:table-cell office:value-type="float" office:value="21377" table:style-name="ce32">
            <text:p>21,377</text:p>
          </table:table-cell>
          <table:table-cell office:value-type="float" office:value="21806" table:style-name="ce32">
            <text:p>21,806</text:p>
          </table:table-cell>
          <table:table-cell office:value-type="float" office:value="110487" table:style-name="ce32">
            <text:p>110,487</text:p>
          </table:table-cell>
          <table:table-cell office:value-type="float" office:value="21686" table:style-name="ce32">
            <text:p>21,686</text:p>
          </table:table-cell>
          <table:table-cell office:value-type="float" office:value="21901" table:style-name="ce32">
            <text:p>21,901</text:p>
          </table:table-cell>
          <table:table-cell office:value-type="float" office:value="22108" table:style-name="ce32">
            <text:p>22,108</text:p>
          </table:table-cell>
          <table:table-cell office:value-type="float" office:value="22595" table:style-name="ce32">
            <text:p>22,595</text:p>
          </table:table-cell>
          <table:table-cell office:value-type="float" office:value="22197" table:style-name="ce39">
            <text:p>22,197</text:p>
          </table:table-cell>
          <table:table-cell office:value-type="float" office:value="106213" table:style-name="ce38">
            <text:p>106,213</text:p>
          </table:table-cell>
          <table:table-cell office:value-type="float" office:value="21672" table:style-name="ce32">
            <text:p>21,672</text:p>
          </table:table-cell>
          <table:table-cell office:value-type="float" office:value="21658" table:style-name="ce32">
            <text:p>21,658</text:p>
          </table:table-cell>
          <table:table-cell office:value-type="float" office:value="21700" table:style-name="ce32">
            <text:p>21,700</text:p>
          </table:table-cell>
          <table:table-cell office:value-type="float" office:value="20417" table:style-name="ce32">
            <text:p>20,417</text:p>
          </table:table-cell>
          <table:table-cell office:value-type="float" office:value="20766" table:style-name="ce32">
            <text:p>20,766</text:p>
          </table:table-cell>
          <table:table-cell office:value-type="float" office:value="98277" table:style-name="ce32">
            <text:p>98,277</text:p>
          </table:table-cell>
          <table:table-cell office:value-type="float" office:value="21149" table:style-name="ce32">
            <text:p>21,149</text:p>
          </table:table-cell>
          <table:table-cell office:value-type="float" office:value="20190" table:style-name="ce32">
            <text:p>20,190</text:p>
          </table:table-cell>
          <table:table-cell office:value-type="float" office:value="19391" table:style-name="ce32">
            <text:p>19,391</text:p>
          </table:table-cell>
          <table:table-cell office:value-type="float" office:value="18561" table:style-name="ce32">
            <text:p>18,561</text:p>
          </table:table-cell>
          <table:table-cell office:value-type="float" office:value="18986" table:style-name="ce39">
            <text:p>18,986</text:p>
          </table:table-cell>
          <table:table-cell office:value-type="float" office:value="65776" table:style-name="ce38">
            <text:p>65,776</text:p>
          </table:table-cell>
          <table:table-cell office:value-type="float" office:value="16749" table:style-name="ce32">
            <text:p>16,749</text:p>
          </table:table-cell>
          <table:table-cell office:value-type="float" office:value="14502" table:style-name="ce32">
            <text:p>14,502</text:p>
          </table:table-cell>
          <table:table-cell office:value-type="float" office:value="14076" table:style-name="ce32">
            <text:p>14,076</text:p>
          </table:table-cell>
          <table:table-cell office:value-type="float" office:value="11280" table:style-name="ce32">
            <text:p>11,280</text:p>
          </table:table-cell>
          <table:table-cell office:value-type="float" office:value="9169" table:style-name="ce32">
            <text:p>9,169</text:p>
          </table:table-cell>
          <table:table-cell office:value-type="float" office:value="39137" table:style-name="ce32">
            <text:p>39,137</text:p>
          </table:table-cell>
          <table:table-cell office:value-type="float" office:value="7136" table:style-name="ce32">
            <text:p>7,136</text:p>
          </table:table-cell>
          <table:table-cell office:value-type="float" office:value="8401" table:style-name="ce32">
            <text:p>8,401</text:p>
          </table:table-cell>
          <table:table-cell office:value-type="float" office:value="8342" table:style-name="ce32">
            <text:p>8,342</text:p>
          </table:table-cell>
          <table:table-cell office:value-type="float" office:value="7869" table:style-name="ce32">
            <text:p>7,869</text:p>
          </table:table-cell>
          <table:table-cell office:value-type="float" office:value="7389" table:style-name="ce39">
            <text:p>7,389</text:p>
          </table:table-cell>
          <table:table-cell office:value-type="float" office:value="30089" table:style-name="ce38">
            <text:p>30,089</text:p>
          </table:table-cell>
          <table:table-cell office:value-type="float" office:value="7254" table:style-name="ce32">
            <text:p>7,254</text:p>
          </table:table-cell>
          <table:table-cell office:value-type="float" office:value="6810" table:style-name="ce32">
            <text:p>6,810</text:p>
          </table:table-cell>
          <table:table-cell office:value-type="float" office:value="6036" table:style-name="ce32">
            <text:p>6,036</text:p>
          </table:table-cell>
          <table:table-cell office:value-type="float" office:value="5481" table:style-name="ce32">
            <text:p>5,481</text:p>
          </table:table-cell>
          <table:table-cell office:value-type="float" office:value="4508" table:style-name="ce32">
            <text:p>4,508</text:p>
          </table:table-cell>
          <table:table-cell office:value-type="float" office:value="15587" table:style-name="ce32">
            <text:p>15,587</text:p>
          </table:table-cell>
          <table:table-cell office:value-type="float" office:value="4225" table:style-name="ce32">
            <text:p>4,225</text:p>
          </table:table-cell>
          <table:table-cell office:value-type="float" office:value="3634" table:style-name="ce32">
            <text:p>3,634</text:p>
          </table:table-cell>
          <table:table-cell office:value-type="float" office:value="2987" table:style-name="ce32">
            <text:p>2,987</text:p>
          </table:table-cell>
          <table:table-cell office:value-type="float" office:value="2583" table:style-name="ce32">
            <text:p>2,583</text:p>
          </table:table-cell>
          <table:table-cell office:value-type="float" office:value="2158" table:style-name="ce39">
            <text:p>2,158</text:p>
          </table:table-cell>
          <table:table-cell office:value-type="float" office:value="6082" table:style-name="ce38">
            <text:p>6,082</text:p>
          </table:table-cell>
          <table:table-cell office:value-type="float" office:value="1886" table:style-name="ce32">
            <text:p>1,886</text:p>
          </table:table-cell>
          <table:table-cell office:value-type="float" office:value="1454" table:style-name="ce32">
            <text:p>1,454</text:p>
          </table:table-cell>
          <table:table-cell office:value-type="float" office:value="1176" table:style-name="ce32">
            <text:p>1,176</text:p>
          </table:table-cell>
          <table:table-cell office:value-type="float" office:value="854" table:style-name="ce32">
            <text:p>854</text:p>
          </table:table-cell>
          <table:table-cell office:value-type="float" office:value="712" table:style-name="ce32">
            <text:p>712</text:p>
          </table:table-cell>
          <table:table-cell office:value-type="float" office:value="1370" table:style-name="ce32">
            <text:p>1,370</text:p>
          </table:table-cell>
          <table:table-cell office:value-type="float" office:value="497" table:style-name="ce32">
            <text:p>497</text:p>
          </table:table-cell>
          <table:table-cell office:value-type="float" office:value="348" table:style-name="ce32">
            <text:p>348</text:p>
          </table:table-cell>
          <table:table-cell office:value-type="float" office:value="244" table:style-name="ce32">
            <text:p>244</text:p>
          </table:table-cell>
          <table:table-cell office:value-type="float" office:value="163" table:style-name="ce32">
            <text:p>163</text:p>
          </table:table-cell>
          <table:table-cell office:value-type="float" office:value="118" table:style-name="ce32">
            <text:p>118</text:p>
          </table:table-cell>
          <table:table-cell office:value-type="float" office:value="180" table:style-name="ce33">
            <text:p>18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28530" table:style-name="ce29">
            <text:p>7,028,530</text:p>
          </table:table-cell>
          <table:table-cell office:value-type="float" office:value="252961" table:style-name="ce29">
            <text:p>252,961</text:p>
          </table:table-cell>
          <table:table-cell office:value-type="float" office:value="44327" table:style-name="ce29">
            <text:p>44,327</text:p>
          </table:table-cell>
          <table:table-cell office:value-type="float" office:value="48881" table:style-name="ce29">
            <text:p>48,881</text:p>
          </table:table-cell>
          <table:table-cell office:value-type="float" office:value="50168" table:style-name="ce29">
            <text:p>50,168</text:p>
          </table:table-cell>
          <table:table-cell office:value-type="float" office:value="53014" table:style-name="ce29">
            <text:p>53,014</text:p>
          </table:table-cell>
          <table:table-cell office:value-type="float" office:value="56571" table:style-name="ce29">
            <text:p>56,571</text:p>
          </table:table-cell>
          <table:table-cell office:value-type="float" office:value="301689" table:style-name="ce29">
            <text:p>301,689</text:p>
          </table:table-cell>
          <table:table-cell office:value-type="float" office:value="59305" table:style-name="ce29">
            <text:p>59,305</text:p>
          </table:table-cell>
          <table:table-cell office:value-type="float" office:value="60700" table:style-name="ce29">
            <text:p>60,700</text:p>
          </table:table-cell>
          <table:table-cell office:value-type="float" office:value="55854" table:style-name="ce29">
            <text:p>55,854</text:p>
          </table:table-cell>
          <table:table-cell office:value-type="float" office:value="65523" table:style-name="ce29">
            <text:p>65,523</text:p>
          </table:table-cell>
          <table:table-cell office:value-type="float" office:value="60307" table:style-name="ce25">
            <text:p>60,307</text:p>
          </table:table-cell>
          <table:table-cell office:value-type="float" office:value="288351" table:style-name="ce29">
            <text:p>288,351</text:p>
          </table:table-cell>
          <table:table-cell office:value-type="float" office:value="50952" table:style-name="ce29">
            <text:p>50,952</text:p>
          </table:table-cell>
          <table:table-cell office:value-type="float" office:value="55832" table:style-name="ce29">
            <text:p>55,832</text:p>
          </table:table-cell>
          <table:table-cell office:value-type="float" office:value="58356" table:style-name="ce29">
            <text:p>58,356</text:p>
          </table:table-cell>
          <table:table-cell office:value-type="float" office:value="61060" table:style-name="ce29">
            <text:p>61,060</text:p>
          </table:table-cell>
          <table:table-cell office:value-type="float" office:value="62151" table:style-name="ce25">
            <text:p>62,151</text:p>
          </table:table-cell>
          <table:table-cell office:value-type="float" office:value="356786" table:style-name="ce29">
            <text:p>356,786</text:p>
          </table:table-cell>
          <table:table-cell office:value-type="float" office:value="63143" table:style-name="ce29">
            <text:p>63,143</text:p>
          </table:table-cell>
          <table:table-cell office:value-type="float" office:value="67093" table:style-name="ce29">
            <text:p>67,093</text:p>
          </table:table-cell>
          <table:table-cell office:value-type="float" office:value="70234" table:style-name="ce29">
            <text:p>70,234</text:p>
          </table:table-cell>
          <table:table-cell office:value-type="float" office:value="76636" table:style-name="ce29">
            <text:p>76,636</text:p>
          </table:table-cell>
          <table:table-cell office:value-type="float" office:value="79680" table:style-name="ce25">
            <text:p>79,680</text:p>
          </table:table-cell>
          <table:table-cell office:value-type="float" office:value="463533" table:style-name="ce29">
            <text:p>463,533</text:p>
          </table:table-cell>
          <table:table-cell office:value-type="float" office:value="92558" table:style-name="ce29">
            <text:p>92,558</text:p>
          </table:table-cell>
          <table:table-cell office:value-type="float" office:value="89429" table:style-name="ce29">
            <text:p>89,429</text:p>
          </table:table-cell>
          <table:table-cell office:value-type="float" office:value="85062" table:style-name="ce29">
            <text:p>85,062</text:p>
          </table:table-cell>
          <table:table-cell office:value-type="float" office:value="96456" table:style-name="ce29">
            <text:p>96,456</text:p>
          </table:table-cell>
          <table:table-cell office:value-type="float" office:value="100028" table:style-name="ce25">
            <text:p>100,028</text:p>
          </table:table-cell>
          <table:table-cell office:value-type="float" office:value="487531" table:style-name="ce29">
            <text:p>487,531</text:p>
          </table:table-cell>
          <table:table-cell office:value-type="float" office:value="99707" table:style-name="ce29">
            <text:p>99,707</text:p>
          </table:table-cell>
          <table:table-cell office:value-type="float" office:value="98811" table:style-name="ce29">
            <text:p>98,811</text:p>
          </table:table-cell>
          <table:table-cell office:value-type="float" office:value="98128" table:style-name="ce29">
            <text:p>98,128</text:p>
          </table:table-cell>
          <table:table-cell office:value-type="float" office:value="96721" table:style-name="ce29">
            <text:p>96,721</text:p>
          </table:table-cell>
          <table:table-cell office:value-type="float" office:value="94164" table:style-name="ce25">
            <text:p>94,164</text:p>
          </table:table-cell>
          <table:table-cell office:value-type="float" office:value="458416" table:style-name="ce29">
            <text:p>458,416</text:p>
          </table:table-cell>
          <table:table-cell office:value-type="float" office:value="95634" table:style-name="ce29">
            <text:p>95,634</text:p>
          </table:table-cell>
          <table:table-cell office:value-type="float" office:value="91749" table:style-name="ce29">
            <text:p>91,749</text:p>
          </table:table-cell>
          <table:table-cell office:value-type="float" office:value="95223" table:style-name="ce29">
            <text:p>95,223</text:p>
          </table:table-cell>
          <table:table-cell office:value-type="float" office:value="89142" table:style-name="ce29">
            <text:p>89,142</text:p>
          </table:table-cell>
          <table:table-cell office:value-type="float" office:value="86668" table:style-name="ce25">
            <text:p>86,668</text:p>
          </table:table-cell>
          <table:table-cell office:value-type="float" office:value="527712" table:style-name="ce29">
            <text:p>527,712</text:p>
          </table:table-cell>
          <table:table-cell office:value-type="float" office:value="93631" table:style-name="ce29">
            <text:p>93,631</text:p>
          </table:table-cell>
          <table:table-cell office:value-type="float" office:value="101484" table:style-name="ce29">
            <text:p>101,484</text:p>
          </table:table-cell>
          <table:table-cell office:value-type="float" office:value="105554" table:style-name="ce29">
            <text:p>105,554</text:p>
          </table:table-cell>
          <table:table-cell office:value-type="float" office:value="111976" table:style-name="ce29">
            <text:p>111,976</text:p>
          </table:table-cell>
          <table:table-cell office:value-type="float" office:value="115067" table:style-name="ce25">
            <text:p>115,067</text:p>
          </table:table-cell>
          <table:table-cell office:value-type="float" office:value="573937" table:style-name="ce29">
            <text:p>573,937</text:p>
          </table:table-cell>
          <table:table-cell office:value-type="float" office:value="115666" table:style-name="ce29">
            <text:p>115,666</text:p>
          </table:table-cell>
          <table:table-cell office:value-type="float" office:value="116277" table:style-name="ce29">
            <text:p>116,277</text:p>
          </table:table-cell>
          <table:table-cell office:value-type="float" office:value="115046" table:style-name="ce29">
            <text:p>115,046</text:p>
          </table:table-cell>
          <table:table-cell office:value-type="float" office:value="110144" table:style-name="ce29">
            <text:p>110,144</text:p>
          </table:table-cell>
          <table:table-cell office:value-type="float" office:value="116804" table:style-name="ce25">
            <text:p>116,804</text:p>
          </table:table-cell>
          <table:table-cell office:value-type="float" office:value="512419" table:style-name="ce29">
            <text:p>512,419</text:p>
          </table:table-cell>
          <table:table-cell office:value-type="float" office:value="105349" table:style-name="ce29">
            <text:p>105,349</text:p>
          </table:table-cell>
          <table:table-cell office:value-type="float" office:value="101784" table:style-name="ce29">
            <text:p>101,784</text:p>
          </table:table-cell>
          <table:table-cell office:value-type="float" office:value="100806" table:style-name="ce29">
            <text:p>100,806</text:p>
          </table:table-cell>
          <table:table-cell office:value-type="float" office:value="101256" table:style-name="ce29">
            <text:p>101,256</text:p>
          </table:table-cell>
          <table:table-cell office:value-type="float" office:value="103224" table:style-name="ce25">
            <text:p>103,224</text:p>
          </table:table-cell>
          <table:table-cell office:value-type="float" office:value="534784" table:style-name="ce29">
            <text:p>534,784</text:p>
          </table:table-cell>
          <table:table-cell office:value-type="float" office:value="106753" table:style-name="ce29">
            <text:p>106,753</text:p>
          </table:table-cell>
          <table:table-cell office:value-type="float" office:value="107792" table:style-name="ce29">
            <text:p>107,792</text:p>
          </table:table-cell>
          <table:table-cell office:value-type="float" office:value="107565" table:style-name="ce29">
            <text:p>107,565</text:p>
          </table:table-cell>
          <table:table-cell office:value-type="float" office:value="105615" table:style-name="ce29">
            <text:p>105,615</text:p>
          </table:table-cell>
          <table:table-cell office:value-type="float" office:value="107059" table:style-name="ce25">
            <text:p>107,059</text:p>
          </table:table-cell>
          <table:table-cell office:value-type="float" office:value="549816" table:style-name="ce29">
            <text:p>549,816</text:p>
          </table:table-cell>
          <table:table-cell office:value-type="float" office:value="107638" table:style-name="ce29">
            <text:p>107,638</text:p>
          </table:table-cell>
          <table:table-cell office:value-type="float" office:value="110492" table:style-name="ce29">
            <text:p>110,492</text:p>
          </table:table-cell>
          <table:table-cell office:value-type="float" office:value="110412" table:style-name="ce29">
            <text:p>110,412</text:p>
          </table:table-cell>
          <table:table-cell office:value-type="float" office:value="111289" table:style-name="ce29">
            <text:p>111,289</text:p>
          </table:table-cell>
          <table:table-cell office:value-type="float" office:value="109985" table:style-name="ce25">
            <text:p>109,985</text:p>
          </table:table-cell>
          <table:table-cell office:value-type="float" office:value="501812" table:style-name="ce29">
            <text:p>501,812</text:p>
          </table:table-cell>
          <table:table-cell office:value-type="float" office:value="105021" table:style-name="ce29">
            <text:p>105,021</text:p>
          </table:table-cell>
          <table:table-cell office:value-type="float" office:value="105281" table:style-name="ce29">
            <text:p>105,281</text:p>
          </table:table-cell>
          <table:table-cell office:value-type="float" office:value="104516" table:style-name="ce29">
            <text:p>104,516</text:p>
          </table:table-cell>
          <table:table-cell office:value-type="float" office:value="92650" table:style-name="ce29">
            <text:p>92,650</text:p>
          </table:table-cell>
          <table:table-cell office:value-type="float" office:value="94344" table:style-name="ce25">
            <text:p>94,344</text:p>
          </table:table-cell>
          <table:table-cell office:value-type="float" office:value="422389" table:style-name="ce29">
            <text:p>422,389</text:p>
          </table:table-cell>
          <table:table-cell office:value-type="float" office:value="91489" table:style-name="ce29">
            <text:p>91,489</text:p>
          </table:table-cell>
          <table:table-cell office:value-type="float" office:value="88744" table:style-name="ce29">
            <text:p>88,744</text:p>
          </table:table-cell>
          <table:table-cell office:value-type="float" office:value="82502" table:style-name="ce29">
            <text:p>82,502</text:p>
          </table:table-cell>
          <table:table-cell office:value-type="float" office:value="79258" table:style-name="ce29">
            <text:p>79,258</text:p>
          </table:table-cell>
          <table:table-cell office:value-type="float" office:value="80396" table:style-name="ce25">
            <text:p>80,396</text:p>
          </table:table-cell>
          <table:table-cell office:value-type="float" office:value="284420" table:style-name="ce29">
            <text:p>284,420</text:p>
          </table:table-cell>
          <table:table-cell office:value-type="float" office:value="69194" table:style-name="ce29">
            <text:p>69,194</text:p>
          </table:table-cell>
          <table:table-cell office:value-type="float" office:value="61523" table:style-name="ce29">
            <text:p>61,523</text:p>
          </table:table-cell>
          <table:table-cell office:value-type="float" office:value="60711" table:style-name="ce29">
            <text:p>60,711</text:p>
          </table:table-cell>
          <table:table-cell office:value-type="float" office:value="49453" table:style-name="ce29">
            <text:p>49,453</text:p>
          </table:table-cell>
          <table:table-cell office:value-type="float" office:value="43539" table:style-name="ce25">
            <text:p>43,539</text:p>
          </table:table-cell>
          <table:table-cell office:value-type="float" office:value="193096" table:style-name="ce29">
            <text:p>193,096</text:p>
          </table:table-cell>
          <table:table-cell office:value-type="float" office:value="32659" table:style-name="ce29">
            <text:p>32,659</text:p>
          </table:table-cell>
          <table:table-cell office:value-type="float" office:value="39720" table:style-name="ce29">
            <text:p>39,720</text:p>
          </table:table-cell>
          <table:table-cell office:value-type="float" office:value="40745" table:style-name="ce29">
            <text:p>40,745</text:p>
          </table:table-cell>
          <table:table-cell office:value-type="float" office:value="40659" table:style-name="ce29">
            <text:p>40,659</text:p>
          </table:table-cell>
          <table:table-cell office:value-type="float" office:value="39313" table:style-name="ce25">
            <text:p>39,313</text:p>
          </table:table-cell>
          <table:table-cell office:value-type="float" office:value="168734" table:style-name="ce29">
            <text:p>168,734</text:p>
          </table:table-cell>
          <table:table-cell office:value-type="float" office:value="39527" table:style-name="ce29">
            <text:p>39,527</text:p>
          </table:table-cell>
          <table:table-cell office:value-type="float" office:value="37260" table:style-name="ce29">
            <text:p>37,260</text:p>
          </table:table-cell>
          <table:table-cell office:value-type="float" office:value="33690" table:style-name="ce29">
            <text:p>33,690</text:p>
          </table:table-cell>
          <table:table-cell office:value-type="float" office:value="30589" table:style-name="ce29">
            <text:p>30,589</text:p>
          </table:table-cell>
          <table:table-cell office:value-type="float" office:value="27668" table:style-name="ce25">
            <text:p>27,668</text:p>
          </table:table-cell>
          <table:table-cell office:value-type="float" office:value="98186" table:style-name="ce29">
            <text:p>98,186</text:p>
          </table:table-cell>
          <table:table-cell office:value-type="float" office:value="24777" table:style-name="ce29">
            <text:p>24,777</text:p>
          </table:table-cell>
          <table:table-cell office:value-type="float" office:value="22319" table:style-name="ce29">
            <text:p>22,319</text:p>
          </table:table-cell>
          <table:table-cell office:value-type="float" office:value="19454" table:style-name="ce29">
            <text:p>19,454</text:p>
          </table:table-cell>
          <table:table-cell office:value-type="float" office:value="16738" table:style-name="ce29">
            <text:p>16,738</text:p>
          </table:table-cell>
          <table:table-cell office:value-type="float" office:value="14898" table:style-name="ce25">
            <text:p>14,898</text:p>
          </table:table-cell>
          <table:table-cell office:value-type="float" office:value="41434" table:style-name="ce29">
            <text:p>41,434</text:p>
          </table:table-cell>
          <table:table-cell office:value-type="float" office:value="12310" table:style-name="ce29">
            <text:p>12,310</text:p>
          </table:table-cell>
          <table:table-cell office:value-type="float" office:value="10118" table:style-name="ce29">
            <text:p>10,118</text:p>
          </table:table-cell>
          <table:table-cell office:value-type="float" office:value="7862" table:style-name="ce29">
            <text:p>7,862</text:p>
          </table:table-cell>
          <table:table-cell office:value-type="float" office:value="6106" table:style-name="ce29">
            <text:p>6,106</text:p>
          </table:table-cell>
          <table:table-cell office:value-type="float" office:value="5038" table:style-name="ce25">
            <text:p>5,038</text:p>
          </table:table-cell>
          <table:table-cell office:value-type="float" office:value="9259" table:style-name="ce29">
            <text:p>9,259</text:p>
          </table:table-cell>
          <table:table-cell office:value-type="float" office:value="3465" table:style-name="ce29">
            <text:p>3,465</text:p>
          </table:table-cell>
          <table:table-cell office:value-type="float" office:value="2219" table:style-name="ce29">
            <text:p>2,219</text:p>
          </table:table-cell>
          <table:table-cell office:value-type="float" office:value="1658" table:style-name="ce29">
            <text:p>1,658</text:p>
          </table:table-cell>
          <table:table-cell office:value-type="float" office:value="1174" table:style-name="ce29">
            <text:p>1,174</text:p>
          </table:table-cell>
          <table:table-cell office:value-type="float" office:value="743" table:style-name="ce25">
            <text:p>743</text:p>
          </table:table-cell>
          <table:table-cell office:value-type="float" office:value="1265" table:style-name="ce29">
            <text:p>1,26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72870" table:style-name="ce29">
            <text:p>3,572,870</text:p>
          </table:table-cell>
          <table:table-cell office:value-type="float" office:value="131178" table:style-name="ce29">
            <text:p>131,178</text:p>
          </table:table-cell>
          <table:table-cell office:value-type="float" office:value="23012" table:style-name="ce29">
            <text:p>23,012</text:p>
          </table:table-cell>
          <table:table-cell office:value-type="float" office:value="25368" table:style-name="ce29">
            <text:p>25,368</text:p>
          </table:table-cell>
          <table:table-cell office:value-type="float" office:value="25979" table:style-name="ce29">
            <text:p>25,979</text:p>
          </table:table-cell>
          <table:table-cell office:value-type="float" office:value="27581" table:style-name="ce29">
            <text:p>27,581</text:p>
          </table:table-cell>
          <table:table-cell office:value-type="float" office:value="29238" table:style-name="ce29">
            <text:p>29,238</text:p>
          </table:table-cell>
          <table:table-cell office:value-type="float" office:value="156495" table:style-name="ce29">
            <text:p>156,495</text:p>
          </table:table-cell>
          <table:table-cell office:value-type="float" office:value="30784" table:style-name="ce29">
            <text:p>30,784</text:p>
          </table:table-cell>
          <table:table-cell office:value-type="float" office:value="31301" table:style-name="ce29">
            <text:p>31,301</text:p>
          </table:table-cell>
          <table:table-cell office:value-type="float" office:value="29022" table:style-name="ce29">
            <text:p>29,022</text:p>
          </table:table-cell>
          <table:table-cell office:value-type="float" office:value="34054" table:style-name="ce29">
            <text:p>34,054</text:p>
          </table:table-cell>
          <table:table-cell office:value-type="float" office:value="31334" table:style-name="ce25">
            <text:p>31,334</text:p>
          </table:table-cell>
          <table:table-cell office:value-type="float" office:value="151031" table:style-name="ce29">
            <text:p>151,031</text:p>
          </table:table-cell>
          <table:table-cell office:value-type="float" office:value="26565" table:style-name="ce29">
            <text:p>26,565</text:p>
          </table:table-cell>
          <table:table-cell office:value-type="float" office:value="29158" table:style-name="ce29">
            <text:p>29,158</text:p>
          </table:table-cell>
          <table:table-cell office:value-type="float" office:value="30663" table:style-name="ce29">
            <text:p>30,663</text:p>
          </table:table-cell>
          <table:table-cell office:value-type="float" office:value="32040" table:style-name="ce29">
            <text:p>32,040</text:p>
          </table:table-cell>
          <table:table-cell office:value-type="float" office:value="32605" table:style-name="ce25">
            <text:p>32,605</text:p>
          </table:table-cell>
          <table:table-cell office:value-type="float" office:value="186966" table:style-name="ce29">
            <text:p>186,966</text:p>
          </table:table-cell>
          <table:table-cell office:value-type="float" office:value="33059" table:style-name="ce29">
            <text:p>33,059</text:p>
          </table:table-cell>
          <table:table-cell office:value-type="float" office:value="35134" table:style-name="ce29">
            <text:p>35,134</text:p>
          </table:table-cell>
          <table:table-cell office:value-type="float" office:value="37070" table:style-name="ce29">
            <text:p>37,070</text:p>
          </table:table-cell>
          <table:table-cell office:value-type="float" office:value="40233" table:style-name="ce29">
            <text:p>40,233</text:p>
          </table:table-cell>
          <table:table-cell office:value-type="float" office:value="41470" table:style-name="ce25">
            <text:p>41,470</text:p>
          </table:table-cell>
          <table:table-cell office:value-type="float" office:value="242654" table:style-name="ce29">
            <text:p>242,654</text:p>
          </table:table-cell>
          <table:table-cell office:value-type="float" office:value="48443" table:style-name="ce29">
            <text:p>48,443</text:p>
          </table:table-cell>
          <table:table-cell office:value-type="float" office:value="46973" table:style-name="ce29">
            <text:p>46,973</text:p>
          </table:table-cell>
          <table:table-cell office:value-type="float" office:value="44499" table:style-name="ce29">
            <text:p>44,499</text:p>
          </table:table-cell>
          <table:table-cell office:value-type="float" office:value="50367" table:style-name="ce29">
            <text:p>50,367</text:p>
          </table:table-cell>
          <table:table-cell office:value-type="float" office:value="52372" table:style-name="ce25">
            <text:p>52,372</text:p>
          </table:table-cell>
          <table:table-cell office:value-type="float" office:value="256064" table:style-name="ce29">
            <text:p>256,064</text:p>
          </table:table-cell>
          <table:table-cell office:value-type="float" office:value="52139" table:style-name="ce29">
            <text:p>52,139</text:p>
          </table:table-cell>
          <table:table-cell office:value-type="float" office:value="51517" table:style-name="ce29">
            <text:p>51,517</text:p>
          </table:table-cell>
          <table:table-cell office:value-type="float" office:value="51381" table:style-name="ce29">
            <text:p>51,381</text:p>
          </table:table-cell>
          <table:table-cell office:value-type="float" office:value="50999" table:style-name="ce29">
            <text:p>50,999</text:p>
          </table:table-cell>
          <table:table-cell office:value-type="float" office:value="50028" table:style-name="ce25">
            <text:p>50,028</text:p>
          </table:table-cell>
          <table:table-cell office:value-type="float" office:value="243323" table:style-name="ce29">
            <text:p>243,323</text:p>
          </table:table-cell>
          <table:table-cell office:value-type="float" office:value="51109" table:style-name="ce29">
            <text:p>51,109</text:p>
          </table:table-cell>
          <table:table-cell office:value-type="float" office:value="48655" table:style-name="ce29">
            <text:p>48,655</text:p>
          </table:table-cell>
          <table:table-cell office:value-type="float" office:value="50562" table:style-name="ce29">
            <text:p>50,562</text:p>
          </table:table-cell>
          <table:table-cell office:value-type="float" office:value="47481" table:style-name="ce29">
            <text:p>47,481</text:p>
          </table:table-cell>
          <table:table-cell office:value-type="float" office:value="45516" table:style-name="ce25">
            <text:p>45,516</text:p>
          </table:table-cell>
          <table:table-cell office:value-type="float" office:value="270832" table:style-name="ce29">
            <text:p>270,832</text:p>
          </table:table-cell>
          <table:table-cell office:value-type="float" office:value="48716" table:style-name="ce29">
            <text:p>48,716</text:p>
          </table:table-cell>
          <table:table-cell office:value-type="float" office:value="52488" table:style-name="ce29">
            <text:p>52,488</text:p>
          </table:table-cell>
          <table:table-cell office:value-type="float" office:value="54347" table:style-name="ce29">
            <text:p>54,347</text:p>
          </table:table-cell>
          <table:table-cell office:value-type="float" office:value="57017" table:style-name="ce29">
            <text:p>57,017</text:p>
          </table:table-cell>
          <table:table-cell office:value-type="float" office:value="58264" table:style-name="ce25">
            <text:p>58,264</text:p>
          </table:table-cell>
          <table:table-cell office:value-type="float" office:value="290318" table:style-name="ce29">
            <text:p>290,318</text:p>
          </table:table-cell>
          <table:table-cell office:value-type="float" office:value="58571" table:style-name="ce29">
            <text:p>58,571</text:p>
          </table:table-cell>
          <table:table-cell office:value-type="float" office:value="58922" table:style-name="ce29">
            <text:p>58,922</text:p>
          </table:table-cell>
          <table:table-cell office:value-type="float" office:value="58275" table:style-name="ce29">
            <text:p>58,275</text:p>
          </table:table-cell>
          <table:table-cell office:value-type="float" office:value="55612" table:style-name="ce29">
            <text:p>55,612</text:p>
          </table:table-cell>
          <table:table-cell office:value-type="float" office:value="58938" table:style-name="ce25">
            <text:p>58,938</text:p>
          </table:table-cell>
          <table:table-cell office:value-type="float" office:value="260617" table:style-name="ce29">
            <text:p>260,617</text:p>
          </table:table-cell>
          <table:table-cell office:value-type="float" office:value="53601" table:style-name="ce29">
            <text:p>53,601</text:p>
          </table:table-cell>
          <table:table-cell office:value-type="float" office:value="51610" table:style-name="ce29">
            <text:p>51,610</text:p>
          </table:table-cell>
          <table:table-cell office:value-type="float" office:value="51166" table:style-name="ce29">
            <text:p>51,166</text:p>
          </table:table-cell>
          <table:table-cell office:value-type="float" office:value="51612" table:style-name="ce29">
            <text:p>51,612</text:p>
          </table:table-cell>
          <table:table-cell office:value-type="float" office:value="52628" table:style-name="ce25">
            <text:p>52,628</text:p>
          </table:table-cell>
          <table:table-cell office:value-type="float" office:value="278166" table:style-name="ce29">
            <text:p>278,166</text:p>
          </table:table-cell>
          <table:table-cell office:value-type="float" office:value="54945" table:style-name="ce29">
            <text:p>54,945</text:p>
          </table:table-cell>
          <table:table-cell office:value-type="float" office:value="55804" table:style-name="ce29">
            <text:p>55,804</text:p>
          </table:table-cell>
          <table:table-cell office:value-type="float" office:value="56022" table:style-name="ce29">
            <text:p>56,022</text:p>
          </table:table-cell>
          <table:table-cell office:value-type="float" office:value="55122" table:style-name="ce29">
            <text:p>55,122</text:p>
          </table:table-cell>
          <table:table-cell office:value-type="float" office:value="56273" table:style-name="ce25">
            <text:p>56,273</text:p>
          </table:table-cell>
          <table:table-cell office:value-type="float" office:value="285418" table:style-name="ce29">
            <text:p>285,418</text:p>
          </table:table-cell>
          <table:table-cell office:value-type="float" office:value="56125" table:style-name="ce29">
            <text:p>56,125</text:p>
          </table:table-cell>
          <table:table-cell office:value-type="float" office:value="57687" table:style-name="ce29">
            <text:p>57,687</text:p>
          </table:table-cell>
          <table:table-cell office:value-type="float" office:value="57255" table:style-name="ce29">
            <text:p>57,255</text:p>
          </table:table-cell>
          <table:table-cell office:value-type="float" office:value="57502" table:style-name="ce29">
            <text:p>57,502</text:p>
          </table:table-cell>
          <table:table-cell office:value-type="float" office:value="56849" table:style-name="ce25">
            <text:p>56,849</text:p>
          </table:table-cell>
          <table:table-cell office:value-type="float" office:value="256112" table:style-name="ce29">
            <text:p>256,112</text:p>
          </table:table-cell>
          <table:table-cell office:value-type="float" office:value="54219" table:style-name="ce29">
            <text:p>54,219</text:p>
          </table:table-cell>
          <table:table-cell office:value-type="float" office:value="53820" table:style-name="ce29">
            <text:p>53,820</text:p>
          </table:table-cell>
          <table:table-cell office:value-type="float" office:value="53433" table:style-name="ce29">
            <text:p>53,433</text:p>
          </table:table-cell>
          <table:table-cell office:value-type="float" office:value="46974" table:style-name="ce29">
            <text:p>46,974</text:p>
          </table:table-cell>
          <table:table-cell office:value-type="float" office:value="47666" table:style-name="ce25">
            <text:p>47,666</text:p>
          </table:table-cell>
          <table:table-cell office:value-type="float" office:value="209390" table:style-name="ce29">
            <text:p>209,390</text:p>
          </table:table-cell>
          <table:table-cell office:value-type="float" office:value="45990" table:style-name="ce29">
            <text:p>45,990</text:p>
          </table:table-cell>
          <table:table-cell office:value-type="float" office:value="44291" table:style-name="ce29">
            <text:p>44,291</text:p>
          </table:table-cell>
          <table:table-cell office:value-type="float" office:value="40983" table:style-name="ce29">
            <text:p>40,983</text:p>
          </table:table-cell>
          <table:table-cell office:value-type="float" office:value="38975" table:style-name="ce29">
            <text:p>38,975</text:p>
          </table:table-cell>
          <table:table-cell office:value-type="float" office:value="39151" table:style-name="ce25">
            <text:p>39,151</text:p>
          </table:table-cell>
          <table:table-cell office:value-type="float" office:value="135944" table:style-name="ce29">
            <text:p>135,944</text:p>
          </table:table-cell>
          <table:table-cell office:value-type="float" office:value="33794" table:style-name="ce29">
            <text:p>33,794</text:p>
          </table:table-cell>
          <table:table-cell office:value-type="float" office:value="29728" table:style-name="ce29">
            <text:p>29,728</text:p>
          </table:table-cell>
          <table:table-cell office:value-type="float" office:value="28575" table:style-name="ce29">
            <text:p>28,575</text:p>
          </table:table-cell>
          <table:table-cell office:value-type="float" office:value="23525" table:style-name="ce29">
            <text:p>23,525</text:p>
          </table:table-cell>
          <table:table-cell office:value-type="float" office:value="20322" table:style-name="ce25">
            <text:p>20,322</text:p>
          </table:table-cell>
          <table:table-cell office:value-type="float" office:value="87196" table:style-name="ce29">
            <text:p>87,196</text:p>
          </table:table-cell>
          <table:table-cell office:value-type="float" office:value="14984" table:style-name="ce29">
            <text:p>14,984</text:p>
          </table:table-cell>
          <table:table-cell office:value-type="float" office:value="18035" table:style-name="ce29">
            <text:p>18,035</text:p>
          </table:table-cell>
          <table:table-cell office:value-type="float" office:value="18537" table:style-name="ce29">
            <text:p>18,537</text:p>
          </table:table-cell>
          <table:table-cell office:value-type="float" office:value="18161" table:style-name="ce29">
            <text:p>18,161</text:p>
          </table:table-cell>
          <table:table-cell office:value-type="float" office:value="17479" table:style-name="ce25">
            <text:p>17,479</text:p>
          </table:table-cell>
          <table:table-cell office:value-type="float" office:value="72357" table:style-name="ce29">
            <text:p>72,357</text:p>
          </table:table-cell>
          <table:table-cell office:value-type="float" office:value="17456" table:style-name="ce29">
            <text:p>17,456</text:p>
          </table:table-cell>
          <table:table-cell office:value-type="float" office:value="16147" table:style-name="ce29">
            <text:p>16,147</text:p>
          </table:table-cell>
          <table:table-cell office:value-type="float" office:value="14401" table:style-name="ce29">
            <text:p>14,401</text:p>
          </table:table-cell>
          <table:table-cell office:value-type="float" office:value="12938" table:style-name="ce29">
            <text:p>12,938</text:p>
          </table:table-cell>
          <table:table-cell office:value-type="float" office:value="11415" table:style-name="ce25">
            <text:p>11,415</text:p>
          </table:table-cell>
          <table:table-cell office:value-type="float" office:value="38903" table:style-name="ce29">
            <text:p>38,903</text:p>
          </table:table-cell>
          <table:table-cell office:value-type="float" office:value="10005" table:style-name="ce29">
            <text:p>10,005</text:p>
          </table:table-cell>
          <table:table-cell office:value-type="float" office:value="8838" table:style-name="ce29">
            <text:p>8,838</text:p>
          </table:table-cell>
          <table:table-cell office:value-type="float" office:value="7603" table:style-name="ce29">
            <text:p>7,603</text:p>
          </table:table-cell>
          <table:table-cell office:value-type="float" office:value="6564" table:style-name="ce29">
            <text:p>6,564</text:p>
          </table:table-cell>
          <table:table-cell office:value-type="float" office:value="5893" table:style-name="ce25">
            <text:p>5,893</text:p>
          </table:table-cell>
          <table:table-cell office:value-type="float" office:value="16002" table:style-name="ce29">
            <text:p>16,002</text:p>
          </table:table-cell>
          <table:table-cell office:value-type="float" office:value="4786" table:style-name="ce29">
            <text:p>4,786</text:p>
          </table:table-cell>
          <table:table-cell office:value-type="float" office:value="3852" table:style-name="ce29">
            <text:p>3,852</text:p>
          </table:table-cell>
          <table:table-cell office:value-type="float" office:value="3012" table:style-name="ce29">
            <text:p>3,012</text:p>
          </table:table-cell>
          <table:table-cell office:value-type="float" office:value="2408" table:style-name="ce29">
            <text:p>2,408</text:p>
          </table:table-cell>
          <table:table-cell office:value-type="float" office:value="1944" table:style-name="ce25">
            <text:p>1,944</text:p>
          </table:table-cell>
          <table:table-cell office:value-type="float" office:value="3433" table:style-name="ce29">
            <text:p>3,433</text:p>
          </table:table-cell>
          <table:table-cell office:value-type="float" office:value="1312" table:style-name="ce29">
            <text:p>1,312</text:p>
          </table:table-cell>
          <table:table-cell office:value-type="float" office:value="846" table:style-name="ce29">
            <text:p>846</text:p>
          </table:table-cell>
          <table:table-cell office:value-type="float" office:value="574" table:style-name="ce29">
            <text:p>574</text:p>
          </table:table-cell>
          <table:table-cell office:value-type="float" office:value="416" table:style-name="ce29">
            <text:p>416</text:p>
          </table:table-cell>
          <table:table-cell office:value-type="float" office:value="285" table:style-name="ce25">
            <text:p>285</text:p>
          </table:table-cell>
          <table:table-cell office:value-type="float" office:value="471" table:style-name="ce29">
            <text:p>47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55660" table:style-name="ce33">
            <text:p>3,455,660</text:p>
          </table:table-cell>
          <table:table-cell office:value-type="float" office:value="121783" table:style-name="ce32">
            <text:p>121,783</text:p>
          </table:table-cell>
          <table:table-cell office:value-type="float" office:value="21315" table:style-name="ce33">
            <text:p>21,315</text:p>
          </table:table-cell>
          <table:table-cell office:value-type="float" office:value="23513" table:style-name="ce33">
            <text:p>23,513</text:p>
          </table:table-cell>
          <table:table-cell office:value-type="float" office:value="24189" table:style-name="ce33">
            <text:p>24,189</text:p>
          </table:table-cell>
          <table:table-cell office:value-type="float" office:value="25433" table:style-name="ce33">
            <text:p>25,433</text:p>
          </table:table-cell>
          <table:table-cell office:value-type="float" office:value="27333" table:style-name="ce33">
            <text:p>27,333</text:p>
          </table:table-cell>
          <table:table-cell office:value-type="float" office:value="145194" table:style-name="ce33">
            <text:p>145,194</text:p>
          </table:table-cell>
          <table:table-cell office:value-type="float" office:value="28521" table:style-name="ce33">
            <text:p>28,521</text:p>
          </table:table-cell>
          <table:table-cell office:value-type="float" office:value="29399" table:style-name="ce33">
            <text:p>29,399</text:p>
          </table:table-cell>
          <table:table-cell office:value-type="float" office:value="26832" table:style-name="ce33">
            <text:p>26,832</text:p>
          </table:table-cell>
          <table:table-cell office:value-type="float" office:value="31469" table:style-name="ce33">
            <text:p>31,469</text:p>
          </table:table-cell>
          <table:table-cell office:value-type="float" office:value="28973" table:style-name="ce32">
            <text:p>28,973</text:p>
          </table:table-cell>
          <table:table-cell office:value-type="float" office:value="137320" table:style-name="ce33">
            <text:p>137,320</text:p>
          </table:table-cell>
          <table:table-cell office:value-type="float" office:value="24387" table:style-name="ce33">
            <text:p>24,387</text:p>
          </table:table-cell>
          <table:table-cell office:value-type="float" office:value="26674" table:style-name="ce33">
            <text:p>26,674</text:p>
          </table:table-cell>
          <table:table-cell office:value-type="float" office:value="27693" table:style-name="ce33">
            <text:p>27,693</text:p>
          </table:table-cell>
          <table:table-cell office:value-type="float" office:value="29020" table:style-name="ce33">
            <text:p>29,020</text:p>
          </table:table-cell>
          <table:table-cell office:value-type="float" office:value="29546" table:style-name="ce32">
            <text:p>29,546</text:p>
          </table:table-cell>
          <table:table-cell office:value-type="float" office:value="169820" table:style-name="ce33">
            <text:p>169,820</text:p>
          </table:table-cell>
          <table:table-cell office:value-type="float" office:value="30084" table:style-name="ce33">
            <text:p>30,084</text:p>
          </table:table-cell>
          <table:table-cell office:value-type="float" office:value="31959" table:style-name="ce33">
            <text:p>31,959</text:p>
          </table:table-cell>
          <table:table-cell office:value-type="float" office:value="33164" table:style-name="ce33">
            <text:p>33,164</text:p>
          </table:table-cell>
          <table:table-cell office:value-type="float" office:value="36403" table:style-name="ce33">
            <text:p>36,403</text:p>
          </table:table-cell>
          <table:table-cell office:value-type="float" office:value="38210" table:style-name="ce32">
            <text:p>38,210</text:p>
          </table:table-cell>
          <table:table-cell office:value-type="float" office:value="220879" table:style-name="ce33">
            <text:p>220,879</text:p>
          </table:table-cell>
          <table:table-cell office:value-type="float" office:value="44115" table:style-name="ce33">
            <text:p>44,115</text:p>
          </table:table-cell>
          <table:table-cell office:value-type="float" office:value="42456" table:style-name="ce33">
            <text:p>42,456</text:p>
          </table:table-cell>
          <table:table-cell office:value-type="float" office:value="40563" table:style-name="ce33">
            <text:p>40,563</text:p>
          </table:table-cell>
          <table:table-cell office:value-type="float" office:value="46089" table:style-name="ce33">
            <text:p>46,089</text:p>
          </table:table-cell>
          <table:table-cell office:value-type="float" office:value="47656" table:style-name="ce32">
            <text:p>47,656</text:p>
          </table:table-cell>
          <table:table-cell office:value-type="float" office:value="231467" table:style-name="ce33">
            <text:p>231,467</text:p>
          </table:table-cell>
          <table:table-cell office:value-type="float" office:value="47568" table:style-name="ce33">
            <text:p>47,568</text:p>
          </table:table-cell>
          <table:table-cell office:value-type="float" office:value="47294" table:style-name="ce33">
            <text:p>47,294</text:p>
          </table:table-cell>
          <table:table-cell office:value-type="float" office:value="46747" table:style-name="ce33">
            <text:p>46,747</text:p>
          </table:table-cell>
          <table:table-cell office:value-type="float" office:value="45722" table:style-name="ce33">
            <text:p>45,722</text:p>
          </table:table-cell>
          <table:table-cell office:value-type="float" office:value="44136" table:style-name="ce32">
            <text:p>44,136</text:p>
          </table:table-cell>
          <table:table-cell office:value-type="float" office:value="215093" table:style-name="ce33">
            <text:p>215,093</text:p>
          </table:table-cell>
          <table:table-cell office:value-type="float" office:value="44525" table:style-name="ce33">
            <text:p>44,525</text:p>
          </table:table-cell>
          <table:table-cell office:value-type="float" office:value="43094" table:style-name="ce33">
            <text:p>43,094</text:p>
          </table:table-cell>
          <table:table-cell office:value-type="float" office:value="44661" table:style-name="ce33">
            <text:p>44,661</text:p>
          </table:table-cell>
          <table:table-cell office:value-type="float" office:value="41661" table:style-name="ce33">
            <text:p>41,661</text:p>
          </table:table-cell>
          <table:table-cell office:value-type="float" office:value="41152" table:style-name="ce32">
            <text:p>41,152</text:p>
          </table:table-cell>
          <table:table-cell office:value-type="float" office:value="256880" table:style-name="ce33">
            <text:p>256,880</text:p>
          </table:table-cell>
          <table:table-cell office:value-type="float" office:value="44915" table:style-name="ce33">
            <text:p>44,915</text:p>
          </table:table-cell>
          <table:table-cell office:value-type="float" office:value="48996" table:style-name="ce33">
            <text:p>48,996</text:p>
          </table:table-cell>
          <table:table-cell office:value-type="float" office:value="51207" table:style-name="ce33">
            <text:p>51,207</text:p>
          </table:table-cell>
          <table:table-cell office:value-type="float" office:value="54959" table:style-name="ce33">
            <text:p>54,959</text:p>
          </table:table-cell>
          <table:table-cell office:value-type="float" office:value="56803" table:style-name="ce32">
            <text:p>56,803</text:p>
          </table:table-cell>
          <table:table-cell office:value-type="float" office:value="283619" table:style-name="ce33">
            <text:p>283,619</text:p>
          </table:table-cell>
          <table:table-cell office:value-type="float" office:value="57095" table:style-name="ce33">
            <text:p>57,095</text:p>
          </table:table-cell>
          <table:table-cell office:value-type="float" office:value="57355" table:style-name="ce33">
            <text:p>57,355</text:p>
          </table:table-cell>
          <table:table-cell office:value-type="float" office:value="56771" table:style-name="ce33">
            <text:p>56,771</text:p>
          </table:table-cell>
          <table:table-cell office:value-type="float" office:value="54532" table:style-name="ce33">
            <text:p>54,532</text:p>
          </table:table-cell>
          <table:table-cell office:value-type="float" office:value="57866" table:style-name="ce32">
            <text:p>57,866</text:p>
          </table:table-cell>
          <table:table-cell office:value-type="float" office:value="251802" table:style-name="ce33">
            <text:p>251,802</text:p>
          </table:table-cell>
          <table:table-cell office:value-type="float" office:value="51748" table:style-name="ce33">
            <text:p>51,748</text:p>
          </table:table-cell>
          <table:table-cell office:value-type="float" office:value="50174" table:style-name="ce33">
            <text:p>50,174</text:p>
          </table:table-cell>
          <table:table-cell office:value-type="float" office:value="49640" table:style-name="ce33">
            <text:p>49,640</text:p>
          </table:table-cell>
          <table:table-cell office:value-type="float" office:value="49644" table:style-name="ce33">
            <text:p>49,644</text:p>
          </table:table-cell>
          <table:table-cell office:value-type="float" office:value="50596" table:style-name="ce32">
            <text:p>50,596</text:p>
          </table:table-cell>
          <table:table-cell office:value-type="float" office:value="256618" table:style-name="ce33">
            <text:p>256,618</text:p>
          </table:table-cell>
          <table:table-cell office:value-type="float" office:value="51808" table:style-name="ce33">
            <text:p>51,808</text:p>
          </table:table-cell>
          <table:table-cell office:value-type="float" office:value="51988" table:style-name="ce33">
            <text:p>51,988</text:p>
          </table:table-cell>
          <table:table-cell office:value-type="float" office:value="51543" table:style-name="ce33">
            <text:p>51,543</text:p>
          </table:table-cell>
          <table:table-cell office:value-type="float" office:value="50493" table:style-name="ce33">
            <text:p>50,493</text:p>
          </table:table-cell>
          <table:table-cell office:value-type="float" office:value="50786" table:style-name="ce32">
            <text:p>50,786</text:p>
          </table:table-cell>
          <table:table-cell office:value-type="float" office:value="264398" table:style-name="ce33">
            <text:p>264,398</text:p>
          </table:table-cell>
          <table:table-cell office:value-type="float" office:value="51513" table:style-name="ce33">
            <text:p>51,513</text:p>
          </table:table-cell>
          <table:table-cell office:value-type="float" office:value="52805" table:style-name="ce33">
            <text:p>52,805</text:p>
          </table:table-cell>
          <table:table-cell office:value-type="float" office:value="53157" table:style-name="ce33">
            <text:p>53,157</text:p>
          </table:table-cell>
          <table:table-cell office:value-type="float" office:value="53787" table:style-name="ce33">
            <text:p>53,787</text:p>
          </table:table-cell>
          <table:table-cell office:value-type="float" office:value="53136" table:style-name="ce32">
            <text:p>53,136</text:p>
          </table:table-cell>
          <table:table-cell office:value-type="float" office:value="245700" table:style-name="ce33">
            <text:p>245,700</text:p>
          </table:table-cell>
          <table:table-cell office:value-type="float" office:value="50802" table:style-name="ce33">
            <text:p>50,802</text:p>
          </table:table-cell>
          <table:table-cell office:value-type="float" office:value="51461" table:style-name="ce33">
            <text:p>51,461</text:p>
          </table:table-cell>
          <table:table-cell office:value-type="float" office:value="51083" table:style-name="ce33">
            <text:p>51,083</text:p>
          </table:table-cell>
          <table:table-cell office:value-type="float" office:value="45676" table:style-name="ce33">
            <text:p>45,676</text:p>
          </table:table-cell>
          <table:table-cell office:value-type="float" office:value="46678" table:style-name="ce32">
            <text:p>46,678</text:p>
          </table:table-cell>
          <table:table-cell office:value-type="float" office:value="212999" table:style-name="ce33">
            <text:p>212,999</text:p>
          </table:table-cell>
          <table:table-cell office:value-type="float" office:value="45499" table:style-name="ce33">
            <text:p>45,499</text:p>
          </table:table-cell>
          <table:table-cell office:value-type="float" office:value="44453" table:style-name="ce33">
            <text:p>44,453</text:p>
          </table:table-cell>
          <table:table-cell office:value-type="float" office:value="41519" table:style-name="ce33">
            <text:p>41,519</text:p>
          </table:table-cell>
          <table:table-cell office:value-type="float" office:value="40283" table:style-name="ce33">
            <text:p>40,283</text:p>
          </table:table-cell>
          <table:table-cell office:value-type="float" office:value="41245" table:style-name="ce32">
            <text:p>41,245</text:p>
          </table:table-cell>
          <table:table-cell office:value-type="float" office:value="148476" table:style-name="ce33">
            <text:p>148,476</text:p>
          </table:table-cell>
          <table:table-cell office:value-type="float" office:value="35400" table:style-name="ce33">
            <text:p>35,400</text:p>
          </table:table-cell>
          <table:table-cell office:value-type="float" office:value="31795" table:style-name="ce33">
            <text:p>31,795</text:p>
          </table:table-cell>
          <table:table-cell office:value-type="float" office:value="32136" table:style-name="ce33">
            <text:p>32,136</text:p>
          </table:table-cell>
          <table:table-cell office:value-type="float" office:value="25928" table:style-name="ce33">
            <text:p>25,928</text:p>
          </table:table-cell>
          <table:table-cell office:value-type="float" office:value="23217" table:style-name="ce32">
            <text:p>23,217</text:p>
          </table:table-cell>
          <table:table-cell office:value-type="float" office:value="105900" table:style-name="ce33">
            <text:p>105,900</text:p>
          </table:table-cell>
          <table:table-cell office:value-type="float" office:value="17675" table:style-name="ce33">
            <text:p>17,675</text:p>
          </table:table-cell>
          <table:table-cell office:value-type="float" office:value="21685" table:style-name="ce33">
            <text:p>21,685</text:p>
          </table:table-cell>
          <table:table-cell office:value-type="float" office:value="22208" table:style-name="ce33">
            <text:p>22,208</text:p>
          </table:table-cell>
          <table:table-cell office:value-type="float" office:value="22498" table:style-name="ce33">
            <text:p>22,498</text:p>
          </table:table-cell>
          <table:table-cell office:value-type="float" office:value="21834" table:style-name="ce32">
            <text:p>21,834</text:p>
          </table:table-cell>
          <table:table-cell office:value-type="float" office:value="96377" table:style-name="ce33">
            <text:p>96,377</text:p>
          </table:table-cell>
          <table:table-cell office:value-type="float" office:value="22071" table:style-name="ce33">
            <text:p>22,071</text:p>
          </table:table-cell>
          <table:table-cell office:value-type="float" office:value="21113" table:style-name="ce33">
            <text:p>21,113</text:p>
          </table:table-cell>
          <table:table-cell office:value-type="float" office:value="19289" table:style-name="ce33">
            <text:p>19,289</text:p>
          </table:table-cell>
          <table:table-cell office:value-type="float" office:value="17651" table:style-name="ce33">
            <text:p>17,651</text:p>
          </table:table-cell>
          <table:table-cell office:value-type="float" office:value="16253" table:style-name="ce32">
            <text:p>16,253</text:p>
          </table:table-cell>
          <table:table-cell office:value-type="float" office:value="59283" table:style-name="ce33">
            <text:p>59,283</text:p>
          </table:table-cell>
          <table:table-cell office:value-type="float" office:value="14772" table:style-name="ce33">
            <text:p>14,772</text:p>
          </table:table-cell>
          <table:table-cell office:value-type="float" office:value="13481" table:style-name="ce33">
            <text:p>13,481</text:p>
          </table:table-cell>
          <table:table-cell office:value-type="float" office:value="11851" table:style-name="ce33">
            <text:p>11,851</text:p>
          </table:table-cell>
          <table:table-cell office:value-type="float" office:value="10174" table:style-name="ce33">
            <text:p>10,174</text:p>
          </table:table-cell>
          <table:table-cell office:value-type="float" office:value="9005" table:style-name="ce32">
            <text:p>9,005</text:p>
          </table:table-cell>
          <table:table-cell office:value-type="float" office:value="25432" table:style-name="ce33">
            <text:p>25,432</text:p>
          </table:table-cell>
          <table:table-cell office:value-type="float" office:value="7524" table:style-name="ce33">
            <text:p>7,524</text:p>
          </table:table-cell>
          <table:table-cell office:value-type="float" office:value="6266" table:style-name="ce33">
            <text:p>6,266</text:p>
          </table:table-cell>
          <table:table-cell office:value-type="float" office:value="4850" table:style-name="ce33">
            <text:p>4,850</text:p>
          </table:table-cell>
          <table:table-cell office:value-type="float" office:value="3698" table:style-name="ce33">
            <text:p>3,698</text:p>
          </table:table-cell>
          <table:table-cell office:value-type="float" office:value="3094" table:style-name="ce32">
            <text:p>3,094</text:p>
          </table:table-cell>
          <table:table-cell office:value-type="float" office:value="5826" table:style-name="ce33">
            <text:p>5,826</text:p>
          </table:table-cell>
          <table:table-cell office:value-type="float" office:value="2153" table:style-name="ce33">
            <text:p>2,153</text:p>
          </table:table-cell>
          <table:table-cell office:value-type="float" office:value="1373" table:style-name="ce33">
            <text:p>1,373</text:p>
          </table:table-cell>
          <table:table-cell office:value-type="float" office:value="1084" table:style-name="ce33">
            <text:p>1,084</text:p>
          </table:table-cell>
          <table:table-cell office:value-type="float" office:value="758" table:style-name="ce33">
            <text:p>758</text:p>
          </table:table-cell>
          <table:table-cell office:value-type="float" office:value="458" table:style-name="ce32">
            <text:p>458</text:p>
          </table:table-cell>
          <table:table-cell office:value-type="float" office:value="794" table:style-name="ce33">
            <text:p>79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355" table:style-name="ce44">
            <text:p>452,355</text:p>
          </table:table-cell>
          <table:table-cell office:value-type="float" office:value="15825" table:style-name="ce44">
            <text:p>15,825</text:p>
          </table:table-cell>
          <table:table-cell office:value-type="float" office:value="2668" table:style-name="ce44">
            <text:p>2,668</text:p>
          </table:table-cell>
          <table:table-cell office:value-type="float" office:value="2988" table:style-name="ce44">
            <text:p>2,988</text:p>
          </table:table-cell>
          <table:table-cell office:value-type="float" office:value="3109" table:style-name="ce44">
            <text:p>3,109</text:p>
          </table:table-cell>
          <table:table-cell office:value-type="float" office:value="3404" table:style-name="ce44">
            <text:p>3,404</text:p>
          </table:table-cell>
          <table:table-cell office:value-type="float" office:value="3656" table:style-name="ce44">
            <text:p>3,656</text:p>
          </table:table-cell>
          <table:table-cell office:value-type="float" office:value="18778" table:style-name="ce44">
            <text:p>18,778</text:p>
          </table:table-cell>
          <table:table-cell office:value-type="float" office:value="3729" table:style-name="ce44">
            <text:p>3,729</text:p>
          </table:table-cell>
          <table:table-cell office:value-type="float" office:value="3719" table:style-name="ce44">
            <text:p>3,719</text:p>
          </table:table-cell>
          <table:table-cell office:value-type="float" office:value="3514" table:style-name="ce44">
            <text:p>3,514</text:p>
          </table:table-cell>
          <table:table-cell office:value-type="float" office:value="4051" table:style-name="ce44">
            <text:p>4,051</text:p>
          </table:table-cell>
          <table:table-cell office:value-type="float" office:value="3765" table:style-name="ce45">
            <text:p>3,765</text:p>
          </table:table-cell>
          <table:table-cell office:value-type="float" office:value="18008" table:style-name="ce44">
            <text:p>18,008</text:p>
          </table:table-cell>
          <table:table-cell office:value-type="float" office:value="3285" table:style-name="ce44">
            <text:p>3,285</text:p>
          </table:table-cell>
          <table:table-cell office:value-type="float" office:value="3511" table:style-name="ce44">
            <text:p>3,511</text:p>
          </table:table-cell>
          <table:table-cell office:value-type="float" office:value="3709" table:style-name="ce44">
            <text:p>3,709</text:p>
          </table:table-cell>
          <table:table-cell office:value-type="float" office:value="3709" table:style-name="ce44">
            <text:p>3,709</text:p>
          </table:table-cell>
          <table:table-cell office:value-type="float" office:value="3794" table:style-name="ce45">
            <text:p>3,794</text:p>
          </table:table-cell>
          <table:table-cell office:value-type="float" office:value="22185" table:style-name="ce44">
            <text:p>22,185</text:p>
          </table:table-cell>
          <table:table-cell office:value-type="float" office:value="4012" table:style-name="ce44">
            <text:p>4,012</text:p>
          </table:table-cell>
          <table:table-cell office:value-type="float" office:value="4193" table:style-name="ce44">
            <text:p>4,193</text:p>
          </table:table-cell>
          <table:table-cell office:value-type="float" office:value="4387" table:style-name="ce44">
            <text:p>4,387</text:p>
          </table:table-cell>
          <table:table-cell office:value-type="float" office:value="4681" table:style-name="ce44">
            <text:p>4,681</text:p>
          </table:table-cell>
          <table:table-cell office:value-type="float" office:value="4912" table:style-name="ce45">
            <text:p>4,912</text:p>
          </table:table-cell>
          <table:table-cell office:value-type="float" office:value="30029" table:style-name="ce44">
            <text:p>30,029</text:p>
          </table:table-cell>
          <table:table-cell office:value-type="float" office:value="5739" table:style-name="ce44">
            <text:p>5,739</text:p>
          </table:table-cell>
          <table:table-cell office:value-type="float" office:value="5728" table:style-name="ce44">
            <text:p>5,728</text:p>
          </table:table-cell>
          <table:table-cell office:value-type="float" office:value="5446" table:style-name="ce44">
            <text:p>5,446</text:p>
          </table:table-cell>
          <table:table-cell office:value-type="float" office:value="6494" table:style-name="ce44">
            <text:p>6,494</text:p>
          </table:table-cell>
          <table:table-cell office:value-type="float" office:value="6622" table:style-name="ce45">
            <text:p>6,622</text:p>
          </table:table-cell>
          <table:table-cell office:value-type="float" office:value="33079" table:style-name="ce44">
            <text:p>33,079</text:p>
          </table:table-cell>
          <table:table-cell office:value-type="float" office:value="6791" table:style-name="ce44">
            <text:p>6,791</text:p>
          </table:table-cell>
          <table:table-cell office:value-type="float" office:value="6616" table:style-name="ce44">
            <text:p>6,616</text:p>
          </table:table-cell>
          <table:table-cell office:value-type="float" office:value="6676" table:style-name="ce44">
            <text:p>6,676</text:p>
          </table:table-cell>
          <table:table-cell office:value-type="float" office:value="6615" table:style-name="ce44">
            <text:p>6,615</text:p>
          </table:table-cell>
          <table:table-cell office:value-type="float" office:value="6381" table:style-name="ce45">
            <text:p>6,381</text:p>
          </table:table-cell>
          <table:table-cell office:value-type="float" office:value="29874" table:style-name="ce44">
            <text:p>29,874</text:p>
          </table:table-cell>
          <table:table-cell office:value-type="float" office:value="6405" table:style-name="ce44">
            <text:p>6,405</text:p>
          </table:table-cell>
          <table:table-cell office:value-type="float" office:value="6161" table:style-name="ce44">
            <text:p>6,161</text:p>
          </table:table-cell>
          <table:table-cell office:value-type="float" office:value="6242" table:style-name="ce44">
            <text:p>6,242</text:p>
          </table:table-cell>
          <table:table-cell office:value-type="float" office:value="5713" table:style-name="ce44">
            <text:p>5,713</text:p>
          </table:table-cell>
          <table:table-cell office:value-type="float" office:value="5353" table:style-name="ce45">
            <text:p>5,353</text:p>
          </table:table-cell>
          <table:table-cell office:value-type="float" office:value="32344" table:style-name="ce44">
            <text:p>32,344</text:p>
          </table:table-cell>
          <table:table-cell office:value-type="float" office:value="5820" table:style-name="ce44">
            <text:p>5,820</text:p>
          </table:table-cell>
          <table:table-cell office:value-type="float" office:value="6250" table:style-name="ce44">
            <text:p>6,250</text:p>
          </table:table-cell>
          <table:table-cell office:value-type="float" office:value="6524" table:style-name="ce44">
            <text:p>6,524</text:p>
          </table:table-cell>
          <table:table-cell office:value-type="float" office:value="6730" table:style-name="ce44">
            <text:p>6,730</text:p>
          </table:table-cell>
          <table:table-cell office:value-type="float" office:value="7020" table:style-name="ce45">
            <text:p>7,020</text:p>
          </table:table-cell>
          <table:table-cell office:value-type="float" office:value="34819" table:style-name="ce44">
            <text:p>34,819</text:p>
          </table:table-cell>
          <table:table-cell office:value-type="float" office:value="7067" table:style-name="ce44">
            <text:p>7,067</text:p>
          </table:table-cell>
          <table:table-cell office:value-type="float" office:value="6976" table:style-name="ce44">
            <text:p>6,976</text:p>
          </table:table-cell>
          <table:table-cell office:value-type="float" office:value="6905" table:style-name="ce44">
            <text:p>6,905</text:p>
          </table:table-cell>
          <table:table-cell office:value-type="float" office:value="6677" table:style-name="ce44">
            <text:p>6,677</text:p>
          </table:table-cell>
          <table:table-cell office:value-type="float" office:value="7194" table:style-name="ce45">
            <text:p>7,194</text:p>
          </table:table-cell>
          <table:table-cell office:value-type="float" office:value="32736" table:style-name="ce44">
            <text:p>32,736</text:p>
          </table:table-cell>
          <table:table-cell office:value-type="float" office:value="6475" table:style-name="ce44">
            <text:p>6,475</text:p>
          </table:table-cell>
          <table:table-cell office:value-type="float" office:value="6642" table:style-name="ce44">
            <text:p>6,642</text:p>
          </table:table-cell>
          <table:table-cell office:value-type="float" office:value="6488" table:style-name="ce44">
            <text:p>6,488</text:p>
          </table:table-cell>
          <table:table-cell office:value-type="float" office:value="6597" table:style-name="ce44">
            <text:p>6,597</text:p>
          </table:table-cell>
          <table:table-cell office:value-type="float" office:value="6534" table:style-name="ce45">
            <text:p>6,534</text:p>
          </table:table-cell>
          <table:table-cell office:value-type="float" office:value="35798" table:style-name="ce44">
            <text:p>35,798</text:p>
          </table:table-cell>
          <table:table-cell office:value-type="float" office:value="7149" table:style-name="ce44">
            <text:p>7,149</text:p>
          </table:table-cell>
          <table:table-cell office:value-type="float" office:value="7227" table:style-name="ce44">
            <text:p>7,227</text:p>
          </table:table-cell>
          <table:table-cell office:value-type="float" office:value="7163" table:style-name="ce44">
            <text:p>7,163</text:p>
          </table:table-cell>
          <table:table-cell office:value-type="float" office:value="7169" table:style-name="ce44">
            <text:p>7,169</text:p>
          </table:table-cell>
          <table:table-cell office:value-type="float" office:value="7090" table:style-name="ce45">
            <text:p>7,090</text:p>
          </table:table-cell>
          <table:table-cell office:value-type="float" office:value="36436" table:style-name="ce44">
            <text:p>36,436</text:p>
          </table:table-cell>
          <table:table-cell office:value-type="float" office:value="6937" table:style-name="ce44">
            <text:p>6,937</text:p>
          </table:table-cell>
          <table:table-cell office:value-type="float" office:value="7486" table:style-name="ce44">
            <text:p>7,486</text:p>
          </table:table-cell>
          <table:table-cell office:value-type="float" office:value="7384" table:style-name="ce44">
            <text:p>7,384</text:p>
          </table:table-cell>
          <table:table-cell office:value-type="float" office:value="7371" table:style-name="ce44">
            <text:p>7,371</text:p>
          </table:table-cell>
          <table:table-cell office:value-type="float" office:value="7258" table:style-name="ce45">
            <text:p>7,258</text:p>
          </table:table-cell>
          <table:table-cell office:value-type="float" office:value="33260" table:style-name="ce44">
            <text:p>33,260</text:p>
          </table:table-cell>
          <table:table-cell office:value-type="float" office:value="6955" table:style-name="ce44">
            <text:p>6,955</text:p>
          </table:table-cell>
          <table:table-cell office:value-type="float" office:value="7013" table:style-name="ce44">
            <text:p>7,013</text:p>
          </table:table-cell>
          <table:table-cell office:value-type="float" office:value="6856" table:style-name="ce44">
            <text:p>6,856</text:p>
          </table:table-cell>
          <table:table-cell office:value-type="float" office:value="6166" table:style-name="ce44">
            <text:p>6,166</text:p>
          </table:table-cell>
          <table:table-cell office:value-type="float" office:value="6270" table:style-name="ce45">
            <text:p>6,270</text:p>
          </table:table-cell>
          <table:table-cell office:value-type="float" office:value="27319" table:style-name="ce44">
            <text:p>27,319</text:p>
          </table:table-cell>
          <table:table-cell office:value-type="float" office:value="6031" table:style-name="ce44">
            <text:p>6,031</text:p>
          </table:table-cell>
          <table:table-cell office:value-type="float" office:value="5811" table:style-name="ce44">
            <text:p>5,811</text:p>
          </table:table-cell>
          <table:table-cell office:value-type="float" office:value="5329" table:style-name="ce44">
            <text:p>5,329</text:p>
          </table:table-cell>
          <table:table-cell office:value-type="float" office:value="4950" table:style-name="ce44">
            <text:p>4,950</text:p>
          </table:table-cell>
          <table:table-cell office:value-type="float" office:value="5198" table:style-name="ce45">
            <text:p>5,198</text:p>
          </table:table-cell>
          <table:table-cell office:value-type="float" office:value="17515" table:style-name="ce44">
            <text:p>17,515</text:p>
          </table:table-cell>
          <table:table-cell office:value-type="float" office:value="4347" table:style-name="ce44">
            <text:p>4,347</text:p>
          </table:table-cell>
          <table:table-cell office:value-type="float" office:value="3728" table:style-name="ce44">
            <text:p>3,728</text:p>
          </table:table-cell>
          <table:table-cell office:value-type="float" office:value="3820" table:style-name="ce44">
            <text:p>3,820</text:p>
          </table:table-cell>
          <table:table-cell office:value-type="float" office:value="2907" table:style-name="ce44">
            <text:p>2,907</text:p>
          </table:table-cell>
          <table:table-cell office:value-type="float" office:value="2713" table:style-name="ce45">
            <text:p>2,713</text:p>
          </table:table-cell>
          <table:table-cell office:value-type="float" office:value="12888" table:style-name="ce44">
            <text:p>12,888</text:p>
          </table:table-cell>
          <table:table-cell office:value-type="float" office:value="1988" table:style-name="ce44">
            <text:p>1,988</text:p>
          </table:table-cell>
          <table:table-cell office:value-type="float" office:value="2677" table:style-name="ce44">
            <text:p>2,677</text:p>
          </table:table-cell>
          <table:table-cell office:value-type="float" office:value="2736" table:style-name="ce44">
            <text:p>2,736</text:p>
          </table:table-cell>
          <table:table-cell office:value-type="float" office:value="2797" table:style-name="ce44">
            <text:p>2,797</text:p>
          </table:table-cell>
          <table:table-cell office:value-type="float" office:value="2690" table:style-name="ce45">
            <text:p>2,690</text:p>
          </table:table-cell>
          <table:table-cell office:value-type="float" office:value="11667" table:style-name="ce44">
            <text:p>11,667</text:p>
          </table:table-cell>
          <table:table-cell office:value-type="float" office:value="2779" table:style-name="ce44">
            <text:p>2,779</text:p>
          </table:table-cell>
          <table:table-cell office:value-type="float" office:value="2599" table:style-name="ce44">
            <text:p>2,599</text:p>
          </table:table-cell>
          <table:table-cell office:value-type="float" office:value="2300" table:style-name="ce44">
            <text:p>2,300</text:p>
          </table:table-cell>
          <table:table-cell office:value-type="float" office:value="2133" table:style-name="ce44">
            <text:p>2,133</text:p>
          </table:table-cell>
          <table:table-cell office:value-type="float" office:value="1856" table:style-name="ce45">
            <text:p>1,856</text:p>
          </table:table-cell>
          <table:table-cell office:value-type="float" office:value="6435" table:style-name="ce44">
            <text:p>6,435</text:p>
          </table:table-cell>
          <table:table-cell office:value-type="float" office:value="1641" table:style-name="ce44">
            <text:p>1,641</text:p>
          </table:table-cell>
          <table:table-cell office:value-type="float" office:value="1477" table:style-name="ce44">
            <text:p>1,477</text:p>
          </table:table-cell>
          <table:table-cell office:value-type="float" office:value="1277" table:style-name="ce44">
            <text:p>1,277</text:p>
          </table:table-cell>
          <table:table-cell office:value-type="float" office:value="1071" table:style-name="ce44">
            <text:p>1,071</text:p>
          </table:table-cell>
          <table:table-cell office:value-type="float" office:value="969" table:style-name="ce45">
            <text:p>969</text:p>
          </table:table-cell>
          <table:table-cell office:value-type="float" office:value="2688" table:style-name="ce44">
            <text:p>2,688</text:p>
          </table:table-cell>
          <table:table-cell office:value-type="float" office:value="854" table:style-name="ce44">
            <text:p>854</text:p>
          </table:table-cell>
          <table:table-cell office:value-type="float" office:value="617" table:style-name="ce44">
            <text:p>617</text:p>
          </table:table-cell>
          <table:table-cell office:value-type="float" office:value="510" table:style-name="ce44">
            <text:p>510</text:p>
          </table:table-cell>
          <table:table-cell office:value-type="float" office:value="386" table:style-name="ce44">
            <text:p>386</text:p>
          </table:table-cell>
          <table:table-cell office:value-type="float" office:value="321" table:style-name="ce45">
            <text:p>321</text:p>
          </table:table-cell>
          <table:table-cell office:value-type="float" office:value="593" table:style-name="ce44">
            <text:p>593</text:p>
          </table:table-cell>
          <table:table-cell office:value-type="float" office:value="221" table:style-name="ce44">
            <text:p>221</text:p>
          </table:table-cell>
          <table:table-cell office:value-type="float" office:value="134" table:style-name="ce44">
            <text:p>134</text:p>
          </table:table-cell>
          <table:table-cell office:value-type="float" office:value="106" table:style-name="ce44">
            <text:p>106</text:p>
          </table:table-cell>
          <table:table-cell office:value-type="float" office:value="84" table:style-name="ce44">
            <text:p>84</text:p>
          </table:table-cell>
          <table:table-cell office:value-type="float" office:value="48" table:style-name="ce45">
            <text:p>48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895" table:style-name="ce44">
            <text:p>227,895</text:p>
          </table:table-cell>
          <table:table-cell office:value-type="float" office:value="8127" table:style-name="ce44">
            <text:p>8,127</text:p>
          </table:table-cell>
          <table:table-cell office:value-type="float" office:value="1373" table:style-name="ce46">
            <text:p>1,373</text:p>
          </table:table-cell>
          <table:table-cell office:value-type="float" office:value="1546" table:style-name="ce46">
            <text:p>1,546</text:p>
          </table:table-cell>
          <table:table-cell office:value-type="float" office:value="1575" table:style-name="ce46">
            <text:p>1,575</text:p>
          </table:table-cell>
          <table:table-cell office:value-type="float" office:value="1753" table:style-name="ce46">
            <text:p>1,753</text:p>
          </table:table-cell>
          <table:table-cell office:value-type="float" office:value="1880" table:style-name="ce46">
            <text:p>1,880</text:p>
          </table:table-cell>
          <table:table-cell office:value-type="float" office:value="9808" table:style-name="ce46">
            <text:p>9,808</text:p>
          </table:table-cell>
          <table:table-cell office:value-type="float" office:value="1930" table:style-name="ce46">
            <text:p>1,930</text:p>
          </table:table-cell>
          <table:table-cell office:value-type="float" office:value="1924" table:style-name="ce46">
            <text:p>1,924</text:p>
          </table:table-cell>
          <table:table-cell office:value-type="float" office:value="1844" table:style-name="ce46">
            <text:p>1,844</text:p>
          </table:table-cell>
          <table:table-cell office:value-type="float" office:value="2142" table:style-name="ce46">
            <text:p>2,142</text:p>
          </table:table-cell>
          <table:table-cell office:value-type="float" office:value="1968" table:style-name="ce47">
            <text:p>1,968</text:p>
          </table:table-cell>
          <table:table-cell office:value-type="float" office:value="9319" table:style-name="ce46">
            <text:p>9,319</text:p>
          </table:table-cell>
          <table:table-cell office:value-type="float" office:value="1690" table:style-name="ce46">
            <text:p>1,690</text:p>
          </table:table-cell>
          <table:table-cell office:value-type="float" office:value="1811" table:style-name="ce46">
            <text:p>1,811</text:p>
          </table:table-cell>
          <table:table-cell office:value-type="float" office:value="1952" table:style-name="ce46">
            <text:p>1,952</text:p>
          </table:table-cell>
          <table:table-cell office:value-type="float" office:value="1909" table:style-name="ce46">
            <text:p>1,909</text:p>
          </table:table-cell>
          <table:table-cell office:value-type="float" office:value="1957" table:style-name="ce47">
            <text:p>1,957</text:p>
          </table:table-cell>
          <table:table-cell office:value-type="float" office:value="11513" table:style-name="ce46">
            <text:p>11,513</text:p>
          </table:table-cell>
          <table:table-cell office:value-type="float" office:value="2079" table:style-name="ce46">
            <text:p>2,079</text:p>
          </table:table-cell>
          <table:table-cell office:value-type="float" office:value="2154" table:style-name="ce46">
            <text:p>2,154</text:p>
          </table:table-cell>
          <table:table-cell office:value-type="float" office:value="2308" table:style-name="ce46">
            <text:p>2,308</text:p>
          </table:table-cell>
          <table:table-cell office:value-type="float" office:value="2487" table:style-name="ce46">
            <text:p>2,487</text:p>
          </table:table-cell>
          <table:table-cell office:value-type="float" office:value="2485" table:style-name="ce47">
            <text:p>2,485</text:p>
          </table:table-cell>
          <table:table-cell office:value-type="float" office:value="15723" table:style-name="ce46">
            <text:p>15,723</text:p>
          </table:table-cell>
          <table:table-cell office:value-type="float" office:value="3022" table:style-name="ce46">
            <text:p>3,022</text:p>
          </table:table-cell>
          <table:table-cell office:value-type="float" office:value="2990" table:style-name="ce46">
            <text:p>2,990</text:p>
          </table:table-cell>
          <table:table-cell office:value-type="float" office:value="2814" table:style-name="ce46">
            <text:p>2,814</text:p>
          </table:table-cell>
          <table:table-cell office:value-type="float" office:value="3398" table:style-name="ce46">
            <text:p>3,398</text:p>
          </table:table-cell>
          <table:table-cell office:value-type="float" office:value="3499" table:style-name="ce47">
            <text:p>3,499</text:p>
          </table:table-cell>
          <table:table-cell office:value-type="float" office:value="17256" table:style-name="ce46">
            <text:p>17,256</text:p>
          </table:table-cell>
          <table:table-cell office:value-type="float" office:value="3583" table:style-name="ce46">
            <text:p>3,583</text:p>
          </table:table-cell>
          <table:table-cell office:value-type="float" office:value="3441" table:style-name="ce46">
            <text:p>3,441</text:p>
          </table:table-cell>
          <table:table-cell office:value-type="float" office:value="3432" table:style-name="ce46">
            <text:p>3,432</text:p>
          </table:table-cell>
          <table:table-cell office:value-type="float" office:value="3439" table:style-name="ce46">
            <text:p>3,439</text:p>
          </table:table-cell>
          <table:table-cell office:value-type="float" office:value="3361" table:style-name="ce47">
            <text:p>3,361</text:p>
          </table:table-cell>
          <table:table-cell office:value-type="float" office:value="15871" table:style-name="ce46">
            <text:p>15,871</text:p>
          </table:table-cell>
          <table:table-cell office:value-type="float" office:value="3470" table:style-name="ce46">
            <text:p>3,470</text:p>
          </table:table-cell>
          <table:table-cell office:value-type="float" office:value="3248" table:style-name="ce46">
            <text:p>3,248</text:p>
          </table:table-cell>
          <table:table-cell office:value-type="float" office:value="3286" table:style-name="ce46">
            <text:p>3,286</text:p>
          </table:table-cell>
          <table:table-cell office:value-type="float" office:value="3074" table:style-name="ce46">
            <text:p>3,074</text:p>
          </table:table-cell>
          <table:table-cell office:value-type="float" office:value="2793" table:style-name="ce47">
            <text:p>2,793</text:p>
          </table:table-cell>
          <table:table-cell office:value-type="float" office:value="16474" table:style-name="ce46">
            <text:p>16,474</text:p>
          </table:table-cell>
          <table:table-cell office:value-type="float" office:value="3041" table:style-name="ce46">
            <text:p>3,041</text:p>
          </table:table-cell>
          <table:table-cell office:value-type="float" office:value="3171" table:style-name="ce46">
            <text:p>3,171</text:p>
          </table:table-cell>
          <table:table-cell office:value-type="float" office:value="3312" table:style-name="ce46">
            <text:p>3,312</text:p>
          </table:table-cell>
          <table:table-cell office:value-type="float" office:value="3462" table:style-name="ce46">
            <text:p>3,462</text:p>
          </table:table-cell>
          <table:table-cell office:value-type="float" office:value="3488" table:style-name="ce47">
            <text:p>3,488</text:p>
          </table:table-cell>
          <table:table-cell office:value-type="float" office:value="17553" table:style-name="ce46">
            <text:p>17,553</text:p>
          </table:table-cell>
          <table:table-cell office:value-type="float" office:value="3582" table:style-name="ce46">
            <text:p>3,582</text:p>
          </table:table-cell>
          <table:table-cell office:value-type="float" office:value="3516" table:style-name="ce46">
            <text:p>3,516</text:p>
          </table:table-cell>
          <table:table-cell office:value-type="float" office:value="3433" table:style-name="ce46">
            <text:p>3,433</text:p>
          </table:table-cell>
          <table:table-cell office:value-type="float" office:value="3402" table:style-name="ce46">
            <text:p>3,402</text:p>
          </table:table-cell>
          <table:table-cell office:value-type="float" office:value="3620" table:style-name="ce47">
            <text:p>3,620</text:p>
          </table:table-cell>
          <table:table-cell office:value-type="float" office:value="16303" table:style-name="ce46">
            <text:p>16,303</text:p>
          </table:table-cell>
          <table:table-cell office:value-type="float" office:value="3169" table:style-name="ce46">
            <text:p>3,169</text:p>
          </table:table-cell>
          <table:table-cell office:value-type="float" office:value="3321" table:style-name="ce46">
            <text:p>3,321</text:p>
          </table:table-cell>
          <table:table-cell office:value-type="float" office:value="3218" table:style-name="ce46">
            <text:p>3,218</text:p>
          </table:table-cell>
          <table:table-cell office:value-type="float" office:value="3316" table:style-name="ce46">
            <text:p>3,316</text:p>
          </table:table-cell>
          <table:table-cell office:value-type="float" office:value="3279" table:style-name="ce47">
            <text:p>3,279</text:p>
          </table:table-cell>
          <table:table-cell office:value-type="float" office:value="18312" table:style-name="ce46">
            <text:p>18,312</text:p>
          </table:table-cell>
          <table:table-cell office:value-type="float" office:value="3609" table:style-name="ce46">
            <text:p>3,609</text:p>
          </table:table-cell>
          <table:table-cell office:value-type="float" office:value="3725" table:style-name="ce46">
            <text:p>3,725</text:p>
          </table:table-cell>
          <table:table-cell office:value-type="float" office:value="3660" table:style-name="ce46">
            <text:p>3,660</text:p>
          </table:table-cell>
          <table:table-cell office:value-type="float" office:value="3663" table:style-name="ce46">
            <text:p>3,663</text:p>
          </table:table-cell>
          <table:table-cell office:value-type="float" office:value="3655" table:style-name="ce47">
            <text:p>3,655</text:p>
          </table:table-cell>
          <table:table-cell office:value-type="float" office:value="18442" table:style-name="ce46">
            <text:p>18,442</text:p>
          </table:table-cell>
          <table:table-cell office:value-type="float" office:value="3467" table:style-name="ce46">
            <text:p>3,467</text:p>
          </table:table-cell>
          <table:table-cell office:value-type="float" office:value="3880" table:style-name="ce46">
            <text:p>3,880</text:p>
          </table:table-cell>
          <table:table-cell office:value-type="float" office:value="3713" table:style-name="ce46">
            <text:p>3,713</text:p>
          </table:table-cell>
          <table:table-cell office:value-type="float" office:value="3731" table:style-name="ce46">
            <text:p>3,731</text:p>
          </table:table-cell>
          <table:table-cell office:value-type="float" office:value="3651" table:style-name="ce47">
            <text:p>3,651</text:p>
          </table:table-cell>
          <table:table-cell office:value-type="float" office:value="16569" table:style-name="ce46">
            <text:p>16,569</text:p>
          </table:table-cell>
          <table:table-cell office:value-type="float" office:value="3484" table:style-name="ce46">
            <text:p>3,484</text:p>
          </table:table-cell>
          <table:table-cell office:value-type="float" office:value="3516" table:style-name="ce46">
            <text:p>3,516</text:p>
          </table:table-cell>
          <table:table-cell office:value-type="float" office:value="3371" table:style-name="ce46">
            <text:p>3,371</text:p>
          </table:table-cell>
          <table:table-cell office:value-type="float" office:value="3017" table:style-name="ce46">
            <text:p>3,017</text:p>
          </table:table-cell>
          <table:table-cell office:value-type="float" office:value="3181" table:style-name="ce47">
            <text:p>3,181</text:p>
          </table:table-cell>
          <table:table-cell office:value-type="float" office:value="13415" table:style-name="ce46">
            <text:p>13,415</text:p>
          </table:table-cell>
          <table:table-cell office:value-type="float" office:value="3014" table:style-name="ce46">
            <text:p>3,014</text:p>
          </table:table-cell>
          <table:table-cell office:value-type="float" office:value="2897" table:style-name="ce46">
            <text:p>2,897</text:p>
          </table:table-cell>
          <table:table-cell office:value-type="float" office:value="2575" table:style-name="ce46">
            <text:p>2,575</text:p>
          </table:table-cell>
          <table:table-cell office:value-type="float" office:value="2433" table:style-name="ce46">
            <text:p>2,433</text:p>
          </table:table-cell>
          <table:table-cell office:value-type="float" office:value="2496" table:style-name="ce47">
            <text:p>2,496</text:p>
          </table:table-cell>
          <table:table-cell office:value-type="float" office:value="8385" table:style-name="ce46">
            <text:p>8,385</text:p>
          </table:table-cell>
          <table:table-cell office:value-type="float" office:value="2138" table:style-name="ce46">
            <text:p>2,138</text:p>
          </table:table-cell>
          <table:table-cell office:value-type="float" office:value="1796" table:style-name="ce46">
            <text:p>1,796</text:p>
          </table:table-cell>
          <table:table-cell office:value-type="float" office:value="1776" table:style-name="ce46">
            <text:p>1,776</text:p>
          </table:table-cell>
          <table:table-cell office:value-type="float" office:value="1373" table:style-name="ce46">
            <text:p>1,373</text:p>
          </table:table-cell>
          <table:table-cell office:value-type="float" office:value="1302" table:style-name="ce47">
            <text:p>1,302</text:p>
          </table:table-cell>
          <table:table-cell office:value-type="float" office:value="5868" table:style-name="ce46">
            <text:p>5,868</text:p>
          </table:table-cell>
          <table:table-cell office:value-type="float" office:value="947" table:style-name="ce46">
            <text:p>947</text:p>
          </table:table-cell>
          <table:table-cell office:value-type="float" office:value="1201" table:style-name="ce46">
            <text:p>1,201</text:p>
          </table:table-cell>
          <table:table-cell office:value-type="float" office:value="1315" table:style-name="ce46">
            <text:p>1,315</text:p>
          </table:table-cell>
          <table:table-cell office:value-type="float" office:value="1250" table:style-name="ce46">
            <text:p>1,250</text:p>
          </table:table-cell>
          <table:table-cell office:value-type="float" office:value="1155" table:style-name="ce47">
            <text:p>1,155</text:p>
          </table:table-cell>
          <table:table-cell office:value-type="float" office:value="5050" table:style-name="ce46">
            <text:p>5,050</text:p>
          </table:table-cell>
          <table:table-cell office:value-type="float" office:value="1236" table:style-name="ce46">
            <text:p>1,236</text:p>
          </table:table-cell>
          <table:table-cell office:value-type="float" office:value="1170" table:style-name="ce46">
            <text:p>1,170</text:p>
          </table:table-cell>
          <table:table-cell office:value-type="float" office:value="1004" table:style-name="ce46">
            <text:p>1,004</text:p>
          </table:table-cell>
          <table:table-cell office:value-type="float" office:value="894" table:style-name="ce46">
            <text:p>894</text:p>
          </table:table-cell>
          <table:table-cell office:value-type="float" office:value="746" table:style-name="ce47">
            <text:p>746</text:p>
          </table:table-cell>
          <table:table-cell office:value-type="float" office:value="2604" table:style-name="ce46">
            <text:p>2,604</text:p>
          </table:table-cell>
          <table:table-cell office:value-type="float" office:value="681" table:style-name="ce46">
            <text:p>681</text:p>
          </table:table-cell>
          <table:table-cell office:value-type="float" office:value="596" table:style-name="ce46">
            <text:p>596</text:p>
          </table:table-cell>
          <table:table-cell office:value-type="float" office:value="540" table:style-name="ce46">
            <text:p>540</text:p>
          </table:table-cell>
          <table:table-cell office:value-type="float" office:value="422" table:style-name="ce46">
            <text:p>422</text:p>
          </table:table-cell>
          <table:table-cell office:value-type="float" office:value="365" table:style-name="ce47">
            <text:p>365</text:p>
          </table:table-cell>
          <table:table-cell office:value-type="float" office:value="1060" table:style-name="ce46">
            <text:p>1,060</text:p>
          </table:table-cell>
          <table:table-cell office:value-type="float" office:value="334" table:style-name="ce46">
            <text:p>334</text:p>
          </table:table-cell>
          <table:table-cell office:value-type="float" office:value="237" table:style-name="ce46">
            <text:p>237</text:p>
          </table:table-cell>
          <table:table-cell office:value-type="float" office:value="205" table:style-name="ce46">
            <text:p>205</text:p>
          </table:table-cell>
          <table:table-cell office:value-type="float" office:value="177" table:style-name="ce46">
            <text:p>177</text:p>
          </table:table-cell>
          <table:table-cell office:value-type="float" office:value="107" table:style-name="ce47">
            <text:p>107</text:p>
          </table:table-cell>
          <table:table-cell office:value-type="float" office:value="219" table:style-name="ce46">
            <text:p>219</text:p>
          </table:table-cell>
          <table:table-cell office:value-type="float" office:value="87" table:style-name="ce46">
            <text:p>87</text:p>
          </table:table-cell>
          <table:table-cell office:value-type="float" office:value="61" table:style-name="ce46">
            <text:p>61</text:p>
          </table:table-cell>
          <table:table-cell office:value-type="float" office:value="30" table:style-name="ce46">
            <text:p>30</text:p>
          </table:table-cell>
          <table:table-cell office:value-type="float" office:value="22" table:style-name="ce46">
            <text:p>22</text:p>
          </table:table-cell>
          <table:table-cell office:value-type="float" office:value="19" table:style-name="ce47">
            <text:p>19</text:p>
          </table:table-cell>
          <table:table-cell office:value-type="float" office:value="24" table:style-name="ce46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460" table:style-name="ce48">
            <text:p>224,460</text:p>
          </table:table-cell>
          <table:table-cell office:value-type="float" office:value="7698" table:style-name="ce49">
            <text:p>7,698</text:p>
          </table:table-cell>
          <table:table-cell office:value-type="float" office:value="1295" table:style-name="ce50">
            <text:p>1,295</text:p>
          </table:table-cell>
          <table:table-cell office:value-type="float" office:value="1442" table:style-name="ce50">
            <text:p>1,442</text:p>
          </table:table-cell>
          <table:table-cell office:value-type="float" office:value="1534" table:style-name="ce50">
            <text:p>1,534</text:p>
          </table:table-cell>
          <table:table-cell office:value-type="float" office:value="1651" table:style-name="ce50">
            <text:p>1,651</text:p>
          </table:table-cell>
          <table:table-cell office:value-type="float" office:value="1776" table:style-name="ce50">
            <text:p>1,776</text:p>
          </table:table-cell>
          <table:table-cell office:value-type="float" office:value="8970" table:style-name="ce50">
            <text:p>8,970</text:p>
          </table:table-cell>
          <table:table-cell office:value-type="float" office:value="1799" table:style-name="ce50">
            <text:p>1,799</text:p>
          </table:table-cell>
          <table:table-cell office:value-type="float" office:value="1795" table:style-name="ce50">
            <text:p>1,795</text:p>
          </table:table-cell>
          <table:table-cell office:value-type="float" office:value="1670" table:style-name="ce50">
            <text:p>1,670</text:p>
          </table:table-cell>
          <table:table-cell office:value-type="float" office:value="1909" table:style-name="ce50">
            <text:p>1,909</text:p>
          </table:table-cell>
          <table:table-cell office:value-type="float" office:value="1797" table:style-name="ce51">
            <text:p>1,797</text:p>
          </table:table-cell>
          <table:table-cell office:value-type="float" office:value="8689" table:style-name="ce50">
            <text:p>8,689</text:p>
          </table:table-cell>
          <table:table-cell office:value-type="float" office:value="1595" table:style-name="ce50">
            <text:p>1,595</text:p>
          </table:table-cell>
          <table:table-cell office:value-type="float" office:value="1700" table:style-name="ce50">
            <text:p>1,700</text:p>
          </table:table-cell>
          <table:table-cell office:value-type="float" office:value="1757" table:style-name="ce50">
            <text:p>1,757</text:p>
          </table:table-cell>
          <table:table-cell office:value-type="float" office:value="1800" table:style-name="ce50">
            <text:p>1,800</text:p>
          </table:table-cell>
          <table:table-cell office:value-type="float" office:value="1837" table:style-name="ce51">
            <text:p>1,837</text:p>
          </table:table-cell>
          <table:table-cell office:value-type="float" office:value="10672" table:style-name="ce50">
            <text:p>10,672</text:p>
          </table:table-cell>
          <table:table-cell office:value-type="float" office:value="1933" table:style-name="ce50">
            <text:p>1,933</text:p>
          </table:table-cell>
          <table:table-cell office:value-type="float" office:value="2039" table:style-name="ce50">
            <text:p>2,039</text:p>
          </table:table-cell>
          <table:table-cell office:value-type="float" office:value="2079" table:style-name="ce50">
            <text:p>2,079</text:p>
          </table:table-cell>
          <table:table-cell office:value-type="float" office:value="2194" table:style-name="ce50">
            <text:p>2,194</text:p>
          </table:table-cell>
          <table:table-cell office:value-type="float" office:value="2427" table:style-name="ce51">
            <text:p>2,427</text:p>
          </table:table-cell>
          <table:table-cell office:value-type="float" office:value="14306" table:style-name="ce50">
            <text:p>14,306</text:p>
          </table:table-cell>
          <table:table-cell office:value-type="float" office:value="2717" table:style-name="ce50">
            <text:p>2,717</text:p>
          </table:table-cell>
          <table:table-cell office:value-type="float" office:value="2738" table:style-name="ce50">
            <text:p>2,738</text:p>
          </table:table-cell>
          <table:table-cell office:value-type="float" office:value="2632" table:style-name="ce50">
            <text:p>2,632</text:p>
          </table:table-cell>
          <table:table-cell office:value-type="float" office:value="3096" table:style-name="ce50">
            <text:p>3,096</text:p>
          </table:table-cell>
          <table:table-cell office:value-type="float" office:value="3123" table:style-name="ce51">
            <text:p>3,123</text:p>
          </table:table-cell>
          <table:table-cell office:value-type="float" office:value="15823" table:style-name="ce50">
            <text:p>15,823</text:p>
          </table:table-cell>
          <table:table-cell office:value-type="float" office:value="3208" table:style-name="ce50">
            <text:p>3,208</text:p>
          </table:table-cell>
          <table:table-cell office:value-type="float" office:value="3175" table:style-name="ce50">
            <text:p>3,175</text:p>
          </table:table-cell>
          <table:table-cell office:value-type="float" office:value="3244" table:style-name="ce50">
            <text:p>3,244</text:p>
          </table:table-cell>
          <table:table-cell office:value-type="float" office:value="3176" table:style-name="ce50">
            <text:p>3,176</text:p>
          </table:table-cell>
          <table:table-cell office:value-type="float" office:value="3020" table:style-name="ce51">
            <text:p>3,020</text:p>
          </table:table-cell>
          <table:table-cell office:value-type="float" office:value="14003" table:style-name="ce50">
            <text:p>14,003</text:p>
          </table:table-cell>
          <table:table-cell office:value-type="float" office:value="2935" table:style-name="ce50">
            <text:p>2,935</text:p>
          </table:table-cell>
          <table:table-cell office:value-type="float" office:value="2913" table:style-name="ce50">
            <text:p>2,913</text:p>
          </table:table-cell>
          <table:table-cell office:value-type="float" office:value="2956" table:style-name="ce50">
            <text:p>2,956</text:p>
          </table:table-cell>
          <table:table-cell office:value-type="float" office:value="2639" table:style-name="ce50">
            <text:p>2,639</text:p>
          </table:table-cell>
          <table:table-cell office:value-type="float" office:value="2560" table:style-name="ce51">
            <text:p>2,560</text:p>
          </table:table-cell>
          <table:table-cell office:value-type="float" office:value="15870" table:style-name="ce50">
            <text:p>15,870</text:p>
          </table:table-cell>
          <table:table-cell office:value-type="float" office:value="2779" table:style-name="ce50">
            <text:p>2,779</text:p>
          </table:table-cell>
          <table:table-cell office:value-type="float" office:value="3079" table:style-name="ce50">
            <text:p>3,079</text:p>
          </table:table-cell>
          <table:table-cell office:value-type="float" office:value="3212" table:style-name="ce50">
            <text:p>3,212</text:p>
          </table:table-cell>
          <table:table-cell office:value-type="float" office:value="3268" table:style-name="ce50">
            <text:p>3,268</text:p>
          </table:table-cell>
          <table:table-cell office:value-type="float" office:value="3532" table:style-name="ce51">
            <text:p>3,532</text:p>
          </table:table-cell>
          <table:table-cell office:value-type="float" office:value="17266" table:style-name="ce50">
            <text:p>17,266</text:p>
          </table:table-cell>
          <table:table-cell office:value-type="float" office:value="3485" table:style-name="ce50">
            <text:p>3,485</text:p>
          </table:table-cell>
          <table:table-cell office:value-type="float" office:value="3460" table:style-name="ce50">
            <text:p>3,460</text:p>
          </table:table-cell>
          <table:table-cell office:value-type="float" office:value="3472" table:style-name="ce50">
            <text:p>3,472</text:p>
          </table:table-cell>
          <table:table-cell office:value-type="float" office:value="3275" table:style-name="ce50">
            <text:p>3,275</text:p>
          </table:table-cell>
          <table:table-cell office:value-type="float" office:value="3574" table:style-name="ce51">
            <text:p>3,574</text:p>
          </table:table-cell>
          <table:table-cell office:value-type="float" office:value="16433" table:style-name="ce50">
            <text:p>16,433</text:p>
          </table:table-cell>
          <table:table-cell office:value-type="float" office:value="3306" table:style-name="ce50">
            <text:p>3,306</text:p>
          </table:table-cell>
          <table:table-cell office:value-type="float" office:value="3321" table:style-name="ce50">
            <text:p>3,321</text:p>
          </table:table-cell>
          <table:table-cell office:value-type="float" office:value="3270" table:style-name="ce50">
            <text:p>3,270</text:p>
          </table:table-cell>
          <table:table-cell office:value-type="float" office:value="3281" table:style-name="ce50">
            <text:p>3,281</text:p>
          </table:table-cell>
          <table:table-cell office:value-type="float" office:value="3255" table:style-name="ce51">
            <text:p>3,255</text:p>
          </table:table-cell>
          <table:table-cell office:value-type="float" office:value="17486" table:style-name="ce50">
            <text:p>17,486</text:p>
          </table:table-cell>
          <table:table-cell office:value-type="float" office:value="3540" table:style-name="ce50">
            <text:p>3,540</text:p>
          </table:table-cell>
          <table:table-cell office:value-type="float" office:value="3502" table:style-name="ce50">
            <text:p>3,502</text:p>
          </table:table-cell>
          <table:table-cell office:value-type="float" office:value="3503" table:style-name="ce50">
            <text:p>3,503</text:p>
          </table:table-cell>
          <table:table-cell office:value-type="float" office:value="3506" table:style-name="ce50">
            <text:p>3,506</text:p>
          </table:table-cell>
          <table:table-cell office:value-type="float" office:value="3435" table:style-name="ce51">
            <text:p>3,435</text:p>
          </table:table-cell>
          <table:table-cell office:value-type="float" office:value="17994" table:style-name="ce50">
            <text:p>17,994</text:p>
          </table:table-cell>
          <table:table-cell office:value-type="float" office:value="3470" table:style-name="ce50">
            <text:p>3,470</text:p>
          </table:table-cell>
          <table:table-cell office:value-type="float" office:value="3606" table:style-name="ce50">
            <text:p>3,606</text:p>
          </table:table-cell>
          <table:table-cell office:value-type="float" office:value="3671" table:style-name="ce50">
            <text:p>3,671</text:p>
          </table:table-cell>
          <table:table-cell office:value-type="float" office:value="3640" table:style-name="ce50">
            <text:p>3,640</text:p>
          </table:table-cell>
          <table:table-cell office:value-type="float" office:value="3607" table:style-name="ce51">
            <text:p>3,607</text:p>
          </table:table-cell>
          <table:table-cell office:value-type="float" office:value="16691" table:style-name="ce50">
            <text:p>16,691</text:p>
          </table:table-cell>
          <table:table-cell office:value-type="float" office:value="3471" table:style-name="ce50">
            <text:p>3,471</text:p>
          </table:table-cell>
          <table:table-cell office:value-type="float" office:value="3497" table:style-name="ce50">
            <text:p>3,497</text:p>
          </table:table-cell>
          <table:table-cell office:value-type="float" office:value="3485" table:style-name="ce50">
            <text:p>3,485</text:p>
          </table:table-cell>
          <table:table-cell office:value-type="float" office:value="3149" table:style-name="ce50">
            <text:p>3,149</text:p>
          </table:table-cell>
          <table:table-cell office:value-type="float" office:value="3089" table:style-name="ce51">
            <text:p>3,089</text:p>
          </table:table-cell>
          <table:table-cell office:value-type="float" office:value="13904" table:style-name="ce50">
            <text:p>13,904</text:p>
          </table:table-cell>
          <table:table-cell office:value-type="float" office:value="3017" table:style-name="ce50">
            <text:p>3,017</text:p>
          </table:table-cell>
          <table:table-cell office:value-type="float" office:value="2914" table:style-name="ce50">
            <text:p>2,914</text:p>
          </table:table-cell>
          <table:table-cell office:value-type="float" office:value="2754" table:style-name="ce50">
            <text:p>2,754</text:p>
          </table:table-cell>
          <table:table-cell office:value-type="float" office:value="2517" table:style-name="ce50">
            <text:p>2,517</text:p>
          </table:table-cell>
          <table:table-cell office:value-type="float" office:value="2702" table:style-name="ce51">
            <text:p>2,702</text:p>
          </table:table-cell>
          <table:table-cell office:value-type="float" office:value="9130" table:style-name="ce50">
            <text:p>9,130</text:p>
          </table:table-cell>
          <table:table-cell office:value-type="float" office:value="2209" table:style-name="ce50">
            <text:p>2,209</text:p>
          </table:table-cell>
          <table:table-cell office:value-type="float" office:value="1932" table:style-name="ce50">
            <text:p>1,932</text:p>
          </table:table-cell>
          <table:table-cell office:value-type="float" office:value="2044" table:style-name="ce50">
            <text:p>2,044</text:p>
          </table:table-cell>
          <table:table-cell office:value-type="float" office:value="1534" table:style-name="ce50">
            <text:p>1,534</text:p>
          </table:table-cell>
          <table:table-cell office:value-type="float" office:value="1411" table:style-name="ce51">
            <text:p>1,411</text:p>
          </table:table-cell>
          <table:table-cell office:value-type="float" office:value="7020" table:style-name="ce50">
            <text:p>7,020</text:p>
          </table:table-cell>
          <table:table-cell office:value-type="float" office:value="1041" table:style-name="ce50">
            <text:p>1,041</text:p>
          </table:table-cell>
          <table:table-cell office:value-type="float" office:value="1476" table:style-name="ce50">
            <text:p>1,476</text:p>
          </table:table-cell>
          <table:table-cell office:value-type="float" office:value="1421" table:style-name="ce50">
            <text:p>1,421</text:p>
          </table:table-cell>
          <table:table-cell office:value-type="float" office:value="1547" table:style-name="ce50">
            <text:p>1,547</text:p>
          </table:table-cell>
          <table:table-cell office:value-type="float" office:value="1535" table:style-name="ce51">
            <text:p>1,535</text:p>
          </table:table-cell>
          <table:table-cell office:value-type="float" office:value="6617" table:style-name="ce50">
            <text:p>6,617</text:p>
          </table:table-cell>
          <table:table-cell office:value-type="float" office:value="1543" table:style-name="ce50">
            <text:p>1,543</text:p>
          </table:table-cell>
          <table:table-cell office:value-type="float" office:value="1429" table:style-name="ce50">
            <text:p>1,429</text:p>
          </table:table-cell>
          <table:table-cell office:value-type="float" office:value="1296" table:style-name="ce50">
            <text:p>1,296</text:p>
          </table:table-cell>
          <table:table-cell office:value-type="float" office:value="1239" table:style-name="ce50">
            <text:p>1,239</text:p>
          </table:table-cell>
          <table:table-cell office:value-type="float" office:value="1110" table:style-name="ce51">
            <text:p>1,110</text:p>
          </table:table-cell>
          <table:table-cell office:value-type="float" office:value="3831" table:style-name="ce50">
            <text:p>3,831</text:p>
          </table:table-cell>
          <table:table-cell office:value-type="float" office:value="960" table:style-name="ce50">
            <text:p>960</text:p>
          </table:table-cell>
          <table:table-cell office:value-type="float" office:value="881" table:style-name="ce50">
            <text:p>881</text:p>
          </table:table-cell>
          <table:table-cell office:value-type="float" office:value="737" table:style-name="ce50">
            <text:p>737</text:p>
          </table:table-cell>
          <table:table-cell office:value-type="float" office:value="649" table:style-name="ce50">
            <text:p>649</text:p>
          </table:table-cell>
          <table:table-cell office:value-type="float" office:value="604" table:style-name="ce51">
            <text:p>604</text:p>
          </table:table-cell>
          <table:table-cell office:value-type="float" office:value="1628" table:style-name="ce50">
            <text:p>1,628</text:p>
          </table:table-cell>
          <table:table-cell office:value-type="float" office:value="520" table:style-name="ce50">
            <text:p>520</text:p>
          </table:table-cell>
          <table:table-cell office:value-type="float" office:value="380" table:style-name="ce50">
            <text:p>380</text:p>
          </table:table-cell>
          <table:table-cell office:value-type="float" office:value="305" table:style-name="ce50">
            <text:p>305</text:p>
          </table:table-cell>
          <table:table-cell office:value-type="float" office:value="209" table:style-name="ce50">
            <text:p>209</text:p>
          </table:table-cell>
          <table:table-cell office:value-type="float" office:value="214" table:style-name="ce51">
            <text:p>214</text:p>
          </table:table-cell>
          <table:table-cell office:value-type="float" office:value="374" table:style-name="ce50">
            <text:p>374</text:p>
          </table:table-cell>
          <table:table-cell office:value-type="float" office:value="134" table:style-name="ce50">
            <text:p>134</text:p>
          </table:table-cell>
          <table:table-cell office:value-type="float" office:value="73" table:style-name="ce50">
            <text:p>73</text:p>
          </table:table-cell>
          <table:table-cell office:value-type="float" office:value="76" table:style-name="ce50">
            <text:p>76</text:p>
          </table:table-cell>
          <table:table-cell office:value-type="float" office:value="62" table:style-name="ce50">
            <text:p>62</text:p>
          </table:table-cell>
          <table:table-cell office:value-type="float" office:value="29" table:style-name="ce51">
            <text:p>29</text:p>
          </table:table-cell>
          <table:table-cell office:value-type="float" office:value="55" table:style-name="ce50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2422" table:style-name="ce44">
            <text:p>572,422</text:p>
          </table:table-cell>
          <table:table-cell office:value-type="float" office:value="27576" table:style-name="ce44">
            <text:p>27,576</text:p>
          </table:table-cell>
          <table:table-cell office:value-type="float" office:value="4441" table:style-name="ce44">
            <text:p>4,441</text:p>
          </table:table-cell>
          <table:table-cell office:value-type="float" office:value="5093" table:style-name="ce44">
            <text:p>5,093</text:p>
          </table:table-cell>
          <table:table-cell office:value-type="float" office:value="5527" table:style-name="ce44">
            <text:p>5,527</text:p>
          </table:table-cell>
          <table:table-cell office:value-type="float" office:value="5902" table:style-name="ce44">
            <text:p>5,902</text:p>
          </table:table-cell>
          <table:table-cell office:value-type="float" office:value="6613" table:style-name="ce44">
            <text:p>6,613</text:p>
          </table:table-cell>
          <table:table-cell office:value-type="float" office:value="34605" table:style-name="ce44">
            <text:p>34,605</text:p>
          </table:table-cell>
          <table:table-cell office:value-type="float" office:value="6864" table:style-name="ce44">
            <text:p>6,864</text:p>
          </table:table-cell>
          <table:table-cell office:value-type="float" office:value="6977" table:style-name="ce44">
            <text:p>6,977</text:p>
          </table:table-cell>
          <table:table-cell office:value-type="float" office:value="6494" table:style-name="ce44">
            <text:p>6,494</text:p>
          </table:table-cell>
          <table:table-cell office:value-type="float" office:value="7351" table:style-name="ce44">
            <text:p>7,351</text:p>
          </table:table-cell>
          <table:table-cell office:value-type="float" office:value="6919" table:style-name="ce45">
            <text:p>6,919</text:p>
          </table:table-cell>
          <table:table-cell office:value-type="float" office:value="29746" table:style-name="ce44">
            <text:p>29,746</text:p>
          </table:table-cell>
          <table:table-cell office:value-type="float" office:value="5476" table:style-name="ce44">
            <text:p>5,476</text:p>
          </table:table-cell>
          <table:table-cell office:value-type="float" office:value="5891" table:style-name="ce44">
            <text:p>5,891</text:p>
          </table:table-cell>
          <table:table-cell office:value-type="float" office:value="6035" table:style-name="ce44">
            <text:p>6,035</text:p>
          </table:table-cell>
          <table:table-cell office:value-type="float" office:value="6298" table:style-name="ce44">
            <text:p>6,298</text:p>
          </table:table-cell>
          <table:table-cell office:value-type="float" office:value="6046" table:style-name="ce45">
            <text:p>6,046</text:p>
          </table:table-cell>
          <table:table-cell office:value-type="float" office:value="31696" table:style-name="ce44">
            <text:p>31,696</text:p>
          </table:table-cell>
          <table:table-cell office:value-type="float" office:value="6021" table:style-name="ce44">
            <text:p>6,021</text:p>
          </table:table-cell>
          <table:table-cell office:value-type="float" office:value="6059" table:style-name="ce44">
            <text:p>6,059</text:p>
          </table:table-cell>
          <table:table-cell office:value-type="float" office:value="6299" table:style-name="ce44">
            <text:p>6,299</text:p>
          </table:table-cell>
          <table:table-cell office:value-type="float" office:value="6582" table:style-name="ce44">
            <text:p>6,582</text:p>
          </table:table-cell>
          <table:table-cell office:value-type="float" office:value="6735" table:style-name="ce45">
            <text:p>6,735</text:p>
          </table:table-cell>
          <table:table-cell office:value-type="float" office:value="36981" table:style-name="ce44">
            <text:p>36,981</text:p>
          </table:table-cell>
          <table:table-cell office:value-type="float" office:value="7657" table:style-name="ce44">
            <text:p>7,657</text:p>
          </table:table-cell>
          <table:table-cell office:value-type="float" office:value="7101" table:style-name="ce44">
            <text:p>7,101</text:p>
          </table:table-cell>
          <table:table-cell office:value-type="float" office:value="6708" table:style-name="ce44">
            <text:p>6,708</text:p>
          </table:table-cell>
          <table:table-cell office:value-type="float" office:value="7613" table:style-name="ce44">
            <text:p>7,613</text:p>
          </table:table-cell>
          <table:table-cell office:value-type="float" office:value="7902" table:style-name="ce45">
            <text:p>7,902</text:p>
          </table:table-cell>
          <table:table-cell office:value-type="float" office:value="38108" table:style-name="ce44">
            <text:p>38,108</text:p>
          </table:table-cell>
          <table:table-cell office:value-type="float" office:value="7670" table:style-name="ce44">
            <text:p>7,670</text:p>
          </table:table-cell>
          <table:table-cell office:value-type="float" office:value="7790" table:style-name="ce44">
            <text:p>7,790</text:p>
          </table:table-cell>
          <table:table-cell office:value-type="float" office:value="7650" table:style-name="ce44">
            <text:p>7,650</text:p>
          </table:table-cell>
          <table:table-cell office:value-type="float" office:value="7497" table:style-name="ce44">
            <text:p>7,497</text:p>
          </table:table-cell>
          <table:table-cell office:value-type="float" office:value="7501" table:style-name="ce45">
            <text:p>7,501</text:p>
          </table:table-cell>
          <table:table-cell office:value-type="float" office:value="37976" table:style-name="ce44">
            <text:p>37,976</text:p>
          </table:table-cell>
          <table:table-cell office:value-type="float" office:value="7846" table:style-name="ce44">
            <text:p>7,846</text:p>
          </table:table-cell>
          <table:table-cell office:value-type="float" office:value="7521" table:style-name="ce44">
            <text:p>7,521</text:p>
          </table:table-cell>
          <table:table-cell office:value-type="float" office:value="7824" table:style-name="ce44">
            <text:p>7,824</text:p>
          </table:table-cell>
          <table:table-cell office:value-type="float" office:value="7394" table:style-name="ce44">
            <text:p>7,394</text:p>
          </table:table-cell>
          <table:table-cell office:value-type="float" office:value="7391" table:style-name="ce45">
            <text:p>7,391</text:p>
          </table:table-cell>
          <table:table-cell office:value-type="float" office:value="47720" table:style-name="ce44">
            <text:p>47,720</text:p>
          </table:table-cell>
          <table:table-cell office:value-type="float" office:value="8124" table:style-name="ce44">
            <text:p>8,124</text:p>
          </table:table-cell>
          <table:table-cell office:value-type="float" office:value="9005" table:style-name="ce44">
            <text:p>9,005</text:p>
          </table:table-cell>
          <table:table-cell office:value-type="float" office:value="9491" table:style-name="ce44">
            <text:p>9,491</text:p>
          </table:table-cell>
          <table:table-cell office:value-type="float" office:value="10290" table:style-name="ce44">
            <text:p>10,290</text:p>
          </table:table-cell>
          <table:table-cell office:value-type="float" office:value="10810" table:style-name="ce45">
            <text:p>10,810</text:p>
          </table:table-cell>
          <table:table-cell office:value-type="float" office:value="53382" table:style-name="ce44">
            <text:p>53,382</text:p>
          </table:table-cell>
          <table:table-cell office:value-type="float" office:value="10829" table:style-name="ce44">
            <text:p>10,829</text:p>
          </table:table-cell>
          <table:table-cell office:value-type="float" office:value="10818" table:style-name="ce44">
            <text:p>10,818</text:p>
          </table:table-cell>
          <table:table-cell office:value-type="float" office:value="10616" table:style-name="ce44">
            <text:p>10,616</text:p>
          </table:table-cell>
          <table:table-cell office:value-type="float" office:value="10227" table:style-name="ce44">
            <text:p>10,227</text:p>
          </table:table-cell>
          <table:table-cell office:value-type="float" office:value="10892" table:style-name="ce45">
            <text:p>10,892</text:p>
          </table:table-cell>
          <table:table-cell office:value-type="float" office:value="45643" table:style-name="ce44">
            <text:p>45,643</text:p>
          </table:table-cell>
          <table:table-cell office:value-type="float" office:value="9524" table:style-name="ce44">
            <text:p>9,524</text:p>
          </table:table-cell>
          <table:table-cell office:value-type="float" office:value="9152" table:style-name="ce44">
            <text:p>9,152</text:p>
          </table:table-cell>
          <table:table-cell office:value-type="float" office:value="9246" table:style-name="ce44">
            <text:p>9,246</text:p>
          </table:table-cell>
          <table:table-cell office:value-type="float" office:value="8932" table:style-name="ce44">
            <text:p>8,932</text:p>
          </table:table-cell>
          <table:table-cell office:value-type="float" office:value="8789" table:style-name="ce45">
            <text:p>8,789</text:p>
          </table:table-cell>
          <table:table-cell office:value-type="float" office:value="41879" table:style-name="ce44">
            <text:p>41,879</text:p>
          </table:table-cell>
          <table:table-cell office:value-type="float" office:value="8866" table:style-name="ce44">
            <text:p>8,866</text:p>
          </table:table-cell>
          <table:table-cell office:value-type="float" office:value="8772" table:style-name="ce44">
            <text:p>8,772</text:p>
          </table:table-cell>
          <table:table-cell office:value-type="float" office:value="8424" table:style-name="ce44">
            <text:p>8,424</text:p>
          </table:table-cell>
          <table:table-cell office:value-type="float" office:value="7956" table:style-name="ce44">
            <text:p>7,956</text:p>
          </table:table-cell>
          <table:table-cell office:value-type="float" office:value="7861" table:style-name="ce45">
            <text:p>7,861</text:p>
          </table:table-cell>
          <table:table-cell office:value-type="float" office:value="39251" table:style-name="ce44">
            <text:p>39,251</text:p>
          </table:table-cell>
          <table:table-cell office:value-type="float" office:value="8108" table:style-name="ce44">
            <text:p>8,108</text:p>
          </table:table-cell>
          <table:table-cell office:value-type="float" office:value="7831" table:style-name="ce44">
            <text:p>7,831</text:p>
          </table:table-cell>
          <table:table-cell office:value-type="float" office:value="7951" table:style-name="ce44">
            <text:p>7,951</text:p>
          </table:table-cell>
          <table:table-cell office:value-type="float" office:value="7802" table:style-name="ce44">
            <text:p>7,802</text:p>
          </table:table-cell>
          <table:table-cell office:value-type="float" office:value="7559" table:style-name="ce45">
            <text:p>7,559</text:p>
          </table:table-cell>
          <table:table-cell office:value-type="float" office:value="32843" table:style-name="ce44">
            <text:p>32,843</text:p>
          </table:table-cell>
          <table:table-cell office:value-type="float" office:value="7233" table:style-name="ce44">
            <text:p>7,233</text:p>
          </table:table-cell>
          <table:table-cell office:value-type="float" office:value="6786" table:style-name="ce44">
            <text:p>6,786</text:p>
          </table:table-cell>
          <table:table-cell office:value-type="float" office:value="6884" table:style-name="ce44">
            <text:p>6,884</text:p>
          </table:table-cell>
          <table:table-cell office:value-type="float" office:value="5892" table:style-name="ce44">
            <text:p>5,892</text:p>
          </table:table-cell>
          <table:table-cell office:value-type="float" office:value="6048" table:style-name="ce45">
            <text:p>6,048</text:p>
          </table:table-cell>
          <table:table-cell office:value-type="float" office:value="25761" table:style-name="ce44">
            <text:p>25,761</text:p>
          </table:table-cell>
          <table:table-cell office:value-type="float" office:value="5702" table:style-name="ce44">
            <text:p>5,702</text:p>
          </table:table-cell>
          <table:table-cell office:value-type="float" office:value="5495" table:style-name="ce44">
            <text:p>5,495</text:p>
          </table:table-cell>
          <table:table-cell office:value-type="float" office:value="5057" table:style-name="ce44">
            <text:p>5,057</text:p>
          </table:table-cell>
          <table:table-cell office:value-type="float" office:value="4622" table:style-name="ce44">
            <text:p>4,622</text:p>
          </table:table-cell>
          <table:table-cell office:value-type="float" office:value="4885" table:style-name="ce45">
            <text:p>4,885</text:p>
          </table:table-cell>
          <table:table-cell office:value-type="float" office:value="16883" table:style-name="ce44">
            <text:p>16,883</text:p>
          </table:table-cell>
          <table:table-cell office:value-type="float" office:value="4159" table:style-name="ce44">
            <text:p>4,159</text:p>
          </table:table-cell>
          <table:table-cell office:value-type="float" office:value="3675" table:style-name="ce44">
            <text:p>3,675</text:p>
          </table:table-cell>
          <table:table-cell office:value-type="float" office:value="3611" table:style-name="ce44">
            <text:p>3,611</text:p>
          </table:table-cell>
          <table:table-cell office:value-type="float" office:value="2683" table:style-name="ce44">
            <text:p>2,683</text:p>
          </table:table-cell>
          <table:table-cell office:value-type="float" office:value="2755" table:style-name="ce45">
            <text:p>2,755</text:p>
          </table:table-cell>
          <table:table-cell office:value-type="float" office:value="12140" table:style-name="ce44">
            <text:p>12,140</text:p>
          </table:table-cell>
          <table:table-cell office:value-type="float" office:value="2003" table:style-name="ce44">
            <text:p>2,003</text:p>
          </table:table-cell>
          <table:table-cell office:value-type="float" office:value="2443" table:style-name="ce44">
            <text:p>2,443</text:p>
          </table:table-cell>
          <table:table-cell office:value-type="float" office:value="2559" table:style-name="ce44">
            <text:p>2,559</text:p>
          </table:table-cell>
          <table:table-cell office:value-type="float" office:value="2538" table:style-name="ce44">
            <text:p>2,538</text:p>
          </table:table-cell>
          <table:table-cell office:value-type="float" office:value="2597" table:style-name="ce45">
            <text:p>2,597</text:p>
          </table:table-cell>
          <table:table-cell office:value-type="float" office:value="10704" table:style-name="ce44">
            <text:p>10,704</text:p>
          </table:table-cell>
          <table:table-cell office:value-type="float" office:value="2514" table:style-name="ce44">
            <text:p>2,514</text:p>
          </table:table-cell>
          <table:table-cell office:value-type="float" office:value="2317" table:style-name="ce44">
            <text:p>2,317</text:p>
          </table:table-cell>
          <table:table-cell office:value-type="float" office:value="2152" table:style-name="ce44">
            <text:p>2,152</text:p>
          </table:table-cell>
          <table:table-cell office:value-type="float" office:value="1963" table:style-name="ce44">
            <text:p>1,963</text:p>
          </table:table-cell>
          <table:table-cell office:value-type="float" office:value="1758" table:style-name="ce45">
            <text:p>1,758</text:p>
          </table:table-cell>
          <table:table-cell office:value-type="float" office:value="6078" table:style-name="ce44">
            <text:p>6,078</text:p>
          </table:table-cell>
          <table:table-cell office:value-type="float" office:value="1531" table:style-name="ce44">
            <text:p>1,531</text:p>
          </table:table-cell>
          <table:table-cell office:value-type="float" office:value="1376" table:style-name="ce44">
            <text:p>1,376</text:p>
          </table:table-cell>
          <table:table-cell office:value-type="float" office:value="1212" table:style-name="ce44">
            <text:p>1,212</text:p>
          </table:table-cell>
          <table:table-cell office:value-type="float" office:value="1035" table:style-name="ce44">
            <text:p>1,035</text:p>
          </table:table-cell>
          <table:table-cell office:value-type="float" office:value="924" table:style-name="ce45">
            <text:p>924</text:p>
          </table:table-cell>
          <table:table-cell office:value-type="float" office:value="2739" table:style-name="ce44">
            <text:p>2,739</text:p>
          </table:table-cell>
          <table:table-cell office:value-type="float" office:value="787" table:style-name="ce44">
            <text:p>787</text:p>
          </table:table-cell>
          <table:table-cell office:value-type="float" office:value="653" table:style-name="ce44">
            <text:p>653</text:p>
          </table:table-cell>
          <table:table-cell office:value-type="float" office:value="543" table:style-name="ce44">
            <text:p>543</text:p>
          </table:table-cell>
          <table:table-cell office:value-type="float" office:value="397" table:style-name="ce44">
            <text:p>397</text:p>
          </table:table-cell>
          <table:table-cell office:value-type="float" office:value="359" table:style-name="ce45">
            <text:p>359</text:p>
          </table:table-cell>
          <table:table-cell office:value-type="float" office:value="622" table:style-name="ce44">
            <text:p>622</text:p>
          </table:table-cell>
          <table:table-cell office:value-type="float" office:value="216" table:style-name="ce44">
            <text:p>216</text:p>
          </table:table-cell>
          <table:table-cell office:value-type="float" office:value="168" table:style-name="ce44">
            <text:p>168</text:p>
          </table:table-cell>
          <table:table-cell office:value-type="float" office:value="121" table:style-name="ce44">
            <text:p>121</text:p>
          </table:table-cell>
          <table:table-cell office:value-type="float" office:value="77" table:style-name="ce44">
            <text:p>77</text:p>
          </table:table-cell>
          <table:table-cell office:value-type="float" office:value="40" table:style-name="ce45">
            <text:p>40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2161" table:style-name="ce44">
            <text:p>292,161</text:p>
          </table:table-cell>
          <table:table-cell office:value-type="float" office:value="14333" table:style-name="ce44">
            <text:p>14,333</text:p>
          </table:table-cell>
          <table:table-cell office:value-type="float" office:value="2284" table:style-name="ce44">
            <text:p>2,284</text:p>
          </table:table-cell>
          <table:table-cell office:value-type="float" office:value="2624" table:style-name="ce44">
            <text:p>2,624</text:p>
          </table:table-cell>
          <table:table-cell office:value-type="float" office:value="2903" table:style-name="ce44">
            <text:p>2,903</text:p>
          </table:table-cell>
          <table:table-cell office:value-type="float" office:value="3095" table:style-name="ce44">
            <text:p>3,095</text:p>
          </table:table-cell>
          <table:table-cell office:value-type="float" office:value="3427" table:style-name="ce44">
            <text:p>3,427</text:p>
          </table:table-cell>
          <table:table-cell office:value-type="float" office:value="17819" table:style-name="ce44">
            <text:p>17,819</text:p>
          </table:table-cell>
          <table:table-cell office:value-type="float" office:value="3646" table:style-name="ce44">
            <text:p>3,646</text:p>
          </table:table-cell>
          <table:table-cell office:value-type="float" office:value="3559" table:style-name="ce44">
            <text:p>3,559</text:p>
          </table:table-cell>
          <table:table-cell office:value-type="float" office:value="3303" table:style-name="ce44">
            <text:p>3,303</text:p>
          </table:table-cell>
          <table:table-cell office:value-type="float" office:value="3739" table:style-name="ce44">
            <text:p>3,739</text:p>
          </table:table-cell>
          <table:table-cell office:value-type="float" office:value="3572" table:style-name="ce45">
            <text:p>3,572</text:p>
          </table:table-cell>
          <table:table-cell office:value-type="float" office:value="15565" table:style-name="ce44">
            <text:p>15,565</text:p>
          </table:table-cell>
          <table:table-cell office:value-type="float" office:value="2862" table:style-name="ce44">
            <text:p>2,862</text:p>
          </table:table-cell>
          <table:table-cell office:value-type="float" office:value="3101" table:style-name="ce44">
            <text:p>3,101</text:p>
          </table:table-cell>
          <table:table-cell office:value-type="float" office:value="3160" table:style-name="ce44">
            <text:p>3,160</text:p>
          </table:table-cell>
          <table:table-cell office:value-type="float" office:value="3272" table:style-name="ce44">
            <text:p>3,272</text:p>
          </table:table-cell>
          <table:table-cell office:value-type="float" office:value="3170" table:style-name="ce45">
            <text:p>3,170</text:p>
          </table:table-cell>
          <table:table-cell office:value-type="float" office:value="16681" table:style-name="ce44">
            <text:p>16,681</text:p>
          </table:table-cell>
          <table:table-cell office:value-type="float" office:value="3171" table:style-name="ce44">
            <text:p>3,171</text:p>
          </table:table-cell>
          <table:table-cell office:value-type="float" office:value="3220" table:style-name="ce44">
            <text:p>3,220</text:p>
          </table:table-cell>
          <table:table-cell office:value-type="float" office:value="3252" table:style-name="ce44">
            <text:p>3,252</text:p>
          </table:table-cell>
          <table:table-cell office:value-type="float" office:value="3473" table:style-name="ce44">
            <text:p>3,473</text:p>
          </table:table-cell>
          <table:table-cell office:value-type="float" office:value="3565" table:style-name="ce45">
            <text:p>3,565</text:p>
          </table:table-cell>
          <table:table-cell office:value-type="float" office:value="19446" table:style-name="ce44">
            <text:p>19,446</text:p>
          </table:table-cell>
          <table:table-cell office:value-type="float" office:value="4021" table:style-name="ce44">
            <text:p>4,021</text:p>
          </table:table-cell>
          <table:table-cell office:value-type="float" office:value="3709" table:style-name="ce44">
            <text:p>3,709</text:p>
          </table:table-cell>
          <table:table-cell office:value-type="float" office:value="3564" table:style-name="ce44">
            <text:p>3,564</text:p>
          </table:table-cell>
          <table:table-cell office:value-type="float" office:value="4051" table:style-name="ce44">
            <text:p>4,051</text:p>
          </table:table-cell>
          <table:table-cell office:value-type="float" office:value="4101" table:style-name="ce45">
            <text:p>4,101</text:p>
          </table:table-cell>
          <table:table-cell office:value-type="float" office:value="20132" table:style-name="ce44">
            <text:p>20,132</text:p>
          </table:table-cell>
          <table:table-cell office:value-type="float" office:value="4037" table:style-name="ce44">
            <text:p>4,037</text:p>
          </table:table-cell>
          <table:table-cell office:value-type="float" office:value="4001" table:style-name="ce44">
            <text:p>4,001</text:p>
          </table:table-cell>
          <table:table-cell office:value-type="float" office:value="4056" table:style-name="ce44">
            <text:p>4,056</text:p>
          </table:table-cell>
          <table:table-cell office:value-type="float" office:value="4007" table:style-name="ce44">
            <text:p>4,007</text:p>
          </table:table-cell>
          <table:table-cell office:value-type="float" office:value="4031" table:style-name="ce45">
            <text:p>4,031</text:p>
          </table:table-cell>
          <table:table-cell office:value-type="float" office:value="20077" table:style-name="ce44">
            <text:p>20,077</text:p>
          </table:table-cell>
          <table:table-cell office:value-type="float" office:value="4200" table:style-name="ce44">
            <text:p>4,200</text:p>
          </table:table-cell>
          <table:table-cell office:value-type="float" office:value="4036" table:style-name="ce44">
            <text:p>4,036</text:p>
          </table:table-cell>
          <table:table-cell office:value-type="float" office:value="4113" table:style-name="ce44">
            <text:p>4,113</text:p>
          </table:table-cell>
          <table:table-cell office:value-type="float" office:value="3892" table:style-name="ce44">
            <text:p>3,892</text:p>
          </table:table-cell>
          <table:table-cell office:value-type="float" office:value="3836" table:style-name="ce45">
            <text:p>3,836</text:p>
          </table:table-cell>
          <table:table-cell office:value-type="float" office:value="23873" table:style-name="ce44">
            <text:p>23,873</text:p>
          </table:table-cell>
          <table:table-cell office:value-type="float" office:value="4186" table:style-name="ce44">
            <text:p>4,186</text:p>
          </table:table-cell>
          <table:table-cell office:value-type="float" office:value="4519" table:style-name="ce44">
            <text:p>4,519</text:p>
          </table:table-cell>
          <table:table-cell office:value-type="float" office:value="4755" table:style-name="ce44">
            <text:p>4,755</text:p>
          </table:table-cell>
          <table:table-cell office:value-type="float" office:value="5101" table:style-name="ce44">
            <text:p>5,101</text:p>
          </table:table-cell>
          <table:table-cell office:value-type="float" office:value="5312" table:style-name="ce45">
            <text:p>5,312</text:p>
          </table:table-cell>
          <table:table-cell office:value-type="float" office:value="26220" table:style-name="ce44">
            <text:p>26,220</text:p>
          </table:table-cell>
          <table:table-cell office:value-type="float" office:value="5387" table:style-name="ce44">
            <text:p>5,387</text:p>
          </table:table-cell>
          <table:table-cell office:value-type="float" office:value="5328" table:style-name="ce44">
            <text:p>5,328</text:p>
          </table:table-cell>
          <table:table-cell office:value-type="float" office:value="5207" table:style-name="ce44">
            <text:p>5,207</text:p>
          </table:table-cell>
          <table:table-cell office:value-type="float" office:value="4959" table:style-name="ce44">
            <text:p>4,959</text:p>
          </table:table-cell>
          <table:table-cell office:value-type="float" office:value="5339" table:style-name="ce45">
            <text:p>5,339</text:p>
          </table:table-cell>
          <table:table-cell office:value-type="float" office:value="23175" table:style-name="ce44">
            <text:p>23,175</text:p>
          </table:table-cell>
          <table:table-cell office:value-type="float" office:value="4813" table:style-name="ce44">
            <text:p>4,813</text:p>
          </table:table-cell>
          <table:table-cell office:value-type="float" office:value="4617" table:style-name="ce44">
            <text:p>4,617</text:p>
          </table:table-cell>
          <table:table-cell office:value-type="float" office:value="4726" table:style-name="ce44">
            <text:p>4,726</text:p>
          </table:table-cell>
          <table:table-cell office:value-type="float" office:value="4520" table:style-name="ce44">
            <text:p>4,520</text:p>
          </table:table-cell>
          <table:table-cell office:value-type="float" office:value="4499" table:style-name="ce45">
            <text:p>4,499</text:p>
          </table:table-cell>
          <table:table-cell office:value-type="float" office:value="21620" table:style-name="ce44">
            <text:p>21,620</text:p>
          </table:table-cell>
          <table:table-cell office:value-type="float" office:value="4560" table:style-name="ce44">
            <text:p>4,560</text:p>
          </table:table-cell>
          <table:table-cell office:value-type="float" office:value="4506" table:style-name="ce44">
            <text:p>4,506</text:p>
          </table:table-cell>
          <table:table-cell office:value-type="float" office:value="4363" table:style-name="ce44">
            <text:p>4,363</text:p>
          </table:table-cell>
          <table:table-cell office:value-type="float" office:value="4091" table:style-name="ce44">
            <text:p>4,091</text:p>
          </table:table-cell>
          <table:table-cell office:value-type="float" office:value="4100" table:style-name="ce45">
            <text:p>4,100</text:p>
          </table:table-cell>
          <table:table-cell office:value-type="float" office:value="20324" table:style-name="ce44">
            <text:p>20,324</text:p>
          </table:table-cell>
          <table:table-cell office:value-type="float" office:value="4211" table:style-name="ce44">
            <text:p>4,211</text:p>
          </table:table-cell>
          <table:table-cell office:value-type="float" office:value="4078" table:style-name="ce44">
            <text:p>4,078</text:p>
          </table:table-cell>
          <table:table-cell office:value-type="float" office:value="4115" table:style-name="ce44">
            <text:p>4,115</text:p>
          </table:table-cell>
          <table:table-cell office:value-type="float" office:value="4002" table:style-name="ce44">
            <text:p>4,002</text:p>
          </table:table-cell>
          <table:table-cell office:value-type="float" office:value="3918" table:style-name="ce45">
            <text:p>3,918</text:p>
          </table:table-cell>
          <table:table-cell office:value-type="float" office:value="17125" table:style-name="ce44">
            <text:p>17,125</text:p>
          </table:table-cell>
          <table:table-cell office:value-type="float" office:value="3825" table:style-name="ce44">
            <text:p>3,825</text:p>
          </table:table-cell>
          <table:table-cell office:value-type="float" office:value="3537" table:style-name="ce44">
            <text:p>3,537</text:p>
          </table:table-cell>
          <table:table-cell office:value-type="float" office:value="3633" table:style-name="ce44">
            <text:p>3,633</text:p>
          </table:table-cell>
          <table:table-cell office:value-type="float" office:value="3057" table:style-name="ce44">
            <text:p>3,057</text:p>
          </table:table-cell>
          <table:table-cell office:value-type="float" office:value="3073" table:style-name="ce45">
            <text:p>3,073</text:p>
          </table:table-cell>
          <table:table-cell office:value-type="float" office:value="12881" table:style-name="ce44">
            <text:p>12,881</text:p>
          </table:table-cell>
          <table:table-cell office:value-type="float" office:value="2891" table:style-name="ce44">
            <text:p>2,891</text:p>
          </table:table-cell>
          <table:table-cell office:value-type="float" office:value="2796" table:style-name="ce44">
            <text:p>2,796</text:p>
          </table:table-cell>
          <table:table-cell office:value-type="float" office:value="2518" table:style-name="ce44">
            <text:p>2,518</text:p>
          </table:table-cell>
          <table:table-cell office:value-type="float" office:value="2314" table:style-name="ce44">
            <text:p>2,314</text:p>
          </table:table-cell>
          <table:table-cell office:value-type="float" office:value="2362" table:style-name="ce45">
            <text:p>2,362</text:p>
          </table:table-cell>
          <table:table-cell office:value-type="float" office:value="8209" table:style-name="ce44">
            <text:p>8,209</text:p>
          </table:table-cell>
          <table:table-cell office:value-type="float" office:value="2031" table:style-name="ce44">
            <text:p>2,031</text:p>
          </table:table-cell>
          <table:table-cell office:value-type="float" office:value="1814" table:style-name="ce44">
            <text:p>1,814</text:p>
          </table:table-cell>
          <table:table-cell office:value-type="float" office:value="1760" table:style-name="ce44">
            <text:p>1,760</text:p>
          </table:table-cell>
          <table:table-cell office:value-type="float" office:value="1275" table:style-name="ce44">
            <text:p>1,275</text:p>
          </table:table-cell>
          <table:table-cell office:value-type="float" office:value="1329" table:style-name="ce45">
            <text:p>1,329</text:p>
          </table:table-cell>
          <table:table-cell office:value-type="float" office:value="5661" table:style-name="ce44">
            <text:p>5,661</text:p>
          </table:table-cell>
          <table:table-cell office:value-type="float" office:value="951" table:style-name="ce44">
            <text:p>951</text:p>
          </table:table-cell>
          <table:table-cell office:value-type="float" office:value="1163" table:style-name="ce44">
            <text:p>1,163</text:p>
          </table:table-cell>
          <table:table-cell office:value-type="float" office:value="1195" table:style-name="ce44">
            <text:p>1,195</text:p>
          </table:table-cell>
          <table:table-cell office:value-type="float" office:value="1181" table:style-name="ce44">
            <text:p>1,181</text:p>
          </table:table-cell>
          <table:table-cell office:value-type="float" office:value="1171" table:style-name="ce45">
            <text:p>1,171</text:p>
          </table:table-cell>
          <table:table-cell office:value-type="float" office:value="4901" table:style-name="ce44">
            <text:p>4,901</text:p>
          </table:table-cell>
          <table:table-cell office:value-type="float" office:value="1194" table:style-name="ce44">
            <text:p>1,194</text:p>
          </table:table-cell>
          <table:table-cell office:value-type="float" office:value="1055" table:style-name="ce44">
            <text:p>1,055</text:p>
          </table:table-cell>
          <table:table-cell office:value-type="float" office:value="975" table:style-name="ce44">
            <text:p>975</text:p>
          </table:table-cell>
          <table:table-cell office:value-type="float" office:value="898" table:style-name="ce44">
            <text:p>898</text:p>
          </table:table-cell>
          <table:table-cell office:value-type="float" office:value="779" table:style-name="ce45">
            <text:p>779</text:p>
          </table:table-cell>
          <table:table-cell office:value-type="float" office:value="2648" table:style-name="ce44">
            <text:p>2,648</text:p>
          </table:table-cell>
          <table:table-cell office:value-type="float" office:value="650" table:style-name="ce44">
            <text:p>650</text:p>
          </table:table-cell>
          <table:table-cell office:value-type="float" office:value="587" table:style-name="ce44">
            <text:p>587</text:p>
          </table:table-cell>
          <table:table-cell office:value-type="float" office:value="520" table:style-name="ce44">
            <text:p>520</text:p>
          </table:table-cell>
          <table:table-cell office:value-type="float" office:value="448" table:style-name="ce44">
            <text:p>448</text:p>
          </table:table-cell>
          <table:table-cell office:value-type="float" office:value="443" table:style-name="ce45">
            <text:p>443</text:p>
          </table:table-cell>
          <table:table-cell office:value-type="float" office:value="1197" table:style-name="ce44">
            <text:p>1,197</text:p>
          </table:table-cell>
          <table:table-cell office:value-type="float" office:value="360" table:style-name="ce44">
            <text:p>360</text:p>
          </table:table-cell>
          <table:table-cell office:value-type="float" office:value="282" table:style-name="ce44">
            <text:p>282</text:p>
          </table:table-cell>
          <table:table-cell office:value-type="float" office:value="228" table:style-name="ce44">
            <text:p>228</text:p>
          </table:table-cell>
          <table:table-cell office:value-type="float" office:value="174" table:style-name="ce44">
            <text:p>174</text:p>
          </table:table-cell>
          <table:table-cell office:value-type="float" office:value="153" table:style-name="ce45">
            <text:p>153</text:p>
          </table:table-cell>
          <table:table-cell office:value-type="float" office:value="242" table:style-name="ce44">
            <text:p>242</text:p>
          </table:table-cell>
          <table:table-cell office:value-type="float" office:value="81" table:style-name="ce44">
            <text:p>81</text:p>
          </table:table-cell>
          <table:table-cell office:value-type="float" office:value="66" table:style-name="ce44">
            <text:p>66</text:p>
          </table:table-cell>
          <table:table-cell office:value-type="float" office:value="48" table:style-name="ce44">
            <text:p>48</text:p>
          </table:table-cell>
          <table:table-cell office:value-type="float" office:value="28" table:style-name="ce44">
            <text:p>28</text:p>
          </table:table-cell>
          <table:table-cell office:value-type="float" office:value="19" table:style-name="ce45">
            <text:p>19</text:p>
          </table:table-cell>
          <table:table-cell office:value-type="float" office:value="32" table:style-name="ce44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0261" table:style-name="ce48">
            <text:p>280,261</text:p>
          </table:table-cell>
          <table:table-cell office:value-type="float" office:value="13243" table:style-name="ce49">
            <text:p>13,243</text:p>
          </table:table-cell>
          <table:table-cell office:value-type="float" office:value="2157" table:style-name="ce48">
            <text:p>2,157</text:p>
          </table:table-cell>
          <table:table-cell office:value-type="float" office:value="2469" table:style-name="ce48">
            <text:p>2,469</text:p>
          </table:table-cell>
          <table:table-cell office:value-type="float" office:value="2624" table:style-name="ce48">
            <text:p>2,624</text:p>
          </table:table-cell>
          <table:table-cell office:value-type="float" office:value="2807" table:style-name="ce48">
            <text:p>2,807</text:p>
          </table:table-cell>
          <table:table-cell office:value-type="float" office:value="3186" table:style-name="ce48">
            <text:p>3,186</text:p>
          </table:table-cell>
          <table:table-cell office:value-type="float" office:value="16786" table:style-name="ce48">
            <text:p>16,786</text:p>
          </table:table-cell>
          <table:table-cell office:value-type="float" office:value="3218" table:style-name="ce48">
            <text:p>3,218</text:p>
          </table:table-cell>
          <table:table-cell office:value-type="float" office:value="3418" table:style-name="ce48">
            <text:p>3,418</text:p>
          </table:table-cell>
          <table:table-cell office:value-type="float" office:value="3191" table:style-name="ce48">
            <text:p>3,191</text:p>
          </table:table-cell>
          <table:table-cell office:value-type="float" office:value="3612" table:style-name="ce48">
            <text:p>3,612</text:p>
          </table:table-cell>
          <table:table-cell office:value-type="float" office:value="3347" table:style-name="ce49">
            <text:p>3,347</text:p>
          </table:table-cell>
          <table:table-cell office:value-type="float" office:value="14181" table:style-name="ce48">
            <text:p>14,181</text:p>
          </table:table-cell>
          <table:table-cell office:value-type="float" office:value="2614" table:style-name="ce48">
            <text:p>2,614</text:p>
          </table:table-cell>
          <table:table-cell office:value-type="float" office:value="2790" table:style-name="ce48">
            <text:p>2,790</text:p>
          </table:table-cell>
          <table:table-cell office:value-type="float" office:value="2875" table:style-name="ce48">
            <text:p>2,875</text:p>
          </table:table-cell>
          <table:table-cell office:value-type="float" office:value="3026" table:style-name="ce48">
            <text:p>3,026</text:p>
          </table:table-cell>
          <table:table-cell office:value-type="float" office:value="2876" table:style-name="ce49">
            <text:p>2,876</text:p>
          </table:table-cell>
          <table:table-cell office:value-type="float" office:value="15015" table:style-name="ce48">
            <text:p>15,015</text:p>
          </table:table-cell>
          <table:table-cell office:value-type="float" office:value="2850" table:style-name="ce48">
            <text:p>2,850</text:p>
          </table:table-cell>
          <table:table-cell office:value-type="float" office:value="2839" table:style-name="ce48">
            <text:p>2,839</text:p>
          </table:table-cell>
          <table:table-cell office:value-type="float" office:value="3047" table:style-name="ce48">
            <text:p>3,047</text:p>
          </table:table-cell>
          <table:table-cell office:value-type="float" office:value="3109" table:style-name="ce48">
            <text:p>3,109</text:p>
          </table:table-cell>
          <table:table-cell office:value-type="float" office:value="3170" table:style-name="ce49">
            <text:p>3,170</text:p>
          </table:table-cell>
          <table:table-cell office:value-type="float" office:value="17535" table:style-name="ce48">
            <text:p>17,535</text:p>
          </table:table-cell>
          <table:table-cell office:value-type="float" office:value="3636" table:style-name="ce48">
            <text:p>3,636</text:p>
          </table:table-cell>
          <table:table-cell office:value-type="float" office:value="3392" table:style-name="ce48">
            <text:p>3,392</text:p>
          </table:table-cell>
          <table:table-cell office:value-type="float" office:value="3144" table:style-name="ce48">
            <text:p>3,144</text:p>
          </table:table-cell>
          <table:table-cell office:value-type="float" office:value="3562" table:style-name="ce48">
            <text:p>3,562</text:p>
          </table:table-cell>
          <table:table-cell office:value-type="float" office:value="3801" table:style-name="ce49">
            <text:p>3,801</text:p>
          </table:table-cell>
          <table:table-cell office:value-type="float" office:value="17976" table:style-name="ce48">
            <text:p>17,976</text:p>
          </table:table-cell>
          <table:table-cell office:value-type="float" office:value="3633" table:style-name="ce48">
            <text:p>3,633</text:p>
          </table:table-cell>
          <table:table-cell office:value-type="float" office:value="3789" table:style-name="ce48">
            <text:p>3,789</text:p>
          </table:table-cell>
          <table:table-cell office:value-type="float" office:value="3594" table:style-name="ce48">
            <text:p>3,594</text:p>
          </table:table-cell>
          <table:table-cell office:value-type="float" office:value="3490" table:style-name="ce48">
            <text:p>3,490</text:p>
          </table:table-cell>
          <table:table-cell office:value-type="float" office:value="3470" table:style-name="ce49">
            <text:p>3,470</text:p>
          </table:table-cell>
          <table:table-cell office:value-type="float" office:value="17899" table:style-name="ce48">
            <text:p>17,899</text:p>
          </table:table-cell>
          <table:table-cell office:value-type="float" office:value="3646" table:style-name="ce48">
            <text:p>3,646</text:p>
          </table:table-cell>
          <table:table-cell office:value-type="float" office:value="3485" table:style-name="ce48">
            <text:p>3,485</text:p>
          </table:table-cell>
          <table:table-cell office:value-type="float" office:value="3711" table:style-name="ce48">
            <text:p>3,711</text:p>
          </table:table-cell>
          <table:table-cell office:value-type="float" office:value="3502" table:style-name="ce48">
            <text:p>3,502</text:p>
          </table:table-cell>
          <table:table-cell office:value-type="float" office:value="3555" table:style-name="ce49">
            <text:p>3,555</text:p>
          </table:table-cell>
          <table:table-cell office:value-type="float" office:value="23847" table:style-name="ce48">
            <text:p>23,847</text:p>
          </table:table-cell>
          <table:table-cell office:value-type="float" office:value="3938" table:style-name="ce48">
            <text:p>3,938</text:p>
          </table:table-cell>
          <table:table-cell office:value-type="float" office:value="4486" table:style-name="ce48">
            <text:p>4,486</text:p>
          </table:table-cell>
          <table:table-cell office:value-type="float" office:value="4736" table:style-name="ce48">
            <text:p>4,736</text:p>
          </table:table-cell>
          <table:table-cell office:value-type="float" office:value="5189" table:style-name="ce48">
            <text:p>5,189</text:p>
          </table:table-cell>
          <table:table-cell office:value-type="float" office:value="5498" table:style-name="ce49">
            <text:p>5,498</text:p>
          </table:table-cell>
          <table:table-cell office:value-type="float" office:value="27162" table:style-name="ce48">
            <text:p>27,162</text:p>
          </table:table-cell>
          <table:table-cell office:value-type="float" office:value="5442" table:style-name="ce48">
            <text:p>5,442</text:p>
          </table:table-cell>
          <table:table-cell office:value-type="float" office:value="5490" table:style-name="ce48">
            <text:p>5,490</text:p>
          </table:table-cell>
          <table:table-cell office:value-type="float" office:value="5409" table:style-name="ce48">
            <text:p>5,409</text:p>
          </table:table-cell>
          <table:table-cell office:value-type="float" office:value="5268" table:style-name="ce48">
            <text:p>5,268</text:p>
          </table:table-cell>
          <table:table-cell office:value-type="float" office:value="5553" table:style-name="ce49">
            <text:p>5,553</text:p>
          </table:table-cell>
          <table:table-cell office:value-type="float" office:value="22468" table:style-name="ce48">
            <text:p>22,468</text:p>
          </table:table-cell>
          <table:table-cell office:value-type="float" office:value="4711" table:style-name="ce48">
            <text:p>4,711</text:p>
          </table:table-cell>
          <table:table-cell office:value-type="float" office:value="4535" table:style-name="ce48">
            <text:p>4,535</text:p>
          </table:table-cell>
          <table:table-cell office:value-type="float" office:value="4520" table:style-name="ce48">
            <text:p>4,520</text:p>
          </table:table-cell>
          <table:table-cell office:value-type="float" office:value="4412" table:style-name="ce48">
            <text:p>4,412</text:p>
          </table:table-cell>
          <table:table-cell office:value-type="float" office:value="4290" table:style-name="ce49">
            <text:p>4,290</text:p>
          </table:table-cell>
          <table:table-cell office:value-type="float" office:value="20259" table:style-name="ce48">
            <text:p>20,259</text:p>
          </table:table-cell>
          <table:table-cell office:value-type="float" office:value="4306" table:style-name="ce48">
            <text:p>4,306</text:p>
          </table:table-cell>
          <table:table-cell office:value-type="float" office:value="4266" table:style-name="ce48">
            <text:p>4,266</text:p>
          </table:table-cell>
          <table:table-cell office:value-type="float" office:value="4061" table:style-name="ce48">
            <text:p>4,061</text:p>
          </table:table-cell>
          <table:table-cell office:value-type="float" office:value="3865" table:style-name="ce48">
            <text:p>3,865</text:p>
          </table:table-cell>
          <table:table-cell office:value-type="float" office:value="3761" table:style-name="ce49">
            <text:p>3,761</text:p>
          </table:table-cell>
          <table:table-cell office:value-type="float" office:value="18927" table:style-name="ce48">
            <text:p>18,927</text:p>
          </table:table-cell>
          <table:table-cell office:value-type="float" office:value="3897" table:style-name="ce48">
            <text:p>3,897</text:p>
          </table:table-cell>
          <table:table-cell office:value-type="float" office:value="3753" table:style-name="ce48">
            <text:p>3,753</text:p>
          </table:table-cell>
          <table:table-cell office:value-type="float" office:value="3836" table:style-name="ce48">
            <text:p>3,836</text:p>
          </table:table-cell>
          <table:table-cell office:value-type="float" office:value="3800" table:style-name="ce48">
            <text:p>3,800</text:p>
          </table:table-cell>
          <table:table-cell office:value-type="float" office:value="3641" table:style-name="ce49">
            <text:p>3,641</text:p>
          </table:table-cell>
          <table:table-cell office:value-type="float" office:value="15718" table:style-name="ce48">
            <text:p>15,718</text:p>
          </table:table-cell>
          <table:table-cell office:value-type="float" office:value="3408" table:style-name="ce48">
            <text:p>3,408</text:p>
          </table:table-cell>
          <table:table-cell office:value-type="float" office:value="3249" table:style-name="ce48">
            <text:p>3,249</text:p>
          </table:table-cell>
          <table:table-cell office:value-type="float" office:value="3251" table:style-name="ce48">
            <text:p>3,251</text:p>
          </table:table-cell>
          <table:table-cell office:value-type="float" office:value="2835" table:style-name="ce48">
            <text:p>2,835</text:p>
          </table:table-cell>
          <table:table-cell office:value-type="float" office:value="2975" table:style-name="ce49">
            <text:p>2,975</text:p>
          </table:table-cell>
          <table:table-cell office:value-type="float" office:value="12880" table:style-name="ce48">
            <text:p>12,880</text:p>
          </table:table-cell>
          <table:table-cell office:value-type="float" office:value="2811" table:style-name="ce48">
            <text:p>2,811</text:p>
          </table:table-cell>
          <table:table-cell office:value-type="float" office:value="2699" table:style-name="ce48">
            <text:p>2,699</text:p>
          </table:table-cell>
          <table:table-cell office:value-type="float" office:value="2539" table:style-name="ce48">
            <text:p>2,539</text:p>
          </table:table-cell>
          <table:table-cell office:value-type="float" office:value="2308" table:style-name="ce48">
            <text:p>2,308</text:p>
          </table:table-cell>
          <table:table-cell office:value-type="float" office:value="2523" table:style-name="ce49">
            <text:p>2,523</text:p>
          </table:table-cell>
          <table:table-cell office:value-type="float" office:value="8674" table:style-name="ce48">
            <text:p>8,674</text:p>
          </table:table-cell>
          <table:table-cell office:value-type="float" office:value="2128" table:style-name="ce48">
            <text:p>2,128</text:p>
          </table:table-cell>
          <table:table-cell office:value-type="float" office:value="1861" table:style-name="ce48">
            <text:p>1,861</text:p>
          </table:table-cell>
          <table:table-cell office:value-type="float" office:value="1851" table:style-name="ce48">
            <text:p>1,851</text:p>
          </table:table-cell>
          <table:table-cell office:value-type="float" office:value="1408" table:style-name="ce48">
            <text:p>1,408</text:p>
          </table:table-cell>
          <table:table-cell office:value-type="float" office:value="1426" table:style-name="ce49">
            <text:p>1,426</text:p>
          </table:table-cell>
          <table:table-cell office:value-type="float" office:value="6479" table:style-name="ce48">
            <text:p>6,479</text:p>
          </table:table-cell>
          <table:table-cell office:value-type="float" office:value="1052" table:style-name="ce48">
            <text:p>1,052</text:p>
          </table:table-cell>
          <table:table-cell office:value-type="float" office:value="1280" table:style-name="ce48">
            <text:p>1,280</text:p>
          </table:table-cell>
          <table:table-cell office:value-type="float" office:value="1364" table:style-name="ce48">
            <text:p>1,364</text:p>
          </table:table-cell>
          <table:table-cell office:value-type="float" office:value="1357" table:style-name="ce48">
            <text:p>1,357</text:p>
          </table:table-cell>
          <table:table-cell office:value-type="float" office:value="1426" table:style-name="ce49">
            <text:p>1,426</text:p>
          </table:table-cell>
          <table:table-cell office:value-type="float" office:value="5803" table:style-name="ce48">
            <text:p>5,803</text:p>
          </table:table-cell>
          <table:table-cell office:value-type="float" office:value="1320" table:style-name="ce48">
            <text:p>1,320</text:p>
          </table:table-cell>
          <table:table-cell office:value-type="float" office:value="1262" table:style-name="ce48">
            <text:p>1,262</text:p>
          </table:table-cell>
          <table:table-cell office:value-type="float" office:value="1177" table:style-name="ce48">
            <text:p>1,177</text:p>
          </table:table-cell>
          <table:table-cell office:value-type="float" office:value="1065" table:style-name="ce48">
            <text:p>1,065</text:p>
          </table:table-cell>
          <table:table-cell office:value-type="float" office:value="979" table:style-name="ce49">
            <text:p>979</text:p>
          </table:table-cell>
          <table:table-cell office:value-type="float" office:value="3430" table:style-name="ce48">
            <text:p>3,430</text:p>
          </table:table-cell>
          <table:table-cell office:value-type="float" office:value="881" table:style-name="ce48">
            <text:p>881</text:p>
          </table:table-cell>
          <table:table-cell office:value-type="float" office:value="789" table:style-name="ce48">
            <text:p>789</text:p>
          </table:table-cell>
          <table:table-cell office:value-type="float" office:value="692" table:style-name="ce48">
            <text:p>692</text:p>
          </table:table-cell>
          <table:table-cell office:value-type="float" office:value="587" table:style-name="ce48">
            <text:p>587</text:p>
          </table:table-cell>
          <table:table-cell office:value-type="float" office:value="481" table:style-name="ce49">
            <text:p>481</text:p>
          </table:table-cell>
          <table:table-cell office:value-type="float" office:value="1542" table:style-name="ce48">
            <text:p>1,542</text:p>
          </table:table-cell>
          <table:table-cell office:value-type="float" office:value="427" table:style-name="ce48">
            <text:p>427</text:p>
          </table:table-cell>
          <table:table-cell office:value-type="float" office:value="371" table:style-name="ce48">
            <text:p>371</text:p>
          </table:table-cell>
          <table:table-cell office:value-type="float" office:value="315" table:style-name="ce48">
            <text:p>315</text:p>
          </table:table-cell>
          <table:table-cell office:value-type="float" office:value="223" table:style-name="ce48">
            <text:p>223</text:p>
          </table:table-cell>
          <table:table-cell office:value-type="float" office:value="206" table:style-name="ce49">
            <text:p>206</text:p>
          </table:table-cell>
          <table:table-cell office:value-type="float" office:value="380" table:style-name="ce48">
            <text:p>380</text:p>
          </table:table-cell>
          <table:table-cell office:value-type="float" office:value="135" table:style-name="ce48">
            <text:p>135</text:p>
          </table:table-cell>
          <table:table-cell office:value-type="float" office:value="102" table:style-name="ce48">
            <text:p>102</text:p>
          </table:table-cell>
          <table:table-cell office:value-type="float" office:value="73" table:style-name="ce48">
            <text:p>73</text:p>
          </table:table-cell>
          <table:table-cell office:value-type="float" office:value="49" table:style-name="ce48">
            <text:p>49</text:p>
          </table:table-cell>
          <table:table-cell office:value-type="float" office:value="21" table:style-name="ce49">
            <text:p>21</text:p>
          </table:table-cell>
          <table:table-cell office:value-type="float" office:value="57" table:style-name="ce48">
            <text:p>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1226" table:style-name="ce44">
            <text:p>541,226</text:p>
          </table:table-cell>
          <table:table-cell office:value-type="float" office:value="17353" table:style-name="ce44">
            <text:p>17,353</text:p>
          </table:table-cell>
          <table:table-cell office:value-type="float" office:value="2666" table:style-name="ce44">
            <text:p>2,666</text:p>
          </table:table-cell>
          <table:table-cell office:value-type="float" office:value="3074" table:style-name="ce44">
            <text:p>3,074</text:p>
          </table:table-cell>
          <table:table-cell office:value-type="float" office:value="3429" table:style-name="ce44">
            <text:p>3,429</text:p>
          </table:table-cell>
          <table:table-cell office:value-type="float" office:value="3918" table:style-name="ce44">
            <text:p>3,918</text:p>
          </table:table-cell>
          <table:table-cell office:value-type="float" office:value="4266" table:style-name="ce44">
            <text:p>4,266</text:p>
          </table:table-cell>
          <table:table-cell office:value-type="float" office:value="24929" table:style-name="ce44">
            <text:p>24,929</text:p>
          </table:table-cell>
          <table:table-cell office:value-type="float" office:value="4809" table:style-name="ce44">
            <text:p>4,809</text:p>
          </table:table-cell>
          <table:table-cell office:value-type="float" office:value="5079" table:style-name="ce44">
            <text:p>5,079</text:p>
          </table:table-cell>
          <table:table-cell office:value-type="float" office:value="4658" table:style-name="ce44">
            <text:p>4,658</text:p>
          </table:table-cell>
          <table:table-cell office:value-type="float" office:value="5405" table:style-name="ce44">
            <text:p>5,405</text:p>
          </table:table-cell>
          <table:table-cell office:value-type="float" office:value="4978" table:style-name="ce45">
            <text:p>4,978</text:p>
          </table:table-cell>
          <table:table-cell office:value-type="float" office:value="22785" table:style-name="ce44">
            <text:p>22,785</text:p>
          </table:table-cell>
          <table:table-cell office:value-type="float" office:value="4027" table:style-name="ce44">
            <text:p>4,027</text:p>
          </table:table-cell>
          <table:table-cell office:value-type="float" office:value="4411" table:style-name="ce44">
            <text:p>4,411</text:p>
          </table:table-cell>
          <table:table-cell office:value-type="float" office:value="4541" table:style-name="ce44">
            <text:p>4,541</text:p>
          </table:table-cell>
          <table:table-cell office:value-type="float" office:value="4861" table:style-name="ce44">
            <text:p>4,861</text:p>
          </table:table-cell>
          <table:table-cell office:value-type="float" office:value="4945" table:style-name="ce45">
            <text:p>4,945</text:p>
          </table:table-cell>
          <table:table-cell office:value-type="float" office:value="27912" table:style-name="ce44">
            <text:p>27,912</text:p>
          </table:table-cell>
          <table:table-cell office:value-type="float" office:value="4902" table:style-name="ce44">
            <text:p>4,902</text:p>
          </table:table-cell>
          <table:table-cell office:value-type="float" office:value="5282" table:style-name="ce44">
            <text:p>5,282</text:p>
          </table:table-cell>
          <table:table-cell office:value-type="float" office:value="5363" table:style-name="ce44">
            <text:p>5,363</text:p>
          </table:table-cell>
          <table:table-cell office:value-type="float" office:value="6150" table:style-name="ce44">
            <text:p>6,150</text:p>
          </table:table-cell>
          <table:table-cell office:value-type="float" office:value="6215" table:style-name="ce45">
            <text:p>6,215</text:p>
          </table:table-cell>
          <table:table-cell office:value-type="float" office:value="34978" table:style-name="ce44">
            <text:p>34,978</text:p>
          </table:table-cell>
          <table:table-cell office:value-type="float" office:value="6911" table:style-name="ce44">
            <text:p>6,911</text:p>
          </table:table-cell>
          <table:table-cell office:value-type="float" office:value="6813" table:style-name="ce44">
            <text:p>6,813</text:p>
          </table:table-cell>
          <table:table-cell office:value-type="float" office:value="6331" table:style-name="ce44">
            <text:p>6,331</text:p>
          </table:table-cell>
          <table:table-cell office:value-type="float" office:value="7245" table:style-name="ce44">
            <text:p>7,245</text:p>
          </table:table-cell>
          <table:table-cell office:value-type="float" office:value="7678" table:style-name="ce45">
            <text:p>7,678</text:p>
          </table:table-cell>
          <table:table-cell office:value-type="float" office:value="37923" table:style-name="ce44">
            <text:p>37,923</text:p>
          </table:table-cell>
          <table:table-cell office:value-type="float" office:value="7618" table:style-name="ce44">
            <text:p>7,618</text:p>
          </table:table-cell>
          <table:table-cell office:value-type="float" office:value="7658" table:style-name="ce44">
            <text:p>7,658</text:p>
          </table:table-cell>
          <table:table-cell office:value-type="float" office:value="7660" table:style-name="ce44">
            <text:p>7,660</text:p>
          </table:table-cell>
          <table:table-cell office:value-type="float" office:value="7635" table:style-name="ce44">
            <text:p>7,635</text:p>
          </table:table-cell>
          <table:table-cell office:value-type="float" office:value="7352" table:style-name="ce45">
            <text:p>7,352</text:p>
          </table:table-cell>
          <table:table-cell office:value-type="float" office:value="35981" table:style-name="ce44">
            <text:p>35,981</text:p>
          </table:table-cell>
          <table:table-cell office:value-type="float" office:value="7429" table:style-name="ce44">
            <text:p>7,429</text:p>
          </table:table-cell>
          <table:table-cell office:value-type="float" office:value="7397" table:style-name="ce44">
            <text:p>7,397</text:p>
          </table:table-cell>
          <table:table-cell office:value-type="float" office:value="7348" table:style-name="ce44">
            <text:p>7,348</text:p>
          </table:table-cell>
          <table:table-cell office:value-type="float" office:value="7058" table:style-name="ce44">
            <text:p>7,058</text:p>
          </table:table-cell>
          <table:table-cell office:value-type="float" office:value="6749" table:style-name="ce45">
            <text:p>6,749</text:p>
          </table:table-cell>
          <table:table-cell office:value-type="float" office:value="42181" table:style-name="ce44">
            <text:p>42,181</text:p>
          </table:table-cell>
          <table:table-cell office:value-type="float" office:value="7365" table:style-name="ce44">
            <text:p>7,365</text:p>
          </table:table-cell>
          <table:table-cell office:value-type="float" office:value="7927" table:style-name="ce44">
            <text:p>7,927</text:p>
          </table:table-cell>
          <table:table-cell office:value-type="float" office:value="8536" table:style-name="ce44">
            <text:p>8,536</text:p>
          </table:table-cell>
          <table:table-cell office:value-type="float" office:value="9146" table:style-name="ce44">
            <text:p>9,146</text:p>
          </table:table-cell>
          <table:table-cell office:value-type="float" office:value="9207" table:style-name="ce45">
            <text:p>9,207</text:p>
          </table:table-cell>
          <table:table-cell office:value-type="float" office:value="43851" table:style-name="ce44">
            <text:p>43,851</text:p>
          </table:table-cell>
          <table:table-cell office:value-type="float" office:value="8962" table:style-name="ce44">
            <text:p>8,962</text:p>
          </table:table-cell>
          <table:table-cell office:value-type="float" office:value="9162" table:style-name="ce44">
            <text:p>9,162</text:p>
          </table:table-cell>
          <table:table-cell office:value-type="float" office:value="8865" table:style-name="ce44">
            <text:p>8,865</text:p>
          </table:table-cell>
          <table:table-cell office:value-type="float" office:value="8262" table:style-name="ce44">
            <text:p>8,262</text:p>
          </table:table-cell>
          <table:table-cell office:value-type="float" office:value="8600" table:style-name="ce45">
            <text:p>8,600</text:p>
          </table:table-cell>
          <table:table-cell office:value-type="float" office:value="38285" table:style-name="ce44">
            <text:p>38,285</text:p>
          </table:table-cell>
          <table:table-cell office:value-type="float" office:value="7852" table:style-name="ce44">
            <text:p>7,852</text:p>
          </table:table-cell>
          <table:table-cell office:value-type="float" office:value="7450" table:style-name="ce44">
            <text:p>7,450</text:p>
          </table:table-cell>
          <table:table-cell office:value-type="float" office:value="7577" table:style-name="ce44">
            <text:p>7,577</text:p>
          </table:table-cell>
          <table:table-cell office:value-type="float" office:value="7616" table:style-name="ce44">
            <text:p>7,616</text:p>
          </table:table-cell>
          <table:table-cell office:value-type="float" office:value="7790" table:style-name="ce45">
            <text:p>7,790</text:p>
          </table:table-cell>
          <table:table-cell office:value-type="float" office:value="40099" table:style-name="ce44">
            <text:p>40,099</text:p>
          </table:table-cell>
          <table:table-cell office:value-type="float" office:value="8133" table:style-name="ce44">
            <text:p>8,133</text:p>
          </table:table-cell>
          <table:table-cell office:value-type="float" office:value="8140" table:style-name="ce44">
            <text:p>8,140</text:p>
          </table:table-cell>
          <table:table-cell office:value-type="float" office:value="8131" table:style-name="ce44">
            <text:p>8,131</text:p>
          </table:table-cell>
          <table:table-cell office:value-type="float" office:value="7870" table:style-name="ce44">
            <text:p>7,870</text:p>
          </table:table-cell>
          <table:table-cell office:value-type="float" office:value="7825" table:style-name="ce45">
            <text:p>7,825</text:p>
          </table:table-cell>
          <table:table-cell office:value-type="float" office:value="41981" table:style-name="ce44">
            <text:p>41,981</text:p>
          </table:table-cell>
          <table:table-cell office:value-type="float" office:value="7958" table:style-name="ce44">
            <text:p>7,958</text:p>
          </table:table-cell>
          <table:table-cell office:value-type="float" office:value="8444" table:style-name="ce44">
            <text:p>8,444</text:p>
          </table:table-cell>
          <table:table-cell office:value-type="float" office:value="8520" table:style-name="ce44">
            <text:p>8,520</text:p>
          </table:table-cell>
          <table:table-cell office:value-type="float" office:value="8590" table:style-name="ce44">
            <text:p>8,590</text:p>
          </table:table-cell>
          <table:table-cell office:value-type="float" office:value="8469" table:style-name="ce45">
            <text:p>8,469</text:p>
          </table:table-cell>
          <table:table-cell office:value-type="float" office:value="38948" table:style-name="ce44">
            <text:p>38,948</text:p>
          </table:table-cell>
          <table:table-cell office:value-type="float" office:value="8246" table:style-name="ce44">
            <text:p>8,246</text:p>
          </table:table-cell>
          <table:table-cell office:value-type="float" office:value="8220" table:style-name="ce44">
            <text:p>8,220</text:p>
          </table:table-cell>
          <table:table-cell office:value-type="float" office:value="8140" table:style-name="ce44">
            <text:p>8,140</text:p>
          </table:table-cell>
          <table:table-cell office:value-type="float" office:value="7017" table:style-name="ce44">
            <text:p>7,017</text:p>
          </table:table-cell>
          <table:table-cell office:value-type="float" office:value="7325" table:style-name="ce45">
            <text:p>7,325</text:p>
          </table:table-cell>
          <table:table-cell office:value-type="float" office:value="31533" table:style-name="ce44">
            <text:p>31,533</text:p>
          </table:table-cell>
          <table:table-cell office:value-type="float" office:value="6720" table:style-name="ce44">
            <text:p>6,720</text:p>
          </table:table-cell>
          <table:table-cell office:value-type="float" office:value="6833" table:style-name="ce44">
            <text:p>6,833</text:p>
          </table:table-cell>
          <table:table-cell office:value-type="float" office:value="6126" table:style-name="ce44">
            <text:p>6,126</text:p>
          </table:table-cell>
          <table:table-cell office:value-type="float" office:value="6080" table:style-name="ce44">
            <text:p>6,080</text:p>
          </table:table-cell>
          <table:table-cell office:value-type="float" office:value="5774" table:style-name="ce45">
            <text:p>5,774</text:p>
          </table:table-cell>
          <table:table-cell office:value-type="float" office:value="21145" table:style-name="ce44">
            <text:p>21,145</text:p>
          </table:table-cell>
          <table:table-cell office:value-type="float" office:value="5193" table:style-name="ce44">
            <text:p>5,193</text:p>
          </table:table-cell>
          <table:table-cell office:value-type="float" office:value="4502" table:style-name="ce44">
            <text:p>4,502</text:p>
          </table:table-cell>
          <table:table-cell office:value-type="float" office:value="4409" table:style-name="ce44">
            <text:p>4,409</text:p>
          </table:table-cell>
          <table:table-cell office:value-type="float" office:value="3603" table:style-name="ce44">
            <text:p>3,603</text:p>
          </table:table-cell>
          <table:table-cell office:value-type="float" office:value="3438" table:style-name="ce45">
            <text:p>3,438</text:p>
          </table:table-cell>
          <table:table-cell office:value-type="float" office:value="15088" table:style-name="ce44">
            <text:p>15,088</text:p>
          </table:table-cell>
          <table:table-cell office:value-type="float" office:value="2605" table:style-name="ce44">
            <text:p>2,605</text:p>
          </table:table-cell>
          <table:table-cell office:value-type="float" office:value="3144" table:style-name="ce44">
            <text:p>3,144</text:p>
          </table:table-cell>
          <table:table-cell office:value-type="float" office:value="3088" table:style-name="ce44">
            <text:p>3,088</text:p>
          </table:table-cell>
          <table:table-cell office:value-type="float" office:value="3172" table:style-name="ce44">
            <text:p>3,172</text:p>
          </table:table-cell>
          <table:table-cell office:value-type="float" office:value="3079" table:style-name="ce45">
            <text:p>3,079</text:p>
          </table:table-cell>
          <table:table-cell office:value-type="float" office:value="13710" table:style-name="ce44">
            <text:p>13,710</text:p>
          </table:table-cell>
          <table:table-cell office:value-type="float" office:value="3171" table:style-name="ce44">
            <text:p>3,171</text:p>
          </table:table-cell>
          <table:table-cell office:value-type="float" office:value="3072" table:style-name="ce44">
            <text:p>3,072</text:p>
          </table:table-cell>
          <table:table-cell office:value-type="float" office:value="2637" table:style-name="ce44">
            <text:p>2,637</text:p>
          </table:table-cell>
          <table:table-cell office:value-type="float" office:value="2597" table:style-name="ce44">
            <text:p>2,597</text:p>
          </table:table-cell>
          <table:table-cell office:value-type="float" office:value="2233" table:style-name="ce45">
            <text:p>2,233</text:p>
          </table:table-cell>
          <table:table-cell office:value-type="float" office:value="8121" table:style-name="ce44">
            <text:p>8,121</text:p>
          </table:table-cell>
          <table:table-cell office:value-type="float" office:value="1924" table:style-name="ce44">
            <text:p>1,924</text:p>
          </table:table-cell>
          <table:table-cell office:value-type="float" office:value="1847" table:style-name="ce44">
            <text:p>1,847</text:p>
          </table:table-cell>
          <table:table-cell office:value-type="float" office:value="1622" table:style-name="ce44">
            <text:p>1,622</text:p>
          </table:table-cell>
          <table:table-cell office:value-type="float" office:value="1437" table:style-name="ce44">
            <text:p>1,437</text:p>
          </table:table-cell>
          <table:table-cell office:value-type="float" office:value="1291" table:style-name="ce45">
            <text:p>1,291</text:p>
          </table:table-cell>
          <table:table-cell office:value-type="float" office:value="3532" table:style-name="ce44">
            <text:p>3,532</text:p>
          </table:table-cell>
          <table:table-cell office:value-type="float" office:value="966" table:style-name="ce44">
            <text:p>966</text:p>
          </table:table-cell>
          <table:table-cell office:value-type="float" office:value="890" table:style-name="ce44">
            <text:p>890</text:p>
          </table:table-cell>
          <table:table-cell office:value-type="float" office:value="688" table:style-name="ce44">
            <text:p>688</text:p>
          </table:table-cell>
          <table:table-cell office:value-type="float" office:value="544" table:style-name="ce44">
            <text:p>544</text:p>
          </table:table-cell>
          <table:table-cell office:value-type="float" office:value="444" table:style-name="ce45">
            <text:p>444</text:p>
          </table:table-cell>
          <table:table-cell office:value-type="float" office:value="779" table:style-name="ce44">
            <text:p>779</text:p>
          </table:table-cell>
          <table:table-cell office:value-type="float" office:value="289" table:style-name="ce44">
            <text:p>289</text:p>
          </table:table-cell>
          <table:table-cell office:value-type="float" office:value="195" table:style-name="ce44">
            <text:p>195</text:p>
          </table:table-cell>
          <table:table-cell office:value-type="float" office:value="137" table:style-name="ce44">
            <text:p>137</text:p>
          </table:table-cell>
          <table:table-cell office:value-type="float" office:value="97" table:style-name="ce44">
            <text:p>97</text:p>
          </table:table-cell>
          <table:table-cell office:value-type="float" office:value="61" table:style-name="ce45">
            <text:p>61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994" table:style-name="ce44">
            <text:p>278,994</text:p>
          </table:table-cell>
          <table:table-cell office:value-type="float" office:value="8988" table:style-name="ce44">
            <text:p>8,988</text:p>
          </table:table-cell>
          <table:table-cell office:value-type="float" office:value="1398" table:style-name="ce44">
            <text:p>1,398</text:p>
          </table:table-cell>
          <table:table-cell office:value-type="float" office:value="1598" table:style-name="ce44">
            <text:p>1,598</text:p>
          </table:table-cell>
          <table:table-cell office:value-type="float" office:value="1759" table:style-name="ce44">
            <text:p>1,759</text:p>
          </table:table-cell>
          <table:table-cell office:value-type="float" office:value="2023" table:style-name="ce44">
            <text:p>2,023</text:p>
          </table:table-cell>
          <table:table-cell office:value-type="float" office:value="2210" table:style-name="ce44">
            <text:p>2,210</text:p>
          </table:table-cell>
          <table:table-cell office:value-type="float" office:value="12776" table:style-name="ce44">
            <text:p>12,776</text:p>
          </table:table-cell>
          <table:table-cell office:value-type="float" office:value="2463" table:style-name="ce44">
            <text:p>2,463</text:p>
          </table:table-cell>
          <table:table-cell office:value-type="float" office:value="2580" table:style-name="ce44">
            <text:p>2,580</text:p>
          </table:table-cell>
          <table:table-cell office:value-type="float" office:value="2423" table:style-name="ce44">
            <text:p>2,423</text:p>
          </table:table-cell>
          <table:table-cell office:value-type="float" office:value="2712" table:style-name="ce44">
            <text:p>2,712</text:p>
          </table:table-cell>
          <table:table-cell office:value-type="float" office:value="2598" table:style-name="ce45">
            <text:p>2,598</text:p>
          </table:table-cell>
          <table:table-cell office:value-type="float" office:value="11921" table:style-name="ce44">
            <text:p>11,921</text:p>
          </table:table-cell>
          <table:table-cell office:value-type="float" office:value="2093" table:style-name="ce44">
            <text:p>2,093</text:p>
          </table:table-cell>
          <table:table-cell office:value-type="float" office:value="2303" table:style-name="ce44">
            <text:p>2,303</text:p>
          </table:table-cell>
          <table:table-cell office:value-type="float" office:value="2392" table:style-name="ce44">
            <text:p>2,392</text:p>
          </table:table-cell>
          <table:table-cell office:value-type="float" office:value="2542" table:style-name="ce44">
            <text:p>2,542</text:p>
          </table:table-cell>
          <table:table-cell office:value-type="float" office:value="2591" table:style-name="ce45">
            <text:p>2,591</text:p>
          </table:table-cell>
          <table:table-cell office:value-type="float" office:value="14910" table:style-name="ce44">
            <text:p>14,910</text:p>
          </table:table-cell>
          <table:table-cell office:value-type="float" office:value="2590" table:style-name="ce44">
            <text:p>2,590</text:p>
          </table:table-cell>
          <table:table-cell office:value-type="float" office:value="2823" table:style-name="ce44">
            <text:p>2,823</text:p>
          </table:table-cell>
          <table:table-cell office:value-type="float" office:value="2924" table:style-name="ce44">
            <text:p>2,924</text:p>
          </table:table-cell>
          <table:table-cell office:value-type="float" office:value="3331" table:style-name="ce44">
            <text:p>3,331</text:p>
          </table:table-cell>
          <table:table-cell office:value-type="float" office:value="3242" table:style-name="ce45">
            <text:p>3,242</text:p>
          </table:table-cell>
          <table:table-cell office:value-type="float" office:value="18329" table:style-name="ce44">
            <text:p>18,329</text:p>
          </table:table-cell>
          <table:table-cell office:value-type="float" office:value="3587" table:style-name="ce44">
            <text:p>3,587</text:p>
          </table:table-cell>
          <table:table-cell office:value-type="float" office:value="3580" table:style-name="ce44">
            <text:p>3,580</text:p>
          </table:table-cell>
          <table:table-cell office:value-type="float" office:value="3349" table:style-name="ce44">
            <text:p>3,349</text:p>
          </table:table-cell>
          <table:table-cell office:value-type="float" office:value="3856" table:style-name="ce44">
            <text:p>3,856</text:p>
          </table:table-cell>
          <table:table-cell office:value-type="float" office:value="3957" table:style-name="ce45">
            <text:p>3,957</text:p>
          </table:table-cell>
          <table:table-cell office:value-type="float" office:value="20318" table:style-name="ce44">
            <text:p>20,318</text:p>
          </table:table-cell>
          <table:table-cell office:value-type="float" office:value="4060" table:style-name="ce44">
            <text:p>4,060</text:p>
          </table:table-cell>
          <table:table-cell office:value-type="float" office:value="4045" table:style-name="ce44">
            <text:p>4,045</text:p>
          </table:table-cell>
          <table:table-cell office:value-type="float" office:value="4150" table:style-name="ce44">
            <text:p>4,150</text:p>
          </table:table-cell>
          <table:table-cell office:value-type="float" office:value="4050" table:style-name="ce44">
            <text:p>4,050</text:p>
          </table:table-cell>
          <table:table-cell office:value-type="float" office:value="4013" table:style-name="ce45">
            <text:p>4,013</text:p>
          </table:table-cell>
          <table:table-cell office:value-type="float" office:value="19482" table:style-name="ce44">
            <text:p>19,482</text:p>
          </table:table-cell>
          <table:table-cell office:value-type="float" office:value="4018" table:style-name="ce44">
            <text:p>4,018</text:p>
          </table:table-cell>
          <table:table-cell office:value-type="float" office:value="4038" table:style-name="ce44">
            <text:p>4,038</text:p>
          </table:table-cell>
          <table:table-cell office:value-type="float" office:value="4009" table:style-name="ce44">
            <text:p>4,009</text:p>
          </table:table-cell>
          <table:table-cell office:value-type="float" office:value="3838" table:style-name="ce44">
            <text:p>3,838</text:p>
          </table:table-cell>
          <table:table-cell office:value-type="float" office:value="3579" table:style-name="ce45">
            <text:p>3,579</text:p>
          </table:table-cell>
          <table:table-cell office:value-type="float" office:value="21926" table:style-name="ce44">
            <text:p>21,926</text:p>
          </table:table-cell>
          <table:table-cell office:value-type="float" office:value="3879" table:style-name="ce44">
            <text:p>3,879</text:p>
          </table:table-cell>
          <table:table-cell office:value-type="float" office:value="4172" table:style-name="ce44">
            <text:p>4,172</text:p>
          </table:table-cell>
          <table:table-cell office:value-type="float" office:value="4474" table:style-name="ce44">
            <text:p>4,474</text:p>
          </table:table-cell>
          <table:table-cell office:value-type="float" office:value="4647" table:style-name="ce44">
            <text:p>4,647</text:p>
          </table:table-cell>
          <table:table-cell office:value-type="float" office:value="4754" table:style-name="ce45">
            <text:p>4,754</text:p>
          </table:table-cell>
          <table:table-cell office:value-type="float" office:value="22371" table:style-name="ce44">
            <text:p>22,371</text:p>
          </table:table-cell>
          <table:table-cell office:value-type="float" office:value="4590" table:style-name="ce44">
            <text:p>4,590</text:p>
          </table:table-cell>
          <table:table-cell office:value-type="float" office:value="4628" table:style-name="ce44">
            <text:p>4,628</text:p>
          </table:table-cell>
          <table:table-cell office:value-type="float" office:value="4532" table:style-name="ce44">
            <text:p>4,532</text:p>
          </table:table-cell>
          <table:table-cell office:value-type="float" office:value="4240" table:style-name="ce44">
            <text:p>4,240</text:p>
          </table:table-cell>
          <table:table-cell office:value-type="float" office:value="4381" table:style-name="ce45">
            <text:p>4,381</text:p>
          </table:table-cell>
          <table:table-cell office:value-type="float" office:value="19904" table:style-name="ce44">
            <text:p>19,904</text:p>
          </table:table-cell>
          <table:table-cell office:value-type="float" office:value="3982" table:style-name="ce44">
            <text:p>3,982</text:p>
          </table:table-cell>
          <table:table-cell office:value-type="float" office:value="3890" table:style-name="ce44">
            <text:p>3,890</text:p>
          </table:table-cell>
          <table:table-cell office:value-type="float" office:value="3999" table:style-name="ce44">
            <text:p>3,999</text:p>
          </table:table-cell>
          <table:table-cell office:value-type="float" office:value="3977" table:style-name="ce44">
            <text:p>3,977</text:p>
          </table:table-cell>
          <table:table-cell office:value-type="float" office:value="4056" table:style-name="ce45">
            <text:p>4,056</text:p>
          </table:table-cell>
          <table:table-cell office:value-type="float" office:value="21138" table:style-name="ce44">
            <text:p>21,138</text:p>
          </table:table-cell>
          <table:table-cell office:value-type="float" office:value="4241" table:style-name="ce44">
            <text:p>4,241</text:p>
          </table:table-cell>
          <table:table-cell office:value-type="float" office:value="4300" table:style-name="ce44">
            <text:p>4,300</text:p>
          </table:table-cell>
          <table:table-cell office:value-type="float" office:value="4307" table:style-name="ce44">
            <text:p>4,307</text:p>
          </table:table-cell>
          <table:table-cell office:value-type="float" office:value="4163" table:style-name="ce44">
            <text:p>4,163</text:p>
          </table:table-cell>
          <table:table-cell office:value-type="float" office:value="4127" table:style-name="ce45">
            <text:p>4,127</text:p>
          </table:table-cell>
          <table:table-cell office:value-type="float" office:value="21959" table:style-name="ce44">
            <text:p>21,959</text:p>
          </table:table-cell>
          <table:table-cell office:value-type="float" office:value="4194" table:style-name="ce44">
            <text:p>4,194</text:p>
          </table:table-cell>
          <table:table-cell office:value-type="float" office:value="4445" table:style-name="ce44">
            <text:p>4,445</text:p>
          </table:table-cell>
          <table:table-cell office:value-type="float" office:value="4455" table:style-name="ce44">
            <text:p>4,455</text:p>
          </table:table-cell>
          <table:table-cell office:value-type="float" office:value="4467" table:style-name="ce44">
            <text:p>4,467</text:p>
          </table:table-cell>
          <table:table-cell office:value-type="float" office:value="4398" table:style-name="ce45">
            <text:p>4,398</text:p>
          </table:table-cell>
          <table:table-cell office:value-type="float" office:value="20322" table:style-name="ce44">
            <text:p>20,322</text:p>
          </table:table-cell>
          <table:table-cell office:value-type="float" office:value="4336" table:style-name="ce44">
            <text:p>4,336</text:p>
          </table:table-cell>
          <table:table-cell office:value-type="float" office:value="4277" table:style-name="ce44">
            <text:p>4,277</text:p>
          </table:table-cell>
          <table:table-cell office:value-type="float" office:value="4296" table:style-name="ce44">
            <text:p>4,296</text:p>
          </table:table-cell>
          <table:table-cell office:value-type="float" office:value="3596" table:style-name="ce44">
            <text:p>3,596</text:p>
          </table:table-cell>
          <table:table-cell office:value-type="float" office:value="3817" table:style-name="ce45">
            <text:p>3,817</text:p>
          </table:table-cell>
          <table:table-cell office:value-type="float" office:value="15965" table:style-name="ce44">
            <text:p>15,965</text:p>
          </table:table-cell>
          <table:table-cell office:value-type="float" office:value="3502" table:style-name="ce44">
            <text:p>3,502</text:p>
          </table:table-cell>
          <table:table-cell office:value-type="float" office:value="3490" table:style-name="ce44">
            <text:p>3,490</text:p>
          </table:table-cell>
          <table:table-cell office:value-type="float" office:value="3151" table:style-name="ce44">
            <text:p>3,151</text:p>
          </table:table-cell>
          <table:table-cell office:value-type="float" office:value="3017" table:style-name="ce44">
            <text:p>3,017</text:p>
          </table:table-cell>
          <table:table-cell office:value-type="float" office:value="2805" table:style-name="ce45">
            <text:p>2,805</text:p>
          </table:table-cell>
          <table:table-cell office:value-type="float" office:value="10253" table:style-name="ce44">
            <text:p>10,253</text:p>
          </table:table-cell>
          <table:table-cell office:value-type="float" office:value="2569" table:style-name="ce44">
            <text:p>2,569</text:p>
          </table:table-cell>
          <table:table-cell office:value-type="float" office:value="2212" table:style-name="ce44">
            <text:p>2,212</text:p>
          </table:table-cell>
          <table:table-cell office:value-type="float" office:value="2073" table:style-name="ce44">
            <text:p>2,073</text:p>
          </table:table-cell>
          <table:table-cell office:value-type="float" office:value="1738" table:style-name="ce44">
            <text:p>1,738</text:p>
          </table:table-cell>
          <table:table-cell office:value-type="float" office:value="1661" table:style-name="ce45">
            <text:p>1,661</text:p>
          </table:table-cell>
          <table:table-cell office:value-type="float" office:value="7069" table:style-name="ce44">
            <text:p>7,069</text:p>
          </table:table-cell>
          <table:table-cell office:value-type="float" office:value="1235" table:style-name="ce44">
            <text:p>1,235</text:p>
          </table:table-cell>
          <table:table-cell office:value-type="float" office:value="1509" table:style-name="ce44">
            <text:p>1,509</text:p>
          </table:table-cell>
          <table:table-cell office:value-type="float" office:value="1433" table:style-name="ce44">
            <text:p>1,433</text:p>
          </table:table-cell>
          <table:table-cell office:value-type="float" office:value="1476" table:style-name="ce44">
            <text:p>1,476</text:p>
          </table:table-cell>
          <table:table-cell office:value-type="float" office:value="1416" table:style-name="ce45">
            <text:p>1,416</text:p>
          </table:table-cell>
          <table:table-cell office:value-type="float" office:value="6217" table:style-name="ce44">
            <text:p>6,217</text:p>
          </table:table-cell>
          <table:table-cell office:value-type="float" office:value="1474" table:style-name="ce44">
            <text:p>1,474</text:p>
          </table:table-cell>
          <table:table-cell office:value-type="float" office:value="1417" table:style-name="ce44">
            <text:p>1,417</text:p>
          </table:table-cell>
          <table:table-cell office:value-type="float" office:value="1183" table:style-name="ce44">
            <text:p>1,183</text:p>
          </table:table-cell>
          <table:table-cell office:value-type="float" office:value="1174" table:style-name="ce44">
            <text:p>1,174</text:p>
          </table:table-cell>
          <table:table-cell office:value-type="float" office:value="969" table:style-name="ce45">
            <text:p>969</text:p>
          </table:table-cell>
          <table:table-cell office:value-type="float" office:value="3415" table:style-name="ce44">
            <text:p>3,415</text:p>
          </table:table-cell>
          <table:table-cell office:value-type="float" office:value="863" table:style-name="ce44">
            <text:p>863</text:p>
          </table:table-cell>
          <table:table-cell office:value-type="float" office:value="775" table:style-name="ce44">
            <text:p>775</text:p>
          </table:table-cell>
          <table:table-cell office:value-type="float" office:value="655" table:style-name="ce44">
            <text:p>655</text:p>
          </table:table-cell>
          <table:table-cell office:value-type="float" office:value="590" table:style-name="ce44">
            <text:p>590</text:p>
          </table:table-cell>
          <table:table-cell office:value-type="float" office:value="532" table:style-name="ce45">
            <text:p>532</text:p>
          </table:table-cell>
          <table:table-cell office:value-type="float" office:value="1420" table:style-name="ce44">
            <text:p>1,420</text:p>
          </table:table-cell>
          <table:table-cell office:value-type="float" office:value="411" table:style-name="ce44">
            <text:p>411</text:p>
          </table:table-cell>
          <table:table-cell office:value-type="float" office:value="357" table:style-name="ce44">
            <text:p>357</text:p>
          </table:table-cell>
          <table:table-cell office:value-type="float" office:value="269" table:style-name="ce44">
            <text:p>269</text:p>
          </table:table-cell>
          <table:table-cell office:value-type="float" office:value="218" table:style-name="ce44">
            <text:p>218</text:p>
          </table:table-cell>
          <table:table-cell office:value-type="float" office:value="165" table:style-name="ce45">
            <text:p>165</text:p>
          </table:table-cell>
          <table:table-cell office:value-type="float" office:value="273" table:style-name="ce44">
            <text:p>273</text:p>
          </table:table-cell>
          <table:table-cell office:value-type="float" office:value="108" table:style-name="ce44">
            <text:p>108</text:p>
          </table:table-cell>
          <table:table-cell office:value-type="float" office:value="64" table:style-name="ce44">
            <text:p>64</text:p>
          </table:table-cell>
          <table:table-cell office:value-type="float" office:value="42" table:style-name="ce44">
            <text:p>42</text:p>
          </table:table-cell>
          <table:table-cell office:value-type="float" office:value="31" table:style-name="ce44">
            <text:p>31</text:p>
          </table:table-cell>
          <table:table-cell office:value-type="float" office:value="28" table:style-name="ce45">
            <text:p>28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2232" table:style-name="ce48">
            <text:p>262,232</text:p>
          </table:table-cell>
          <table:table-cell office:value-type="float" office:value="8365" table:style-name="ce49">
            <text:p>8,365</text:p>
          </table:table-cell>
          <table:table-cell office:value-type="float" office:value="1268" table:style-name="ce48">
            <text:p>1,268</text:p>
          </table:table-cell>
          <table:table-cell office:value-type="float" office:value="1476" table:style-name="ce48">
            <text:p>1,476</text:p>
          </table:table-cell>
          <table:table-cell office:value-type="float" office:value="1670" table:style-name="ce48">
            <text:p>1,670</text:p>
          </table:table-cell>
          <table:table-cell office:value-type="float" office:value="1895" table:style-name="ce48">
            <text:p>1,895</text:p>
          </table:table-cell>
          <table:table-cell office:value-type="float" office:value="2056" table:style-name="ce48">
            <text:p>2,056</text:p>
          </table:table-cell>
          <table:table-cell office:value-type="float" office:value="12153" table:style-name="ce48">
            <text:p>12,153</text:p>
          </table:table-cell>
          <table:table-cell office:value-type="float" office:value="2346" table:style-name="ce48">
            <text:p>2,346</text:p>
          </table:table-cell>
          <table:table-cell office:value-type="float" office:value="2499" table:style-name="ce48">
            <text:p>2,499</text:p>
          </table:table-cell>
          <table:table-cell office:value-type="float" office:value="2235" table:style-name="ce48">
            <text:p>2,235</text:p>
          </table:table-cell>
          <table:table-cell office:value-type="float" office:value="2693" table:style-name="ce48">
            <text:p>2,693</text:p>
          </table:table-cell>
          <table:table-cell office:value-type="float" office:value="2380" table:style-name="ce49">
            <text:p>2,380</text:p>
          </table:table-cell>
          <table:table-cell office:value-type="float" office:value="10864" table:style-name="ce48">
            <text:p>10,864</text:p>
          </table:table-cell>
          <table:table-cell office:value-type="float" office:value="1934" table:style-name="ce48">
            <text:p>1,934</text:p>
          </table:table-cell>
          <table:table-cell office:value-type="float" office:value="2108" table:style-name="ce48">
            <text:p>2,108</text:p>
          </table:table-cell>
          <table:table-cell office:value-type="float" office:value="2149" table:style-name="ce48">
            <text:p>2,149</text:p>
          </table:table-cell>
          <table:table-cell office:value-type="float" office:value="2319" table:style-name="ce48">
            <text:p>2,319</text:p>
          </table:table-cell>
          <table:table-cell office:value-type="float" office:value="2354" table:style-name="ce49">
            <text:p>2,354</text:p>
          </table:table-cell>
          <table:table-cell office:value-type="float" office:value="13002" table:style-name="ce48">
            <text:p>13,002</text:p>
          </table:table-cell>
          <table:table-cell office:value-type="float" office:value="2312" table:style-name="ce48">
            <text:p>2,312</text:p>
          </table:table-cell>
          <table:table-cell office:value-type="float" office:value="2459" table:style-name="ce48">
            <text:p>2,459</text:p>
          </table:table-cell>
          <table:table-cell office:value-type="float" office:value="2439" table:style-name="ce48">
            <text:p>2,439</text:p>
          </table:table-cell>
          <table:table-cell office:value-type="float" office:value="2819" table:style-name="ce48">
            <text:p>2,819</text:p>
          </table:table-cell>
          <table:table-cell office:value-type="float" office:value="2973" table:style-name="ce49">
            <text:p>2,973</text:p>
          </table:table-cell>
          <table:table-cell office:value-type="float" office:value="16649" table:style-name="ce48">
            <text:p>16,649</text:p>
          </table:table-cell>
          <table:table-cell office:value-type="float" office:value="3324" table:style-name="ce48">
            <text:p>3,324</text:p>
          </table:table-cell>
          <table:table-cell office:value-type="float" office:value="3233" table:style-name="ce48">
            <text:p>3,233</text:p>
          </table:table-cell>
          <table:table-cell office:value-type="float" office:value="2982" table:style-name="ce48">
            <text:p>2,982</text:p>
          </table:table-cell>
          <table:table-cell office:value-type="float" office:value="3389" table:style-name="ce48">
            <text:p>3,389</text:p>
          </table:table-cell>
          <table:table-cell office:value-type="float" office:value="3721" table:style-name="ce49">
            <text:p>3,721</text:p>
          </table:table-cell>
          <table:table-cell office:value-type="float" office:value="17605" table:style-name="ce48">
            <text:p>17,605</text:p>
          </table:table-cell>
          <table:table-cell office:value-type="float" office:value="3558" table:style-name="ce48">
            <text:p>3,558</text:p>
          </table:table-cell>
          <table:table-cell office:value-type="float" office:value="3613" table:style-name="ce48">
            <text:p>3,613</text:p>
          </table:table-cell>
          <table:table-cell office:value-type="float" office:value="3510" table:style-name="ce48">
            <text:p>3,510</text:p>
          </table:table-cell>
          <table:table-cell office:value-type="float" office:value="3585" table:style-name="ce48">
            <text:p>3,585</text:p>
          </table:table-cell>
          <table:table-cell office:value-type="float" office:value="3339" table:style-name="ce49">
            <text:p>3,339</text:p>
          </table:table-cell>
          <table:table-cell office:value-type="float" office:value="16499" table:style-name="ce48">
            <text:p>16,499</text:p>
          </table:table-cell>
          <table:table-cell office:value-type="float" office:value="3411" table:style-name="ce48">
            <text:p>3,411</text:p>
          </table:table-cell>
          <table:table-cell office:value-type="float" office:value="3359" table:style-name="ce48">
            <text:p>3,359</text:p>
          </table:table-cell>
          <table:table-cell office:value-type="float" office:value="3339" table:style-name="ce48">
            <text:p>3,339</text:p>
          </table:table-cell>
          <table:table-cell office:value-type="float" office:value="3220" table:style-name="ce48">
            <text:p>3,220</text:p>
          </table:table-cell>
          <table:table-cell office:value-type="float" office:value="3170" table:style-name="ce49">
            <text:p>3,170</text:p>
          </table:table-cell>
          <table:table-cell office:value-type="float" office:value="20255" table:style-name="ce48">
            <text:p>20,255</text:p>
          </table:table-cell>
          <table:table-cell office:value-type="float" office:value="3486" table:style-name="ce48">
            <text:p>3,486</text:p>
          </table:table-cell>
          <table:table-cell office:value-type="float" office:value="3755" table:style-name="ce48">
            <text:p>3,755</text:p>
          </table:table-cell>
          <table:table-cell office:value-type="float" office:value="4062" table:style-name="ce48">
            <text:p>4,062</text:p>
          </table:table-cell>
          <table:table-cell office:value-type="float" office:value="4499" table:style-name="ce48">
            <text:p>4,499</text:p>
          </table:table-cell>
          <table:table-cell office:value-type="float" office:value="4453" table:style-name="ce49">
            <text:p>4,453</text:p>
          </table:table-cell>
          <table:table-cell office:value-type="float" office:value="21480" table:style-name="ce48">
            <text:p>21,480</text:p>
          </table:table-cell>
          <table:table-cell office:value-type="float" office:value="4372" table:style-name="ce48">
            <text:p>4,372</text:p>
          </table:table-cell>
          <table:table-cell office:value-type="float" office:value="4534" table:style-name="ce48">
            <text:p>4,534</text:p>
          </table:table-cell>
          <table:table-cell office:value-type="float" office:value="4333" table:style-name="ce48">
            <text:p>4,333</text:p>
          </table:table-cell>
          <table:table-cell office:value-type="float" office:value="4022" table:style-name="ce48">
            <text:p>4,022</text:p>
          </table:table-cell>
          <table:table-cell office:value-type="float" office:value="4219" table:style-name="ce49">
            <text:p>4,219</text:p>
          </table:table-cell>
          <table:table-cell office:value-type="float" office:value="18381" table:style-name="ce48">
            <text:p>18,381</text:p>
          </table:table-cell>
          <table:table-cell office:value-type="float" office:value="3870" table:style-name="ce48">
            <text:p>3,870</text:p>
          </table:table-cell>
          <table:table-cell office:value-type="float" office:value="3560" table:style-name="ce48">
            <text:p>3,560</text:p>
          </table:table-cell>
          <table:table-cell office:value-type="float" office:value="3578" table:style-name="ce48">
            <text:p>3,578</text:p>
          </table:table-cell>
          <table:table-cell office:value-type="float" office:value="3639" table:style-name="ce48">
            <text:p>3,639</text:p>
          </table:table-cell>
          <table:table-cell office:value-type="float" office:value="3734" table:style-name="ce49">
            <text:p>3,734</text:p>
          </table:table-cell>
          <table:table-cell office:value-type="float" office:value="18961" table:style-name="ce48">
            <text:p>18,961</text:p>
          </table:table-cell>
          <table:table-cell office:value-type="float" office:value="3892" table:style-name="ce48">
            <text:p>3,892</text:p>
          </table:table-cell>
          <table:table-cell office:value-type="float" office:value="3840" table:style-name="ce48">
            <text:p>3,840</text:p>
          </table:table-cell>
          <table:table-cell office:value-type="float" office:value="3824" table:style-name="ce48">
            <text:p>3,824</text:p>
          </table:table-cell>
          <table:table-cell office:value-type="float" office:value="3707" table:style-name="ce48">
            <text:p>3,707</text:p>
          </table:table-cell>
          <table:table-cell office:value-type="float" office:value="3698" table:style-name="ce49">
            <text:p>3,698</text:p>
          </table:table-cell>
          <table:table-cell office:value-type="float" office:value="20022" table:style-name="ce48">
            <text:p>20,022</text:p>
          </table:table-cell>
          <table:table-cell office:value-type="float" office:value="3764" table:style-name="ce48">
            <text:p>3,764</text:p>
          </table:table-cell>
          <table:table-cell office:value-type="float" office:value="3999" table:style-name="ce48">
            <text:p>3,999</text:p>
          </table:table-cell>
          <table:table-cell office:value-type="float" office:value="4065" table:style-name="ce48">
            <text:p>4,065</text:p>
          </table:table-cell>
          <table:table-cell office:value-type="float" office:value="4123" table:style-name="ce48">
            <text:p>4,123</text:p>
          </table:table-cell>
          <table:table-cell office:value-type="float" office:value="4071" table:style-name="ce49">
            <text:p>4,071</text:p>
          </table:table-cell>
          <table:table-cell office:value-type="float" office:value="18626" table:style-name="ce48">
            <text:p>18,626</text:p>
          </table:table-cell>
          <table:table-cell office:value-type="float" office:value="3910" table:style-name="ce48">
            <text:p>3,910</text:p>
          </table:table-cell>
          <table:table-cell office:value-type="float" office:value="3943" table:style-name="ce48">
            <text:p>3,943</text:p>
          </table:table-cell>
          <table:table-cell office:value-type="float" office:value="3844" table:style-name="ce48">
            <text:p>3,844</text:p>
          </table:table-cell>
          <table:table-cell office:value-type="float" office:value="3421" table:style-name="ce48">
            <text:p>3,421</text:p>
          </table:table-cell>
          <table:table-cell office:value-type="float" office:value="3508" table:style-name="ce49">
            <text:p>3,508</text:p>
          </table:table-cell>
          <table:table-cell office:value-type="float" office:value="15568" table:style-name="ce48">
            <text:p>15,568</text:p>
          </table:table-cell>
          <table:table-cell office:value-type="float" office:value="3218" table:style-name="ce48">
            <text:p>3,218</text:p>
          </table:table-cell>
          <table:table-cell office:value-type="float" office:value="3343" table:style-name="ce48">
            <text:p>3,343</text:p>
          </table:table-cell>
          <table:table-cell office:value-type="float" office:value="2975" table:style-name="ce48">
            <text:p>2,975</text:p>
          </table:table-cell>
          <table:table-cell office:value-type="float" office:value="3063" table:style-name="ce48">
            <text:p>3,063</text:p>
          </table:table-cell>
          <table:table-cell office:value-type="float" office:value="2969" table:style-name="ce49">
            <text:p>2,969</text:p>
          </table:table-cell>
          <table:table-cell office:value-type="float" office:value="10892" table:style-name="ce48">
            <text:p>10,892</text:p>
          </table:table-cell>
          <table:table-cell office:value-type="float" office:value="2624" table:style-name="ce48">
            <text:p>2,624</text:p>
          </table:table-cell>
          <table:table-cell office:value-type="float" office:value="2290" table:style-name="ce48">
            <text:p>2,290</text:p>
          </table:table-cell>
          <table:table-cell office:value-type="float" office:value="2336" table:style-name="ce48">
            <text:p>2,336</text:p>
          </table:table-cell>
          <table:table-cell office:value-type="float" office:value="1865" table:style-name="ce48">
            <text:p>1,865</text:p>
          </table:table-cell>
          <table:table-cell office:value-type="float" office:value="1777" table:style-name="ce49">
            <text:p>1,777</text:p>
          </table:table-cell>
          <table:table-cell office:value-type="float" office:value="8019" table:style-name="ce48">
            <text:p>8,019</text:p>
          </table:table-cell>
          <table:table-cell office:value-type="float" office:value="1370" table:style-name="ce48">
            <text:p>1,370</text:p>
          </table:table-cell>
          <table:table-cell office:value-type="float" office:value="1635" table:style-name="ce48">
            <text:p>1,635</text:p>
          </table:table-cell>
          <table:table-cell office:value-type="float" office:value="1655" table:style-name="ce48">
            <text:p>1,655</text:p>
          </table:table-cell>
          <table:table-cell office:value-type="float" office:value="1696" table:style-name="ce48">
            <text:p>1,696</text:p>
          </table:table-cell>
          <table:table-cell office:value-type="float" office:value="1663" table:style-name="ce49">
            <text:p>1,663</text:p>
          </table:table-cell>
          <table:table-cell office:value-type="float" office:value="7493" table:style-name="ce48">
            <text:p>7,493</text:p>
          </table:table-cell>
          <table:table-cell office:value-type="float" office:value="1697" table:style-name="ce48">
            <text:p>1,697</text:p>
          </table:table-cell>
          <table:table-cell office:value-type="float" office:value="1655" table:style-name="ce48">
            <text:p>1,655</text:p>
          </table:table-cell>
          <table:table-cell office:value-type="float" office:value="1454" table:style-name="ce48">
            <text:p>1,454</text:p>
          </table:table-cell>
          <table:table-cell office:value-type="float" office:value="1423" table:style-name="ce48">
            <text:p>1,423</text:p>
          </table:table-cell>
          <table:table-cell office:value-type="float" office:value="1264" table:style-name="ce49">
            <text:p>1,264</text:p>
          </table:table-cell>
          <table:table-cell office:value-type="float" office:value="4706" table:style-name="ce48">
            <text:p>4,706</text:p>
          </table:table-cell>
          <table:table-cell office:value-type="float" office:value="1061" table:style-name="ce48">
            <text:p>1,061</text:p>
          </table:table-cell>
          <table:table-cell office:value-type="float" office:value="1072" table:style-name="ce48">
            <text:p>1,072</text:p>
          </table:table-cell>
          <table:table-cell office:value-type="float" office:value="967" table:style-name="ce48">
            <text:p>967</text:p>
          </table:table-cell>
          <table:table-cell office:value-type="float" office:value="847" table:style-name="ce48">
            <text:p>847</text:p>
          </table:table-cell>
          <table:table-cell office:value-type="float" office:value="759" table:style-name="ce49">
            <text:p>759</text:p>
          </table:table-cell>
          <table:table-cell office:value-type="float" office:value="2112" table:style-name="ce48">
            <text:p>2,112</text:p>
          </table:table-cell>
          <table:table-cell office:value-type="float" office:value="555" table:style-name="ce48">
            <text:p>555</text:p>
          </table:table-cell>
          <table:table-cell office:value-type="float" office:value="533" table:style-name="ce48">
            <text:p>533</text:p>
          </table:table-cell>
          <table:table-cell office:value-type="float" office:value="419" table:style-name="ce48">
            <text:p>419</text:p>
          </table:table-cell>
          <table:table-cell office:value-type="float" office:value="326" table:style-name="ce48">
            <text:p>326</text:p>
          </table:table-cell>
          <table:table-cell office:value-type="float" office:value="279" table:style-name="ce49">
            <text:p>279</text:p>
          </table:table-cell>
          <table:table-cell office:value-type="float" office:value="506" table:style-name="ce48">
            <text:p>506</text:p>
          </table:table-cell>
          <table:table-cell office:value-type="float" office:value="181" table:style-name="ce48">
            <text:p>181</text:p>
          </table:table-cell>
          <table:table-cell office:value-type="float" office:value="131" table:style-name="ce48">
            <text:p>131</text:p>
          </table:table-cell>
          <table:table-cell office:value-type="float" office:value="95" table:style-name="ce48">
            <text:p>95</text:p>
          </table:table-cell>
          <table:table-cell office:value-type="float" office:value="66" table:style-name="ce48">
            <text:p>66</text:p>
          </table:table-cell>
          <table:table-cell office:value-type="float" office:value="33" table:style-name="ce49">
            <text:p>33</text:p>
          </table:table-cell>
          <table:table-cell office:value-type="float" office:value="74" table:style-name="ce48">
            <text:p>7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2673" table:style-name="ce44">
            <text:p>1,262,673</text:p>
          </table:table-cell>
          <table:table-cell office:value-type="float" office:value="52012" table:style-name="ce44">
            <text:p>52,012</text:p>
          </table:table-cell>
          <table:table-cell office:value-type="float" office:value="10448" table:style-name="ce44">
            <text:p>10,448</text:p>
          </table:table-cell>
          <table:table-cell office:value-type="float" office:value="10536" table:style-name="ce44">
            <text:p>10,536</text:p>
          </table:table-cell>
          <table:table-cell office:value-type="float" office:value="10174" table:style-name="ce44">
            <text:p>10,174</text:p>
          </table:table-cell>
          <table:table-cell office:value-type="float" office:value="10142" table:style-name="ce44">
            <text:p>10,142</text:p>
          </table:table-cell>
          <table:table-cell office:value-type="float" office:value="10712" table:style-name="ce44">
            <text:p>10,712</text:p>
          </table:table-cell>
          <table:table-cell office:value-type="float" office:value="54293" table:style-name="ce44">
            <text:p>54,293</text:p>
          </table:table-cell>
          <table:table-cell office:value-type="float" office:value="10827" table:style-name="ce44">
            <text:p>10,827</text:p>
          </table:table-cell>
          <table:table-cell office:value-type="float" office:value="10809" table:style-name="ce44">
            <text:p>10,809</text:p>
          </table:table-cell>
          <table:table-cell office:value-type="float" office:value="9889" table:style-name="ce44">
            <text:p>9,889</text:p>
          </table:table-cell>
          <table:table-cell office:value-type="float" office:value="11849" table:style-name="ce44">
            <text:p>11,849</text:p>
          </table:table-cell>
          <table:table-cell office:value-type="float" office:value="10919" table:style-name="ce45">
            <text:p>10,919</text:p>
          </table:table-cell>
          <table:table-cell office:value-type="float" office:value="51961" table:style-name="ce44">
            <text:p>51,961</text:p>
          </table:table-cell>
          <table:table-cell office:value-type="float" office:value="8967" table:style-name="ce44">
            <text:p>8,967</text:p>
          </table:table-cell>
          <table:table-cell office:value-type="float" office:value="10171" table:style-name="ce44">
            <text:p>10,171</text:p>
          </table:table-cell>
          <table:table-cell office:value-type="float" office:value="10632" table:style-name="ce44">
            <text:p>10,632</text:p>
          </table:table-cell>
          <table:table-cell office:value-type="float" office:value="10836" table:style-name="ce44">
            <text:p>10,836</text:p>
          </table:table-cell>
          <table:table-cell office:value-type="float" office:value="11355" table:style-name="ce45">
            <text:p>11,355</text:p>
          </table:table-cell>
          <table:table-cell office:value-type="float" office:value="66295" table:style-name="ce44">
            <text:p>66,295</text:p>
          </table:table-cell>
          <table:table-cell office:value-type="float" office:value="11548" table:style-name="ce44">
            <text:p>11,548</text:p>
          </table:table-cell>
          <table:table-cell office:value-type="float" office:value="12621" table:style-name="ce44">
            <text:p>12,621</text:p>
          </table:table-cell>
          <table:table-cell office:value-type="float" office:value="13242" table:style-name="ce44">
            <text:p>13,242</text:p>
          </table:table-cell>
          <table:table-cell office:value-type="float" office:value="14202" table:style-name="ce44">
            <text:p>14,202</text:p>
          </table:table-cell>
          <table:table-cell office:value-type="float" office:value="14682" table:style-name="ce45">
            <text:p>14,682</text:p>
          </table:table-cell>
          <table:table-cell office:value-type="float" office:value="85062" table:style-name="ce44">
            <text:p>85,062</text:p>
          </table:table-cell>
          <table:table-cell office:value-type="float" office:value="17078" table:style-name="ce44">
            <text:p>17,078</text:p>
          </table:table-cell>
          <table:table-cell office:value-type="float" office:value="16308" table:style-name="ce44">
            <text:p>16,308</text:p>
          </table:table-cell>
          <table:table-cell office:value-type="float" office:value="15836" table:style-name="ce44">
            <text:p>15,836</text:p>
          </table:table-cell>
          <table:table-cell office:value-type="float" office:value="17589" table:style-name="ce44">
            <text:p>17,589</text:p>
          </table:table-cell>
          <table:table-cell office:value-type="float" office:value="18251" table:style-name="ce45">
            <text:p>18,251</text:p>
          </table:table-cell>
          <table:table-cell office:value-type="float" office:value="89643" table:style-name="ce44">
            <text:p>89,643</text:p>
          </table:table-cell>
          <table:table-cell office:value-type="float" office:value="17929" table:style-name="ce44">
            <text:p>17,929</text:p>
          </table:table-cell>
          <table:table-cell office:value-type="float" office:value="17746" table:style-name="ce44">
            <text:p>17,746</text:p>
          </table:table-cell>
          <table:table-cell office:value-type="float" office:value="18091" table:style-name="ce44">
            <text:p>18,091</text:p>
          </table:table-cell>
          <table:table-cell office:value-type="float" office:value="18242" table:style-name="ce44">
            <text:p>18,242</text:p>
          </table:table-cell>
          <table:table-cell office:value-type="float" office:value="17635" table:style-name="ce45">
            <text:p>17,635</text:p>
          </table:table-cell>
          <table:table-cell office:value-type="float" office:value="88601" table:style-name="ce44">
            <text:p>88,601</text:p>
          </table:table-cell>
          <table:table-cell office:value-type="float" office:value="18184" table:style-name="ce44">
            <text:p>18,184</text:p>
          </table:table-cell>
          <table:table-cell office:value-type="float" office:value="17695" table:style-name="ce44">
            <text:p>17,695</text:p>
          </table:table-cell>
          <table:table-cell office:value-type="float" office:value="18381" table:style-name="ce44">
            <text:p>18,381</text:p>
          </table:table-cell>
          <table:table-cell office:value-type="float" office:value="17356" table:style-name="ce44">
            <text:p>17,356</text:p>
          </table:table-cell>
          <table:table-cell office:value-type="float" office:value="16985" table:style-name="ce45">
            <text:p>16,985</text:p>
          </table:table-cell>
          <table:table-cell office:value-type="float" office:value="100266" table:style-name="ce44">
            <text:p>100,266</text:p>
          </table:table-cell>
          <table:table-cell office:value-type="float" office:value="18240" table:style-name="ce44">
            <text:p>18,240</text:p>
          </table:table-cell>
          <table:table-cell office:value-type="float" office:value="19693" table:style-name="ce44">
            <text:p>19,693</text:p>
          </table:table-cell>
          <table:table-cell office:value-type="float" office:value="20037" table:style-name="ce44">
            <text:p>20,037</text:p>
          </table:table-cell>
          <table:table-cell office:value-type="float" office:value="20865" table:style-name="ce44">
            <text:p>20,865</text:p>
          </table:table-cell>
          <table:table-cell office:value-type="float" office:value="21431" table:style-name="ce45">
            <text:p>21,431</text:p>
          </table:table-cell>
          <table:table-cell office:value-type="float" office:value="103681" table:style-name="ce44">
            <text:p>103,681</text:p>
          </table:table-cell>
          <table:table-cell office:value-type="float" office:value="21179" table:style-name="ce44">
            <text:p>21,179</text:p>
          </table:table-cell>
          <table:table-cell office:value-type="float" office:value="21354" table:style-name="ce44">
            <text:p>21,354</text:p>
          </table:table-cell>
          <table:table-cell office:value-type="float" office:value="20896" table:style-name="ce44">
            <text:p>20,896</text:p>
          </table:table-cell>
          <table:table-cell office:value-type="float" office:value="19776" table:style-name="ce44">
            <text:p>19,776</text:p>
          </table:table-cell>
          <table:table-cell office:value-type="float" office:value="20476" table:style-name="ce45">
            <text:p>20,476</text:p>
          </table:table-cell>
          <table:table-cell office:value-type="float" office:value="87665" table:style-name="ce44">
            <text:p>87,665</text:p>
          </table:table-cell>
          <table:table-cell office:value-type="float" office:value="18546" table:style-name="ce44">
            <text:p>18,546</text:p>
          </table:table-cell>
          <table:table-cell office:value-type="float" office:value="17720" table:style-name="ce44">
            <text:p>17,720</text:p>
          </table:table-cell>
          <table:table-cell office:value-type="float" office:value="17230" table:style-name="ce44">
            <text:p>17,230</text:p>
          </table:table-cell>
          <table:table-cell office:value-type="float" office:value="17078" table:style-name="ce44">
            <text:p>17,078</text:p>
          </table:table-cell>
          <table:table-cell office:value-type="float" office:value="17091" table:style-name="ce45">
            <text:p>17,091</text:p>
          </table:table-cell>
          <table:table-cell office:value-type="float" office:value="88540" table:style-name="ce44">
            <text:p>88,540</text:p>
          </table:table-cell>
          <table:table-cell office:value-type="float" office:value="17556" table:style-name="ce44">
            <text:p>17,556</text:p>
          </table:table-cell>
          <table:table-cell office:value-type="float" office:value="17690" table:style-name="ce44">
            <text:p>17,690</text:p>
          </table:table-cell>
          <table:table-cell office:value-type="float" office:value="17637" table:style-name="ce44">
            <text:p>17,637</text:p>
          </table:table-cell>
          <table:table-cell office:value-type="float" office:value="17675" table:style-name="ce44">
            <text:p>17,675</text:p>
          </table:table-cell>
          <table:table-cell office:value-type="float" office:value="17982" table:style-name="ce45">
            <text:p>17,982</text:p>
          </table:table-cell>
          <table:table-cell office:value-type="float" office:value="93741" table:style-name="ce44">
            <text:p>93,741</text:p>
          </table:table-cell>
          <table:table-cell office:value-type="float" office:value="17974" table:style-name="ce44">
            <text:p>17,974</text:p>
          </table:table-cell>
          <table:table-cell office:value-type="float" office:value="19042" table:style-name="ce44">
            <text:p>19,042</text:p>
          </table:table-cell>
          <table:table-cell office:value-type="float" office:value="18782" table:style-name="ce44">
            <text:p>18,782</text:p>
          </table:table-cell>
          <table:table-cell office:value-type="float" office:value="19139" table:style-name="ce44">
            <text:p>19,139</text:p>
          </table:table-cell>
          <table:table-cell office:value-type="float" office:value="18804" table:style-name="ce45">
            <text:p>18,804</text:p>
          </table:table-cell>
          <table:table-cell office:value-type="float" office:value="87227" table:style-name="ce44">
            <text:p>87,227</text:p>
          </table:table-cell>
          <table:table-cell office:value-type="float" office:value="18281" table:style-name="ce44">
            <text:p>18,281</text:p>
          </table:table-cell>
          <table:table-cell office:value-type="float" office:value="18006" table:style-name="ce44">
            <text:p>18,006</text:p>
          </table:table-cell>
          <table:table-cell office:value-type="float" office:value="18251" table:style-name="ce44">
            <text:p>18,251</text:p>
          </table:table-cell>
          <table:table-cell office:value-type="float" office:value="16060" table:style-name="ce44">
            <text:p>16,060</text:p>
          </table:table-cell>
          <table:table-cell office:value-type="float" office:value="16629" table:style-name="ce45">
            <text:p>16,629</text:p>
          </table:table-cell>
          <table:table-cell office:value-type="float" office:value="73871" table:style-name="ce44">
            <text:p>73,871</text:p>
          </table:table-cell>
          <table:table-cell office:value-type="float" office:value="16088" table:style-name="ce44">
            <text:p>16,088</text:p>
          </table:table-cell>
          <table:table-cell office:value-type="float" office:value="15391" table:style-name="ce44">
            <text:p>15,391</text:p>
          </table:table-cell>
          <table:table-cell office:value-type="float" office:value="14228" table:style-name="ce44">
            <text:p>14,228</text:p>
          </table:table-cell>
          <table:table-cell office:value-type="float" office:value="14038" table:style-name="ce44">
            <text:p>14,038</text:p>
          </table:table-cell>
          <table:table-cell office:value-type="float" office:value="14126" table:style-name="ce45">
            <text:p>14,126</text:p>
          </table:table-cell>
          <table:table-cell office:value-type="float" office:value="50174" table:style-name="ce44">
            <text:p>50,174</text:p>
          </table:table-cell>
          <table:table-cell office:value-type="float" office:value="12207" table:style-name="ce44">
            <text:p>12,207</text:p>
          </table:table-cell>
          <table:table-cell office:value-type="float" office:value="10824" table:style-name="ce44">
            <text:p>10,824</text:p>
          </table:table-cell>
          <table:table-cell office:value-type="float" office:value="10775" table:style-name="ce44">
            <text:p>10,775</text:p>
          </table:table-cell>
          <table:table-cell office:value-type="float" office:value="8769" table:style-name="ce44">
            <text:p>8,769</text:p>
          </table:table-cell>
          <table:table-cell office:value-type="float" office:value="7599" table:style-name="ce45">
            <text:p>7,599</text:p>
          </table:table-cell>
          <table:table-cell office:value-type="float" office:value="33238" table:style-name="ce44">
            <text:p>33,238</text:p>
          </table:table-cell>
          <table:table-cell office:value-type="float" office:value="5519" table:style-name="ce44">
            <text:p>5,519</text:p>
          </table:table-cell>
          <table:table-cell office:value-type="float" office:value="6769" table:style-name="ce44">
            <text:p>6,769</text:p>
          </table:table-cell>
          <table:table-cell office:value-type="float" office:value="7133" table:style-name="ce44">
            <text:p>7,133</text:p>
          </table:table-cell>
          <table:table-cell office:value-type="float" office:value="7052" table:style-name="ce44">
            <text:p>7,052</text:p>
          </table:table-cell>
          <table:table-cell office:value-type="float" office:value="6765" table:style-name="ce45">
            <text:p>6,765</text:p>
          </table:table-cell>
          <table:table-cell office:value-type="float" office:value="29672" table:style-name="ce44">
            <text:p>29,672</text:p>
          </table:table-cell>
          <table:table-cell office:value-type="float" office:value="6757" table:style-name="ce44">
            <text:p>6,757</text:p>
          </table:table-cell>
          <table:table-cell office:value-type="float" office:value="6598" table:style-name="ce44">
            <text:p>6,598</text:p>
          </table:table-cell>
          <table:table-cell office:value-type="float" office:value="6008" table:style-name="ce44">
            <text:p>6,008</text:p>
          </table:table-cell>
          <table:table-cell office:value-type="float" office:value="5345" table:style-name="ce44">
            <text:p>5,345</text:p>
          </table:table-cell>
          <table:table-cell office:value-type="float" office:value="4964" table:style-name="ce45">
            <text:p>4,964</text:p>
          </table:table-cell>
          <table:table-cell office:value-type="float" office:value="17880" table:style-name="ce44">
            <text:p>17,880</text:p>
          </table:table-cell>
          <table:table-cell office:value-type="float" office:value="4541" table:style-name="ce44">
            <text:p>4,541</text:p>
          </table:table-cell>
          <table:table-cell office:value-type="float" office:value="4032" table:style-name="ce44">
            <text:p>4,032</text:p>
          </table:table-cell>
          <table:table-cell office:value-type="float" office:value="3615" table:style-name="ce44">
            <text:p>3,615</text:p>
          </table:table-cell>
          <table:table-cell office:value-type="float" office:value="3029" table:style-name="ce44">
            <text:p>3,029</text:p>
          </table:table-cell>
          <table:table-cell office:value-type="float" office:value="2663" table:style-name="ce45">
            <text:p>2,663</text:p>
          </table:table-cell>
          <table:table-cell office:value-type="float" office:value="7067" table:style-name="ce44">
            <text:p>7,067</text:p>
          </table:table-cell>
          <table:table-cell office:value-type="float" office:value="2154" table:style-name="ce44">
            <text:p>2,154</text:p>
          </table:table-cell>
          <table:table-cell office:value-type="float" office:value="1767" table:style-name="ce44">
            <text:p>1,767</text:p>
          </table:table-cell>
          <table:table-cell office:value-type="float" office:value="1297" table:style-name="ce44">
            <text:p>1,297</text:p>
          </table:table-cell>
          <table:table-cell office:value-type="float" office:value="1005" table:style-name="ce44">
            <text:p>1,005</text:p>
          </table:table-cell>
          <table:table-cell office:value-type="float" office:value="844" table:style-name="ce45">
            <text:p>844</text:p>
          </table:table-cell>
          <table:table-cell office:value-type="float" office:value="1581" table:style-name="ce44">
            <text:p>1,581</text:p>
          </table:table-cell>
          <table:table-cell office:value-type="float" office:value="612" table:style-name="ce44">
            <text:p>612</text:p>
          </table:table-cell>
          <table:table-cell office:value-type="float" office:value="366" table:style-name="ce44">
            <text:p>366</text:p>
          </table:table-cell>
          <table:table-cell office:value-type="float" office:value="294" table:style-name="ce44">
            <text:p>294</text:p>
          </table:table-cell>
          <table:table-cell office:value-type="float" office:value="192" table:style-name="ce44">
            <text:p>192</text:p>
          </table:table-cell>
          <table:table-cell office:value-type="float" office:value="117" table:style-name="ce45">
            <text:p>117</text:p>
          </table:table-cell>
          <table:table-cell office:value-type="float" office:value="203" table:style-name="ce44">
            <text:p>20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1697" table:style-name="ce44">
            <text:p>641,697</text:p>
          </table:table-cell>
          <table:table-cell office:value-type="float" office:value="27023" table:style-name="ce44">
            <text:p>27,023</text:p>
          </table:table-cell>
          <table:table-cell office:value-type="float" office:value="5386" table:style-name="ce46">
            <text:p>5,386</text:p>
          </table:table-cell>
          <table:table-cell office:value-type="float" office:value="5481" table:style-name="ce46">
            <text:p>5,481</text:p>
          </table:table-cell>
          <table:table-cell office:value-type="float" office:value="5270" table:style-name="ce46">
            <text:p>5,270</text:p>
          </table:table-cell>
          <table:table-cell office:value-type="float" office:value="5272" table:style-name="ce46">
            <text:p>5,272</text:p>
          </table:table-cell>
          <table:table-cell office:value-type="float" office:value="5614" table:style-name="ce46">
            <text:p>5,614</text:p>
          </table:table-cell>
          <table:table-cell office:value-type="float" office:value="28257" table:style-name="ce46">
            <text:p>28,257</text:p>
          </table:table-cell>
          <table:table-cell office:value-type="float" office:value="5585" table:style-name="ce46">
            <text:p>5,585</text:p>
          </table:table-cell>
          <table:table-cell office:value-type="float" office:value="5711" table:style-name="ce46">
            <text:p>5,711</text:p>
          </table:table-cell>
          <table:table-cell office:value-type="float" office:value="5121" table:style-name="ce46">
            <text:p>5,121</text:p>
          </table:table-cell>
          <table:table-cell office:value-type="float" office:value="6206" table:style-name="ce46">
            <text:p>6,206</text:p>
          </table:table-cell>
          <table:table-cell office:value-type="float" office:value="5634" table:style-name="ce47">
            <text:p>5,634</text:p>
          </table:table-cell>
          <table:table-cell office:value-type="float" office:value="27386" table:style-name="ce46">
            <text:p>27,386</text:p>
          </table:table-cell>
          <table:table-cell office:value-type="float" office:value="4680" table:style-name="ce46">
            <text:p>4,680</text:p>
          </table:table-cell>
          <table:table-cell office:value-type="float" office:value="5301" table:style-name="ce46">
            <text:p>5,301</text:p>
          </table:table-cell>
          <table:table-cell office:value-type="float" office:value="5540" table:style-name="ce46">
            <text:p>5,540</text:p>
          </table:table-cell>
          <table:table-cell office:value-type="float" office:value="5753" table:style-name="ce46">
            <text:p>5,753</text:p>
          </table:table-cell>
          <table:table-cell office:value-type="float" office:value="6112" table:style-name="ce47">
            <text:p>6,112</text:p>
          </table:table-cell>
          <table:table-cell office:value-type="float" office:value="34799" table:style-name="ce46">
            <text:p>34,799</text:p>
          </table:table-cell>
          <table:table-cell office:value-type="float" office:value="6061" table:style-name="ce46">
            <text:p>6,061</text:p>
          </table:table-cell>
          <table:table-cell office:value-type="float" office:value="6620" table:style-name="ce46">
            <text:p>6,620</text:p>
          </table:table-cell>
          <table:table-cell office:value-type="float" office:value="6973" table:style-name="ce46">
            <text:p>6,973</text:p>
          </table:table-cell>
          <table:table-cell office:value-type="float" office:value="7505" table:style-name="ce46">
            <text:p>7,505</text:p>
          </table:table-cell>
          <table:table-cell office:value-type="float" office:value="7640" table:style-name="ce47">
            <text:p>7,640</text:p>
          </table:table-cell>
          <table:table-cell office:value-type="float" office:value="44415" table:style-name="ce46">
            <text:p>44,415</text:p>
          </table:table-cell>
          <table:table-cell office:value-type="float" office:value="8971" table:style-name="ce46">
            <text:p>8,971</text:p>
          </table:table-cell>
          <table:table-cell office:value-type="float" office:value="8573" table:style-name="ce46">
            <text:p>8,573</text:p>
          </table:table-cell>
          <table:table-cell office:value-type="float" office:value="8198" table:style-name="ce46">
            <text:p>8,198</text:p>
          </table:table-cell>
          <table:table-cell office:value-type="float" office:value="9076" table:style-name="ce46">
            <text:p>9,076</text:p>
          </table:table-cell>
          <table:table-cell office:value-type="float" office:value="9597" table:style-name="ce47">
            <text:p>9,597</text:p>
          </table:table-cell>
          <table:table-cell office:value-type="float" office:value="46618" table:style-name="ce46">
            <text:p>46,618</text:p>
          </table:table-cell>
          <table:table-cell office:value-type="float" office:value="9363" table:style-name="ce46">
            <text:p>9,363</text:p>
          </table:table-cell>
          <table:table-cell office:value-type="float" office:value="9159" table:style-name="ce46">
            <text:p>9,159</text:p>
          </table:table-cell>
          <table:table-cell office:value-type="float" office:value="9330" table:style-name="ce46">
            <text:p>9,330</text:p>
          </table:table-cell>
          <table:table-cell office:value-type="float" office:value="9493" table:style-name="ce46">
            <text:p>9,493</text:p>
          </table:table-cell>
          <table:table-cell office:value-type="float" office:value="9273" table:style-name="ce47">
            <text:p>9,273</text:p>
          </table:table-cell>
          <table:table-cell office:value-type="float" office:value="46314" table:style-name="ce46">
            <text:p>46,314</text:p>
          </table:table-cell>
          <table:table-cell office:value-type="float" office:value="9504" table:style-name="ce46">
            <text:p>9,504</text:p>
          </table:table-cell>
          <table:table-cell office:value-type="float" office:value="9240" table:style-name="ce46">
            <text:p>9,240</text:p>
          </table:table-cell>
          <table:table-cell office:value-type="float" office:value="9635" table:style-name="ce46">
            <text:p>9,635</text:p>
          </table:table-cell>
          <table:table-cell office:value-type="float" office:value="9115" table:style-name="ce46">
            <text:p>9,115</text:p>
          </table:table-cell>
          <table:table-cell office:value-type="float" office:value="8820" table:style-name="ce47">
            <text:p>8,820</text:p>
          </table:table-cell>
          <table:table-cell office:value-type="float" office:value="51402" table:style-name="ce46">
            <text:p>51,402</text:p>
          </table:table-cell>
          <table:table-cell office:value-type="float" office:value="9409" table:style-name="ce46">
            <text:p>9,409</text:p>
          </table:table-cell>
          <table:table-cell office:value-type="float" office:value="10230" table:style-name="ce46">
            <text:p>10,230</text:p>
          </table:table-cell>
          <table:table-cell office:value-type="float" office:value="10246" table:style-name="ce46">
            <text:p>10,246</text:p>
          </table:table-cell>
          <table:table-cell office:value-type="float" office:value="10519" table:style-name="ce46">
            <text:p>10,519</text:p>
          </table:table-cell>
          <table:table-cell office:value-type="float" office:value="10998" table:style-name="ce47">
            <text:p>10,998</text:p>
          </table:table-cell>
          <table:table-cell office:value-type="float" office:value="53053" table:style-name="ce46">
            <text:p>53,053</text:p>
          </table:table-cell>
          <table:table-cell office:value-type="float" office:value="10752" table:style-name="ce46">
            <text:p>10,752</text:p>
          </table:table-cell>
          <table:table-cell office:value-type="float" office:value="10957" table:style-name="ce46">
            <text:p>10,957</text:p>
          </table:table-cell>
          <table:table-cell office:value-type="float" office:value="10765" table:style-name="ce46">
            <text:p>10,765</text:p>
          </table:table-cell>
          <table:table-cell office:value-type="float" office:value="10146" table:style-name="ce46">
            <text:p>10,146</text:p>
          </table:table-cell>
          <table:table-cell office:value-type="float" office:value="10433" table:style-name="ce47">
            <text:p>10,433</text:p>
          </table:table-cell>
          <table:table-cell office:value-type="float" office:value="45100" table:style-name="ce46">
            <text:p>45,100</text:p>
          </table:table-cell>
          <table:table-cell office:value-type="float" office:value="9664" table:style-name="ce46">
            <text:p>9,664</text:p>
          </table:table-cell>
          <table:table-cell office:value-type="float" office:value="9047" table:style-name="ce46">
            <text:p>9,047</text:p>
          </table:table-cell>
          <table:table-cell office:value-type="float" office:value="8848" table:style-name="ce46">
            <text:p>8,848</text:p>
          </table:table-cell>
          <table:table-cell office:value-type="float" office:value="8775" table:style-name="ce46">
            <text:p>8,775</text:p>
          </table:table-cell>
          <table:table-cell office:value-type="float" office:value="8766" table:style-name="ce47">
            <text:p>8,766</text:p>
          </table:table-cell>
          <table:table-cell office:value-type="float" office:value="45807" table:style-name="ce46">
            <text:p>45,807</text:p>
          </table:table-cell>
          <table:table-cell office:value-type="float" office:value="9078" table:style-name="ce46">
            <text:p>9,078</text:p>
          </table:table-cell>
          <table:table-cell office:value-type="float" office:value="9207" table:style-name="ce46">
            <text:p>9,207</text:p>
          </table:table-cell>
          <table:table-cell office:value-type="float" office:value="9164" table:style-name="ce46">
            <text:p>9,164</text:p>
          </table:table-cell>
          <table:table-cell office:value-type="float" office:value="9089" table:style-name="ce46">
            <text:p>9,089</text:p>
          </table:table-cell>
          <table:table-cell office:value-type="float" office:value="9269" table:style-name="ce47">
            <text:p>9,269</text:p>
          </table:table-cell>
          <table:table-cell office:value-type="float" office:value="48399" table:style-name="ce46">
            <text:p>48,399</text:p>
          </table:table-cell>
          <table:table-cell office:value-type="float" office:value="9381" table:style-name="ce46">
            <text:p>9,381</text:p>
          </table:table-cell>
          <table:table-cell office:value-type="float" office:value="9855" table:style-name="ce46">
            <text:p>9,855</text:p>
          </table:table-cell>
          <table:table-cell office:value-type="float" office:value="9607" table:style-name="ce46">
            <text:p>9,607</text:p>
          </table:table-cell>
          <table:table-cell office:value-type="float" office:value="9827" table:style-name="ce46">
            <text:p>9,827</text:p>
          </table:table-cell>
          <table:table-cell office:value-type="float" office:value="9729" table:style-name="ce47">
            <text:p>9,729</text:p>
          </table:table-cell>
          <table:table-cell office:value-type="float" office:value="44492" table:style-name="ce46">
            <text:p>44,492</text:p>
          </table:table-cell>
          <table:table-cell office:value-type="float" office:value="9410" table:style-name="ce46">
            <text:p>9,410</text:p>
          </table:table-cell>
          <table:table-cell office:value-type="float" office:value="9072" table:style-name="ce46">
            <text:p>9,072</text:p>
          </table:table-cell>
          <table:table-cell office:value-type="float" office:value="9390" table:style-name="ce46">
            <text:p>9,390</text:p>
          </table:table-cell>
          <table:table-cell office:value-type="float" office:value="8155" table:style-name="ce46">
            <text:p>8,155</text:p>
          </table:table-cell>
          <table:table-cell office:value-type="float" office:value="8465" table:style-name="ce47">
            <text:p>8,465</text:p>
          </table:table-cell>
          <table:table-cell office:value-type="float" office:value="36735" table:style-name="ce46">
            <text:p>36,735</text:p>
          </table:table-cell>
          <table:table-cell office:value-type="float" office:value="8092" table:style-name="ce46">
            <text:p>8,092</text:p>
          </table:table-cell>
          <table:table-cell office:value-type="float" office:value="7630" table:style-name="ce46">
            <text:p>7,630</text:p>
          </table:table-cell>
          <table:table-cell office:value-type="float" office:value="7093" table:style-name="ce46">
            <text:p>7,093</text:p>
          </table:table-cell>
          <table:table-cell office:value-type="float" office:value="6918" table:style-name="ce46">
            <text:p>6,918</text:p>
          </table:table-cell>
          <table:table-cell office:value-type="float" office:value="7002" table:style-name="ce47">
            <text:p>7,002</text:p>
          </table:table-cell>
          <table:table-cell office:value-type="float" office:value="24153" table:style-name="ce46">
            <text:p>24,153</text:p>
          </table:table-cell>
          <table:table-cell office:value-type="float" office:value="5997" table:style-name="ce46">
            <text:p>5,997</text:p>
          </table:table-cell>
          <table:table-cell office:value-type="float" office:value="5248" table:style-name="ce46">
            <text:p>5,248</text:p>
          </table:table-cell>
          <table:table-cell office:value-type="float" office:value="5087" table:style-name="ce46">
            <text:p>5,087</text:p>
          </table:table-cell>
          <table:table-cell office:value-type="float" office:value="4264" table:style-name="ce46">
            <text:p>4,264</text:p>
          </table:table-cell>
          <table:table-cell office:value-type="float" office:value="3557" table:style-name="ce47">
            <text:p>3,557</text:p>
          </table:table-cell>
          <table:table-cell office:value-type="float" office:value="15279" table:style-name="ce46">
            <text:p>15,279</text:p>
          </table:table-cell>
          <table:table-cell office:value-type="float" office:value="2584" table:style-name="ce46">
            <text:p>2,584</text:p>
          </table:table-cell>
          <table:table-cell office:value-type="float" office:value="3115" table:style-name="ce46">
            <text:p>3,115</text:p>
          </table:table-cell>
          <table:table-cell office:value-type="float" office:value="3307" table:style-name="ce46">
            <text:p>3,307</text:p>
          </table:table-cell>
          <table:table-cell office:value-type="float" office:value="3206" table:style-name="ce46">
            <text:p>3,206</text:p>
          </table:table-cell>
          <table:table-cell office:value-type="float" office:value="3067" table:style-name="ce47">
            <text:p>3,067</text:p>
          </table:table-cell>
          <table:table-cell office:value-type="float" office:value="12768" table:style-name="ce46">
            <text:p>12,768</text:p>
          </table:table-cell>
          <table:table-cell office:value-type="float" office:value="3070" table:style-name="ce46">
            <text:p>3,070</text:p>
          </table:table-cell>
          <table:table-cell office:value-type="float" office:value="2843" table:style-name="ce46">
            <text:p>2,843</text:p>
          </table:table-cell>
          <table:table-cell office:value-type="float" office:value="2564" table:style-name="ce46">
            <text:p>2,564</text:p>
          </table:table-cell>
          <table:table-cell office:value-type="float" office:value="2263" table:style-name="ce46">
            <text:p>2,263</text:p>
          </table:table-cell>
          <table:table-cell office:value-type="float" office:value="2028" table:style-name="ce47">
            <text:p>2,028</text:p>
          </table:table-cell>
          <table:table-cell office:value-type="float" office:value="6838" table:style-name="ce46">
            <text:p>6,838</text:p>
          </table:table-cell>
          <table:table-cell office:value-type="float" office:value="1768" table:style-name="ce46">
            <text:p>1,768</text:p>
          </table:table-cell>
          <table:table-cell office:value-type="float" office:value="1545" table:style-name="ce46">
            <text:p>1,545</text:p>
          </table:table-cell>
          <table:table-cell office:value-type="float" office:value="1379" table:style-name="ce46">
            <text:p>1,379</text:p>
          </table:table-cell>
          <table:table-cell office:value-type="float" office:value="1142" table:style-name="ce46">
            <text:p>1,142</text:p>
          </table:table-cell>
          <table:table-cell office:value-type="float" office:value="1004" table:style-name="ce47">
            <text:p>1,004</text:p>
          </table:table-cell>
          <table:table-cell office:value-type="float" office:value="2340" table:style-name="ce46">
            <text:p>2,340</text:p>
          </table:table-cell>
          <table:table-cell office:value-type="float" office:value="743" table:style-name="ce46">
            <text:p>743</text:p>
          </table:table-cell>
          <table:table-cell office:value-type="float" office:value="588" table:style-name="ce46">
            <text:p>588</text:p>
          </table:table-cell>
          <table:table-cell office:value-type="float" office:value="427" table:style-name="ce46">
            <text:p>427</text:p>
          </table:table-cell>
          <table:table-cell office:value-type="float" office:value="325" table:style-name="ce46">
            <text:p>325</text:p>
          </table:table-cell>
          <table:table-cell office:value-type="float" office:value="257" table:style-name="ce47">
            <text:p>257</text:p>
          </table:table-cell>
          <table:table-cell office:value-type="float" office:value="468" table:style-name="ce46">
            <text:p>468</text:p>
          </table:table-cell>
          <table:table-cell office:value-type="float" office:value="195" table:style-name="ce46">
            <text:p>195</text:p>
          </table:table-cell>
          <table:table-cell office:value-type="float" office:value="106" table:style-name="ce46">
            <text:p>106</text:p>
          </table:table-cell>
          <table:table-cell office:value-type="float" office:value="74" table:style-name="ce46">
            <text:p>74</text:p>
          </table:table-cell>
          <table:table-cell office:value-type="float" office:value="54" table:style-name="ce46">
            <text:p>54</text:p>
          </table:table-cell>
          <table:table-cell office:value-type="float" office:value="39" table:style-name="ce47">
            <text:p>39</text:p>
          </table:table-cell>
          <table:table-cell office:value-type="float" office:value="51" table:style-name="ce46">
            <text:p>5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0976" table:style-name="ce48">
            <text:p>620,976</text:p>
          </table:table-cell>
          <table:table-cell office:value-type="float" office:value="24989" table:style-name="ce49">
            <text:p>24,989</text:p>
          </table:table-cell>
          <table:table-cell office:value-type="float" office:value="5062" table:style-name="ce50">
            <text:p>5,062</text:p>
          </table:table-cell>
          <table:table-cell office:value-type="float" office:value="5055" table:style-name="ce50">
            <text:p>5,055</text:p>
          </table:table-cell>
          <table:table-cell office:value-type="float" office:value="4904" table:style-name="ce50">
            <text:p>4,904</text:p>
          </table:table-cell>
          <table:table-cell office:value-type="float" office:value="4870" table:style-name="ce50">
            <text:p>4,870</text:p>
          </table:table-cell>
          <table:table-cell office:value-type="float" office:value="5098" table:style-name="ce50">
            <text:p>5,098</text:p>
          </table:table-cell>
          <table:table-cell office:value-type="float" office:value="26036" table:style-name="ce50">
            <text:p>26,036</text:p>
          </table:table-cell>
          <table:table-cell office:value-type="float" office:value="5242" table:style-name="ce50">
            <text:p>5,242</text:p>
          </table:table-cell>
          <table:table-cell office:value-type="float" office:value="5098" table:style-name="ce50">
            <text:p>5,098</text:p>
          </table:table-cell>
          <table:table-cell office:value-type="float" office:value="4768" table:style-name="ce50">
            <text:p>4,768</text:p>
          </table:table-cell>
          <table:table-cell office:value-type="float" office:value="5643" table:style-name="ce50">
            <text:p>5,643</text:p>
          </table:table-cell>
          <table:table-cell office:value-type="float" office:value="5285" table:style-name="ce51">
            <text:p>5,285</text:p>
          </table:table-cell>
          <table:table-cell office:value-type="float" office:value="24575" table:style-name="ce50">
            <text:p>24,575</text:p>
          </table:table-cell>
          <table:table-cell office:value-type="float" office:value="4287" table:style-name="ce50">
            <text:p>4,287</text:p>
          </table:table-cell>
          <table:table-cell office:value-type="float" office:value="4870" table:style-name="ce50">
            <text:p>4,870</text:p>
          </table:table-cell>
          <table:table-cell office:value-type="float" office:value="5092" table:style-name="ce50">
            <text:p>5,092</text:p>
          </table:table-cell>
          <table:table-cell office:value-type="float" office:value="5083" table:style-name="ce50">
            <text:p>5,083</text:p>
          </table:table-cell>
          <table:table-cell office:value-type="float" office:value="5243" table:style-name="ce51">
            <text:p>5,243</text:p>
          </table:table-cell>
          <table:table-cell office:value-type="float" office:value="31496" table:style-name="ce50">
            <text:p>31,496</text:p>
          </table:table-cell>
          <table:table-cell office:value-type="float" office:value="5487" table:style-name="ce50">
            <text:p>5,487</text:p>
          </table:table-cell>
          <table:table-cell office:value-type="float" office:value="6001" table:style-name="ce50">
            <text:p>6,001</text:p>
          </table:table-cell>
          <table:table-cell office:value-type="float" office:value="6269" table:style-name="ce50">
            <text:p>6,269</text:p>
          </table:table-cell>
          <table:table-cell office:value-type="float" office:value="6697" table:style-name="ce50">
            <text:p>6,697</text:p>
          </table:table-cell>
          <table:table-cell office:value-type="float" office:value="7042" table:style-name="ce51">
            <text:p>7,042</text:p>
          </table:table-cell>
          <table:table-cell office:value-type="float" office:value="40647" table:style-name="ce50">
            <text:p>40,647</text:p>
          </table:table-cell>
          <table:table-cell office:value-type="float" office:value="8107" table:style-name="ce50">
            <text:p>8,107</text:p>
          </table:table-cell>
          <table:table-cell office:value-type="float" office:value="7735" table:style-name="ce50">
            <text:p>7,735</text:p>
          </table:table-cell>
          <table:table-cell office:value-type="float" office:value="7638" table:style-name="ce50">
            <text:p>7,638</text:p>
          </table:table-cell>
          <table:table-cell office:value-type="float" office:value="8513" table:style-name="ce50">
            <text:p>8,513</text:p>
          </table:table-cell>
          <table:table-cell office:value-type="float" office:value="8654" table:style-name="ce51">
            <text:p>8,654</text:p>
          </table:table-cell>
          <table:table-cell office:value-type="float" office:value="43025" table:style-name="ce50">
            <text:p>43,025</text:p>
          </table:table-cell>
          <table:table-cell office:value-type="float" office:value="8566" table:style-name="ce50">
            <text:p>8,566</text:p>
          </table:table-cell>
          <table:table-cell office:value-type="float" office:value="8587" table:style-name="ce50">
            <text:p>8,587</text:p>
          </table:table-cell>
          <table:table-cell office:value-type="float" office:value="8761" table:style-name="ce50">
            <text:p>8,761</text:p>
          </table:table-cell>
          <table:table-cell office:value-type="float" office:value="8749" table:style-name="ce50">
            <text:p>8,749</text:p>
          </table:table-cell>
          <table:table-cell office:value-type="float" office:value="8362" table:style-name="ce51">
            <text:p>8,362</text:p>
          </table:table-cell>
          <table:table-cell office:value-type="float" office:value="42287" table:style-name="ce50">
            <text:p>42,287</text:p>
          </table:table-cell>
          <table:table-cell office:value-type="float" office:value="8680" table:style-name="ce50">
            <text:p>8,680</text:p>
          </table:table-cell>
          <table:table-cell office:value-type="float" office:value="8455" table:style-name="ce50">
            <text:p>8,455</text:p>
          </table:table-cell>
          <table:table-cell office:value-type="float" office:value="8746" table:style-name="ce50">
            <text:p>8,746</text:p>
          </table:table-cell>
          <table:table-cell office:value-type="float" office:value="8241" table:style-name="ce50">
            <text:p>8,241</text:p>
          </table:table-cell>
          <table:table-cell office:value-type="float" office:value="8165" table:style-name="ce51">
            <text:p>8,165</text:p>
          </table:table-cell>
          <table:table-cell office:value-type="float" office:value="48864" table:style-name="ce50">
            <text:p>48,864</text:p>
          </table:table-cell>
          <table:table-cell office:value-type="float" office:value="8831" table:style-name="ce50">
            <text:p>8,831</text:p>
          </table:table-cell>
          <table:table-cell office:value-type="float" office:value="9463" table:style-name="ce50">
            <text:p>9,463</text:p>
          </table:table-cell>
          <table:table-cell office:value-type="float" office:value="9791" table:style-name="ce50">
            <text:p>9,791</text:p>
          </table:table-cell>
          <table:table-cell office:value-type="float" office:value="10346" table:style-name="ce50">
            <text:p>10,346</text:p>
          </table:table-cell>
          <table:table-cell office:value-type="float" office:value="10433" table:style-name="ce51">
            <text:p>10,433</text:p>
          </table:table-cell>
          <table:table-cell office:value-type="float" office:value="50628" table:style-name="ce50">
            <text:p>50,628</text:p>
          </table:table-cell>
          <table:table-cell office:value-type="float" office:value="10427" table:style-name="ce50">
            <text:p>10,427</text:p>
          </table:table-cell>
          <table:table-cell office:value-type="float" office:value="10397" table:style-name="ce50">
            <text:p>10,397</text:p>
          </table:table-cell>
          <table:table-cell office:value-type="float" office:value="10131" table:style-name="ce50">
            <text:p>10,131</text:p>
          </table:table-cell>
          <table:table-cell office:value-type="float" office:value="9630" table:style-name="ce50">
            <text:p>9,630</text:p>
          </table:table-cell>
          <table:table-cell office:value-type="float" office:value="10043" table:style-name="ce51">
            <text:p>10,043</text:p>
          </table:table-cell>
          <table:table-cell office:value-type="float" office:value="42565" table:style-name="ce50">
            <text:p>42,565</text:p>
          </table:table-cell>
          <table:table-cell office:value-type="float" office:value="8882" table:style-name="ce50">
            <text:p>8,882</text:p>
          </table:table-cell>
          <table:table-cell office:value-type="float" office:value="8673" table:style-name="ce50">
            <text:p>8,673</text:p>
          </table:table-cell>
          <table:table-cell office:value-type="float" office:value="8382" table:style-name="ce50">
            <text:p>8,382</text:p>
          </table:table-cell>
          <table:table-cell office:value-type="float" office:value="8303" table:style-name="ce50">
            <text:p>8,303</text:p>
          </table:table-cell>
          <table:table-cell office:value-type="float" office:value="8325" table:style-name="ce51">
            <text:p>8,325</text:p>
          </table:table-cell>
          <table:table-cell office:value-type="float" office:value="42733" table:style-name="ce50">
            <text:p>42,733</text:p>
          </table:table-cell>
          <table:table-cell office:value-type="float" office:value="8478" table:style-name="ce50">
            <text:p>8,478</text:p>
          </table:table-cell>
          <table:table-cell office:value-type="float" office:value="8483" table:style-name="ce50">
            <text:p>8,483</text:p>
          </table:table-cell>
          <table:table-cell office:value-type="float" office:value="8473" table:style-name="ce50">
            <text:p>8,473</text:p>
          </table:table-cell>
          <table:table-cell office:value-type="float" office:value="8586" table:style-name="ce50">
            <text:p>8,586</text:p>
          </table:table-cell>
          <table:table-cell office:value-type="float" office:value="8713" table:style-name="ce51">
            <text:p>8,713</text:p>
          </table:table-cell>
          <table:table-cell office:value-type="float" office:value="45342" table:style-name="ce50">
            <text:p>45,342</text:p>
          </table:table-cell>
          <table:table-cell office:value-type="float" office:value="8593" table:style-name="ce50">
            <text:p>8,593</text:p>
          </table:table-cell>
          <table:table-cell office:value-type="float" office:value="9187" table:style-name="ce50">
            <text:p>9,187</text:p>
          </table:table-cell>
          <table:table-cell office:value-type="float" office:value="9175" table:style-name="ce50">
            <text:p>9,175</text:p>
          </table:table-cell>
          <table:table-cell office:value-type="float" office:value="9312" table:style-name="ce50">
            <text:p>9,312</text:p>
          </table:table-cell>
          <table:table-cell office:value-type="float" office:value="9075" table:style-name="ce51">
            <text:p>9,075</text:p>
          </table:table-cell>
          <table:table-cell office:value-type="float" office:value="42735" table:style-name="ce50">
            <text:p>42,735</text:p>
          </table:table-cell>
          <table:table-cell office:value-type="float" office:value="8871" table:style-name="ce50">
            <text:p>8,871</text:p>
          </table:table-cell>
          <table:table-cell office:value-type="float" office:value="8934" table:style-name="ce50">
            <text:p>8,934</text:p>
          </table:table-cell>
          <table:table-cell office:value-type="float" office:value="8861" table:style-name="ce50">
            <text:p>8,861</text:p>
          </table:table-cell>
          <table:table-cell office:value-type="float" office:value="7905" table:style-name="ce50">
            <text:p>7,905</text:p>
          </table:table-cell>
          <table:table-cell office:value-type="float" office:value="8164" table:style-name="ce51">
            <text:p>8,164</text:p>
          </table:table-cell>
          <table:table-cell office:value-type="float" office:value="37136" table:style-name="ce50">
            <text:p>37,136</text:p>
          </table:table-cell>
          <table:table-cell office:value-type="float" office:value="7996" table:style-name="ce50">
            <text:p>7,996</text:p>
          </table:table-cell>
          <table:table-cell office:value-type="float" office:value="7761" table:style-name="ce50">
            <text:p>7,761</text:p>
          </table:table-cell>
          <table:table-cell office:value-type="float" office:value="7135" table:style-name="ce50">
            <text:p>7,135</text:p>
          </table:table-cell>
          <table:table-cell office:value-type="float" office:value="7120" table:style-name="ce50">
            <text:p>7,120</text:p>
          </table:table-cell>
          <table:table-cell office:value-type="float" office:value="7124" table:style-name="ce51">
            <text:p>7,124</text:p>
          </table:table-cell>
          <table:table-cell office:value-type="float" office:value="26021" table:style-name="ce50">
            <text:p>26,021</text:p>
          </table:table-cell>
          <table:table-cell office:value-type="float" office:value="6210" table:style-name="ce50">
            <text:p>6,210</text:p>
          </table:table-cell>
          <table:table-cell office:value-type="float" office:value="5576" table:style-name="ce50">
            <text:p>5,576</text:p>
          </table:table-cell>
          <table:table-cell office:value-type="float" office:value="5688" table:style-name="ce50">
            <text:p>5,688</text:p>
          </table:table-cell>
          <table:table-cell office:value-type="float" office:value="4505" table:style-name="ce50">
            <text:p>4,505</text:p>
          </table:table-cell>
          <table:table-cell office:value-type="float" office:value="4042" table:style-name="ce51">
            <text:p>4,042</text:p>
          </table:table-cell>
          <table:table-cell office:value-type="float" office:value="17959" table:style-name="ce50">
            <text:p>17,959</text:p>
          </table:table-cell>
          <table:table-cell office:value-type="float" office:value="2935" table:style-name="ce50">
            <text:p>2,935</text:p>
          </table:table-cell>
          <table:table-cell office:value-type="float" office:value="3654" table:style-name="ce50">
            <text:p>3,654</text:p>
          </table:table-cell>
          <table:table-cell office:value-type="float" office:value="3826" table:style-name="ce50">
            <text:p>3,826</text:p>
          </table:table-cell>
          <table:table-cell office:value-type="float" office:value="3846" table:style-name="ce50">
            <text:p>3,846</text:p>
          </table:table-cell>
          <table:table-cell office:value-type="float" office:value="3698" table:style-name="ce51">
            <text:p>3,698</text:p>
          </table:table-cell>
          <table:table-cell office:value-type="float" office:value="16904" table:style-name="ce50">
            <text:p>16,904</text:p>
          </table:table-cell>
          <table:table-cell office:value-type="float" office:value="3687" table:style-name="ce50">
            <text:p>3,687</text:p>
          </table:table-cell>
          <table:table-cell office:value-type="float" office:value="3755" table:style-name="ce50">
            <text:p>3,755</text:p>
          </table:table-cell>
          <table:table-cell office:value-type="float" office:value="3444" table:style-name="ce50">
            <text:p>3,444</text:p>
          </table:table-cell>
          <table:table-cell office:value-type="float" office:value="3082" table:style-name="ce50">
            <text:p>3,082</text:p>
          </table:table-cell>
          <table:table-cell office:value-type="float" office:value="2936" table:style-name="ce51">
            <text:p>2,936</text:p>
          </table:table-cell>
          <table:table-cell office:value-type="float" office:value="11042" table:style-name="ce50">
            <text:p>11,042</text:p>
          </table:table-cell>
          <table:table-cell office:value-type="float" office:value="2773" table:style-name="ce50">
            <text:p>2,773</text:p>
          </table:table-cell>
          <table:table-cell office:value-type="float" office:value="2487" table:style-name="ce50">
            <text:p>2,487</text:p>
          </table:table-cell>
          <table:table-cell office:value-type="float" office:value="2236" table:style-name="ce50">
            <text:p>2,236</text:p>
          </table:table-cell>
          <table:table-cell office:value-type="float" office:value="1887" table:style-name="ce50">
            <text:p>1,887</text:p>
          </table:table-cell>
          <table:table-cell office:value-type="float" office:value="1659" table:style-name="ce51">
            <text:p>1,659</text:p>
          </table:table-cell>
          <table:table-cell office:value-type="float" office:value="4727" table:style-name="ce50">
            <text:p>4,727</text:p>
          </table:table-cell>
          <table:table-cell office:value-type="float" office:value="1411" table:style-name="ce50">
            <text:p>1,411</text:p>
          </table:table-cell>
          <table:table-cell office:value-type="float" office:value="1179" table:style-name="ce50">
            <text:p>1,179</text:p>
          </table:table-cell>
          <table:table-cell office:value-type="float" office:value="870" table:style-name="ce50">
            <text:p>870</text:p>
          </table:table-cell>
          <table:table-cell office:value-type="float" office:value="680" table:style-name="ce50">
            <text:p>680</text:p>
          </table:table-cell>
          <table:table-cell office:value-type="float" office:value="587" table:style-name="ce51">
            <text:p>587</text:p>
          </table:table-cell>
          <table:table-cell office:value-type="float" office:value="1113" table:style-name="ce50">
            <text:p>1,113</text:p>
          </table:table-cell>
          <table:table-cell office:value-type="float" office:value="417" table:style-name="ce50">
            <text:p>417</text:p>
          </table:table-cell>
          <table:table-cell office:value-type="float" office:value="260" table:style-name="ce50">
            <text:p>260</text:p>
          </table:table-cell>
          <table:table-cell office:value-type="float" office:value="220" table:style-name="ce50">
            <text:p>220</text:p>
          </table:table-cell>
          <table:table-cell office:value-type="float" office:value="138" table:style-name="ce50">
            <text:p>138</text:p>
          </table:table-cell>
          <table:table-cell office:value-type="float" office:value="78" table:style-name="ce51">
            <text:p>78</text:p>
          </table:table-cell>
          <table:table-cell office:value-type="float" office:value="152" table:style-name="ce50">
            <text:p>15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9148" table:style-name="ce44">
            <text:p>489,148</text:p>
          </table:table-cell>
          <table:table-cell office:value-type="float" office:value="15314" table:style-name="ce44">
            <text:p>15,314</text:p>
          </table:table-cell>
          <table:table-cell office:value-type="float" office:value="2851" table:style-name="ce44">
            <text:p>2,851</text:p>
          </table:table-cell>
          <table:table-cell office:value-type="float" office:value="3029" table:style-name="ce44">
            <text:p>3,029</text:p>
          </table:table-cell>
          <table:table-cell office:value-type="float" office:value="3008" table:style-name="ce44">
            <text:p>3,008</text:p>
          </table:table-cell>
          <table:table-cell office:value-type="float" office:value="3127" table:style-name="ce44">
            <text:p>3,127</text:p>
          </table:table-cell>
          <table:table-cell office:value-type="float" office:value="3299" table:style-name="ce44">
            <text:p>3,299</text:p>
          </table:table-cell>
          <table:table-cell office:value-type="float" office:value="18324" table:style-name="ce44">
            <text:p>18,324</text:p>
          </table:table-cell>
          <table:table-cell office:value-type="float" office:value="3509" table:style-name="ce44">
            <text:p>3,509</text:p>
          </table:table-cell>
          <table:table-cell office:value-type="float" office:value="3761" table:style-name="ce44">
            <text:p>3,761</text:p>
          </table:table-cell>
          <table:table-cell office:value-type="float" office:value="3308" table:style-name="ce44">
            <text:p>3,308</text:p>
          </table:table-cell>
          <table:table-cell office:value-type="float" office:value="4056" table:style-name="ce44">
            <text:p>4,056</text:p>
          </table:table-cell>
          <table:table-cell office:value-type="float" office:value="3690" table:style-name="ce45">
            <text:p>3,690</text:p>
          </table:table-cell>
          <table:table-cell office:value-type="float" office:value="18404" table:style-name="ce44">
            <text:p>18,404</text:p>
          </table:table-cell>
          <table:table-cell office:value-type="float" office:value="3315" table:style-name="ce44">
            <text:p>3,315</text:p>
          </table:table-cell>
          <table:table-cell office:value-type="float" office:value="3458" table:style-name="ce44">
            <text:p>3,458</text:p>
          </table:table-cell>
          <table:table-cell office:value-type="float" office:value="3620" table:style-name="ce44">
            <text:p>3,620</text:p>
          </table:table-cell>
          <table:table-cell office:value-type="float" office:value="3885" table:style-name="ce44">
            <text:p>3,885</text:p>
          </table:table-cell>
          <table:table-cell office:value-type="float" office:value="4126" table:style-name="ce45">
            <text:p>4,126</text:p>
          </table:table-cell>
          <table:table-cell office:value-type="float" office:value="24340" table:style-name="ce44">
            <text:p>24,340</text:p>
          </table:table-cell>
          <table:table-cell office:value-type="float" office:value="4205" table:style-name="ce44">
            <text:p>4,205</text:p>
          </table:table-cell>
          <table:table-cell office:value-type="float" office:value="4572" table:style-name="ce44">
            <text:p>4,572</text:p>
          </table:table-cell>
          <table:table-cell office:value-type="float" office:value="4735" table:style-name="ce44">
            <text:p>4,735</text:p>
          </table:table-cell>
          <table:table-cell office:value-type="float" office:value="5258" table:style-name="ce44">
            <text:p>5,258</text:p>
          </table:table-cell>
          <table:table-cell office:value-type="float" office:value="5570" table:style-name="ce45">
            <text:p>5,570</text:p>
          </table:table-cell>
          <table:table-cell office:value-type="float" office:value="32167" table:style-name="ce44">
            <text:p>32,167</text:p>
          </table:table-cell>
          <table:table-cell office:value-type="float" office:value="6236" table:style-name="ce44">
            <text:p>6,236</text:p>
          </table:table-cell>
          <table:table-cell office:value-type="float" office:value="6247" table:style-name="ce44">
            <text:p>6,247</text:p>
          </table:table-cell>
          <table:table-cell office:value-type="float" office:value="5981" table:style-name="ce44">
            <text:p>5,981</text:p>
          </table:table-cell>
          <table:table-cell office:value-type="float" office:value="6735" table:style-name="ce44">
            <text:p>6,735</text:p>
          </table:table-cell>
          <table:table-cell office:value-type="float" office:value="6968" table:style-name="ce45">
            <text:p>6,968</text:p>
          </table:table-cell>
          <table:table-cell office:value-type="float" office:value="34978" table:style-name="ce44">
            <text:p>34,978</text:p>
          </table:table-cell>
          <table:table-cell office:value-type="float" office:value="6993" table:style-name="ce44">
            <text:p>6,993</text:p>
          </table:table-cell>
          <table:table-cell office:value-type="float" office:value="7234" table:style-name="ce44">
            <text:p>7,234</text:p>
          </table:table-cell>
          <table:table-cell office:value-type="float" office:value="7055" table:style-name="ce44">
            <text:p>7,055</text:p>
          </table:table-cell>
          <table:table-cell office:value-type="float" office:value="6979" table:style-name="ce44">
            <text:p>6,979</text:p>
          </table:table-cell>
          <table:table-cell office:value-type="float" office:value="6717" table:style-name="ce45">
            <text:p>6,717</text:p>
          </table:table-cell>
          <table:table-cell office:value-type="float" office:value="31443" table:style-name="ce44">
            <text:p>31,443</text:p>
          </table:table-cell>
          <table:table-cell office:value-type="float" office:value="6600" table:style-name="ce44">
            <text:p>6,600</text:p>
          </table:table-cell>
          <table:table-cell office:value-type="float" office:value="6366" table:style-name="ce44">
            <text:p>6,366</text:p>
          </table:table-cell>
          <table:table-cell office:value-type="float" office:value="6499" table:style-name="ce44">
            <text:p>6,499</text:p>
          </table:table-cell>
          <table:table-cell office:value-type="float" office:value="6192" table:style-name="ce44">
            <text:p>6,192</text:p>
          </table:table-cell>
          <table:table-cell office:value-type="float" office:value="5786" table:style-name="ce45">
            <text:p>5,786</text:p>
          </table:table-cell>
          <table:table-cell office:value-type="float" office:value="34540" table:style-name="ce44">
            <text:p>34,540</text:p>
          </table:table-cell>
          <table:table-cell office:value-type="float" office:value="6334" table:style-name="ce44">
            <text:p>6,334</text:p>
          </table:table-cell>
          <table:table-cell office:value-type="float" office:value="6658" table:style-name="ce44">
            <text:p>6,658</text:p>
          </table:table-cell>
          <table:table-cell office:value-type="float" office:value="6878" table:style-name="ce44">
            <text:p>6,878</text:p>
          </table:table-cell>
          <table:table-cell office:value-type="float" office:value="7199" table:style-name="ce44">
            <text:p>7,199</text:p>
          </table:table-cell>
          <table:table-cell office:value-type="float" office:value="7471" table:style-name="ce45">
            <text:p>7,471</text:p>
          </table:table-cell>
          <table:table-cell office:value-type="float" office:value="36630" table:style-name="ce44">
            <text:p>36,630</text:p>
          </table:table-cell>
          <table:table-cell office:value-type="float" office:value="7491" table:style-name="ce44">
            <text:p>7,491</text:p>
          </table:table-cell>
          <table:table-cell office:value-type="float" office:value="7517" table:style-name="ce44">
            <text:p>7,517</text:p>
          </table:table-cell>
          <table:table-cell office:value-type="float" office:value="7317" table:style-name="ce44">
            <text:p>7,317</text:p>
          </table:table-cell>
          <table:table-cell office:value-type="float" office:value="6924" table:style-name="ce44">
            <text:p>6,924</text:p>
          </table:table-cell>
          <table:table-cell office:value-type="float" office:value="7381" table:style-name="ce45">
            <text:p>7,381</text:p>
          </table:table-cell>
          <table:table-cell office:value-type="float" office:value="33427" table:style-name="ce44">
            <text:p>33,427</text:p>
          </table:table-cell>
          <table:table-cell office:value-type="float" office:value="6830" table:style-name="ce44">
            <text:p>6,830</text:p>
          </table:table-cell>
          <table:table-cell office:value-type="float" office:value="6448" table:style-name="ce44">
            <text:p>6,448</text:p>
          </table:table-cell>
          <table:table-cell office:value-type="float" office:value="6454" table:style-name="ce44">
            <text:p>6,454</text:p>
          </table:table-cell>
          <table:table-cell office:value-type="float" office:value="6727" table:style-name="ce44">
            <text:p>6,727</text:p>
          </table:table-cell>
          <table:table-cell office:value-type="float" office:value="6968" table:style-name="ce45">
            <text:p>6,968</text:p>
          </table:table-cell>
          <table:table-cell office:value-type="float" office:value="37983" table:style-name="ce44">
            <text:p>37,983</text:p>
          </table:table-cell>
          <table:table-cell office:value-type="float" office:value="7311" table:style-name="ce44">
            <text:p>7,311</text:p>
          </table:table-cell>
          <table:table-cell office:value-type="float" office:value="7546" table:style-name="ce44">
            <text:p>7,546</text:p>
          </table:table-cell>
          <table:table-cell office:value-type="float" office:value="7789" table:style-name="ce44">
            <text:p>7,789</text:p>
          </table:table-cell>
          <table:table-cell office:value-type="float" office:value="7467" table:style-name="ce44">
            <text:p>7,467</text:p>
          </table:table-cell>
          <table:table-cell office:value-type="float" office:value="7870" table:style-name="ce45">
            <text:p>7,870</text:p>
          </table:table-cell>
          <table:table-cell office:value-type="float" office:value="40874" table:style-name="ce44">
            <text:p>40,874</text:p>
          </table:table-cell>
          <table:table-cell office:value-type="float" office:value="7781" table:style-name="ce44">
            <text:p>7,781</text:p>
          </table:table-cell>
          <table:table-cell office:value-type="float" office:value="8197" table:style-name="ce44">
            <text:p>8,197</text:p>
          </table:table-cell>
          <table:table-cell office:value-type="float" office:value="8150" table:style-name="ce44">
            <text:p>8,150</text:p>
          </table:table-cell>
          <table:table-cell office:value-type="float" office:value="8544" table:style-name="ce44">
            <text:p>8,544</text:p>
          </table:table-cell>
          <table:table-cell office:value-type="float" office:value="8202" table:style-name="ce45">
            <text:p>8,202</text:p>
          </table:table-cell>
          <table:table-cell office:value-type="float" office:value="38190" table:style-name="ce44">
            <text:p>38,190</text:p>
          </table:table-cell>
          <table:table-cell office:value-type="float" office:value="8073" table:style-name="ce44">
            <text:p>8,073</text:p>
          </table:table-cell>
          <table:table-cell office:value-type="float" office:value="8039" table:style-name="ce44">
            <text:p>8,039</text:p>
          </table:table-cell>
          <table:table-cell office:value-type="float" office:value="7949" table:style-name="ce44">
            <text:p>7,949</text:p>
          </table:table-cell>
          <table:table-cell office:value-type="float" office:value="7039" table:style-name="ce44">
            <text:p>7,039</text:p>
          </table:table-cell>
          <table:table-cell office:value-type="float" office:value="7090" table:style-name="ce45">
            <text:p>7,090</text:p>
          </table:table-cell>
          <table:table-cell office:value-type="float" office:value="31807" table:style-name="ce44">
            <text:p>31,807</text:p>
          </table:table-cell>
          <table:table-cell office:value-type="float" office:value="6885" table:style-name="ce44">
            <text:p>6,885</text:p>
          </table:table-cell>
          <table:table-cell office:value-type="float" office:value="6815" table:style-name="ce44">
            <text:p>6,815</text:p>
          </table:table-cell>
          <table:table-cell office:value-type="float" office:value="6140" table:style-name="ce44">
            <text:p>6,140</text:p>
          </table:table-cell>
          <table:table-cell office:value-type="float" office:value="5957" table:style-name="ce44">
            <text:p>5,957</text:p>
          </table:table-cell>
          <table:table-cell office:value-type="float" office:value="6010" table:style-name="ce45">
            <text:p>6,010</text:p>
          </table:table-cell>
          <table:table-cell office:value-type="float" office:value="21392" table:style-name="ce44">
            <text:p>21,392</text:p>
          </table:table-cell>
          <table:table-cell office:value-type="float" office:value="5251" table:style-name="ce44">
            <text:p>5,251</text:p>
          </table:table-cell>
          <table:table-cell office:value-type="float" office:value="4731" table:style-name="ce44">
            <text:p>4,731</text:p>
          </table:table-cell>
          <table:table-cell office:value-type="float" office:value="4568" table:style-name="ce44">
            <text:p>4,568</text:p>
          </table:table-cell>
          <table:table-cell office:value-type="float" office:value="3668" table:style-name="ce44">
            <text:p>3,668</text:p>
          </table:table-cell>
          <table:table-cell office:value-type="float" office:value="3174" table:style-name="ce45">
            <text:p>3,174</text:p>
          </table:table-cell>
          <table:table-cell office:value-type="float" office:value="14623" table:style-name="ce44">
            <text:p>14,623</text:p>
          </table:table-cell>
          <table:table-cell office:value-type="float" office:value="2624" table:style-name="ce44">
            <text:p>2,624</text:p>
          </table:table-cell>
          <table:table-cell office:value-type="float" office:value="2973" table:style-name="ce44">
            <text:p>2,973</text:p>
          </table:table-cell>
          <table:table-cell office:value-type="float" office:value="2831" table:style-name="ce44">
            <text:p>2,831</text:p>
          </table:table-cell>
          <table:table-cell office:value-type="float" office:value="3175" table:style-name="ce44">
            <text:p>3,175</text:p>
          </table:table-cell>
          <table:table-cell office:value-type="float" office:value="3020" table:style-name="ce45">
            <text:p>3,020</text:p>
          </table:table-cell>
          <table:table-cell office:value-type="float" office:value="13047" table:style-name="ce44">
            <text:p>13,047</text:p>
          </table:table-cell>
          <table:table-cell office:value-type="float" office:value="3063" table:style-name="ce44">
            <text:p>3,063</text:p>
          </table:table-cell>
          <table:table-cell office:value-type="float" office:value="2923" table:style-name="ce44">
            <text:p>2,923</text:p>
          </table:table-cell>
          <table:table-cell office:value-type="float" office:value="2565" table:style-name="ce44">
            <text:p>2,565</text:p>
          </table:table-cell>
          <table:table-cell office:value-type="float" office:value="2392" table:style-name="ce44">
            <text:p>2,392</text:p>
          </table:table-cell>
          <table:table-cell office:value-type="float" office:value="2104" table:style-name="ce45">
            <text:p>2,104</text:p>
          </table:table-cell>
          <table:table-cell office:value-type="float" office:value="7644" table:style-name="ce44">
            <text:p>7,644</text:p>
          </table:table-cell>
          <table:table-cell office:value-type="float" office:value="1960" table:style-name="ce44">
            <text:p>1,960</text:p>
          </table:table-cell>
          <table:table-cell office:value-type="float" office:value="1637" table:style-name="ce44">
            <text:p>1,637</text:p>
          </table:table-cell>
          <table:table-cell office:value-type="float" office:value="1506" table:style-name="ce44">
            <text:p>1,506</text:p>
          </table:table-cell>
          <table:table-cell office:value-type="float" office:value="1358" table:style-name="ce44">
            <text:p>1,358</text:p>
          </table:table-cell>
          <table:table-cell office:value-type="float" office:value="1183" table:style-name="ce45">
            <text:p>1,183</text:p>
          </table:table-cell>
          <table:table-cell office:value-type="float" office:value="3239" table:style-name="ce44">
            <text:p>3,239</text:p>
          </table:table-cell>
          <table:table-cell office:value-type="float" office:value="993" table:style-name="ce44">
            <text:p>993</text:p>
          </table:table-cell>
          <table:table-cell office:value-type="float" office:value="790" table:style-name="ce44">
            <text:p>790</text:p>
          </table:table-cell>
          <table:table-cell office:value-type="float" office:value="618" table:style-name="ce44">
            <text:p>618</text:p>
          </table:table-cell>
          <table:table-cell office:value-type="float" office:value="430" table:style-name="ce44">
            <text:p>430</text:p>
          </table:table-cell>
          <table:table-cell office:value-type="float" office:value="408" table:style-name="ce45">
            <text:p>408</text:p>
          </table:table-cell>
          <table:table-cell office:value-type="float" office:value="690" table:style-name="ce44">
            <text:p>690</text:p>
          </table:table-cell>
          <table:table-cell office:value-type="float" office:value="264" table:style-name="ce44">
            <text:p>264</text:p>
          </table:table-cell>
          <table:table-cell office:value-type="float" office:value="161" table:style-name="ce44">
            <text:p>161</text:p>
          </table:table-cell>
          <table:table-cell office:value-type="float" office:value="111" table:style-name="ce44">
            <text:p>111</text:p>
          </table:table-cell>
          <table:table-cell office:value-type="float" office:value="86" table:style-name="ce44">
            <text:p>86</text:p>
          </table:table-cell>
          <table:table-cell office:value-type="float" office:value="68" table:style-name="ce45">
            <text:p>68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9968" table:style-name="ce44">
            <text:p>249,968</text:p>
          </table:table-cell>
          <table:table-cell office:value-type="float" office:value="7997" table:style-name="ce44">
            <text:p>7,997</text:p>
          </table:table-cell>
          <table:table-cell office:value-type="float" office:value="1517" table:style-name="ce44">
            <text:p>1,517</text:p>
          </table:table-cell>
          <table:table-cell office:value-type="float" office:value="1574" table:style-name="ce44">
            <text:p>1,574</text:p>
          </table:table-cell>
          <table:table-cell office:value-type="float" office:value="1569" table:style-name="ce44">
            <text:p>1,569</text:p>
          </table:table-cell>
          <table:table-cell office:value-type="float" office:value="1621" table:style-name="ce44">
            <text:p>1,621</text:p>
          </table:table-cell>
          <table:table-cell office:value-type="float" office:value="1716" table:style-name="ce44">
            <text:p>1,716</text:p>
          </table:table-cell>
          <table:table-cell office:value-type="float" office:value="9515" table:style-name="ce44">
            <text:p>9,515</text:p>
          </table:table-cell>
          <table:table-cell office:value-type="float" office:value="1823" table:style-name="ce44">
            <text:p>1,823</text:p>
          </table:table-cell>
          <table:table-cell office:value-type="float" office:value="1911" table:style-name="ce44">
            <text:p>1,911</text:p>
          </table:table-cell>
          <table:table-cell office:value-type="float" office:value="1776" table:style-name="ce44">
            <text:p>1,776</text:p>
          </table:table-cell>
          <table:table-cell office:value-type="float" office:value="2119" table:style-name="ce44">
            <text:p>2,119</text:p>
          </table:table-cell>
          <table:table-cell office:value-type="float" office:value="1886" table:style-name="ce45">
            <text:p>1,886</text:p>
          </table:table-cell>
          <table:table-cell office:value-type="float" office:value="9565" table:style-name="ce44">
            <text:p>9,565</text:p>
          </table:table-cell>
          <table:table-cell office:value-type="float" office:value="1715" table:style-name="ce44">
            <text:p>1,715</text:p>
          </table:table-cell>
          <table:table-cell office:value-type="float" office:value="1823" table:style-name="ce44">
            <text:p>1,823</text:p>
          </table:table-cell>
          <table:table-cell office:value-type="float" office:value="1870" table:style-name="ce44">
            <text:p>1,870</text:p>
          </table:table-cell>
          <table:table-cell office:value-type="float" office:value="2032" table:style-name="ce44">
            <text:p>2,032</text:p>
          </table:table-cell>
          <table:table-cell office:value-type="float" office:value="2125" table:style-name="ce45">
            <text:p>2,125</text:p>
          </table:table-cell>
          <table:table-cell office:value-type="float" office:value="12672" table:style-name="ce44">
            <text:p>12,672</text:p>
          </table:table-cell>
          <table:table-cell office:value-type="float" office:value="2196" table:style-name="ce44">
            <text:p>2,196</text:p>
          </table:table-cell>
          <table:table-cell office:value-type="float" office:value="2354" table:style-name="ce44">
            <text:p>2,354</text:p>
          </table:table-cell>
          <table:table-cell office:value-type="float" office:value="2455" table:style-name="ce44">
            <text:p>2,455</text:p>
          </table:table-cell>
          <table:table-cell office:value-type="float" office:value="2724" table:style-name="ce44">
            <text:p>2,724</text:p>
          </table:table-cell>
          <table:table-cell office:value-type="float" office:value="2943" table:style-name="ce45">
            <text:p>2,943</text:p>
          </table:table-cell>
          <table:table-cell office:value-type="float" office:value="16684" table:style-name="ce44">
            <text:p>16,684</text:p>
          </table:table-cell>
          <table:table-cell office:value-type="float" office:value="3201" table:style-name="ce44">
            <text:p>3,201</text:p>
          </table:table-cell>
          <table:table-cell office:value-type="float" office:value="3322" table:style-name="ce44">
            <text:p>3,322</text:p>
          </table:table-cell>
          <table:table-cell office:value-type="float" office:value="3143" table:style-name="ce44">
            <text:p>3,143</text:p>
          </table:table-cell>
          <table:table-cell office:value-type="float" office:value="3453" table:style-name="ce44">
            <text:p>3,453</text:p>
          </table:table-cell>
          <table:table-cell office:value-type="float" office:value="3565" table:style-name="ce45">
            <text:p>3,565</text:p>
          </table:table-cell>
          <table:table-cell office:value-type="float" office:value="18499" table:style-name="ce44">
            <text:p>18,499</text:p>
          </table:table-cell>
          <table:table-cell office:value-type="float" office:value="3644" table:style-name="ce44">
            <text:p>3,644</text:p>
          </table:table-cell>
          <table:table-cell office:value-type="float" office:value="3773" table:style-name="ce44">
            <text:p>3,773</text:p>
          </table:table-cell>
          <table:table-cell office:value-type="float" office:value="3700" table:style-name="ce44">
            <text:p>3,700</text:p>
          </table:table-cell>
          <table:table-cell office:value-type="float" office:value="3730" table:style-name="ce44">
            <text:p>3,730</text:p>
          </table:table-cell>
          <table:table-cell office:value-type="float" office:value="3652" table:style-name="ce45">
            <text:p>3,652</text:p>
          </table:table-cell>
          <table:table-cell office:value-type="float" office:value="17157" table:style-name="ce44">
            <text:p>17,157</text:p>
          </table:table-cell>
          <table:table-cell office:value-type="float" office:value="3566" table:style-name="ce44">
            <text:p>3,566</text:p>
          </table:table-cell>
          <table:table-cell office:value-type="float" office:value="3473" table:style-name="ce44">
            <text:p>3,473</text:p>
          </table:table-cell>
          <table:table-cell office:value-type="float" office:value="3580" table:style-name="ce44">
            <text:p>3,580</text:p>
          </table:table-cell>
          <table:table-cell office:value-type="float" office:value="3419" table:style-name="ce44">
            <text:p>3,419</text:p>
          </table:table-cell>
          <table:table-cell office:value-type="float" office:value="3119" table:style-name="ce45">
            <text:p>3,119</text:p>
          </table:table-cell>
          <table:table-cell office:value-type="float" office:value="18248" table:style-name="ce44">
            <text:p>18,248</text:p>
          </table:table-cell>
          <table:table-cell office:value-type="float" office:value="3373" table:style-name="ce44">
            <text:p>3,373</text:p>
          </table:table-cell>
          <table:table-cell office:value-type="float" office:value="3537" table:style-name="ce44">
            <text:p>3,537</text:p>
          </table:table-cell>
          <table:table-cell office:value-type="float" office:value="3697" table:style-name="ce44">
            <text:p>3,697</text:p>
          </table:table-cell>
          <table:table-cell office:value-type="float" office:value="3801" table:style-name="ce44">
            <text:p>3,801</text:p>
          </table:table-cell>
          <table:table-cell office:value-type="float" office:value="3840" table:style-name="ce45">
            <text:p>3,840</text:p>
          </table:table-cell>
          <table:table-cell office:value-type="float" office:value="18873" table:style-name="ce44">
            <text:p>18,873</text:p>
          </table:table-cell>
          <table:table-cell office:value-type="float" office:value="3873" table:style-name="ce44">
            <text:p>3,873</text:p>
          </table:table-cell>
          <table:table-cell office:value-type="float" office:value="3907" table:style-name="ce44">
            <text:p>3,907</text:p>
          </table:table-cell>
          <table:table-cell office:value-type="float" office:value="3775" table:style-name="ce44">
            <text:p>3,775</text:p>
          </table:table-cell>
          <table:table-cell office:value-type="float" office:value="3534" table:style-name="ce44">
            <text:p>3,534</text:p>
          </table:table-cell>
          <table:table-cell office:value-type="float" office:value="3784" table:style-name="ce45">
            <text:p>3,784</text:p>
          </table:table-cell>
          <table:table-cell office:value-type="float" office:value="17012" table:style-name="ce44">
            <text:p>17,012</text:p>
          </table:table-cell>
          <table:table-cell office:value-type="float" office:value="3555" table:style-name="ce44">
            <text:p>3,555</text:p>
          </table:table-cell>
          <table:table-cell office:value-type="float" office:value="3244" table:style-name="ce44">
            <text:p>3,244</text:p>
          </table:table-cell>
          <table:table-cell office:value-type="float" office:value="3193" table:style-name="ce44">
            <text:p>3,193</text:p>
          </table:table-cell>
          <table:table-cell office:value-type="float" office:value="3412" table:style-name="ce44">
            <text:p>3,412</text:p>
          </table:table-cell>
          <table:table-cell office:value-type="float" office:value="3608" table:style-name="ce45">
            <text:p>3,608</text:p>
          </table:table-cell>
          <table:table-cell office:value-type="float" office:value="19601" table:style-name="ce44">
            <text:p>19,601</text:p>
          </table:table-cell>
          <table:table-cell office:value-type="float" office:value="3741" table:style-name="ce44">
            <text:p>3,741</text:p>
          </table:table-cell>
          <table:table-cell office:value-type="float" office:value="3839" table:style-name="ce44">
            <text:p>3,839</text:p>
          </table:table-cell>
          <table:table-cell office:value-type="float" office:value="4075" table:style-name="ce44">
            <text:p>4,075</text:p>
          </table:table-cell>
          <table:table-cell office:value-type="float" office:value="3856" table:style-name="ce44">
            <text:p>3,856</text:p>
          </table:table-cell>
          <table:table-cell office:value-type="float" office:value="4090" table:style-name="ce45">
            <text:p>4,090</text:p>
          </table:table-cell>
          <table:table-cell office:value-type="float" office:value="21047" table:style-name="ce44">
            <text:p>21,047</text:p>
          </table:table-cell>
          <table:table-cell office:value-type="float" office:value="4087" table:style-name="ce44">
            <text:p>4,087</text:p>
          </table:table-cell>
          <table:table-cell office:value-type="float" office:value="4199" table:style-name="ce44">
            <text:p>4,199</text:p>
          </table:table-cell>
          <table:table-cell office:value-type="float" office:value="4242" table:style-name="ce44">
            <text:p>4,242</text:p>
          </table:table-cell>
          <table:table-cell office:value-type="float" office:value="4330" table:style-name="ce44">
            <text:p>4,330</text:p>
          </table:table-cell>
          <table:table-cell office:value-type="float" office:value="4189" table:style-name="ce45">
            <text:p>4,189</text:p>
          </table:table-cell>
          <table:table-cell office:value-type="float" office:value="19575" table:style-name="ce44">
            <text:p>19,575</text:p>
          </table:table-cell>
          <table:table-cell office:value-type="float" office:value="4158" table:style-name="ce44">
            <text:p>4,158</text:p>
          </table:table-cell>
          <table:table-cell office:value-type="float" office:value="4140" table:style-name="ce44">
            <text:p>4,140</text:p>
          </table:table-cell>
          <table:table-cell office:value-type="float" office:value="4086" table:style-name="ce44">
            <text:p>4,086</text:p>
          </table:table-cell>
          <table:table-cell office:value-type="float" office:value="3614" table:style-name="ce44">
            <text:p>3,614</text:p>
          </table:table-cell>
          <table:table-cell office:value-type="float" office:value="3577" table:style-name="ce45">
            <text:p>3,577</text:p>
          </table:table-cell>
          <table:table-cell office:value-type="float" office:value="16036" table:style-name="ce44">
            <text:p>16,036</text:p>
          </table:table-cell>
          <table:table-cell office:value-type="float" office:value="3481" table:style-name="ce44">
            <text:p>3,481</text:p>
          </table:table-cell>
          <table:table-cell office:value-type="float" office:value="3479" table:style-name="ce44">
            <text:p>3,479</text:p>
          </table:table-cell>
          <table:table-cell office:value-type="float" office:value="3157" table:style-name="ce44">
            <text:p>3,157</text:p>
          </table:table-cell>
          <table:table-cell office:value-type="float" office:value="2980" table:style-name="ce44">
            <text:p>2,980</text:p>
          </table:table-cell>
          <table:table-cell office:value-type="float" office:value="2939" table:style-name="ce45">
            <text:p>2,939</text:p>
          </table:table-cell>
          <table:table-cell office:value-type="float" office:value="10454" table:style-name="ce44">
            <text:p>10,454</text:p>
          </table:table-cell>
          <table:table-cell office:value-type="float" office:value="2643" table:style-name="ce44">
            <text:p>2,643</text:p>
          </table:table-cell>
          <table:table-cell office:value-type="float" office:value="2339" table:style-name="ce44">
            <text:p>2,339</text:p>
          </table:table-cell>
          <table:table-cell office:value-type="float" office:value="2224" table:style-name="ce44">
            <text:p>2,224</text:p>
          </table:table-cell>
          <table:table-cell office:value-type="float" office:value="1732" table:style-name="ce44">
            <text:p>1,732</text:p>
          </table:table-cell>
          <table:table-cell office:value-type="float" office:value="1516" table:style-name="ce45">
            <text:p>1,516</text:p>
          </table:table-cell>
          <table:table-cell office:value-type="float" office:value="6734" table:style-name="ce44">
            <text:p>6,734</text:p>
          </table:table-cell>
          <table:table-cell office:value-type="float" office:value="1211" table:style-name="ce44">
            <text:p>1,211</text:p>
          </table:table-cell>
          <table:table-cell office:value-type="float" office:value="1387" table:style-name="ce44">
            <text:p>1,387</text:p>
          </table:table-cell>
          <table:table-cell office:value-type="float" office:value="1344" table:style-name="ce44">
            <text:p>1,344</text:p>
          </table:table-cell>
          <table:table-cell office:value-type="float" office:value="1406" table:style-name="ce44">
            <text:p>1,406</text:p>
          </table:table-cell>
          <table:table-cell office:value-type="float" office:value="1386" table:style-name="ce45">
            <text:p>1,386</text:p>
          </table:table-cell>
          <table:table-cell office:value-type="float" office:value="5678" table:style-name="ce44">
            <text:p>5,678</text:p>
          </table:table-cell>
          <table:table-cell office:value-type="float" office:value="1317" table:style-name="ce44">
            <text:p>1,317</text:p>
          </table:table-cell>
          <table:table-cell office:value-type="float" office:value="1282" table:style-name="ce44">
            <text:p>1,282</text:p>
          </table:table-cell>
          <table:table-cell office:value-type="float" office:value="1171" table:style-name="ce44">
            <text:p>1,171</text:p>
          </table:table-cell>
          <table:table-cell office:value-type="float" office:value="1038" table:style-name="ce44">
            <text:p>1,038</text:p>
          </table:table-cell>
          <table:table-cell office:value-type="float" office:value="870" table:style-name="ce45">
            <text:p>870</text:p>
          </table:table-cell>
          <table:table-cell office:value-type="float" office:value="3094" table:style-name="ce44">
            <text:p>3,094</text:p>
          </table:table-cell>
          <table:table-cell office:value-type="float" office:value="785" table:style-name="ce44">
            <text:p>785</text:p>
          </table:table-cell>
          <table:table-cell office:value-type="float" office:value="672" table:style-name="ce44">
            <text:p>672</text:p>
          </table:table-cell>
          <table:table-cell office:value-type="float" office:value="590" table:style-name="ce44">
            <text:p>590</text:p>
          </table:table-cell>
          <table:table-cell office:value-type="float" office:value="548" table:style-name="ce44">
            <text:p>548</text:p>
          </table:table-cell>
          <table:table-cell office:value-type="float" office:value="499" table:style-name="ce45">
            <text:p>499</text:p>
          </table:table-cell>
          <table:table-cell office:value-type="float" office:value="1251" table:style-name="ce44">
            <text:p>1,251</text:p>
          </table:table-cell>
          <table:table-cell office:value-type="float" office:value="372" table:style-name="ce44">
            <text:p>372</text:p>
          </table:table-cell>
          <table:table-cell office:value-type="float" office:value="296" table:style-name="ce44">
            <text:p>296</text:p>
          </table:table-cell>
          <table:table-cell office:value-type="float" office:value="241" table:style-name="ce44">
            <text:p>241</text:p>
          </table:table-cell>
          <table:table-cell office:value-type="float" office:value="184" table:style-name="ce44">
            <text:p>184</text:p>
          </table:table-cell>
          <table:table-cell office:value-type="float" office:value="158" table:style-name="ce45">
            <text:p>158</text:p>
          </table:table-cell>
          <table:table-cell office:value-type="float" office:value="243" table:style-name="ce44">
            <text:p>243</text:p>
          </table:table-cell>
          <table:table-cell office:value-type="float" office:value="98" table:style-name="ce44">
            <text:p>98</text:p>
          </table:table-cell>
          <table:table-cell office:value-type="float" office:value="53" table:style-name="ce44">
            <text:p>53</text:p>
          </table:table-cell>
          <table:table-cell office:value-type="float" office:value="33" table:style-name="ce44">
            <text:p>33</text:p>
          </table:table-cell>
          <table:table-cell office:value-type="float" office:value="30" table:style-name="ce44">
            <text:p>30</text:p>
          </table:table-cell>
          <table:table-cell office:value-type="float" office:value="29" table:style-name="ce45">
            <text:p>29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180" table:style-name="ce48">
            <text:p>239,180</text:p>
          </table:table-cell>
          <table:table-cell office:value-type="float" office:value="7317" table:style-name="ce49">
            <text:p>7,317</text:p>
          </table:table-cell>
          <table:table-cell office:value-type="float" office:value="1334" table:style-name="ce48">
            <text:p>1,334</text:p>
          </table:table-cell>
          <table:table-cell office:value-type="float" office:value="1455" table:style-name="ce48">
            <text:p>1,455</text:p>
          </table:table-cell>
          <table:table-cell office:value-type="float" office:value="1439" table:style-name="ce48">
            <text:p>1,439</text:p>
          </table:table-cell>
          <table:table-cell office:value-type="float" office:value="1506" table:style-name="ce48">
            <text:p>1,506</text:p>
          </table:table-cell>
          <table:table-cell office:value-type="float" office:value="1583" table:style-name="ce48">
            <text:p>1,583</text:p>
          </table:table-cell>
          <table:table-cell office:value-type="float" office:value="8809" table:style-name="ce48">
            <text:p>8,809</text:p>
          </table:table-cell>
          <table:table-cell office:value-type="float" office:value="1686" table:style-name="ce48">
            <text:p>1,686</text:p>
          </table:table-cell>
          <table:table-cell office:value-type="float" office:value="1850" table:style-name="ce48">
            <text:p>1,850</text:p>
          </table:table-cell>
          <table:table-cell office:value-type="float" office:value="1532" table:style-name="ce48">
            <text:p>1,532</text:p>
          </table:table-cell>
          <table:table-cell office:value-type="float" office:value="1937" table:style-name="ce48">
            <text:p>1,937</text:p>
          </table:table-cell>
          <table:table-cell office:value-type="float" office:value="1804" table:style-name="ce49">
            <text:p>1,804</text:p>
          </table:table-cell>
          <table:table-cell office:value-type="float" office:value="8839" table:style-name="ce48">
            <text:p>8,839</text:p>
          </table:table-cell>
          <table:table-cell office:value-type="float" office:value="1600" table:style-name="ce48">
            <text:p>1,600</text:p>
          </table:table-cell>
          <table:table-cell office:value-type="float" office:value="1635" table:style-name="ce48">
            <text:p>1,635</text:p>
          </table:table-cell>
          <table:table-cell office:value-type="float" office:value="1750" table:style-name="ce48">
            <text:p>1,750</text:p>
          </table:table-cell>
          <table:table-cell office:value-type="float" office:value="1853" table:style-name="ce48">
            <text:p>1,853</text:p>
          </table:table-cell>
          <table:table-cell office:value-type="float" office:value="2001" table:style-name="ce49">
            <text:p>2,001</text:p>
          </table:table-cell>
          <table:table-cell office:value-type="float" office:value="11668" table:style-name="ce48">
            <text:p>11,668</text:p>
          </table:table-cell>
          <table:table-cell office:value-type="float" office:value="2009" table:style-name="ce48">
            <text:p>2,009</text:p>
          </table:table-cell>
          <table:table-cell office:value-type="float" office:value="2218" table:style-name="ce48">
            <text:p>2,218</text:p>
          </table:table-cell>
          <table:table-cell office:value-type="float" office:value="2280" table:style-name="ce48">
            <text:p>2,280</text:p>
          </table:table-cell>
          <table:table-cell office:value-type="float" office:value="2534" table:style-name="ce48">
            <text:p>2,534</text:p>
          </table:table-cell>
          <table:table-cell office:value-type="float" office:value="2627" table:style-name="ce49">
            <text:p>2,627</text:p>
          </table:table-cell>
          <table:table-cell office:value-type="float" office:value="15483" table:style-name="ce48">
            <text:p>15,483</text:p>
          </table:table-cell>
          <table:table-cell office:value-type="float" office:value="3035" table:style-name="ce48">
            <text:p>3,035</text:p>
          </table:table-cell>
          <table:table-cell office:value-type="float" office:value="2925" table:style-name="ce48">
            <text:p>2,925</text:p>
          </table:table-cell>
          <table:table-cell office:value-type="float" office:value="2838" table:style-name="ce48">
            <text:p>2,838</text:p>
          </table:table-cell>
          <table:table-cell office:value-type="float" office:value="3282" table:style-name="ce48">
            <text:p>3,282</text:p>
          </table:table-cell>
          <table:table-cell office:value-type="float" office:value="3403" table:style-name="ce49">
            <text:p>3,403</text:p>
          </table:table-cell>
          <table:table-cell office:value-type="float" office:value="16479" table:style-name="ce48">
            <text:p>16,479</text:p>
          </table:table-cell>
          <table:table-cell office:value-type="float" office:value="3349" table:style-name="ce48">
            <text:p>3,349</text:p>
          </table:table-cell>
          <table:table-cell office:value-type="float" office:value="3461" table:style-name="ce48">
            <text:p>3,461</text:p>
          </table:table-cell>
          <table:table-cell office:value-type="float" office:value="3355" table:style-name="ce48">
            <text:p>3,355</text:p>
          </table:table-cell>
          <table:table-cell office:value-type="float" office:value="3249" table:style-name="ce48">
            <text:p>3,249</text:p>
          </table:table-cell>
          <table:table-cell office:value-type="float" office:value="3065" table:style-name="ce49">
            <text:p>3,065</text:p>
          </table:table-cell>
          <table:table-cell office:value-type="float" office:value="14286" table:style-name="ce48">
            <text:p>14,286</text:p>
          </table:table-cell>
          <table:table-cell office:value-type="float" office:value="3034" table:style-name="ce48">
            <text:p>3,034</text:p>
          </table:table-cell>
          <table:table-cell office:value-type="float" office:value="2893" table:style-name="ce48">
            <text:p>2,893</text:p>
          </table:table-cell>
          <table:table-cell office:value-type="float" office:value="2919" table:style-name="ce48">
            <text:p>2,919</text:p>
          </table:table-cell>
          <table:table-cell office:value-type="float" office:value="2773" table:style-name="ce48">
            <text:p>2,773</text:p>
          </table:table-cell>
          <table:table-cell office:value-type="float" office:value="2667" table:style-name="ce49">
            <text:p>2,667</text:p>
          </table:table-cell>
          <table:table-cell office:value-type="float" office:value="16292" table:style-name="ce48">
            <text:p>16,292</text:p>
          </table:table-cell>
          <table:table-cell office:value-type="float" office:value="2961" table:style-name="ce48">
            <text:p>2,961</text:p>
          </table:table-cell>
          <table:table-cell office:value-type="float" office:value="3121" table:style-name="ce48">
            <text:p>3,121</text:p>
          </table:table-cell>
          <table:table-cell office:value-type="float" office:value="3181" table:style-name="ce48">
            <text:p>3,181</text:p>
          </table:table-cell>
          <table:table-cell office:value-type="float" office:value="3398" table:style-name="ce48">
            <text:p>3,398</text:p>
          </table:table-cell>
          <table:table-cell office:value-type="float" office:value="3631" table:style-name="ce49">
            <text:p>3,631</text:p>
          </table:table-cell>
          <table:table-cell office:value-type="float" office:value="17757" table:style-name="ce48">
            <text:p>17,757</text:p>
          </table:table-cell>
          <table:table-cell office:value-type="float" office:value="3618" table:style-name="ce48">
            <text:p>3,618</text:p>
          </table:table-cell>
          <table:table-cell office:value-type="float" office:value="3610" table:style-name="ce48">
            <text:p>3,610</text:p>
          </table:table-cell>
          <table:table-cell office:value-type="float" office:value="3542" table:style-name="ce48">
            <text:p>3,542</text:p>
          </table:table-cell>
          <table:table-cell office:value-type="float" office:value="3390" table:style-name="ce48">
            <text:p>3,390</text:p>
          </table:table-cell>
          <table:table-cell office:value-type="float" office:value="3597" table:style-name="ce49">
            <text:p>3,597</text:p>
          </table:table-cell>
          <table:table-cell office:value-type="float" office:value="16415" table:style-name="ce48">
            <text:p>16,415</text:p>
          </table:table-cell>
          <table:table-cell office:value-type="float" office:value="3275" table:style-name="ce48">
            <text:p>3,275</text:p>
          </table:table-cell>
          <table:table-cell office:value-type="float" office:value="3204" table:style-name="ce48">
            <text:p>3,204</text:p>
          </table:table-cell>
          <table:table-cell office:value-type="float" office:value="3261" table:style-name="ce48">
            <text:p>3,261</text:p>
          </table:table-cell>
          <table:table-cell office:value-type="float" office:value="3315" table:style-name="ce48">
            <text:p>3,315</text:p>
          </table:table-cell>
          <table:table-cell office:value-type="float" office:value="3360" table:style-name="ce49">
            <text:p>3,360</text:p>
          </table:table-cell>
          <table:table-cell office:value-type="float" office:value="18382" table:style-name="ce48">
            <text:p>18,382</text:p>
          </table:table-cell>
          <table:table-cell office:value-type="float" office:value="3570" table:style-name="ce48">
            <text:p>3,570</text:p>
          </table:table-cell>
          <table:table-cell office:value-type="float" office:value="3707" table:style-name="ce48">
            <text:p>3,707</text:p>
          </table:table-cell>
          <table:table-cell office:value-type="float" office:value="3714" table:style-name="ce48">
            <text:p>3,714</text:p>
          </table:table-cell>
          <table:table-cell office:value-type="float" office:value="3611" table:style-name="ce48">
            <text:p>3,611</text:p>
          </table:table-cell>
          <table:table-cell office:value-type="float" office:value="3780" table:style-name="ce49">
            <text:p>3,780</text:p>
          </table:table-cell>
          <table:table-cell office:value-type="float" office:value="19827" table:style-name="ce48">
            <text:p>19,827</text:p>
          </table:table-cell>
          <table:table-cell office:value-type="float" office:value="3694" table:style-name="ce48">
            <text:p>3,694</text:p>
          </table:table-cell>
          <table:table-cell office:value-type="float" office:value="3998" table:style-name="ce48">
            <text:p>3,998</text:p>
          </table:table-cell>
          <table:table-cell office:value-type="float" office:value="3908" table:style-name="ce48">
            <text:p>3,908</text:p>
          </table:table-cell>
          <table:table-cell office:value-type="float" office:value="4214" table:style-name="ce48">
            <text:p>4,214</text:p>
          </table:table-cell>
          <table:table-cell office:value-type="float" office:value="4013" table:style-name="ce49">
            <text:p>4,013</text:p>
          </table:table-cell>
          <table:table-cell office:value-type="float" office:value="18615" table:style-name="ce48">
            <text:p>18,615</text:p>
          </table:table-cell>
          <table:table-cell office:value-type="float" office:value="3915" table:style-name="ce48">
            <text:p>3,915</text:p>
          </table:table-cell>
          <table:table-cell office:value-type="float" office:value="3899" table:style-name="ce48">
            <text:p>3,899</text:p>
          </table:table-cell>
          <table:table-cell office:value-type="float" office:value="3863" table:style-name="ce48">
            <text:p>3,863</text:p>
          </table:table-cell>
          <table:table-cell office:value-type="float" office:value="3425" table:style-name="ce48">
            <text:p>3,425</text:p>
          </table:table-cell>
          <table:table-cell office:value-type="float" office:value="3513" table:style-name="ce49">
            <text:p>3,513</text:p>
          </table:table-cell>
          <table:table-cell office:value-type="float" office:value="15771" table:style-name="ce48">
            <text:p>15,771</text:p>
          </table:table-cell>
          <table:table-cell office:value-type="float" office:value="3404" table:style-name="ce48">
            <text:p>3,404</text:p>
          </table:table-cell>
          <table:table-cell office:value-type="float" office:value="3336" table:style-name="ce48">
            <text:p>3,336</text:p>
          </table:table-cell>
          <table:table-cell office:value-type="float" office:value="2983" table:style-name="ce48">
            <text:p>2,983</text:p>
          </table:table-cell>
          <table:table-cell office:value-type="float" office:value="2977" table:style-name="ce48">
            <text:p>2,977</text:p>
          </table:table-cell>
          <table:table-cell office:value-type="float" office:value="3071" table:style-name="ce49">
            <text:p>3,071</text:p>
          </table:table-cell>
          <table:table-cell office:value-type="float" office:value="10938" table:style-name="ce48">
            <text:p>10,938</text:p>
          </table:table-cell>
          <table:table-cell office:value-type="float" office:value="2608" table:style-name="ce48">
            <text:p>2,608</text:p>
          </table:table-cell>
          <table:table-cell office:value-type="float" office:value="2392" table:style-name="ce48">
            <text:p>2,392</text:p>
          </table:table-cell>
          <table:table-cell office:value-type="float" office:value="2344" table:style-name="ce48">
            <text:p>2,344</text:p>
          </table:table-cell>
          <table:table-cell office:value-type="float" office:value="1936" table:style-name="ce48">
            <text:p>1,936</text:p>
          </table:table-cell>
          <table:table-cell office:value-type="float" office:value="1658" table:style-name="ce49">
            <text:p>1,658</text:p>
          </table:table-cell>
          <table:table-cell office:value-type="float" office:value="7889" table:style-name="ce48">
            <text:p>7,889</text:p>
          </table:table-cell>
          <table:table-cell office:value-type="float" office:value="1413" table:style-name="ce48">
            <text:p>1,413</text:p>
          </table:table-cell>
          <table:table-cell office:value-type="float" office:value="1586" table:style-name="ce48">
            <text:p>1,586</text:p>
          </table:table-cell>
          <table:table-cell office:value-type="float" office:value="1487" table:style-name="ce48">
            <text:p>1,487</text:p>
          </table:table-cell>
          <table:table-cell office:value-type="float" office:value="1769" table:style-name="ce48">
            <text:p>1,769</text:p>
          </table:table-cell>
          <table:table-cell office:value-type="float" office:value="1634" table:style-name="ce49">
            <text:p>1,634</text:p>
          </table:table-cell>
          <table:table-cell office:value-type="float" office:value="7369" table:style-name="ce48">
            <text:p>7,369</text:p>
          </table:table-cell>
          <table:table-cell office:value-type="float" office:value="1746" table:style-name="ce48">
            <text:p>1,746</text:p>
          </table:table-cell>
          <table:table-cell office:value-type="float" office:value="1641" table:style-name="ce48">
            <text:p>1,641</text:p>
          </table:table-cell>
          <table:table-cell office:value-type="float" office:value="1394" table:style-name="ce48">
            <text:p>1,394</text:p>
          </table:table-cell>
          <table:table-cell office:value-type="float" office:value="1354" table:style-name="ce48">
            <text:p>1,354</text:p>
          </table:table-cell>
          <table:table-cell office:value-type="float" office:value="1234" table:style-name="ce49">
            <text:p>1,234</text:p>
          </table:table-cell>
          <table:table-cell office:value-type="float" office:value="4550" table:style-name="ce48">
            <text:p>4,550</text:p>
          </table:table-cell>
          <table:table-cell office:value-type="float" office:value="1175" table:style-name="ce48">
            <text:p>1,175</text:p>
          </table:table-cell>
          <table:table-cell office:value-type="float" office:value="965" table:style-name="ce48">
            <text:p>965</text:p>
          </table:table-cell>
          <table:table-cell office:value-type="float" office:value="916" table:style-name="ce48">
            <text:p>916</text:p>
          </table:table-cell>
          <table:table-cell office:value-type="float" office:value="810" table:style-name="ce48">
            <text:p>810</text:p>
          </table:table-cell>
          <table:table-cell office:value-type="float" office:value="684" table:style-name="ce49">
            <text:p>684</text:p>
          </table:table-cell>
          <table:table-cell office:value-type="float" office:value="1988" table:style-name="ce48">
            <text:p>1,988</text:p>
          </table:table-cell>
          <table:table-cell office:value-type="float" office:value="621" table:style-name="ce48">
            <text:p>621</text:p>
          </table:table-cell>
          <table:table-cell office:value-type="float" office:value="494" table:style-name="ce48">
            <text:p>494</text:p>
          </table:table-cell>
          <table:table-cell office:value-type="float" office:value="377" table:style-name="ce48">
            <text:p>377</text:p>
          </table:table-cell>
          <table:table-cell office:value-type="float" office:value="246" table:style-name="ce48">
            <text:p>246</text:p>
          </table:table-cell>
          <table:table-cell office:value-type="float" office:value="250" table:style-name="ce49">
            <text:p>250</text:p>
          </table:table-cell>
          <table:table-cell office:value-type="float" office:value="447" table:style-name="ce48">
            <text:p>447</text:p>
          </table:table-cell>
          <table:table-cell office:value-type="float" office:value="166" table:style-name="ce48">
            <text:p>166</text:p>
          </table:table-cell>
          <table:table-cell office:value-type="float" office:value="108" table:style-name="ce48">
            <text:p>108</text:p>
          </table:table-cell>
          <table:table-cell office:value-type="float" office:value="78" table:style-name="ce48">
            <text:p>78</text:p>
          </table:table-cell>
          <table:table-cell office:value-type="float" office:value="56" table:style-name="ce48">
            <text:p>56</text:p>
          </table:table-cell>
          <table:table-cell office:value-type="float" office:value="39" table:style-name="ce49">
            <text:p>39</text:p>
          </table:table-cell>
          <table:table-cell office:value-type="float" office:value="59" table:style-name="ce48">
            <text:p>59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4622" table:style-name="ce44">
            <text:p>674,622</text:p>
          </table:table-cell>
          <table:table-cell office:value-type="float" office:value="21412" table:style-name="ce44">
            <text:p>21,412</text:p>
          </table:table-cell>
          <table:table-cell office:value-type="float" office:value="3749" table:style-name="ce44">
            <text:p>3,749</text:p>
          </table:table-cell>
          <table:table-cell office:value-type="float" office:value="4224" table:style-name="ce44">
            <text:p>4,224</text:p>
          </table:table-cell>
          <table:table-cell office:value-type="float" office:value="4272" table:style-name="ce44">
            <text:p>4,272</text:p>
          </table:table-cell>
          <table:table-cell office:value-type="float" office:value="4452" table:style-name="ce44">
            <text:p>4,452</text:p>
          </table:table-cell>
          <table:table-cell office:value-type="float" office:value="4715" table:style-name="ce44">
            <text:p>4,715</text:p>
          </table:table-cell>
          <table:table-cell office:value-type="float" office:value="25643" table:style-name="ce44">
            <text:p>25,643</text:p>
          </table:table-cell>
          <table:table-cell office:value-type="float" office:value="4879" table:style-name="ce44">
            <text:p>4,879</text:p>
          </table:table-cell>
          <table:table-cell office:value-type="float" office:value="5093" table:style-name="ce44">
            <text:p>5,093</text:p>
          </table:table-cell>
          <table:table-cell office:value-type="float" office:value="4717" table:style-name="ce44">
            <text:p>4,717</text:p>
          </table:table-cell>
          <table:table-cell office:value-type="float" office:value="5701" table:style-name="ce44">
            <text:p>5,701</text:p>
          </table:table-cell>
          <table:table-cell office:value-type="float" office:value="5253" table:style-name="ce45">
            <text:p>5,253</text:p>
          </table:table-cell>
          <table:table-cell office:value-type="float" office:value="26888" table:style-name="ce44">
            <text:p>26,888</text:p>
          </table:table-cell>
          <table:table-cell office:value-type="float" office:value="4569" table:style-name="ce44">
            <text:p>4,569</text:p>
          </table:table-cell>
          <table:table-cell office:value-type="float" office:value="5027" table:style-name="ce44">
            <text:p>5,027</text:p>
          </table:table-cell>
          <table:table-cell office:value-type="float" office:value="5498" table:style-name="ce44">
            <text:p>5,498</text:p>
          </table:table-cell>
          <table:table-cell office:value-type="float" office:value="5916" table:style-name="ce44">
            <text:p>5,916</text:p>
          </table:table-cell>
          <table:table-cell office:value-type="float" office:value="5878" table:style-name="ce45">
            <text:p>5,878</text:p>
          </table:table-cell>
          <table:table-cell office:value-type="float" office:value="34869" table:style-name="ce44">
            <text:p>34,869</text:p>
          </table:table-cell>
          <table:table-cell office:value-type="float" office:value="6163" table:style-name="ce44">
            <text:p>6,163</text:p>
          </table:table-cell>
          <table:table-cell office:value-type="float" office:value="6493" table:style-name="ce44">
            <text:p>6,493</text:p>
          </table:table-cell>
          <table:table-cell office:value-type="float" office:value="6964" table:style-name="ce44">
            <text:p>6,964</text:p>
          </table:table-cell>
          <table:table-cell office:value-type="float" office:value="7479" table:style-name="ce44">
            <text:p>7,479</text:p>
          </table:table-cell>
          <table:table-cell office:value-type="float" office:value="7770" table:style-name="ce45">
            <text:p>7,770</text:p>
          </table:table-cell>
          <table:table-cell office:value-type="float" office:value="44629" table:style-name="ce44">
            <text:p>44,629</text:p>
          </table:table-cell>
          <table:table-cell office:value-type="float" office:value="9112" table:style-name="ce44">
            <text:p>9,112</text:p>
          </table:table-cell>
          <table:table-cell office:value-type="float" office:value="8838" table:style-name="ce44">
            <text:p>8,838</text:p>
          </table:table-cell>
          <table:table-cell office:value-type="float" office:value="8174" table:style-name="ce44">
            <text:p>8,174</text:p>
          </table:table-cell>
          <table:table-cell office:value-type="float" office:value="9165" table:style-name="ce44">
            <text:p>9,165</text:p>
          </table:table-cell>
          <table:table-cell office:value-type="float" office:value="9340" table:style-name="ce45">
            <text:p>9,340</text:p>
          </table:table-cell>
          <table:table-cell office:value-type="float" office:value="43878" table:style-name="ce44">
            <text:p>43,878</text:p>
          </table:table-cell>
          <table:table-cell office:value-type="float" office:value="9283" table:style-name="ce44">
            <text:p>9,283</text:p>
          </table:table-cell>
          <table:table-cell office:value-type="float" office:value="9218" table:style-name="ce44">
            <text:p>9,218</text:p>
          </table:table-cell>
          <table:table-cell office:value-type="float" office:value="8676" table:style-name="ce44">
            <text:p>8,676</text:p>
          </table:table-cell>
          <table:table-cell office:value-type="float" office:value="8477" table:style-name="ce44">
            <text:p>8,477</text:p>
          </table:table-cell>
          <table:table-cell office:value-type="float" office:value="8224" table:style-name="ce45">
            <text:p>8,224</text:p>
          </table:table-cell>
          <table:table-cell office:value-type="float" office:value="41097" table:style-name="ce44">
            <text:p>41,097</text:p>
          </table:table-cell>
          <table:table-cell office:value-type="float" office:value="8290" table:style-name="ce44">
            <text:p>8,290</text:p>
          </table:table-cell>
          <table:table-cell office:value-type="float" office:value="8069" table:style-name="ce44">
            <text:p>8,069</text:p>
          </table:table-cell>
          <table:table-cell office:value-type="float" office:value="8534" table:style-name="ce44">
            <text:p>8,534</text:p>
          </table:table-cell>
          <table:table-cell office:value-type="float" office:value="8043" table:style-name="ce44">
            <text:p>8,043</text:p>
          </table:table-cell>
          <table:table-cell office:value-type="float" office:value="8161" table:style-name="ce45">
            <text:p>8,161</text:p>
          </table:table-cell>
          <table:table-cell office:value-type="float" office:value="49388" table:style-name="ce44">
            <text:p>49,388</text:p>
          </table:table-cell>
          <table:table-cell office:value-type="float" office:value="8821" table:style-name="ce44">
            <text:p>8,821</text:p>
          </table:table-cell>
          <table:table-cell office:value-type="float" office:value="9429" table:style-name="ce44">
            <text:p>9,429</text:p>
          </table:table-cell>
          <table:table-cell office:value-type="float" office:value="9881" table:style-name="ce44">
            <text:p>9,881</text:p>
          </table:table-cell>
          <table:table-cell office:value-type="float" office:value="10611" table:style-name="ce44">
            <text:p>10,611</text:p>
          </table:table-cell>
          <table:table-cell office:value-type="float" office:value="10646" table:style-name="ce45">
            <text:p>10,646</text:p>
          </table:table-cell>
          <table:table-cell office:value-type="float" office:value="55359" table:style-name="ce44">
            <text:p>55,359</text:p>
          </table:table-cell>
          <table:table-cell office:value-type="float" office:value="10897" table:style-name="ce44">
            <text:p>10,897</text:p>
          </table:table-cell>
          <table:table-cell office:value-type="float" office:value="11120" table:style-name="ce44">
            <text:p>11,120</text:p>
          </table:table-cell>
          <table:table-cell office:value-type="float" office:value="11053" table:style-name="ce44">
            <text:p>11,053</text:p>
          </table:table-cell>
          <table:table-cell office:value-type="float" office:value="10909" table:style-name="ce44">
            <text:p>10,909</text:p>
          </table:table-cell>
          <table:table-cell office:value-type="float" office:value="11380" table:style-name="ce45">
            <text:p>11,380</text:p>
          </table:table-cell>
          <table:table-cell office:value-type="float" office:value="49168" table:style-name="ce44">
            <text:p>49,168</text:p>
          </table:table-cell>
          <table:table-cell office:value-type="float" office:value="10407" table:style-name="ce44">
            <text:p>10,407</text:p>
          </table:table-cell>
          <table:table-cell office:value-type="float" office:value="9700" table:style-name="ce44">
            <text:p>9,700</text:p>
          </table:table-cell>
          <table:table-cell office:value-type="float" office:value="9707" table:style-name="ce44">
            <text:p>9,707</text:p>
          </table:table-cell>
          <table:table-cell office:value-type="float" office:value="9561" table:style-name="ce44">
            <text:p>9,561</text:p>
          </table:table-cell>
          <table:table-cell office:value-type="float" office:value="9793" table:style-name="ce45">
            <text:p>9,793</text:p>
          </table:table-cell>
          <table:table-cell office:value-type="float" office:value="51289" table:style-name="ce44">
            <text:p>51,289</text:p>
          </table:table-cell>
          <table:table-cell office:value-type="float" office:value="9995" table:style-name="ce44">
            <text:p>9,995</text:p>
          </table:table-cell>
          <table:table-cell office:value-type="float" office:value="10326" table:style-name="ce44">
            <text:p>10,326</text:p>
          </table:table-cell>
          <table:table-cell office:value-type="float" office:value="10390" table:style-name="ce44">
            <text:p>10,390</text:p>
          </table:table-cell>
          <table:table-cell office:value-type="float" office:value="9900" table:style-name="ce44">
            <text:p>9,900</text:p>
          </table:table-cell>
          <table:table-cell office:value-type="float" office:value="10678" table:style-name="ce45">
            <text:p>10,678</text:p>
          </table:table-cell>
          <table:table-cell office:value-type="float" office:value="53117" table:style-name="ce44">
            <text:p>53,117</text:p>
          </table:table-cell>
          <table:table-cell office:value-type="float" office:value="10565" table:style-name="ce44">
            <text:p>10,565</text:p>
          </table:table-cell>
          <table:table-cell office:value-type="float" office:value="10470" table:style-name="ce44">
            <text:p>10,470</text:p>
          </table:table-cell>
          <table:table-cell office:value-type="float" office:value="10572" table:style-name="ce44">
            <text:p>10,572</text:p>
          </table:table-cell>
          <table:table-cell office:value-type="float" office:value="10877" table:style-name="ce44">
            <text:p>10,877</text:p>
          </table:table-cell>
          <table:table-cell office:value-type="float" office:value="10633" table:style-name="ce45">
            <text:p>10,633</text:p>
          </table:table-cell>
          <table:table-cell office:value-type="float" office:value="47446" table:style-name="ce44">
            <text:p>47,446</text:p>
          </table:table-cell>
          <table:table-cell office:value-type="float" office:value="9689" table:style-name="ce44">
            <text:p>9,689</text:p>
          </table:table-cell>
          <table:table-cell office:value-type="float" office:value="10114" table:style-name="ce44">
            <text:p>10,114</text:p>
          </table:table-cell>
          <table:table-cell office:value-type="float" office:value="9987" table:style-name="ce44">
            <text:p>9,987</text:p>
          </table:table-cell>
          <table:table-cell office:value-type="float" office:value="8606" table:style-name="ce44">
            <text:p>8,606</text:p>
          </table:table-cell>
          <table:table-cell office:value-type="float" office:value="9050" table:style-name="ce45">
            <text:p>9,050</text:p>
          </table:table-cell>
          <table:table-cell office:value-type="float" office:value="40976" table:style-name="ce44">
            <text:p>40,976</text:p>
          </table:table-cell>
          <table:table-cell office:value-type="float" office:value="8816" table:style-name="ce44">
            <text:p>8,816</text:p>
          </table:table-cell>
          <table:table-cell office:value-type="float" office:value="8371" table:style-name="ce44">
            <text:p>8,371</text:p>
          </table:table-cell>
          <table:table-cell office:value-type="float" office:value="7915" table:style-name="ce44">
            <text:p>7,915</text:p>
          </table:table-cell>
          <table:table-cell office:value-type="float" office:value="7778" table:style-name="ce44">
            <text:p>7,778</text:p>
          </table:table-cell>
          <table:table-cell office:value-type="float" office:value="8096" table:style-name="ce45">
            <text:p>8,096</text:p>
          </table:table-cell>
          <table:table-cell office:value-type="float" office:value="29729" table:style-name="ce44">
            <text:p>29,729</text:p>
          </table:table-cell>
          <table:table-cell office:value-type="float" office:value="6703" table:style-name="ce44">
            <text:p>6,703</text:p>
          </table:table-cell>
          <table:table-cell office:value-type="float" office:value="6233" table:style-name="ce44">
            <text:p>6,233</text:p>
          </table:table-cell>
          <table:table-cell office:value-type="float" office:value="6499" table:style-name="ce44">
            <text:p>6,499</text:p>
          </table:table-cell>
          <table:table-cell office:value-type="float" office:value="5273" table:style-name="ce44">
            <text:p>5,273</text:p>
          </table:table-cell>
          <table:table-cell office:value-type="float" office:value="5021" table:style-name="ce45">
            <text:p>5,021</text:p>
          </table:table-cell>
          <table:table-cell office:value-type="float" office:value="22132" table:style-name="ce44">
            <text:p>22,132</text:p>
          </table:table-cell>
          <table:table-cell office:value-type="float" office:value="3700" table:style-name="ce44">
            <text:p>3,700</text:p>
          </table:table-cell>
          <table:table-cell office:value-type="float" office:value="4568" table:style-name="ce44">
            <text:p>4,568</text:p>
          </table:table-cell>
          <table:table-cell office:value-type="float" office:value="4725" table:style-name="ce44">
            <text:p>4,725</text:p>
          </table:table-cell>
          <table:table-cell office:value-type="float" office:value="4673" table:style-name="ce44">
            <text:p>4,673</text:p>
          </table:table-cell>
          <table:table-cell office:value-type="float" office:value="4466" table:style-name="ce45">
            <text:p>4,466</text:p>
          </table:table-cell>
          <table:table-cell office:value-type="float" office:value="20131" table:style-name="ce44">
            <text:p>20,131</text:p>
          </table:table-cell>
          <table:table-cell office:value-type="float" office:value="4660" table:style-name="ce44">
            <text:p>4,660</text:p>
          </table:table-cell>
          <table:table-cell office:value-type="float" office:value="4448" table:style-name="ce44">
            <text:p>4,448</text:p>
          </table:table-cell>
          <table:table-cell office:value-type="float" office:value="4063" table:style-name="ce44">
            <text:p>4,063</text:p>
          </table:table-cell>
          <table:table-cell office:value-type="float" office:value="3659" table:style-name="ce44">
            <text:p>3,659</text:p>
          </table:table-cell>
          <table:table-cell office:value-type="float" office:value="3301" table:style-name="ce45">
            <text:p>3,301</text:p>
          </table:table-cell>
          <table:table-cell office:value-type="float" office:value="11755" table:style-name="ce44">
            <text:p>11,755</text:p>
          </table:table-cell>
          <table:table-cell office:value-type="float" office:value="2967" table:style-name="ce44">
            <text:p>2,967</text:p>
          </table:table-cell>
          <table:table-cell office:value-type="float" office:value="2721" table:style-name="ce44">
            <text:p>2,721</text:p>
          </table:table-cell>
          <table:table-cell office:value-type="float" office:value="2297" table:style-name="ce44">
            <text:p>2,297</text:p>
          </table:table-cell>
          <table:table-cell office:value-type="float" office:value="2001" table:style-name="ce44">
            <text:p>2,001</text:p>
          </table:table-cell>
          <table:table-cell office:value-type="float" office:value="1769" table:style-name="ce45">
            <text:p>1,769</text:p>
          </table:table-cell>
          <table:table-cell office:value-type="float" office:value="4638" table:style-name="ce44">
            <text:p>4,638</text:p>
          </table:table-cell>
          <table:table-cell office:value-type="float" office:value="1399" table:style-name="ce44">
            <text:p>1,399</text:p>
          </table:table-cell>
          <table:table-cell office:value-type="float" office:value="1148" table:style-name="ce44">
            <text:p>1,148</text:p>
          </table:table-cell>
          <table:table-cell office:value-type="float" office:value="904" table:style-name="ce44">
            <text:p>904</text:p>
          </table:table-cell>
          <table:table-cell office:value-type="float" office:value="646" table:style-name="ce44">
            <text:p>646</text:p>
          </table:table-cell>
          <table:table-cell office:value-type="float" office:value="541" table:style-name="ce45">
            <text:p>541</text:p>
          </table:table-cell>
          <table:table-cell office:value-type="float" office:value="965" table:style-name="ce44">
            <text:p>965</text:p>
          </table:table-cell>
          <table:table-cell office:value-type="float" office:value="386" table:style-name="ce44">
            <text:p>386</text:p>
          </table:table-cell>
          <table:table-cell office:value-type="float" office:value="237" table:style-name="ce44">
            <text:p>237</text:p>
          </table:table-cell>
          <table:table-cell office:value-type="float" office:value="160" table:style-name="ce44">
            <text:p>160</text:p>
          </table:table-cell>
          <table:table-cell office:value-type="float" office:value="111" table:style-name="ce44">
            <text:p>111</text:p>
          </table:table-cell>
          <table:table-cell office:value-type="float" office:value="71" table:style-name="ce45">
            <text:p>71</text:p>
          </table:table-cell>
          <table:table-cell office:value-type="float" office:value="113" table:style-name="ce44">
            <text:p>11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8860" table:style-name="ce44">
            <text:p>348,860</text:p>
          </table:table-cell>
          <table:table-cell office:value-type="float" office:value="11068" table:style-name="ce44">
            <text:p>11,068</text:p>
          </table:table-cell>
          <table:table-cell office:value-type="float" office:value="1922" table:style-name="ce44">
            <text:p>1,922</text:p>
          </table:table-cell>
          <table:table-cell office:value-type="float" office:value="2202" table:style-name="ce44">
            <text:p>2,202</text:p>
          </table:table-cell>
          <table:table-cell office:value-type="float" office:value="2242" table:style-name="ce44">
            <text:p>2,242</text:p>
          </table:table-cell>
          <table:table-cell office:value-type="float" office:value="2298" table:style-name="ce44">
            <text:p>2,298</text:p>
          </table:table-cell>
          <table:table-cell office:value-type="float" office:value="2404" table:style-name="ce44">
            <text:p>2,404</text:p>
          </table:table-cell>
          <table:table-cell office:value-type="float" office:value="13243" table:style-name="ce44">
            <text:p>13,243</text:p>
          </table:table-cell>
          <table:table-cell office:value-type="float" office:value="2522" table:style-name="ce44">
            <text:p>2,522</text:p>
          </table:table-cell>
          <table:table-cell office:value-type="float" office:value="2584" table:style-name="ce44">
            <text:p>2,584</text:p>
          </table:table-cell>
          <table:table-cell office:value-type="float" office:value="2434" table:style-name="ce44">
            <text:p>2,434</text:p>
          </table:table-cell>
          <table:table-cell office:value-type="float" office:value="3014" table:style-name="ce44">
            <text:p>3,014</text:p>
          </table:table-cell>
          <table:table-cell office:value-type="float" office:value="2689" table:style-name="ce45">
            <text:p>2,689</text:p>
          </table:table-cell>
          <table:table-cell office:value-type="float" office:value="14060" table:style-name="ce44">
            <text:p>14,060</text:p>
          </table:table-cell>
          <table:table-cell office:value-type="float" office:value="2389" table:style-name="ce44">
            <text:p>2,389</text:p>
          </table:table-cell>
          <table:table-cell office:value-type="float" office:value="2634" table:style-name="ce44">
            <text:p>2,634</text:p>
          </table:table-cell>
          <table:table-cell office:value-type="float" office:value="2867" table:style-name="ce44">
            <text:p>2,867</text:p>
          </table:table-cell>
          <table:table-cell office:value-type="float" office:value="3086" table:style-name="ce44">
            <text:p>3,086</text:p>
          </table:table-cell>
          <table:table-cell office:value-type="float" office:value="3084" table:style-name="ce45">
            <text:p>3,084</text:p>
          </table:table-cell>
          <table:table-cell office:value-type="float" office:value="18248" table:style-name="ce44">
            <text:p>18,248</text:p>
          </table:table-cell>
          <table:table-cell office:value-type="float" office:value="3208" table:style-name="ce44">
            <text:p>3,208</text:p>
          </table:table-cell>
          <table:table-cell office:value-type="float" office:value="3404" table:style-name="ce44">
            <text:p>3,404</text:p>
          </table:table-cell>
          <table:table-cell office:value-type="float" office:value="3710" table:style-name="ce44">
            <text:p>3,710</text:p>
          </table:table-cell>
          <table:table-cell office:value-type="float" office:value="3923" table:style-name="ce44">
            <text:p>3,923</text:p>
          </table:table-cell>
          <table:table-cell office:value-type="float" office:value="4003" table:style-name="ce45">
            <text:p>4,003</text:p>
          </table:table-cell>
          <table:table-cell office:value-type="float" office:value="23571" table:style-name="ce44">
            <text:p>23,571</text:p>
          </table:table-cell>
          <table:table-cell office:value-type="float" office:value="4810" table:style-name="ce44">
            <text:p>4,810</text:p>
          </table:table-cell>
          <table:table-cell office:value-type="float" office:value="4699" table:style-name="ce44">
            <text:p>4,699</text:p>
          </table:table-cell>
          <table:table-cell office:value-type="float" office:value="4249" table:style-name="ce44">
            <text:p>4,249</text:p>
          </table:table-cell>
          <table:table-cell office:value-type="float" office:value="4866" table:style-name="ce44">
            <text:p>4,866</text:p>
          </table:table-cell>
          <table:table-cell office:value-type="float" office:value="4947" table:style-name="ce45">
            <text:p>4,947</text:p>
          </table:table-cell>
          <table:table-cell office:value-type="float" office:value="23150" table:style-name="ce44">
            <text:p>23,150</text:p>
          </table:table-cell>
          <table:table-cell office:value-type="float" office:value="4860" table:style-name="ce44">
            <text:p>4,860</text:p>
          </table:table-cell>
          <table:table-cell office:value-type="float" office:value="4914" table:style-name="ce44">
            <text:p>4,914</text:p>
          </table:table-cell>
          <table:table-cell office:value-type="float" office:value="4538" table:style-name="ce44">
            <text:p>4,538</text:p>
          </table:table-cell>
          <table:table-cell office:value-type="float" office:value="4497" table:style-name="ce44">
            <text:p>4,497</text:p>
          </table:table-cell>
          <table:table-cell office:value-type="float" office:value="4341" table:style-name="ce45">
            <text:p>4,341</text:p>
          </table:table-cell>
          <table:table-cell office:value-type="float" office:value="22188" table:style-name="ce44">
            <text:p>22,188</text:p>
          </table:table-cell>
          <table:table-cell office:value-type="float" office:value="4659" table:style-name="ce44">
            <text:p>4,659</text:p>
          </table:table-cell>
          <table:table-cell office:value-type="float" office:value="4358" table:style-name="ce44">
            <text:p>4,358</text:p>
          </table:table-cell>
          <table:table-cell office:value-type="float" office:value="4487" table:style-name="ce44">
            <text:p>4,487</text:p>
          </table:table-cell>
          <table:table-cell office:value-type="float" office:value="4317" table:style-name="ce44">
            <text:p>4,317</text:p>
          </table:table-cell>
          <table:table-cell office:value-type="float" office:value="4367" table:style-name="ce45">
            <text:p>4,367</text:p>
          </table:table-cell>
          <table:table-cell office:value-type="float" office:value="25550" table:style-name="ce44">
            <text:p>25,550</text:p>
          </table:table-cell>
          <table:table-cell office:value-type="float" office:value="4625" table:style-name="ce44">
            <text:p>4,625</text:p>
          </table:table-cell>
          <table:table-cell office:value-type="float" office:value="4930" table:style-name="ce44">
            <text:p>4,930</text:p>
          </table:table-cell>
          <table:table-cell office:value-type="float" office:value="5102" table:style-name="ce44">
            <text:p>5,102</text:p>
          </table:table-cell>
          <table:table-cell office:value-type="float" office:value="5452" table:style-name="ce44">
            <text:p>5,452</text:p>
          </table:table-cell>
          <table:table-cell office:value-type="float" office:value="5441" table:style-name="ce45">
            <text:p>5,441</text:p>
          </table:table-cell>
          <table:table-cell office:value-type="float" office:value="28404" table:style-name="ce44">
            <text:p>28,404</text:p>
          </table:table-cell>
          <table:table-cell office:value-type="float" office:value="5581" table:style-name="ce44">
            <text:p>5,581</text:p>
          </table:table-cell>
          <table:table-cell office:value-type="float" office:value="5699" table:style-name="ce44">
            <text:p>5,699</text:p>
          </table:table-cell>
          <table:table-cell office:value-type="float" office:value="5643" table:style-name="ce44">
            <text:p>5,643</text:p>
          </table:table-cell>
          <table:table-cell office:value-type="float" office:value="5585" table:style-name="ce44">
            <text:p>5,585</text:p>
          </table:table-cell>
          <table:table-cell office:value-type="float" office:value="5896" table:style-name="ce45">
            <text:p>5,896</text:p>
          </table:table-cell>
          <table:table-cell office:value-type="float" office:value="25868" table:style-name="ce44">
            <text:p>25,868</text:p>
          </table:table-cell>
          <table:table-cell office:value-type="float" office:value="5521" table:style-name="ce44">
            <text:p>5,521</text:p>
          </table:table-cell>
          <table:table-cell office:value-type="float" office:value="5068" table:style-name="ce44">
            <text:p>5,068</text:p>
          </table:table-cell>
          <table:table-cell office:value-type="float" office:value="5050" table:style-name="ce44">
            <text:p>5,050</text:p>
          </table:table-cell>
          <table:table-cell office:value-type="float" office:value="5034" table:style-name="ce44">
            <text:p>5,034</text:p>
          </table:table-cell>
          <table:table-cell office:value-type="float" office:value="5195" table:style-name="ce45">
            <text:p>5,195</text:p>
          </table:table-cell>
          <table:table-cell office:value-type="float" office:value="28532" table:style-name="ce44">
            <text:p>28,532</text:p>
          </table:table-cell>
          <table:table-cell office:value-type="float" office:value="5454" table:style-name="ce44">
            <text:p>5,454</text:p>
          </table:table-cell>
          <table:table-cell office:value-type="float" office:value="5699" table:style-name="ce44">
            <text:p>5,699</text:p>
          </table:table-cell>
          <table:table-cell office:value-type="float" office:value="5781" table:style-name="ce44">
            <text:p>5,781</text:p>
          </table:table-cell>
          <table:table-cell office:value-type="float" office:value="5593" table:style-name="ce44">
            <text:p>5,593</text:p>
          </table:table-cell>
          <table:table-cell office:value-type="float" office:value="6005" table:style-name="ce45">
            <text:p>6,005</text:p>
          </table:table-cell>
          <table:table-cell office:value-type="float" office:value="29479" table:style-name="ce44">
            <text:p>29,479</text:p>
          </table:table-cell>
          <table:table-cell office:value-type="float" office:value="5852" table:style-name="ce44">
            <text:p>5,852</text:p>
          </table:table-cell>
          <table:table-cell office:value-type="float" office:value="5839" table:style-name="ce44">
            <text:p>5,839</text:p>
          </table:table-cell>
          <table:table-cell office:value-type="float" office:value="5888" table:style-name="ce44">
            <text:p>5,888</text:p>
          </table:table-cell>
          <table:table-cell office:value-type="float" office:value="6048" table:style-name="ce44">
            <text:p>6,048</text:p>
          </table:table-cell>
          <table:table-cell office:value-type="float" office:value="5852" table:style-name="ce45">
            <text:p>5,852</text:p>
          </table:table-cell>
          <table:table-cell office:value-type="float" office:value="25543" table:style-name="ce44">
            <text:p>25,543</text:p>
          </table:table-cell>
          <table:table-cell office:value-type="float" office:value="5244" table:style-name="ce44">
            <text:p>5,244</text:p>
          </table:table-cell>
          <table:table-cell office:value-type="float" office:value="5553" table:style-name="ce44">
            <text:p>5,553</text:p>
          </table:table-cell>
          <table:table-cell office:value-type="float" office:value="5387" table:style-name="ce44">
            <text:p>5,387</text:p>
          </table:table-cell>
          <table:table-cell office:value-type="float" office:value="4561" table:style-name="ce44">
            <text:p>4,561</text:p>
          </table:table-cell>
          <table:table-cell office:value-type="float" office:value="4798" table:style-name="ce45">
            <text:p>4,798</text:p>
          </table:table-cell>
          <table:table-cell office:value-type="float" office:value="21037" table:style-name="ce44">
            <text:p>21,037</text:p>
          </table:table-cell>
          <table:table-cell office:value-type="float" office:value="4635" table:style-name="ce44">
            <text:p>4,635</text:p>
          </table:table-cell>
          <table:table-cell office:value-type="float" office:value="4257" table:style-name="ce44">
            <text:p>4,257</text:p>
          </table:table-cell>
          <table:table-cell office:value-type="float" office:value="4054" table:style-name="ce44">
            <text:p>4,054</text:p>
          </table:table-cell>
          <table:table-cell office:value-type="float" office:value="4013" table:style-name="ce44">
            <text:p>4,013</text:p>
          </table:table-cell>
          <table:table-cell office:value-type="float" office:value="4078" table:style-name="ce45">
            <text:p>4,078</text:p>
          </table:table-cell>
          <table:table-cell office:value-type="float" office:value="14485" table:style-name="ce44">
            <text:p>14,485</text:p>
          </table:table-cell>
          <table:table-cell office:value-type="float" office:value="3336" table:style-name="ce44">
            <text:p>3,336</text:p>
          </table:table-cell>
          <table:table-cell office:value-type="float" office:value="3178" table:style-name="ce44">
            <text:p>3,178</text:p>
          </table:table-cell>
          <table:table-cell office:value-type="float" office:value="3127" table:style-name="ce44">
            <text:p>3,127</text:p>
          </table:table-cell>
          <table:table-cell office:value-type="float" office:value="2529" table:style-name="ce44">
            <text:p>2,529</text:p>
          </table:table-cell>
          <table:table-cell office:value-type="float" office:value="2315" table:style-name="ce45">
            <text:p>2,315</text:p>
          </table:table-cell>
          <table:table-cell office:value-type="float" office:value="9867" table:style-name="ce44">
            <text:p>9,867</text:p>
          </table:table-cell>
          <table:table-cell office:value-type="float" office:value="1671" table:style-name="ce44">
            <text:p>1,671</text:p>
          </table:table-cell>
          <table:table-cell office:value-type="float" office:value="2083" table:style-name="ce44">
            <text:p>2,083</text:p>
          </table:table-cell>
          <table:table-cell office:value-type="float" office:value="2055" table:style-name="ce44">
            <text:p>2,055</text:p>
          </table:table-cell>
          <table:table-cell office:value-type="float" office:value="2073" table:style-name="ce44">
            <text:p>2,073</text:p>
          </table:table-cell>
          <table:table-cell office:value-type="float" office:value="1985" table:style-name="ce45">
            <text:p>1,985</text:p>
          </table:table-cell>
          <table:table-cell office:value-type="float" office:value="8463" table:style-name="ce44">
            <text:p>8,463</text:p>
          </table:table-cell>
          <table:table-cell office:value-type="float" office:value="2043" table:style-name="ce44">
            <text:p>2,043</text:p>
          </table:table-cell>
          <table:table-cell office:value-type="float" office:value="1880" table:style-name="ce44">
            <text:p>1,880</text:p>
          </table:table-cell>
          <table:table-cell office:value-type="float" office:value="1716" table:style-name="ce44">
            <text:p>1,716</text:p>
          </table:table-cell>
          <table:table-cell office:value-type="float" office:value="1447" table:style-name="ce44">
            <text:p>1,447</text:p>
          </table:table-cell>
          <table:table-cell office:value-type="float" office:value="1377" table:style-name="ce45">
            <text:p>1,377</text:p>
          </table:table-cell>
          <table:table-cell office:value-type="float" office:value="4312" table:style-name="ce44">
            <text:p>4,312</text:p>
          </table:table-cell>
          <table:table-cell office:value-type="float" office:value="1123" table:style-name="ce44">
            <text:p>1,123</text:p>
          </table:table-cell>
          <table:table-cell office:value-type="float" office:value="1032" table:style-name="ce44">
            <text:p>1,032</text:p>
          </table:table-cell>
          <table:table-cell office:value-type="float" office:value="837" table:style-name="ce44">
            <text:p>837</text:p>
          </table:table-cell>
          <table:table-cell office:value-type="float" office:value="719" table:style-name="ce44">
            <text:p>719</text:p>
          </table:table-cell>
          <table:table-cell office:value-type="float" office:value="601" table:style-name="ce45">
            <text:p>601</text:p>
          </table:table-cell>
          <table:table-cell office:value-type="float" office:value="1513" table:style-name="ce44">
            <text:p>1,513</text:p>
          </table:table-cell>
          <table:table-cell office:value-type="float" office:value="466" table:style-name="ce44">
            <text:p>466</text:p>
          </table:table-cell>
          <table:table-cell office:value-type="float" office:value="385" table:style-name="ce44">
            <text:p>385</text:p>
          </table:table-cell>
          <table:table-cell office:value-type="float" office:value="289" table:style-name="ce44">
            <text:p>289</text:p>
          </table:table-cell>
          <table:table-cell office:value-type="float" office:value="199" table:style-name="ce44">
            <text:p>199</text:p>
          </table:table-cell>
          <table:table-cell office:value-type="float" office:value="174" table:style-name="ce45">
            <text:p>174</text:p>
          </table:table-cell>
          <table:table-cell office:value-type="float" office:value="254" table:style-name="ce44">
            <text:p>254</text:p>
          </table:table-cell>
          <table:table-cell office:value-type="float" office:value="104" table:style-name="ce44">
            <text:p>104</text:p>
          </table:table-cell>
          <table:table-cell office:value-type="float" office:value="65" table:style-name="ce44">
            <text:p>65</text:p>
          </table:table-cell>
          <table:table-cell office:value-type="float" office:value="44" table:style-name="ce44">
            <text:p>44</text:p>
          </table:table-cell>
          <table:table-cell office:value-type="float" office:value="27" table:style-name="ce44">
            <text:p>27</text:p>
          </table:table-cell>
          <table:table-cell office:value-type="float" office:value="14" table:style-name="ce45">
            <text:p>14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5762" table:style-name="ce48">
            <text:p>325,762</text:p>
          </table:table-cell>
          <table:table-cell office:value-type="float" office:value="10344" table:style-name="ce49">
            <text:p>10,344</text:p>
          </table:table-cell>
          <table:table-cell office:value-type="float" office:value="1827" table:style-name="ce48">
            <text:p>1,827</text:p>
          </table:table-cell>
          <table:table-cell office:value-type="float" office:value="2022" table:style-name="ce48">
            <text:p>2,022</text:p>
          </table:table-cell>
          <table:table-cell office:value-type="float" office:value="2030" table:style-name="ce48">
            <text:p>2,030</text:p>
          </table:table-cell>
          <table:table-cell office:value-type="float" office:value="2154" table:style-name="ce48">
            <text:p>2,154</text:p>
          </table:table-cell>
          <table:table-cell office:value-type="float" office:value="2311" table:style-name="ce48">
            <text:p>2,311</text:p>
          </table:table-cell>
          <table:table-cell office:value-type="float" office:value="12400" table:style-name="ce48">
            <text:p>12,400</text:p>
          </table:table-cell>
          <table:table-cell office:value-type="float" office:value="2357" table:style-name="ce48">
            <text:p>2,357</text:p>
          </table:table-cell>
          <table:table-cell office:value-type="float" office:value="2509" table:style-name="ce48">
            <text:p>2,509</text:p>
          </table:table-cell>
          <table:table-cell office:value-type="float" office:value="2283" table:style-name="ce48">
            <text:p>2,283</text:p>
          </table:table-cell>
          <table:table-cell office:value-type="float" office:value="2687" table:style-name="ce48">
            <text:p>2,687</text:p>
          </table:table-cell>
          <table:table-cell office:value-type="float" office:value="2564" table:style-name="ce49">
            <text:p>2,564</text:p>
          </table:table-cell>
          <table:table-cell office:value-type="float" office:value="12828" table:style-name="ce48">
            <text:p>12,828</text:p>
          </table:table-cell>
          <table:table-cell office:value-type="float" office:value="2180" table:style-name="ce48">
            <text:p>2,180</text:p>
          </table:table-cell>
          <table:table-cell office:value-type="float" office:value="2393" table:style-name="ce48">
            <text:p>2,393</text:p>
          </table:table-cell>
          <table:table-cell office:value-type="float" office:value="2631" table:style-name="ce48">
            <text:p>2,631</text:p>
          </table:table-cell>
          <table:table-cell office:value-type="float" office:value="2830" table:style-name="ce48">
            <text:p>2,830</text:p>
          </table:table-cell>
          <table:table-cell office:value-type="float" office:value="2794" table:style-name="ce49">
            <text:p>2,794</text:p>
          </table:table-cell>
          <table:table-cell office:value-type="float" office:value="16621" table:style-name="ce48">
            <text:p>16,621</text:p>
          </table:table-cell>
          <table:table-cell office:value-type="float" office:value="2955" table:style-name="ce48">
            <text:p>2,955</text:p>
          </table:table-cell>
          <table:table-cell office:value-type="float" office:value="3089" table:style-name="ce48">
            <text:p>3,089</text:p>
          </table:table-cell>
          <table:table-cell office:value-type="float" office:value="3254" table:style-name="ce48">
            <text:p>3,254</text:p>
          </table:table-cell>
          <table:table-cell office:value-type="float" office:value="3556" table:style-name="ce48">
            <text:p>3,556</text:p>
          </table:table-cell>
          <table:table-cell office:value-type="float" office:value="3767" table:style-name="ce49">
            <text:p>3,767</text:p>
          </table:table-cell>
          <table:table-cell office:value-type="float" office:value="21058" table:style-name="ce48">
            <text:p>21,058</text:p>
          </table:table-cell>
          <table:table-cell office:value-type="float" office:value="4302" table:style-name="ce48">
            <text:p>4,302</text:p>
          </table:table-cell>
          <table:table-cell office:value-type="float" office:value="4139" table:style-name="ce48">
            <text:p>4,139</text:p>
          </table:table-cell>
          <table:table-cell office:value-type="float" office:value="3925" table:style-name="ce48">
            <text:p>3,925</text:p>
          </table:table-cell>
          <table:table-cell office:value-type="float" office:value="4299" table:style-name="ce48">
            <text:p>4,299</text:p>
          </table:table-cell>
          <table:table-cell office:value-type="float" office:value="4393" table:style-name="ce49">
            <text:p>4,393</text:p>
          </table:table-cell>
          <table:table-cell office:value-type="float" office:value="20728" table:style-name="ce48">
            <text:p>20,728</text:p>
          </table:table-cell>
          <table:table-cell office:value-type="float" office:value="4423" table:style-name="ce48">
            <text:p>4,423</text:p>
          </table:table-cell>
          <table:table-cell office:value-type="float" office:value="4304" table:style-name="ce48">
            <text:p>4,304</text:p>
          </table:table-cell>
          <table:table-cell office:value-type="float" office:value="4138" table:style-name="ce48">
            <text:p>4,138</text:p>
          </table:table-cell>
          <table:table-cell office:value-type="float" office:value="3980" table:style-name="ce48">
            <text:p>3,980</text:p>
          </table:table-cell>
          <table:table-cell office:value-type="float" office:value="3883" table:style-name="ce49">
            <text:p>3,883</text:p>
          </table:table-cell>
          <table:table-cell office:value-type="float" office:value="18909" table:style-name="ce48">
            <text:p>18,909</text:p>
          </table:table-cell>
          <table:table-cell office:value-type="float" office:value="3631" table:style-name="ce48">
            <text:p>3,631</text:p>
          </table:table-cell>
          <table:table-cell office:value-type="float" office:value="3711" table:style-name="ce48">
            <text:p>3,711</text:p>
          </table:table-cell>
          <table:table-cell office:value-type="float" office:value="4047" table:style-name="ce48">
            <text:p>4,047</text:p>
          </table:table-cell>
          <table:table-cell office:value-type="float" office:value="3726" table:style-name="ce48">
            <text:p>3,726</text:p>
          </table:table-cell>
          <table:table-cell office:value-type="float" office:value="3794" table:style-name="ce49">
            <text:p>3,794</text:p>
          </table:table-cell>
          <table:table-cell office:value-type="float" office:value="23838" table:style-name="ce48">
            <text:p>23,838</text:p>
          </table:table-cell>
          <table:table-cell office:value-type="float" office:value="4196" table:style-name="ce48">
            <text:p>4,196</text:p>
          </table:table-cell>
          <table:table-cell office:value-type="float" office:value="4499" table:style-name="ce48">
            <text:p>4,499</text:p>
          </table:table-cell>
          <table:table-cell office:value-type="float" office:value="4779" table:style-name="ce48">
            <text:p>4,779</text:p>
          </table:table-cell>
          <table:table-cell office:value-type="float" office:value="5159" table:style-name="ce48">
            <text:p>5,159</text:p>
          </table:table-cell>
          <table:table-cell office:value-type="float" office:value="5205" table:style-name="ce49">
            <text:p>5,205</text:p>
          </table:table-cell>
          <table:table-cell office:value-type="float" office:value="26955" table:style-name="ce48">
            <text:p>26,955</text:p>
          </table:table-cell>
          <table:table-cell office:value-type="float" office:value="5316" table:style-name="ce48">
            <text:p>5,316</text:p>
          </table:table-cell>
          <table:table-cell office:value-type="float" office:value="5421" table:style-name="ce48">
            <text:p>5,421</text:p>
          </table:table-cell>
          <table:table-cell office:value-type="float" office:value="5410" table:style-name="ce48">
            <text:p>5,410</text:p>
          </table:table-cell>
          <table:table-cell office:value-type="float" office:value="5324" table:style-name="ce48">
            <text:p>5,324</text:p>
          </table:table-cell>
          <table:table-cell office:value-type="float" office:value="5484" table:style-name="ce49">
            <text:p>5,484</text:p>
          </table:table-cell>
          <table:table-cell office:value-type="float" office:value="23300" table:style-name="ce48">
            <text:p>23,300</text:p>
          </table:table-cell>
          <table:table-cell office:value-type="float" office:value="4886" table:style-name="ce48">
            <text:p>4,886</text:p>
          </table:table-cell>
          <table:table-cell office:value-type="float" office:value="4632" table:style-name="ce48">
            <text:p>4,632</text:p>
          </table:table-cell>
          <table:table-cell office:value-type="float" office:value="4657" table:style-name="ce48">
            <text:p>4,657</text:p>
          </table:table-cell>
          <table:table-cell office:value-type="float" office:value="4527" table:style-name="ce48">
            <text:p>4,527</text:p>
          </table:table-cell>
          <table:table-cell office:value-type="float" office:value="4598" table:style-name="ce49">
            <text:p>4,598</text:p>
          </table:table-cell>
          <table:table-cell office:value-type="float" office:value="22757" table:style-name="ce48">
            <text:p>22,757</text:p>
          </table:table-cell>
          <table:table-cell office:value-type="float" office:value="4541" table:style-name="ce48">
            <text:p>4,541</text:p>
          </table:table-cell>
          <table:table-cell office:value-type="float" office:value="4627" table:style-name="ce48">
            <text:p>4,627</text:p>
          </table:table-cell>
          <table:table-cell office:value-type="float" office:value="4609" table:style-name="ce48">
            <text:p>4,609</text:p>
          </table:table-cell>
          <table:table-cell office:value-type="float" office:value="4307" table:style-name="ce48">
            <text:p>4,307</text:p>
          </table:table-cell>
          <table:table-cell office:value-type="float" office:value="4673" table:style-name="ce49">
            <text:p>4,673</text:p>
          </table:table-cell>
          <table:table-cell office:value-type="float" office:value="23638" table:style-name="ce48">
            <text:p>23,638</text:p>
          </table:table-cell>
          <table:table-cell office:value-type="float" office:value="4713" table:style-name="ce48">
            <text:p>4,713</text:p>
          </table:table-cell>
          <table:table-cell office:value-type="float" office:value="4631" table:style-name="ce48">
            <text:p>4,631</text:p>
          </table:table-cell>
          <table:table-cell office:value-type="float" office:value="4684" table:style-name="ce48">
            <text:p>4,684</text:p>
          </table:table-cell>
          <table:table-cell office:value-type="float" office:value="4829" table:style-name="ce48">
            <text:p>4,829</text:p>
          </table:table-cell>
          <table:table-cell office:value-type="float" office:value="4781" table:style-name="ce49">
            <text:p>4,781</text:p>
          </table:table-cell>
          <table:table-cell office:value-type="float" office:value="21903" table:style-name="ce48">
            <text:p>21,903</text:p>
          </table:table-cell>
          <table:table-cell office:value-type="float" office:value="4445" table:style-name="ce48">
            <text:p>4,445</text:p>
          </table:table-cell>
          <table:table-cell office:value-type="float" office:value="4561" table:style-name="ce48">
            <text:p>4,561</text:p>
          </table:table-cell>
          <table:table-cell office:value-type="float" office:value="4600" table:style-name="ce48">
            <text:p>4,600</text:p>
          </table:table-cell>
          <table:table-cell office:value-type="float" office:value="4045" table:style-name="ce48">
            <text:p>4,045</text:p>
          </table:table-cell>
          <table:table-cell office:value-type="float" office:value="4252" table:style-name="ce49">
            <text:p>4,252</text:p>
          </table:table-cell>
          <table:table-cell office:value-type="float" office:value="19939" table:style-name="ce48">
            <text:p>19,939</text:p>
          </table:table-cell>
          <table:table-cell office:value-type="float" office:value="4181" table:style-name="ce48">
            <text:p>4,181</text:p>
          </table:table-cell>
          <table:table-cell office:value-type="float" office:value="4114" table:style-name="ce48">
            <text:p>4,114</text:p>
          </table:table-cell>
          <table:table-cell office:value-type="float" office:value="3861" table:style-name="ce48">
            <text:p>3,861</text:p>
          </table:table-cell>
          <table:table-cell office:value-type="float" office:value="3765" table:style-name="ce48">
            <text:p>3,765</text:p>
          </table:table-cell>
          <table:table-cell office:value-type="float" office:value="4018" table:style-name="ce49">
            <text:p>4,018</text:p>
          </table:table-cell>
          <table:table-cell office:value-type="float" office:value="15244" table:style-name="ce48">
            <text:p>15,244</text:p>
          </table:table-cell>
          <table:table-cell office:value-type="float" office:value="3367" table:style-name="ce48">
            <text:p>3,367</text:p>
          </table:table-cell>
          <table:table-cell office:value-type="float" office:value="3055" table:style-name="ce48">
            <text:p>3,055</text:p>
          </table:table-cell>
          <table:table-cell office:value-type="float" office:value="3372" table:style-name="ce48">
            <text:p>3,372</text:p>
          </table:table-cell>
          <table:table-cell office:value-type="float" office:value="2744" table:style-name="ce48">
            <text:p>2,744</text:p>
          </table:table-cell>
          <table:table-cell office:value-type="float" office:value="2706" table:style-name="ce49">
            <text:p>2,706</text:p>
          </table:table-cell>
          <table:table-cell office:value-type="float" office:value="12265" table:style-name="ce48">
            <text:p>12,265</text:p>
          </table:table-cell>
          <table:table-cell office:value-type="float" office:value="2029" table:style-name="ce48">
            <text:p>2,029</text:p>
          </table:table-cell>
          <table:table-cell office:value-type="float" office:value="2485" table:style-name="ce48">
            <text:p>2,485</text:p>
          </table:table-cell>
          <table:table-cell office:value-type="float" office:value="2670" table:style-name="ce48">
            <text:p>2,670</text:p>
          </table:table-cell>
          <table:table-cell office:value-type="float" office:value="2600" table:style-name="ce48">
            <text:p>2,600</text:p>
          </table:table-cell>
          <table:table-cell office:value-type="float" office:value="2481" table:style-name="ce49">
            <text:p>2,481</text:p>
          </table:table-cell>
          <table:table-cell office:value-type="float" office:value="11668" table:style-name="ce48">
            <text:p>11,668</text:p>
          </table:table-cell>
          <table:table-cell office:value-type="float" office:value="2617" table:style-name="ce48">
            <text:p>2,617</text:p>
          </table:table-cell>
          <table:table-cell office:value-type="float" office:value="2568" table:style-name="ce48">
            <text:p>2,568</text:p>
          </table:table-cell>
          <table:table-cell office:value-type="float" office:value="2347" table:style-name="ce48">
            <text:p>2,347</text:p>
          </table:table-cell>
          <table:table-cell office:value-type="float" office:value="2212" table:style-name="ce48">
            <text:p>2,212</text:p>
          </table:table-cell>
          <table:table-cell office:value-type="float" office:value="1924" table:style-name="ce49">
            <text:p>1,924</text:p>
          </table:table-cell>
          <table:table-cell office:value-type="float" office:value="7443" table:style-name="ce48">
            <text:p>7,443</text:p>
          </table:table-cell>
          <table:table-cell office:value-type="float" office:value="1844" table:style-name="ce48">
            <text:p>1,844</text:p>
          </table:table-cell>
          <table:table-cell office:value-type="float" office:value="1689" table:style-name="ce48">
            <text:p>1,689</text:p>
          </table:table-cell>
          <table:table-cell office:value-type="float" office:value="1460" table:style-name="ce48">
            <text:p>1,460</text:p>
          </table:table-cell>
          <table:table-cell office:value-type="float" office:value="1282" table:style-name="ce48">
            <text:p>1,282</text:p>
          </table:table-cell>
          <table:table-cell office:value-type="float" office:value="1168" table:style-name="ce49">
            <text:p>1,168</text:p>
          </table:table-cell>
          <table:table-cell office:value-type="float" office:value="3125" table:style-name="ce48">
            <text:p>3,125</text:p>
          </table:table-cell>
          <table:table-cell office:value-type="float" office:value="933" table:style-name="ce48">
            <text:p>933</text:p>
          </table:table-cell>
          <table:table-cell office:value-type="float" office:value="763" table:style-name="ce48">
            <text:p>763</text:p>
          </table:table-cell>
          <table:table-cell office:value-type="float" office:value="615" table:style-name="ce48">
            <text:p>615</text:p>
          </table:table-cell>
          <table:table-cell office:value-type="float" office:value="447" table:style-name="ce48">
            <text:p>447</text:p>
          </table:table-cell>
          <table:table-cell office:value-type="float" office:value="367" table:style-name="ce49">
            <text:p>367</text:p>
          </table:table-cell>
          <table:table-cell office:value-type="float" office:value="711" table:style-name="ce48">
            <text:p>711</text:p>
          </table:table-cell>
          <table:table-cell office:value-type="float" office:value="282" table:style-name="ce48">
            <text:p>282</text:p>
          </table:table-cell>
          <table:table-cell office:value-type="float" office:value="172" table:style-name="ce48">
            <text:p>172</text:p>
          </table:table-cell>
          <table:table-cell office:value-type="float" office:value="116" table:style-name="ce48">
            <text:p>116</text:p>
          </table:table-cell>
          <table:table-cell office:value-type="float" office:value="84" table:style-name="ce48">
            <text:p>84</text:p>
          </table:table-cell>
          <table:table-cell office:value-type="float" office:value="57" table:style-name="ce49">
            <text:p>57</text:p>
          </table:table-cell>
          <table:table-cell office:value-type="float" office:value="88" table:style-name="ce48">
            <text:p>8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7641" table:style-name="ce44">
            <text:p>497,641</text:p>
          </table:table-cell>
          <table:table-cell office:value-type="float" office:value="13375" table:style-name="ce44">
            <text:p>13,375</text:p>
          </table:table-cell>
          <table:table-cell office:value-type="float" office:value="2620" table:style-name="ce44">
            <text:p>2,620</text:p>
          </table:table-cell>
          <table:table-cell office:value-type="float" office:value="2733" table:style-name="ce44">
            <text:p>2,733</text:p>
          </table:table-cell>
          <table:table-cell office:value-type="float" office:value="2609" table:style-name="ce44">
            <text:p>2,609</text:p>
          </table:table-cell>
          <table:table-cell office:value-type="float" office:value="2674" table:style-name="ce44">
            <text:p>2,674</text:p>
          </table:table-cell>
          <table:table-cell office:value-type="float" office:value="2739" table:style-name="ce44">
            <text:p>2,739</text:p>
          </table:table-cell>
          <table:table-cell office:value-type="float" office:value="14995" table:style-name="ce44">
            <text:p>14,995</text:p>
          </table:table-cell>
          <table:table-cell office:value-type="float" office:value="2916" table:style-name="ce44">
            <text:p>2,916</text:p>
          </table:table-cell>
          <table:table-cell office:value-type="float" office:value="2913" table:style-name="ce44">
            <text:p>2,913</text:p>
          </table:table-cell>
          <table:table-cell office:value-type="float" office:value="2753" table:style-name="ce44">
            <text:p>2,753</text:p>
          </table:table-cell>
          <table:table-cell office:value-type="float" office:value="3385" table:style-name="ce44">
            <text:p>3,385</text:p>
          </table:table-cell>
          <table:table-cell office:value-type="float" office:value="3028" table:style-name="ce45">
            <text:p>3,028</text:p>
          </table:table-cell>
          <table:table-cell office:value-type="float" office:value="15991" table:style-name="ce44">
            <text:p>15,991</text:p>
          </table:table-cell>
          <table:table-cell office:value-type="float" office:value="2732" table:style-name="ce44">
            <text:p>2,732</text:p>
          </table:table-cell>
          <table:table-cell office:value-type="float" office:value="2965" table:style-name="ce44">
            <text:p>2,965</text:p>
          </table:table-cell>
          <table:table-cell office:value-type="float" office:value="3065" table:style-name="ce44">
            <text:p>3,065</text:p>
          </table:table-cell>
          <table:table-cell office:value-type="float" office:value="3502" table:style-name="ce44">
            <text:p>3,502</text:p>
          </table:table-cell>
          <table:table-cell office:value-type="float" office:value="3727" table:style-name="ce45">
            <text:p>3,727</text:p>
          </table:table-cell>
          <table:table-cell office:value-type="float" office:value="24510" table:style-name="ce44">
            <text:p>24,510</text:p>
          </table:table-cell>
          <table:table-cell office:value-type="float" office:value="4151" table:style-name="ce44">
            <text:p>4,151</text:p>
          </table:table-cell>
          <table:table-cell office:value-type="float" office:value="4366" table:style-name="ce44">
            <text:p>4,366</text:p>
          </table:table-cell>
          <table:table-cell office:value-type="float" office:value="4862" table:style-name="ce44">
            <text:p>4,862</text:p>
          </table:table-cell>
          <table:table-cell office:value-type="float" office:value="5383" table:style-name="ce44">
            <text:p>5,383</text:p>
          </table:table-cell>
          <table:table-cell office:value-type="float" office:value="5748" table:style-name="ce45">
            <text:p>5,748</text:p>
          </table:table-cell>
          <table:table-cell office:value-type="float" office:value="33077" table:style-name="ce44">
            <text:p>33,077</text:p>
          </table:table-cell>
          <table:table-cell office:value-type="float" office:value="6674" table:style-name="ce44">
            <text:p>6,674</text:p>
          </table:table-cell>
          <table:table-cell office:value-type="float" office:value="6221" table:style-name="ce44">
            <text:p>6,221</text:p>
          </table:table-cell>
          <table:table-cell office:value-type="float" office:value="6171" table:style-name="ce44">
            <text:p>6,171</text:p>
          </table:table-cell>
          <table:table-cell office:value-type="float" office:value="6934" table:style-name="ce44">
            <text:p>6,934</text:p>
          </table:table-cell>
          <table:table-cell office:value-type="float" office:value="7077" table:style-name="ce45">
            <text:p>7,077</text:p>
          </table:table-cell>
          <table:table-cell office:value-type="float" office:value="33840" table:style-name="ce44">
            <text:p>33,840</text:p>
          </table:table-cell>
          <table:table-cell office:value-type="float" office:value="6987" table:style-name="ce44">
            <text:p>6,987</text:p>
          </table:table-cell>
          <table:table-cell office:value-type="float" office:value="6966" table:style-name="ce44">
            <text:p>6,966</text:p>
          </table:table-cell>
          <table:table-cell office:value-type="float" office:value="6936" table:style-name="ce44">
            <text:p>6,936</text:p>
          </table:table-cell>
          <table:table-cell office:value-type="float" office:value="6578" table:style-name="ce44">
            <text:p>6,578</text:p>
          </table:table-cell>
          <table:table-cell office:value-type="float" office:value="6373" table:style-name="ce45">
            <text:p>6,373</text:p>
          </table:table-cell>
          <table:table-cell office:value-type="float" office:value="30548" table:style-name="ce44">
            <text:p>30,548</text:p>
          </table:table-cell>
          <table:table-cell office:value-type="float" office:value="6558" table:style-name="ce44">
            <text:p>6,558</text:p>
          </table:table-cell>
          <table:table-cell office:value-type="float" office:value="6121" table:style-name="ce44">
            <text:p>6,121</text:p>
          </table:table-cell>
          <table:table-cell office:value-type="float" office:value="6241" table:style-name="ce44">
            <text:p>6,241</text:p>
          </table:table-cell>
          <table:table-cell office:value-type="float" office:value="5927" table:style-name="ce44">
            <text:p>5,927</text:p>
          </table:table-cell>
          <table:table-cell office:value-type="float" office:value="5701" table:style-name="ce45">
            <text:p>5,701</text:p>
          </table:table-cell>
          <table:table-cell office:value-type="float" office:value="34070" table:style-name="ce44">
            <text:p>34,070</text:p>
          </table:table-cell>
          <table:table-cell office:value-type="float" office:value="6067" table:style-name="ce44">
            <text:p>6,067</text:p>
          </table:table-cell>
          <table:table-cell office:value-type="float" office:value="6673" table:style-name="ce44">
            <text:p>6,673</text:p>
          </table:table-cell>
          <table:table-cell office:value-type="float" office:value="6875" table:style-name="ce44">
            <text:p>6,875</text:p>
          </table:table-cell>
          <table:table-cell office:value-type="float" office:value="7224" table:style-name="ce44">
            <text:p>7,224</text:p>
          </table:table-cell>
          <table:table-cell office:value-type="float" office:value="7231" table:style-name="ce45">
            <text:p>7,231</text:p>
          </table:table-cell>
          <table:table-cell office:value-type="float" office:value="37673" table:style-name="ce44">
            <text:p>37,673</text:p>
          </table:table-cell>
          <table:table-cell office:value-type="float" office:value="7672" table:style-name="ce44">
            <text:p>7,672</text:p>
          </table:table-cell>
          <table:table-cell office:value-type="float" office:value="7307" table:style-name="ce44">
            <text:p>7,307</text:p>
          </table:table-cell>
          <table:table-cell office:value-type="float" office:value="7639" table:style-name="ce44">
            <text:p>7,639</text:p>
          </table:table-cell>
          <table:table-cell office:value-type="float" office:value="7335" table:style-name="ce44">
            <text:p>7,335</text:p>
          </table:table-cell>
          <table:table-cell office:value-type="float" office:value="7720" table:style-name="ce45">
            <text:p>7,720</text:p>
          </table:table-cell>
          <table:table-cell office:value-type="float" office:value="35493" table:style-name="ce44">
            <text:p>35,493</text:p>
          </table:table-cell>
          <table:table-cell office:value-type="float" office:value="7111" table:style-name="ce44">
            <text:p>7,111</text:p>
          </table:table-cell>
          <table:table-cell office:value-type="float" office:value="6796" table:style-name="ce44">
            <text:p>6,796</text:p>
          </table:table-cell>
          <table:table-cell office:value-type="float" office:value="6988" table:style-name="ce44">
            <text:p>6,988</text:p>
          </table:table-cell>
          <table:table-cell office:value-type="float" office:value="7237" table:style-name="ce44">
            <text:p>7,237</text:p>
          </table:table-cell>
          <table:table-cell office:value-type="float" office:value="7361" table:style-name="ce45">
            <text:p>7,361</text:p>
          </table:table-cell>
          <table:table-cell office:value-type="float" office:value="39728" table:style-name="ce44">
            <text:p>39,728</text:p>
          </table:table-cell>
          <table:table-cell office:value-type="float" office:value="7794" table:style-name="ce44">
            <text:p>7,794</text:p>
          </table:table-cell>
          <table:table-cell office:value-type="float" office:value="7863" table:style-name="ce44">
            <text:p>7,863</text:p>
          </table:table-cell>
          <table:table-cell office:value-type="float" office:value="7909" table:style-name="ce44">
            <text:p>7,909</text:p>
          </table:table-cell>
          <table:table-cell office:value-type="float" office:value="8019" table:style-name="ce44">
            <text:p>8,019</text:p>
          </table:table-cell>
          <table:table-cell office:value-type="float" office:value="8143" table:style-name="ce45">
            <text:p>8,143</text:p>
          </table:table-cell>
          <table:table-cell office:value-type="float" office:value="42811" table:style-name="ce44">
            <text:p>42,811</text:p>
          </table:table-cell>
          <table:table-cell office:value-type="float" office:value="8479" table:style-name="ce44">
            <text:p>8,479</text:p>
          </table:table-cell>
          <table:table-cell office:value-type="float" office:value="8406" table:style-name="ce44">
            <text:p>8,406</text:p>
          </table:table-cell>
          <table:table-cell office:value-type="float" office:value="8572" table:style-name="ce44">
            <text:p>8,572</text:p>
          </table:table-cell>
          <table:table-cell office:value-type="float" office:value="8616" table:style-name="ce44">
            <text:p>8,616</text:p>
          </table:table-cell>
          <table:table-cell office:value-type="float" office:value="8738" table:style-name="ce45">
            <text:p>8,738</text:p>
          </table:table-cell>
          <table:table-cell office:value-type="float" office:value="38931" table:style-name="ce44">
            <text:p>38,931</text:p>
          </table:table-cell>
          <table:table-cell office:value-type="float" office:value="8365" table:style-name="ce44">
            <text:p>8,365</text:p>
          </table:table-cell>
          <table:table-cell office:value-type="float" office:value="8208" table:style-name="ce44">
            <text:p>8,208</text:p>
          </table:table-cell>
          <table:table-cell office:value-type="float" office:value="8192" table:style-name="ce44">
            <text:p>8,192</text:p>
          </table:table-cell>
          <table:table-cell office:value-type="float" office:value="6892" table:style-name="ce44">
            <text:p>6,892</text:p>
          </table:table-cell>
          <table:table-cell office:value-type="float" office:value="7274" table:style-name="ce45">
            <text:p>7,274</text:p>
          </table:table-cell>
          <table:table-cell office:value-type="float" office:value="32789" table:style-name="ce44">
            <text:p>32,789</text:p>
          </table:table-cell>
          <table:table-cell office:value-type="float" office:value="6936" table:style-name="ce44">
            <text:p>6,936</text:p>
          </table:table-cell>
          <table:table-cell office:value-type="float" office:value="6891" table:style-name="ce44">
            <text:p>6,891</text:p>
          </table:table-cell>
          <table:table-cell office:value-type="float" office:value="6491" table:style-name="ce44">
            <text:p>6,491</text:p>
          </table:table-cell>
          <table:table-cell office:value-type="float" office:value="6049" table:style-name="ce44">
            <text:p>6,049</text:p>
          </table:table-cell>
          <table:table-cell office:value-type="float" office:value="6422" table:style-name="ce45">
            <text:p>6,422</text:p>
          </table:table-cell>
          <table:table-cell office:value-type="float" office:value="22732" table:style-name="ce44">
            <text:p>22,732</text:p>
          </table:table-cell>
          <table:table-cell office:value-type="float" office:value="5465" table:style-name="ce44">
            <text:p>5,465</text:p>
          </table:table-cell>
          <table:table-cell office:value-type="float" office:value="4827" table:style-name="ce44">
            <text:p>4,827</text:p>
          </table:table-cell>
          <table:table-cell office:value-type="float" office:value="5167" table:style-name="ce44">
            <text:p>5,167</text:p>
          </table:table-cell>
          <table:table-cell office:value-type="float" office:value="4039" table:style-name="ce44">
            <text:p>4,039</text:p>
          </table:table-cell>
          <table:table-cell office:value-type="float" office:value="3234" table:style-name="ce45">
            <text:p>3,234</text:p>
          </table:table-cell>
          <table:table-cell office:value-type="float" office:value="16698" table:style-name="ce44">
            <text:p>16,698</text:p>
          </table:table-cell>
          <table:table-cell office:value-type="float" office:value="2769" table:style-name="ce44">
            <text:p>2,769</text:p>
          </table:table-cell>
          <table:table-cell office:value-type="float" office:value="3424" table:style-name="ce44">
            <text:p>3,424</text:p>
          </table:table-cell>
          <table:table-cell office:value-type="float" office:value="3531" table:style-name="ce44">
            <text:p>3,531</text:p>
          </table:table-cell>
          <table:table-cell office:value-type="float" office:value="3489" table:style-name="ce44">
            <text:p>3,489</text:p>
          </table:table-cell>
          <table:table-cell office:value-type="float" office:value="3485" table:style-name="ce45">
            <text:p>3,485</text:p>
          </table:table-cell>
          <table:table-cell office:value-type="float" office:value="15674" table:style-name="ce44">
            <text:p>15,674</text:p>
          </table:table-cell>
          <table:table-cell office:value-type="float" office:value="3534" table:style-name="ce44">
            <text:p>3,534</text:p>
          </table:table-cell>
          <table:table-cell office:value-type="float" office:value="3463" table:style-name="ce44">
            <text:p>3,463</text:p>
          </table:table-cell>
          <table:table-cell office:value-type="float" office:value="3136" table:style-name="ce44">
            <text:p>3,136</text:p>
          </table:table-cell>
          <table:table-cell office:value-type="float" office:value="2861" table:style-name="ce44">
            <text:p>2,861</text:p>
          </table:table-cell>
          <table:table-cell office:value-type="float" office:value="2680" table:style-name="ce45">
            <text:p>2,680</text:p>
          </table:table-cell>
          <table:table-cell office:value-type="float" office:value="9746" table:style-name="ce44">
            <text:p>9,746</text:p>
          </table:table-cell>
          <table:table-cell office:value-type="float" office:value="2364" table:style-name="ce44">
            <text:p>2,364</text:p>
          </table:table-cell>
          <table:table-cell office:value-type="float" office:value="2219" table:style-name="ce44">
            <text:p>2,219</text:p>
          </table:table-cell>
          <table:table-cell office:value-type="float" office:value="1941" table:style-name="ce44">
            <text:p>1,941</text:p>
          </table:table-cell>
          <table:table-cell office:value-type="float" office:value="1681" table:style-name="ce44">
            <text:p>1,681</text:p>
          </table:table-cell>
          <table:table-cell office:value-type="float" office:value="1541" table:style-name="ce45">
            <text:p>1,541</text:p>
          </table:table-cell>
          <table:table-cell office:value-type="float" office:value="4051" table:style-name="ce44">
            <text:p>4,051</text:p>
          </table:table-cell>
          <table:table-cell office:value-type="float" office:value="1249" table:style-name="ce44">
            <text:p>1,249</text:p>
          </table:table-cell>
          <table:table-cell office:value-type="float" office:value="995" table:style-name="ce44">
            <text:p>995</text:p>
          </table:table-cell>
          <table:table-cell office:value-type="float" office:value="756" table:style-name="ce44">
            <text:p>756</text:p>
          </table:table-cell>
          <table:table-cell office:value-type="float" office:value="603" table:style-name="ce44">
            <text:p>603</text:p>
          </table:table-cell>
          <table:table-cell office:value-type="float" office:value="448" table:style-name="ce45">
            <text:p>448</text:p>
          </table:table-cell>
          <table:table-cell office:value-type="float" office:value="803" table:style-name="ce44">
            <text:p>803</text:p>
          </table:table-cell>
          <table:table-cell office:value-type="float" office:value="298" table:style-name="ce44">
            <text:p>298</text:p>
          </table:table-cell>
          <table:table-cell office:value-type="float" office:value="185" table:style-name="ce44">
            <text:p>185</text:p>
          </table:table-cell>
          <table:table-cell office:value-type="float" office:value="156" table:style-name="ce44">
            <text:p>156</text:p>
          </table:table-cell>
          <table:table-cell office:value-type="float" office:value="91" table:style-name="ce44">
            <text:p>91</text:p>
          </table:table-cell>
          <table:table-cell office:value-type="float" office:value="73" table:style-name="ce45">
            <text:p>73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8099" table:style-name="ce44">
            <text:p>258,099</text:p>
          </table:table-cell>
          <table:table-cell office:value-type="float" office:value="6841" table:style-name="ce44">
            <text:p>6,841</text:p>
          </table:table-cell>
          <table:table-cell office:value-type="float" office:value="1360" table:style-name="ce46">
            <text:p>1,360</text:p>
          </table:table-cell>
          <table:table-cell office:value-type="float" office:value="1403" table:style-name="ce46">
            <text:p>1,403</text:p>
          </table:table-cell>
          <table:table-cell office:value-type="float" office:value="1321" table:style-name="ce46">
            <text:p>1,321</text:p>
          </table:table-cell>
          <table:table-cell office:value-type="float" office:value="1336" table:style-name="ce46">
            <text:p>1,336</text:p>
          </table:table-cell>
          <table:table-cell office:value-type="float" office:value="1421" table:style-name="ce46">
            <text:p>1,421</text:p>
          </table:table-cell>
          <table:table-cell office:value-type="float" office:value="7781" table:style-name="ce46">
            <text:p>7,781</text:p>
          </table:table-cell>
          <table:table-cell office:value-type="float" office:value="1544" table:style-name="ce46">
            <text:p>1,544</text:p>
          </table:table-cell>
          <table:table-cell office:value-type="float" office:value="1479" table:style-name="ce46">
            <text:p>1,479</text:p>
          </table:table-cell>
          <table:table-cell office:value-type="float" office:value="1442" table:style-name="ce46">
            <text:p>1,442</text:p>
          </table:table-cell>
          <table:table-cell office:value-type="float" office:value="1761" table:style-name="ce46">
            <text:p>1,761</text:p>
          </table:table-cell>
          <table:table-cell office:value-type="float" office:value="1555" table:style-name="ce47">
            <text:p>1,555</text:p>
          </table:table-cell>
          <table:table-cell office:value-type="float" office:value="8439" table:style-name="ce46">
            <text:p>8,439</text:p>
          </table:table-cell>
          <table:table-cell office:value-type="float" office:value="1405" table:style-name="ce46">
            <text:p>1,405</text:p>
          </table:table-cell>
          <table:table-cell office:value-type="float" office:value="1602" table:style-name="ce46">
            <text:p>1,602</text:p>
          </table:table-cell>
          <table:table-cell office:value-type="float" office:value="1623" table:style-name="ce46">
            <text:p>1,623</text:p>
          </table:table-cell>
          <table:table-cell office:value-type="float" office:value="1826" table:style-name="ce46">
            <text:p>1,826</text:p>
          </table:table-cell>
          <table:table-cell office:value-type="float" office:value="1983" table:style-name="ce47">
            <text:p>1,983</text:p>
          </table:table-cell>
          <table:table-cell office:value-type="float" office:value="12881" table:style-name="ce46">
            <text:p>12,881</text:p>
          </table:table-cell>
          <table:table-cell office:value-type="float" office:value="2156" table:style-name="ce46">
            <text:p>2,156</text:p>
          </table:table-cell>
          <table:table-cell office:value-type="float" office:value="2323" table:style-name="ce46">
            <text:p>2,323</text:p>
          </table:table-cell>
          <table:table-cell office:value-type="float" office:value="2557" table:style-name="ce46">
            <text:p>2,557</text:p>
          </table:table-cell>
          <table:table-cell office:value-type="float" office:value="2801" table:style-name="ce46">
            <text:p>2,801</text:p>
          </table:table-cell>
          <table:table-cell office:value-type="float" office:value="3044" table:style-name="ce47">
            <text:p>3,044</text:p>
          </table:table-cell>
          <table:table-cell office:value-type="float" office:value="17376" table:style-name="ce46">
            <text:p>17,376</text:p>
          </table:table-cell>
          <table:table-cell office:value-type="float" office:value="3520" table:style-name="ce46">
            <text:p>3,520</text:p>
          </table:table-cell>
          <table:table-cell office:value-type="float" office:value="3259" table:style-name="ce46">
            <text:p>3,259</text:p>
          </table:table-cell>
          <table:table-cell office:value-type="float" office:value="3227" table:style-name="ce46">
            <text:p>3,227</text:p>
          </table:table-cell>
          <table:table-cell office:value-type="float" office:value="3615" table:style-name="ce46">
            <text:p>3,615</text:p>
          </table:table-cell>
          <table:table-cell office:value-type="float" office:value="3755" table:style-name="ce47">
            <text:p>3,755</text:p>
          </table:table-cell>
          <table:table-cell office:value-type="float" office:value="17861" table:style-name="ce46">
            <text:p>17,861</text:p>
          </table:table-cell>
          <table:table-cell office:value-type="float" office:value="3652" table:style-name="ce46">
            <text:p>3,652</text:p>
          </table:table-cell>
          <table:table-cell office:value-type="float" office:value="3642" table:style-name="ce46">
            <text:p>3,642</text:p>
          </table:table-cell>
          <table:table-cell office:value-type="float" office:value="3680" table:style-name="ce46">
            <text:p>3,680</text:p>
          </table:table-cell>
          <table:table-cell office:value-type="float" office:value="3456" table:style-name="ce46">
            <text:p>3,456</text:p>
          </table:table-cell>
          <table:table-cell office:value-type="float" office:value="3431" table:style-name="ce47">
            <text:p>3,431</text:p>
          </table:table-cell>
          <table:table-cell office:value-type="float" office:value="16697" table:style-name="ce46">
            <text:p>16,697</text:p>
          </table:table-cell>
          <table:table-cell office:value-type="float" office:value="3542" table:style-name="ce46">
            <text:p>3,542</text:p>
          </table:table-cell>
          <table:table-cell office:value-type="float" office:value="3331" table:style-name="ce46">
            <text:p>3,331</text:p>
          </table:table-cell>
          <table:table-cell office:value-type="float" office:value="3449" table:style-name="ce46">
            <text:p>3,449</text:p>
          </table:table-cell>
          <table:table-cell office:value-type="float" office:value="3241" table:style-name="ce46">
            <text:p>3,241</text:p>
          </table:table-cell>
          <table:table-cell office:value-type="float" office:value="3134" table:style-name="ce47">
            <text:p>3,134</text:p>
          </table:table-cell>
          <table:table-cell office:value-type="float" office:value="18130" table:style-name="ce46">
            <text:p>18,130</text:p>
          </table:table-cell>
          <table:table-cell office:value-type="float" office:value="3300" table:style-name="ce46">
            <text:p>3,300</text:p>
          </table:table-cell>
          <table:table-cell office:value-type="float" office:value="3581" table:style-name="ce46">
            <text:p>3,581</text:p>
          </table:table-cell>
          <table:table-cell office:value-type="float" office:value="3674" table:style-name="ce46">
            <text:p>3,674</text:p>
          </table:table-cell>
          <table:table-cell office:value-type="float" office:value="3865" table:style-name="ce46">
            <text:p>3,865</text:p>
          </table:table-cell>
          <table:table-cell office:value-type="float" office:value="3710" table:style-name="ce47">
            <text:p>3,710</text:p>
          </table:table-cell>
          <table:table-cell office:value-type="float" office:value="19400" table:style-name="ce46">
            <text:p>19,400</text:p>
          </table:table-cell>
          <table:table-cell office:value-type="float" office:value="3910" table:style-name="ce46">
            <text:p>3,910</text:p>
          </table:table-cell>
          <table:table-cell office:value-type="float" office:value="3820" table:style-name="ce46">
            <text:p>3,820</text:p>
          </table:table-cell>
          <table:table-cell office:value-type="float" office:value="3995" table:style-name="ce46">
            <text:p>3,995</text:p>
          </table:table-cell>
          <table:table-cell office:value-type="float" office:value="3727" table:style-name="ce46">
            <text:p>3,727</text:p>
          </table:table-cell>
          <table:table-cell office:value-type="float" office:value="3948" table:style-name="ce47">
            <text:p>3,948</text:p>
          </table:table-cell>
          <table:table-cell office:value-type="float" office:value="18438" table:style-name="ce46">
            <text:p>18,438</text:p>
          </table:table-cell>
          <table:table-cell office:value-type="float" office:value="3694" table:style-name="ce46">
            <text:p>3,694</text:p>
          </table:table-cell>
          <table:table-cell office:value-type="float" office:value="3478" table:style-name="ce46">
            <text:p>3,478</text:p>
          </table:table-cell>
          <table:table-cell office:value-type="float" office:value="3610" table:style-name="ce46">
            <text:p>3,610</text:p>
          </table:table-cell>
          <table:table-cell office:value-type="float" office:value="3817" table:style-name="ce46">
            <text:p>3,817</text:p>
          </table:table-cell>
          <table:table-cell office:value-type="float" office:value="3839" table:style-name="ce47">
            <text:p>3,839</text:p>
          </table:table-cell>
          <table:table-cell office:value-type="float" office:value="21655" table:style-name="ce46">
            <text:p>21,655</text:p>
          </table:table-cell>
          <table:table-cell office:value-type="float" office:value="4192" table:style-name="ce46">
            <text:p>4,192</text:p>
          </table:table-cell>
          <table:table-cell office:value-type="float" office:value="4267" table:style-name="ce46">
            <text:p>4,267</text:p>
          </table:table-cell>
          <table:table-cell office:value-type="float" office:value="4300" table:style-name="ce46">
            <text:p>4,300</text:p>
          </table:table-cell>
          <table:table-cell office:value-type="float" office:value="4353" table:style-name="ce46">
            <text:p>4,353</text:p>
          </table:table-cell>
          <table:table-cell office:value-type="float" office:value="4543" table:style-name="ce47">
            <text:p>4,543</text:p>
          </table:table-cell>
          <table:table-cell office:value-type="float" office:value="23699" table:style-name="ce46">
            <text:p>23,699</text:p>
          </table:table-cell>
          <table:table-cell office:value-type="float" office:value="4681" table:style-name="ce46">
            <text:p>4,681</text:p>
          </table:table-cell>
          <table:table-cell office:value-type="float" office:value="4720" table:style-name="ce46">
            <text:p>4,720</text:p>
          </table:table-cell>
          <table:table-cell office:value-type="float" office:value="4700" table:style-name="ce46">
            <text:p>4,700</text:p>
          </table:table-cell>
          <table:table-cell office:value-type="float" office:value="4790" table:style-name="ce46">
            <text:p>4,790</text:p>
          </table:table-cell>
          <table:table-cell office:value-type="float" office:value="4808" table:style-name="ce47">
            <text:p>4,808</text:p>
          </table:table-cell>
          <table:table-cell office:value-type="float" office:value="21206" table:style-name="ce46">
            <text:p>21,206</text:p>
          </table:table-cell>
          <table:table-cell office:value-type="float" office:value="4618" table:style-name="ce46">
            <text:p>4,618</text:p>
          </table:table-cell>
          <table:table-cell office:value-type="float" office:value="4504" table:style-name="ce46">
            <text:p>4,504</text:p>
          </table:table-cell>
          <table:table-cell office:value-type="float" office:value="4392" table:style-name="ce46">
            <text:p>4,392</text:p>
          </table:table-cell>
          <table:table-cell office:value-type="float" office:value="3763" table:style-name="ce46">
            <text:p>3,763</text:p>
          </table:table-cell>
          <table:table-cell office:value-type="float" office:value="3929" table:style-name="ce47">
            <text:p>3,929</text:p>
          </table:table-cell>
          <table:table-cell office:value-type="float" office:value="17028" table:style-name="ce46">
            <text:p>17,028</text:p>
          </table:table-cell>
          <table:table-cell office:value-type="float" office:value="3674" table:style-name="ce46">
            <text:p>3,674</text:p>
          </table:table-cell>
          <table:table-cell office:value-type="float" office:value="3614" table:style-name="ce46">
            <text:p>3,614</text:p>
          </table:table-cell>
          <table:table-cell office:value-type="float" office:value="3343" table:style-name="ce46">
            <text:p>3,343</text:p>
          </table:table-cell>
          <table:table-cell office:value-type="float" office:value="3091" table:style-name="ce46">
            <text:p>3,091</text:p>
          </table:table-cell>
          <table:table-cell office:value-type="float" office:value="3306" table:style-name="ce47">
            <text:p>3,306</text:p>
          </table:table-cell>
          <table:table-cell office:value-type="float" office:value="11113" table:style-name="ce46">
            <text:p>11,113</text:p>
          </table:table-cell>
          <table:table-cell office:value-type="float" office:value="2785" table:style-name="ce46">
            <text:p>2,785</text:p>
          </table:table-cell>
          <table:table-cell office:value-type="float" office:value="2402" table:style-name="ce46">
            <text:p>2,402</text:p>
          </table:table-cell>
          <table:table-cell office:value-type="float" office:value="2508" table:style-name="ce46">
            <text:p>2,508</text:p>
          </table:table-cell>
          <table:table-cell office:value-type="float" office:value="1891" table:style-name="ce46">
            <text:p>1,891</text:p>
          </table:table-cell>
          <table:table-cell office:value-type="float" office:value="1527" table:style-name="ce47">
            <text:p>1,527</text:p>
          </table:table-cell>
          <table:table-cell office:value-type="float" office:value="7502" table:style-name="ce46">
            <text:p>7,502</text:p>
          </table:table-cell>
          <table:table-cell office:value-type="float" office:value="1268" table:style-name="ce46">
            <text:p>1,268</text:p>
          </table:table-cell>
          <table:table-cell office:value-type="float" office:value="1562" table:style-name="ce46">
            <text:p>1,562</text:p>
          </table:table-cell>
          <table:table-cell office:value-type="float" office:value="1583" table:style-name="ce46">
            <text:p>1,583</text:p>
          </table:table-cell>
          <table:table-cell office:value-type="float" office:value="1528" table:style-name="ce46">
            <text:p>1,528</text:p>
          </table:table-cell>
          <table:table-cell office:value-type="float" office:value="1561" table:style-name="ce47">
            <text:p>1,561</text:p>
          </table:table-cell>
          <table:table-cell office:value-type="float" office:value="6584" table:style-name="ce46">
            <text:p>6,584</text:p>
          </table:table-cell>
          <table:table-cell office:value-type="float" office:value="1520" table:style-name="ce46">
            <text:p>1,520</text:p>
          </table:table-cell>
          <table:table-cell office:value-type="float" office:value="1479" table:style-name="ce46">
            <text:p>1,479</text:p>
          </table:table-cell>
          <table:table-cell office:value-type="float" office:value="1301" table:style-name="ce46">
            <text:p>1,301</text:p>
          </table:table-cell>
          <table:table-cell office:value-type="float" office:value="1210" table:style-name="ce46">
            <text:p>1,210</text:p>
          </table:table-cell>
          <table:table-cell office:value-type="float" office:value="1074" table:style-name="ce47">
            <text:p>1,074</text:p>
          </table:table-cell>
          <table:table-cell office:value-type="float" office:value="3739" table:style-name="ce46">
            <text:p>3,739</text:p>
          </table:table-cell>
          <table:table-cell office:value-type="float" office:value="984" table:style-name="ce46">
            <text:p>984</text:p>
          </table:table-cell>
          <table:table-cell office:value-type="float" office:value="868" table:style-name="ce46">
            <text:p>868</text:p>
          </table:table-cell>
          <table:table-cell office:value-type="float" office:value="711" table:style-name="ce46">
            <text:p>711</text:p>
          </table:table-cell>
          <table:table-cell office:value-type="float" office:value="613" table:style-name="ce46">
            <text:p>613</text:p>
          </table:table-cell>
          <table:table-cell office:value-type="float" office:value="563" table:style-name="ce47">
            <text:p>563</text:p>
          </table:table-cell>
          <table:table-cell office:value-type="float" office:value="1425" table:style-name="ce46">
            <text:p>1,425</text:p>
          </table:table-cell>
          <table:table-cell office:value-type="float" office:value="471" table:style-name="ce46">
            <text:p>471</text:p>
          </table:table-cell>
          <table:table-cell office:value-type="float" office:value="351" table:style-name="ce46">
            <text:p>351</text:p>
          </table:table-cell>
          <table:table-cell office:value-type="float" office:value="255" table:style-name="ce46">
            <text:p>255</text:p>
          </table:table-cell>
          <table:table-cell office:value-type="float" office:value="190" table:style-name="ce46">
            <text:p>190</text:p>
          </table:table-cell>
          <table:table-cell office:value-type="float" office:value="158" table:style-name="ce47">
            <text:p>158</text:p>
          </table:table-cell>
          <table:table-cell office:value-type="float" office:value="273" table:style-name="ce46">
            <text:p>273</text:p>
          </table:table-cell>
          <table:table-cell office:value-type="float" office:value="97" table:style-name="ce46">
            <text:p>97</text:p>
          </table:table-cell>
          <table:table-cell office:value-type="float" office:value="74" table:style-name="ce46">
            <text:p>74</text:p>
          </table:table-cell>
          <table:table-cell office:value-type="float" office:value="52" table:style-name="ce46">
            <text:p>52</text:p>
          </table:table-cell>
          <table:table-cell office:value-type="float" office:value="25" table:style-name="ce46">
            <text:p>25</text:p>
          </table:table-cell>
          <table:table-cell office:value-type="float" office:value="25" table:style-name="ce47">
            <text:p>25</text:p>
          </table:table-cell>
          <table:table-cell office:value-type="float" office:value="31" table:style-name="ce46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542" table:style-name="ce48">
            <text:p>239,542</text:p>
          </table:table-cell>
          <table:table-cell office:value-type="float" office:value="6534" table:style-name="ce49">
            <text:p>6,534</text:p>
          </table:table-cell>
          <table:table-cell office:value-type="float" office:value="1260" table:style-name="ce50">
            <text:p>1,260</text:p>
          </table:table-cell>
          <table:table-cell office:value-type="float" office:value="1330" table:style-name="ce50">
            <text:p>1,330</text:p>
          </table:table-cell>
          <table:table-cell office:value-type="float" office:value="1288" table:style-name="ce50">
            <text:p>1,288</text:p>
          </table:table-cell>
          <table:table-cell office:value-type="float" office:value="1338" table:style-name="ce50">
            <text:p>1,338</text:p>
          </table:table-cell>
          <table:table-cell office:value-type="float" office:value="1318" table:style-name="ce50">
            <text:p>1,318</text:p>
          </table:table-cell>
          <table:table-cell office:value-type="float" office:value="7214" table:style-name="ce50">
            <text:p>7,214</text:p>
          </table:table-cell>
          <table:table-cell office:value-type="float" office:value="1372" table:style-name="ce50">
            <text:p>1,372</text:p>
          </table:table-cell>
          <table:table-cell office:value-type="float" office:value="1434" table:style-name="ce50">
            <text:p>1,434</text:p>
          </table:table-cell>
          <table:table-cell office:value-type="float" office:value="1311" table:style-name="ce50">
            <text:p>1,311</text:p>
          </table:table-cell>
          <table:table-cell office:value-type="float" office:value="1624" table:style-name="ce50">
            <text:p>1,624</text:p>
          </table:table-cell>
          <table:table-cell office:value-type="float" office:value="1473" table:style-name="ce51">
            <text:p>1,473</text:p>
          </table:table-cell>
          <table:table-cell office:value-type="float" office:value="7552" table:style-name="ce50">
            <text:p>7,552</text:p>
          </table:table-cell>
          <table:table-cell office:value-type="float" office:value="1327" table:style-name="ce50">
            <text:p>1,327</text:p>
          </table:table-cell>
          <table:table-cell office:value-type="float" office:value="1363" table:style-name="ce50">
            <text:p>1,363</text:p>
          </table:table-cell>
          <table:table-cell office:value-type="float" office:value="1442" table:style-name="ce50">
            <text:p>1,442</text:p>
          </table:table-cell>
          <table:table-cell office:value-type="float" office:value="1676" table:style-name="ce50">
            <text:p>1,676</text:p>
          </table:table-cell>
          <table:table-cell office:value-type="float" office:value="1744" table:style-name="ce51">
            <text:p>1,744</text:p>
          </table:table-cell>
          <table:table-cell office:value-type="float" office:value="11629" table:style-name="ce50">
            <text:p>11,629</text:p>
          </table:table-cell>
          <table:table-cell office:value-type="float" office:value="1995" table:style-name="ce50">
            <text:p>1,995</text:p>
          </table:table-cell>
          <table:table-cell office:value-type="float" office:value="2043" table:style-name="ce50">
            <text:p>2,043</text:p>
          </table:table-cell>
          <table:table-cell office:value-type="float" office:value="2305" table:style-name="ce50">
            <text:p>2,305</text:p>
          </table:table-cell>
          <table:table-cell office:value-type="float" office:value="2582" table:style-name="ce50">
            <text:p>2,582</text:p>
          </table:table-cell>
          <table:table-cell office:value-type="float" office:value="2704" table:style-name="ce51">
            <text:p>2,704</text:p>
          </table:table-cell>
          <table:table-cell office:value-type="float" office:value="15701" table:style-name="ce50">
            <text:p>15,701</text:p>
          </table:table-cell>
          <table:table-cell office:value-type="float" office:value="3154" table:style-name="ce50">
            <text:p>3,154</text:p>
          </table:table-cell>
          <table:table-cell office:value-type="float" office:value="2962" table:style-name="ce50">
            <text:p>2,962</text:p>
          </table:table-cell>
          <table:table-cell office:value-type="float" office:value="2944" table:style-name="ce50">
            <text:p>2,944</text:p>
          </table:table-cell>
          <table:table-cell office:value-type="float" office:value="3319" table:style-name="ce50">
            <text:p>3,319</text:p>
          </table:table-cell>
          <table:table-cell office:value-type="float" office:value="3322" table:style-name="ce51">
            <text:p>3,322</text:p>
          </table:table-cell>
          <table:table-cell office:value-type="float" office:value="15979" table:style-name="ce50">
            <text:p>15,979</text:p>
          </table:table-cell>
          <table:table-cell office:value-type="float" office:value="3335" table:style-name="ce50">
            <text:p>3,335</text:p>
          </table:table-cell>
          <table:table-cell office:value-type="float" office:value="3324" table:style-name="ce50">
            <text:p>3,324</text:p>
          </table:table-cell>
          <table:table-cell office:value-type="float" office:value="3256" table:style-name="ce50">
            <text:p>3,256</text:p>
          </table:table-cell>
          <table:table-cell office:value-type="float" office:value="3122" table:style-name="ce50">
            <text:p>3,122</text:p>
          </table:table-cell>
          <table:table-cell office:value-type="float" office:value="2942" table:style-name="ce51">
            <text:p>2,942</text:p>
          </table:table-cell>
          <table:table-cell office:value-type="float" office:value="13851" table:style-name="ce50">
            <text:p>13,851</text:p>
          </table:table-cell>
          <table:table-cell office:value-type="float" office:value="3016" table:style-name="ce50">
            <text:p>3,016</text:p>
          </table:table-cell>
          <table:table-cell office:value-type="float" office:value="2790" table:style-name="ce50">
            <text:p>2,790</text:p>
          </table:table-cell>
          <table:table-cell office:value-type="float" office:value="2792" table:style-name="ce50">
            <text:p>2,792</text:p>
          </table:table-cell>
          <table:table-cell office:value-type="float" office:value="2686" table:style-name="ce50">
            <text:p>2,686</text:p>
          </table:table-cell>
          <table:table-cell office:value-type="float" office:value="2567" table:style-name="ce51">
            <text:p>2,567</text:p>
          </table:table-cell>
          <table:table-cell office:value-type="float" office:value="15940" table:style-name="ce50">
            <text:p>15,940</text:p>
          </table:table-cell>
          <table:table-cell office:value-type="float" office:value="2767" table:style-name="ce50">
            <text:p>2,767</text:p>
          </table:table-cell>
          <table:table-cell office:value-type="float" office:value="3092" table:style-name="ce50">
            <text:p>3,092</text:p>
          </table:table-cell>
          <table:table-cell office:value-type="float" office:value="3201" table:style-name="ce50">
            <text:p>3,201</text:p>
          </table:table-cell>
          <table:table-cell office:value-type="float" office:value="3359" table:style-name="ce50">
            <text:p>3,359</text:p>
          </table:table-cell>
          <table:table-cell office:value-type="float" office:value="3521" table:style-name="ce51">
            <text:p>3,521</text:p>
          </table:table-cell>
          <table:table-cell office:value-type="float" office:value="18273" table:style-name="ce50">
            <text:p>18,273</text:p>
          </table:table-cell>
          <table:table-cell office:value-type="float" office:value="3762" table:style-name="ce50">
            <text:p>3,762</text:p>
          </table:table-cell>
          <table:table-cell office:value-type="float" office:value="3487" table:style-name="ce50">
            <text:p>3,487</text:p>
          </table:table-cell>
          <table:table-cell office:value-type="float" office:value="3644" table:style-name="ce50">
            <text:p>3,644</text:p>
          </table:table-cell>
          <table:table-cell office:value-type="float" office:value="3608" table:style-name="ce50">
            <text:p>3,608</text:p>
          </table:table-cell>
          <table:table-cell office:value-type="float" office:value="3772" table:style-name="ce51">
            <text:p>3,772</text:p>
          </table:table-cell>
          <table:table-cell office:value-type="float" office:value="17055" table:style-name="ce50">
            <text:p>17,055</text:p>
          </table:table-cell>
          <table:table-cell office:value-type="float" office:value="3417" table:style-name="ce50">
            <text:p>3,417</text:p>
          </table:table-cell>
          <table:table-cell office:value-type="float" office:value="3318" table:style-name="ce50">
            <text:p>3,318</text:p>
          </table:table-cell>
          <table:table-cell office:value-type="float" office:value="3378" table:style-name="ce50">
            <text:p>3,378</text:p>
          </table:table-cell>
          <table:table-cell office:value-type="float" office:value="3420" table:style-name="ce50">
            <text:p>3,420</text:p>
          </table:table-cell>
          <table:table-cell office:value-type="float" office:value="3522" table:style-name="ce51">
            <text:p>3,522</text:p>
          </table:table-cell>
          <table:table-cell office:value-type="float" office:value="18073" table:style-name="ce50">
            <text:p>18,073</text:p>
          </table:table-cell>
          <table:table-cell office:value-type="float" office:value="3602" table:style-name="ce50">
            <text:p>3,602</text:p>
          </table:table-cell>
          <table:table-cell office:value-type="float" office:value="3596" table:style-name="ce50">
            <text:p>3,596</text:p>
          </table:table-cell>
          <table:table-cell office:value-type="float" office:value="3609" table:style-name="ce50">
            <text:p>3,609</text:p>
          </table:table-cell>
          <table:table-cell office:value-type="float" office:value="3666" table:style-name="ce50">
            <text:p>3,666</text:p>
          </table:table-cell>
          <table:table-cell office:value-type="float" office:value="3600" table:style-name="ce51">
            <text:p>3,600</text:p>
          </table:table-cell>
          <table:table-cell office:value-type="float" office:value="19112" table:style-name="ce50">
            <text:p>19,112</text:p>
          </table:table-cell>
          <table:table-cell office:value-type="float" office:value="3798" table:style-name="ce50">
            <text:p>3,798</text:p>
          </table:table-cell>
          <table:table-cell office:value-type="float" office:value="3686" table:style-name="ce50">
            <text:p>3,686</text:p>
          </table:table-cell>
          <table:table-cell office:value-type="float" office:value="3872" table:style-name="ce50">
            <text:p>3,872</text:p>
          </table:table-cell>
          <table:table-cell office:value-type="float" office:value="3826" table:style-name="ce50">
            <text:p>3,826</text:p>
          </table:table-cell>
          <table:table-cell office:value-type="float" office:value="3930" table:style-name="ce51">
            <text:p>3,930</text:p>
          </table:table-cell>
          <table:table-cell office:value-type="float" office:value="17725" table:style-name="ce50">
            <text:p>17,725</text:p>
          </table:table-cell>
          <table:table-cell office:value-type="float" office:value="3747" table:style-name="ce50">
            <text:p>3,747</text:p>
          </table:table-cell>
          <table:table-cell office:value-type="float" office:value="3704" table:style-name="ce50">
            <text:p>3,704</text:p>
          </table:table-cell>
          <table:table-cell office:value-type="float" office:value="3800" table:style-name="ce50">
            <text:p>3,800</text:p>
          </table:table-cell>
          <table:table-cell office:value-type="float" office:value="3129" table:style-name="ce50">
            <text:p>3,129</text:p>
          </table:table-cell>
          <table:table-cell office:value-type="float" office:value="3345" table:style-name="ce51">
            <text:p>3,345</text:p>
          </table:table-cell>
          <table:table-cell office:value-type="float" office:value="15761" table:style-name="ce50">
            <text:p>15,761</text:p>
          </table:table-cell>
          <table:table-cell office:value-type="float" office:value="3262" table:style-name="ce50">
            <text:p>3,262</text:p>
          </table:table-cell>
          <table:table-cell office:value-type="float" office:value="3277" table:style-name="ce50">
            <text:p>3,277</text:p>
          </table:table-cell>
          <table:table-cell office:value-type="float" office:value="3148" table:style-name="ce50">
            <text:p>3,148</text:p>
          </table:table-cell>
          <table:table-cell office:value-type="float" office:value="2958" table:style-name="ce50">
            <text:p>2,958</text:p>
          </table:table-cell>
          <table:table-cell office:value-type="float" office:value="3116" table:style-name="ce51">
            <text:p>3,116</text:p>
          </table:table-cell>
          <table:table-cell office:value-type="float" office:value="11619" table:style-name="ce50">
            <text:p>11,619</text:p>
          </table:table-cell>
          <table:table-cell office:value-type="float" office:value="2680" table:style-name="ce50">
            <text:p>2,680</text:p>
          </table:table-cell>
          <table:table-cell office:value-type="float" office:value="2425" table:style-name="ce50">
            <text:p>2,425</text:p>
          </table:table-cell>
          <table:table-cell office:value-type="float" office:value="2659" table:style-name="ce50">
            <text:p>2,659</text:p>
          </table:table-cell>
          <table:table-cell office:value-type="float" office:value="2148" table:style-name="ce50">
            <text:p>2,148</text:p>
          </table:table-cell>
          <table:table-cell office:value-type="float" office:value="1707" table:style-name="ce51">
            <text:p>1,707</text:p>
          </table:table-cell>
          <table:table-cell office:value-type="float" office:value="9196" table:style-name="ce50">
            <text:p>9,196</text:p>
          </table:table-cell>
          <table:table-cell office:value-type="float" office:value="1501" table:style-name="ce50">
            <text:p>1,501</text:p>
          </table:table-cell>
          <table:table-cell office:value-type="float" office:value="1862" table:style-name="ce50">
            <text:p>1,862</text:p>
          </table:table-cell>
          <table:table-cell office:value-type="float" office:value="1948" table:style-name="ce50">
            <text:p>1,948</text:p>
          </table:table-cell>
          <table:table-cell office:value-type="float" office:value="1961" table:style-name="ce50">
            <text:p>1,961</text:p>
          </table:table-cell>
          <table:table-cell office:value-type="float" office:value="1924" table:style-name="ce51">
            <text:p>1,924</text:p>
          </table:table-cell>
          <table:table-cell office:value-type="float" office:value="9090" table:style-name="ce50">
            <text:p>9,090</text:p>
          </table:table-cell>
          <table:table-cell office:value-type="float" office:value="2014" table:style-name="ce50">
            <text:p>2,014</text:p>
          </table:table-cell>
          <table:table-cell office:value-type="float" office:value="1984" table:style-name="ce50">
            <text:p>1,984</text:p>
          </table:table-cell>
          <table:table-cell office:value-type="float" office:value="1835" table:style-name="ce50">
            <text:p>1,835</text:p>
          </table:table-cell>
          <table:table-cell office:value-type="float" office:value="1651" table:style-name="ce50">
            <text:p>1,651</text:p>
          </table:table-cell>
          <table:table-cell office:value-type="float" office:value="1606" table:style-name="ce51">
            <text:p>1,606</text:p>
          </table:table-cell>
          <table:table-cell office:value-type="float" office:value="6007" table:style-name="ce50">
            <text:p>6,007</text:p>
          </table:table-cell>
          <table:table-cell office:value-type="float" office:value="1380" table:style-name="ce50">
            <text:p>1,380</text:p>
          </table:table-cell>
          <table:table-cell office:value-type="float" office:value="1351" table:style-name="ce50">
            <text:p>1,351</text:p>
          </table:table-cell>
          <table:table-cell office:value-type="float" office:value="1230" table:style-name="ce50">
            <text:p>1,230</text:p>
          </table:table-cell>
          <table:table-cell office:value-type="float" office:value="1068" table:style-name="ce50">
            <text:p>1,068</text:p>
          </table:table-cell>
          <table:table-cell office:value-type="float" office:value="978" table:style-name="ce51">
            <text:p>978</text:p>
          </table:table-cell>
          <table:table-cell office:value-type="float" office:value="2626" table:style-name="ce50">
            <text:p>2,626</text:p>
          </table:table-cell>
          <table:table-cell office:value-type="float" office:value="778" table:style-name="ce50">
            <text:p>778</text:p>
          </table:table-cell>
          <table:table-cell office:value-type="float" office:value="644" table:style-name="ce50">
            <text:p>644</text:p>
          </table:table-cell>
          <table:table-cell office:value-type="float" office:value="501" table:style-name="ce50">
            <text:p>501</text:p>
          </table:table-cell>
          <table:table-cell office:value-type="float" office:value="413" table:style-name="ce50">
            <text:p>413</text:p>
          </table:table-cell>
          <table:table-cell office:value-type="float" office:value="290" table:style-name="ce51">
            <text:p>290</text:p>
          </table:table-cell>
          <table:table-cell office:value-type="float" office:value="530" table:style-name="ce50">
            <text:p>530</text:p>
          </table:table-cell>
          <table:table-cell office:value-type="float" office:value="201" table:style-name="ce50">
            <text:p>201</text:p>
          </table:table-cell>
          <table:table-cell office:value-type="float" office:value="111" table:style-name="ce50">
            <text:p>111</text:p>
          </table:table-cell>
          <table:table-cell office:value-type="float" office:value="104" table:style-name="ce50">
            <text:p>104</text:p>
          </table:table-cell>
          <table:table-cell office:value-type="float" office:value="66" table:style-name="ce50">
            <text:p>66</text:p>
          </table:table-cell>
          <table:table-cell office:value-type="float" office:value="48" table:style-name="ce51">
            <text:p>48</text:p>
          </table:table-cell>
          <table:table-cell office:value-type="float" office:value="75" table:style-name="ce50">
            <text:p>7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9765" table:style-name="ce44">
            <text:p>809,765</text:p>
          </table:table-cell>
          <table:table-cell office:value-type="float" office:value="24657" table:style-name="ce44">
            <text:p>24,657</text:p>
          </table:table-cell>
          <table:table-cell office:value-type="float" office:value="4154" table:style-name="ce44">
            <text:p>4,154</text:p>
          </table:table-cell>
          <table:table-cell office:value-type="float" office:value="4766" table:style-name="ce44">
            <text:p>4,766</text:p>
          </table:table-cell>
          <table:table-cell office:value-type="float" office:value="4853" table:style-name="ce44">
            <text:p>4,853</text:p>
          </table:table-cell>
          <table:table-cell office:value-type="float" office:value="5278" table:style-name="ce44">
            <text:p>5,278</text:p>
          </table:table-cell>
          <table:table-cell office:value-type="float" office:value="5606" table:style-name="ce44">
            <text:p>5,606</text:p>
          </table:table-cell>
          <table:table-cell office:value-type="float" office:value="29706" table:style-name="ce44">
            <text:p>29,706</text:p>
          </table:table-cell>
          <table:table-cell office:value-type="float" office:value="5819" table:style-name="ce44">
            <text:p>5,819</text:p>
          </table:table-cell>
          <table:table-cell office:value-type="float" office:value="6084" table:style-name="ce44">
            <text:p>6,084</text:p>
          </table:table-cell>
          <table:table-cell office:value-type="float" office:value="5531" table:style-name="ce44">
            <text:p>5,531</text:p>
          </table:table-cell>
          <table:table-cell office:value-type="float" office:value="6431" table:style-name="ce44">
            <text:p>6,431</text:p>
          </table:table-cell>
          <table:table-cell office:value-type="float" office:value="5841" table:style-name="ce45">
            <text:p>5,841</text:p>
          </table:table-cell>
          <table:table-cell office:value-type="float" office:value="29231" table:style-name="ce44">
            <text:p>29,231</text:p>
          </table:table-cell>
          <table:table-cell office:value-type="float" office:value="5127" table:style-name="ce44">
            <text:p>5,127</text:p>
          </table:table-cell>
          <table:table-cell office:value-type="float" office:value="5554" table:style-name="ce44">
            <text:p>5,554</text:p>
          </table:table-cell>
          <table:table-cell office:value-type="float" office:value="5921" table:style-name="ce44">
            <text:p>5,921</text:p>
          </table:table-cell>
          <table:table-cell office:value-type="float" office:value="6192" table:style-name="ce44">
            <text:p>6,192</text:p>
          </table:table-cell>
          <table:table-cell office:value-type="float" office:value="6437" table:style-name="ce45">
            <text:p>6,437</text:p>
          </table:table-cell>
          <table:table-cell office:value-type="float" office:value="38318" table:style-name="ce44">
            <text:p>38,318</text:p>
          </table:table-cell>
          <table:table-cell office:value-type="float" office:value="6512" table:style-name="ce44">
            <text:p>6,512</text:p>
          </table:table-cell>
          <table:table-cell office:value-type="float" office:value="7143" table:style-name="ce44">
            <text:p>7,143</text:p>
          </table:table-cell>
          <table:table-cell office:value-type="float" office:value="7480" table:style-name="ce44">
            <text:p>7,480</text:p>
          </table:table-cell>
          <table:table-cell office:value-type="float" office:value="8391" table:style-name="ce44">
            <text:p>8,391</text:p>
          </table:table-cell>
          <table:table-cell office:value-type="float" office:value="8792" table:style-name="ce45">
            <text:p>8,792</text:p>
          </table:table-cell>
          <table:table-cell office:value-type="float" office:value="53576" table:style-name="ce44">
            <text:p>53,576</text:p>
          </table:table-cell>
          <table:table-cell office:value-type="float" office:value="10391" table:style-name="ce44">
            <text:p>10,391</text:p>
          </table:table-cell>
          <table:table-cell office:value-type="float" office:value="10066" table:style-name="ce44">
            <text:p>10,066</text:p>
          </table:table-cell>
          <table:table-cell office:value-type="float" office:value="9769" table:style-name="ce44">
            <text:p>9,769</text:p>
          </table:table-cell>
          <table:table-cell office:value-type="float" office:value="11374" table:style-name="ce44">
            <text:p>11,374</text:p>
          </table:table-cell>
          <table:table-cell office:value-type="float" office:value="11976" table:style-name="ce45">
            <text:p>11,976</text:p>
          </table:table-cell>
          <table:table-cell office:value-type="float" office:value="57857" table:style-name="ce44">
            <text:p>57,857</text:p>
          </table:table-cell>
          <table:table-cell office:value-type="float" office:value="12041" table:style-name="ce44">
            <text:p>12,041</text:p>
          </table:table-cell>
          <table:table-cell office:value-type="float" office:value="12012" table:style-name="ce44">
            <text:p>12,012</text:p>
          </table:table-cell>
          <table:table-cell office:value-type="float" office:value="11502" table:style-name="ce44">
            <text:p>11,502</text:p>
          </table:table-cell>
          <table:table-cell office:value-type="float" office:value="11317" table:style-name="ce44">
            <text:p>11,317</text:p>
          </table:table-cell>
          <table:table-cell office:value-type="float" office:value="10985" table:style-name="ce45">
            <text:p>10,985</text:p>
          </table:table-cell>
          <table:table-cell office:value-type="float" office:value="52180" table:style-name="ce44">
            <text:p>52,180</text:p>
          </table:table-cell>
          <table:table-cell office:value-type="float" office:value="10876" table:style-name="ce44">
            <text:p>10,876</text:p>
          </table:table-cell>
          <table:table-cell office:value-type="float" office:value="10493" table:style-name="ce44">
            <text:p>10,493</text:p>
          </table:table-cell>
          <table:table-cell office:value-type="float" office:value="11029" table:style-name="ce44">
            <text:p>11,029</text:p>
          </table:table-cell>
          <table:table-cell office:value-type="float" office:value="10040" table:style-name="ce44">
            <text:p>10,040</text:p>
          </table:table-cell>
          <table:table-cell office:value-type="float" office:value="9742" table:style-name="ce45">
            <text:p>9,742</text:p>
          </table:table-cell>
          <table:table-cell office:value-type="float" office:value="57986" table:style-name="ce44">
            <text:p>57,986</text:p>
          </table:table-cell>
          <table:table-cell office:value-type="float" office:value="10396" table:style-name="ce44">
            <text:p>10,396</text:p>
          </table:table-cell>
          <table:table-cell office:value-type="float" office:value="11186" table:style-name="ce44">
            <text:p>11,186</text:p>
          </table:table-cell>
          <table:table-cell office:value-type="float" office:value="11588" table:style-name="ce44">
            <text:p>11,588</text:p>
          </table:table-cell>
          <table:table-cell office:value-type="float" office:value="12406" table:style-name="ce44">
            <text:p>12,406</text:p>
          </table:table-cell>
          <table:table-cell office:value-type="float" office:value="12410" table:style-name="ce45">
            <text:p>12,410</text:p>
          </table:table-cell>
          <table:table-cell office:value-type="float" office:value="64686" table:style-name="ce44">
            <text:p>64,686</text:p>
          </table:table-cell>
          <table:table-cell office:value-type="float" office:value="12755" table:style-name="ce44">
            <text:p>12,755</text:p>
          </table:table-cell>
          <table:table-cell office:value-type="float" office:value="13122" table:style-name="ce44">
            <text:p>13,122</text:p>
          </table:table-cell>
          <table:table-cell office:value-type="float" office:value="12920" table:style-name="ce44">
            <text:p>12,920</text:p>
          </table:table-cell>
          <table:table-cell office:value-type="float" office:value="12574" table:style-name="ce44">
            <text:p>12,574</text:p>
          </table:table-cell>
          <table:table-cell office:value-type="float" office:value="13315" table:style-name="ce45">
            <text:p>13,315</text:p>
          </table:table-cell>
          <table:table-cell office:value-type="float" office:value="58840" table:style-name="ce44">
            <text:p>58,840</text:p>
          </table:table-cell>
          <table:table-cell office:value-type="float" office:value="12004" table:style-name="ce44">
            <text:p>12,004</text:p>
          </table:table-cell>
          <table:table-cell office:value-type="float" office:value="11587" table:style-name="ce44">
            <text:p>11,587</text:p>
          </table:table-cell>
          <table:table-cell office:value-type="float" office:value="11456" table:style-name="ce44">
            <text:p>11,456</text:p>
          </table:table-cell>
          <table:table-cell office:value-type="float" office:value="11559" table:style-name="ce44">
            <text:p>11,559</text:p>
          </table:table-cell>
          <table:table-cell office:value-type="float" office:value="12234" table:style-name="ce45">
            <text:p>12,234</text:p>
          </table:table-cell>
          <table:table-cell office:value-type="float" office:value="64688" table:style-name="ce44">
            <text:p>64,688</text:p>
          </table:table-cell>
          <table:table-cell office:value-type="float" office:value="12737" table:style-name="ce44">
            <text:p>12,737</text:p>
          </table:table-cell>
          <table:table-cell office:value-type="float" office:value="12686" table:style-name="ce44">
            <text:p>12,686</text:p>
          </table:table-cell>
          <table:table-cell office:value-type="float" office:value="12942" table:style-name="ce44">
            <text:p>12,942</text:p>
          </table:table-cell>
          <table:table-cell office:value-type="float" office:value="12982" table:style-name="ce44">
            <text:p>12,982</text:p>
          </table:table-cell>
          <table:table-cell office:value-type="float" office:value="13341" table:style-name="ce45">
            <text:p>13,341</text:p>
          </table:table-cell>
          <table:table-cell office:value-type="float" office:value="67505" table:style-name="ce44">
            <text:p>67,505</text:p>
          </table:table-cell>
          <table:table-cell office:value-type="float" office:value="13101" table:style-name="ce44">
            <text:p>13,101</text:p>
          </table:table-cell>
          <table:table-cell office:value-type="float" office:value="13610" table:style-name="ce44">
            <text:p>13,610</text:p>
          </table:table-cell>
          <table:table-cell office:value-type="float" office:value="13574" table:style-name="ce44">
            <text:p>13,574</text:p>
          </table:table-cell>
          <table:table-cell office:value-type="float" office:value="13464" table:style-name="ce44">
            <text:p>13,464</text:p>
          </table:table-cell>
          <table:table-cell office:value-type="float" office:value="13756" table:style-name="ce45">
            <text:p>13,756</text:p>
          </table:table-cell>
          <table:table-cell office:value-type="float" office:value="62591" table:style-name="ce44">
            <text:p>62,591</text:p>
          </table:table-cell>
          <table:table-cell office:value-type="float" office:value="12945" table:style-name="ce44">
            <text:p>12,945</text:p>
          </table:table-cell>
          <table:table-cell office:value-type="float" office:value="13258" table:style-name="ce44">
            <text:p>13,258</text:p>
          </table:table-cell>
          <table:table-cell office:value-type="float" office:value="12797" table:style-name="ce44">
            <text:p>12,797</text:p>
          </table:table-cell>
          <table:table-cell office:value-type="float" office:value="11750" table:style-name="ce44">
            <text:p>11,750</text:p>
          </table:table-cell>
          <table:table-cell office:value-type="float" office:value="11841" table:style-name="ce45">
            <text:p>11,841</text:p>
          </table:table-cell>
          <table:table-cell office:value-type="float" office:value="53267" table:style-name="ce44">
            <text:p>53,267</text:p>
          </table:table-cell>
          <table:table-cell office:value-type="float" office:value="11475" table:style-name="ce44">
            <text:p>11,475</text:p>
          </table:table-cell>
          <table:table-cell office:value-type="float" office:value="11120" table:style-name="ce44">
            <text:p>11,120</text:p>
          </table:table-cell>
          <table:table-cell office:value-type="float" office:value="10736" table:style-name="ce44">
            <text:p>10,736</text:p>
          </table:table-cell>
          <table:table-cell office:value-type="float" office:value="9875" table:style-name="ce44">
            <text:p>9,875</text:p>
          </table:table-cell>
          <table:table-cell office:value-type="float" office:value="10061" table:style-name="ce45">
            <text:p>10,061</text:p>
          </table:table-cell>
          <table:table-cell office:value-type="float" office:value="35931" table:style-name="ce44">
            <text:p>35,931</text:p>
          </table:table-cell>
          <table:table-cell office:value-type="float" office:value="9067" table:style-name="ce44">
            <text:p>9,067</text:p>
          </table:table-cell>
          <table:table-cell office:value-type="float" office:value="7607" table:style-name="ce44">
            <text:p>7,607</text:p>
          </table:table-cell>
          <table:table-cell office:value-type="float" office:value="7580" table:style-name="ce44">
            <text:p>7,580</text:p>
          </table:table-cell>
          <table:table-cell office:value-type="float" office:value="6547" table:style-name="ce44">
            <text:p>6,547</text:p>
          </table:table-cell>
          <table:table-cell office:value-type="float" office:value="5130" table:style-name="ce45">
            <text:p>5,130</text:p>
          </table:table-cell>
          <table:table-cell office:value-type="float" office:value="23511" table:style-name="ce44">
            <text:p>23,511</text:p>
          </table:table-cell>
          <table:table-cell office:value-type="float" office:value="4084" table:style-name="ce44">
            <text:p>4,084</text:p>
          </table:table-cell>
          <table:table-cell office:value-type="float" office:value="4844" table:style-name="ce44">
            <text:p>4,844</text:p>
          </table:table-cell>
          <table:table-cell office:value-type="float" office:value="4949" table:style-name="ce44">
            <text:p>4,949</text:p>
          </table:table-cell>
          <table:table-cell office:value-type="float" office:value="4855" table:style-name="ce44">
            <text:p>4,855</text:p>
          </table:table-cell>
          <table:table-cell office:value-type="float" office:value="4779" table:style-name="ce45">
            <text:p>4,779</text:p>
          </table:table-cell>
          <table:table-cell office:value-type="float" office:value="19595" table:style-name="ce44">
            <text:p>19,595</text:p>
          </table:table-cell>
          <table:table-cell office:value-type="float" office:value="4747" table:style-name="ce44">
            <text:p>4,747</text:p>
          </table:table-cell>
          <table:table-cell office:value-type="float" office:value="4209" table:style-name="ce44">
            <text:p>4,209</text:p>
          </table:table-cell>
          <table:table-cell office:value-type="float" office:value="3925" table:style-name="ce44">
            <text:p>3,925</text:p>
          </table:table-cell>
          <table:table-cell office:value-type="float" office:value="3539" table:style-name="ce44">
            <text:p>3,539</text:p>
          </table:table-cell>
          <table:table-cell office:value-type="float" office:value="3175" table:style-name="ce45">
            <text:p>3,175</text:p>
          </table:table-cell>
          <table:table-cell office:value-type="float" office:value="10612" table:style-name="ce44">
            <text:p>10,612</text:p>
          </table:table-cell>
          <table:table-cell office:value-type="float" office:value="2779" table:style-name="ce44">
            <text:p>2,779</text:p>
          </table:table-cell>
          <table:table-cell office:value-type="float" office:value="2495" table:style-name="ce44">
            <text:p>2,495</text:p>
          </table:table-cell>
          <table:table-cell office:value-type="float" office:value="2056" table:style-name="ce44">
            <text:p>2,056</text:p>
          </table:table-cell>
          <table:table-cell office:value-type="float" office:value="1744" table:style-name="ce44">
            <text:p>1,744</text:p>
          </table:table-cell>
          <table:table-cell office:value-type="float" office:value="1538" table:style-name="ce45">
            <text:p>1,538</text:p>
          </table:table-cell>
          <table:table-cell office:value-type="float" office:value="4162" table:style-name="ce44">
            <text:p>4,162</text:p>
          </table:table-cell>
          <table:table-cell office:value-type="float" office:value="1283" table:style-name="ce44">
            <text:p>1,283</text:p>
          </table:table-cell>
          <table:table-cell office:value-type="float" office:value="1030" table:style-name="ce44">
            <text:p>1,030</text:p>
          </table:table-cell>
          <table:table-cell office:value-type="float" office:value="798" table:style-name="ce44">
            <text:p>798</text:p>
          </table:table-cell>
          <table:table-cell office:value-type="float" office:value="595" table:style-name="ce44">
            <text:p>595</text:p>
          </table:table-cell>
          <table:table-cell office:value-type="float" office:value="456" table:style-name="ce45">
            <text:p>456</text:p>
          </table:table-cell>
          <table:table-cell office:value-type="float" office:value="784" table:style-name="ce44">
            <text:p>784</text:p>
          </table:table-cell>
          <table:table-cell office:value-type="float" office:value="314" table:style-name="ce44">
            <text:p>314</text:p>
          </table:table-cell>
          <table:table-cell office:value-type="float" office:value="178" table:style-name="ce44">
            <text:p>178</text:p>
          </table:table-cell>
          <table:table-cell office:value-type="float" office:value="140" table:style-name="ce44">
            <text:p>140</text:p>
          </table:table-cell>
          <table:table-cell office:value-type="float" office:value="89" table:style-name="ce44">
            <text:p>89</text:p>
          </table:table-cell>
          <table:table-cell office:value-type="float" office:value="63" table:style-name="ce45">
            <text:p>63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2454" table:style-name="ce44">
            <text:p>412,454</text:p>
          </table:table-cell>
          <table:table-cell office:value-type="float" office:value="12844" table:style-name="ce44">
            <text:p>12,844</text:p>
          </table:table-cell>
          <table:table-cell office:value-type="float" office:value="2178" table:style-name="ce44">
            <text:p>2,178</text:p>
          </table:table-cell>
          <table:table-cell office:value-type="float" office:value="2484" table:style-name="ce44">
            <text:p>2,484</text:p>
          </table:table-cell>
          <table:table-cell office:value-type="float" office:value="2451" table:style-name="ce44">
            <text:p>2,451</text:p>
          </table:table-cell>
          <table:table-cell office:value-type="float" office:value="2765" table:style-name="ce44">
            <text:p>2,765</text:p>
          </table:table-cell>
          <table:table-cell office:value-type="float" office:value="2966" table:style-name="ce44">
            <text:p>2,966</text:p>
          </table:table-cell>
          <table:table-cell office:value-type="float" office:value="15415" table:style-name="ce44">
            <text:p>15,415</text:p>
          </table:table-cell>
          <table:table-cell office:value-type="float" office:value="3039" table:style-name="ce44">
            <text:p>3,039</text:p>
          </table:table-cell>
          <table:table-cell office:value-type="float" office:value="3127" table:style-name="ce44">
            <text:p>3,127</text:p>
          </table:table-cell>
          <table:table-cell office:value-type="float" office:value="2840" table:style-name="ce44">
            <text:p>2,840</text:p>
          </table:table-cell>
          <table:table-cell office:value-type="float" office:value="3361" table:style-name="ce44">
            <text:p>3,361</text:p>
          </table:table-cell>
          <table:table-cell office:value-type="float" office:value="3048" table:style-name="ce45">
            <text:p>3,048</text:p>
          </table:table-cell>
          <table:table-cell office:value-type="float" office:value="15301" table:style-name="ce44">
            <text:p>15,301</text:p>
          </table:table-cell>
          <table:table-cell office:value-type="float" office:value="2718" table:style-name="ce44">
            <text:p>2,718</text:p>
          </table:table-cell>
          <table:table-cell office:value-type="float" office:value="2915" table:style-name="ce44">
            <text:p>2,915</text:p>
          </table:table-cell>
          <table:table-cell office:value-type="float" office:value="3074" table:style-name="ce44">
            <text:p>3,074</text:p>
          </table:table-cell>
          <table:table-cell office:value-type="float" office:value="3251" table:style-name="ce44">
            <text:p>3,251</text:p>
          </table:table-cell>
          <table:table-cell office:value-type="float" office:value="3343" table:style-name="ce45">
            <text:p>3,343</text:p>
          </table:table-cell>
          <table:table-cell office:value-type="float" office:value="19908" table:style-name="ce44">
            <text:p>19,908</text:p>
          </table:table-cell>
          <table:table-cell office:value-type="float" office:value="3460" table:style-name="ce44">
            <text:p>3,460</text:p>
          </table:table-cell>
          <table:table-cell office:value-type="float" office:value="3711" table:style-name="ce44">
            <text:p>3,711</text:p>
          </table:table-cell>
          <table:table-cell office:value-type="float" office:value="3918" table:style-name="ce44">
            <text:p>3,918</text:p>
          </table:table-cell>
          <table:table-cell office:value-type="float" office:value="4349" table:style-name="ce44">
            <text:p>4,349</text:p>
          </table:table-cell>
          <table:table-cell office:value-type="float" office:value="4470" table:style-name="ce45">
            <text:p>4,470</text:p>
          </table:table-cell>
          <table:table-cell office:value-type="float" office:value="28184" table:style-name="ce44">
            <text:p>28,184</text:p>
          </table:table-cell>
          <table:table-cell office:value-type="float" office:value="5440" table:style-name="ce44">
            <text:p>5,440</text:p>
          </table:table-cell>
          <table:table-cell office:value-type="float" office:value="5279" table:style-name="ce44">
            <text:p>5,279</text:p>
          </table:table-cell>
          <table:table-cell office:value-type="float" office:value="5120" table:style-name="ce44">
            <text:p>5,120</text:p>
          </table:table-cell>
          <table:table-cell office:value-type="float" office:value="5969" table:style-name="ce44">
            <text:p>5,969</text:p>
          </table:table-cell>
          <table:table-cell office:value-type="float" office:value="6376" table:style-name="ce45">
            <text:p>6,376</text:p>
          </table:table-cell>
          <table:table-cell office:value-type="float" office:value="30520" table:style-name="ce44">
            <text:p>30,520</text:p>
          </table:table-cell>
          <table:table-cell office:value-type="float" office:value="6318" table:style-name="ce44">
            <text:p>6,318</text:p>
          </table:table-cell>
          <table:table-cell office:value-type="float" office:value="6283" table:style-name="ce44">
            <text:p>6,283</text:p>
          </table:table-cell>
          <table:table-cell office:value-type="float" office:value="6096" table:style-name="ce44">
            <text:p>6,096</text:p>
          </table:table-cell>
          <table:table-cell office:value-type="float" office:value="5969" table:style-name="ce44">
            <text:p>5,969</text:p>
          </table:table-cell>
          <table:table-cell office:value-type="float" office:value="5854" table:style-name="ce45">
            <text:p>5,854</text:p>
          </table:table-cell>
          <table:table-cell office:value-type="float" office:value="27874" table:style-name="ce44">
            <text:p>27,874</text:p>
          </table:table-cell>
          <table:table-cell office:value-type="float" office:value="5785" table:style-name="ce44">
            <text:p>5,785</text:p>
          </table:table-cell>
          <table:table-cell office:value-type="float" office:value="5525" table:style-name="ce44">
            <text:p>5,525</text:p>
          </table:table-cell>
          <table:table-cell office:value-type="float" office:value="5937" table:style-name="ce44">
            <text:p>5,937</text:p>
          </table:table-cell>
          <table:table-cell office:value-type="float" office:value="5418" table:style-name="ce44">
            <text:p>5,418</text:p>
          </table:table-cell>
          <table:table-cell office:value-type="float" office:value="5209" table:style-name="ce45">
            <text:p>5,209</text:p>
          </table:table-cell>
          <table:table-cell office:value-type="float" office:value="30309" table:style-name="ce44">
            <text:p>30,309</text:p>
          </table:table-cell>
          <table:table-cell office:value-type="float" office:value="5504" table:style-name="ce44">
            <text:p>5,504</text:p>
          </table:table-cell>
          <table:table-cell office:value-type="float" office:value="5878" table:style-name="ce44">
            <text:p>5,878</text:p>
          </table:table-cell>
          <table:table-cell office:value-type="float" office:value="6115" table:style-name="ce44">
            <text:p>6,115</text:p>
          </table:table-cell>
          <table:table-cell office:value-type="float" office:value="6380" table:style-name="ce44">
            <text:p>6,380</text:p>
          </table:table-cell>
          <table:table-cell office:value-type="float" office:value="6432" table:style-name="ce45">
            <text:p>6,432</text:p>
          </table:table-cell>
          <table:table-cell office:value-type="float" office:value="33428" table:style-name="ce44">
            <text:p>33,428</text:p>
          </table:table-cell>
          <table:table-cell office:value-type="float" office:value="6644" table:style-name="ce44">
            <text:p>6,644</text:p>
          </table:table-cell>
          <table:table-cell office:value-type="float" office:value="6744" table:style-name="ce44">
            <text:p>6,744</text:p>
          </table:table-cell>
          <table:table-cell office:value-type="float" office:value="6700" table:style-name="ce44">
            <text:p>6,700</text:p>
          </table:table-cell>
          <table:table-cell office:value-type="float" office:value="6483" table:style-name="ce44">
            <text:p>6,483</text:p>
          </table:table-cell>
          <table:table-cell office:value-type="float" office:value="6857" table:style-name="ce45">
            <text:p>6,857</text:p>
          </table:table-cell>
          <table:table-cell office:value-type="float" office:value="29975" table:style-name="ce44">
            <text:p>29,975</text:p>
          </table:table-cell>
          <table:table-cell office:value-type="float" office:value="6125" table:style-name="ce44">
            <text:p>6,125</text:p>
          </table:table-cell>
          <table:table-cell office:value-type="float" office:value="5910" table:style-name="ce44">
            <text:p>5,910</text:p>
          </table:table-cell>
          <table:table-cell office:value-type="float" office:value="5790" table:style-name="ce44">
            <text:p>5,790</text:p>
          </table:table-cell>
          <table:table-cell office:value-type="float" office:value="5917" table:style-name="ce44">
            <text:p>5,917</text:p>
          </table:table-cell>
          <table:table-cell office:value-type="float" office:value="6233" table:style-name="ce45">
            <text:p>6,233</text:p>
          </table:table-cell>
          <table:table-cell office:value-type="float" office:value="33622" table:style-name="ce44">
            <text:p>33,622</text:p>
          </table:table-cell>
          <table:table-cell office:value-type="float" office:value="6509" table:style-name="ce44">
            <text:p>6,509</text:p>
          </table:table-cell>
          <table:table-cell office:value-type="float" office:value="6451" table:style-name="ce44">
            <text:p>6,451</text:p>
          </table:table-cell>
          <table:table-cell office:value-type="float" office:value="6705" table:style-name="ce44">
            <text:p>6,705</text:p>
          </table:table-cell>
          <table:table-cell office:value-type="float" office:value="6872" table:style-name="ce44">
            <text:p>6,872</text:p>
          </table:table-cell>
          <table:table-cell office:value-type="float" office:value="7085" table:style-name="ce45">
            <text:p>7,085</text:p>
          </table:table-cell>
          <table:table-cell office:value-type="float" office:value="34717" table:style-name="ce44">
            <text:p>34,717</text:p>
          </table:table-cell>
          <table:table-cell office:value-type="float" office:value="6759" table:style-name="ce44">
            <text:p>6,759</text:p>
          </table:table-cell>
          <table:table-cell office:value-type="float" office:value="7079" table:style-name="ce44">
            <text:p>7,079</text:p>
          </table:table-cell>
          <table:table-cell office:value-type="float" office:value="6950" table:style-name="ce44">
            <text:p>6,950</text:p>
          </table:table-cell>
          <table:table-cell office:value-type="float" office:value="6867" table:style-name="ce44">
            <text:p>6,867</text:p>
          </table:table-cell>
          <table:table-cell office:value-type="float" office:value="7062" table:style-name="ce45">
            <text:p>7,062</text:p>
          </table:table-cell>
          <table:table-cell office:value-type="float" office:value="31258" table:style-name="ce44">
            <text:p>31,258</text:p>
          </table:table-cell>
          <table:table-cell office:value-type="float" office:value="6612" table:style-name="ce44">
            <text:p>6,612</text:p>
          </table:table-cell>
          <table:table-cell office:value-type="float" office:value="6639" table:style-name="ce44">
            <text:p>6,639</text:p>
          </table:table-cell>
          <table:table-cell office:value-type="float" office:value="6431" table:style-name="ce44">
            <text:p>6,431</text:p>
          </table:table-cell>
          <table:table-cell office:value-type="float" office:value="5770" table:style-name="ce44">
            <text:p>5,770</text:p>
          </table:table-cell>
          <table:table-cell office:value-type="float" office:value="5806" table:style-name="ce45">
            <text:p>5,806</text:p>
          </table:table-cell>
          <table:table-cell office:value-type="float" office:value="26150" table:style-name="ce44">
            <text:p>26,150</text:p>
          </table:table-cell>
          <table:table-cell office:value-type="float" office:value="5672" table:style-name="ce44">
            <text:p>5,672</text:p>
          </table:table-cell>
          <table:table-cell office:value-type="float" office:value="5447" table:style-name="ce44">
            <text:p>5,447</text:p>
          </table:table-cell>
          <table:table-cell office:value-type="float" office:value="5298" table:style-name="ce44">
            <text:p>5,298</text:p>
          </table:table-cell>
          <table:table-cell office:value-type="float" office:value="4789" table:style-name="ce44">
            <text:p>4,789</text:p>
          </table:table-cell>
          <table:table-cell office:value-type="float" office:value="4944" table:style-name="ce45">
            <text:p>4,944</text:p>
          </table:table-cell>
          <table:table-cell office:value-type="float" office:value="17147" table:style-name="ce44">
            <text:p>17,147</text:p>
          </table:table-cell>
          <table:table-cell office:value-type="float" office:value="4457" table:style-name="ce44">
            <text:p>4,457</text:p>
          </table:table-cell>
          <table:table-cell office:value-type="float" office:value="3629" table:style-name="ce44">
            <text:p>3,629</text:p>
          </table:table-cell>
          <table:table-cell office:value-type="float" office:value="3557" table:style-name="ce44">
            <text:p>3,557</text:p>
          </table:table-cell>
          <table:table-cell office:value-type="float" office:value="3131" table:style-name="ce44">
            <text:p>3,131</text:p>
          </table:table-cell>
          <table:table-cell office:value-type="float" office:value="2373" table:style-name="ce45">
            <text:p>2,373</text:p>
          </table:table-cell>
          <table:table-cell office:value-type="float" office:value="10733" table:style-name="ce44">
            <text:p>10,733</text:p>
          </table:table-cell>
          <table:table-cell office:value-type="float" office:value="1855" table:style-name="ce44">
            <text:p>1,855</text:p>
          </table:table-cell>
          <table:table-cell office:value-type="float" office:value="2197" table:style-name="ce44">
            <text:p>2,197</text:p>
          </table:table-cell>
          <table:table-cell office:value-type="float" office:value="2304" table:style-name="ce44">
            <text:p>2,304</text:p>
          </table:table-cell>
          <table:table-cell office:value-type="float" office:value="2205" table:style-name="ce44">
            <text:p>2,205</text:p>
          </table:table-cell>
          <table:table-cell office:value-type="float" office:value="2172" table:style-name="ce45">
            <text:p>2,172</text:p>
          </table:table-cell>
          <table:table-cell office:value-type="float" office:value="8687" table:style-name="ce44">
            <text:p>8,687</text:p>
          </table:table-cell>
          <table:table-cell office:value-type="float" office:value="2126" table:style-name="ce44">
            <text:p>2,126</text:p>
          </table:table-cell>
          <table:table-cell office:value-type="float" office:value="1914" table:style-name="ce44">
            <text:p>1,914</text:p>
          </table:table-cell>
          <table:table-cell office:value-type="float" office:value="1714" table:style-name="ce44">
            <text:p>1,714</text:p>
          </table:table-cell>
          <table:table-cell office:value-type="float" office:value="1584" table:style-name="ce44">
            <text:p>1,584</text:p>
          </table:table-cell>
          <table:table-cell office:value-type="float" office:value="1349" table:style-name="ce45">
            <text:p>1,349</text:p>
          </table:table-cell>
          <table:table-cell office:value-type="float" office:value="4308" table:style-name="ce44">
            <text:p>4,308</text:p>
          </table:table-cell>
          <table:table-cell office:value-type="float" office:value="1131" table:style-name="ce44">
            <text:p>1,131</text:p>
          </table:table-cell>
          <table:table-cell office:value-type="float" office:value="1002" table:style-name="ce44">
            <text:p>1,002</text:p>
          </table:table-cell>
          <table:table-cell office:value-type="float" office:value="859" table:style-name="ce44">
            <text:p>859</text:p>
          </table:table-cell>
          <table:table-cell office:value-type="float" office:value="701" table:style-name="ce44">
            <text:p>701</text:p>
          </table:table-cell>
          <table:table-cell office:value-type="float" office:value="615" table:style-name="ce45">
            <text:p>615</text:p>
          </table:table-cell>
          <table:table-cell office:value-type="float" office:value="1716" table:style-name="ce44">
            <text:p>1,716</text:p>
          </table:table-cell>
          <table:table-cell office:value-type="float" office:value="535" table:style-name="ce44">
            <text:p>535</text:p>
          </table:table-cell>
          <table:table-cell office:value-type="float" office:value="399" table:style-name="ce44">
            <text:p>399</text:p>
          </table:table-cell>
          <table:table-cell office:value-type="float" office:value="340" table:style-name="ce44">
            <text:p>340</text:p>
          </table:table-cell>
          <table:table-cell office:value-type="float" office:value="242" table:style-name="ce44">
            <text:p>242</text:p>
          </table:table-cell>
          <table:table-cell office:value-type="float" office:value="200" table:style-name="ce45">
            <text:p>200</text:p>
          </table:table-cell>
          <table:table-cell office:value-type="float" office:value="326" table:style-name="ce44">
            <text:p>326</text:p>
          </table:table-cell>
          <table:table-cell office:value-type="float" office:value="133" table:style-name="ce44">
            <text:p>133</text:p>
          </table:table-cell>
          <table:table-cell office:value-type="float" office:value="78" table:style-name="ce44">
            <text:p>78</text:p>
          </table:table-cell>
          <table:table-cell office:value-type="float" office:value="50" table:style-name="ce44">
            <text:p>50</text:p>
          </table:table-cell>
          <table:table-cell office:value-type="float" office:value="39" table:style-name="ce44">
            <text:p>39</text:p>
          </table:table-cell>
          <table:table-cell office:value-type="float" office:value="26" table:style-name="ce45">
            <text:p>26</text:p>
          </table:table-cell>
          <table:table-cell office:value-type="float" office:value="32" table:style-name="ce44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7311" table:style-name="ce48">
            <text:p>397,311</text:p>
          </table:table-cell>
          <table:table-cell office:value-type="float" office:value="11813" table:style-name="ce49">
            <text:p>11,813</text:p>
          </table:table-cell>
          <table:table-cell office:value-type="float" office:value="1976" table:style-name="ce48">
            <text:p>1,976</text:p>
          </table:table-cell>
          <table:table-cell office:value-type="float" office:value="2282" table:style-name="ce48">
            <text:p>2,282</text:p>
          </table:table-cell>
          <table:table-cell office:value-type="float" office:value="2402" table:style-name="ce48">
            <text:p>2,402</text:p>
          </table:table-cell>
          <table:table-cell office:value-type="float" office:value="2513" table:style-name="ce48">
            <text:p>2,513</text:p>
          </table:table-cell>
          <table:table-cell office:value-type="float" office:value="2640" table:style-name="ce48">
            <text:p>2,640</text:p>
          </table:table-cell>
          <table:table-cell office:value-type="float" office:value="14291" table:style-name="ce48">
            <text:p>14,291</text:p>
          </table:table-cell>
          <table:table-cell office:value-type="float" office:value="2780" table:style-name="ce48">
            <text:p>2,780</text:p>
          </table:table-cell>
          <table:table-cell office:value-type="float" office:value="2957" table:style-name="ce48">
            <text:p>2,957</text:p>
          </table:table-cell>
          <table:table-cell office:value-type="float" office:value="2691" table:style-name="ce48">
            <text:p>2,691</text:p>
          </table:table-cell>
          <table:table-cell office:value-type="float" office:value="3070" table:style-name="ce48">
            <text:p>3,070</text:p>
          </table:table-cell>
          <table:table-cell office:value-type="float" office:value="2793" table:style-name="ce49">
            <text:p>2,793</text:p>
          </table:table-cell>
          <table:table-cell office:value-type="float" office:value="13930" table:style-name="ce48">
            <text:p>13,930</text:p>
          </table:table-cell>
          <table:table-cell office:value-type="float" office:value="2409" table:style-name="ce48">
            <text:p>2,409</text:p>
          </table:table-cell>
          <table:table-cell office:value-type="float" office:value="2639" table:style-name="ce48">
            <text:p>2,639</text:p>
          </table:table-cell>
          <table:table-cell office:value-type="float" office:value="2847" table:style-name="ce48">
            <text:p>2,847</text:p>
          </table:table-cell>
          <table:table-cell office:value-type="float" office:value="2941" table:style-name="ce48">
            <text:p>2,941</text:p>
          </table:table-cell>
          <table:table-cell office:value-type="float" office:value="3094" table:style-name="ce49">
            <text:p>3,094</text:p>
          </table:table-cell>
          <table:table-cell office:value-type="float" office:value="18410" table:style-name="ce48">
            <text:p>18,410</text:p>
          </table:table-cell>
          <table:table-cell office:value-type="float" office:value="3052" table:style-name="ce48">
            <text:p>3,052</text:p>
          </table:table-cell>
          <table:table-cell office:value-type="float" office:value="3432" table:style-name="ce48">
            <text:p>3,432</text:p>
          </table:table-cell>
          <table:table-cell office:value-type="float" office:value="3562" table:style-name="ce48">
            <text:p>3,562</text:p>
          </table:table-cell>
          <table:table-cell office:value-type="float" office:value="4042" table:style-name="ce48">
            <text:p>4,042</text:p>
          </table:table-cell>
          <table:table-cell office:value-type="float" office:value="4322" table:style-name="ce49">
            <text:p>4,322</text:p>
          </table:table-cell>
          <table:table-cell office:value-type="float" office:value="25392" table:style-name="ce48">
            <text:p>25,392</text:p>
          </table:table-cell>
          <table:table-cell office:value-type="float" office:value="4951" table:style-name="ce48">
            <text:p>4,951</text:p>
          </table:table-cell>
          <table:table-cell office:value-type="float" office:value="4787" table:style-name="ce48">
            <text:p>4,787</text:p>
          </table:table-cell>
          <table:table-cell office:value-type="float" office:value="4649" table:style-name="ce48">
            <text:p>4,649</text:p>
          </table:table-cell>
          <table:table-cell office:value-type="float" office:value="5405" table:style-name="ce48">
            <text:p>5,405</text:p>
          </table:table-cell>
          <table:table-cell office:value-type="float" office:value="5600" table:style-name="ce49">
            <text:p>5,600</text:p>
          </table:table-cell>
          <table:table-cell office:value-type="float" office:value="27337" table:style-name="ce48">
            <text:p>27,337</text:p>
          </table:table-cell>
          <table:table-cell office:value-type="float" office:value="5723" table:style-name="ce48">
            <text:p>5,723</text:p>
          </table:table-cell>
          <table:table-cell office:value-type="float" office:value="5729" table:style-name="ce48">
            <text:p>5,729</text:p>
          </table:table-cell>
          <table:table-cell office:value-type="float" office:value="5406" table:style-name="ce48">
            <text:p>5,406</text:p>
          </table:table-cell>
          <table:table-cell office:value-type="float" office:value="5348" table:style-name="ce48">
            <text:p>5,348</text:p>
          </table:table-cell>
          <table:table-cell office:value-type="float" office:value="5131" table:style-name="ce49">
            <text:p>5,131</text:p>
          </table:table-cell>
          <table:table-cell office:value-type="float" office:value="24306" table:style-name="ce48">
            <text:p>24,306</text:p>
          </table:table-cell>
          <table:table-cell office:value-type="float" office:value="5091" table:style-name="ce48">
            <text:p>5,091</text:p>
          </table:table-cell>
          <table:table-cell office:value-type="float" office:value="4968" table:style-name="ce48">
            <text:p>4,968</text:p>
          </table:table-cell>
          <table:table-cell office:value-type="float" office:value="5092" table:style-name="ce48">
            <text:p>5,092</text:p>
          </table:table-cell>
          <table:table-cell office:value-type="float" office:value="4622" table:style-name="ce48">
            <text:p>4,622</text:p>
          </table:table-cell>
          <table:table-cell office:value-type="float" office:value="4533" table:style-name="ce49">
            <text:p>4,533</text:p>
          </table:table-cell>
          <table:table-cell office:value-type="float" office:value="27677" table:style-name="ce48">
            <text:p>27,677</text:p>
          </table:table-cell>
          <table:table-cell office:value-type="float" office:value="4892" table:style-name="ce48">
            <text:p>4,892</text:p>
          </table:table-cell>
          <table:table-cell office:value-type="float" office:value="5308" table:style-name="ce48">
            <text:p>5,308</text:p>
          </table:table-cell>
          <table:table-cell office:value-type="float" office:value="5473" table:style-name="ce48">
            <text:p>5,473</text:p>
          </table:table-cell>
          <table:table-cell office:value-type="float" office:value="6026" table:style-name="ce48">
            <text:p>6,026</text:p>
          </table:table-cell>
          <table:table-cell office:value-type="float" office:value="5978" table:style-name="ce49">
            <text:p>5,978</text:p>
          </table:table-cell>
          <table:table-cell office:value-type="float" office:value="31258" table:style-name="ce48">
            <text:p>31,258</text:p>
          </table:table-cell>
          <table:table-cell office:value-type="float" office:value="6111" table:style-name="ce48">
            <text:p>6,111</text:p>
          </table:table-cell>
          <table:table-cell office:value-type="float" office:value="6378" table:style-name="ce48">
            <text:p>6,378</text:p>
          </table:table-cell>
          <table:table-cell office:value-type="float" office:value="6220" table:style-name="ce48">
            <text:p>6,220</text:p>
          </table:table-cell>
          <table:table-cell office:value-type="float" office:value="6091" table:style-name="ce48">
            <text:p>6,091</text:p>
          </table:table-cell>
          <table:table-cell office:value-type="float" office:value="6458" table:style-name="ce49">
            <text:p>6,458</text:p>
          </table:table-cell>
          <table:table-cell office:value-type="float" office:value="28865" table:style-name="ce48">
            <text:p>28,865</text:p>
          </table:table-cell>
          <table:table-cell office:value-type="float" office:value="5879" table:style-name="ce48">
            <text:p>5,879</text:p>
          </table:table-cell>
          <table:table-cell office:value-type="float" office:value="5677" table:style-name="ce48">
            <text:p>5,677</text:p>
          </table:table-cell>
          <table:table-cell office:value-type="float" office:value="5666" table:style-name="ce48">
            <text:p>5,666</text:p>
          </table:table-cell>
          <table:table-cell office:value-type="float" office:value="5642" table:style-name="ce48">
            <text:p>5,642</text:p>
          </table:table-cell>
          <table:table-cell office:value-type="float" office:value="6001" table:style-name="ce49">
            <text:p>6,001</text:p>
          </table:table-cell>
          <table:table-cell office:value-type="float" office:value="31066" table:style-name="ce48">
            <text:p>31,066</text:p>
          </table:table-cell>
          <table:table-cell office:value-type="float" office:value="6228" table:style-name="ce48">
            <text:p>6,228</text:p>
          </table:table-cell>
          <table:table-cell office:value-type="float" office:value="6235" table:style-name="ce48">
            <text:p>6,235</text:p>
          </table:table-cell>
          <table:table-cell office:value-type="float" office:value="6237" table:style-name="ce48">
            <text:p>6,237</text:p>
          </table:table-cell>
          <table:table-cell office:value-type="float" office:value="6110" table:style-name="ce48">
            <text:p>6,110</text:p>
          </table:table-cell>
          <table:table-cell office:value-type="float" office:value="6256" table:style-name="ce49">
            <text:p>6,256</text:p>
          </table:table-cell>
          <table:table-cell office:value-type="float" office:value="32788" table:style-name="ce48">
            <text:p>32,788</text:p>
          </table:table-cell>
          <table:table-cell office:value-type="float" office:value="6342" table:style-name="ce48">
            <text:p>6,342</text:p>
          </table:table-cell>
          <table:table-cell office:value-type="float" office:value="6531" table:style-name="ce48">
            <text:p>6,531</text:p>
          </table:table-cell>
          <table:table-cell office:value-type="float" office:value="6624" table:style-name="ce48">
            <text:p>6,624</text:p>
          </table:table-cell>
          <table:table-cell office:value-type="float" office:value="6597" table:style-name="ce48">
            <text:p>6,597</text:p>
          </table:table-cell>
          <table:table-cell office:value-type="float" office:value="6694" table:style-name="ce49">
            <text:p>6,694</text:p>
          </table:table-cell>
          <table:table-cell office:value-type="float" office:value="31333" table:style-name="ce48">
            <text:p>31,333</text:p>
          </table:table-cell>
          <table:table-cell office:value-type="float" office:value="6333" table:style-name="ce48">
            <text:p>6,333</text:p>
          </table:table-cell>
          <table:table-cell office:value-type="float" office:value="6619" table:style-name="ce48">
            <text:p>6,619</text:p>
          </table:table-cell>
          <table:table-cell office:value-type="float" office:value="6366" table:style-name="ce48">
            <text:p>6,366</text:p>
          </table:table-cell>
          <table:table-cell office:value-type="float" office:value="5980" table:style-name="ce48">
            <text:p>5,980</text:p>
          </table:table-cell>
          <table:table-cell office:value-type="float" office:value="6035" table:style-name="ce49">
            <text:p>6,035</text:p>
          </table:table-cell>
          <table:table-cell office:value-type="float" office:value="27117" table:style-name="ce48">
            <text:p>27,117</text:p>
          </table:table-cell>
          <table:table-cell office:value-type="float" office:value="5803" table:style-name="ce48">
            <text:p>5,803</text:p>
          </table:table-cell>
          <table:table-cell office:value-type="float" office:value="5673" table:style-name="ce48">
            <text:p>5,673</text:p>
          </table:table-cell>
          <table:table-cell office:value-type="float" office:value="5438" table:style-name="ce48">
            <text:p>5,438</text:p>
          </table:table-cell>
          <table:table-cell office:value-type="float" office:value="5086" table:style-name="ce48">
            <text:p>5,086</text:p>
          </table:table-cell>
          <table:table-cell office:value-type="float" office:value="5117" table:style-name="ce49">
            <text:p>5,117</text:p>
          </table:table-cell>
          <table:table-cell office:value-type="float" office:value="18784" table:style-name="ce48">
            <text:p>18,784</text:p>
          </table:table-cell>
          <table:table-cell office:value-type="float" office:value="4610" table:style-name="ce48">
            <text:p>4,610</text:p>
          </table:table-cell>
          <table:table-cell office:value-type="float" office:value="3978" table:style-name="ce48">
            <text:p>3,978</text:p>
          </table:table-cell>
          <table:table-cell office:value-type="float" office:value="4023" table:style-name="ce48">
            <text:p>4,023</text:p>
          </table:table-cell>
          <table:table-cell office:value-type="float" office:value="3416" table:style-name="ce48">
            <text:p>3,416</text:p>
          </table:table-cell>
          <table:table-cell office:value-type="float" office:value="2757" table:style-name="ce49">
            <text:p>2,757</text:p>
          </table:table-cell>
          <table:table-cell office:value-type="float" office:value="12778" table:style-name="ce48">
            <text:p>12,778</text:p>
          </table:table-cell>
          <table:table-cell office:value-type="float" office:value="2229" table:style-name="ce48">
            <text:p>2,229</text:p>
          </table:table-cell>
          <table:table-cell office:value-type="float" office:value="2647" table:style-name="ce48">
            <text:p>2,647</text:p>
          </table:table-cell>
          <table:table-cell office:value-type="float" office:value="2645" table:style-name="ce48">
            <text:p>2,645</text:p>
          </table:table-cell>
          <table:table-cell office:value-type="float" office:value="2650" table:style-name="ce48">
            <text:p>2,650</text:p>
          </table:table-cell>
          <table:table-cell office:value-type="float" office:value="2607" table:style-name="ce49">
            <text:p>2,607</text:p>
          </table:table-cell>
          <table:table-cell office:value-type="float" office:value="10908" table:style-name="ce48">
            <text:p>10,908</text:p>
          </table:table-cell>
          <table:table-cell office:value-type="float" office:value="2621" table:style-name="ce48">
            <text:p>2,621</text:p>
          </table:table-cell>
          <table:table-cell office:value-type="float" office:value="2295" table:style-name="ce48">
            <text:p>2,295</text:p>
          </table:table-cell>
          <table:table-cell office:value-type="float" office:value="2211" table:style-name="ce48">
            <text:p>2,211</text:p>
          </table:table-cell>
          <table:table-cell office:value-type="float" office:value="1955" table:style-name="ce48">
            <text:p>1,955</text:p>
          </table:table-cell>
          <table:table-cell office:value-type="float" office:value="1826" table:style-name="ce49">
            <text:p>1,826</text:p>
          </table:table-cell>
          <table:table-cell office:value-type="float" office:value="6304" table:style-name="ce48">
            <text:p>6,304</text:p>
          </table:table-cell>
          <table:table-cell office:value-type="float" office:value="1648" table:style-name="ce48">
            <text:p>1,648</text:p>
          </table:table-cell>
          <table:table-cell office:value-type="float" office:value="1493" table:style-name="ce48">
            <text:p>1,493</text:p>
          </table:table-cell>
          <table:table-cell office:value-type="float" office:value="1197" table:style-name="ce48">
            <text:p>1,197</text:p>
          </table:table-cell>
          <table:table-cell office:value-type="float" office:value="1043" table:style-name="ce48">
            <text:p>1,043</text:p>
          </table:table-cell>
          <table:table-cell office:value-type="float" office:value="923" table:style-name="ce49">
            <text:p>923</text:p>
          </table:table-cell>
          <table:table-cell office:value-type="float" office:value="2446" table:style-name="ce48">
            <text:p>2,446</text:p>
          </table:table-cell>
          <table:table-cell office:value-type="float" office:value="748" table:style-name="ce48">
            <text:p>748</text:p>
          </table:table-cell>
          <table:table-cell office:value-type="float" office:value="631" table:style-name="ce48">
            <text:p>631</text:p>
          </table:table-cell>
          <table:table-cell office:value-type="float" office:value="458" table:style-name="ce48">
            <text:p>458</text:p>
          </table:table-cell>
          <table:table-cell office:value-type="float" office:value="353" table:style-name="ce48">
            <text:p>353</text:p>
          </table:table-cell>
          <table:table-cell office:value-type="float" office:value="256" table:style-name="ce49">
            <text:p>256</text:p>
          </table:table-cell>
          <table:table-cell office:value-type="float" office:value="458" table:style-name="ce48">
            <text:p>458</text:p>
          </table:table-cell>
          <table:table-cell office:value-type="float" office:value="181" table:style-name="ce48">
            <text:p>181</text:p>
          </table:table-cell>
          <table:table-cell office:value-type="float" office:value="100" table:style-name="ce48">
            <text:p>100</text:p>
          </table:table-cell>
          <table:table-cell office:value-type="float" office:value="90" table:style-name="ce48">
            <text:p>90</text:p>
          </table:table-cell>
          <table:table-cell office:value-type="float" office:value="50" table:style-name="ce48">
            <text:p>50</text:p>
          </table:table-cell>
          <table:table-cell office:value-type="float" office:value="37" table:style-name="ce49">
            <text:p>37</text:p>
          </table:table-cell>
          <table:table-cell office:value-type="float" office:value="50" table:style-name="ce48">
            <text:p>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4599" table:style-name="ce44">
            <text:p>214,599</text:p>
          </table:table-cell>
          <table:table-cell office:value-type="float" office:value="7334" table:style-name="ce44">
            <text:p>7,334</text:p>
          </table:table-cell>
          <table:table-cell office:value-type="float" office:value="1271" table:style-name="ce44">
            <text:p>1,271</text:p>
          </table:table-cell>
          <table:table-cell office:value-type="float" office:value="1430" table:style-name="ce44">
            <text:p>1,430</text:p>
          </table:table-cell>
          <table:table-cell office:value-type="float" office:value="1489" table:style-name="ce44">
            <text:p>1,489</text:p>
          </table:table-cell>
          <table:table-cell office:value-type="float" office:value="1535" table:style-name="ce44">
            <text:p>1,535</text:p>
          </table:table-cell>
          <table:table-cell office:value-type="float" office:value="1609" table:style-name="ce44">
            <text:p>1,609</text:p>
          </table:table-cell>
          <table:table-cell office:value-type="float" office:value="8391" table:style-name="ce44">
            <text:p>8,391</text:p>
          </table:table-cell>
          <table:table-cell office:value-type="float" office:value="1651" table:style-name="ce44">
            <text:p>1,651</text:p>
          </table:table-cell>
          <table:table-cell office:value-type="float" office:value="1681" table:style-name="ce44">
            <text:p>1,681</text:p>
          </table:table-cell>
          <table:table-cell office:value-type="float" office:value="1586" table:style-name="ce44">
            <text:p>1,586</text:p>
          </table:table-cell>
          <table:table-cell office:value-type="float" office:value="1786" table:style-name="ce44">
            <text:p>1,786</text:p>
          </table:table-cell>
          <table:table-cell office:value-type="float" office:value="1687" table:style-name="ce45">
            <text:p>1,687</text:p>
          </table:table-cell>
          <table:table-cell office:value-type="float" office:value="8665" table:style-name="ce44">
            <text:p>8,665</text:p>
          </table:table-cell>
          <table:table-cell office:value-type="float" office:value="1582" table:style-name="ce44">
            <text:p>1,582</text:p>
          </table:table-cell>
          <table:table-cell office:value-type="float" office:value="1584" table:style-name="ce44">
            <text:p>1,584</text:p>
          </table:table-cell>
          <table:table-cell office:value-type="float" office:value="1761" table:style-name="ce44">
            <text:p>1,761</text:p>
          </table:table-cell>
          <table:table-cell office:value-type="float" office:value="1775" table:style-name="ce44">
            <text:p>1,775</text:p>
          </table:table-cell>
          <table:table-cell office:value-type="float" office:value="1963" table:style-name="ce45">
            <text:p>1,963</text:p>
          </table:table-cell>
          <table:table-cell office:value-type="float" office:value="10762" table:style-name="ce44">
            <text:p>10,762</text:p>
          </table:table-cell>
          <table:table-cell office:value-type="float" office:value="1905" table:style-name="ce44">
            <text:p>1,905</text:p>
          </table:table-cell>
          <table:table-cell office:value-type="float" office:value="2000" table:style-name="ce44">
            <text:p>2,000</text:p>
          </table:table-cell>
          <table:table-cell office:value-type="float" office:value="2084" table:style-name="ce44">
            <text:p>2,084</text:p>
          </table:table-cell>
          <table:table-cell office:value-type="float" office:value="2364" table:style-name="ce44">
            <text:p>2,364</text:p>
          </table:table-cell>
          <table:table-cell office:value-type="float" office:value="2409" table:style-name="ce45">
            <text:p>2,409</text:p>
          </table:table-cell>
          <table:table-cell office:value-type="float" office:value="14200" table:style-name="ce44">
            <text:p>14,200</text:p>
          </table:table-cell>
          <table:table-cell office:value-type="float" office:value="2728" table:style-name="ce44">
            <text:p>2,728</text:p>
          </table:table-cell>
          <table:table-cell office:value-type="float" office:value="2770" table:style-name="ce44">
            <text:p>2,770</text:p>
          </table:table-cell>
          <table:table-cell office:value-type="float" office:value="2629" table:style-name="ce44">
            <text:p>2,629</text:p>
          </table:table-cell>
          <table:table-cell office:value-type="float" office:value="2950" table:style-name="ce44">
            <text:p>2,950</text:p>
          </table:table-cell>
          <table:table-cell office:value-type="float" office:value="3123" table:style-name="ce45">
            <text:p>3,123</text:p>
          </table:table-cell>
          <table:table-cell office:value-type="float" office:value="14797" table:style-name="ce44">
            <text:p>14,797</text:p>
          </table:table-cell>
          <table:table-cell office:value-type="float" office:value="3029" table:style-name="ce44">
            <text:p>3,029</text:p>
          </table:table-cell>
          <table:table-cell office:value-type="float" office:value="2960" table:style-name="ce44">
            <text:p>2,960</text:p>
          </table:table-cell>
          <table:table-cell office:value-type="float" office:value="2975" table:style-name="ce44">
            <text:p>2,975</text:p>
          </table:table-cell>
          <table:table-cell office:value-type="float" office:value="2862" table:style-name="ce44">
            <text:p>2,862</text:p>
          </table:table-cell>
          <table:table-cell office:value-type="float" office:value="2971" table:style-name="ce45">
            <text:p>2,971</text:p>
          </table:table-cell>
          <table:table-cell office:value-type="float" office:value="13139" table:style-name="ce44">
            <text:p>13,139</text:p>
          </table:table-cell>
          <table:table-cell office:value-type="float" office:value="2821" table:style-name="ce44">
            <text:p>2,821</text:p>
          </table:table-cell>
          <table:table-cell office:value-type="float" office:value="2651" table:style-name="ce44">
            <text:p>2,651</text:p>
          </table:table-cell>
          <table:table-cell office:value-type="float" office:value="2741" table:style-name="ce44">
            <text:p>2,741</text:p>
          </table:table-cell>
          <table:table-cell office:value-type="float" office:value="2443" table:style-name="ce44">
            <text:p>2,443</text:p>
          </table:table-cell>
          <table:table-cell office:value-type="float" office:value="2483" table:style-name="ce45">
            <text:p>2,483</text:p>
          </table:table-cell>
          <table:table-cell office:value-type="float" office:value="14975" table:style-name="ce44">
            <text:p>14,975</text:p>
          </table:table-cell>
          <table:table-cell office:value-type="float" office:value="2646" table:style-name="ce44">
            <text:p>2,646</text:p>
          </table:table-cell>
          <table:table-cell office:value-type="float" office:value="2777" table:style-name="ce44">
            <text:p>2,777</text:p>
          </table:table-cell>
          <table:table-cell office:value-type="float" office:value="3052" table:style-name="ce44">
            <text:p>3,052</text:p>
          </table:table-cell>
          <table:table-cell office:value-type="float" office:value="3254" table:style-name="ce44">
            <text:p>3,254</text:p>
          </table:table-cell>
          <table:table-cell office:value-type="float" office:value="3246" table:style-name="ce45">
            <text:p>3,246</text:p>
          </table:table-cell>
          <table:table-cell office:value-type="float" office:value="16367" table:style-name="ce44">
            <text:p>16,367</text:p>
          </table:table-cell>
          <table:table-cell office:value-type="float" office:value="3260" table:style-name="ce44">
            <text:p>3,260</text:p>
          </table:table-cell>
          <table:table-cell office:value-type="float" office:value="3199" table:style-name="ce44">
            <text:p>3,199</text:p>
          </table:table-cell>
          <table:table-cell office:value-type="float" office:value="3282" table:style-name="ce44">
            <text:p>3,282</text:p>
          </table:table-cell>
          <table:table-cell office:value-type="float" office:value="3189" table:style-name="ce44">
            <text:p>3,189</text:p>
          </table:table-cell>
          <table:table-cell office:value-type="float" office:value="3437" table:style-name="ce45">
            <text:p>3,437</text:p>
          </table:table-cell>
          <table:table-cell office:value-type="float" office:value="16496" table:style-name="ce44">
            <text:p>16,496</text:p>
          </table:table-cell>
          <table:table-cell office:value-type="float" office:value="3259" table:style-name="ce44">
            <text:p>3,259</text:p>
          </table:table-cell>
          <table:table-cell office:value-type="float" office:value="3074" table:style-name="ce44">
            <text:p>3,074</text:p>
          </table:table-cell>
          <table:table-cell office:value-type="float" office:value="3297" table:style-name="ce44">
            <text:p>3,297</text:p>
          </table:table-cell>
          <table:table-cell office:value-type="float" office:value="3441" table:style-name="ce44">
            <text:p>3,441</text:p>
          </table:table-cell>
          <table:table-cell office:value-type="float" office:value="3425" table:style-name="ce45">
            <text:p>3,425</text:p>
          </table:table-cell>
          <table:table-cell office:value-type="float" office:value="17654" table:style-name="ce44">
            <text:p>17,654</text:p>
          </table:table-cell>
          <table:table-cell office:value-type="float" office:value="3560" table:style-name="ce44">
            <text:p>3,560</text:p>
          </table:table-cell>
          <table:table-cell office:value-type="float" office:value="3586" table:style-name="ce44">
            <text:p>3,586</text:p>
          </table:table-cell>
          <table:table-cell office:value-type="float" office:value="3443" table:style-name="ce44">
            <text:p>3,443</text:p>
          </table:table-cell>
          <table:table-cell office:value-type="float" office:value="3526" table:style-name="ce44">
            <text:p>3,526</text:p>
          </table:table-cell>
          <table:table-cell office:value-type="float" office:value="3539" table:style-name="ce45">
            <text:p>3,539</text:p>
          </table:table-cell>
          <table:table-cell office:value-type="float" office:value="17812" table:style-name="ce44">
            <text:p>17,812</text:p>
          </table:table-cell>
          <table:table-cell office:value-type="float" office:value="3581" table:style-name="ce44">
            <text:p>3,581</text:p>
          </table:table-cell>
          <table:table-cell office:value-type="float" office:value="3574" table:style-name="ce44">
            <text:p>3,574</text:p>
          </table:table-cell>
          <table:table-cell office:value-type="float" office:value="3654" table:style-name="ce44">
            <text:p>3,654</text:p>
          </table:table-cell>
          <table:table-cell office:value-type="float" office:value="3495" table:style-name="ce44">
            <text:p>3,495</text:p>
          </table:table-cell>
          <table:table-cell office:value-type="float" office:value="3508" table:style-name="ce45">
            <text:p>3,508</text:p>
          </table:table-cell>
          <table:table-cell office:value-type="float" office:value="15922" table:style-name="ce44">
            <text:p>15,922</text:p>
          </table:table-cell>
          <table:table-cell office:value-type="float" office:value="3220" table:style-name="ce44">
            <text:p>3,220</text:p>
          </table:table-cell>
          <table:table-cell office:value-type="float" office:value="3418" table:style-name="ce44">
            <text:p>3,418</text:p>
          </table:table-cell>
          <table:table-cell office:value-type="float" office:value="3333" table:style-name="ce44">
            <text:p>3,333</text:p>
          </table:table-cell>
          <table:table-cell office:value-type="float" office:value="3027" table:style-name="ce44">
            <text:p>3,027</text:p>
          </table:table-cell>
          <table:table-cell office:value-type="float" office:value="2924" table:style-name="ce45">
            <text:p>2,924</text:p>
          </table:table-cell>
          <table:table-cell office:value-type="float" office:value="13480" table:style-name="ce44">
            <text:p>13,480</text:p>
          </table:table-cell>
          <table:table-cell office:value-type="float" office:value="3066" table:style-name="ce44">
            <text:p>3,066</text:p>
          </table:table-cell>
          <table:table-cell office:value-type="float" office:value="2746" table:style-name="ce44">
            <text:p>2,746</text:p>
          </table:table-cell>
          <table:table-cell office:value-type="float" office:value="2583" table:style-name="ce44">
            <text:p>2,583</text:p>
          </table:table-cell>
          <table:table-cell office:value-type="float" office:value="2531" table:style-name="ce44">
            <text:p>2,531</text:p>
          </table:table-cell>
          <table:table-cell office:value-type="float" office:value="2554" table:style-name="ce45">
            <text:p>2,554</text:p>
          </table:table-cell>
          <table:table-cell office:value-type="float" office:value="9204" table:style-name="ce44">
            <text:p>9,204</text:p>
          </table:table-cell>
          <table:table-cell office:value-type="float" office:value="2205" table:style-name="ce44">
            <text:p>2,205</text:p>
          </table:table-cell>
          <table:table-cell office:value-type="float" office:value="2057" table:style-name="ce44">
            <text:p>2,057</text:p>
          </table:table-cell>
          <table:table-cell office:value-type="float" office:value="1794" table:style-name="ce44">
            <text:p>1,794</text:p>
          </table:table-cell>
          <table:table-cell office:value-type="float" office:value="1738" table:style-name="ce44">
            <text:p>1,738</text:p>
          </table:table-cell>
          <table:table-cell office:value-type="float" office:value="1410" table:style-name="ce45">
            <text:p>1,410</text:p>
          </table:table-cell>
          <table:table-cell office:value-type="float" office:value="6130" table:style-name="ce44">
            <text:p>6,130</text:p>
          </table:table-cell>
          <table:table-cell office:value-type="float" office:value="1078" table:style-name="ce44">
            <text:p>1,078</text:p>
          </table:table-cell>
          <table:table-cell office:value-type="float" office:value="1237" table:style-name="ce44">
            <text:p>1,237</text:p>
          </table:table-cell>
          <table:table-cell office:value-type="float" office:value="1337" table:style-name="ce44">
            <text:p>1,337</text:p>
          </table:table-cell>
          <table:table-cell office:value-type="float" office:value="1267" table:style-name="ce44">
            <text:p>1,267</text:p>
          </table:table-cell>
          <table:table-cell office:value-type="float" office:value="1211" table:style-name="ce45">
            <text:p>1,211</text:p>
          </table:table-cell>
          <table:table-cell office:value-type="float" office:value="4840" table:style-name="ce44">
            <text:p>4,840</text:p>
          </table:table-cell>
          <table:table-cell office:value-type="float" office:value="1128" table:style-name="ce44">
            <text:p>1,128</text:p>
          </table:table-cell>
          <table:table-cell office:value-type="float" office:value="1064" table:style-name="ce44">
            <text:p>1,064</text:p>
          </table:table-cell>
          <table:table-cell office:value-type="float" office:value="974" table:style-name="ce44">
            <text:p>974</text:p>
          </table:table-cell>
          <table:table-cell office:value-type="float" office:value="856" table:style-name="ce44">
            <text:p>856</text:p>
          </table:table-cell>
          <table:table-cell office:value-type="float" office:value="818" table:style-name="ce45">
            <text:p>818</text:p>
          </table:table-cell>
          <table:table-cell office:value-type="float" office:value="2773" table:style-name="ce44">
            <text:p>2,773</text:p>
          </table:table-cell>
          <table:table-cell office:value-type="float" office:value="725" table:style-name="ce44">
            <text:p>725</text:p>
          </table:table-cell>
          <table:table-cell office:value-type="float" office:value="652" table:style-name="ce44">
            <text:p>652</text:p>
          </table:table-cell>
          <table:table-cell office:value-type="float" office:value="506" table:style-name="ce44">
            <text:p>506</text:p>
          </table:table-cell>
          <table:table-cell office:value-type="float" office:value="452" table:style-name="ce44">
            <text:p>452</text:p>
          </table:table-cell>
          <table:table-cell office:value-type="float" office:value="438" table:style-name="ce45">
            <text:p>438</text:p>
          </table:table-cell>
          <table:table-cell office:value-type="float" office:value="1276" table:style-name="ce44">
            <text:p>1,276</text:p>
          </table:table-cell>
          <table:table-cell office:value-type="float" office:value="347" table:style-name="ce44">
            <text:p>347</text:p>
          </table:table-cell>
          <table:table-cell office:value-type="float" office:value="319" table:style-name="ce44">
            <text:p>319</text:p>
          </table:table-cell>
          <table:table-cell office:value-type="float" office:value="269" table:style-name="ce44">
            <text:p>269</text:p>
          </table:table-cell>
          <table:table-cell office:value-type="float" office:value="175" table:style-name="ce44">
            <text:p>175</text:p>
          </table:table-cell>
          <table:table-cell office:value-type="float" office:value="166" table:style-name="ce45">
            <text:p>166</text:p>
          </table:table-cell>
          <table:table-cell office:value-type="float" office:value="338" table:style-name="ce44">
            <text:p>338</text:p>
          </table:table-cell>
          <table:table-cell office:value-type="float" office:value="107" table:style-name="ce44">
            <text:p>107</text:p>
          </table:table-cell>
          <table:table-cell office:value-type="float" office:value="76" table:style-name="ce44">
            <text:p>76</text:p>
          </table:table-cell>
          <table:table-cell office:value-type="float" office:value="67" table:style-name="ce44">
            <text:p>67</text:p>
          </table:table-cell>
          <table:table-cell office:value-type="float" office:value="54" table:style-name="ce44">
            <text:p>54</text:p>
          </table:table-cell>
          <table:table-cell office:value-type="float" office:value="34" table:style-name="ce45">
            <text:p>34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225" table:style-name="ce44">
            <text:p>110,225</text:p>
          </table:table-cell>
          <table:table-cell office:value-type="float" office:value="3853" table:style-name="ce44">
            <text:p>3,853</text:p>
          </table:table-cell>
          <table:table-cell office:value-type="float" office:value="648" table:style-name="ce44">
            <text:p>648</text:p>
          </table:table-cell>
          <table:table-cell office:value-type="float" office:value="765" table:style-name="ce44">
            <text:p>765</text:p>
          </table:table-cell>
          <table:table-cell office:value-type="float" office:value="789" table:style-name="ce44">
            <text:p>789</text:p>
          </table:table-cell>
          <table:table-cell office:value-type="float" office:value="812" table:style-name="ce44">
            <text:p>812</text:p>
          </table:table-cell>
          <table:table-cell office:value-type="float" office:value="839" table:style-name="ce44">
            <text:p>839</text:p>
          </table:table-cell>
          <table:table-cell office:value-type="float" office:value="4400" table:style-name="ce44">
            <text:p>4,400</text:p>
          </table:table-cell>
          <table:table-cell office:value-type="float" office:value="845" table:style-name="ce44">
            <text:p>845</text:p>
          </table:table-cell>
          <table:table-cell office:value-type="float" office:value="863" table:style-name="ce44">
            <text:p>863</text:p>
          </table:table-cell>
          <table:table-cell office:value-type="float" office:value="824" table:style-name="ce44">
            <text:p>824</text:p>
          </table:table-cell>
          <table:table-cell office:value-type="float" office:value="977" table:style-name="ce44">
            <text:p>977</text:p>
          </table:table-cell>
          <table:table-cell office:value-type="float" office:value="891" table:style-name="ce45">
            <text:p>891</text:p>
          </table:table-cell>
          <table:table-cell office:value-type="float" office:value="4541" table:style-name="ce44">
            <text:p>4,541</text:p>
          </table:table-cell>
          <table:table-cell office:value-type="float" office:value="808" table:style-name="ce44">
            <text:p>808</text:p>
          </table:table-cell>
          <table:table-cell office:value-type="float" office:value="800" table:style-name="ce44">
            <text:p>800</text:p>
          </table:table-cell>
          <table:table-cell office:value-type="float" office:value="966" table:style-name="ce44">
            <text:p>966</text:p>
          </table:table-cell>
          <table:table-cell office:value-type="float" office:value="929" table:style-name="ce44">
            <text:p>929</text:p>
          </table:table-cell>
          <table:table-cell office:value-type="float" office:value="1038" table:style-name="ce45">
            <text:p>1,038</text:p>
          </table:table-cell>
          <table:table-cell office:value-type="float" office:value="5635" table:style-name="ce44">
            <text:p>5,635</text:p>
          </table:table-cell>
          <table:table-cell office:value-type="float" office:value="1017" table:style-name="ce44">
            <text:p>1,017</text:p>
          </table:table-cell>
          <table:table-cell office:value-type="float" office:value="1065" table:style-name="ce44">
            <text:p>1,065</text:p>
          </table:table-cell>
          <table:table-cell office:value-type="float" office:value="1111" table:style-name="ce44">
            <text:p>1,111</text:p>
          </table:table-cell>
          <table:table-cell office:value-type="float" office:value="1208" table:style-name="ce44">
            <text:p>1,208</text:p>
          </table:table-cell>
          <table:table-cell office:value-type="float" office:value="1234" table:style-name="ce45">
            <text:p>1,234</text:p>
          </table:table-cell>
          <table:table-cell office:value-type="float" office:value="7347" table:style-name="ce44">
            <text:p>7,347</text:p>
          </table:table-cell>
          <table:table-cell office:value-type="float" office:value="1424" table:style-name="ce44">
            <text:p>1,424</text:p>
          </table:table-cell>
          <table:table-cell office:value-type="float" office:value="1459" table:style-name="ce44">
            <text:p>1,459</text:p>
          </table:table-cell>
          <table:table-cell office:value-type="float" office:value="1344" table:style-name="ce44">
            <text:p>1,344</text:p>
          </table:table-cell>
          <table:table-cell office:value-type="float" office:value="1510" table:style-name="ce44">
            <text:p>1,510</text:p>
          </table:table-cell>
          <table:table-cell office:value-type="float" office:value="1610" table:style-name="ce45">
            <text:p>1,610</text:p>
          </table:table-cell>
          <table:table-cell office:value-type="float" office:value="7788" table:style-name="ce44">
            <text:p>7,788</text:p>
          </table:table-cell>
          <table:table-cell office:value-type="float" office:value="1537" table:style-name="ce44">
            <text:p>1,537</text:p>
          </table:table-cell>
          <table:table-cell office:value-type="float" office:value="1603" table:style-name="ce44">
            <text:p>1,603</text:p>
          </table:table-cell>
          <table:table-cell office:value-type="float" office:value="1573" table:style-name="ce44">
            <text:p>1,573</text:p>
          </table:table-cell>
          <table:table-cell office:value-type="float" office:value="1521" table:style-name="ce44">
            <text:p>1,521</text:p>
          </table:table-cell>
          <table:table-cell office:value-type="float" office:value="1554" table:style-name="ce45">
            <text:p>1,554</text:p>
          </table:table-cell>
          <table:table-cell office:value-type="float" office:value="7128" table:style-name="ce44">
            <text:p>7,128</text:p>
          </table:table-cell>
          <table:table-cell office:value-type="float" office:value="1553" table:style-name="ce44">
            <text:p>1,553</text:p>
          </table:table-cell>
          <table:table-cell office:value-type="float" office:value="1432" table:style-name="ce44">
            <text:p>1,432</text:p>
          </table:table-cell>
          <table:table-cell office:value-type="float" office:value="1478" table:style-name="ce44">
            <text:p>1,478</text:p>
          </table:table-cell>
          <table:table-cell office:value-type="float" office:value="1350" table:style-name="ce44">
            <text:p>1,350</text:p>
          </table:table-cell>
          <table:table-cell office:value-type="float" office:value="1315" table:style-name="ce45">
            <text:p>1,315</text:p>
          </table:table-cell>
          <table:table-cell office:value-type="float" office:value="7966" table:style-name="ce44">
            <text:p>7,966</text:p>
          </table:table-cell>
          <table:table-cell office:value-type="float" office:value="1418" table:style-name="ce44">
            <text:p>1,418</text:p>
          </table:table-cell>
          <table:table-cell office:value-type="float" office:value="1488" table:style-name="ce44">
            <text:p>1,488</text:p>
          </table:table-cell>
          <table:table-cell office:value-type="float" office:value="1622" table:style-name="ce44">
            <text:p>1,622</text:p>
          </table:table-cell>
          <table:table-cell office:value-type="float" office:value="1713" table:style-name="ce44">
            <text:p>1,713</text:p>
          </table:table-cell>
          <table:table-cell office:value-type="float" office:value="1725" table:style-name="ce45">
            <text:p>1,725</text:p>
          </table:table-cell>
          <table:table-cell office:value-type="float" office:value="8520" table:style-name="ce44">
            <text:p>8,520</text:p>
          </table:table-cell>
          <table:table-cell office:value-type="float" office:value="1690" table:style-name="ce44">
            <text:p>1,690</text:p>
          </table:table-cell>
          <table:table-cell office:value-type="float" office:value="1696" table:style-name="ce44">
            <text:p>1,696</text:p>
          </table:table-cell>
          <table:table-cell office:value-type="float" office:value="1697" table:style-name="ce44">
            <text:p>1,697</text:p>
          </table:table-cell>
          <table:table-cell office:value-type="float" office:value="1674" table:style-name="ce44">
            <text:p>1,674</text:p>
          </table:table-cell>
          <table:table-cell office:value-type="float" office:value="1763" table:style-name="ce45">
            <text:p>1,763</text:p>
          </table:table-cell>
          <table:table-cell office:value-type="float" office:value="8641" table:style-name="ce44">
            <text:p>8,641</text:p>
          </table:table-cell>
          <table:table-cell office:value-type="float" office:value="1658" table:style-name="ce44">
            <text:p>1,658</text:p>
          </table:table-cell>
          <table:table-cell office:value-type="float" office:value="1660" table:style-name="ce44">
            <text:p>1,660</text:p>
          </table:table-cell>
          <table:table-cell office:value-type="float" office:value="1723" table:style-name="ce44">
            <text:p>1,723</text:p>
          </table:table-cell>
          <table:table-cell office:value-type="float" office:value="1848" table:style-name="ce44">
            <text:p>1,848</text:p>
          </table:table-cell>
          <table:table-cell office:value-type="float" office:value="1752" table:style-name="ce45">
            <text:p>1,752</text:p>
          </table:table-cell>
          <table:table-cell office:value-type="float" office:value="9554" table:style-name="ce44">
            <text:p>9,554</text:p>
          </table:table-cell>
          <table:table-cell office:value-type="float" office:value="1909" table:style-name="ce44">
            <text:p>1,909</text:p>
          </table:table-cell>
          <table:table-cell office:value-type="float" office:value="1951" table:style-name="ce44">
            <text:p>1,951</text:p>
          </table:table-cell>
          <table:table-cell office:value-type="float" office:value="1900" table:style-name="ce44">
            <text:p>1,900</text:p>
          </table:table-cell>
          <table:table-cell office:value-type="float" office:value="1863" table:style-name="ce44">
            <text:p>1,863</text:p>
          </table:table-cell>
          <table:table-cell office:value-type="float" office:value="1931" table:style-name="ce45">
            <text:p>1,931</text:p>
          </table:table-cell>
          <table:table-cell office:value-type="float" office:value="9454" table:style-name="ce44">
            <text:p>9,454</text:p>
          </table:table-cell>
          <table:table-cell office:value-type="float" office:value="1945" table:style-name="ce44">
            <text:p>1,945</text:p>
          </table:table-cell>
          <table:table-cell office:value-type="float" office:value="1899" table:style-name="ce44">
            <text:p>1,899</text:p>
          </table:table-cell>
          <table:table-cell office:value-type="float" office:value="1932" table:style-name="ce44">
            <text:p>1,932</text:p>
          </table:table-cell>
          <table:table-cell office:value-type="float" office:value="1797" table:style-name="ce44">
            <text:p>1,797</text:p>
          </table:table-cell>
          <table:table-cell office:value-type="float" office:value="1881" table:style-name="ce45">
            <text:p>1,881</text:p>
          </table:table-cell>
          <table:table-cell office:value-type="float" office:value="8189" table:style-name="ce44">
            <text:p>8,189</text:p>
          </table:table-cell>
          <table:table-cell office:value-type="float" office:value="1687" table:style-name="ce44">
            <text:p>1,687</text:p>
          </table:table-cell>
          <table:table-cell office:value-type="float" office:value="1722" table:style-name="ce44">
            <text:p>1,722</text:p>
          </table:table-cell>
          <table:table-cell office:value-type="float" office:value="1698" table:style-name="ce44">
            <text:p>1,698</text:p>
          </table:table-cell>
          <table:table-cell office:value-type="float" office:value="1567" table:style-name="ce44">
            <text:p>1,567</text:p>
          </table:table-cell>
          <table:table-cell office:value-type="float" office:value="1515" table:style-name="ce45">
            <text:p>1,515</text:p>
          </table:table-cell>
          <table:table-cell office:value-type="float" office:value="6428" table:style-name="ce44">
            <text:p>6,428</text:p>
          </table:table-cell>
          <table:table-cell office:value-type="float" office:value="1472" table:style-name="ce44">
            <text:p>1,472</text:p>
          </table:table-cell>
          <table:table-cell office:value-type="float" office:value="1350" table:style-name="ce44">
            <text:p>1,350</text:p>
          </table:table-cell>
          <table:table-cell office:value-type="float" office:value="1235" table:style-name="ce44">
            <text:p>1,235</text:p>
          </table:table-cell>
          <table:table-cell office:value-type="float" office:value="1205" table:style-name="ce44">
            <text:p>1,205</text:p>
          </table:table-cell>
          <table:table-cell office:value-type="float" office:value="1166" table:style-name="ce45">
            <text:p>1,166</text:p>
          </table:table-cell>
          <table:table-cell office:value-type="float" office:value="4225" table:style-name="ce44">
            <text:p>4,225</text:p>
          </table:table-cell>
          <table:table-cell office:value-type="float" office:value="1023" table:style-name="ce44">
            <text:p>1,023</text:p>
          </table:table-cell>
          <table:table-cell office:value-type="float" office:value="971" table:style-name="ce44">
            <text:p>971</text:p>
          </table:table-cell>
          <table:table-cell office:value-type="float" office:value="813" table:style-name="ce44">
            <text:p>813</text:p>
          </table:table-cell>
          <table:table-cell office:value-type="float" office:value="803" table:style-name="ce44">
            <text:p>803</text:p>
          </table:table-cell>
          <table:table-cell office:value-type="float" office:value="615" table:style-name="ce45">
            <text:p>615</text:p>
          </table:table-cell>
          <table:table-cell office:value-type="float" office:value="2649" table:style-name="ce44">
            <text:p>2,649</text:p>
          </table:table-cell>
          <table:table-cell office:value-type="float" office:value="457" table:style-name="ce44">
            <text:p>457</text:p>
          </table:table-cell>
          <table:table-cell office:value-type="float" office:value="552" table:style-name="ce44">
            <text:p>552</text:p>
          </table:table-cell>
          <table:table-cell office:value-type="float" office:value="594" table:style-name="ce44">
            <text:p>594</text:p>
          </table:table-cell>
          <table:table-cell office:value-type="float" office:value="542" table:style-name="ce44">
            <text:p>542</text:p>
          </table:table-cell>
          <table:table-cell office:value-type="float" office:value="504" table:style-name="ce45">
            <text:p>504</text:p>
          </table:table-cell>
          <table:table-cell office:value-type="float" office:value="1985" table:style-name="ce44">
            <text:p>1,985</text:p>
          </table:table-cell>
          <table:table-cell office:value-type="float" office:value="469" table:style-name="ce44">
            <text:p>469</text:p>
          </table:table-cell>
          <table:table-cell office:value-type="float" office:value="436" table:style-name="ce44">
            <text:p>436</text:p>
          </table:table-cell>
          <table:table-cell office:value-type="float" office:value="415" table:style-name="ce44">
            <text:p>415</text:p>
          </table:table-cell>
          <table:table-cell office:value-type="float" office:value="342" table:style-name="ce44">
            <text:p>342</text:p>
          </table:table-cell>
          <table:table-cell office:value-type="float" office:value="323" table:style-name="ce45">
            <text:p>323</text:p>
          </table:table-cell>
          <table:table-cell office:value-type="float" office:value="1119" table:style-name="ce44">
            <text:p>1,119</text:p>
          </table:table-cell>
          <table:table-cell office:value-type="float" office:value="299" table:style-name="ce44">
            <text:p>299</text:p>
          </table:table-cell>
          <table:table-cell office:value-type="float" office:value="257" table:style-name="ce44">
            <text:p>257</text:p>
          </table:table-cell>
          <table:table-cell office:value-type="float" office:value="186" table:style-name="ce44">
            <text:p>186</text:p>
          </table:table-cell>
          <table:table-cell office:value-type="float" office:value="195" table:style-name="ce44">
            <text:p>195</text:p>
          </table:table-cell>
          <table:table-cell office:value-type="float" office:value="182" table:style-name="ce45">
            <text:p>182</text:p>
          </table:table-cell>
          <table:table-cell office:value-type="float" office:value="612" table:style-name="ce44">
            <text:p>612</text:p>
          </table:table-cell>
          <table:table-cell office:value-type="float" office:value="161" table:style-name="ce44">
            <text:p>161</text:p>
          </table:table-cell>
          <table:table-cell office:value-type="float" office:value="144" table:style-name="ce44">
            <text:p>144</text:p>
          </table:table-cell>
          <table:table-cell office:value-type="float" office:value="128" table:style-name="ce44">
            <text:p>128</text:p>
          </table:table-cell>
          <table:table-cell office:value-type="float" office:value="102" table:style-name="ce44">
            <text:p>102</text:p>
          </table:table-cell>
          <table:table-cell office:value-type="float" office:value="77" table:style-name="ce45">
            <text:p>77</text:p>
          </table:table-cell>
          <table:table-cell office:value-type="float" office:value="165" table:style-name="ce44">
            <text:p>165</text:p>
          </table:table-cell>
          <table:table-cell office:value-type="float" office:value="48" table:style-name="ce44">
            <text:p>48</text:p>
          </table:table-cell>
          <table:table-cell office:value-type="float" office:value="40" table:style-name="ce44">
            <text:p>40</text:p>
          </table:table-cell>
          <table:table-cell office:value-type="float" office:value="37" table:style-name="ce44">
            <text:p>37</text:p>
          </table:table-cell>
          <table:table-cell office:value-type="float" office:value="26" table:style-name="ce44">
            <text:p>26</text:p>
          </table:table-cell>
          <table:table-cell office:value-type="float" office:value="14" table:style-name="ce45">
            <text:p>14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374" table:style-name="ce48">
            <text:p>104,374</text:p>
          </table:table-cell>
          <table:table-cell office:value-type="float" office:value="3481" table:style-name="ce49">
            <text:p>3,481</text:p>
          </table:table-cell>
          <table:table-cell office:value-type="float" office:value="623" table:style-name="ce48">
            <text:p>623</text:p>
          </table:table-cell>
          <table:table-cell office:value-type="float" office:value="665" table:style-name="ce48">
            <text:p>665</text:p>
          </table:table-cell>
          <table:table-cell office:value-type="float" office:value="700" table:style-name="ce48">
            <text:p>700</text:p>
          </table:table-cell>
          <table:table-cell office:value-type="float" office:value="723" table:style-name="ce48">
            <text:p>723</text:p>
          </table:table-cell>
          <table:table-cell office:value-type="float" office:value="770" table:style-name="ce48">
            <text:p>770</text:p>
          </table:table-cell>
          <table:table-cell office:value-type="float" office:value="3991" table:style-name="ce48">
            <text:p>3,991</text:p>
          </table:table-cell>
          <table:table-cell office:value-type="float" office:value="806" table:style-name="ce48">
            <text:p>806</text:p>
          </table:table-cell>
          <table:table-cell office:value-type="float" office:value="818" table:style-name="ce48">
            <text:p>818</text:p>
          </table:table-cell>
          <table:table-cell office:value-type="float" office:value="762" table:style-name="ce48">
            <text:p>762</text:p>
          </table:table-cell>
          <table:table-cell office:value-type="float" office:value="809" table:style-name="ce48">
            <text:p>809</text:p>
          </table:table-cell>
          <table:table-cell office:value-type="float" office:value="796" table:style-name="ce49">
            <text:p>796</text:p>
          </table:table-cell>
          <table:table-cell office:value-type="float" office:value="4124" table:style-name="ce48">
            <text:p>4,124</text:p>
          </table:table-cell>
          <table:table-cell office:value-type="float" office:value="774" table:style-name="ce48">
            <text:p>774</text:p>
          </table:table-cell>
          <table:table-cell office:value-type="float" office:value="784" table:style-name="ce48">
            <text:p>784</text:p>
          </table:table-cell>
          <table:table-cell office:value-type="float" office:value="795" table:style-name="ce48">
            <text:p>795</text:p>
          </table:table-cell>
          <table:table-cell office:value-type="float" office:value="846" table:style-name="ce48">
            <text:p>846</text:p>
          </table:table-cell>
          <table:table-cell office:value-type="float" office:value="925" table:style-name="ce49">
            <text:p>925</text:p>
          </table:table-cell>
          <table:table-cell office:value-type="float" office:value="5127" table:style-name="ce48">
            <text:p>5,127</text:p>
          </table:table-cell>
          <table:table-cell office:value-type="float" office:value="888" table:style-name="ce48">
            <text:p>888</text:p>
          </table:table-cell>
          <table:table-cell office:value-type="float" office:value="935" table:style-name="ce48">
            <text:p>935</text:p>
          </table:table-cell>
          <table:table-cell office:value-type="float" office:value="973" table:style-name="ce48">
            <text:p>973</text:p>
          </table:table-cell>
          <table:table-cell office:value-type="float" office:value="1156" table:style-name="ce48">
            <text:p>1,156</text:p>
          </table:table-cell>
          <table:table-cell office:value-type="float" office:value="1175" table:style-name="ce49">
            <text:p>1,175</text:p>
          </table:table-cell>
          <table:table-cell office:value-type="float" office:value="6853" table:style-name="ce48">
            <text:p>6,853</text:p>
          </table:table-cell>
          <table:table-cell office:value-type="float" office:value="1304" table:style-name="ce48">
            <text:p>1,304</text:p>
          </table:table-cell>
          <table:table-cell office:value-type="float" office:value="1311" table:style-name="ce48">
            <text:p>1,311</text:p>
          </table:table-cell>
          <table:table-cell office:value-type="float" office:value="1285" table:style-name="ce48">
            <text:p>1,285</text:p>
          </table:table-cell>
          <table:table-cell office:value-type="float" office:value="1440" table:style-name="ce48">
            <text:p>1,440</text:p>
          </table:table-cell>
          <table:table-cell office:value-type="float" office:value="1513" table:style-name="ce49">
            <text:p>1,513</text:p>
          </table:table-cell>
          <table:table-cell office:value-type="float" office:value="7009" table:style-name="ce48">
            <text:p>7,009</text:p>
          </table:table-cell>
          <table:table-cell office:value-type="float" office:value="1492" table:style-name="ce48">
            <text:p>1,492</text:p>
          </table:table-cell>
          <table:table-cell office:value-type="float" office:value="1357" table:style-name="ce48">
            <text:p>1,357</text:p>
          </table:table-cell>
          <table:table-cell office:value-type="float" office:value="1402" table:style-name="ce48">
            <text:p>1,402</text:p>
          </table:table-cell>
          <table:table-cell office:value-type="float" office:value="1341" table:style-name="ce48">
            <text:p>1,341</text:p>
          </table:table-cell>
          <table:table-cell office:value-type="float" office:value="1417" table:style-name="ce49">
            <text:p>1,417</text:p>
          </table:table-cell>
          <table:table-cell office:value-type="float" office:value="6011" table:style-name="ce48">
            <text:p>6,011</text:p>
          </table:table-cell>
          <table:table-cell office:value-type="float" office:value="1268" table:style-name="ce48">
            <text:p>1,268</text:p>
          </table:table-cell>
          <table:table-cell office:value-type="float" office:value="1219" table:style-name="ce48">
            <text:p>1,219</text:p>
          </table:table-cell>
          <table:table-cell office:value-type="float" office:value="1263" table:style-name="ce48">
            <text:p>1,263</text:p>
          </table:table-cell>
          <table:table-cell office:value-type="float" office:value="1093" table:style-name="ce48">
            <text:p>1,093</text:p>
          </table:table-cell>
          <table:table-cell office:value-type="float" office:value="1168" table:style-name="ce49">
            <text:p>1,168</text:p>
          </table:table-cell>
          <table:table-cell office:value-type="float" office:value="7009" table:style-name="ce48">
            <text:p>7,009</text:p>
          </table:table-cell>
          <table:table-cell office:value-type="float" office:value="1228" table:style-name="ce48">
            <text:p>1,228</text:p>
          </table:table-cell>
          <table:table-cell office:value-type="float" office:value="1289" table:style-name="ce48">
            <text:p>1,289</text:p>
          </table:table-cell>
          <table:table-cell office:value-type="float" office:value="1430" table:style-name="ce48">
            <text:p>1,430</text:p>
          </table:table-cell>
          <table:table-cell office:value-type="float" office:value="1541" table:style-name="ce48">
            <text:p>1,541</text:p>
          </table:table-cell>
          <table:table-cell office:value-type="float" office:value="1521" table:style-name="ce49">
            <text:p>1,521</text:p>
          </table:table-cell>
          <table:table-cell office:value-type="float" office:value="7847" table:style-name="ce48">
            <text:p>7,847</text:p>
          </table:table-cell>
          <table:table-cell office:value-type="float" office:value="1570" table:style-name="ce48">
            <text:p>1,570</text:p>
          </table:table-cell>
          <table:table-cell office:value-type="float" office:value="1503" table:style-name="ce48">
            <text:p>1,503</text:p>
          </table:table-cell>
          <table:table-cell office:value-type="float" office:value="1585" table:style-name="ce48">
            <text:p>1,585</text:p>
          </table:table-cell>
          <table:table-cell office:value-type="float" office:value="1515" table:style-name="ce48">
            <text:p>1,515</text:p>
          </table:table-cell>
          <table:table-cell office:value-type="float" office:value="1674" table:style-name="ce49">
            <text:p>1,674</text:p>
          </table:table-cell>
          <table:table-cell office:value-type="float" office:value="7855" table:style-name="ce48">
            <text:p>7,855</text:p>
          </table:table-cell>
          <table:table-cell office:value-type="float" office:value="1601" table:style-name="ce48">
            <text:p>1,601</text:p>
          </table:table-cell>
          <table:table-cell office:value-type="float" office:value="1414" table:style-name="ce48">
            <text:p>1,414</text:p>
          </table:table-cell>
          <table:table-cell office:value-type="float" office:value="1574" table:style-name="ce48">
            <text:p>1,574</text:p>
          </table:table-cell>
          <table:table-cell office:value-type="float" office:value="1593" table:style-name="ce48">
            <text:p>1,593</text:p>
          </table:table-cell>
          <table:table-cell office:value-type="float" office:value="1673" table:style-name="ce49">
            <text:p>1,673</text:p>
          </table:table-cell>
          <table:table-cell office:value-type="float" office:value="8100" table:style-name="ce48">
            <text:p>8,100</text:p>
          </table:table-cell>
          <table:table-cell office:value-type="float" office:value="1651" table:style-name="ce48">
            <text:p>1,651</text:p>
          </table:table-cell>
          <table:table-cell office:value-type="float" office:value="1635" table:style-name="ce48">
            <text:p>1,635</text:p>
          </table:table-cell>
          <table:table-cell office:value-type="float" office:value="1543" table:style-name="ce48">
            <text:p>1,543</text:p>
          </table:table-cell>
          <table:table-cell office:value-type="float" office:value="1663" table:style-name="ce48">
            <text:p>1,663</text:p>
          </table:table-cell>
          <table:table-cell office:value-type="float" office:value="1608" table:style-name="ce49">
            <text:p>1,608</text:p>
          </table:table-cell>
          <table:table-cell office:value-type="float" office:value="8358" table:style-name="ce48">
            <text:p>8,358</text:p>
          </table:table-cell>
          <table:table-cell office:value-type="float" office:value="1636" table:style-name="ce48">
            <text:p>1,636</text:p>
          </table:table-cell>
          <table:table-cell office:value-type="float" office:value="1675" table:style-name="ce48">
            <text:p>1,675</text:p>
          </table:table-cell>
          <table:table-cell office:value-type="float" office:value="1722" table:style-name="ce48">
            <text:p>1,722</text:p>
          </table:table-cell>
          <table:table-cell office:value-type="float" office:value="1698" table:style-name="ce48">
            <text:p>1,698</text:p>
          </table:table-cell>
          <table:table-cell office:value-type="float" office:value="1627" table:style-name="ce49">
            <text:p>1,627</text:p>
          </table:table-cell>
          <table:table-cell office:value-type="float" office:value="7733" table:style-name="ce48">
            <text:p>7,733</text:p>
          </table:table-cell>
          <table:table-cell office:value-type="float" office:value="1533" table:style-name="ce48">
            <text:p>1,533</text:p>
          </table:table-cell>
          <table:table-cell office:value-type="float" office:value="1696" table:style-name="ce48">
            <text:p>1,696</text:p>
          </table:table-cell>
          <table:table-cell office:value-type="float" office:value="1635" table:style-name="ce48">
            <text:p>1,635</text:p>
          </table:table-cell>
          <table:table-cell office:value-type="float" office:value="1460" table:style-name="ce48">
            <text:p>1,460</text:p>
          </table:table-cell>
          <table:table-cell office:value-type="float" office:value="1409" table:style-name="ce49">
            <text:p>1,409</text:p>
          </table:table-cell>
          <table:table-cell office:value-type="float" office:value="7052" table:style-name="ce48">
            <text:p>7,052</text:p>
          </table:table-cell>
          <table:table-cell office:value-type="float" office:value="1594" table:style-name="ce48">
            <text:p>1,594</text:p>
          </table:table-cell>
          <table:table-cell office:value-type="float" office:value="1396" table:style-name="ce48">
            <text:p>1,396</text:p>
          </table:table-cell>
          <table:table-cell office:value-type="float" office:value="1348" table:style-name="ce48">
            <text:p>1,348</text:p>
          </table:table-cell>
          <table:table-cell office:value-type="float" office:value="1326" table:style-name="ce48">
            <text:p>1,326</text:p>
          </table:table-cell>
          <table:table-cell office:value-type="float" office:value="1388" table:style-name="ce49">
            <text:p>1,388</text:p>
          </table:table-cell>
          <table:table-cell office:value-type="float" office:value="4979" table:style-name="ce48">
            <text:p>4,979</text:p>
          </table:table-cell>
          <table:table-cell office:value-type="float" office:value="1182" table:style-name="ce48">
            <text:p>1,182</text:p>
          </table:table-cell>
          <table:table-cell office:value-type="float" office:value="1086" table:style-name="ce48">
            <text:p>1,086</text:p>
          </table:table-cell>
          <table:table-cell office:value-type="float" office:value="981" table:style-name="ce48">
            <text:p>981</text:p>
          </table:table-cell>
          <table:table-cell office:value-type="float" office:value="935" table:style-name="ce48">
            <text:p>935</text:p>
          </table:table-cell>
          <table:table-cell office:value-type="float" office:value="795" table:style-name="ce49">
            <text:p>795</text:p>
          </table:table-cell>
          <table:table-cell office:value-type="float" office:value="3481" table:style-name="ce48">
            <text:p>3,481</text:p>
          </table:table-cell>
          <table:table-cell office:value-type="float" office:value="621" table:style-name="ce48">
            <text:p>621</text:p>
          </table:table-cell>
          <table:table-cell office:value-type="float" office:value="685" table:style-name="ce48">
            <text:p>685</text:p>
          </table:table-cell>
          <table:table-cell office:value-type="float" office:value="743" table:style-name="ce48">
            <text:p>743</text:p>
          </table:table-cell>
          <table:table-cell office:value-type="float" office:value="725" table:style-name="ce48">
            <text:p>725</text:p>
          </table:table-cell>
          <table:table-cell office:value-type="float" office:value="707" table:style-name="ce49">
            <text:p>707</text:p>
          </table:table-cell>
          <table:table-cell office:value-type="float" office:value="2855" table:style-name="ce48">
            <text:p>2,855</text:p>
          </table:table-cell>
          <table:table-cell office:value-type="float" office:value="659" table:style-name="ce48">
            <text:p>659</text:p>
          </table:table-cell>
          <table:table-cell office:value-type="float" office:value="628" table:style-name="ce48">
            <text:p>628</text:p>
          </table:table-cell>
          <table:table-cell office:value-type="float" office:value="559" table:style-name="ce48">
            <text:p>559</text:p>
          </table:table-cell>
          <table:table-cell office:value-type="float" office:value="514" table:style-name="ce48">
            <text:p>514</text:p>
          </table:table-cell>
          <table:table-cell office:value-type="float" office:value="495" table:style-name="ce49">
            <text:p>495</text:p>
          </table:table-cell>
          <table:table-cell office:value-type="float" office:value="1654" table:style-name="ce48">
            <text:p>1,654</text:p>
          </table:table-cell>
          <table:table-cell office:value-type="float" office:value="426" table:style-name="ce48">
            <text:p>426</text:p>
          </table:table-cell>
          <table:table-cell office:value-type="float" office:value="395" table:style-name="ce48">
            <text:p>395</text:p>
          </table:table-cell>
          <table:table-cell office:value-type="float" office:value="320" table:style-name="ce48">
            <text:p>320</text:p>
          </table:table-cell>
          <table:table-cell office:value-type="float" office:value="257" table:style-name="ce48">
            <text:p>257</text:p>
          </table:table-cell>
          <table:table-cell office:value-type="float" office:value="256" table:style-name="ce49">
            <text:p>256</text:p>
          </table:table-cell>
          <table:table-cell office:value-type="float" office:value="664" table:style-name="ce48">
            <text:p>664</text:p>
          </table:table-cell>
          <table:table-cell office:value-type="float" office:value="186" table:style-name="ce48">
            <text:p>186</text:p>
          </table:table-cell>
          <table:table-cell office:value-type="float" office:value="175" table:style-name="ce48">
            <text:p>175</text:p>
          </table:table-cell>
          <table:table-cell office:value-type="float" office:value="141" table:style-name="ce48">
            <text:p>141</text:p>
          </table:table-cell>
          <table:table-cell office:value-type="float" office:value="73" table:style-name="ce48">
            <text:p>73</text:p>
          </table:table-cell>
          <table:table-cell office:value-type="float" office:value="89" table:style-name="ce49">
            <text:p>89</text:p>
          </table:table-cell>
          <table:table-cell office:value-type="float" office:value="173" table:style-name="ce48">
            <text:p>173</text:p>
          </table:table-cell>
          <table:table-cell office:value-type="float" office:value="59" table:style-name="ce48">
            <text:p>59</text:p>
          </table:table-cell>
          <table:table-cell office:value-type="float" office:value="36" table:style-name="ce48">
            <text:p>36</text:p>
          </table:table-cell>
          <table:table-cell office:value-type="float" office:value="30" table:style-name="ce48">
            <text:p>30</text:p>
          </table:table-cell>
          <table:table-cell office:value-type="float" office:value="28" table:style-name="ce48">
            <text:p>28</text:p>
          </table:table-cell>
          <table:table-cell office:value-type="float" office:value="20" table:style-name="ce49">
            <text:p>20</text:p>
          </table:table-cell>
          <table:table-cell office:value-type="float" office:value="18" table:style-name="ce48">
            <text:p>1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3441" table:style-name="ce44">
            <text:p>323,441</text:p>
          </table:table-cell>
          <table:table-cell office:value-type="float" office:value="11634" table:style-name="ce44">
            <text:p>11,634</text:p>
          </table:table-cell>
          <table:table-cell office:value-type="float" office:value="2010" table:style-name="ce44">
            <text:p>2,010</text:p>
          </table:table-cell>
          <table:table-cell office:value-type="float" office:value="2239" table:style-name="ce44">
            <text:p>2,239</text:p>
          </table:table-cell>
          <table:table-cell office:value-type="float" office:value="2406" table:style-name="ce44">
            <text:p>2,406</text:p>
          </table:table-cell>
          <table:table-cell office:value-type="float" office:value="2395" table:style-name="ce44">
            <text:p>2,395</text:p>
          </table:table-cell>
          <table:table-cell office:value-type="float" office:value="2584" table:style-name="ce44">
            <text:p>2,584</text:p>
          </table:table-cell>
          <table:table-cell office:value-type="float" office:value="13307" table:style-name="ce44">
            <text:p>13,307</text:p>
          </table:table-cell>
          <table:table-cell office:value-type="float" office:value="2753" table:style-name="ce44">
            <text:p>2,753</text:p>
          </table:table-cell>
          <table:table-cell office:value-type="float" office:value="2644" table:style-name="ce44">
            <text:p>2,644</text:p>
          </table:table-cell>
          <table:table-cell office:value-type="float" office:value="2577" table:style-name="ce44">
            <text:p>2,577</text:p>
          </table:table-cell>
          <table:table-cell office:value-type="float" office:value="2704" table:style-name="ce44">
            <text:p>2,704</text:p>
          </table:table-cell>
          <table:table-cell office:value-type="float" office:value="2629" table:style-name="ce45">
            <text:p>2,629</text:p>
          </table:table-cell>
          <table:table-cell office:value-type="float" office:value="12723" table:style-name="ce44">
            <text:p>12,723</text:p>
          </table:table-cell>
          <table:table-cell office:value-type="float" office:value="2267" table:style-name="ce44">
            <text:p>2,267</text:p>
          </table:table-cell>
          <table:table-cell office:value-type="float" office:value="2508" table:style-name="ce44">
            <text:p>2,508</text:p>
          </table:table-cell>
          <table:table-cell office:value-type="float" office:value="2534" table:style-name="ce44">
            <text:p>2,534</text:p>
          </table:table-cell>
          <table:table-cell office:value-type="float" office:value="2666" table:style-name="ce44">
            <text:p>2,666</text:p>
          </table:table-cell>
          <table:table-cell office:value-type="float" office:value="2748" table:style-name="ce45">
            <text:p>2,748</text:p>
          </table:table-cell>
          <table:table-cell office:value-type="float" office:value="15762" table:style-name="ce44">
            <text:p>15,762</text:p>
          </table:table-cell>
          <table:table-cell office:value-type="float" office:value="2765" table:style-name="ce44">
            <text:p>2,765</text:p>
          </table:table-cell>
          <table:table-cell office:value-type="float" office:value="2979" table:style-name="ce44">
            <text:p>2,979</text:p>
          </table:table-cell>
          <table:table-cell office:value-type="float" office:value="3115" table:style-name="ce44">
            <text:p>3,115</text:p>
          </table:table-cell>
          <table:table-cell office:value-type="float" office:value="3365" table:style-name="ce44">
            <text:p>3,365</text:p>
          </table:table-cell>
          <table:table-cell office:value-type="float" office:value="3538" table:style-name="ce45">
            <text:p>3,538</text:p>
          </table:table-cell>
          <table:table-cell office:value-type="float" office:value="21151" table:style-name="ce44">
            <text:p>21,151</text:p>
          </table:table-cell>
          <table:table-cell office:value-type="float" office:value="4021" table:style-name="ce44">
            <text:p>4,021</text:p>
          </table:table-cell>
          <table:table-cell office:value-type="float" office:value="4093" table:style-name="ce44">
            <text:p>4,093</text:p>
          </table:table-cell>
          <table:table-cell office:value-type="float" office:value="3863" table:style-name="ce44">
            <text:p>3,863</text:p>
          </table:table-cell>
          <table:table-cell office:value-type="float" office:value="4428" table:style-name="ce44">
            <text:p>4,428</text:p>
          </table:table-cell>
          <table:table-cell office:value-type="float" office:value="4746" table:style-name="ce45">
            <text:p>4,746</text:p>
          </table:table-cell>
          <table:table-cell office:value-type="float" office:value="22909" table:style-name="ce44">
            <text:p>22,909</text:p>
          </table:table-cell>
          <table:table-cell office:value-type="float" office:value="4619" table:style-name="ce44">
            <text:p>4,619</text:p>
          </table:table-cell>
          <table:table-cell office:value-type="float" office:value="4660" table:style-name="ce44">
            <text:p>4,660</text:p>
          </table:table-cell>
          <table:table-cell office:value-type="float" office:value="4780" table:style-name="ce44">
            <text:p>4,780</text:p>
          </table:table-cell>
          <table:table-cell office:value-type="float" office:value="4483" table:style-name="ce44">
            <text:p>4,483</text:p>
          </table:table-cell>
          <table:table-cell office:value-type="float" office:value="4367" table:style-name="ce45">
            <text:p>4,367</text:p>
          </table:table-cell>
          <table:table-cell office:value-type="float" office:value="20262" table:style-name="ce44">
            <text:p>20,262</text:p>
          </table:table-cell>
          <table:table-cell office:value-type="float" office:value="4429" table:style-name="ce44">
            <text:p>4,429</text:p>
          </table:table-cell>
          <table:table-cell office:value-type="float" office:value="4053" table:style-name="ce44">
            <text:p>4,053</text:p>
          </table:table-cell>
          <table:table-cell office:value-type="float" office:value="4141" table:style-name="ce44">
            <text:p>4,141</text:p>
          </table:table-cell>
          <table:table-cell office:value-type="float" office:value="3885" table:style-name="ce44">
            <text:p>3,885</text:p>
          </table:table-cell>
          <table:table-cell office:value-type="float" office:value="3754" table:style-name="ce45">
            <text:p>3,754</text:p>
          </table:table-cell>
          <table:table-cell office:value-type="float" office:value="23089" table:style-name="ce44">
            <text:p>23,089</text:p>
          </table:table-cell>
          <table:table-cell office:value-type="float" office:value="4080" table:style-name="ce44">
            <text:p>4,080</text:p>
          </table:table-cell>
          <table:table-cell office:value-type="float" office:value="4519" table:style-name="ce44">
            <text:p>4,519</text:p>
          </table:table-cell>
          <table:table-cell office:value-type="float" office:value="4607" table:style-name="ce44">
            <text:p>4,607</text:p>
          </table:table-cell>
          <table:table-cell office:value-type="float" office:value="4855" table:style-name="ce44">
            <text:p>4,855</text:p>
          </table:table-cell>
          <table:table-cell office:value-type="float" office:value="5028" table:style-name="ce45">
            <text:p>5,028</text:p>
          </table:table-cell>
          <table:table-cell office:value-type="float" office:value="25024" table:style-name="ce44">
            <text:p>25,024</text:p>
          </table:table-cell>
          <table:table-cell office:value-type="float" office:value="5047" table:style-name="ce44">
            <text:p>5,047</text:p>
          </table:table-cell>
          <table:table-cell office:value-type="float" office:value="4957" table:style-name="ce44">
            <text:p>4,957</text:p>
          </table:table-cell>
          <table:table-cell office:value-type="float" office:value="4997" table:style-name="ce44">
            <text:p>4,997</text:p>
          </table:table-cell>
          <table:table-cell office:value-type="float" office:value="4837" table:style-name="ce44">
            <text:p>4,837</text:p>
          </table:table-cell>
          <table:table-cell office:value-type="float" office:value="5186" table:style-name="ce45">
            <text:p>5,186</text:p>
          </table:table-cell>
          <table:table-cell office:value-type="float" office:value="24057" table:style-name="ce44">
            <text:p>24,057</text:p>
          </table:table-cell>
          <table:table-cell office:value-type="float" office:value="4778" table:style-name="ce44">
            <text:p>4,778</text:p>
          </table:table-cell>
          <table:table-cell office:value-type="float" office:value="4702" table:style-name="ce44">
            <text:p>4,702</text:p>
          </table:table-cell>
          <table:table-cell office:value-type="float" office:value="4826" table:style-name="ce44">
            <text:p>4,826</text:p>
          </table:table-cell>
          <table:table-cell office:value-type="float" office:value="4774" table:style-name="ce44">
            <text:p>4,774</text:p>
          </table:table-cell>
          <table:table-cell office:value-type="float" office:value="4977" table:style-name="ce45">
            <text:p>4,977</text:p>
          </table:table-cell>
          <table:table-cell office:value-type="float" office:value="25485" table:style-name="ce44">
            <text:p>25,485</text:p>
          </table:table-cell>
          <table:table-cell office:value-type="float" office:value="5147" table:style-name="ce44">
            <text:p>5,147</text:p>
          </table:table-cell>
          <table:table-cell office:value-type="float" office:value="5212" table:style-name="ce44">
            <text:p>5,212</text:p>
          </table:table-cell>
          <table:table-cell office:value-type="float" office:value="5147" table:style-name="ce44">
            <text:p>5,147</text:p>
          </table:table-cell>
          <table:table-cell office:value-type="float" office:value="5069" table:style-name="ce44">
            <text:p>5,069</text:p>
          </table:table-cell>
          <table:table-cell office:value-type="float" office:value="4910" table:style-name="ce45">
            <text:p>4,910</text:p>
          </table:table-cell>
          <table:table-cell office:value-type="float" office:value="25974" table:style-name="ce44">
            <text:p>25,974</text:p>
          </table:table-cell>
          <table:table-cell office:value-type="float" office:value="5092" table:style-name="ce44">
            <text:p>5,092</text:p>
          </table:table-cell>
          <table:table-cell office:value-type="float" office:value="5297" table:style-name="ce44">
            <text:p>5,297</text:p>
          </table:table-cell>
          <table:table-cell office:value-type="float" office:value="5068" table:style-name="ce44">
            <text:p>5,068</text:p>
          </table:table-cell>
          <table:table-cell office:value-type="float" office:value="5289" table:style-name="ce44">
            <text:p>5,289</text:p>
          </table:table-cell>
          <table:table-cell office:value-type="float" office:value="5228" table:style-name="ce45">
            <text:p>5,228</text:p>
          </table:table-cell>
          <table:table-cell office:value-type="float" office:value="24546" table:style-name="ce44">
            <text:p>24,546</text:p>
          </table:table-cell>
          <table:table-cell office:value-type="float" office:value="4991" table:style-name="ce44">
            <text:p>4,991</text:p>
          </table:table-cell>
          <table:table-cell office:value-type="float" office:value="5189" table:style-name="ce44">
            <text:p>5,189</text:p>
          </table:table-cell>
          <table:table-cell office:value-type="float" office:value="4962" table:style-name="ce44">
            <text:p>4,962</text:p>
          </table:table-cell>
          <table:table-cell office:value-type="float" office:value="4775" table:style-name="ce44">
            <text:p>4,775</text:p>
          </table:table-cell>
          <table:table-cell office:value-type="float" office:value="4629" table:style-name="ce45">
            <text:p>4,629</text:p>
          </table:table-cell>
          <table:table-cell office:value-type="float" office:value="21067" table:style-name="ce44">
            <text:p>21,067</text:p>
          </table:table-cell>
          <table:table-cell office:value-type="float" office:value="4651" table:style-name="ce44">
            <text:p>4,651</text:p>
          </table:table-cell>
          <table:table-cell office:value-type="float" office:value="4525" table:style-name="ce44">
            <text:p>4,525</text:p>
          </table:table-cell>
          <table:table-cell office:value-type="float" office:value="4120" table:style-name="ce44">
            <text:p>4,120</text:p>
          </table:table-cell>
          <table:table-cell office:value-type="float" office:value="3880" table:style-name="ce44">
            <text:p>3,880</text:p>
          </table:table-cell>
          <table:table-cell office:value-type="float" office:value="3891" table:style-name="ce45">
            <text:p>3,891</text:p>
          </table:table-cell>
          <table:table-cell office:value-type="float" office:value="13827" table:style-name="ce44">
            <text:p>13,827</text:p>
          </table:table-cell>
          <table:table-cell office:value-type="float" office:value="3348" table:style-name="ce44">
            <text:p>3,348</text:p>
          </table:table-cell>
          <table:table-cell office:value-type="float" office:value="3208" table:style-name="ce44">
            <text:p>3,208</text:p>
          </table:table-cell>
          <table:table-cell office:value-type="float" office:value="2796" table:style-name="ce44">
            <text:p>2,796</text:p>
          </table:table-cell>
          <table:table-cell office:value-type="float" office:value="2355" table:style-name="ce44">
            <text:p>2,355</text:p>
          </table:table-cell>
          <table:table-cell office:value-type="float" office:value="2120" table:style-name="ce45">
            <text:p>2,120</text:p>
          </table:table-cell>
          <table:table-cell office:value-type="float" office:value="9076" table:style-name="ce44">
            <text:p>9,076</text:p>
          </table:table-cell>
          <table:table-cell office:value-type="float" office:value="1636" table:style-name="ce44">
            <text:p>1,636</text:p>
          </table:table-cell>
          <table:table-cell office:value-type="float" office:value="1872" table:style-name="ce44">
            <text:p>1,872</text:p>
          </table:table-cell>
          <table:table-cell office:value-type="float" office:value="1855" table:style-name="ce44">
            <text:p>1,855</text:p>
          </table:table-cell>
          <table:table-cell office:value-type="float" office:value="1910" table:style-name="ce44">
            <text:p>1,910</text:p>
          </table:table-cell>
          <table:table-cell office:value-type="float" office:value="1803" table:style-name="ce45">
            <text:p>1,803</text:p>
          </table:table-cell>
          <table:table-cell office:value-type="float" office:value="6924" table:style-name="ce44">
            <text:p>6,924</text:p>
          </table:table-cell>
          <table:table-cell office:value-type="float" office:value="1644" table:style-name="ce44">
            <text:p>1,644</text:p>
          </table:table-cell>
          <table:table-cell office:value-type="float" office:value="1517" table:style-name="ce44">
            <text:p>1,517</text:p>
          </table:table-cell>
          <table:table-cell office:value-type="float" office:value="1386" table:style-name="ce44">
            <text:p>1,386</text:p>
          </table:table-cell>
          <table:table-cell office:value-type="float" office:value="1256" table:style-name="ce44">
            <text:p>1,256</text:p>
          </table:table-cell>
          <table:table-cell office:value-type="float" office:value="1121" table:style-name="ce45">
            <text:p>1,121</text:p>
          </table:table-cell>
          <table:table-cell office:value-type="float" office:value="4100" table:style-name="ce44">
            <text:p>4,100</text:p>
          </table:table-cell>
          <table:table-cell office:value-type="float" office:value="1034" table:style-name="ce44">
            <text:p>1,034</text:p>
          </table:table-cell>
          <table:table-cell office:value-type="float" office:value="915" table:style-name="ce44">
            <text:p>915</text:p>
          </table:table-cell>
          <table:table-cell office:value-type="float" office:value="844" table:style-name="ce44">
            <text:p>844</text:p>
          </table:table-cell>
          <table:table-cell office:value-type="float" office:value="721" table:style-name="ce44">
            <text:p>721</text:p>
          </table:table-cell>
          <table:table-cell office:value-type="float" office:value="586" table:style-name="ce45">
            <text:p>586</text:p>
          </table:table-cell>
          <table:table-cell office:value-type="float" office:value="1937" table:style-name="ce44">
            <text:p>1,937</text:p>
          </table:table-cell>
          <table:table-cell office:value-type="float" office:value="549" table:style-name="ce44">
            <text:p>549</text:p>
          </table:table-cell>
          <table:table-cell office:value-type="float" office:value="471" table:style-name="ce44">
            <text:p>471</text:p>
          </table:table-cell>
          <table:table-cell office:value-type="float" office:value="333" table:style-name="ce44">
            <text:p>333</text:p>
          </table:table-cell>
          <table:table-cell office:value-type="float" office:value="308" table:style-name="ce44">
            <text:p>308</text:p>
          </table:table-cell>
          <table:table-cell office:value-type="float" office:value="276" table:style-name="ce45">
            <text:p>276</text:p>
          </table:table-cell>
          <table:table-cell office:value-type="float" office:value="506" table:style-name="ce44">
            <text:p>506</text:p>
          </table:table-cell>
          <table:table-cell office:value-type="float" office:value="198" table:style-name="ce44">
            <text:p>198</text:p>
          </table:table-cell>
          <table:table-cell office:value-type="float" office:value="105" table:style-name="ce44">
            <text:p>105</text:p>
          </table:table-cell>
          <table:table-cell office:value-type="float" office:value="88" table:style-name="ce44">
            <text:p>88</text:p>
          </table:table-cell>
          <table:table-cell office:value-type="float" office:value="70" table:style-name="ce44">
            <text:p>70</text:p>
          </table:table-cell>
          <table:table-cell office:value-type="float" office:value="45" table:style-name="ce45">
            <text:p>45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522" table:style-name="ce44">
            <text:p>163,522</text:p>
          </table:table-cell>
          <table:table-cell office:value-type="float" office:value="6057" table:style-name="ce44">
            <text:p>6,057</text:p>
          </table:table-cell>
          <table:table-cell office:value-type="float" office:value="1051" table:style-name="ce46">
            <text:p>1,051</text:p>
          </table:table-cell>
          <table:table-cell office:value-type="float" office:value="1168" table:style-name="ce46">
            <text:p>1,168</text:p>
          </table:table-cell>
          <table:table-cell office:value-type="float" office:value="1267" table:style-name="ce46">
            <text:p>1,267</text:p>
          </table:table-cell>
          <table:table-cell office:value-type="float" office:value="1247" table:style-name="ce46">
            <text:p>1,247</text:p>
          </table:table-cell>
          <table:table-cell office:value-type="float" office:value="1324" table:style-name="ce46">
            <text:p>1,324</text:p>
          </table:table-cell>
          <table:table-cell office:value-type="float" office:value="6975" table:style-name="ce46">
            <text:p>6,975</text:p>
          </table:table-cell>
          <table:table-cell office:value-type="float" office:value="1431" table:style-name="ce46">
            <text:p>1,431</text:p>
          </table:table-cell>
          <table:table-cell office:value-type="float" office:value="1391" table:style-name="ce46">
            <text:p>1,391</text:p>
          </table:table-cell>
          <table:table-cell office:value-type="float" office:value="1345" table:style-name="ce46">
            <text:p>1,345</text:p>
          </table:table-cell>
          <table:table-cell office:value-type="float" office:value="1391" table:style-name="ce46">
            <text:p>1,391</text:p>
          </table:table-cell>
          <table:table-cell office:value-type="float" office:value="1417" table:style-name="ce47">
            <text:p>1,417</text:p>
          </table:table-cell>
          <table:table-cell office:value-type="float" office:value="6753" table:style-name="ce46">
            <text:p>6,753</text:p>
          </table:table-cell>
          <table:table-cell office:value-type="float" office:value="1220" table:style-name="ce46">
            <text:p>1,220</text:p>
          </table:table-cell>
          <table:table-cell office:value-type="float" office:value="1317" table:style-name="ce46">
            <text:p>1,317</text:p>
          </table:table-cell>
          <table:table-cell office:value-type="float" office:value="1322" table:style-name="ce46">
            <text:p>1,322</text:p>
          </table:table-cell>
          <table:table-cell office:value-type="float" office:value="1418" table:style-name="ce46">
            <text:p>1,418</text:p>
          </table:table-cell>
          <table:table-cell office:value-type="float" office:value="1476" table:style-name="ce47">
            <text:p>1,476</text:p>
          </table:table-cell>
          <table:table-cell office:value-type="float" office:value="8211" table:style-name="ce46">
            <text:p>8,211</text:p>
          </table:table-cell>
          <table:table-cell office:value-type="float" office:value="1433" table:style-name="ce46">
            <text:p>1,433</text:p>
          </table:table-cell>
          <table:table-cell office:value-type="float" office:value="1543" table:style-name="ce46">
            <text:p>1,543</text:p>
          </table:table-cell>
          <table:table-cell office:value-type="float" office:value="1656" table:style-name="ce46">
            <text:p>1,656</text:p>
          </table:table-cell>
          <table:table-cell office:value-type="float" office:value="1776" table:style-name="ce46">
            <text:p>1,776</text:p>
          </table:table-cell>
          <table:table-cell office:value-type="float" office:value="1803" table:style-name="ce47">
            <text:p>1,803</text:p>
          </table:table-cell>
          <table:table-cell office:value-type="float" office:value="11072" table:style-name="ce46">
            <text:p>11,072</text:p>
          </table:table-cell>
          <table:table-cell office:value-type="float" office:value="2105" table:style-name="ce46">
            <text:p>2,105</text:p>
          </table:table-cell>
          <table:table-cell office:value-type="float" office:value="2087" table:style-name="ce46">
            <text:p>2,087</text:p>
          </table:table-cell>
          <table:table-cell office:value-type="float" office:value="2094" table:style-name="ce46">
            <text:p>2,094</text:p>
          </table:table-cell>
          <table:table-cell office:value-type="float" office:value="2310" table:style-name="ce46">
            <text:p>2,310</text:p>
          </table:table-cell>
          <table:table-cell office:value-type="float" office:value="2476" table:style-name="ce47">
            <text:p>2,476</text:p>
          </table:table-cell>
          <table:table-cell office:value-type="float" office:value="11936" table:style-name="ce46">
            <text:p>11,936</text:p>
          </table:table-cell>
          <table:table-cell office:value-type="float" office:value="2385" table:style-name="ce46">
            <text:p>2,385</text:p>
          </table:table-cell>
          <table:table-cell office:value-type="float" office:value="2392" table:style-name="ce46">
            <text:p>2,392</text:p>
          </table:table-cell>
          <table:table-cell office:value-type="float" office:value="2498" table:style-name="ce46">
            <text:p>2,498</text:p>
          </table:table-cell>
          <table:table-cell office:value-type="float" office:value="2409" table:style-name="ce46">
            <text:p>2,409</text:p>
          </table:table-cell>
          <table:table-cell office:value-type="float" office:value="2252" table:style-name="ce47">
            <text:p>2,252</text:p>
          </table:table-cell>
          <table:table-cell office:value-type="float" office:value="10713" table:style-name="ce46">
            <text:p>10,713</text:p>
          </table:table-cell>
          <table:table-cell office:value-type="float" office:value="2326" table:style-name="ce46">
            <text:p>2,326</text:p>
          </table:table-cell>
          <table:table-cell office:value-type="float" office:value="2109" table:style-name="ce46">
            <text:p>2,109</text:p>
          </table:table-cell>
          <table:table-cell office:value-type="float" office:value="2202" table:style-name="ce46">
            <text:p>2,202</text:p>
          </table:table-cell>
          <table:table-cell office:value-type="float" office:value="2052" table:style-name="ce46">
            <text:p>2,052</text:p>
          </table:table-cell>
          <table:table-cell office:value-type="float" office:value="2024" table:style-name="ce47">
            <text:p>2,024</text:p>
          </table:table-cell>
          <table:table-cell office:value-type="float" office:value="11997" table:style-name="ce46">
            <text:p>11,997</text:p>
          </table:table-cell>
          <table:table-cell office:value-type="float" office:value="2142" table:style-name="ce46">
            <text:p>2,142</text:p>
          </table:table-cell>
          <table:table-cell office:value-type="float" office:value="2365" table:style-name="ce46">
            <text:p>2,365</text:p>
          </table:table-cell>
          <table:table-cell office:value-type="float" office:value="2372" table:style-name="ce46">
            <text:p>2,372</text:p>
          </table:table-cell>
          <table:table-cell office:value-type="float" office:value="2538" table:style-name="ce46">
            <text:p>2,538</text:p>
          </table:table-cell>
          <table:table-cell office:value-type="float" office:value="2580" table:style-name="ce47">
            <text:p>2,580</text:p>
          </table:table-cell>
          <table:table-cell office:value-type="float" office:value="12833" table:style-name="ce46">
            <text:p>12,833</text:p>
          </table:table-cell>
          <table:table-cell office:value-type="float" office:value="2586" table:style-name="ce46">
            <text:p>2,586</text:p>
          </table:table-cell>
          <table:table-cell office:value-type="float" office:value="2573" table:style-name="ce46">
            <text:p>2,573</text:p>
          </table:table-cell>
          <table:table-cell office:value-type="float" office:value="2571" table:style-name="ce46">
            <text:p>2,571</text:p>
          </table:table-cell>
          <table:table-cell office:value-type="float" office:value="2484" table:style-name="ce46">
            <text:p>2,484</text:p>
          </table:table-cell>
          <table:table-cell office:value-type="float" office:value="2619" table:style-name="ce47">
            <text:p>2,619</text:p>
          </table:table-cell>
          <table:table-cell office:value-type="float" office:value="12007" table:style-name="ce46">
            <text:p>12,007</text:p>
          </table:table-cell>
          <table:table-cell office:value-type="float" office:value="2388" table:style-name="ce46">
            <text:p>2,388</text:p>
          </table:table-cell>
          <table:table-cell office:value-type="float" office:value="2367" table:style-name="ce46">
            <text:p>2,367</text:p>
          </table:table-cell>
          <table:table-cell office:value-type="float" office:value="2402" table:style-name="ce46">
            <text:p>2,402</text:p>
          </table:table-cell>
          <table:table-cell office:value-type="float" office:value="2368" table:style-name="ce46">
            <text:p>2,368</text:p>
          </table:table-cell>
          <table:table-cell office:value-type="float" office:value="2482" table:style-name="ce47">
            <text:p>2,482</text:p>
          </table:table-cell>
          <table:table-cell office:value-type="float" office:value="13196" table:style-name="ce46">
            <text:p>13,196</text:p>
          </table:table-cell>
          <table:table-cell office:value-type="float" office:value="2545" table:style-name="ce46">
            <text:p>2,545</text:p>
          </table:table-cell>
          <table:table-cell office:value-type="float" office:value="2725" table:style-name="ce46">
            <text:p>2,725</text:p>
          </table:table-cell>
          <table:table-cell office:value-type="float" office:value="2654" table:style-name="ce46">
            <text:p>2,654</text:p>
          </table:table-cell>
          <table:table-cell office:value-type="float" office:value="2662" table:style-name="ce46">
            <text:p>2,662</text:p>
          </table:table-cell>
          <table:table-cell office:value-type="float" office:value="2610" table:style-name="ce47">
            <text:p>2,610</text:p>
          </table:table-cell>
          <table:table-cell office:value-type="float" office:value="13211" table:style-name="ce46">
            <text:p>13,211</text:p>
          </table:table-cell>
          <table:table-cell office:value-type="float" office:value="2654" table:style-name="ce46">
            <text:p>2,654</text:p>
          </table:table-cell>
          <table:table-cell office:value-type="float" office:value="2690" table:style-name="ce46">
            <text:p>2,690</text:p>
          </table:table-cell>
          <table:table-cell office:value-type="float" office:value="2580" table:style-name="ce46">
            <text:p>2,580</text:p>
          </table:table-cell>
          <table:table-cell office:value-type="float" office:value="2695" table:style-name="ce46">
            <text:p>2,695</text:p>
          </table:table-cell>
          <table:table-cell office:value-type="float" office:value="2592" table:style-name="ce47">
            <text:p>2,592</text:p>
          </table:table-cell>
          <table:table-cell office:value-type="float" office:value="12111" table:style-name="ce46">
            <text:p>12,111</text:p>
          </table:table-cell>
          <table:table-cell office:value-type="float" office:value="2479" table:style-name="ce46">
            <text:p>2,479</text:p>
          </table:table-cell>
          <table:table-cell office:value-type="float" office:value="2600" table:style-name="ce46">
            <text:p>2,600</text:p>
          </table:table-cell>
          <table:table-cell office:value-type="float" office:value="2393" table:style-name="ce46">
            <text:p>2,393</text:p>
          </table:table-cell>
          <table:table-cell office:value-type="float" office:value="2371" table:style-name="ce46">
            <text:p>2,371</text:p>
          </table:table-cell>
          <table:table-cell office:value-type="float" office:value="2268" table:style-name="ce47">
            <text:p>2,268</text:p>
          </table:table-cell>
          <table:table-cell office:value-type="float" office:value="10335" table:style-name="ce46">
            <text:p>10,335</text:p>
          </table:table-cell>
          <table:table-cell office:value-type="float" office:value="2287" table:style-name="ce46">
            <text:p>2,287</text:p>
          </table:table-cell>
          <table:table-cell office:value-type="float" office:value="2269" table:style-name="ce46">
            <text:p>2,269</text:p>
          </table:table-cell>
          <table:table-cell office:value-type="float" office:value="2052" table:style-name="ce46">
            <text:p>2,052</text:p>
          </table:table-cell>
          <table:table-cell office:value-type="float" office:value="1849" table:style-name="ce46">
            <text:p>1,849</text:p>
          </table:table-cell>
          <table:table-cell office:value-type="float" office:value="1878" table:style-name="ce47">
            <text:p>1,878</text:p>
          </table:table-cell>
          <table:table-cell office:value-type="float" office:value="6424" table:style-name="ce46">
            <text:p>6,424</text:p>
          </table:table-cell>
          <table:table-cell office:value-type="float" office:value="1599" table:style-name="ce46">
            <text:p>1,599</text:p>
          </table:table-cell>
          <table:table-cell office:value-type="float" office:value="1501" table:style-name="ce46">
            <text:p>1,501</text:p>
          </table:table-cell>
          <table:table-cell office:value-type="float" office:value="1252" table:style-name="ce46">
            <text:p>1,252</text:p>
          </table:table-cell>
          <table:table-cell office:value-type="float" office:value="1087" table:style-name="ce46">
            <text:p>1,087</text:p>
          </table:table-cell>
          <table:table-cell office:value-type="float" office:value="985" table:style-name="ce47">
            <text:p>985</text:p>
          </table:table-cell>
          <table:table-cell office:value-type="float" office:value="3934" table:style-name="ce46">
            <text:p>3,934</text:p>
          </table:table-cell>
          <table:table-cell office:value-type="float" office:value="719" table:style-name="ce46">
            <text:p>719</text:p>
          </table:table-cell>
          <table:table-cell office:value-type="float" office:value="820" table:style-name="ce46">
            <text:p>820</text:p>
          </table:table-cell>
          <table:table-cell office:value-type="float" office:value="797" table:style-name="ce46">
            <text:p>797</text:p>
          </table:table-cell>
          <table:table-cell office:value-type="float" office:value="828" table:style-name="ce46">
            <text:p>828</text:p>
          </table:table-cell>
          <table:table-cell office:value-type="float" office:value="770" table:style-name="ce47">
            <text:p>770</text:p>
          </table:table-cell>
          <table:table-cell office:value-type="float" office:value="2889" table:style-name="ce46">
            <text:p>2,889</text:p>
          </table:table-cell>
          <table:table-cell office:value-type="float" office:value="703" table:style-name="ce46">
            <text:p>703</text:p>
          </table:table-cell>
          <table:table-cell office:value-type="float" office:value="624" table:style-name="ce46">
            <text:p>624</text:p>
          </table:table-cell>
          <table:table-cell office:value-type="float" office:value="575" table:style-name="ce46">
            <text:p>575</text:p>
          </table:table-cell>
          <table:table-cell office:value-type="float" office:value="531" table:style-name="ce46">
            <text:p>531</text:p>
          </table:table-cell>
          <table:table-cell office:value-type="float" office:value="456" table:style-name="ce47">
            <text:p>456</text:p>
          </table:table-cell>
          <table:table-cell office:value-type="float" office:value="1691" table:style-name="ce46">
            <text:p>1,691</text:p>
          </table:table-cell>
          <table:table-cell office:value-type="float" office:value="425" table:style-name="ce46">
            <text:p>425</text:p>
          </table:table-cell>
          <table:table-cell office:value-type="float" office:value="373" table:style-name="ce46">
            <text:p>373</text:p>
          </table:table-cell>
          <table:table-cell office:value-type="float" office:value="325" table:style-name="ce46">
            <text:p>325</text:p>
          </table:table-cell>
          <table:table-cell office:value-type="float" office:value="320" table:style-name="ce46">
            <text:p>320</text:p>
          </table:table-cell>
          <table:table-cell office:value-type="float" office:value="248" table:style-name="ce47">
            <text:p>248</text:p>
          </table:table-cell>
          <table:table-cell office:value-type="float" office:value="881" table:style-name="ce46">
            <text:p>881</text:p>
          </table:table-cell>
          <table:table-cell office:value-type="float" office:value="235" table:style-name="ce46">
            <text:p>235</text:p>
          </table:table-cell>
          <table:table-cell office:value-type="float" office:value="203" table:style-name="ce46">
            <text:p>203</text:p>
          </table:table-cell>
          <table:table-cell office:value-type="float" office:value="150" table:style-name="ce46">
            <text:p>150</text:p>
          </table:table-cell>
          <table:table-cell office:value-type="float" office:value="158" table:style-name="ce46">
            <text:p>158</text:p>
          </table:table-cell>
          <table:table-cell office:value-type="float" office:value="135" table:style-name="ce47">
            <text:p>135</text:p>
          </table:table-cell>
          <table:table-cell office:value-type="float" office:value="251" table:style-name="ce46">
            <text:p>251</text:p>
          </table:table-cell>
          <table:table-cell office:value-type="float" office:value="102" table:style-name="ce46">
            <text:p>102</text:p>
          </table:table-cell>
          <table:table-cell office:value-type="float" office:value="55" table:style-name="ce46">
            <text:p>55</text:p>
          </table:table-cell>
          <table:table-cell office:value-type="float" office:value="40" table:style-name="ce46">
            <text:p>40</text:p>
          </table:table-cell>
          <table:table-cell office:value-type="float" office:value="32" table:style-name="ce46">
            <text:p>32</text:p>
          </table:table-cell>
          <table:table-cell office:value-type="float" office:value="22" table:style-name="ce47">
            <text:p>22</text:p>
          </table:table-cell>
          <table:table-cell office:value-type="float" office:value="45" table:style-name="ce46">
            <text:p>4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919" table:style-name="ce48">
            <text:p>159,919</text:p>
          </table:table-cell>
          <table:table-cell office:value-type="float" office:value="5577" table:style-name="ce49">
            <text:p>5,577</text:p>
          </table:table-cell>
          <table:table-cell office:value-type="float" office:value="959" table:style-name="ce50">
            <text:p>959</text:p>
          </table:table-cell>
          <table:table-cell office:value-type="float" office:value="1071" table:style-name="ce50">
            <text:p>1,071</text:p>
          </table:table-cell>
          <table:table-cell office:value-type="float" office:value="1139" table:style-name="ce50">
            <text:p>1,139</text:p>
          </table:table-cell>
          <table:table-cell office:value-type="float" office:value="1148" table:style-name="ce50">
            <text:p>1,148</text:p>
          </table:table-cell>
          <table:table-cell office:value-type="float" office:value="1260" table:style-name="ce50">
            <text:p>1,260</text:p>
          </table:table-cell>
          <table:table-cell office:value-type="float" office:value="6332" table:style-name="ce50">
            <text:p>6,332</text:p>
          </table:table-cell>
          <table:table-cell office:value-type="float" office:value="1322" table:style-name="ce50">
            <text:p>1,322</text:p>
          </table:table-cell>
          <table:table-cell office:value-type="float" office:value="1253" table:style-name="ce50">
            <text:p>1,253</text:p>
          </table:table-cell>
          <table:table-cell office:value-type="float" office:value="1232" table:style-name="ce50">
            <text:p>1,232</text:p>
          </table:table-cell>
          <table:table-cell office:value-type="float" office:value="1313" table:style-name="ce50">
            <text:p>1,313</text:p>
          </table:table-cell>
          <table:table-cell office:value-type="float" office:value="1212" table:style-name="ce51">
            <text:p>1,212</text:p>
          </table:table-cell>
          <table:table-cell office:value-type="float" office:value="5970" table:style-name="ce50">
            <text:p>5,970</text:p>
          </table:table-cell>
          <table:table-cell office:value-type="float" office:value="1047" table:style-name="ce50">
            <text:p>1,047</text:p>
          </table:table-cell>
          <table:table-cell office:value-type="float" office:value="1191" table:style-name="ce50">
            <text:p>1,191</text:p>
          </table:table-cell>
          <table:table-cell office:value-type="float" office:value="1212" table:style-name="ce50">
            <text:p>1,212</text:p>
          </table:table-cell>
          <table:table-cell office:value-type="float" office:value="1248" table:style-name="ce50">
            <text:p>1,248</text:p>
          </table:table-cell>
          <table:table-cell office:value-type="float" office:value="1272" table:style-name="ce51">
            <text:p>1,272</text:p>
          </table:table-cell>
          <table:table-cell office:value-type="float" office:value="7551" table:style-name="ce50">
            <text:p>7,551</text:p>
          </table:table-cell>
          <table:table-cell office:value-type="float" office:value="1332" table:style-name="ce50">
            <text:p>1,332</text:p>
          </table:table-cell>
          <table:table-cell office:value-type="float" office:value="1436" table:style-name="ce50">
            <text:p>1,436</text:p>
          </table:table-cell>
          <table:table-cell office:value-type="float" office:value="1459" table:style-name="ce50">
            <text:p>1,459</text:p>
          </table:table-cell>
          <table:table-cell office:value-type="float" office:value="1589" table:style-name="ce50">
            <text:p>1,589</text:p>
          </table:table-cell>
          <table:table-cell office:value-type="float" office:value="1735" table:style-name="ce51">
            <text:p>1,735</text:p>
          </table:table-cell>
          <table:table-cell office:value-type="float" office:value="10079" table:style-name="ce50">
            <text:p>10,079</text:p>
          </table:table-cell>
          <table:table-cell office:value-type="float" office:value="1916" table:style-name="ce50">
            <text:p>1,916</text:p>
          </table:table-cell>
          <table:table-cell office:value-type="float" office:value="2006" table:style-name="ce50">
            <text:p>2,006</text:p>
          </table:table-cell>
          <table:table-cell office:value-type="float" office:value="1769" table:style-name="ce50">
            <text:p>1,769</text:p>
          </table:table-cell>
          <table:table-cell office:value-type="float" office:value="2118" table:style-name="ce50">
            <text:p>2,118</text:p>
          </table:table-cell>
          <table:table-cell office:value-type="float" office:value="2270" table:style-name="ce51">
            <text:p>2,270</text:p>
          </table:table-cell>
          <table:table-cell office:value-type="float" office:value="10973" table:style-name="ce50">
            <text:p>10,973</text:p>
          </table:table-cell>
          <table:table-cell office:value-type="float" office:value="2234" table:style-name="ce50">
            <text:p>2,234</text:p>
          </table:table-cell>
          <table:table-cell office:value-type="float" office:value="2268" table:style-name="ce50">
            <text:p>2,268</text:p>
          </table:table-cell>
          <table:table-cell office:value-type="float" office:value="2282" table:style-name="ce50">
            <text:p>2,282</text:p>
          </table:table-cell>
          <table:table-cell office:value-type="float" office:value="2074" table:style-name="ce50">
            <text:p>2,074</text:p>
          </table:table-cell>
          <table:table-cell office:value-type="float" office:value="2115" table:style-name="ce51">
            <text:p>2,115</text:p>
          </table:table-cell>
          <table:table-cell office:value-type="float" office:value="9549" table:style-name="ce50">
            <text:p>9,549</text:p>
          </table:table-cell>
          <table:table-cell office:value-type="float" office:value="2103" table:style-name="ce50">
            <text:p>2,103</text:p>
          </table:table-cell>
          <table:table-cell office:value-type="float" office:value="1944" table:style-name="ce50">
            <text:p>1,944</text:p>
          </table:table-cell>
          <table:table-cell office:value-type="float" office:value="1939" table:style-name="ce50">
            <text:p>1,939</text:p>
          </table:table-cell>
          <table:table-cell office:value-type="float" office:value="1833" table:style-name="ce50">
            <text:p>1,833</text:p>
          </table:table-cell>
          <table:table-cell office:value-type="float" office:value="1730" table:style-name="ce51">
            <text:p>1,730</text:p>
          </table:table-cell>
          <table:table-cell office:value-type="float" office:value="11092" table:style-name="ce50">
            <text:p>11,092</text:p>
          </table:table-cell>
          <table:table-cell office:value-type="float" office:value="1938" table:style-name="ce50">
            <text:p>1,938</text:p>
          </table:table-cell>
          <table:table-cell office:value-type="float" office:value="2154" table:style-name="ce50">
            <text:p>2,154</text:p>
          </table:table-cell>
          <table:table-cell office:value-type="float" office:value="2235" table:style-name="ce50">
            <text:p>2,235</text:p>
          </table:table-cell>
          <table:table-cell office:value-type="float" office:value="2317" table:style-name="ce50">
            <text:p>2,317</text:p>
          </table:table-cell>
          <table:table-cell office:value-type="float" office:value="2448" table:style-name="ce51">
            <text:p>2,448</text:p>
          </table:table-cell>
          <table:table-cell office:value-type="float" office:value="12191" table:style-name="ce50">
            <text:p>12,191</text:p>
          </table:table-cell>
          <table:table-cell office:value-type="float" office:value="2461" table:style-name="ce50">
            <text:p>2,461</text:p>
          </table:table-cell>
          <table:table-cell office:value-type="float" office:value="2384" table:style-name="ce50">
            <text:p>2,384</text:p>
          </table:table-cell>
          <table:table-cell office:value-type="float" office:value="2426" table:style-name="ce50">
            <text:p>2,426</text:p>
          </table:table-cell>
          <table:table-cell office:value-type="float" office:value="2353" table:style-name="ce50">
            <text:p>2,353</text:p>
          </table:table-cell>
          <table:table-cell office:value-type="float" office:value="2567" table:style-name="ce51">
            <text:p>2,567</text:p>
          </table:table-cell>
          <table:table-cell office:value-type="float" office:value="12050" table:style-name="ce50">
            <text:p>12,050</text:p>
          </table:table-cell>
          <table:table-cell office:value-type="float" office:value="2390" table:style-name="ce50">
            <text:p>2,390</text:p>
          </table:table-cell>
          <table:table-cell office:value-type="float" office:value="2335" table:style-name="ce50">
            <text:p>2,335</text:p>
          </table:table-cell>
          <table:table-cell office:value-type="float" office:value="2424" table:style-name="ce50">
            <text:p>2,424</text:p>
          </table:table-cell>
          <table:table-cell office:value-type="float" office:value="2406" table:style-name="ce50">
            <text:p>2,406</text:p>
          </table:table-cell>
          <table:table-cell office:value-type="float" office:value="2495" table:style-name="ce51">
            <text:p>2,495</text:p>
          </table:table-cell>
          <table:table-cell office:value-type="float" office:value="12289" table:style-name="ce50">
            <text:p>12,289</text:p>
          </table:table-cell>
          <table:table-cell office:value-type="float" office:value="2602" table:style-name="ce50">
            <text:p>2,602</text:p>
          </table:table-cell>
          <table:table-cell office:value-type="float" office:value="2487" table:style-name="ce50">
            <text:p>2,487</text:p>
          </table:table-cell>
          <table:table-cell office:value-type="float" office:value="2493" table:style-name="ce50">
            <text:p>2,493</text:p>
          </table:table-cell>
          <table:table-cell office:value-type="float" office:value="2407" table:style-name="ce50">
            <text:p>2,407</text:p>
          </table:table-cell>
          <table:table-cell office:value-type="float" office:value="2300" table:style-name="ce51">
            <text:p>2,300</text:p>
          </table:table-cell>
          <table:table-cell office:value-type="float" office:value="12763" table:style-name="ce50">
            <text:p>12,763</text:p>
          </table:table-cell>
          <table:table-cell office:value-type="float" office:value="2438" table:style-name="ce50">
            <text:p>2,438</text:p>
          </table:table-cell>
          <table:table-cell office:value-type="float" office:value="2607" table:style-name="ce50">
            <text:p>2,607</text:p>
          </table:table-cell>
          <table:table-cell office:value-type="float" office:value="2488" table:style-name="ce50">
            <text:p>2,488</text:p>
          </table:table-cell>
          <table:table-cell office:value-type="float" office:value="2594" table:style-name="ce50">
            <text:p>2,594</text:p>
          </table:table-cell>
          <table:table-cell office:value-type="float" office:value="2636" table:style-name="ce51">
            <text:p>2,636</text:p>
          </table:table-cell>
          <table:table-cell office:value-type="float" office:value="12435" table:style-name="ce50">
            <text:p>12,435</text:p>
          </table:table-cell>
          <table:table-cell office:value-type="float" office:value="2512" table:style-name="ce50">
            <text:p>2,512</text:p>
          </table:table-cell>
          <table:table-cell office:value-type="float" office:value="2589" table:style-name="ce50">
            <text:p>2,589</text:p>
          </table:table-cell>
          <table:table-cell office:value-type="float" office:value="2569" table:style-name="ce50">
            <text:p>2,569</text:p>
          </table:table-cell>
          <table:table-cell office:value-type="float" office:value="2404" table:style-name="ce50">
            <text:p>2,404</text:p>
          </table:table-cell>
          <table:table-cell office:value-type="float" office:value="2361" table:style-name="ce51">
            <text:p>2,361</text:p>
          </table:table-cell>
          <table:table-cell office:value-type="float" office:value="10732" table:style-name="ce50">
            <text:p>10,732</text:p>
          </table:table-cell>
          <table:table-cell office:value-type="float" office:value="2364" table:style-name="ce50">
            <text:p>2,364</text:p>
          </table:table-cell>
          <table:table-cell office:value-type="float" office:value="2256" table:style-name="ce50">
            <text:p>2,256</text:p>
          </table:table-cell>
          <table:table-cell office:value-type="float" office:value="2068" table:style-name="ce50">
            <text:p>2,068</text:p>
          </table:table-cell>
          <table:table-cell office:value-type="float" office:value="2031" table:style-name="ce50">
            <text:p>2,031</text:p>
          </table:table-cell>
          <table:table-cell office:value-type="float" office:value="2013" table:style-name="ce51">
            <text:p>2,013</text:p>
          </table:table-cell>
          <table:table-cell office:value-type="float" office:value="7403" table:style-name="ce50">
            <text:p>7,403</text:p>
          </table:table-cell>
          <table:table-cell office:value-type="float" office:value="1749" table:style-name="ce50">
            <text:p>1,749</text:p>
          </table:table-cell>
          <table:table-cell office:value-type="float" office:value="1707" table:style-name="ce50">
            <text:p>1,707</text:p>
          </table:table-cell>
          <table:table-cell office:value-type="float" office:value="1544" table:style-name="ce50">
            <text:p>1,544</text:p>
          </table:table-cell>
          <table:table-cell office:value-type="float" office:value="1268" table:style-name="ce50">
            <text:p>1,268</text:p>
          </table:table-cell>
          <table:table-cell office:value-type="float" office:value="1135" table:style-name="ce51">
            <text:p>1,135</text:p>
          </table:table-cell>
          <table:table-cell office:value-type="float" office:value="5142" table:style-name="ce50">
            <text:p>5,142</text:p>
          </table:table-cell>
          <table:table-cell office:value-type="float" office:value="917" table:style-name="ce50">
            <text:p>917</text:p>
          </table:table-cell>
          <table:table-cell office:value-type="float" office:value="1052" table:style-name="ce50">
            <text:p>1,052</text:p>
          </table:table-cell>
          <table:table-cell office:value-type="float" office:value="1058" table:style-name="ce50">
            <text:p>1,058</text:p>
          </table:table-cell>
          <table:table-cell office:value-type="float" office:value="1082" table:style-name="ce50">
            <text:p>1,082</text:p>
          </table:table-cell>
          <table:table-cell office:value-type="float" office:value="1033" table:style-name="ce51">
            <text:p>1,033</text:p>
          </table:table-cell>
          <table:table-cell office:value-type="float" office:value="4035" table:style-name="ce50">
            <text:p>4,035</text:p>
          </table:table-cell>
          <table:table-cell office:value-type="float" office:value="941" table:style-name="ce50">
            <text:p>941</text:p>
          </table:table-cell>
          <table:table-cell office:value-type="float" office:value="893" table:style-name="ce50">
            <text:p>893</text:p>
          </table:table-cell>
          <table:table-cell office:value-type="float" office:value="811" table:style-name="ce50">
            <text:p>811</text:p>
          </table:table-cell>
          <table:table-cell office:value-type="float" office:value="725" table:style-name="ce50">
            <text:p>725</text:p>
          </table:table-cell>
          <table:table-cell office:value-type="float" office:value="665" table:style-name="ce51">
            <text:p>665</text:p>
          </table:table-cell>
          <table:table-cell office:value-type="float" office:value="2409" table:style-name="ce50">
            <text:p>2,409</text:p>
          </table:table-cell>
          <table:table-cell office:value-type="float" office:value="609" table:style-name="ce50">
            <text:p>609</text:p>
          </table:table-cell>
          <table:table-cell office:value-type="float" office:value="542" table:style-name="ce50">
            <text:p>542</text:p>
          </table:table-cell>
          <table:table-cell office:value-type="float" office:value="519" table:style-name="ce50">
            <text:p>519</text:p>
          </table:table-cell>
          <table:table-cell office:value-type="float" office:value="401" table:style-name="ce50">
            <text:p>401</text:p>
          </table:table-cell>
          <table:table-cell office:value-type="float" office:value="338" table:style-name="ce51">
            <text:p>338</text:p>
          </table:table-cell>
          <table:table-cell office:value-type="float" office:value="1056" table:style-name="ce50">
            <text:p>1,056</text:p>
          </table:table-cell>
          <table:table-cell office:value-type="float" office:value="314" table:style-name="ce50">
            <text:p>314</text:p>
          </table:table-cell>
          <table:table-cell office:value-type="float" office:value="268" table:style-name="ce50">
            <text:p>268</text:p>
          </table:table-cell>
          <table:table-cell office:value-type="float" office:value="183" table:style-name="ce50">
            <text:p>183</text:p>
          </table:table-cell>
          <table:table-cell office:value-type="float" office:value="150" table:style-name="ce50">
            <text:p>150</text:p>
          </table:table-cell>
          <table:table-cell office:value-type="float" office:value="141" table:style-name="ce51">
            <text:p>141</text:p>
          </table:table-cell>
          <table:table-cell office:value-type="float" office:value="255" table:style-name="ce50">
            <text:p>255</text:p>
          </table:table-cell>
          <table:table-cell office:value-type="float" office:value="96" table:style-name="ce50">
            <text:p>96</text:p>
          </table:table-cell>
          <table:table-cell office:value-type="float" office:value="50" table:style-name="ce50">
            <text:p>50</text:p>
          </table:table-cell>
          <table:table-cell office:value-type="float" office:value="48" table:style-name="ce50">
            <text:p>48</text:p>
          </table:table-cell>
          <table:table-cell office:value-type="float" office:value="38" table:style-name="ce50">
            <text:p>38</text:p>
          </table:table-cell>
          <table:table-cell office:value-type="float" office:value="23" table:style-name="ce51">
            <text:p>23</text:p>
          </table:table-cell>
          <table:table-cell office:value-type="float" office:value="36" table:style-name="ce50">
            <text:p>3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905" table:style-name="ce44">
            <text:p>105,905</text:p>
          </table:table-cell>
          <table:table-cell office:value-type="float" office:value="4246" table:style-name="ce44">
            <text:p>4,246</text:p>
          </table:table-cell>
          <table:table-cell office:value-type="float" office:value="849" table:style-name="ce44">
            <text:p>849</text:p>
          </table:table-cell>
          <table:table-cell office:value-type="float" office:value="917" table:style-name="ce44">
            <text:p>917</text:p>
          </table:table-cell>
          <table:table-cell office:value-type="float" office:value="796" table:style-name="ce44">
            <text:p>796</text:p>
          </table:table-cell>
          <table:table-cell office:value-type="float" office:value="850" table:style-name="ce44">
            <text:p>850</text:p>
          </table:table-cell>
          <table:table-cell office:value-type="float" office:value="834" table:style-name="ce44">
            <text:p>834</text:p>
          </table:table-cell>
          <table:table-cell office:value-type="float" office:value="3331" table:style-name="ce44">
            <text:p>3,331</text:p>
          </table:table-cell>
          <table:table-cell office:value-type="float" office:value="691" table:style-name="ce44">
            <text:p>691</text:p>
          </table:table-cell>
          <table:table-cell office:value-type="float" office:value="650" table:style-name="ce44">
            <text:p>650</text:p>
          </table:table-cell>
          <table:table-cell office:value-type="float" office:value="623" table:style-name="ce44">
            <text:p>623</text:p>
          </table:table-cell>
          <table:table-cell office:value-type="float" office:value="724" table:style-name="ce44">
            <text:p>724</text:p>
          </table:table-cell>
          <table:table-cell office:value-type="float" office:value="643" table:style-name="ce45">
            <text:p>643</text:p>
          </table:table-cell>
          <table:table-cell office:value-type="float" office:value="3160" table:style-name="ce44">
            <text:p>3,160</text:p>
          </table:table-cell>
          <table:table-cell office:value-type="float" office:value="555" table:style-name="ce44">
            <text:p>555</text:p>
          </table:table-cell>
          <table:table-cell office:value-type="float" office:value="640" table:style-name="ce44">
            <text:p>640</text:p>
          </table:table-cell>
          <table:table-cell office:value-type="float" office:value="569" table:style-name="ce44">
            <text:p>569</text:p>
          </table:table-cell>
          <table:table-cell office:value-type="float" office:value="676" table:style-name="ce44">
            <text:p>676</text:p>
          </table:table-cell>
          <table:table-cell office:value-type="float" office:value="720" table:style-name="ce45">
            <text:p>720</text:p>
          </table:table-cell>
          <table:table-cell office:value-type="float" office:value="5087" table:style-name="ce44">
            <text:p>5,087</text:p>
          </table:table-cell>
          <table:table-cell office:value-type="float" office:value="748" table:style-name="ce44">
            <text:p>748</text:p>
          </table:table-cell>
          <table:table-cell office:value-type="float" office:value="853" table:style-name="ce44">
            <text:p>853</text:p>
          </table:table-cell>
          <table:table-cell office:value-type="float" office:value="919" table:style-name="ce44">
            <text:p>919</text:p>
          </table:table-cell>
          <table:table-cell office:value-type="float" office:value="1128" table:style-name="ce44">
            <text:p>1,128</text:p>
          </table:table-cell>
          <table:table-cell office:value-type="float" office:value="1439" table:style-name="ce45">
            <text:p>1,439</text:p>
          </table:table-cell>
          <table:table-cell office:value-type="float" office:value="8358" table:style-name="ce44">
            <text:p>8,358</text:p>
          </table:table-cell>
          <table:table-cell office:value-type="float" office:value="1863" table:style-name="ce44">
            <text:p>1,863</text:p>
          </table:table-cell>
          <table:table-cell office:value-type="float" office:value="1635" table:style-name="ce44">
            <text:p>1,635</text:p>
          </table:table-cell>
          <table:table-cell office:value-type="float" office:value="1611" table:style-name="ce44">
            <text:p>1,611</text:p>
          </table:table-cell>
          <table:table-cell office:value-type="float" office:value="1649" table:style-name="ce44">
            <text:p>1,649</text:p>
          </table:table-cell>
          <table:table-cell office:value-type="float" office:value="1600" table:style-name="ce45">
            <text:p>1,600</text:p>
          </table:table-cell>
          <table:table-cell office:value-type="float" office:value="8193" table:style-name="ce44">
            <text:p>8,193</text:p>
          </table:table-cell>
          <table:table-cell office:value-type="float" office:value="1699" table:style-name="ce44">
            <text:p>1,699</text:p>
          </table:table-cell>
          <table:table-cell office:value-type="float" office:value="1598" table:style-name="ce44">
            <text:p>1,598</text:p>
          </table:table-cell>
          <table:table-cell office:value-type="float" office:value="1625" table:style-name="ce44">
            <text:p>1,625</text:p>
          </table:table-cell>
          <table:table-cell office:value-type="float" office:value="1709" table:style-name="ce44">
            <text:p>1,709</text:p>
          </table:table-cell>
          <table:table-cell office:value-type="float" office:value="1562" table:style-name="ce45">
            <text:p>1,562</text:p>
          </table:table-cell>
          <table:table-cell office:value-type="float" office:value="7481" table:style-name="ce44">
            <text:p>7,481</text:p>
          </table:table-cell>
          <table:table-cell office:value-type="float" office:value="1543" table:style-name="ce44">
            <text:p>1,543</text:p>
          </table:table-cell>
          <table:table-cell office:value-type="float" office:value="1404" table:style-name="ce44">
            <text:p>1,404</text:p>
          </table:table-cell>
          <table:table-cell office:value-type="float" office:value="1601" table:style-name="ce44">
            <text:p>1,601</text:p>
          </table:table-cell>
          <table:table-cell office:value-type="float" office:value="1523" table:style-name="ce44">
            <text:p>1,523</text:p>
          </table:table-cell>
          <table:table-cell office:value-type="float" office:value="1410" table:style-name="ce45">
            <text:p>1,410</text:p>
          </table:table-cell>
          <table:table-cell office:value-type="float" office:value="8106" table:style-name="ce44">
            <text:p>8,106</text:p>
          </table:table-cell>
          <table:table-cell office:value-type="float" office:value="1475" table:style-name="ce44">
            <text:p>1,475</text:p>
          </table:table-cell>
          <table:table-cell office:value-type="float" office:value="1631" table:style-name="ce44">
            <text:p>1,631</text:p>
          </table:table-cell>
          <table:table-cell office:value-type="float" office:value="1654" table:style-name="ce44">
            <text:p>1,654</text:p>
          </table:table-cell>
          <table:table-cell office:value-type="float" office:value="1639" table:style-name="ce44">
            <text:p>1,639</text:p>
          </table:table-cell>
          <table:table-cell office:value-type="float" office:value="1707" table:style-name="ce45">
            <text:p>1,707</text:p>
          </table:table-cell>
          <table:table-cell office:value-type="float" office:value="8376" table:style-name="ce44">
            <text:p>8,376</text:p>
          </table:table-cell>
          <table:table-cell office:value-type="float" office:value="1708" table:style-name="ce44">
            <text:p>1,708</text:p>
          </table:table-cell>
          <table:table-cell office:value-type="float" office:value="1692" table:style-name="ce44">
            <text:p>1,692</text:p>
          </table:table-cell>
          <table:table-cell office:value-type="float" office:value="1700" table:style-name="ce44">
            <text:p>1,700</text:p>
          </table:table-cell>
          <table:table-cell office:value-type="float" office:value="1497" table:style-name="ce44">
            <text:p>1,497</text:p>
          </table:table-cell>
          <table:table-cell office:value-type="float" office:value="1779" table:style-name="ce45">
            <text:p>1,779</text:p>
          </table:table-cell>
          <table:table-cell office:value-type="float" office:value="7646" table:style-name="ce44">
            <text:p>7,646</text:p>
          </table:table-cell>
          <table:table-cell office:value-type="float" office:value="1507" table:style-name="ce44">
            <text:p>1,507</text:p>
          </table:table-cell>
          <table:table-cell office:value-type="float" office:value="1601" table:style-name="ce44">
            <text:p>1,601</text:p>
          </table:table-cell>
          <table:table-cell office:value-type="float" office:value="1500" table:style-name="ce44">
            <text:p>1,500</text:p>
          </table:table-cell>
          <table:table-cell office:value-type="float" office:value="1481" table:style-name="ce44">
            <text:p>1,481</text:p>
          </table:table-cell>
          <table:table-cell office:value-type="float" office:value="1557" table:style-name="ce45">
            <text:p>1,557</text:p>
          </table:table-cell>
          <table:table-cell office:value-type="float" office:value="7991" table:style-name="ce44">
            <text:p>7,991</text:p>
          </table:table-cell>
          <table:table-cell office:value-type="float" office:value="1571" table:style-name="ce44">
            <text:p>1,571</text:p>
          </table:table-cell>
          <table:table-cell office:value-type="float" office:value="1534" table:style-name="ce44">
            <text:p>1,534</text:p>
          </table:table-cell>
          <table:table-cell office:value-type="float" office:value="1640" table:style-name="ce44">
            <text:p>1,640</text:p>
          </table:table-cell>
          <table:table-cell office:value-type="float" office:value="1619" table:style-name="ce44">
            <text:p>1,619</text:p>
          </table:table-cell>
          <table:table-cell office:value-type="float" office:value="1627" table:style-name="ce45">
            <text:p>1,627</text:p>
          </table:table-cell>
          <table:table-cell office:value-type="float" office:value="8135" table:style-name="ce44">
            <text:p>8,135</text:p>
          </table:table-cell>
          <table:table-cell office:value-type="float" office:value="1586" table:style-name="ce44">
            <text:p>1,586</text:p>
          </table:table-cell>
          <table:table-cell office:value-type="float" office:value="1676" table:style-name="ce44">
            <text:p>1,676</text:p>
          </table:table-cell>
          <table:table-cell office:value-type="float" office:value="1582" table:style-name="ce44">
            <text:p>1,582</text:p>
          </table:table-cell>
          <table:table-cell office:value-type="float" office:value="1668" table:style-name="ce44">
            <text:p>1,668</text:p>
          </table:table-cell>
          <table:table-cell office:value-type="float" office:value="1623" table:style-name="ce45">
            <text:p>1,623</text:p>
          </table:table-cell>
          <table:table-cell office:value-type="float" office:value="7470" table:style-name="ce44">
            <text:p>7,470</text:p>
          </table:table-cell>
          <table:table-cell office:value-type="float" office:value="1521" table:style-name="ce44">
            <text:p>1,521</text:p>
          </table:table-cell>
          <table:table-cell office:value-type="float" office:value="1576" table:style-name="ce44">
            <text:p>1,576</text:p>
          </table:table-cell>
          <table:table-cell office:value-type="float" office:value="1493" table:style-name="ce44">
            <text:p>1,493</text:p>
          </table:table-cell>
          <table:table-cell office:value-type="float" office:value="1478" table:style-name="ce44">
            <text:p>1,478</text:p>
          </table:table-cell>
          <table:table-cell office:value-type="float" office:value="1402" table:style-name="ce45">
            <text:p>1,402</text:p>
          </table:table-cell>
          <table:table-cell office:value-type="float" office:value="6227" table:style-name="ce44">
            <text:p>6,227</text:p>
          </table:table-cell>
          <table:table-cell office:value-type="float" office:value="1327" table:style-name="ce44">
            <text:p>1,327</text:p>
          </table:table-cell>
          <table:table-cell office:value-type="float" office:value="1278" table:style-name="ce44">
            <text:p>1,278</text:p>
          </table:table-cell>
          <table:table-cell office:value-type="float" office:value="1237" table:style-name="ce44">
            <text:p>1,237</text:p>
          </table:table-cell>
          <table:table-cell office:value-type="float" office:value="1178" table:style-name="ce44">
            <text:p>1,178</text:p>
          </table:table-cell>
          <table:table-cell office:value-type="float" office:value="1207" table:style-name="ce45">
            <text:p>1,207</text:p>
          </table:table-cell>
          <table:table-cell office:value-type="float" office:value="4309" table:style-name="ce44">
            <text:p>4,309</text:p>
          </table:table-cell>
          <table:table-cell office:value-type="float" office:value="1065" table:style-name="ce44">
            <text:p>1,065</text:p>
          </table:table-cell>
          <table:table-cell office:value-type="float" office:value="974" table:style-name="ce44">
            <text:p>974</text:p>
          </table:table-cell>
          <table:table-cell office:value-type="float" office:value="845" table:style-name="ce44">
            <text:p>845</text:p>
          </table:table-cell>
          <table:table-cell office:value-type="float" office:value="662" table:style-name="ce44">
            <text:p>662</text:p>
          </table:table-cell>
          <table:table-cell office:value-type="float" office:value="763" table:style-name="ce45">
            <text:p>763</text:p>
          </table:table-cell>
          <table:table-cell office:value-type="float" office:value="2669" table:style-name="ce44">
            <text:p>2,669</text:p>
          </table:table-cell>
          <table:table-cell office:value-type="float" office:value="527" table:style-name="ce44">
            <text:p>527</text:p>
          </table:table-cell>
          <table:table-cell office:value-type="float" office:value="568" table:style-name="ce44">
            <text:p>568</text:p>
          </table:table-cell>
          <table:table-cell office:value-type="float" office:value="540" table:style-name="ce44">
            <text:p>540</text:p>
          </table:table-cell>
          <table:table-cell office:value-type="float" office:value="517" table:style-name="ce44">
            <text:p>517</text:p>
          </table:table-cell>
          <table:table-cell office:value-type="float" office:value="517" table:style-name="ce45">
            <text:p>517</text:p>
          </table:table-cell>
          <table:table-cell office:value-type="float" office:value="2417" table:style-name="ce44">
            <text:p>2,417</text:p>
          </table:table-cell>
          <table:table-cell office:value-type="float" office:value="558" table:style-name="ce44">
            <text:p>558</text:p>
          </table:table-cell>
          <table:table-cell office:value-type="float" office:value="486" table:style-name="ce44">
            <text:p>486</text:p>
          </table:table-cell>
          <table:table-cell office:value-type="float" office:value="486" table:style-name="ce44">
            <text:p>486</text:p>
          </table:table-cell>
          <table:table-cell office:value-type="float" office:value="432" table:style-name="ce44">
            <text:p>432</text:p>
          </table:table-cell>
          <table:table-cell office:value-type="float" office:value="455" table:style-name="ce45">
            <text:p>455</text:p>
          </table:table-cell>
          <table:table-cell office:value-type="float" office:value="1738" table:style-name="ce44">
            <text:p>1,738</text:p>
          </table:table-cell>
          <table:table-cell office:value-type="float" office:value="452" table:style-name="ce44">
            <text:p>452</text:p>
          </table:table-cell>
          <table:table-cell office:value-type="float" office:value="373" table:style-name="ce44">
            <text:p>373</text:p>
          </table:table-cell>
          <table:table-cell office:value-type="float" office:value="329" table:style-name="ce44">
            <text:p>329</text:p>
          </table:table-cell>
          <table:table-cell office:value-type="float" office:value="302" table:style-name="ce44">
            <text:p>302</text:p>
          </table:table-cell>
          <table:table-cell office:value-type="float" office:value="282" table:style-name="ce45">
            <text:p>282</text:p>
          </table:table-cell>
          <table:table-cell office:value-type="float" office:value="755" table:style-name="ce44">
            <text:p>755</text:p>
          </table:table-cell>
          <table:table-cell office:value-type="float" office:value="227" table:style-name="ce44">
            <text:p>227</text:p>
          </table:table-cell>
          <table:table-cell office:value-type="float" office:value="187" table:style-name="ce44">
            <text:p>187</text:p>
          </table:table-cell>
          <table:table-cell office:value-type="float" office:value="123" table:style-name="ce44">
            <text:p>123</text:p>
          </table:table-cell>
          <table:table-cell office:value-type="float" office:value="129" table:style-name="ce44">
            <text:p>129</text:p>
          </table:table-cell>
          <table:table-cell office:value-type="float" office:value="89" table:style-name="ce45">
            <text:p>89</text:p>
          </table:table-cell>
          <table:table-cell office:value-type="float" office:value="189" table:style-name="ce44">
            <text:p>189</text:p>
          </table:table-cell>
          <table:table-cell office:value-type="float" office:value="64" table:style-name="ce44">
            <text:p>64</text:p>
          </table:table-cell>
          <table:table-cell office:value-type="float" office:value="51" table:style-name="ce44">
            <text:p>51</text:p>
          </table:table-cell>
          <table:table-cell office:value-type="float" office:value="25" table:style-name="ce44">
            <text:p>25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5">
            <text:p>18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464" table:style-name="ce44">
            <text:p>54,464</text:p>
          </table:table-cell>
          <table:table-cell office:value-type="float" office:value="2236" table:style-name="ce44">
            <text:p>2,236</text:p>
          </table:table-cell>
          <table:table-cell office:value-type="float" office:value="460" table:style-name="ce44">
            <text:p>460</text:p>
          </table:table-cell>
          <table:table-cell office:value-type="float" office:value="458" table:style-name="ce44">
            <text:p>458</text:p>
          </table:table-cell>
          <table:table-cell office:value-type="float" office:value="426" table:style-name="ce44">
            <text:p>426</text:p>
          </table:table-cell>
          <table:table-cell office:value-type="float" office:value="461" table:style-name="ce44">
            <text:p>461</text:p>
          </table:table-cell>
          <table:table-cell office:value-type="float" office:value="431" table:style-name="ce44">
            <text:p>431</text:p>
          </table:table-cell>
          <table:table-cell office:value-type="float" office:value="1784" table:style-name="ce44">
            <text:p>1,784</text:p>
          </table:table-cell>
          <table:table-cell office:value-type="float" office:value="379" table:style-name="ce44">
            <text:p>379</text:p>
          </table:table-cell>
          <table:table-cell office:value-type="float" office:value="347" table:style-name="ce44">
            <text:p>347</text:p>
          </table:table-cell>
          <table:table-cell office:value-type="float" office:value="332" table:style-name="ce44">
            <text:p>332</text:p>
          </table:table-cell>
          <table:table-cell office:value-type="float" office:value="382" table:style-name="ce44">
            <text:p>382</text:p>
          </table:table-cell>
          <table:table-cell office:value-type="float" office:value="344" table:style-name="ce45">
            <text:p>344</text:p>
          </table:table-cell>
          <table:table-cell office:value-type="float" office:value="1612" table:style-name="ce44">
            <text:p>1,612</text:p>
          </table:table-cell>
          <table:table-cell office:value-type="float" office:value="275" table:style-name="ce44">
            <text:p>275</text:p>
          </table:table-cell>
          <table:table-cell office:value-type="float" office:value="335" table:style-name="ce44">
            <text:p>335</text:p>
          </table:table-cell>
          <table:table-cell office:value-type="float" office:value="292" table:style-name="ce44">
            <text:p>292</text:p>
          </table:table-cell>
          <table:table-cell office:value-type="float" office:value="343" table:style-name="ce44">
            <text:p>343</text:p>
          </table:table-cell>
          <table:table-cell office:value-type="float" office:value="367" table:style-name="ce45">
            <text:p>367</text:p>
          </table:table-cell>
          <table:table-cell office:value-type="float" office:value="2707" table:style-name="ce44">
            <text:p>2,707</text:p>
          </table:table-cell>
          <table:table-cell office:value-type="float" office:value="395" table:style-name="ce44">
            <text:p>395</text:p>
          </table:table-cell>
          <table:table-cell office:value-type="float" office:value="431" table:style-name="ce44">
            <text:p>431</text:p>
          </table:table-cell>
          <table:table-cell office:value-type="float" office:value="506" table:style-name="ce44">
            <text:p>506</text:p>
          </table:table-cell>
          <table:table-cell office:value-type="float" office:value="577" table:style-name="ce44">
            <text:p>577</text:p>
          </table:table-cell>
          <table:table-cell office:value-type="float" office:value="798" table:style-name="ce45">
            <text:p>798</text:p>
          </table:table-cell>
          <table:table-cell office:value-type="float" office:value="4546" table:style-name="ce44">
            <text:p>4,546</text:p>
          </table:table-cell>
          <table:table-cell office:value-type="float" office:value="1035" table:style-name="ce44">
            <text:p>1,035</text:p>
          </table:table-cell>
          <table:table-cell office:value-type="float" office:value="896" table:style-name="ce44">
            <text:p>896</text:p>
          </table:table-cell>
          <table:table-cell office:value-type="float" office:value="863" table:style-name="ce44">
            <text:p>863</text:p>
          </table:table-cell>
          <table:table-cell office:value-type="float" office:value="888" table:style-name="ce44">
            <text:p>888</text:p>
          </table:table-cell>
          <table:table-cell office:value-type="float" office:value="864" table:style-name="ce45">
            <text:p>864</text:p>
          </table:table-cell>
          <table:table-cell office:value-type="float" office:value="4438" table:style-name="ce44">
            <text:p>4,438</text:p>
          </table:table-cell>
          <table:table-cell office:value-type="float" office:value="942" table:style-name="ce44">
            <text:p>942</text:p>
          </table:table-cell>
          <table:table-cell office:value-type="float" office:value="876" table:style-name="ce44">
            <text:p>876</text:p>
          </table:table-cell>
          <table:table-cell office:value-type="float" office:value="864" table:style-name="ce44">
            <text:p>864</text:p>
          </table:table-cell>
          <table:table-cell office:value-type="float" office:value="946" table:style-name="ce44">
            <text:p>946</text:p>
          </table:table-cell>
          <table:table-cell office:value-type="float" office:value="810" table:style-name="ce45">
            <text:p>810</text:p>
          </table:table-cell>
          <table:table-cell office:value-type="float" office:value="3900" table:style-name="ce44">
            <text:p>3,900</text:p>
          </table:table-cell>
          <table:table-cell office:value-type="float" office:value="829" table:style-name="ce44">
            <text:p>829</text:p>
          </table:table-cell>
          <table:table-cell office:value-type="float" office:value="714" table:style-name="ce44">
            <text:p>714</text:p>
          </table:table-cell>
          <table:table-cell office:value-type="float" office:value="846" table:style-name="ce44">
            <text:p>846</text:p>
          </table:table-cell>
          <table:table-cell office:value-type="float" office:value="775" table:style-name="ce44">
            <text:p>775</text:p>
          </table:table-cell>
          <table:table-cell office:value-type="float" office:value="736" table:style-name="ce45">
            <text:p>736</text:p>
          </table:table-cell>
          <table:table-cell office:value-type="float" office:value="4120" table:style-name="ce44">
            <text:p>4,120</text:p>
          </table:table-cell>
          <table:table-cell office:value-type="float" office:value="775" table:style-name="ce44">
            <text:p>775</text:p>
          </table:table-cell>
          <table:table-cell office:value-type="float" office:value="829" table:style-name="ce44">
            <text:p>829</text:p>
          </table:table-cell>
          <table:table-cell office:value-type="float" office:value="836" table:style-name="ce44">
            <text:p>836</text:p>
          </table:table-cell>
          <table:table-cell office:value-type="float" office:value="838" table:style-name="ce44">
            <text:p>838</text:p>
          </table:table-cell>
          <table:table-cell office:value-type="float" office:value="842" table:style-name="ce45">
            <text:p>842</text:p>
          </table:table-cell>
          <table:table-cell office:value-type="float" office:value="4194" table:style-name="ce44">
            <text:p>4,194</text:p>
          </table:table-cell>
          <table:table-cell office:value-type="float" office:value="868" table:style-name="ce44">
            <text:p>868</text:p>
          </table:table-cell>
          <table:table-cell office:value-type="float" office:value="807" table:style-name="ce44">
            <text:p>807</text:p>
          </table:table-cell>
          <table:table-cell office:value-type="float" office:value="882" table:style-name="ce44">
            <text:p>882</text:p>
          </table:table-cell>
          <table:table-cell office:value-type="float" office:value="767" table:style-name="ce44">
            <text:p>767</text:p>
          </table:table-cell>
          <table:table-cell office:value-type="float" office:value="870" table:style-name="ce45">
            <text:p>870</text:p>
          </table:table-cell>
          <table:table-cell office:value-type="float" office:value="3891" table:style-name="ce44">
            <text:p>3,891</text:p>
          </table:table-cell>
          <table:table-cell office:value-type="float" office:value="744" table:style-name="ce44">
            <text:p>744</text:p>
          </table:table-cell>
          <table:table-cell office:value-type="float" office:value="800" table:style-name="ce44">
            <text:p>800</text:p>
          </table:table-cell>
          <table:table-cell office:value-type="float" office:value="760" table:style-name="ce44">
            <text:p>760</text:p>
          </table:table-cell>
          <table:table-cell office:value-type="float" office:value="765" table:style-name="ce44">
            <text:p>765</text:p>
          </table:table-cell>
          <table:table-cell office:value-type="float" office:value="822" table:style-name="ce45">
            <text:p>822</text:p>
          </table:table-cell>
          <table:table-cell office:value-type="float" office:value="4252" table:style-name="ce44">
            <text:p>4,252</text:p>
          </table:table-cell>
          <table:table-cell office:value-type="float" office:value="824" table:style-name="ce44">
            <text:p>824</text:p>
          </table:table-cell>
          <table:table-cell office:value-type="float" office:value="822" table:style-name="ce44">
            <text:p>822</text:p>
          </table:table-cell>
          <table:table-cell office:value-type="float" office:value="841" table:style-name="ce44">
            <text:p>841</text:p>
          </table:table-cell>
          <table:table-cell office:value-type="float" office:value="876" table:style-name="ce44">
            <text:p>876</text:p>
          </table:table-cell>
          <table:table-cell office:value-type="float" office:value="889" table:style-name="ce45">
            <text:p>889</text:p>
          </table:table-cell>
          <table:table-cell office:value-type="float" office:value="4328" table:style-name="ce44">
            <text:p>4,328</text:p>
          </table:table-cell>
          <table:table-cell office:value-type="float" office:value="820" table:style-name="ce44">
            <text:p>820</text:p>
          </table:table-cell>
          <table:table-cell office:value-type="float" office:value="911" table:style-name="ce44">
            <text:p>911</text:p>
          </table:table-cell>
          <table:table-cell office:value-type="float" office:value="853" table:style-name="ce44">
            <text:p>853</text:p>
          </table:table-cell>
          <table:table-cell office:value-type="float" office:value="892" table:style-name="ce44">
            <text:p>892</text:p>
          </table:table-cell>
          <table:table-cell office:value-type="float" office:value="852" table:style-name="ce45">
            <text:p>852</text:p>
          </table:table-cell>
          <table:table-cell office:value-type="float" office:value="3934" table:style-name="ce44">
            <text:p>3,934</text:p>
          </table:table-cell>
          <table:table-cell office:value-type="float" office:value="794" table:style-name="ce44">
            <text:p>794</text:p>
          </table:table-cell>
          <table:table-cell office:value-type="float" office:value="814" table:style-name="ce44">
            <text:p>814</text:p>
          </table:table-cell>
          <table:table-cell office:value-type="float" office:value="785" table:style-name="ce44">
            <text:p>785</text:p>
          </table:table-cell>
          <table:table-cell office:value-type="float" office:value="796" table:style-name="ce44">
            <text:p>796</text:p>
          </table:table-cell>
          <table:table-cell office:value-type="float" office:value="745" table:style-name="ce45">
            <text:p>745</text:p>
          </table:table-cell>
          <table:table-cell office:value-type="float" office:value="3101" table:style-name="ce44">
            <text:p>3,101</text:p>
          </table:table-cell>
          <table:table-cell office:value-type="float" office:value="682" table:style-name="ce44">
            <text:p>682</text:p>
          </table:table-cell>
          <table:table-cell office:value-type="float" office:value="654" table:style-name="ce44">
            <text:p>654</text:p>
          </table:table-cell>
          <table:table-cell office:value-type="float" office:value="594" table:style-name="ce44">
            <text:p>594</text:p>
          </table:table-cell>
          <table:table-cell office:value-type="float" office:value="577" table:style-name="ce44">
            <text:p>577</text:p>
          </table:table-cell>
          <table:table-cell office:value-type="float" office:value="594" table:style-name="ce45">
            <text:p>594</text:p>
          </table:table-cell>
          <table:table-cell office:value-type="float" office:value="2060" table:style-name="ce44">
            <text:p>2,060</text:p>
          </table:table-cell>
          <table:table-cell office:value-type="float" office:value="517" table:style-name="ce44">
            <text:p>517</text:p>
          </table:table-cell>
          <table:table-cell office:value-type="float" office:value="466" table:style-name="ce44">
            <text:p>466</text:p>
          </table:table-cell>
          <table:table-cell office:value-type="float" office:value="415" table:style-name="ce44">
            <text:p>415</text:p>
          </table:table-cell>
          <table:table-cell office:value-type="float" office:value="312" table:style-name="ce44">
            <text:p>312</text:p>
          </table:table-cell>
          <table:table-cell office:value-type="float" office:value="350" table:style-name="ce45">
            <text:p>350</text:p>
          </table:table-cell>
          <table:table-cell office:value-type="float" office:value="1240" table:style-name="ce44">
            <text:p>1,240</text:p>
          </table:table-cell>
          <table:table-cell office:value-type="float" office:value="247" table:style-name="ce44">
            <text:p>247</text:p>
          </table:table-cell>
          <table:table-cell office:value-type="float" office:value="256" table:style-name="ce44">
            <text:p>256</text:p>
          </table:table-cell>
          <table:table-cell office:value-type="float" office:value="259" table:style-name="ce44">
            <text:p>259</text:p>
          </table:table-cell>
          <table:table-cell office:value-type="float" office:value="245" table:style-name="ce44">
            <text:p>245</text:p>
          </table:table-cell>
          <table:table-cell office:value-type="float" office:value="233" table:style-name="ce45">
            <text:p>233</text:p>
          </table:table-cell>
          <table:table-cell office:value-type="float" office:value="1056" table:style-name="ce44">
            <text:p>1,056</text:p>
          </table:table-cell>
          <table:table-cell office:value-type="float" office:value="238" table:style-name="ce44">
            <text:p>238</text:p>
          </table:table-cell>
          <table:table-cell office:value-type="float" office:value="209" table:style-name="ce44">
            <text:p>209</text:p>
          </table:table-cell>
          <table:table-cell office:value-type="float" office:value="213" table:style-name="ce44">
            <text:p>213</text:p>
          </table:table-cell>
          <table:table-cell office:value-type="float" office:value="194" table:style-name="ce44">
            <text:p>194</text:p>
          </table:table-cell>
          <table:table-cell office:value-type="float" office:value="202" table:style-name="ce45">
            <text:p>202</text:p>
          </table:table-cell>
          <table:table-cell office:value-type="float" office:value="691" table:style-name="ce44">
            <text:p>691</text:p>
          </table:table-cell>
          <table:table-cell office:value-type="float" office:value="177" table:style-name="ce44">
            <text:p>177</text:p>
          </table:table-cell>
          <table:table-cell office:value-type="float" office:value="157" table:style-name="ce44">
            <text:p>157</text:p>
          </table:table-cell>
          <table:table-cell office:value-type="float" office:value="122" table:style-name="ce44">
            <text:p>122</text:p>
          </table:table-cell>
          <table:table-cell office:value-type="float" office:value="117" table:style-name="ce44">
            <text:p>117</text:p>
          </table:table-cell>
          <table:table-cell office:value-type="float" office:value="118" table:style-name="ce45">
            <text:p>118</text:p>
          </table:table-cell>
          <table:table-cell office:value-type="float" office:value="298" table:style-name="ce44">
            <text:p>298</text:p>
          </table:table-cell>
          <table:table-cell office:value-type="float" office:value="92" table:style-name="ce44">
            <text:p>92</text:p>
          </table:table-cell>
          <table:table-cell office:value-type="float" office:value="73" table:style-name="ce44">
            <text:p>73</text:p>
          </table:table-cell>
          <table:table-cell office:value-type="float" office:value="47" table:style-name="ce44">
            <text:p>47</text:p>
          </table:table-cell>
          <table:table-cell office:value-type="float" office:value="48" table:style-name="ce44">
            <text:p>48</text:p>
          </table:table-cell>
          <table:table-cell office:value-type="float" office:value="38" table:style-name="ce45">
            <text:p>38</text:p>
          </table:table-cell>
          <table:table-cell office:value-type="float" office:value="67" table:style-name="ce44">
            <text:p>67</text:p>
          </table:table-cell>
          <table:table-cell office:value-type="float" office:value="20" table:style-name="ce44">
            <text:p>20</text:p>
          </table:table-cell>
          <table:table-cell office:value-type="float" office:value="21" table:style-name="ce44">
            <text:p>21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3" table:style-name="ce45">
            <text:p>3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41" table:style-name="ce48">
            <text:p>51,441</text:p>
          </table:table-cell>
          <table:table-cell office:value-type="float" office:value="2010" table:style-name="ce49">
            <text:p>2,010</text:p>
          </table:table-cell>
          <table:table-cell office:value-type="float" office:value="389" table:style-name="ce48">
            <text:p>389</text:p>
          </table:table-cell>
          <table:table-cell office:value-type="float" office:value="459" table:style-name="ce48">
            <text:p>459</text:p>
          </table:table-cell>
          <table:table-cell office:value-type="float" office:value="370" table:style-name="ce48">
            <text:p>370</text:p>
          </table:table-cell>
          <table:table-cell office:value-type="float" office:value="389" table:style-name="ce48">
            <text:p>389</text:p>
          </table:table-cell>
          <table:table-cell office:value-type="float" office:value="403" table:style-name="ce48">
            <text:p>403</text:p>
          </table:table-cell>
          <table:table-cell office:value-type="float" office:value="1547" table:style-name="ce48">
            <text:p>1,547</text:p>
          </table:table-cell>
          <table:table-cell office:value-type="float" office:value="312" table:style-name="ce48">
            <text:p>312</text:p>
          </table:table-cell>
          <table:table-cell office:value-type="float" office:value="303" table:style-name="ce48">
            <text:p>303</text:p>
          </table:table-cell>
          <table:table-cell office:value-type="float" office:value="291" table:style-name="ce48">
            <text:p>291</text:p>
          </table:table-cell>
          <table:table-cell office:value-type="float" office:value="342" table:style-name="ce48">
            <text:p>342</text:p>
          </table:table-cell>
          <table:table-cell office:value-type="float" office:value="299" table:style-name="ce49">
            <text:p>299</text:p>
          </table:table-cell>
          <table:table-cell office:value-type="float" office:value="1548" table:style-name="ce48">
            <text:p>1,548</text:p>
          </table:table-cell>
          <table:table-cell office:value-type="float" office:value="280" table:style-name="ce48">
            <text:p>280</text:p>
          </table:table-cell>
          <table:table-cell office:value-type="float" office:value="305" table:style-name="ce48">
            <text:p>305</text:p>
          </table:table-cell>
          <table:table-cell office:value-type="float" office:value="277" table:style-name="ce48">
            <text:p>277</text:p>
          </table:table-cell>
          <table:table-cell office:value-type="float" office:value="333" table:style-name="ce48">
            <text:p>333</text:p>
          </table:table-cell>
          <table:table-cell office:value-type="float" office:value="353" table:style-name="ce49">
            <text:p>353</text:p>
          </table:table-cell>
          <table:table-cell office:value-type="float" office:value="2380" table:style-name="ce48">
            <text:p>2,380</text:p>
          </table:table-cell>
          <table:table-cell office:value-type="float" office:value="353" table:style-name="ce48">
            <text:p>353</text:p>
          </table:table-cell>
          <table:table-cell office:value-type="float" office:value="422" table:style-name="ce48">
            <text:p>422</text:p>
          </table:table-cell>
          <table:table-cell office:value-type="float" office:value="413" table:style-name="ce48">
            <text:p>413</text:p>
          </table:table-cell>
          <table:table-cell office:value-type="float" office:value="551" table:style-name="ce48">
            <text:p>551</text:p>
          </table:table-cell>
          <table:table-cell office:value-type="float" office:value="641" table:style-name="ce49">
            <text:p>641</text:p>
          </table:table-cell>
          <table:table-cell office:value-type="float" office:value="3812" table:style-name="ce48">
            <text:p>3,812</text:p>
          </table:table-cell>
          <table:table-cell office:value-type="float" office:value="828" table:style-name="ce48">
            <text:p>828</text:p>
          </table:table-cell>
          <table:table-cell office:value-type="float" office:value="739" table:style-name="ce48">
            <text:p>739</text:p>
          </table:table-cell>
          <table:table-cell office:value-type="float" office:value="748" table:style-name="ce48">
            <text:p>748</text:p>
          </table:table-cell>
          <table:table-cell office:value-type="float" office:value="761" table:style-name="ce48">
            <text:p>761</text:p>
          </table:table-cell>
          <table:table-cell office:value-type="float" office:value="736" table:style-name="ce49">
            <text:p>736</text:p>
          </table:table-cell>
          <table:table-cell office:value-type="float" office:value="3755" table:style-name="ce48">
            <text:p>3,755</text:p>
          </table:table-cell>
          <table:table-cell office:value-type="float" office:value="757" table:style-name="ce48">
            <text:p>757</text:p>
          </table:table-cell>
          <table:table-cell office:value-type="float" office:value="722" table:style-name="ce48">
            <text:p>722</text:p>
          </table:table-cell>
          <table:table-cell office:value-type="float" office:value="761" table:style-name="ce48">
            <text:p>761</text:p>
          </table:table-cell>
          <table:table-cell office:value-type="float" office:value="763" table:style-name="ce48">
            <text:p>763</text:p>
          </table:table-cell>
          <table:table-cell office:value-type="float" office:value="752" table:style-name="ce49">
            <text:p>752</text:p>
          </table:table-cell>
          <table:table-cell office:value-type="float" office:value="3581" table:style-name="ce48">
            <text:p>3,581</text:p>
          </table:table-cell>
          <table:table-cell office:value-type="float" office:value="714" table:style-name="ce48">
            <text:p>714</text:p>
          </table:table-cell>
          <table:table-cell office:value-type="float" office:value="690" table:style-name="ce48">
            <text:p>690</text:p>
          </table:table-cell>
          <table:table-cell office:value-type="float" office:value="755" table:style-name="ce48">
            <text:p>755</text:p>
          </table:table-cell>
          <table:table-cell office:value-type="float" office:value="748" table:style-name="ce48">
            <text:p>748</text:p>
          </table:table-cell>
          <table:table-cell office:value-type="float" office:value="674" table:style-name="ce49">
            <text:p>674</text:p>
          </table:table-cell>
          <table:table-cell office:value-type="float" office:value="3986" table:style-name="ce48">
            <text:p>3,986</text:p>
          </table:table-cell>
          <table:table-cell office:value-type="float" office:value="700" table:style-name="ce48">
            <text:p>700</text:p>
          </table:table-cell>
          <table:table-cell office:value-type="float" office:value="802" table:style-name="ce48">
            <text:p>802</text:p>
          </table:table-cell>
          <table:table-cell office:value-type="float" office:value="818" table:style-name="ce48">
            <text:p>818</text:p>
          </table:table-cell>
          <table:table-cell office:value-type="float" office:value="801" table:style-name="ce48">
            <text:p>801</text:p>
          </table:table-cell>
          <table:table-cell office:value-type="float" office:value="865" table:style-name="ce49">
            <text:p>865</text:p>
          </table:table-cell>
          <table:table-cell office:value-type="float" office:value="4182" table:style-name="ce48">
            <text:p>4,182</text:p>
          </table:table-cell>
          <table:table-cell office:value-type="float" office:value="840" table:style-name="ce48">
            <text:p>840</text:p>
          </table:table-cell>
          <table:table-cell office:value-type="float" office:value="885" table:style-name="ce48">
            <text:p>885</text:p>
          </table:table-cell>
          <table:table-cell office:value-type="float" office:value="818" table:style-name="ce48">
            <text:p>818</text:p>
          </table:table-cell>
          <table:table-cell office:value-type="float" office:value="730" table:style-name="ce48">
            <text:p>730</text:p>
          </table:table-cell>
          <table:table-cell office:value-type="float" office:value="909" table:style-name="ce49">
            <text:p>909</text:p>
          </table:table-cell>
          <table:table-cell office:value-type="float" office:value="3755" table:style-name="ce48">
            <text:p>3,755</text:p>
          </table:table-cell>
          <table:table-cell office:value-type="float" office:value="763" table:style-name="ce48">
            <text:p>763</text:p>
          </table:table-cell>
          <table:table-cell office:value-type="float" office:value="801" table:style-name="ce48">
            <text:p>801</text:p>
          </table:table-cell>
          <table:table-cell office:value-type="float" office:value="740" table:style-name="ce48">
            <text:p>740</text:p>
          </table:table-cell>
          <table:table-cell office:value-type="float" office:value="716" table:style-name="ce48">
            <text:p>716</text:p>
          </table:table-cell>
          <table:table-cell office:value-type="float" office:value="735" table:style-name="ce49">
            <text:p>735</text:p>
          </table:table-cell>
          <table:table-cell office:value-type="float" office:value="3739" table:style-name="ce48">
            <text:p>3,739</text:p>
          </table:table-cell>
          <table:table-cell office:value-type="float" office:value="747" table:style-name="ce48">
            <text:p>747</text:p>
          </table:table-cell>
          <table:table-cell office:value-type="float" office:value="712" table:style-name="ce48">
            <text:p>712</text:p>
          </table:table-cell>
          <table:table-cell office:value-type="float" office:value="799" table:style-name="ce48">
            <text:p>799</text:p>
          </table:table-cell>
          <table:table-cell office:value-type="float" office:value="743" table:style-name="ce48">
            <text:p>743</text:p>
          </table:table-cell>
          <table:table-cell office:value-type="float" office:value="738" table:style-name="ce49">
            <text:p>738</text:p>
          </table:table-cell>
          <table:table-cell office:value-type="float" office:value="3807" table:style-name="ce48">
            <text:p>3,807</text:p>
          </table:table-cell>
          <table:table-cell office:value-type="float" office:value="766" table:style-name="ce48">
            <text:p>766</text:p>
          </table:table-cell>
          <table:table-cell office:value-type="float" office:value="765" table:style-name="ce48">
            <text:p>765</text:p>
          </table:table-cell>
          <table:table-cell office:value-type="float" office:value="729" table:style-name="ce48">
            <text:p>729</text:p>
          </table:table-cell>
          <table:table-cell office:value-type="float" office:value="776" table:style-name="ce48">
            <text:p>776</text:p>
          </table:table-cell>
          <table:table-cell office:value-type="float" office:value="771" table:style-name="ce49">
            <text:p>771</text:p>
          </table:table-cell>
          <table:table-cell office:value-type="float" office:value="3536" table:style-name="ce48">
            <text:p>3,536</text:p>
          </table:table-cell>
          <table:table-cell office:value-type="float" office:value="727" table:style-name="ce48">
            <text:p>727</text:p>
          </table:table-cell>
          <table:table-cell office:value-type="float" office:value="762" table:style-name="ce48">
            <text:p>762</text:p>
          </table:table-cell>
          <table:table-cell office:value-type="float" office:value="708" table:style-name="ce48">
            <text:p>708</text:p>
          </table:table-cell>
          <table:table-cell office:value-type="float" office:value="682" table:style-name="ce48">
            <text:p>682</text:p>
          </table:table-cell>
          <table:table-cell office:value-type="float" office:value="657" table:style-name="ce49">
            <text:p>657</text:p>
          </table:table-cell>
          <table:table-cell office:value-type="float" office:value="3126" table:style-name="ce48">
            <text:p>3,126</text:p>
          </table:table-cell>
          <table:table-cell office:value-type="float" office:value="645" table:style-name="ce48">
            <text:p>645</text:p>
          </table:table-cell>
          <table:table-cell office:value-type="float" office:value="624" table:style-name="ce48">
            <text:p>624</text:p>
          </table:table-cell>
          <table:table-cell office:value-type="float" office:value="643" table:style-name="ce48">
            <text:p>643</text:p>
          </table:table-cell>
          <table:table-cell office:value-type="float" office:value="601" table:style-name="ce48">
            <text:p>601</text:p>
          </table:table-cell>
          <table:table-cell office:value-type="float" office:value="613" table:style-name="ce49">
            <text:p>613</text:p>
          </table:table-cell>
          <table:table-cell office:value-type="float" office:value="2249" table:style-name="ce48">
            <text:p>2,249</text:p>
          </table:table-cell>
          <table:table-cell office:value-type="float" office:value="548" table:style-name="ce48">
            <text:p>548</text:p>
          </table:table-cell>
          <table:table-cell office:value-type="float" office:value="508" table:style-name="ce48">
            <text:p>508</text:p>
          </table:table-cell>
          <table:table-cell office:value-type="float" office:value="430" table:style-name="ce48">
            <text:p>430</text:p>
          </table:table-cell>
          <table:table-cell office:value-type="float" office:value="350" table:style-name="ce48">
            <text:p>350</text:p>
          </table:table-cell>
          <table:table-cell office:value-type="float" office:value="413" table:style-name="ce49">
            <text:p>413</text:p>
          </table:table-cell>
          <table:table-cell office:value-type="float" office:value="1429" table:style-name="ce48">
            <text:p>1,429</text:p>
          </table:table-cell>
          <table:table-cell office:value-type="float" office:value="280" table:style-name="ce48">
            <text:p>280</text:p>
          </table:table-cell>
          <table:table-cell office:value-type="float" office:value="312" table:style-name="ce48">
            <text:p>312</text:p>
          </table:table-cell>
          <table:table-cell office:value-type="float" office:value="281" table:style-name="ce48">
            <text:p>281</text:p>
          </table:table-cell>
          <table:table-cell office:value-type="float" office:value="272" table:style-name="ce48">
            <text:p>272</text:p>
          </table:table-cell>
          <table:table-cell office:value-type="float" office:value="284" table:style-name="ce49">
            <text:p>284</text:p>
          </table:table-cell>
          <table:table-cell office:value-type="float" office:value="1361" table:style-name="ce48">
            <text:p>1,361</text:p>
          </table:table-cell>
          <table:table-cell office:value-type="float" office:value="320" table:style-name="ce48">
            <text:p>320</text:p>
          </table:table-cell>
          <table:table-cell office:value-type="float" office:value="277" table:style-name="ce48">
            <text:p>277</text:p>
          </table:table-cell>
          <table:table-cell office:value-type="float" office:value="273" table:style-name="ce48">
            <text:p>273</text:p>
          </table:table-cell>
          <table:table-cell office:value-type="float" office:value="238" table:style-name="ce48">
            <text:p>238</text:p>
          </table:table-cell>
          <table:table-cell office:value-type="float" office:value="253" table:style-name="ce49">
            <text:p>253</text:p>
          </table:table-cell>
          <table:table-cell office:value-type="float" office:value="1047" table:style-name="ce48">
            <text:p>1,047</text:p>
          </table:table-cell>
          <table:table-cell office:value-type="float" office:value="275" table:style-name="ce48">
            <text:p>275</text:p>
          </table:table-cell>
          <table:table-cell office:value-type="float" office:value="216" table:style-name="ce48">
            <text:p>216</text:p>
          </table:table-cell>
          <table:table-cell office:value-type="float" office:value="207" table:style-name="ce48">
            <text:p>207</text:p>
          </table:table-cell>
          <table:table-cell office:value-type="float" office:value="185" table:style-name="ce48">
            <text:p>185</text:p>
          </table:table-cell>
          <table:table-cell office:value-type="float" office:value="164" table:style-name="ce49">
            <text:p>164</text:p>
          </table:table-cell>
          <table:table-cell office:value-type="float" office:value="457" table:style-name="ce48">
            <text:p>457</text:p>
          </table:table-cell>
          <table:table-cell office:value-type="float" office:value="135" table:style-name="ce48">
            <text:p>135</text:p>
          </table:table-cell>
          <table:table-cell office:value-type="float" office:value="114" table:style-name="ce48">
            <text:p>114</text:p>
          </table:table-cell>
          <table:table-cell office:value-type="float" office:value="76" table:style-name="ce48">
            <text:p>76</text:p>
          </table:table-cell>
          <table:table-cell office:value-type="float" office:value="81" table:style-name="ce48">
            <text:p>81</text:p>
          </table:table-cell>
          <table:table-cell office:value-type="float" office:value="51" table:style-name="ce49">
            <text:p>51</text:p>
          </table:table-cell>
          <table:table-cell office:value-type="float" office:value="122" table:style-name="ce48">
            <text:p>122</text:p>
          </table:table-cell>
          <table:table-cell office:value-type="float" office:value="44" table:style-name="ce48">
            <text:p>44</text:p>
          </table:table-cell>
          <table:table-cell office:value-type="float" office:value="30" table:style-name="ce48">
            <text:p>30</text:p>
          </table:table-cell>
          <table:table-cell office:value-type="float" office:value="15" table:style-name="ce48">
            <text:p>15</text:p>
          </table:table-cell>
          <table:table-cell office:value-type="float" office:value="18" table:style-name="ce48">
            <text:p>18</text:p>
          </table:table-cell>
          <table:table-cell office:value-type="float" office:value="15" table:style-name="ce49">
            <text:p>15</text:p>
          </table:table-cell>
          <table:table-cell office:value-type="float" office:value="12" table:style-name="ce48">
            <text:p>1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7088" table:style-name="ce44">
            <text:p>367,088</text:p>
          </table:table-cell>
          <table:table-cell office:value-type="float" office:value="10730" table:style-name="ce44">
            <text:p>10,730</text:p>
          </table:table-cell>
          <table:table-cell office:value-type="float" office:value="1748" table:style-name="ce44">
            <text:p>1,748</text:p>
          </table:table-cell>
          <table:table-cell office:value-type="float" office:value="2016" table:style-name="ce44">
            <text:p>2,016</text:p>
          </table:table-cell>
          <table:table-cell office:value-type="float" office:value="2201" table:style-name="ce44">
            <text:p>2,201</text:p>
          </table:table-cell>
          <table:table-cell office:value-type="float" office:value="2298" table:style-name="ce44">
            <text:p>2,298</text:p>
          </table:table-cell>
          <table:table-cell office:value-type="float" office:value="2467" table:style-name="ce44">
            <text:p>2,467</text:p>
          </table:table-cell>
          <table:table-cell office:value-type="float" office:value="13498" table:style-name="ce44">
            <text:p>13,498</text:p>
          </table:table-cell>
          <table:table-cell office:value-type="float" office:value="2649" table:style-name="ce44">
            <text:p>2,649</text:p>
          </table:table-cell>
          <table:table-cell office:value-type="float" office:value="2717" table:style-name="ce44">
            <text:p>2,717</text:p>
          </table:table-cell>
          <table:table-cell office:value-type="float" office:value="2502" table:style-name="ce44">
            <text:p>2,502</text:p>
          </table:table-cell>
          <table:table-cell office:value-type="float" office:value="2975" table:style-name="ce44">
            <text:p>2,975</text:p>
          </table:table-cell>
          <table:table-cell office:value-type="float" office:value="2655" table:style-name="ce45">
            <text:p>2,655</text:p>
          </table:table-cell>
          <table:table-cell office:value-type="float" office:value="13191" table:style-name="ce44">
            <text:p>13,191</text:p>
          </table:table-cell>
          <table:table-cell office:value-type="float" office:value="2238" table:style-name="ce44">
            <text:p>2,238</text:p>
          </table:table-cell>
          <table:table-cell office:value-type="float" office:value="2536" table:style-name="ce44">
            <text:p>2,536</text:p>
          </table:table-cell>
          <table:table-cell office:value-type="float" office:value="2698" table:style-name="ce44">
            <text:p>2,698</text:p>
          </table:table-cell>
          <table:table-cell office:value-type="float" office:value="2796" table:style-name="ce44">
            <text:p>2,796</text:p>
          </table:table-cell>
          <table:table-cell office:value-type="float" office:value="2923" table:style-name="ce45">
            <text:p>2,923</text:p>
          </table:table-cell>
          <table:table-cell office:value-type="float" office:value="16360" table:style-name="ce44">
            <text:p>16,360</text:p>
          </table:table-cell>
          <table:table-cell office:value-type="float" office:value="2890" table:style-name="ce44">
            <text:p>2,890</text:p>
          </table:table-cell>
          <table:table-cell office:value-type="float" office:value="3031" table:style-name="ce44">
            <text:p>3,031</text:p>
          </table:table-cell>
          <table:table-cell office:value-type="float" office:value="3139" table:style-name="ce44">
            <text:p>3,139</text:p>
          </table:table-cell>
          <table:table-cell office:value-type="float" office:value="3584" table:style-name="ce44">
            <text:p>3,584</text:p>
          </table:table-cell>
          <table:table-cell office:value-type="float" office:value="3716" table:style-name="ce45">
            <text:p>3,716</text:p>
          </table:table-cell>
          <table:table-cell office:value-type="float" office:value="23512" table:style-name="ce44">
            <text:p>23,512</text:p>
          </table:table-cell>
          <table:table-cell office:value-type="float" office:value="4547" table:style-name="ce44">
            <text:p>4,547</text:p>
          </table:table-cell>
          <table:table-cell office:value-type="float" office:value="4557" table:style-name="ce44">
            <text:p>4,557</text:p>
          </table:table-cell>
          <table:table-cell office:value-type="float" office:value="4268" table:style-name="ce44">
            <text:p>4,268</text:p>
          </table:table-cell>
          <table:table-cell office:value-type="float" office:value="4956" table:style-name="ce44">
            <text:p>4,956</text:p>
          </table:table-cell>
          <table:table-cell office:value-type="float" office:value="5184" table:style-name="ce45">
            <text:p>5,184</text:p>
          </table:table-cell>
          <table:table-cell office:value-type="float" office:value="26062" table:style-name="ce44">
            <text:p>26,062</text:p>
          </table:table-cell>
          <table:table-cell office:value-type="float" office:value="5414" table:style-name="ce44">
            <text:p>5,414</text:p>
          </table:table-cell>
          <table:table-cell office:value-type="float" office:value="5170" table:style-name="ce44">
            <text:p>5,170</text:p>
          </table:table-cell>
          <table:table-cell office:value-type="float" office:value="5262" table:style-name="ce44">
            <text:p>5,262</text:p>
          </table:table-cell>
          <table:table-cell office:value-type="float" office:value="5173" table:style-name="ce44">
            <text:p>5,173</text:p>
          </table:table-cell>
          <table:table-cell office:value-type="float" office:value="5043" table:style-name="ce45">
            <text:p>5,043</text:p>
          </table:table-cell>
          <table:table-cell office:value-type="float" office:value="23992" table:style-name="ce44">
            <text:p>23,992</text:p>
          </table:table-cell>
          <table:table-cell office:value-type="float" office:value="5348" table:style-name="ce44">
            <text:p>5,348</text:p>
          </table:table-cell>
          <table:table-cell office:value-type="float" office:value="4795" table:style-name="ce44">
            <text:p>4,795</text:p>
          </table:table-cell>
          <table:table-cell office:value-type="float" office:value="5042" table:style-name="ce44">
            <text:p>5,042</text:p>
          </table:table-cell>
          <table:table-cell office:value-type="float" office:value="4535" table:style-name="ce44">
            <text:p>4,535</text:p>
          </table:table-cell>
          <table:table-cell office:value-type="float" office:value="4272" table:style-name="ce45">
            <text:p>4,272</text:p>
          </table:table-cell>
          <table:table-cell office:value-type="float" office:value="25413" table:style-name="ce44">
            <text:p>25,413</text:p>
          </table:table-cell>
          <table:table-cell office:value-type="float" office:value="4502" table:style-name="ce44">
            <text:p>4,502</text:p>
          </table:table-cell>
          <table:table-cell office:value-type="float" office:value="4811" table:style-name="ce44">
            <text:p>4,811</text:p>
          </table:table-cell>
          <table:table-cell office:value-type="float" office:value="4940" table:style-name="ce44">
            <text:p>4,940</text:p>
          </table:table-cell>
          <table:table-cell office:value-type="float" office:value="5420" table:style-name="ce44">
            <text:p>5,420</text:p>
          </table:table-cell>
          <table:table-cell office:value-type="float" office:value="5740" table:style-name="ce45">
            <text:p>5,740</text:p>
          </table:table-cell>
          <table:table-cell office:value-type="float" office:value="28660" table:style-name="ce44">
            <text:p>28,660</text:p>
          </table:table-cell>
          <table:table-cell office:value-type="float" office:value="5576" table:style-name="ce44">
            <text:p>5,576</text:p>
          </table:table-cell>
          <table:table-cell office:value-type="float" office:value="5745" table:style-name="ce44">
            <text:p>5,745</text:p>
          </table:table-cell>
          <table:table-cell office:value-type="float" office:value="5718" table:style-name="ce44">
            <text:p>5,718</text:p>
          </table:table-cell>
          <table:table-cell office:value-type="float" office:value="5614" table:style-name="ce44">
            <text:p>5,614</text:p>
          </table:table-cell>
          <table:table-cell office:value-type="float" office:value="6007" table:style-name="ce45">
            <text:p>6,007</text:p>
          </table:table-cell>
          <table:table-cell office:value-type="float" office:value="27847" table:style-name="ce44">
            <text:p>27,847</text:p>
          </table:table-cell>
          <table:table-cell office:value-type="float" office:value="5429" table:style-name="ce44">
            <text:p>5,429</text:p>
          </table:table-cell>
          <table:table-cell office:value-type="float" office:value="5610" table:style-name="ce44">
            <text:p>5,610</text:p>
          </table:table-cell>
          <table:table-cell office:value-type="float" office:value="5439" table:style-name="ce44">
            <text:p>5,439</text:p>
          </table:table-cell>
          <table:table-cell office:value-type="float" office:value="5559" table:style-name="ce44">
            <text:p>5,559</text:p>
          </table:table-cell>
          <table:table-cell office:value-type="float" office:value="5810" table:style-name="ce45">
            <text:p>5,810</text:p>
          </table:table-cell>
          <table:table-cell office:value-type="float" office:value="30283" table:style-name="ce44">
            <text:p>30,283</text:p>
          </table:table-cell>
          <table:table-cell office:value-type="float" office:value="5909" table:style-name="ce44">
            <text:p>5,909</text:p>
          </table:table-cell>
          <table:table-cell office:value-type="float" office:value="6128" table:style-name="ce44">
            <text:p>6,128</text:p>
          </table:table-cell>
          <table:table-cell office:value-type="float" office:value="6183" table:style-name="ce44">
            <text:p>6,183</text:p>
          </table:table-cell>
          <table:table-cell office:value-type="float" office:value="6077" table:style-name="ce44">
            <text:p>6,077</text:p>
          </table:table-cell>
          <table:table-cell office:value-type="float" office:value="5986" table:style-name="ce45">
            <text:p>5,986</text:p>
          </table:table-cell>
          <table:table-cell office:value-type="float" office:value="31935" table:style-name="ce44">
            <text:p>31,935</text:p>
          </table:table-cell>
          <table:table-cell office:value-type="float" office:value="6261" table:style-name="ce44">
            <text:p>6,261</text:p>
          </table:table-cell>
          <table:table-cell office:value-type="float" office:value="6398" table:style-name="ce44">
            <text:p>6,398</text:p>
          </table:table-cell>
          <table:table-cell office:value-type="float" office:value="6418" table:style-name="ce44">
            <text:p>6,418</text:p>
          </table:table-cell>
          <table:table-cell office:value-type="float" office:value="6426" table:style-name="ce44">
            <text:p>6,426</text:p>
          </table:table-cell>
          <table:table-cell office:value-type="float" office:value="6432" table:style-name="ce45">
            <text:p>6,432</text:p>
          </table:table-cell>
          <table:table-cell office:value-type="float" office:value="30188" table:style-name="ce44">
            <text:p>30,188</text:p>
          </table:table-cell>
          <table:table-cell office:value-type="float" office:value="6208" table:style-name="ce44">
            <text:p>6,208</text:p>
          </table:table-cell>
          <table:table-cell office:value-type="float" office:value="6237" table:style-name="ce44">
            <text:p>6,237</text:p>
          </table:table-cell>
          <table:table-cell office:value-type="float" office:value="6362" table:style-name="ce44">
            <text:p>6,362</text:p>
          </table:table-cell>
          <table:table-cell office:value-type="float" office:value="5744" table:style-name="ce44">
            <text:p>5,744</text:p>
          </table:table-cell>
          <table:table-cell office:value-type="float" office:value="5637" table:style-name="ce45">
            <text:p>5,637</text:p>
          </table:table-cell>
          <table:table-cell office:value-type="float" office:value="25794" table:style-name="ce44">
            <text:p>25,794</text:p>
          </table:table-cell>
          <table:table-cell office:value-type="float" office:value="5579" table:style-name="ce44">
            <text:p>5,579</text:p>
          </table:table-cell>
          <table:table-cell office:value-type="float" office:value="5395" table:style-name="ce44">
            <text:p>5,395</text:p>
          </table:table-cell>
          <table:table-cell office:value-type="float" office:value="5013" table:style-name="ce44">
            <text:p>5,013</text:p>
          </table:table-cell>
          <table:table-cell office:value-type="float" office:value="5021" table:style-name="ce44">
            <text:p>5,021</text:p>
          </table:table-cell>
          <table:table-cell office:value-type="float" office:value="4786" table:style-name="ce45">
            <text:p>4,786</text:p>
          </table:table-cell>
          <table:table-cell office:value-type="float" office:value="16127" table:style-name="ce44">
            <text:p>16,127</text:p>
          </table:table-cell>
          <table:table-cell office:value-type="float" office:value="4033" table:style-name="ce44">
            <text:p>4,033</text:p>
          </table:table-cell>
          <table:table-cell office:value-type="float" office:value="3687" table:style-name="ce44">
            <text:p>3,687</text:p>
          </table:table-cell>
          <table:table-cell office:value-type="float" office:value="3441" table:style-name="ce44">
            <text:p>3,441</text:p>
          </table:table-cell>
          <table:table-cell office:value-type="float" office:value="2768" table:style-name="ce44">
            <text:p>2,768</text:p>
          </table:table-cell>
          <table:table-cell office:value-type="float" office:value="2198" table:style-name="ce45">
            <text:p>2,198</text:p>
          </table:table-cell>
          <table:table-cell office:value-type="float" office:value="9069" table:style-name="ce44">
            <text:p>9,069</text:p>
          </table:table-cell>
          <table:table-cell office:value-type="float" office:value="1358" table:style-name="ce44">
            <text:p>1,358</text:p>
          </table:table-cell>
          <table:table-cell office:value-type="float" office:value="1883" table:style-name="ce44">
            <text:p>1,883</text:p>
          </table:table-cell>
          <table:table-cell office:value-type="float" office:value="2041" table:style-name="ce44">
            <text:p>2,041</text:p>
          </table:table-cell>
          <table:table-cell office:value-type="float" office:value="1950" table:style-name="ce44">
            <text:p>1,950</text:p>
          </table:table-cell>
          <table:table-cell office:value-type="float" office:value="1837" table:style-name="ce45">
            <text:p>1,837</text:p>
          </table:table-cell>
          <table:table-cell office:value-type="float" office:value="7773" table:style-name="ce44">
            <text:p>7,773</text:p>
          </table:table-cell>
          <table:table-cell office:value-type="float" office:value="1953" table:style-name="ce44">
            <text:p>1,953</text:p>
          </table:table-cell>
          <table:table-cell office:value-type="float" office:value="1792" table:style-name="ce44">
            <text:p>1,792</text:p>
          </table:table-cell>
          <table:table-cell office:value-type="float" office:value="1534" table:style-name="ce44">
            <text:p>1,534</text:p>
          </table:table-cell>
          <table:table-cell office:value-type="float" office:value="1331" table:style-name="ce44">
            <text:p>1,331</text:p>
          </table:table-cell>
          <table:table-cell office:value-type="float" office:value="1163" table:style-name="ce45">
            <text:p>1,163</text:p>
          </table:table-cell>
          <table:table-cell office:value-type="float" office:value="4131" table:style-name="ce44">
            <text:p>4,131</text:p>
          </table:table-cell>
          <table:table-cell office:value-type="float" office:value="1066" table:style-name="ce44">
            <text:p>1,066</text:p>
          </table:table-cell>
          <table:table-cell office:value-type="float" office:value="923" table:style-name="ce44">
            <text:p>923</text:p>
          </table:table-cell>
          <table:table-cell office:value-type="float" office:value="834" table:style-name="ce44">
            <text:p>834</text:p>
          </table:table-cell>
          <table:table-cell office:value-type="float" office:value="691" table:style-name="ce44">
            <text:p>691</text:p>
          </table:table-cell>
          <table:table-cell office:value-type="float" office:value="617" table:style-name="ce45">
            <text:p>617</text:p>
          </table:table-cell>
          <table:table-cell office:value-type="float" office:value="1893" table:style-name="ce44">
            <text:p>1,893</text:p>
          </table:table-cell>
          <table:table-cell office:value-type="float" office:value="528" table:style-name="ce44">
            <text:p>528</text:p>
          </table:table-cell>
          <table:table-cell office:value-type="float" office:value="436" table:style-name="ce44">
            <text:p>436</text:p>
          </table:table-cell>
          <table:table-cell office:value-type="float" office:value="361" table:style-name="ce44">
            <text:p>361</text:p>
          </table:table-cell>
          <table:table-cell office:value-type="float" office:value="325" table:style-name="ce44">
            <text:p>325</text:p>
          </table:table-cell>
          <table:table-cell office:value-type="float" office:value="243" table:style-name="ce45">
            <text:p>243</text:p>
          </table:table-cell>
          <table:table-cell office:value-type="float" office:value="524" table:style-name="ce44">
            <text:p>524</text:p>
          </table:table-cell>
          <table:table-cell office:value-type="float" office:value="194" table:style-name="ce44">
            <text:p>194</text:p>
          </table:table-cell>
          <table:table-cell office:value-type="float" office:value="123" table:style-name="ce44">
            <text:p>123</text:p>
          </table:table-cell>
          <table:table-cell office:value-type="float" office:value="92" table:style-name="ce44">
            <text:p>92</text:p>
          </table:table-cell>
          <table:table-cell office:value-type="float" office:value="70" table:style-name="ce44">
            <text:p>70</text:p>
          </table:table-cell>
          <table:table-cell office:value-type="float" office:value="45" table:style-name="ce45">
            <text:p>45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3039" table:style-name="ce44">
            <text:p>183,039</text:p>
          </table:table-cell>
          <table:table-cell office:value-type="float" office:value="5522" table:style-name="ce44">
            <text:p>5,522</text:p>
          </table:table-cell>
          <table:table-cell office:value-type="float" office:value="899" table:style-name="ce44">
            <text:p>899</text:p>
          </table:table-cell>
          <table:table-cell office:value-type="float" office:value="1054" table:style-name="ce44">
            <text:p>1,054</text:p>
          </table:table-cell>
          <table:table-cell office:value-type="float" office:value="1144" table:style-name="ce44">
            <text:p>1,144</text:p>
          </table:table-cell>
          <table:table-cell office:value-type="float" office:value="1210" table:style-name="ce44">
            <text:p>1,210</text:p>
          </table:table-cell>
          <table:table-cell office:value-type="float" office:value="1215" table:style-name="ce44">
            <text:p>1,215</text:p>
          </table:table-cell>
          <table:table-cell office:value-type="float" office:value="6960" table:style-name="ce44">
            <text:p>6,960</text:p>
          </table:table-cell>
          <table:table-cell office:value-type="float" office:value="1400" table:style-name="ce44">
            <text:p>1,400</text:p>
          </table:table-cell>
          <table:table-cell office:value-type="float" office:value="1355" table:style-name="ce44">
            <text:p>1,355</text:p>
          </table:table-cell>
          <table:table-cell office:value-type="float" office:value="1312" table:style-name="ce44">
            <text:p>1,312</text:p>
          </table:table-cell>
          <table:table-cell office:value-type="float" office:value="1549" table:style-name="ce44">
            <text:p>1,549</text:p>
          </table:table-cell>
          <table:table-cell office:value-type="float" office:value="1344" table:style-name="ce45">
            <text:p>1,344</text:p>
          </table:table-cell>
          <table:table-cell office:value-type="float" office:value="6868" table:style-name="ce44">
            <text:p>6,868</text:p>
          </table:table-cell>
          <table:table-cell office:value-type="float" office:value="1154" table:style-name="ce44">
            <text:p>1,154</text:p>
          </table:table-cell>
          <table:table-cell office:value-type="float" office:value="1302" table:style-name="ce44">
            <text:p>1,302</text:p>
          </table:table-cell>
          <table:table-cell office:value-type="float" office:value="1421" table:style-name="ce44">
            <text:p>1,421</text:p>
          </table:table-cell>
          <table:table-cell office:value-type="float" office:value="1458" table:style-name="ce44">
            <text:p>1,458</text:p>
          </table:table-cell>
          <table:table-cell office:value-type="float" office:value="1533" table:style-name="ce45">
            <text:p>1,533</text:p>
          </table:table-cell>
          <table:table-cell office:value-type="float" office:value="8590" table:style-name="ce44">
            <text:p>8,590</text:p>
          </table:table-cell>
          <table:table-cell office:value-type="float" office:value="1458" table:style-name="ce44">
            <text:p>1,458</text:p>
          </table:table-cell>
          <table:table-cell office:value-type="float" office:value="1602" table:style-name="ce44">
            <text:p>1,602</text:p>
          </table:table-cell>
          <table:table-cell office:value-type="float" office:value="1682" table:style-name="ce44">
            <text:p>1,682</text:p>
          </table:table-cell>
          <table:table-cell office:value-type="float" office:value="1856" table:style-name="ce44">
            <text:p>1,856</text:p>
          </table:table-cell>
          <table:table-cell office:value-type="float" office:value="1992" table:style-name="ce45">
            <text:p>1,992</text:p>
          </table:table-cell>
          <table:table-cell office:value-type="float" office:value="12201" table:style-name="ce44">
            <text:p>12,201</text:p>
          </table:table-cell>
          <table:table-cell office:value-type="float" office:value="2345" table:style-name="ce44">
            <text:p>2,345</text:p>
          </table:table-cell>
          <table:table-cell office:value-type="float" office:value="2367" table:style-name="ce44">
            <text:p>2,367</text:p>
          </table:table-cell>
          <table:table-cell office:value-type="float" office:value="2184" table:style-name="ce44">
            <text:p>2,184</text:p>
          </table:table-cell>
          <table:table-cell office:value-type="float" office:value="2557" table:style-name="ce44">
            <text:p>2,557</text:p>
          </table:table-cell>
          <table:table-cell office:value-type="float" office:value="2748" table:style-name="ce45">
            <text:p>2,748</text:p>
          </table:table-cell>
          <table:table-cell office:value-type="float" office:value="13678" table:style-name="ce44">
            <text:p>13,678</text:p>
          </table:table-cell>
          <table:table-cell office:value-type="float" office:value="2826" table:style-name="ce44">
            <text:p>2,826</text:p>
          </table:table-cell>
          <table:table-cell office:value-type="float" office:value="2640" table:style-name="ce44">
            <text:p>2,640</text:p>
          </table:table-cell>
          <table:table-cell office:value-type="float" office:value="2757" table:style-name="ce44">
            <text:p>2,757</text:p>
          </table:table-cell>
          <table:table-cell office:value-type="float" office:value="2709" table:style-name="ce44">
            <text:p>2,709</text:p>
          </table:table-cell>
          <table:table-cell office:value-type="float" office:value="2746" table:style-name="ce45">
            <text:p>2,746</text:p>
          </table:table-cell>
          <table:table-cell office:value-type="float" office:value="12742" table:style-name="ce44">
            <text:p>12,742</text:p>
          </table:table-cell>
          <table:table-cell office:value-type="float" office:value="2864" table:style-name="ce44">
            <text:p>2,864</text:p>
          </table:table-cell>
          <table:table-cell office:value-type="float" office:value="2565" table:style-name="ce44">
            <text:p>2,565</text:p>
          </table:table-cell>
          <table:table-cell office:value-type="float" office:value="2677" table:style-name="ce44">
            <text:p>2,677</text:p>
          </table:table-cell>
          <table:table-cell office:value-type="float" office:value="2430" table:style-name="ce44">
            <text:p>2,430</text:p>
          </table:table-cell>
          <table:table-cell office:value-type="float" office:value="2206" table:style-name="ce45">
            <text:p>2,206</text:p>
          </table:table-cell>
          <table:table-cell office:value-type="float" office:value="13087" table:style-name="ce44">
            <text:p>13,087</text:p>
          </table:table-cell>
          <table:table-cell office:value-type="float" office:value="2313" table:style-name="ce44">
            <text:p>2,313</text:p>
          </table:table-cell>
          <table:table-cell office:value-type="float" office:value="2541" table:style-name="ce44">
            <text:p>2,541</text:p>
          </table:table-cell>
          <table:table-cell office:value-type="float" office:value="2587" table:style-name="ce44">
            <text:p>2,587</text:p>
          </table:table-cell>
          <table:table-cell office:value-type="float" office:value="2754" table:style-name="ce44">
            <text:p>2,754</text:p>
          </table:table-cell>
          <table:table-cell office:value-type="float" office:value="2892" table:style-name="ce45">
            <text:p>2,892</text:p>
          </table:table-cell>
          <table:table-cell office:value-type="float" office:value="14237" table:style-name="ce44">
            <text:p>14,237</text:p>
          </table:table-cell>
          <table:table-cell office:value-type="float" office:value="2811" table:style-name="ce44">
            <text:p>2,811</text:p>
          </table:table-cell>
          <table:table-cell office:value-type="float" office:value="2894" table:style-name="ce44">
            <text:p>2,894</text:p>
          </table:table-cell>
          <table:table-cell office:value-type="float" office:value="2784" table:style-name="ce44">
            <text:p>2,784</text:p>
          </table:table-cell>
          <table:table-cell office:value-type="float" office:value="2719" table:style-name="ce44">
            <text:p>2,719</text:p>
          </table:table-cell>
          <table:table-cell office:value-type="float" office:value="3029" table:style-name="ce45">
            <text:p>3,029</text:p>
          </table:table-cell>
          <table:table-cell office:value-type="float" office:value="13897" table:style-name="ce44">
            <text:p>13,897</text:p>
          </table:table-cell>
          <table:table-cell office:value-type="float" office:value="2696" table:style-name="ce44">
            <text:p>2,696</text:p>
          </table:table-cell>
          <table:table-cell office:value-type="float" office:value="2820" table:style-name="ce44">
            <text:p>2,820</text:p>
          </table:table-cell>
          <table:table-cell office:value-type="float" office:value="2678" table:style-name="ce44">
            <text:p>2,678</text:p>
          </table:table-cell>
          <table:table-cell office:value-type="float" office:value="2774" table:style-name="ce44">
            <text:p>2,774</text:p>
          </table:table-cell>
          <table:table-cell office:value-type="float" office:value="2929" table:style-name="ce45">
            <text:p>2,929</text:p>
          </table:table-cell>
          <table:table-cell office:value-type="float" office:value="15064" table:style-name="ce44">
            <text:p>15,064</text:p>
          </table:table-cell>
          <table:table-cell office:value-type="float" office:value="2916" table:style-name="ce44">
            <text:p>2,916</text:p>
          </table:table-cell>
          <table:table-cell office:value-type="float" office:value="3030" table:style-name="ce44">
            <text:p>3,030</text:p>
          </table:table-cell>
          <table:table-cell office:value-type="float" office:value="3090" table:style-name="ce44">
            <text:p>3,090</text:p>
          </table:table-cell>
          <table:table-cell office:value-type="float" office:value="3021" table:style-name="ce44">
            <text:p>3,021</text:p>
          </table:table-cell>
          <table:table-cell office:value-type="float" office:value="3007" table:style-name="ce45">
            <text:p>3,007</text:p>
          </table:table-cell>
          <table:table-cell office:value-type="float" office:value="15895" table:style-name="ce44">
            <text:p>15,895</text:p>
          </table:table-cell>
          <table:table-cell office:value-type="float" office:value="3110" table:style-name="ce44">
            <text:p>3,110</text:p>
          </table:table-cell>
          <table:table-cell office:value-type="float" office:value="3135" table:style-name="ce44">
            <text:p>3,135</text:p>
          </table:table-cell>
          <table:table-cell office:value-type="float" office:value="3245" table:style-name="ce44">
            <text:p>3,245</text:p>
          </table:table-cell>
          <table:table-cell office:value-type="float" office:value="3235" table:style-name="ce44">
            <text:p>3,235</text:p>
          </table:table-cell>
          <table:table-cell office:value-type="float" office:value="3170" table:style-name="ce45">
            <text:p>3,170</text:p>
          </table:table-cell>
          <table:table-cell office:value-type="float" office:value="14710" table:style-name="ce44">
            <text:p>14,710</text:p>
          </table:table-cell>
          <table:table-cell office:value-type="float" office:value="3077" table:style-name="ce44">
            <text:p>3,077</text:p>
          </table:table-cell>
          <table:table-cell office:value-type="float" office:value="3057" table:style-name="ce44">
            <text:p>3,057</text:p>
          </table:table-cell>
          <table:table-cell office:value-type="float" office:value="3124" table:style-name="ce44">
            <text:p>3,124</text:p>
          </table:table-cell>
          <table:table-cell office:value-type="float" office:value="2763" table:style-name="ce44">
            <text:p>2,763</text:p>
          </table:table-cell>
          <table:table-cell office:value-type="float" office:value="2689" table:style-name="ce45">
            <text:p>2,689</text:p>
          </table:table-cell>
          <table:table-cell office:value-type="float" office:value="12274" table:style-name="ce44">
            <text:p>12,274</text:p>
          </table:table-cell>
          <table:table-cell office:value-type="float" office:value="2716" table:style-name="ce44">
            <text:p>2,716</text:p>
          </table:table-cell>
          <table:table-cell office:value-type="float" office:value="2610" table:style-name="ce44">
            <text:p>2,610</text:p>
          </table:table-cell>
          <table:table-cell office:value-type="float" office:value="2369" table:style-name="ce44">
            <text:p>2,369</text:p>
          </table:table-cell>
          <table:table-cell office:value-type="float" office:value="2350" table:style-name="ce44">
            <text:p>2,350</text:p>
          </table:table-cell>
          <table:table-cell office:value-type="float" office:value="2229" table:style-name="ce45">
            <text:p>2,229</text:p>
          </table:table-cell>
          <table:table-cell office:value-type="float" office:value="7545" table:style-name="ce44">
            <text:p>7,545</text:p>
          </table:table-cell>
          <table:table-cell office:value-type="float" office:value="1895" table:style-name="ce44">
            <text:p>1,895</text:p>
          </table:table-cell>
          <table:table-cell office:value-type="float" office:value="1724" table:style-name="ce44">
            <text:p>1,724</text:p>
          </table:table-cell>
          <table:table-cell office:value-type="float" office:value="1567" table:style-name="ce44">
            <text:p>1,567</text:p>
          </table:table-cell>
          <table:table-cell office:value-type="float" office:value="1346" table:style-name="ce44">
            <text:p>1,346</text:p>
          </table:table-cell>
          <table:table-cell office:value-type="float" office:value="1013" table:style-name="ce45">
            <text:p>1,013</text:p>
          </table:table-cell>
          <table:table-cell office:value-type="float" office:value="3958" table:style-name="ce44">
            <text:p>3,958</text:p>
          </table:table-cell>
          <table:table-cell office:value-type="float" office:value="602" table:style-name="ce44">
            <text:p>602</text:p>
          </table:table-cell>
          <table:table-cell office:value-type="float" office:value="812" table:style-name="ce44">
            <text:p>812</text:p>
          </table:table-cell>
          <table:table-cell office:value-type="float" office:value="893" table:style-name="ce44">
            <text:p>893</text:p>
          </table:table-cell>
          <table:table-cell office:value-type="float" office:value="865" table:style-name="ce44">
            <text:p>865</text:p>
          </table:table-cell>
          <table:table-cell office:value-type="float" office:value="786" table:style-name="ce45">
            <text:p>786</text:p>
          </table:table-cell>
          <table:table-cell office:value-type="float" office:value="3102" table:style-name="ce44">
            <text:p>3,102</text:p>
          </table:table-cell>
          <table:table-cell office:value-type="float" office:value="852" table:style-name="ce44">
            <text:p>852</text:p>
          </table:table-cell>
          <table:table-cell office:value-type="float" office:value="708" table:style-name="ce44">
            <text:p>708</text:p>
          </table:table-cell>
          <table:table-cell office:value-type="float" office:value="579" table:style-name="ce44">
            <text:p>579</text:p>
          </table:table-cell>
          <table:table-cell office:value-type="float" office:value="511" table:style-name="ce44">
            <text:p>511</text:p>
          </table:table-cell>
          <table:table-cell office:value-type="float" office:value="452" table:style-name="ce45">
            <text:p>452</text:p>
          </table:table-cell>
          <table:table-cell office:value-type="float" office:value="1598" table:style-name="ce44">
            <text:p>1,598</text:p>
          </table:table-cell>
          <table:table-cell office:value-type="float" office:value="402" table:style-name="ce44">
            <text:p>402</text:p>
          </table:table-cell>
          <table:table-cell office:value-type="float" office:value="356" table:style-name="ce44">
            <text:p>356</text:p>
          </table:table-cell>
          <table:table-cell office:value-type="float" office:value="318" table:style-name="ce44">
            <text:p>318</text:p>
          </table:table-cell>
          <table:table-cell office:value-type="float" office:value="275" table:style-name="ce44">
            <text:p>275</text:p>
          </table:table-cell>
          <table:table-cell office:value-type="float" office:value="247" table:style-name="ce45">
            <text:p>247</text:p>
          </table:table-cell>
          <table:table-cell office:value-type="float" office:value="807" table:style-name="ce44">
            <text:p>807</text:p>
          </table:table-cell>
          <table:table-cell office:value-type="float" office:value="205" table:style-name="ce44">
            <text:p>205</text:p>
          </table:table-cell>
          <table:table-cell office:value-type="float" office:value="206" table:style-name="ce44">
            <text:p>206</text:p>
          </table:table-cell>
          <table:table-cell office:value-type="float" office:value="157" table:style-name="ce44">
            <text:p>157</text:p>
          </table:table-cell>
          <table:table-cell office:value-type="float" office:value="140" table:style-name="ce44">
            <text:p>140</text:p>
          </table:table-cell>
          <table:table-cell office:value-type="float" office:value="99" table:style-name="ce45">
            <text:p>99</text:p>
          </table:table-cell>
          <table:table-cell office:value-type="float" office:value="246" table:style-name="ce44">
            <text:p>246</text:p>
          </table:table-cell>
          <table:table-cell office:value-type="float" office:value="91" table:style-name="ce44">
            <text:p>91</text:p>
          </table:table-cell>
          <table:table-cell office:value-type="float" office:value="60" table:style-name="ce44">
            <text:p>60</text:p>
          </table:table-cell>
          <table:table-cell office:value-type="float" office:value="39" table:style-name="ce44">
            <text:p>39</text:p>
          </table:table-cell>
          <table:table-cell office:value-type="float" office:value="33" table:style-name="ce44">
            <text:p>33</text:p>
          </table:table-cell>
          <table:table-cell office:value-type="float" office:value="23" table:style-name="ce45">
            <text:p>23</text:p>
          </table:table-cell>
          <table:table-cell office:value-type="float" office:value="58" table:style-name="ce44">
            <text:p>5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4049" table:style-name="ce48">
            <text:p>184,049</text:p>
          </table:table-cell>
          <table:table-cell office:value-type="float" office:value="5208" table:style-name="ce49">
            <text:p>5,208</text:p>
          </table:table-cell>
          <table:table-cell office:value-type="float" office:value="849" table:style-name="ce48">
            <text:p>849</text:p>
          </table:table-cell>
          <table:table-cell office:value-type="float" office:value="962" table:style-name="ce48">
            <text:p>962</text:p>
          </table:table-cell>
          <table:table-cell office:value-type="float" office:value="1057" table:style-name="ce48">
            <text:p>1,057</text:p>
          </table:table-cell>
          <table:table-cell office:value-type="float" office:value="1088" table:style-name="ce48">
            <text:p>1,088</text:p>
          </table:table-cell>
          <table:table-cell office:value-type="float" office:value="1252" table:style-name="ce48">
            <text:p>1,252</text:p>
          </table:table-cell>
          <table:table-cell office:value-type="float" office:value="6538" table:style-name="ce48">
            <text:p>6,538</text:p>
          </table:table-cell>
          <table:table-cell office:value-type="float" office:value="1249" table:style-name="ce48">
            <text:p>1,249</text:p>
          </table:table-cell>
          <table:table-cell office:value-type="float" office:value="1362" table:style-name="ce48">
            <text:p>1,362</text:p>
          </table:table-cell>
          <table:table-cell office:value-type="float" office:value="1190" table:style-name="ce48">
            <text:p>1,190</text:p>
          </table:table-cell>
          <table:table-cell office:value-type="float" office:value="1426" table:style-name="ce48">
            <text:p>1,426</text:p>
          </table:table-cell>
          <table:table-cell office:value-type="float" office:value="1311" table:style-name="ce49">
            <text:p>1,311</text:p>
          </table:table-cell>
          <table:table-cell office:value-type="float" office:value="6323" table:style-name="ce48">
            <text:p>6,323</text:p>
          </table:table-cell>
          <table:table-cell office:value-type="float" office:value="1084" table:style-name="ce48">
            <text:p>1,084</text:p>
          </table:table-cell>
          <table:table-cell office:value-type="float" office:value="1234" table:style-name="ce48">
            <text:p>1,234</text:p>
          </table:table-cell>
          <table:table-cell office:value-type="float" office:value="1277" table:style-name="ce48">
            <text:p>1,277</text:p>
          </table:table-cell>
          <table:table-cell office:value-type="float" office:value="1338" table:style-name="ce48">
            <text:p>1,338</text:p>
          </table:table-cell>
          <table:table-cell office:value-type="float" office:value="1390" table:style-name="ce49">
            <text:p>1,390</text:p>
          </table:table-cell>
          <table:table-cell office:value-type="float" office:value="7770" table:style-name="ce48">
            <text:p>7,770</text:p>
          </table:table-cell>
          <table:table-cell office:value-type="float" office:value="1432" table:style-name="ce48">
            <text:p>1,432</text:p>
          </table:table-cell>
          <table:table-cell office:value-type="float" office:value="1429" table:style-name="ce48">
            <text:p>1,429</text:p>
          </table:table-cell>
          <table:table-cell office:value-type="float" office:value="1457" table:style-name="ce48">
            <text:p>1,457</text:p>
          </table:table-cell>
          <table:table-cell office:value-type="float" office:value="1728" table:style-name="ce48">
            <text:p>1,728</text:p>
          </table:table-cell>
          <table:table-cell office:value-type="float" office:value="1724" table:style-name="ce49">
            <text:p>1,724</text:p>
          </table:table-cell>
          <table:table-cell office:value-type="float" office:value="11311" table:style-name="ce48">
            <text:p>11,311</text:p>
          </table:table-cell>
          <table:table-cell office:value-type="float" office:value="2202" table:style-name="ce48">
            <text:p>2,202</text:p>
          </table:table-cell>
          <table:table-cell office:value-type="float" office:value="2190" table:style-name="ce48">
            <text:p>2,190</text:p>
          </table:table-cell>
          <table:table-cell office:value-type="float" office:value="2084" table:style-name="ce48">
            <text:p>2,084</text:p>
          </table:table-cell>
          <table:table-cell office:value-type="float" office:value="2399" table:style-name="ce48">
            <text:p>2,399</text:p>
          </table:table-cell>
          <table:table-cell office:value-type="float" office:value="2436" table:style-name="ce49">
            <text:p>2,436</text:p>
          </table:table-cell>
          <table:table-cell office:value-type="float" office:value="12384" table:style-name="ce48">
            <text:p>12,384</text:p>
          </table:table-cell>
          <table:table-cell office:value-type="float" office:value="2588" table:style-name="ce48">
            <text:p>2,588</text:p>
          </table:table-cell>
          <table:table-cell office:value-type="float" office:value="2530" table:style-name="ce48">
            <text:p>2,530</text:p>
          </table:table-cell>
          <table:table-cell office:value-type="float" office:value="2505" table:style-name="ce48">
            <text:p>2,505</text:p>
          </table:table-cell>
          <table:table-cell office:value-type="float" office:value="2464" table:style-name="ce48">
            <text:p>2,464</text:p>
          </table:table-cell>
          <table:table-cell office:value-type="float" office:value="2297" table:style-name="ce49">
            <text:p>2,297</text:p>
          </table:table-cell>
          <table:table-cell office:value-type="float" office:value="11250" table:style-name="ce48">
            <text:p>11,250</text:p>
          </table:table-cell>
          <table:table-cell office:value-type="float" office:value="2484" table:style-name="ce48">
            <text:p>2,484</text:p>
          </table:table-cell>
          <table:table-cell office:value-type="float" office:value="2230" table:style-name="ce48">
            <text:p>2,230</text:p>
          </table:table-cell>
          <table:table-cell office:value-type="float" office:value="2365" table:style-name="ce48">
            <text:p>2,365</text:p>
          </table:table-cell>
          <table:table-cell office:value-type="float" office:value="2105" table:style-name="ce48">
            <text:p>2,105</text:p>
          </table:table-cell>
          <table:table-cell office:value-type="float" office:value="2066" table:style-name="ce49">
            <text:p>2,066</text:p>
          </table:table-cell>
          <table:table-cell office:value-type="float" office:value="12326" table:style-name="ce48">
            <text:p>12,326</text:p>
          </table:table-cell>
          <table:table-cell office:value-type="float" office:value="2189" table:style-name="ce48">
            <text:p>2,189</text:p>
          </table:table-cell>
          <table:table-cell office:value-type="float" office:value="2270" table:style-name="ce48">
            <text:p>2,270</text:p>
          </table:table-cell>
          <table:table-cell office:value-type="float" office:value="2353" table:style-name="ce48">
            <text:p>2,353</text:p>
          </table:table-cell>
          <table:table-cell office:value-type="float" office:value="2666" table:style-name="ce48">
            <text:p>2,666</text:p>
          </table:table-cell>
          <table:table-cell office:value-type="float" office:value="2848" table:style-name="ce49">
            <text:p>2,848</text:p>
          </table:table-cell>
          <table:table-cell office:value-type="float" office:value="14423" table:style-name="ce48">
            <text:p>14,423</text:p>
          </table:table-cell>
          <table:table-cell office:value-type="float" office:value="2765" table:style-name="ce48">
            <text:p>2,765</text:p>
          </table:table-cell>
          <table:table-cell office:value-type="float" office:value="2851" table:style-name="ce48">
            <text:p>2,851</text:p>
          </table:table-cell>
          <table:table-cell office:value-type="float" office:value="2934" table:style-name="ce48">
            <text:p>2,934</text:p>
          </table:table-cell>
          <table:table-cell office:value-type="float" office:value="2895" table:style-name="ce48">
            <text:p>2,895</text:p>
          </table:table-cell>
          <table:table-cell office:value-type="float" office:value="2978" table:style-name="ce49">
            <text:p>2,978</text:p>
          </table:table-cell>
          <table:table-cell office:value-type="float" office:value="13950" table:style-name="ce48">
            <text:p>13,950</text:p>
          </table:table-cell>
          <table:table-cell office:value-type="float" office:value="2733" table:style-name="ce48">
            <text:p>2,733</text:p>
          </table:table-cell>
          <table:table-cell office:value-type="float" office:value="2790" table:style-name="ce48">
            <text:p>2,790</text:p>
          </table:table-cell>
          <table:table-cell office:value-type="float" office:value="2761" table:style-name="ce48">
            <text:p>2,761</text:p>
          </table:table-cell>
          <table:table-cell office:value-type="float" office:value="2785" table:style-name="ce48">
            <text:p>2,785</text:p>
          </table:table-cell>
          <table:table-cell office:value-type="float" office:value="2881" table:style-name="ce49">
            <text:p>2,881</text:p>
          </table:table-cell>
          <table:table-cell office:value-type="float" office:value="15219" table:style-name="ce48">
            <text:p>15,219</text:p>
          </table:table-cell>
          <table:table-cell office:value-type="float" office:value="2993" table:style-name="ce48">
            <text:p>2,993</text:p>
          </table:table-cell>
          <table:table-cell office:value-type="float" office:value="3098" table:style-name="ce48">
            <text:p>3,098</text:p>
          </table:table-cell>
          <table:table-cell office:value-type="float" office:value="3093" table:style-name="ce48">
            <text:p>3,093</text:p>
          </table:table-cell>
          <table:table-cell office:value-type="float" office:value="3056" table:style-name="ce48">
            <text:p>3,056</text:p>
          </table:table-cell>
          <table:table-cell office:value-type="float" office:value="2979" table:style-name="ce49">
            <text:p>2,979</text:p>
          </table:table-cell>
          <table:table-cell office:value-type="float" office:value="16040" table:style-name="ce48">
            <text:p>16,040</text:p>
          </table:table-cell>
          <table:table-cell office:value-type="float" office:value="3151" table:style-name="ce48">
            <text:p>3,151</text:p>
          </table:table-cell>
          <table:table-cell office:value-type="float" office:value="3263" table:style-name="ce48">
            <text:p>3,263</text:p>
          </table:table-cell>
          <table:table-cell office:value-type="float" office:value="3173" table:style-name="ce48">
            <text:p>3,173</text:p>
          </table:table-cell>
          <table:table-cell office:value-type="float" office:value="3191" table:style-name="ce48">
            <text:p>3,191</text:p>
          </table:table-cell>
          <table:table-cell office:value-type="float" office:value="3262" table:style-name="ce49">
            <text:p>3,262</text:p>
          </table:table-cell>
          <table:table-cell office:value-type="float" office:value="15478" table:style-name="ce48">
            <text:p>15,478</text:p>
          </table:table-cell>
          <table:table-cell office:value-type="float" office:value="3131" table:style-name="ce48">
            <text:p>3,131</text:p>
          </table:table-cell>
          <table:table-cell office:value-type="float" office:value="3180" table:style-name="ce48">
            <text:p>3,180</text:p>
          </table:table-cell>
          <table:table-cell office:value-type="float" office:value="3238" table:style-name="ce48">
            <text:p>3,238</text:p>
          </table:table-cell>
          <table:table-cell office:value-type="float" office:value="2981" table:style-name="ce48">
            <text:p>2,981</text:p>
          </table:table-cell>
          <table:table-cell office:value-type="float" office:value="2948" table:style-name="ce49">
            <text:p>2,948</text:p>
          </table:table-cell>
          <table:table-cell office:value-type="float" office:value="13520" table:style-name="ce48">
            <text:p>13,520</text:p>
          </table:table-cell>
          <table:table-cell office:value-type="float" office:value="2863" table:style-name="ce48">
            <text:p>2,863</text:p>
          </table:table-cell>
          <table:table-cell office:value-type="float" office:value="2785" table:style-name="ce48">
            <text:p>2,785</text:p>
          </table:table-cell>
          <table:table-cell office:value-type="float" office:value="2644" table:style-name="ce48">
            <text:p>2,644</text:p>
          </table:table-cell>
          <table:table-cell office:value-type="float" office:value="2671" table:style-name="ce48">
            <text:p>2,671</text:p>
          </table:table-cell>
          <table:table-cell office:value-type="float" office:value="2557" table:style-name="ce49">
            <text:p>2,557</text:p>
          </table:table-cell>
          <table:table-cell office:value-type="float" office:value="8582" table:style-name="ce48">
            <text:p>8,582</text:p>
          </table:table-cell>
          <table:table-cell office:value-type="float" office:value="2138" table:style-name="ce48">
            <text:p>2,138</text:p>
          </table:table-cell>
          <table:table-cell office:value-type="float" office:value="1963" table:style-name="ce48">
            <text:p>1,963</text:p>
          </table:table-cell>
          <table:table-cell office:value-type="float" office:value="1874" table:style-name="ce48">
            <text:p>1,874</text:p>
          </table:table-cell>
          <table:table-cell office:value-type="float" office:value="1422" table:style-name="ce48">
            <text:p>1,422</text:p>
          </table:table-cell>
          <table:table-cell office:value-type="float" office:value="1185" table:style-name="ce49">
            <text:p>1,185</text:p>
          </table:table-cell>
          <table:table-cell office:value-type="float" office:value="5111" table:style-name="ce48">
            <text:p>5,111</text:p>
          </table:table-cell>
          <table:table-cell office:value-type="float" office:value="756" table:style-name="ce48">
            <text:p>756</text:p>
          </table:table-cell>
          <table:table-cell office:value-type="float" office:value="1071" table:style-name="ce48">
            <text:p>1,071</text:p>
          </table:table-cell>
          <table:table-cell office:value-type="float" office:value="1148" table:style-name="ce48">
            <text:p>1,148</text:p>
          </table:table-cell>
          <table:table-cell office:value-type="float" office:value="1085" table:style-name="ce48">
            <text:p>1,085</text:p>
          </table:table-cell>
          <table:table-cell office:value-type="float" office:value="1051" table:style-name="ce49">
            <text:p>1,051</text:p>
          </table:table-cell>
          <table:table-cell office:value-type="float" office:value="4671" table:style-name="ce48">
            <text:p>4,671</text:p>
          </table:table-cell>
          <table:table-cell office:value-type="float" office:value="1101" table:style-name="ce48">
            <text:p>1,101</text:p>
          </table:table-cell>
          <table:table-cell office:value-type="float" office:value="1084" table:style-name="ce48">
            <text:p>1,084</text:p>
          </table:table-cell>
          <table:table-cell office:value-type="float" office:value="955" table:style-name="ce48">
            <text:p>955</text:p>
          </table:table-cell>
          <table:table-cell office:value-type="float" office:value="820" table:style-name="ce48">
            <text:p>820</text:p>
          </table:table-cell>
          <table:table-cell office:value-type="float" office:value="711" table:style-name="ce49">
            <text:p>711</text:p>
          </table:table-cell>
          <table:table-cell office:value-type="float" office:value="2533" table:style-name="ce48">
            <text:p>2,533</text:p>
          </table:table-cell>
          <table:table-cell office:value-type="float" office:value="664" table:style-name="ce48">
            <text:p>664</text:p>
          </table:table-cell>
          <table:table-cell office:value-type="float" office:value="567" table:style-name="ce48">
            <text:p>567</text:p>
          </table:table-cell>
          <table:table-cell office:value-type="float" office:value="516" table:style-name="ce48">
            <text:p>516</text:p>
          </table:table-cell>
          <table:table-cell office:value-type="float" office:value="416" table:style-name="ce48">
            <text:p>416</text:p>
          </table:table-cell>
          <table:table-cell office:value-type="float" office:value="370" table:style-name="ce49">
            <text:p>370</text:p>
          </table:table-cell>
          <table:table-cell office:value-type="float" office:value="1086" table:style-name="ce48">
            <text:p>1,086</text:p>
          </table:table-cell>
          <table:table-cell office:value-type="float" office:value="323" table:style-name="ce48">
            <text:p>323</text:p>
          </table:table-cell>
          <table:table-cell office:value-type="float" office:value="230" table:style-name="ce48">
            <text:p>230</text:p>
          </table:table-cell>
          <table:table-cell office:value-type="float" office:value="204" table:style-name="ce48">
            <text:p>204</text:p>
          </table:table-cell>
          <table:table-cell office:value-type="float" office:value="185" table:style-name="ce48">
            <text:p>185</text:p>
          </table:table-cell>
          <table:table-cell office:value-type="float" office:value="144" table:style-name="ce49">
            <text:p>144</text:p>
          </table:table-cell>
          <table:table-cell office:value-type="float" office:value="278" table:style-name="ce48">
            <text:p>278</text:p>
          </table:table-cell>
          <table:table-cell office:value-type="float" office:value="103" table:style-name="ce48">
            <text:p>103</text:p>
          </table:table-cell>
          <table:table-cell office:value-type="float" office:value="63" table:style-name="ce48">
            <text:p>63</text:p>
          </table:table-cell>
          <table:table-cell office:value-type="float" office:value="53" table:style-name="ce48">
            <text:p>53</text:p>
          </table:table-cell>
          <table:table-cell office:value-type="float" office:value="37" table:style-name="ce48">
            <text:p>37</text:p>
          </table:table-cell>
          <table:table-cell office:value-type="float" office:value="22" table:style-name="ce49">
            <text:p>22</text:p>
          </table:table-cell>
          <table:table-cell office:value-type="float" office:value="48" table:style-name="ce48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229" table:style-name="ce44">
            <text:p>452,229</text:p>
          </table:table-cell>
          <table:table-cell office:value-type="float" office:value="22155" table:style-name="ce44">
            <text:p>22,155</text:p>
          </table:table-cell>
          <table:table-cell office:value-type="float" office:value="3477" table:style-name="ce44">
            <text:p>3,477</text:p>
          </table:table-cell>
          <table:table-cell office:value-type="float" office:value="4163" table:style-name="ce44">
            <text:p>4,163</text:p>
          </table:table-cell>
          <table:table-cell office:value-type="float" office:value="4423" table:style-name="ce44">
            <text:p>4,423</text:p>
          </table:table-cell>
          <table:table-cell office:value-type="float" office:value="4871" table:style-name="ce44">
            <text:p>4,871</text:p>
          </table:table-cell>
          <table:table-cell office:value-type="float" office:value="5221" table:style-name="ce44">
            <text:p>5,221</text:p>
          </table:table-cell>
          <table:table-cell office:value-type="float" office:value="29028" table:style-name="ce44">
            <text:p>29,028</text:p>
          </table:table-cell>
          <table:table-cell office:value-type="float" office:value="5633" table:style-name="ce44">
            <text:p>5,633</text:p>
          </table:table-cell>
          <table:table-cell office:value-type="float" office:value="5986" table:style-name="ce44">
            <text:p>5,986</text:p>
          </table:table-cell>
          <table:table-cell office:value-type="float" office:value="5381" table:style-name="ce44">
            <text:p>5,381</text:p>
          </table:table-cell>
          <table:table-cell office:value-type="float" office:value="6340" table:style-name="ce44">
            <text:p>6,340</text:p>
          </table:table-cell>
          <table:table-cell office:value-type="float" office:value="5688" table:style-name="ce45">
            <text:p>5,688</text:p>
          </table:table-cell>
          <table:table-cell office:value-type="float" office:value="24903" table:style-name="ce44">
            <text:p>24,903</text:p>
          </table:table-cell>
          <table:table-cell office:value-type="float" office:value="4569" table:style-name="ce44">
            <text:p>4,569</text:p>
          </table:table-cell>
          <table:table-cell office:value-type="float" office:value="5041" table:style-name="ce44">
            <text:p>5,041</text:p>
          </table:table-cell>
          <table:table-cell office:value-type="float" office:value="5165" table:style-name="ce44">
            <text:p>5,165</text:p>
          </table:table-cell>
          <table:table-cell office:value-type="float" office:value="5264" table:style-name="ce44">
            <text:p>5,264</text:p>
          </table:table-cell>
          <table:table-cell office:value-type="float" office:value="4864" table:style-name="ce45">
            <text:p>4,864</text:p>
          </table:table-cell>
          <table:table-cell office:value-type="float" office:value="24416" table:style-name="ce44">
            <text:p>24,416</text:p>
          </table:table-cell>
          <table:table-cell office:value-type="float" office:value="4739" table:style-name="ce44">
            <text:p>4,739</text:p>
          </table:table-cell>
          <table:table-cell office:value-type="float" office:value="4803" table:style-name="ce44">
            <text:p>4,803</text:p>
          </table:table-cell>
          <table:table-cell office:value-type="float" office:value="4711" table:style-name="ce44">
            <text:p>4,711</text:p>
          </table:table-cell>
          <table:table-cell office:value-type="float" office:value="5077" table:style-name="ce44">
            <text:p>5,077</text:p>
          </table:table-cell>
          <table:table-cell office:value-type="float" office:value="5086" table:style-name="ce45">
            <text:p>5,086</text:p>
          </table:table-cell>
          <table:table-cell office:value-type="float" office:value="27326" table:style-name="ce44">
            <text:p>27,326</text:p>
          </table:table-cell>
          <table:table-cell office:value-type="float" office:value="5768" table:style-name="ce44">
            <text:p>5,768</text:p>
          </table:table-cell>
          <table:table-cell office:value-type="float" office:value="5391" table:style-name="ce44">
            <text:p>5,391</text:p>
          </table:table-cell>
          <table:table-cell office:value-type="float" office:value="4921" table:style-name="ce44">
            <text:p>4,921</text:p>
          </table:table-cell>
          <table:table-cell office:value-type="float" office:value="5543" table:style-name="ce44">
            <text:p>5,543</text:p>
          </table:table-cell>
          <table:table-cell office:value-type="float" office:value="5703" table:style-name="ce45">
            <text:p>5,703</text:p>
          </table:table-cell>
          <table:table-cell office:value-type="float" office:value="27973" table:style-name="ce44">
            <text:p>27,973</text:p>
          </table:table-cell>
          <table:table-cell office:value-type="float" office:value="5728" table:style-name="ce44">
            <text:p>5,728</text:p>
          </table:table-cell>
          <table:table-cell office:value-type="float" office:value="5468" table:style-name="ce44">
            <text:p>5,468</text:p>
          </table:table-cell>
          <table:table-cell office:value-type="float" office:value="5567" table:style-name="ce44">
            <text:p>5,567</text:p>
          </table:table-cell>
          <table:table-cell office:value-type="float" office:value="5630" table:style-name="ce44">
            <text:p>5,630</text:p>
          </table:table-cell>
          <table:table-cell office:value-type="float" office:value="5580" table:style-name="ce45">
            <text:p>5,580</text:p>
          </table:table-cell>
          <table:table-cell office:value-type="float" office:value="29439" table:style-name="ce44">
            <text:p>29,439</text:p>
          </table:table-cell>
          <table:table-cell office:value-type="float" office:value="5860" table:style-name="ce44">
            <text:p>5,860</text:p>
          </table:table-cell>
          <table:table-cell office:value-type="float" office:value="5737" table:style-name="ce44">
            <text:p>5,737</text:p>
          </table:table-cell>
          <table:table-cell office:value-type="float" office:value="6143" table:style-name="ce44">
            <text:p>6,143</text:p>
          </table:table-cell>
          <table:table-cell office:value-type="float" office:value="5897" table:style-name="ce44">
            <text:p>5,897</text:p>
          </table:table-cell>
          <table:table-cell office:value-type="float" office:value="5802" table:style-name="ce45">
            <text:p>5,802</text:p>
          </table:table-cell>
          <table:table-cell office:value-type="float" office:value="38259" table:style-name="ce44">
            <text:p>38,259</text:p>
          </table:table-cell>
          <table:table-cell office:value-type="float" office:value="6334" table:style-name="ce44">
            <text:p>6,334</text:p>
          </table:table-cell>
          <table:table-cell office:value-type="float" office:value="7176" table:style-name="ce44">
            <text:p>7,176</text:p>
          </table:table-cell>
          <table:table-cell office:value-type="float" office:value="7717" table:style-name="ce44">
            <text:p>7,717</text:p>
          </table:table-cell>
          <table:table-cell office:value-type="float" office:value="8219" table:style-name="ce44">
            <text:p>8,219</text:p>
          </table:table-cell>
          <table:table-cell office:value-type="float" office:value="8813" table:style-name="ce45">
            <text:p>8,813</text:p>
          </table:table-cell>
          <table:table-cell office:value-type="float" office:value="43854" table:style-name="ce44">
            <text:p>43,854</text:p>
          </table:table-cell>
          <table:table-cell office:value-type="float" office:value="9020" table:style-name="ce44">
            <text:p>9,020</text:p>
          </table:table-cell>
          <table:table-cell office:value-type="float" office:value="8993" table:style-name="ce44">
            <text:p>8,993</text:p>
          </table:table-cell>
          <table:table-cell office:value-type="float" office:value="8796" table:style-name="ce44">
            <text:p>8,796</text:p>
          </table:table-cell>
          <table:table-cell office:value-type="float" office:value="8167" table:style-name="ce44">
            <text:p>8,167</text:p>
          </table:table-cell>
          <table:table-cell office:value-type="float" office:value="8878" table:style-name="ce45">
            <text:p>8,878</text:p>
          </table:table-cell>
          <table:table-cell office:value-type="float" office:value="35674" table:style-name="ce44">
            <text:p>35,674</text:p>
          </table:table-cell>
          <table:table-cell office:value-type="float" office:value="7709" table:style-name="ce44">
            <text:p>7,709</text:p>
          </table:table-cell>
          <table:table-cell office:value-type="float" office:value="7339" table:style-name="ce44">
            <text:p>7,339</text:p>
          </table:table-cell>
          <table:table-cell office:value-type="float" office:value="6815" table:style-name="ce44">
            <text:p>6,815</text:p>
          </table:table-cell>
          <table:table-cell office:value-type="float" office:value="6866" table:style-name="ce44">
            <text:p>6,866</text:p>
          </table:table-cell>
          <table:table-cell office:value-type="float" office:value="6945" table:style-name="ce45">
            <text:p>6,945</text:p>
          </table:table-cell>
          <table:table-cell office:value-type="float" office:value="32876" table:style-name="ce44">
            <text:p>32,876</text:p>
          </table:table-cell>
          <table:table-cell office:value-type="float" office:value="6960" table:style-name="ce44">
            <text:p>6,960</text:p>
          </table:table-cell>
          <table:table-cell office:value-type="float" office:value="6889" table:style-name="ce44">
            <text:p>6,889</text:p>
          </table:table-cell>
          <table:table-cell office:value-type="float" office:value="6705" table:style-name="ce44">
            <text:p>6,705</text:p>
          </table:table-cell>
          <table:table-cell office:value-type="float" office:value="6242" table:style-name="ce44">
            <text:p>6,242</text:p>
          </table:table-cell>
          <table:table-cell office:value-type="float" office:value="6080" table:style-name="ce45">
            <text:p>6,080</text:p>
          </table:table-cell>
          <table:table-cell office:value-type="float" office:value="30024" table:style-name="ce44">
            <text:p>30,024</text:p>
          </table:table-cell>
          <table:table-cell office:value-type="float" office:value="6135" table:style-name="ce44">
            <text:p>6,135</text:p>
          </table:table-cell>
          <table:table-cell office:value-type="float" office:value="6092" table:style-name="ce44">
            <text:p>6,092</text:p>
          </table:table-cell>
          <table:table-cell office:value-type="float" office:value="6030" table:style-name="ce44">
            <text:p>6,030</text:p>
          </table:table-cell>
          <table:table-cell office:value-type="float" office:value="6023" table:style-name="ce44">
            <text:p>6,023</text:p>
          </table:table-cell>
          <table:table-cell office:value-type="float" office:value="5744" table:style-name="ce45">
            <text:p>5,744</text:p>
          </table:table-cell>
          <table:table-cell office:value-type="float" office:value="26236" table:style-name="ce44">
            <text:p>26,236</text:p>
          </table:table-cell>
          <table:table-cell office:value-type="float" office:value="5476" table:style-name="ce44">
            <text:p>5,476</text:p>
          </table:table-cell>
          <table:table-cell office:value-type="float" office:value="5496" table:style-name="ce44">
            <text:p>5,496</text:p>
          </table:table-cell>
          <table:table-cell office:value-type="float" office:value="5556" table:style-name="ce44">
            <text:p>5,556</text:p>
          </table:table-cell>
          <table:table-cell office:value-type="float" office:value="4906" table:style-name="ce44">
            <text:p>4,906</text:p>
          </table:table-cell>
          <table:table-cell office:value-type="float" office:value="4802" table:style-name="ce45">
            <text:p>4,802</text:p>
          </table:table-cell>
          <table:table-cell office:value-type="float" office:value="22601" table:style-name="ce44">
            <text:p>22,601</text:p>
          </table:table-cell>
          <table:table-cell office:value-type="float" office:value="4795" table:style-name="ce44">
            <text:p>4,795</text:p>
          </table:table-cell>
          <table:table-cell office:value-type="float" office:value="4775" table:style-name="ce44">
            <text:p>4,775</text:p>
          </table:table-cell>
          <table:table-cell office:value-type="float" office:value="4467" table:style-name="ce44">
            <text:p>4,467</text:p>
          </table:table-cell>
          <table:table-cell office:value-type="float" office:value="4269" table:style-name="ce44">
            <text:p>4,269</text:p>
          </table:table-cell>
          <table:table-cell office:value-type="float" office:value="4295" table:style-name="ce45">
            <text:p>4,295</text:p>
          </table:table-cell>
          <table:table-cell office:value-type="float" office:value="14752" table:style-name="ce44">
            <text:p>14,752</text:p>
          </table:table-cell>
          <table:table-cell office:value-type="float" office:value="3600" table:style-name="ce44">
            <text:p>3,600</text:p>
          </table:table-cell>
          <table:table-cell office:value-type="float" office:value="3167" table:style-name="ce44">
            <text:p>3,167</text:p>
          </table:table-cell>
          <table:table-cell office:value-type="float" office:value="3111" table:style-name="ce44">
            <text:p>3,111</text:p>
          </table:table-cell>
          <table:table-cell office:value-type="float" office:value="2466" table:style-name="ce44">
            <text:p>2,466</text:p>
          </table:table-cell>
          <table:table-cell office:value-type="float" office:value="2408" table:style-name="ce45">
            <text:p>2,408</text:p>
          </table:table-cell>
          <table:table-cell office:value-type="float" office:value="9027" table:style-name="ce44">
            <text:p>9,027</text:p>
          </table:table-cell>
          <table:table-cell office:value-type="float" office:value="1563" table:style-name="ce44">
            <text:p>1,563</text:p>
          </table:table-cell>
          <table:table-cell office:value-type="float" office:value="1904" table:style-name="ce44">
            <text:p>1,904</text:p>
          </table:table-cell>
          <table:table-cell office:value-type="float" office:value="1950" table:style-name="ce44">
            <text:p>1,950</text:p>
          </table:table-cell>
          <table:table-cell office:value-type="float" office:value="1889" table:style-name="ce44">
            <text:p>1,889</text:p>
          </table:table-cell>
          <table:table-cell office:value-type="float" office:value="1721" table:style-name="ce45">
            <text:p>1,721</text:p>
          </table:table-cell>
          <table:table-cell office:value-type="float" office:value="7022" table:style-name="ce44">
            <text:p>7,022</text:p>
          </table:table-cell>
          <table:table-cell office:value-type="float" office:value="1717" table:style-name="ce44">
            <text:p>1,717</text:p>
          </table:table-cell>
          <table:table-cell office:value-type="float" office:value="1525" table:style-name="ce44">
            <text:p>1,525</text:p>
          </table:table-cell>
          <table:table-cell office:value-type="float" office:value="1449" table:style-name="ce44">
            <text:p>1,449</text:p>
          </table:table-cell>
          <table:table-cell office:value-type="float" office:value="1208" table:style-name="ce44">
            <text:p>1,208</text:p>
          </table:table-cell>
          <table:table-cell office:value-type="float" office:value="1123" table:style-name="ce45">
            <text:p>1,123</text:p>
          </table:table-cell>
          <table:table-cell office:value-type="float" office:value="3947" table:style-name="ce44">
            <text:p>3,947</text:p>
          </table:table-cell>
          <table:table-cell office:value-type="float" office:value="961" table:style-name="ce44">
            <text:p>961</text:p>
          </table:table-cell>
          <table:table-cell office:value-type="float" office:value="917" table:style-name="ce44">
            <text:p>917</text:p>
          </table:table-cell>
          <table:table-cell office:value-type="float" office:value="755" table:style-name="ce44">
            <text:p>755</text:p>
          </table:table-cell>
          <table:table-cell office:value-type="float" office:value="693" table:style-name="ce44">
            <text:p>693</text:p>
          </table:table-cell>
          <table:table-cell office:value-type="float" office:value="621" table:style-name="ce45">
            <text:p>621</text:p>
          </table:table-cell>
          <table:table-cell office:value-type="float" office:value="2058" table:style-name="ce44">
            <text:p>2,058</text:p>
          </table:table-cell>
          <table:table-cell office:value-type="float" office:value="566" table:style-name="ce44">
            <text:p>566</text:p>
          </table:table-cell>
          <table:table-cell office:value-type="float" office:value="480" table:style-name="ce44">
            <text:p>480</text:p>
          </table:table-cell>
          <table:table-cell office:value-type="float" office:value="388" table:style-name="ce44">
            <text:p>388</text:p>
          </table:table-cell>
          <table:table-cell office:value-type="float" office:value="353" table:style-name="ce44">
            <text:p>353</text:p>
          </table:table-cell>
          <table:table-cell office:value-type="float" office:value="271" table:style-name="ce45">
            <text:p>271</text:p>
          </table:table-cell>
          <table:table-cell office:value-type="float" office:value="571" table:style-name="ce44">
            <text:p>571</text:p>
          </table:table-cell>
          <table:table-cell office:value-type="float" office:value="191" table:style-name="ce44">
            <text:p>191</text:p>
          </table:table-cell>
          <table:table-cell office:value-type="float" office:value="154" table:style-name="ce44">
            <text:p>154</text:p>
          </table:table-cell>
          <table:table-cell office:value-type="float" office:value="112" table:style-name="ce44">
            <text:p>112</text:p>
          </table:table-cell>
          <table:table-cell office:value-type="float" office:value="74" table:style-name="ce44">
            <text:p>74</text:p>
          </table:table-cell>
          <table:table-cell office:value-type="float" office:value="40" table:style-name="ce45">
            <text:p>40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192" table:style-name="ce44">
            <text:p>223,192</text:p>
          </table:table-cell>
          <table:table-cell office:value-type="float" office:value="11435" table:style-name="ce44">
            <text:p>11,435</text:p>
          </table:table-cell>
          <table:table-cell office:value-type="float" office:value="1805" table:style-name="ce46">
            <text:p>1,805</text:p>
          </table:table-cell>
          <table:table-cell office:value-type="float" office:value="2193" table:style-name="ce46">
            <text:p>2,193</text:p>
          </table:table-cell>
          <table:table-cell office:value-type="float" office:value="2272" table:style-name="ce46">
            <text:p>2,272</text:p>
          </table:table-cell>
          <table:table-cell office:value-type="float" office:value="2520" table:style-name="ce46">
            <text:p>2,520</text:p>
          </table:table-cell>
          <table:table-cell office:value-type="float" office:value="2645" table:style-name="ce46">
            <text:p>2,645</text:p>
          </table:table-cell>
          <table:table-cell office:value-type="float" office:value="15082" table:style-name="ce46">
            <text:p>15,082</text:p>
          </table:table-cell>
          <table:table-cell office:value-type="float" office:value="2888" table:style-name="ce46">
            <text:p>2,888</text:p>
          </table:table-cell>
          <table:table-cell office:value-type="float" office:value="3137" table:style-name="ce46">
            <text:p>3,137</text:p>
          </table:table-cell>
          <table:table-cell office:value-type="float" office:value="2797" table:style-name="ce46">
            <text:p>2,797</text:p>
          </table:table-cell>
          <table:table-cell office:value-type="float" office:value="3266" table:style-name="ce46">
            <text:p>3,266</text:p>
          </table:table-cell>
          <table:table-cell office:value-type="float" office:value="2994" table:style-name="ce47">
            <text:p>2,994</text:p>
          </table:table-cell>
          <table:table-cell office:value-type="float" office:value="13098" table:style-name="ce46">
            <text:p>13,098</text:p>
          </table:table-cell>
          <table:table-cell office:value-type="float" office:value="2385" table:style-name="ce46">
            <text:p>2,385</text:p>
          </table:table-cell>
          <table:table-cell office:value-type="float" office:value="2610" table:style-name="ce46">
            <text:p>2,610</text:p>
          </table:table-cell>
          <table:table-cell office:value-type="float" office:value="2773" table:style-name="ce46">
            <text:p>2,773</text:p>
          </table:table-cell>
          <table:table-cell office:value-type="float" office:value="2811" table:style-name="ce46">
            <text:p>2,811</text:p>
          </table:table-cell>
          <table:table-cell office:value-type="float" office:value="2519" table:style-name="ce47">
            <text:p>2,519</text:p>
          </table:table-cell>
          <table:table-cell office:value-type="float" office:value="12721" table:style-name="ce46">
            <text:p>12,721</text:p>
          </table:table-cell>
          <table:table-cell office:value-type="float" office:value="2488" table:style-name="ce46">
            <text:p>2,488</text:p>
          </table:table-cell>
          <table:table-cell office:value-type="float" office:value="2447" table:style-name="ce46">
            <text:p>2,447</text:p>
          </table:table-cell>
          <table:table-cell office:value-type="float" office:value="2465" table:style-name="ce46">
            <text:p>2,465</text:p>
          </table:table-cell>
          <table:table-cell office:value-type="float" office:value="2688" table:style-name="ce46">
            <text:p>2,688</text:p>
          </table:table-cell>
          <table:table-cell office:value-type="float" office:value="2633" table:style-name="ce47">
            <text:p>2,633</text:p>
          </table:table-cell>
          <table:table-cell office:value-type="float" office:value="14183" table:style-name="ce46">
            <text:p>14,183</text:p>
          </table:table-cell>
          <table:table-cell office:value-type="float" office:value="2970" table:style-name="ce46">
            <text:p>2,970</text:p>
          </table:table-cell>
          <table:table-cell office:value-type="float" office:value="2795" table:style-name="ce46">
            <text:p>2,795</text:p>
          </table:table-cell>
          <table:table-cell office:value-type="float" office:value="2594" table:style-name="ce46">
            <text:p>2,594</text:p>
          </table:table-cell>
          <table:table-cell office:value-type="float" office:value="2870" table:style-name="ce46">
            <text:p>2,870</text:p>
          </table:table-cell>
          <table:table-cell office:value-type="float" office:value="2954" table:style-name="ce47">
            <text:p>2,954</text:p>
          </table:table-cell>
          <table:table-cell office:value-type="float" office:value="14439" table:style-name="ce46">
            <text:p>14,439</text:p>
          </table:table-cell>
          <table:table-cell office:value-type="float" office:value="2971" table:style-name="ce46">
            <text:p>2,971</text:p>
          </table:table-cell>
          <table:table-cell office:value-type="float" office:value="2817" table:style-name="ce46">
            <text:p>2,817</text:p>
          </table:table-cell>
          <table:table-cell office:value-type="float" office:value="2795" table:style-name="ce46">
            <text:p>2,795</text:p>
          </table:table-cell>
          <table:table-cell office:value-type="float" office:value="2959" table:style-name="ce46">
            <text:p>2,959</text:p>
          </table:table-cell>
          <table:table-cell office:value-type="float" office:value="2897" table:style-name="ce47">
            <text:p>2,897</text:p>
          </table:table-cell>
          <table:table-cell office:value-type="float" office:value="14929" table:style-name="ce46">
            <text:p>14,929</text:p>
          </table:table-cell>
          <table:table-cell office:value-type="float" office:value="3070" table:style-name="ce46">
            <text:p>3,070</text:p>
          </table:table-cell>
          <table:table-cell office:value-type="float" office:value="2886" table:style-name="ce46">
            <text:p>2,886</text:p>
          </table:table-cell>
          <table:table-cell office:value-type="float" office:value="3124" table:style-name="ce46">
            <text:p>3,124</text:p>
          </table:table-cell>
          <table:table-cell office:value-type="float" office:value="2961" table:style-name="ce46">
            <text:p>2,961</text:p>
          </table:table-cell>
          <table:table-cell office:value-type="float" office:value="2888" table:style-name="ce47">
            <text:p>2,888</text:p>
          </table:table-cell>
          <table:table-cell office:value-type="float" office:value="18454" table:style-name="ce46">
            <text:p>18,454</text:p>
          </table:table-cell>
          <table:table-cell office:value-type="float" office:value="3119" table:style-name="ce46">
            <text:p>3,119</text:p>
          </table:table-cell>
          <table:table-cell office:value-type="float" office:value="3407" table:style-name="ce46">
            <text:p>3,407</text:p>
          </table:table-cell>
          <table:table-cell office:value-type="float" office:value="3717" table:style-name="ce46">
            <text:p>3,717</text:p>
          </table:table-cell>
          <table:table-cell office:value-type="float" office:value="4002" table:style-name="ce46">
            <text:p>4,002</text:p>
          </table:table-cell>
          <table:table-cell office:value-type="float" office:value="4209" table:style-name="ce47">
            <text:p>4,209</text:p>
          </table:table-cell>
          <table:table-cell office:value-type="float" office:value="21149" table:style-name="ce46">
            <text:p>21,149</text:p>
          </table:table-cell>
          <table:table-cell office:value-type="float" office:value="4327" table:style-name="ce46">
            <text:p>4,327</text:p>
          </table:table-cell>
          <table:table-cell office:value-type="float" office:value="4293" table:style-name="ce46">
            <text:p>4,293</text:p>
          </table:table-cell>
          <table:table-cell office:value-type="float" office:value="4240" table:style-name="ce46">
            <text:p>4,240</text:p>
          </table:table-cell>
          <table:table-cell office:value-type="float" office:value="3955" table:style-name="ce46">
            <text:p>3,955</text:p>
          </table:table-cell>
          <table:table-cell office:value-type="float" office:value="4334" table:style-name="ce47">
            <text:p>4,334</text:p>
          </table:table-cell>
          <table:table-cell office:value-type="float" office:value="17547" table:style-name="ce46">
            <text:p>17,547</text:p>
          </table:table-cell>
          <table:table-cell office:value-type="float" office:value="3814" table:style-name="ce46">
            <text:p>3,814</text:p>
          </table:table-cell>
          <table:table-cell office:value-type="float" office:value="3579" table:style-name="ce46">
            <text:p>3,579</text:p>
          </table:table-cell>
          <table:table-cell office:value-type="float" office:value="3439" table:style-name="ce46">
            <text:p>3,439</text:p>
          </table:table-cell>
          <table:table-cell office:value-type="float" office:value="3338" table:style-name="ce46">
            <text:p>3,338</text:p>
          </table:table-cell>
          <table:table-cell office:value-type="float" office:value="3377" table:style-name="ce47">
            <text:p>3,377</text:p>
          </table:table-cell>
          <table:table-cell office:value-type="float" office:value="16209" table:style-name="ce46">
            <text:p>16,209</text:p>
          </table:table-cell>
          <table:table-cell office:value-type="float" office:value="3454" table:style-name="ce46">
            <text:p>3,454</text:p>
          </table:table-cell>
          <table:table-cell office:value-type="float" office:value="3337" table:style-name="ce46">
            <text:p>3,337</text:p>
          </table:table-cell>
          <table:table-cell office:value-type="float" office:value="3274" table:style-name="ce46">
            <text:p>3,274</text:p>
          </table:table-cell>
          <table:table-cell office:value-type="float" office:value="3132" table:style-name="ce46">
            <text:p>3,132</text:p>
          </table:table-cell>
          <table:table-cell office:value-type="float" office:value="3012" table:style-name="ce47">
            <text:p>3,012</text:p>
          </table:table-cell>
          <table:table-cell office:value-type="float" office:value="14792" table:style-name="ce46">
            <text:p>14,792</text:p>
          </table:table-cell>
          <table:table-cell office:value-type="float" office:value="3021" table:style-name="ce46">
            <text:p>3,021</text:p>
          </table:table-cell>
          <table:table-cell office:value-type="float" office:value="3037" table:style-name="ce46">
            <text:p>3,037</text:p>
          </table:table-cell>
          <table:table-cell office:value-type="float" office:value="2976" table:style-name="ce46">
            <text:p>2,976</text:p>
          </table:table-cell>
          <table:table-cell office:value-type="float" office:value="2938" table:style-name="ce46">
            <text:p>2,938</text:p>
          </table:table-cell>
          <table:table-cell office:value-type="float" office:value="2820" table:style-name="ce47">
            <text:p>2,820</text:p>
          </table:table-cell>
          <table:table-cell office:value-type="float" office:value="12514" table:style-name="ce46">
            <text:p>12,514</text:p>
          </table:table-cell>
          <table:table-cell office:value-type="float" office:value="2659" table:style-name="ce46">
            <text:p>2,659</text:p>
          </table:table-cell>
          <table:table-cell office:value-type="float" office:value="2627" table:style-name="ce46">
            <text:p>2,627</text:p>
          </table:table-cell>
          <table:table-cell office:value-type="float" office:value="2653" table:style-name="ce46">
            <text:p>2,653</text:p>
          </table:table-cell>
          <table:table-cell office:value-type="float" office:value="2388" table:style-name="ce46">
            <text:p>2,388</text:p>
          </table:table-cell>
          <table:table-cell office:value-type="float" office:value="2187" table:style-name="ce47">
            <text:p>2,187</text:p>
          </table:table-cell>
          <table:table-cell office:value-type="float" office:value="10536" table:style-name="ce46">
            <text:p>10,536</text:p>
          </table:table-cell>
          <table:table-cell office:value-type="float" office:value="2253" table:style-name="ce46">
            <text:p>2,253</text:p>
          </table:table-cell>
          <table:table-cell office:value-type="float" office:value="2221" table:style-name="ce46">
            <text:p>2,221</text:p>
          </table:table-cell>
          <table:table-cell office:value-type="float" office:value="2126" table:style-name="ce46">
            <text:p>2,126</text:p>
          </table:table-cell>
          <table:table-cell office:value-type="float" office:value="1981" table:style-name="ce46">
            <text:p>1,981</text:p>
          </table:table-cell>
          <table:table-cell office:value-type="float" office:value="1955" table:style-name="ce47">
            <text:p>1,955</text:p>
          </table:table-cell>
          <table:table-cell office:value-type="float" office:value="6719" table:style-name="ce46">
            <text:p>6,719</text:p>
          </table:table-cell>
          <table:table-cell office:value-type="float" office:value="1663" table:style-name="ce46">
            <text:p>1,663</text:p>
          </table:table-cell>
          <table:table-cell office:value-type="float" office:value="1422" table:style-name="ce46">
            <text:p>1,422</text:p>
          </table:table-cell>
          <table:table-cell office:value-type="float" office:value="1397" table:style-name="ce46">
            <text:p>1,397</text:p>
          </table:table-cell>
          <table:table-cell office:value-type="float" office:value="1140" table:style-name="ce46">
            <text:p>1,140</text:p>
          </table:table-cell>
          <table:table-cell office:value-type="float" office:value="1097" table:style-name="ce47">
            <text:p>1,097</text:p>
          </table:table-cell>
          <table:table-cell office:value-type="float" office:value="3799" table:style-name="ce46">
            <text:p>3,799</text:p>
          </table:table-cell>
          <table:table-cell office:value-type="float" office:value="679" table:style-name="ce46">
            <text:p>679</text:p>
          </table:table-cell>
          <table:table-cell office:value-type="float" office:value="794" table:style-name="ce46">
            <text:p>794</text:p>
          </table:table-cell>
          <table:table-cell office:value-type="float" office:value="822" table:style-name="ce46">
            <text:p>822</text:p>
          </table:table-cell>
          <table:table-cell office:value-type="float" office:value="792" table:style-name="ce46">
            <text:p>792</text:p>
          </table:table-cell>
          <table:table-cell office:value-type="float" office:value="712" table:style-name="ce47">
            <text:p>712</text:p>
          </table:table-cell>
          <table:table-cell office:value-type="float" office:value="2749" table:style-name="ce46">
            <text:p>2,749</text:p>
          </table:table-cell>
          <table:table-cell office:value-type="float" office:value="679" table:style-name="ce46">
            <text:p>679</text:p>
          </table:table-cell>
          <table:table-cell office:value-type="float" office:value="608" table:style-name="ce46">
            <text:p>608</text:p>
          </table:table-cell>
          <table:table-cell office:value-type="float" office:value="551" table:style-name="ce46">
            <text:p>551</text:p>
          </table:table-cell>
          <table:table-cell office:value-type="float" office:value="469" table:style-name="ce46">
            <text:p>469</text:p>
          </table:table-cell>
          <table:table-cell office:value-type="float" office:value="442" table:style-name="ce47">
            <text:p>442</text:p>
          </table:table-cell>
          <table:table-cell office:value-type="float" office:value="1599" table:style-name="ce46">
            <text:p>1,599</text:p>
          </table:table-cell>
          <table:table-cell office:value-type="float" office:value="381" table:style-name="ce46">
            <text:p>381</text:p>
          </table:table-cell>
          <table:table-cell office:value-type="float" office:value="356" table:style-name="ce46">
            <text:p>356</text:p>
          </table:table-cell>
          <table:table-cell office:value-type="float" office:value="305" table:style-name="ce46">
            <text:p>305</text:p>
          </table:table-cell>
          <table:table-cell office:value-type="float" office:value="277" table:style-name="ce46">
            <text:p>277</text:p>
          </table:table-cell>
          <table:table-cell office:value-type="float" office:value="280" table:style-name="ce47">
            <text:p>280</text:p>
          </table:table-cell>
          <table:table-cell office:value-type="float" office:value="922" table:style-name="ce46">
            <text:p>922</text:p>
          </table:table-cell>
          <table:table-cell office:value-type="float" office:value="239" table:style-name="ce46">
            <text:p>239</text:p>
          </table:table-cell>
          <table:table-cell office:value-type="float" office:value="205" table:style-name="ce46">
            <text:p>205</text:p>
          </table:table-cell>
          <table:table-cell office:value-type="float" office:value="171" table:style-name="ce46">
            <text:p>171</text:p>
          </table:table-cell>
          <table:table-cell office:value-type="float" office:value="166" table:style-name="ce46">
            <text:p>166</text:p>
          </table:table-cell>
          <table:table-cell office:value-type="float" office:value="141" table:style-name="ce47">
            <text:p>141</text:p>
          </table:table-cell>
          <table:table-cell office:value-type="float" office:value="273" table:style-name="ce46">
            <text:p>273</text:p>
          </table:table-cell>
          <table:table-cell office:value-type="float" office:value="95" table:style-name="ce46">
            <text:p>95</text:p>
          </table:table-cell>
          <table:table-cell office:value-type="float" office:value="73" table:style-name="ce46">
            <text:p>73</text:p>
          </table:table-cell>
          <table:table-cell office:value-type="float" office:value="50" table:style-name="ce46">
            <text:p>50</text:p>
          </table:table-cell>
          <table:table-cell office:value-type="float" office:value="37" table:style-name="ce46">
            <text:p>37</text:p>
          </table:table-cell>
          <table:table-cell office:value-type="float" office:value="18" table:style-name="ce47">
            <text:p>18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037" table:style-name="ce48">
            <text:p>229,037</text:p>
          </table:table-cell>
          <table:table-cell office:value-type="float" office:value="10720" table:style-name="ce49">
            <text:p>10,720</text:p>
          </table:table-cell>
          <table:table-cell office:value-type="float" office:value="1672" table:style-name="ce50">
            <text:p>1,672</text:p>
          </table:table-cell>
          <table:table-cell office:value-type="float" office:value="1970" table:style-name="ce50">
            <text:p>1,970</text:p>
          </table:table-cell>
          <table:table-cell office:value-type="float" office:value="2151" table:style-name="ce50">
            <text:p>2,151</text:p>
          </table:table-cell>
          <table:table-cell office:value-type="float" office:value="2351" table:style-name="ce50">
            <text:p>2,351</text:p>
          </table:table-cell>
          <table:table-cell office:value-type="float" office:value="2576" table:style-name="ce50">
            <text:p>2,576</text:p>
          </table:table-cell>
          <table:table-cell office:value-type="float" office:value="13946" table:style-name="ce50">
            <text:p>13,946</text:p>
          </table:table-cell>
          <table:table-cell office:value-type="float" office:value="2745" table:style-name="ce50">
            <text:p>2,745</text:p>
          </table:table-cell>
          <table:table-cell office:value-type="float" office:value="2849" table:style-name="ce50">
            <text:p>2,849</text:p>
          </table:table-cell>
          <table:table-cell office:value-type="float" office:value="2584" table:style-name="ce50">
            <text:p>2,584</text:p>
          </table:table-cell>
          <table:table-cell office:value-type="float" office:value="3074" table:style-name="ce50">
            <text:p>3,074</text:p>
          </table:table-cell>
          <table:table-cell office:value-type="float" office:value="2694" table:style-name="ce51">
            <text:p>2,694</text:p>
          </table:table-cell>
          <table:table-cell office:value-type="float" office:value="11805" table:style-name="ce50">
            <text:p>11,805</text:p>
          </table:table-cell>
          <table:table-cell office:value-type="float" office:value="2184" table:style-name="ce50">
            <text:p>2,184</text:p>
          </table:table-cell>
          <table:table-cell office:value-type="float" office:value="2431" table:style-name="ce50">
            <text:p>2,431</text:p>
          </table:table-cell>
          <table:table-cell office:value-type="float" office:value="2392" table:style-name="ce50">
            <text:p>2,392</text:p>
          </table:table-cell>
          <table:table-cell office:value-type="float" office:value="2453" table:style-name="ce50">
            <text:p>2,453</text:p>
          </table:table-cell>
          <table:table-cell office:value-type="float" office:value="2345" table:style-name="ce51">
            <text:p>2,345</text:p>
          </table:table-cell>
          <table:table-cell office:value-type="float" office:value="11695" table:style-name="ce50">
            <text:p>11,695</text:p>
          </table:table-cell>
          <table:table-cell office:value-type="float" office:value="2251" table:style-name="ce50">
            <text:p>2,251</text:p>
          </table:table-cell>
          <table:table-cell office:value-type="float" office:value="2356" table:style-name="ce50">
            <text:p>2,356</text:p>
          </table:table-cell>
          <table:table-cell office:value-type="float" office:value="2246" table:style-name="ce50">
            <text:p>2,246</text:p>
          </table:table-cell>
          <table:table-cell office:value-type="float" office:value="2389" table:style-name="ce50">
            <text:p>2,389</text:p>
          </table:table-cell>
          <table:table-cell office:value-type="float" office:value="2453" table:style-name="ce51">
            <text:p>2,453</text:p>
          </table:table-cell>
          <table:table-cell office:value-type="float" office:value="13143" table:style-name="ce50">
            <text:p>13,143</text:p>
          </table:table-cell>
          <table:table-cell office:value-type="float" office:value="2798" table:style-name="ce50">
            <text:p>2,798</text:p>
          </table:table-cell>
          <table:table-cell office:value-type="float" office:value="2596" table:style-name="ce50">
            <text:p>2,596</text:p>
          </table:table-cell>
          <table:table-cell office:value-type="float" office:value="2327" table:style-name="ce50">
            <text:p>2,327</text:p>
          </table:table-cell>
          <table:table-cell office:value-type="float" office:value="2673" table:style-name="ce50">
            <text:p>2,673</text:p>
          </table:table-cell>
          <table:table-cell office:value-type="float" office:value="2749" table:style-name="ce51">
            <text:p>2,749</text:p>
          </table:table-cell>
          <table:table-cell office:value-type="float" office:value="13534" table:style-name="ce50">
            <text:p>13,534</text:p>
          </table:table-cell>
          <table:table-cell office:value-type="float" office:value="2757" table:style-name="ce50">
            <text:p>2,757</text:p>
          </table:table-cell>
          <table:table-cell office:value-type="float" office:value="2651" table:style-name="ce50">
            <text:p>2,651</text:p>
          </table:table-cell>
          <table:table-cell office:value-type="float" office:value="2772" table:style-name="ce50">
            <text:p>2,772</text:p>
          </table:table-cell>
          <table:table-cell office:value-type="float" office:value="2671" table:style-name="ce50">
            <text:p>2,671</text:p>
          </table:table-cell>
          <table:table-cell office:value-type="float" office:value="2683" table:style-name="ce51">
            <text:p>2,683</text:p>
          </table:table-cell>
          <table:table-cell office:value-type="float" office:value="14510" table:style-name="ce50">
            <text:p>14,510</text:p>
          </table:table-cell>
          <table:table-cell office:value-type="float" office:value="2790" table:style-name="ce50">
            <text:p>2,790</text:p>
          </table:table-cell>
          <table:table-cell office:value-type="float" office:value="2851" table:style-name="ce50">
            <text:p>2,851</text:p>
          </table:table-cell>
          <table:table-cell office:value-type="float" office:value="3019" table:style-name="ce50">
            <text:p>3,019</text:p>
          </table:table-cell>
          <table:table-cell office:value-type="float" office:value="2936" table:style-name="ce50">
            <text:p>2,936</text:p>
          </table:table-cell>
          <table:table-cell office:value-type="float" office:value="2914" table:style-name="ce51">
            <text:p>2,914</text:p>
          </table:table-cell>
          <table:table-cell office:value-type="float" office:value="19805" table:style-name="ce50">
            <text:p>19,805</text:p>
          </table:table-cell>
          <table:table-cell office:value-type="float" office:value="3215" table:style-name="ce50">
            <text:p>3,215</text:p>
          </table:table-cell>
          <table:table-cell office:value-type="float" office:value="3769" table:style-name="ce50">
            <text:p>3,769</text:p>
          </table:table-cell>
          <table:table-cell office:value-type="float" office:value="4000" table:style-name="ce50">
            <text:p>4,000</text:p>
          </table:table-cell>
          <table:table-cell office:value-type="float" office:value="4217" table:style-name="ce50">
            <text:p>4,217</text:p>
          </table:table-cell>
          <table:table-cell office:value-type="float" office:value="4604" table:style-name="ce51">
            <text:p>4,604</text:p>
          </table:table-cell>
          <table:table-cell office:value-type="float" office:value="22705" table:style-name="ce50">
            <text:p>22,705</text:p>
          </table:table-cell>
          <table:table-cell office:value-type="float" office:value="4693" table:style-name="ce50">
            <text:p>4,693</text:p>
          </table:table-cell>
          <table:table-cell office:value-type="float" office:value="4700" table:style-name="ce50">
            <text:p>4,700</text:p>
          </table:table-cell>
          <table:table-cell office:value-type="float" office:value="4556" table:style-name="ce50">
            <text:p>4,556</text:p>
          </table:table-cell>
          <table:table-cell office:value-type="float" office:value="4212" table:style-name="ce50">
            <text:p>4,212</text:p>
          </table:table-cell>
          <table:table-cell office:value-type="float" office:value="4544" table:style-name="ce51">
            <text:p>4,544</text:p>
          </table:table-cell>
          <table:table-cell office:value-type="float" office:value="18127" table:style-name="ce50">
            <text:p>18,127</text:p>
          </table:table-cell>
          <table:table-cell office:value-type="float" office:value="3895" table:style-name="ce50">
            <text:p>3,895</text:p>
          </table:table-cell>
          <table:table-cell office:value-type="float" office:value="3760" table:style-name="ce50">
            <text:p>3,760</text:p>
          </table:table-cell>
          <table:table-cell office:value-type="float" office:value="3376" table:style-name="ce50">
            <text:p>3,376</text:p>
          </table:table-cell>
          <table:table-cell office:value-type="float" office:value="3528" table:style-name="ce50">
            <text:p>3,528</text:p>
          </table:table-cell>
          <table:table-cell office:value-type="float" office:value="3568" table:style-name="ce51">
            <text:p>3,568</text:p>
          </table:table-cell>
          <table:table-cell office:value-type="float" office:value="16667" table:style-name="ce50">
            <text:p>16,667</text:p>
          </table:table-cell>
          <table:table-cell office:value-type="float" office:value="3506" table:style-name="ce50">
            <text:p>3,506</text:p>
          </table:table-cell>
          <table:table-cell office:value-type="float" office:value="3552" table:style-name="ce50">
            <text:p>3,552</text:p>
          </table:table-cell>
          <table:table-cell office:value-type="float" office:value="3431" table:style-name="ce50">
            <text:p>3,431</text:p>
          </table:table-cell>
          <table:table-cell office:value-type="float" office:value="3110" table:style-name="ce50">
            <text:p>3,110</text:p>
          </table:table-cell>
          <table:table-cell office:value-type="float" office:value="3068" table:style-name="ce51">
            <text:p>3,068</text:p>
          </table:table-cell>
          <table:table-cell office:value-type="float" office:value="15232" table:style-name="ce50">
            <text:p>15,232</text:p>
          </table:table-cell>
          <table:table-cell office:value-type="float" office:value="3114" table:style-name="ce50">
            <text:p>3,114</text:p>
          </table:table-cell>
          <table:table-cell office:value-type="float" office:value="3055" table:style-name="ce50">
            <text:p>3,055</text:p>
          </table:table-cell>
          <table:table-cell office:value-type="float" office:value="3054" table:style-name="ce50">
            <text:p>3,054</text:p>
          </table:table-cell>
          <table:table-cell office:value-type="float" office:value="3085" table:style-name="ce50">
            <text:p>3,085</text:p>
          </table:table-cell>
          <table:table-cell office:value-type="float" office:value="2924" table:style-name="ce51">
            <text:p>2,924</text:p>
          </table:table-cell>
          <table:table-cell office:value-type="float" office:value="13722" table:style-name="ce50">
            <text:p>13,722</text:p>
          </table:table-cell>
          <table:table-cell office:value-type="float" office:value="2817" table:style-name="ce50">
            <text:p>2,817</text:p>
          </table:table-cell>
          <table:table-cell office:value-type="float" office:value="2869" table:style-name="ce50">
            <text:p>2,869</text:p>
          </table:table-cell>
          <table:table-cell office:value-type="float" office:value="2903" table:style-name="ce50">
            <text:p>2,903</text:p>
          </table:table-cell>
          <table:table-cell office:value-type="float" office:value="2518" table:style-name="ce50">
            <text:p>2,518</text:p>
          </table:table-cell>
          <table:table-cell office:value-type="float" office:value="2615" table:style-name="ce51">
            <text:p>2,615</text:p>
          </table:table-cell>
          <table:table-cell office:value-type="float" office:value="12065" table:style-name="ce50">
            <text:p>12,065</text:p>
          </table:table-cell>
          <table:table-cell office:value-type="float" office:value="2542" table:style-name="ce50">
            <text:p>2,542</text:p>
          </table:table-cell>
          <table:table-cell office:value-type="float" office:value="2554" table:style-name="ce50">
            <text:p>2,554</text:p>
          </table:table-cell>
          <table:table-cell office:value-type="float" office:value="2341" table:style-name="ce50">
            <text:p>2,341</text:p>
          </table:table-cell>
          <table:table-cell office:value-type="float" office:value="2288" table:style-name="ce50">
            <text:p>2,288</text:p>
          </table:table-cell>
          <table:table-cell office:value-type="float" office:value="2340" table:style-name="ce51">
            <text:p>2,340</text:p>
          </table:table-cell>
          <table:table-cell office:value-type="float" office:value="8033" table:style-name="ce50">
            <text:p>8,033</text:p>
          </table:table-cell>
          <table:table-cell office:value-type="float" office:value="1937" table:style-name="ce50">
            <text:p>1,937</text:p>
          </table:table-cell>
          <table:table-cell office:value-type="float" office:value="1745" table:style-name="ce50">
            <text:p>1,745</text:p>
          </table:table-cell>
          <table:table-cell office:value-type="float" office:value="1714" table:style-name="ce50">
            <text:p>1,714</text:p>
          </table:table-cell>
          <table:table-cell office:value-type="float" office:value="1326" table:style-name="ce50">
            <text:p>1,326</text:p>
          </table:table-cell>
          <table:table-cell office:value-type="float" office:value="1311" table:style-name="ce51">
            <text:p>1,311</text:p>
          </table:table-cell>
          <table:table-cell office:value-type="float" office:value="5228" table:style-name="ce50">
            <text:p>5,228</text:p>
          </table:table-cell>
          <table:table-cell office:value-type="float" office:value="884" table:style-name="ce50">
            <text:p>884</text:p>
          </table:table-cell>
          <table:table-cell office:value-type="float" office:value="1110" table:style-name="ce50">
            <text:p>1,110</text:p>
          </table:table-cell>
          <table:table-cell office:value-type="float" office:value="1128" table:style-name="ce50">
            <text:p>1,128</text:p>
          </table:table-cell>
          <table:table-cell office:value-type="float" office:value="1097" table:style-name="ce50">
            <text:p>1,097</text:p>
          </table:table-cell>
          <table:table-cell office:value-type="float" office:value="1009" table:style-name="ce51">
            <text:p>1,009</text:p>
          </table:table-cell>
          <table:table-cell office:value-type="float" office:value="4273" table:style-name="ce50">
            <text:p>4,273</text:p>
          </table:table-cell>
          <table:table-cell office:value-type="float" office:value="1038" table:style-name="ce50">
            <text:p>1,038</text:p>
          </table:table-cell>
          <table:table-cell office:value-type="float" office:value="917" table:style-name="ce50">
            <text:p>917</text:p>
          </table:table-cell>
          <table:table-cell office:value-type="float" office:value="898" table:style-name="ce50">
            <text:p>898</text:p>
          </table:table-cell>
          <table:table-cell office:value-type="float" office:value="739" table:style-name="ce50">
            <text:p>739</text:p>
          </table:table-cell>
          <table:table-cell office:value-type="float" office:value="681" table:style-name="ce51">
            <text:p>681</text:p>
          </table:table-cell>
          <table:table-cell office:value-type="float" office:value="2348" table:style-name="ce50">
            <text:p>2,348</text:p>
          </table:table-cell>
          <table:table-cell office:value-type="float" office:value="580" table:style-name="ce50">
            <text:p>580</text:p>
          </table:table-cell>
          <table:table-cell office:value-type="float" office:value="561" table:style-name="ce50">
            <text:p>561</text:p>
          </table:table-cell>
          <table:table-cell office:value-type="float" office:value="450" table:style-name="ce50">
            <text:p>450</text:p>
          </table:table-cell>
          <table:table-cell office:value-type="float" office:value="416" table:style-name="ce50">
            <text:p>416</text:p>
          </table:table-cell>
          <table:table-cell office:value-type="float" office:value="341" table:style-name="ce51">
            <text:p>341</text:p>
          </table:table-cell>
          <table:table-cell office:value-type="float" office:value="1136" table:style-name="ce50">
            <text:p>1,136</text:p>
          </table:table-cell>
          <table:table-cell office:value-type="float" office:value="327" table:style-name="ce50">
            <text:p>327</text:p>
          </table:table-cell>
          <table:table-cell office:value-type="float" office:value="275" table:style-name="ce50">
            <text:p>275</text:p>
          </table:table-cell>
          <table:table-cell office:value-type="float" office:value="217" table:style-name="ce50">
            <text:p>217</text:p>
          </table:table-cell>
          <table:table-cell office:value-type="float" office:value="187" table:style-name="ce50">
            <text:p>187</text:p>
          </table:table-cell>
          <table:table-cell office:value-type="float" office:value="130" table:style-name="ce51">
            <text:p>130</text:p>
          </table:table-cell>
          <table:table-cell office:value-type="float" office:value="298" table:style-name="ce50">
            <text:p>298</text:p>
          </table:table-cell>
          <table:table-cell office:value-type="float" office:value="96" table:style-name="ce50">
            <text:p>96</text:p>
          </table:table-cell>
          <table:table-cell office:value-type="float" office:value="81" table:style-name="ce50">
            <text:p>81</text:p>
          </table:table-cell>
          <table:table-cell office:value-type="float" office:value="62" table:style-name="ce50">
            <text:p>62</text:p>
          </table:table-cell>
          <table:table-cell office:value-type="float" office:value="37" table:style-name="ce50">
            <text:p>37</text:p>
          </table:table-cell>
          <table:table-cell office:value-type="float" office:value="22" table:style-name="ce51">
            <text:p>22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416" table:style-name="ce44">
            <text:p>265,416</text:p>
          </table:table-cell>
          <table:table-cell office:value-type="float" office:value="9338" table:style-name="ce44">
            <text:p>9,338</text:p>
          </table:table-cell>
          <table:table-cell office:value-type="float" office:value="1375" table:style-name="ce44">
            <text:p>1,375</text:p>
          </table:table-cell>
          <table:table-cell office:value-type="float" office:value="1673" table:style-name="ce44">
            <text:p>1,673</text:p>
          </table:table-cell>
          <table:table-cell office:value-type="float" office:value="1872" table:style-name="ce44">
            <text:p>1,872</text:p>
          </table:table-cell>
          <table:table-cell office:value-type="float" office:value="2168" table:style-name="ce44">
            <text:p>2,168</text:p>
          </table:table-cell>
          <table:table-cell office:value-type="float" office:value="2250" table:style-name="ce44">
            <text:p>2,250</text:p>
          </table:table-cell>
          <table:table-cell office:value-type="float" office:value="12861" table:style-name="ce44">
            <text:p>12,861</text:p>
          </table:table-cell>
          <table:table-cell office:value-type="float" office:value="2576" table:style-name="ce44">
            <text:p>2,576</text:p>
          </table:table-cell>
          <table:table-cell office:value-type="float" office:value="2587" table:style-name="ce44">
            <text:p>2,587</text:p>
          </table:table-cell>
          <table:table-cell office:value-type="float" office:value="2321" table:style-name="ce44">
            <text:p>2,321</text:p>
          </table:table-cell>
          <table:table-cell office:value-type="float" office:value="2765" table:style-name="ce44">
            <text:p>2,765</text:p>
          </table:table-cell>
          <table:table-cell office:value-type="float" office:value="2612" table:style-name="ce45">
            <text:p>2,612</text:p>
          </table:table-cell>
          <table:table-cell office:value-type="float" office:value="12695" table:style-name="ce44">
            <text:p>12,695</text:p>
          </table:table-cell>
          <table:table-cell office:value-type="float" office:value="2243" table:style-name="ce44">
            <text:p>2,243</text:p>
          </table:table-cell>
          <table:table-cell office:value-type="float" office:value="2535" table:style-name="ce44">
            <text:p>2,535</text:p>
          </table:table-cell>
          <table:table-cell office:value-type="float" office:value="2608" table:style-name="ce44">
            <text:p>2,608</text:p>
          </table:table-cell>
          <table:table-cell office:value-type="float" office:value="2684" table:style-name="ce44">
            <text:p>2,684</text:p>
          </table:table-cell>
          <table:table-cell office:value-type="float" office:value="2625" table:style-name="ce45">
            <text:p>2,625</text:p>
          </table:table-cell>
          <table:table-cell office:value-type="float" office:value="14274" table:style-name="ce44">
            <text:p>14,274</text:p>
          </table:table-cell>
          <table:table-cell office:value-type="float" office:value="2582" table:style-name="ce44">
            <text:p>2,582</text:p>
          </table:table-cell>
          <table:table-cell office:value-type="float" office:value="2698" table:style-name="ce44">
            <text:p>2,698</text:p>
          </table:table-cell>
          <table:table-cell office:value-type="float" office:value="2934" table:style-name="ce44">
            <text:p>2,934</text:p>
          </table:table-cell>
          <table:table-cell office:value-type="float" office:value="2992" table:style-name="ce44">
            <text:p>2,992</text:p>
          </table:table-cell>
          <table:table-cell office:value-type="float" office:value="3068" table:style-name="ce45">
            <text:p>3,068</text:p>
          </table:table-cell>
          <table:table-cell office:value-type="float" office:value="18487" table:style-name="ce44">
            <text:p>18,487</text:p>
          </table:table-cell>
          <table:table-cell office:value-type="float" office:value="3833" table:style-name="ce44">
            <text:p>3,833</text:p>
          </table:table-cell>
          <table:table-cell office:value-type="float" office:value="3661" table:style-name="ce44">
            <text:p>3,661</text:p>
          </table:table-cell>
          <table:table-cell office:value-type="float" office:value="3354" table:style-name="ce44">
            <text:p>3,354</text:p>
          </table:table-cell>
          <table:table-cell office:value-type="float" office:value="3781" table:style-name="ce44">
            <text:p>3,781</text:p>
          </table:table-cell>
          <table:table-cell office:value-type="float" office:value="3858" table:style-name="ce45">
            <text:p>3,858</text:p>
          </table:table-cell>
          <table:table-cell office:value-type="float" office:value="18291" table:style-name="ce44">
            <text:p>18,291</text:p>
          </table:table-cell>
          <table:table-cell office:value-type="float" office:value="3906" table:style-name="ce44">
            <text:p>3,906</text:p>
          </table:table-cell>
          <table:table-cell office:value-type="float" office:value="3715" table:style-name="ce44">
            <text:p>3,715</text:p>
          </table:table-cell>
          <table:table-cell office:value-type="float" office:value="3673" table:style-name="ce44">
            <text:p>3,673</text:p>
          </table:table-cell>
          <table:table-cell office:value-type="float" office:value="3524" table:style-name="ce44">
            <text:p>3,524</text:p>
          </table:table-cell>
          <table:table-cell office:value-type="float" office:value="3473" table:style-name="ce45">
            <text:p>3,473</text:p>
          </table:table-cell>
          <table:table-cell office:value-type="float" office:value="16403" table:style-name="ce44">
            <text:p>16,403</text:p>
          </table:table-cell>
          <table:table-cell office:value-type="float" office:value="3445" table:style-name="ce44">
            <text:p>3,445</text:p>
          </table:table-cell>
          <table:table-cell office:value-type="float" office:value="3286" table:style-name="ce44">
            <text:p>3,286</text:p>
          </table:table-cell>
          <table:table-cell office:value-type="float" office:value="3457" table:style-name="ce44">
            <text:p>3,457</text:p>
          </table:table-cell>
          <table:table-cell office:value-type="float" office:value="3136" table:style-name="ce44">
            <text:p>3,136</text:p>
          </table:table-cell>
          <table:table-cell office:value-type="float" office:value="3079" table:style-name="ce45">
            <text:p>3,079</text:p>
          </table:table-cell>
          <table:table-cell office:value-type="float" office:value="19375" table:style-name="ce44">
            <text:p>19,375</text:p>
          </table:table-cell>
          <table:table-cell office:value-type="float" office:value="3427" table:style-name="ce44">
            <text:p>3,427</text:p>
          </table:table-cell>
          <table:table-cell office:value-type="float" office:value="3749" table:style-name="ce44">
            <text:p>3,749</text:p>
          </table:table-cell>
          <table:table-cell office:value-type="float" office:value="3774" table:style-name="ce44">
            <text:p>3,774</text:p>
          </table:table-cell>
          <table:table-cell office:value-type="float" office:value="4118" table:style-name="ce44">
            <text:p>4,118</text:p>
          </table:table-cell>
          <table:table-cell office:value-type="float" office:value="4307" table:style-name="ce45">
            <text:p>4,307</text:p>
          </table:table-cell>
          <table:table-cell office:value-type="float" office:value="21575" table:style-name="ce44">
            <text:p>21,575</text:p>
          </table:table-cell>
          <table:table-cell office:value-type="float" office:value="4203" table:style-name="ce44">
            <text:p>4,203</text:p>
          </table:table-cell>
          <table:table-cell office:value-type="float" office:value="4315" table:style-name="ce44">
            <text:p>4,315</text:p>
          </table:table-cell>
          <table:table-cell office:value-type="float" office:value="4342" table:style-name="ce44">
            <text:p>4,342</text:p>
          </table:table-cell>
          <table:table-cell office:value-type="float" office:value="4156" table:style-name="ce44">
            <text:p>4,156</text:p>
          </table:table-cell>
          <table:table-cell office:value-type="float" office:value="4559" table:style-name="ce45">
            <text:p>4,559</text:p>
          </table:table-cell>
          <table:table-cell office:value-type="float" office:value="19442" table:style-name="ce44">
            <text:p>19,442</text:p>
          </table:table-cell>
          <table:table-cell office:value-type="float" office:value="3918" table:style-name="ce44">
            <text:p>3,918</text:p>
          </table:table-cell>
          <table:table-cell office:value-type="float" office:value="3963" table:style-name="ce44">
            <text:p>3,963</text:p>
          </table:table-cell>
          <table:table-cell office:value-type="float" office:value="3783" table:style-name="ce44">
            <text:p>3,783</text:p>
          </table:table-cell>
          <table:table-cell office:value-type="float" office:value="3828" table:style-name="ce44">
            <text:p>3,828</text:p>
          </table:table-cell>
          <table:table-cell office:value-type="float" office:value="3950" table:style-name="ce45">
            <text:p>3,950</text:p>
          </table:table-cell>
          <table:table-cell office:value-type="float" office:value="20491" table:style-name="ce44">
            <text:p>20,491</text:p>
          </table:table-cell>
          <table:table-cell office:value-type="float" office:value="4065" table:style-name="ce44">
            <text:p>4,065</text:p>
          </table:table-cell>
          <table:table-cell office:value-type="float" office:value="4193" table:style-name="ce44">
            <text:p>4,193</text:p>
          </table:table-cell>
          <table:table-cell office:value-type="float" office:value="4062" table:style-name="ce44">
            <text:p>4,062</text:p>
          </table:table-cell>
          <table:table-cell office:value-type="float" office:value="4044" table:style-name="ce44">
            <text:p>4,044</text:p>
          </table:table-cell>
          <table:table-cell office:value-type="float" office:value="4127" table:style-name="ce45">
            <text:p>4,127</text:p>
          </table:table-cell>
          <table:table-cell office:value-type="float" office:value="20220" table:style-name="ce44">
            <text:p>20,220</text:p>
          </table:table-cell>
          <table:table-cell office:value-type="float" office:value="4080" table:style-name="ce44">
            <text:p>4,080</text:p>
          </table:table-cell>
          <table:table-cell office:value-type="float" office:value="3969" table:style-name="ce44">
            <text:p>3,969</text:p>
          </table:table-cell>
          <table:table-cell office:value-type="float" office:value="4155" table:style-name="ce44">
            <text:p>4,155</text:p>
          </table:table-cell>
          <table:table-cell office:value-type="float" office:value="3985" table:style-name="ce44">
            <text:p>3,985</text:p>
          </table:table-cell>
          <table:table-cell office:value-type="float" office:value="4031" table:style-name="ce45">
            <text:p>4,031</text:p>
          </table:table-cell>
          <table:table-cell office:value-type="float" office:value="18014" table:style-name="ce44">
            <text:p>18,014</text:p>
          </table:table-cell>
          <table:table-cell office:value-type="float" office:value="3818" table:style-name="ce44">
            <text:p>3,818</text:p>
          </table:table-cell>
          <table:table-cell office:value-type="float" office:value="3721" table:style-name="ce44">
            <text:p>3,721</text:p>
          </table:table-cell>
          <table:table-cell office:value-type="float" office:value="3754" table:style-name="ce44">
            <text:p>3,754</text:p>
          </table:table-cell>
          <table:table-cell office:value-type="float" office:value="3298" table:style-name="ce44">
            <text:p>3,298</text:p>
          </table:table-cell>
          <table:table-cell office:value-type="float" office:value="3423" table:style-name="ce45">
            <text:p>3,423</text:p>
          </table:table-cell>
          <table:table-cell office:value-type="float" office:value="15897" table:style-name="ce44">
            <text:p>15,897</text:p>
          </table:table-cell>
          <table:table-cell office:value-type="float" office:value="3418" table:style-name="ce44">
            <text:p>3,418</text:p>
          </table:table-cell>
          <table:table-cell office:value-type="float" office:value="3298" table:style-name="ce44">
            <text:p>3,298</text:p>
          </table:table-cell>
          <table:table-cell office:value-type="float" office:value="3060" table:style-name="ce44">
            <text:p>3,060</text:p>
          </table:table-cell>
          <table:table-cell office:value-type="float" office:value="3030" table:style-name="ce44">
            <text:p>3,030</text:p>
          </table:table-cell>
          <table:table-cell office:value-type="float" office:value="3091" table:style-name="ce45">
            <text:p>3,091</text:p>
          </table:table-cell>
          <table:table-cell office:value-type="float" office:value="10700" table:style-name="ce44">
            <text:p>10,700</text:p>
          </table:table-cell>
          <table:table-cell office:value-type="float" office:value="2551" table:style-name="ce44">
            <text:p>2,551</text:p>
          </table:table-cell>
          <table:table-cell office:value-type="float" office:value="2303" table:style-name="ce44">
            <text:p>2,303</text:p>
          </table:table-cell>
          <table:table-cell office:value-type="float" office:value="2295" table:style-name="ce44">
            <text:p>2,295</text:p>
          </table:table-cell>
          <table:table-cell office:value-type="float" office:value="1975" table:style-name="ce44">
            <text:p>1,975</text:p>
          </table:table-cell>
          <table:table-cell office:value-type="float" office:value="1576" table:style-name="ce45">
            <text:p>1,576</text:p>
          </table:table-cell>
          <table:table-cell office:value-type="float" office:value="6807" table:style-name="ce44">
            <text:p>6,807</text:p>
          </table:table-cell>
          <table:table-cell office:value-type="float" office:value="1205" table:style-name="ce44">
            <text:p>1,205</text:p>
          </table:table-cell>
          <table:table-cell office:value-type="float" office:value="1414" table:style-name="ce44">
            <text:p>1,414</text:p>
          </table:table-cell>
          <table:table-cell office:value-type="float" office:value="1470" table:style-name="ce44">
            <text:p>1,470</text:p>
          </table:table-cell>
          <table:table-cell office:value-type="float" office:value="1375" table:style-name="ce44">
            <text:p>1,375</text:p>
          </table:table-cell>
          <table:table-cell office:value-type="float" office:value="1343" table:style-name="ce45">
            <text:p>1,343</text:p>
          </table:table-cell>
          <table:table-cell office:value-type="float" office:value="5558" table:style-name="ce44">
            <text:p>5,558</text:p>
          </table:table-cell>
          <table:table-cell office:value-type="float" office:value="1302" table:style-name="ce44">
            <text:p>1,302</text:p>
          </table:table-cell>
          <table:table-cell office:value-type="float" office:value="1247" table:style-name="ce44">
            <text:p>1,247</text:p>
          </table:table-cell>
          <table:table-cell office:value-type="float" office:value="1075" table:style-name="ce44">
            <text:p>1,075</text:p>
          </table:table-cell>
          <table:table-cell office:value-type="float" office:value="1017" table:style-name="ce44">
            <text:p>1,017</text:p>
          </table:table-cell>
          <table:table-cell office:value-type="float" office:value="917" table:style-name="ce45">
            <text:p>917</text:p>
          </table:table-cell>
          <table:table-cell office:value-type="float" office:value="3226" table:style-name="ce44">
            <text:p>3,226</text:p>
          </table:table-cell>
          <table:table-cell office:value-type="float" office:value="832" table:style-name="ce44">
            <text:p>832</text:p>
          </table:table-cell>
          <table:table-cell office:value-type="float" office:value="735" table:style-name="ce44">
            <text:p>735</text:p>
          </table:table-cell>
          <table:table-cell office:value-type="float" office:value="660" table:style-name="ce44">
            <text:p>660</text:p>
          </table:table-cell>
          <table:table-cell office:value-type="float" office:value="523" table:style-name="ce44">
            <text:p>523</text:p>
          </table:table-cell>
          <table:table-cell office:value-type="float" office:value="476" table:style-name="ce45">
            <text:p>476</text:p>
          </table:table-cell>
          <table:table-cell office:value-type="float" office:value="1399" table:style-name="ce44">
            <text:p>1,399</text:p>
          </table:table-cell>
          <table:table-cell office:value-type="float" office:value="408" table:style-name="ce44">
            <text:p>408</text:p>
          </table:table-cell>
          <table:table-cell office:value-type="float" office:value="335" table:style-name="ce44">
            <text:p>335</text:p>
          </table:table-cell>
          <table:table-cell office:value-type="float" office:value="274" table:style-name="ce44">
            <text:p>274</text:p>
          </table:table-cell>
          <table:table-cell office:value-type="float" office:value="210" table:style-name="ce44">
            <text:p>210</text:p>
          </table:table-cell>
          <table:table-cell office:value-type="float" office:value="172" table:style-name="ce45">
            <text:p>172</text:p>
          </table:table-cell>
          <table:table-cell office:value-type="float" office:value="314" table:style-name="ce44">
            <text:p>314</text:p>
          </table:table-cell>
          <table:table-cell office:value-type="float" office:value="111" table:style-name="ce44">
            <text:p>111</text:p>
          </table:table-cell>
          <table:table-cell office:value-type="float" office:value="86" table:style-name="ce44">
            <text:p>86</text:p>
          </table:table-cell>
          <table:table-cell office:value-type="float" office:value="49" table:style-name="ce44">
            <text:p>49</text:p>
          </table:table-cell>
          <table:table-cell office:value-type="float" office:value="48" table:style-name="ce44">
            <text:p>48</text:p>
          </table:table-cell>
          <table:table-cell office:value-type="float" office:value="20" table:style-name="ce45">
            <text:p>20</text:p>
          </table:table-cell>
          <table:table-cell office:value-type="float" office:value="49" table:style-name="ce44">
            <text:p>4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300" table:style-name="ce44">
            <text:p>128,300</text:p>
          </table:table-cell>
          <table:table-cell office:value-type="float" office:value="4854" table:style-name="ce44">
            <text:p>4,854</text:p>
          </table:table-cell>
          <table:table-cell office:value-type="float" office:value="731" table:style-name="ce44">
            <text:p>731</text:p>
          </table:table-cell>
          <table:table-cell office:value-type="float" office:value="818" table:style-name="ce44">
            <text:p>818</text:p>
          </table:table-cell>
          <table:table-cell office:value-type="float" office:value="991" table:style-name="ce44">
            <text:p>991</text:p>
          </table:table-cell>
          <table:table-cell office:value-type="float" office:value="1168" table:style-name="ce44">
            <text:p>1,168</text:p>
          </table:table-cell>
          <table:table-cell office:value-type="float" office:value="1146" table:style-name="ce44">
            <text:p>1,146</text:p>
          </table:table-cell>
          <table:table-cell office:value-type="float" office:value="6680" table:style-name="ce44">
            <text:p>6,680</text:p>
          </table:table-cell>
          <table:table-cell office:value-type="float" office:value="1289" table:style-name="ce44">
            <text:p>1,289</text:p>
          </table:table-cell>
          <table:table-cell office:value-type="float" office:value="1333" table:style-name="ce44">
            <text:p>1,333</text:p>
          </table:table-cell>
          <table:table-cell office:value-type="float" office:value="1229" table:style-name="ce44">
            <text:p>1,229</text:p>
          </table:table-cell>
          <table:table-cell office:value-type="float" office:value="1435" table:style-name="ce44">
            <text:p>1,435</text:p>
          </table:table-cell>
          <table:table-cell office:value-type="float" office:value="1394" table:style-name="ce45">
            <text:p>1,394</text:p>
          </table:table-cell>
          <table:table-cell office:value-type="float" office:value="6603" table:style-name="ce44">
            <text:p>6,603</text:p>
          </table:table-cell>
          <table:table-cell office:value-type="float" office:value="1171" table:style-name="ce44">
            <text:p>1,171</text:p>
          </table:table-cell>
          <table:table-cell office:value-type="float" office:value="1304" table:style-name="ce44">
            <text:p>1,304</text:p>
          </table:table-cell>
          <table:table-cell office:value-type="float" office:value="1411" table:style-name="ce44">
            <text:p>1,411</text:p>
          </table:table-cell>
          <table:table-cell office:value-type="float" office:value="1410" table:style-name="ce44">
            <text:p>1,410</text:p>
          </table:table-cell>
          <table:table-cell office:value-type="float" office:value="1307" table:style-name="ce45">
            <text:p>1,307</text:p>
          </table:table-cell>
          <table:table-cell office:value-type="float" office:value="7490" table:style-name="ce44">
            <text:p>7,490</text:p>
          </table:table-cell>
          <table:table-cell office:value-type="float" office:value="1347" table:style-name="ce44">
            <text:p>1,347</text:p>
          </table:table-cell>
          <table:table-cell office:value-type="float" office:value="1437" table:style-name="ce44">
            <text:p>1,437</text:p>
          </table:table-cell>
          <table:table-cell office:value-type="float" office:value="1553" table:style-name="ce44">
            <text:p>1,553</text:p>
          </table:table-cell>
          <table:table-cell office:value-type="float" office:value="1535" table:style-name="ce44">
            <text:p>1,535</text:p>
          </table:table-cell>
          <table:table-cell office:value-type="float" office:value="1618" table:style-name="ce45">
            <text:p>1,618</text:p>
          </table:table-cell>
          <table:table-cell office:value-type="float" office:value="9577" table:style-name="ce44">
            <text:p>9,577</text:p>
          </table:table-cell>
          <table:table-cell office:value-type="float" office:value="1992" table:style-name="ce44">
            <text:p>1,992</text:p>
          </table:table-cell>
          <table:table-cell office:value-type="float" office:value="1958" table:style-name="ce44">
            <text:p>1,958</text:p>
          </table:table-cell>
          <table:table-cell office:value-type="float" office:value="1756" table:style-name="ce44">
            <text:p>1,756</text:p>
          </table:table-cell>
          <table:table-cell office:value-type="float" office:value="1948" table:style-name="ce44">
            <text:p>1,948</text:p>
          </table:table-cell>
          <table:table-cell office:value-type="float" office:value="1923" table:style-name="ce45">
            <text:p>1,923</text:p>
          </table:table-cell>
          <table:table-cell office:value-type="float" office:value="9431" table:style-name="ce44">
            <text:p>9,431</text:p>
          </table:table-cell>
          <table:table-cell office:value-type="float" office:value="1961" table:style-name="ce44">
            <text:p>1,961</text:p>
          </table:table-cell>
          <table:table-cell office:value-type="float" office:value="1931" table:style-name="ce44">
            <text:p>1,931</text:p>
          </table:table-cell>
          <table:table-cell office:value-type="float" office:value="1912" table:style-name="ce44">
            <text:p>1,912</text:p>
          </table:table-cell>
          <table:table-cell office:value-type="float" office:value="1814" table:style-name="ce44">
            <text:p>1,814</text:p>
          </table:table-cell>
          <table:table-cell office:value-type="float" office:value="1813" table:style-name="ce45">
            <text:p>1,813</text:p>
          </table:table-cell>
          <table:table-cell office:value-type="float" office:value="8251" table:style-name="ce44">
            <text:p>8,251</text:p>
          </table:table-cell>
          <table:table-cell office:value-type="float" office:value="1723" table:style-name="ce44">
            <text:p>1,723</text:p>
          </table:table-cell>
          <table:table-cell office:value-type="float" office:value="1700" table:style-name="ce44">
            <text:p>1,700</text:p>
          </table:table-cell>
          <table:table-cell office:value-type="float" office:value="1739" table:style-name="ce44">
            <text:p>1,739</text:p>
          </table:table-cell>
          <table:table-cell office:value-type="float" office:value="1599" table:style-name="ce44">
            <text:p>1,599</text:p>
          </table:table-cell>
          <table:table-cell office:value-type="float" office:value="1490" table:style-name="ce45">
            <text:p>1,490</text:p>
          </table:table-cell>
          <table:table-cell office:value-type="float" office:value="9296" table:style-name="ce44">
            <text:p>9,296</text:p>
          </table:table-cell>
          <table:table-cell office:value-type="float" office:value="1632" table:style-name="ce44">
            <text:p>1,632</text:p>
          </table:table-cell>
          <table:table-cell office:value-type="float" office:value="1840" table:style-name="ce44">
            <text:p>1,840</text:p>
          </table:table-cell>
          <table:table-cell office:value-type="float" office:value="1838" table:style-name="ce44">
            <text:p>1,838</text:p>
          </table:table-cell>
          <table:table-cell office:value-type="float" office:value="1945" table:style-name="ce44">
            <text:p>1,945</text:p>
          </table:table-cell>
          <table:table-cell office:value-type="float" office:value="2041" table:style-name="ce45">
            <text:p>2,041</text:p>
          </table:table-cell>
          <table:table-cell office:value-type="float" office:value="10083" table:style-name="ce44">
            <text:p>10,083</text:p>
          </table:table-cell>
          <table:table-cell office:value-type="float" office:value="1970" table:style-name="ce44">
            <text:p>1,970</text:p>
          </table:table-cell>
          <table:table-cell office:value-type="float" office:value="2060" table:style-name="ce44">
            <text:p>2,060</text:p>
          </table:table-cell>
          <table:table-cell office:value-type="float" office:value="2051" table:style-name="ce44">
            <text:p>2,051</text:p>
          </table:table-cell>
          <table:table-cell office:value-type="float" office:value="1937" table:style-name="ce44">
            <text:p>1,937</text:p>
          </table:table-cell>
          <table:table-cell office:value-type="float" office:value="2065" table:style-name="ce45">
            <text:p>2,065</text:p>
          </table:table-cell>
          <table:table-cell office:value-type="float" office:value="8859" table:style-name="ce44">
            <text:p>8,859</text:p>
          </table:table-cell>
          <table:table-cell office:value-type="float" office:value="1778" table:style-name="ce44">
            <text:p>1,778</text:p>
          </table:table-cell>
          <table:table-cell office:value-type="float" office:value="1809" table:style-name="ce44">
            <text:p>1,809</text:p>
          </table:table-cell>
          <table:table-cell office:value-type="float" office:value="1730" table:style-name="ce44">
            <text:p>1,730</text:p>
          </table:table-cell>
          <table:table-cell office:value-type="float" office:value="1751" table:style-name="ce44">
            <text:p>1,751</text:p>
          </table:table-cell>
          <table:table-cell office:value-type="float" office:value="1791" table:style-name="ce45">
            <text:p>1,791</text:p>
          </table:table-cell>
          <table:table-cell office:value-type="float" office:value="9604" table:style-name="ce44">
            <text:p>9,604</text:p>
          </table:table-cell>
          <table:table-cell office:value-type="float" office:value="1913" table:style-name="ce44">
            <text:p>1,913</text:p>
          </table:table-cell>
          <table:table-cell office:value-type="float" office:value="1945" table:style-name="ce44">
            <text:p>1,945</text:p>
          </table:table-cell>
          <table:table-cell office:value-type="float" office:value="1908" table:style-name="ce44">
            <text:p>1,908</text:p>
          </table:table-cell>
          <table:table-cell office:value-type="float" office:value="1888" table:style-name="ce44">
            <text:p>1,888</text:p>
          </table:table-cell>
          <table:table-cell office:value-type="float" office:value="1950" table:style-name="ce45">
            <text:p>1,950</text:p>
          </table:table-cell>
          <table:table-cell office:value-type="float" office:value="9672" table:style-name="ce44">
            <text:p>9,672</text:p>
          </table:table-cell>
          <table:table-cell office:value-type="float" office:value="1943" table:style-name="ce44">
            <text:p>1,943</text:p>
          </table:table-cell>
          <table:table-cell office:value-type="float" office:value="1920" table:style-name="ce44">
            <text:p>1,920</text:p>
          </table:table-cell>
          <table:table-cell office:value-type="float" office:value="1999" table:style-name="ce44">
            <text:p>1,999</text:p>
          </table:table-cell>
          <table:table-cell office:value-type="float" office:value="1883" table:style-name="ce44">
            <text:p>1,883</text:p>
          </table:table-cell>
          <table:table-cell office:value-type="float" office:value="1927" table:style-name="ce45">
            <text:p>1,927</text:p>
          </table:table-cell>
          <table:table-cell office:value-type="float" office:value="8564" table:style-name="ce44">
            <text:p>8,564</text:p>
          </table:table-cell>
          <table:table-cell office:value-type="float" office:value="1836" table:style-name="ce44">
            <text:p>1,836</text:p>
          </table:table-cell>
          <table:table-cell office:value-type="float" office:value="1762" table:style-name="ce44">
            <text:p>1,762</text:p>
          </table:table-cell>
          <table:table-cell office:value-type="float" office:value="1794" table:style-name="ce44">
            <text:p>1,794</text:p>
          </table:table-cell>
          <table:table-cell office:value-type="float" office:value="1556" table:style-name="ce44">
            <text:p>1,556</text:p>
          </table:table-cell>
          <table:table-cell office:value-type="float" office:value="1616" table:style-name="ce45">
            <text:p>1,616</text:p>
          </table:table-cell>
          <table:table-cell office:value-type="float" office:value="7469" table:style-name="ce44">
            <text:p>7,469</text:p>
          </table:table-cell>
          <table:table-cell office:value-type="float" office:value="1619" table:style-name="ce44">
            <text:p>1,619</text:p>
          </table:table-cell>
          <table:table-cell office:value-type="float" office:value="1577" table:style-name="ce44">
            <text:p>1,577</text:p>
          </table:table-cell>
          <table:table-cell office:value-type="float" office:value="1418" table:style-name="ce44">
            <text:p>1,418</text:p>
          </table:table-cell>
          <table:table-cell office:value-type="float" office:value="1458" table:style-name="ce44">
            <text:p>1,458</text:p>
          </table:table-cell>
          <table:table-cell office:value-type="float" office:value="1397" table:style-name="ce45">
            <text:p>1,397</text:p>
          </table:table-cell>
          <table:table-cell office:value-type="float" office:value="4772" table:style-name="ce44">
            <text:p>4,772</text:p>
          </table:table-cell>
          <table:table-cell office:value-type="float" office:value="1141" table:style-name="ce44">
            <text:p>1,141</text:p>
          </table:table-cell>
          <table:table-cell office:value-type="float" office:value="1026" table:style-name="ce44">
            <text:p>1,026</text:p>
          </table:table-cell>
          <table:table-cell office:value-type="float" office:value="1019" table:style-name="ce44">
            <text:p>1,019</text:p>
          </table:table-cell>
          <table:table-cell office:value-type="float" office:value="904" table:style-name="ce44">
            <text:p>904</text:p>
          </table:table-cell>
          <table:table-cell office:value-type="float" office:value="682" table:style-name="ce45">
            <text:p>682</text:p>
          </table:table-cell>
          <table:table-cell office:value-type="float" office:value="2903" table:style-name="ce44">
            <text:p>2,903</text:p>
          </table:table-cell>
          <table:table-cell office:value-type="float" office:value="558" table:style-name="ce44">
            <text:p>558</text:p>
          </table:table-cell>
          <table:table-cell office:value-type="float" office:value="584" table:style-name="ce44">
            <text:p>584</text:p>
          </table:table-cell>
          <table:table-cell office:value-type="float" office:value="636" table:style-name="ce44">
            <text:p>636</text:p>
          </table:table-cell>
          <table:table-cell office:value-type="float" office:value="564" table:style-name="ce44">
            <text:p>564</text:p>
          </table:table-cell>
          <table:table-cell office:value-type="float" office:value="561" table:style-name="ce45">
            <text:p>561</text:p>
          </table:table-cell>
          <table:table-cell office:value-type="float" office:value="2228" table:style-name="ce44">
            <text:p>2,228</text:p>
          </table:table-cell>
          <table:table-cell office:value-type="float" office:value="535" table:style-name="ce44">
            <text:p>535</text:p>
          </table:table-cell>
          <table:table-cell office:value-type="float" office:value="522" table:style-name="ce44">
            <text:p>522</text:p>
          </table:table-cell>
          <table:table-cell office:value-type="float" office:value="440" table:style-name="ce44">
            <text:p>440</text:p>
          </table:table-cell>
          <table:table-cell office:value-type="float" office:value="383" table:style-name="ce44">
            <text:p>383</text:p>
          </table:table-cell>
          <table:table-cell office:value-type="float" office:value="348" table:style-name="ce45">
            <text:p>348</text:p>
          </table:table-cell>
          <table:table-cell office:value-type="float" office:value="1247" table:style-name="ce44">
            <text:p>1,247</text:p>
          </table:table-cell>
          <table:table-cell office:value-type="float" office:value="336" table:style-name="ce44">
            <text:p>336</text:p>
          </table:table-cell>
          <table:table-cell office:value-type="float" office:value="262" table:style-name="ce44">
            <text:p>262</text:p>
          </table:table-cell>
          <table:table-cell office:value-type="float" office:value="256" table:style-name="ce44">
            <text:p>256</text:p>
          </table:table-cell>
          <table:table-cell office:value-type="float" office:value="197" table:style-name="ce44">
            <text:p>197</text:p>
          </table:table-cell>
          <table:table-cell office:value-type="float" office:value="196" table:style-name="ce45">
            <text:p>196</text:p>
          </table:table-cell>
          <table:table-cell office:value-type="float" office:value="560" table:style-name="ce44">
            <text:p>560</text:p>
          </table:table-cell>
          <table:table-cell office:value-type="float" office:value="162" table:style-name="ce44">
            <text:p>162</text:p>
          </table:table-cell>
          <table:table-cell office:value-type="float" office:value="126" table:style-name="ce44">
            <text:p>126</text:p>
          </table:table-cell>
          <table:table-cell office:value-type="float" office:value="105" table:style-name="ce44">
            <text:p>105</text:p>
          </table:table-cell>
          <table:table-cell office:value-type="float" office:value="85" table:style-name="ce44">
            <text:p>85</text:p>
          </table:table-cell>
          <table:table-cell office:value-type="float" office:value="82" table:style-name="ce45">
            <text:p>82</text:p>
          </table:table-cell>
          <table:table-cell office:value-type="float" office:value="133" table:style-name="ce44">
            <text:p>133</text:p>
          </table:table-cell>
          <table:table-cell office:value-type="float" office:value="53" table:style-name="ce44">
            <text:p>53</text:p>
          </table:table-cell>
          <table:table-cell office:value-type="float" office:value="30" table:style-name="ce44">
            <text:p>30</text:p>
          </table:table-cell>
          <table:table-cell office:value-type="float" office:value="25" table:style-name="ce44">
            <text:p>25</text:p>
          </table:table-cell>
          <table:table-cell office:value-type="float" office:value="19" table:style-name="ce44">
            <text:p>19</text:p>
          </table:table-cell>
          <table:table-cell office:value-type="float" office:value="6" table:style-name="ce45">
            <text:p>6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116" table:style-name="ce48">
            <text:p>137,116</text:p>
          </table:table-cell>
          <table:table-cell office:value-type="float" office:value="4484" table:style-name="ce49">
            <text:p>4,484</text:p>
          </table:table-cell>
          <table:table-cell office:value-type="float" office:value="644" table:style-name="ce48">
            <text:p>644</text:p>
          </table:table-cell>
          <table:table-cell office:value-type="float" office:value="855" table:style-name="ce48">
            <text:p>855</text:p>
          </table:table-cell>
          <table:table-cell office:value-type="float" office:value="881" table:style-name="ce48">
            <text:p>881</text:p>
          </table:table-cell>
          <table:table-cell office:value-type="float" office:value="1000" table:style-name="ce48">
            <text:p>1,000</text:p>
          </table:table-cell>
          <table:table-cell office:value-type="float" office:value="1104" table:style-name="ce48">
            <text:p>1,104</text:p>
          </table:table-cell>
          <table:table-cell office:value-type="float" office:value="6181" table:style-name="ce48">
            <text:p>6,181</text:p>
          </table:table-cell>
          <table:table-cell office:value-type="float" office:value="1287" table:style-name="ce48">
            <text:p>1,287</text:p>
          </table:table-cell>
          <table:table-cell office:value-type="float" office:value="1254" table:style-name="ce48">
            <text:p>1,254</text:p>
          </table:table-cell>
          <table:table-cell office:value-type="float" office:value="1092" table:style-name="ce48">
            <text:p>1,092</text:p>
          </table:table-cell>
          <table:table-cell office:value-type="float" office:value="1330" table:style-name="ce48">
            <text:p>1,330</text:p>
          </table:table-cell>
          <table:table-cell office:value-type="float" office:value="1218" table:style-name="ce49">
            <text:p>1,218</text:p>
          </table:table-cell>
          <table:table-cell office:value-type="float" office:value="6092" table:style-name="ce48">
            <text:p>6,092</text:p>
          </table:table-cell>
          <table:table-cell office:value-type="float" office:value="1072" table:style-name="ce48">
            <text:p>1,072</text:p>
          </table:table-cell>
          <table:table-cell office:value-type="float" office:value="1231" table:style-name="ce48">
            <text:p>1,231</text:p>
          </table:table-cell>
          <table:table-cell office:value-type="float" office:value="1197" table:style-name="ce48">
            <text:p>1,197</text:p>
          </table:table-cell>
          <table:table-cell office:value-type="float" office:value="1274" table:style-name="ce48">
            <text:p>1,274</text:p>
          </table:table-cell>
          <table:table-cell office:value-type="float" office:value="1318" table:style-name="ce49">
            <text:p>1,318</text:p>
          </table:table-cell>
          <table:table-cell office:value-type="float" office:value="6784" table:style-name="ce48">
            <text:p>6,784</text:p>
          </table:table-cell>
          <table:table-cell office:value-type="float" office:value="1235" table:style-name="ce48">
            <text:p>1,235</text:p>
          </table:table-cell>
          <table:table-cell office:value-type="float" office:value="1261" table:style-name="ce48">
            <text:p>1,261</text:p>
          </table:table-cell>
          <table:table-cell office:value-type="float" office:value="1381" table:style-name="ce48">
            <text:p>1,381</text:p>
          </table:table-cell>
          <table:table-cell office:value-type="float" office:value="1457" table:style-name="ce48">
            <text:p>1,457</text:p>
          </table:table-cell>
          <table:table-cell office:value-type="float" office:value="1450" table:style-name="ce49">
            <text:p>1,450</text:p>
          </table:table-cell>
          <table:table-cell office:value-type="float" office:value="8910" table:style-name="ce48">
            <text:p>8,910</text:p>
          </table:table-cell>
          <table:table-cell office:value-type="float" office:value="1841" table:style-name="ce48">
            <text:p>1,841</text:p>
          </table:table-cell>
          <table:table-cell office:value-type="float" office:value="1703" table:style-name="ce48">
            <text:p>1,703</text:p>
          </table:table-cell>
          <table:table-cell office:value-type="float" office:value="1598" table:style-name="ce48">
            <text:p>1,598</text:p>
          </table:table-cell>
          <table:table-cell office:value-type="float" office:value="1833" table:style-name="ce48">
            <text:p>1,833</text:p>
          </table:table-cell>
          <table:table-cell office:value-type="float" office:value="1935" table:style-name="ce49">
            <text:p>1,935</text:p>
          </table:table-cell>
          <table:table-cell office:value-type="float" office:value="8860" table:style-name="ce48">
            <text:p>8,860</text:p>
          </table:table-cell>
          <table:table-cell office:value-type="float" office:value="1945" table:style-name="ce48">
            <text:p>1,945</text:p>
          </table:table-cell>
          <table:table-cell office:value-type="float" office:value="1784" table:style-name="ce48">
            <text:p>1,784</text:p>
          </table:table-cell>
          <table:table-cell office:value-type="float" office:value="1761" table:style-name="ce48">
            <text:p>1,761</text:p>
          </table:table-cell>
          <table:table-cell office:value-type="float" office:value="1710" table:style-name="ce48">
            <text:p>1,710</text:p>
          </table:table-cell>
          <table:table-cell office:value-type="float" office:value="1660" table:style-name="ce49">
            <text:p>1,660</text:p>
          </table:table-cell>
          <table:table-cell office:value-type="float" office:value="8152" table:style-name="ce48">
            <text:p>8,152</text:p>
          </table:table-cell>
          <table:table-cell office:value-type="float" office:value="1722" table:style-name="ce48">
            <text:p>1,722</text:p>
          </table:table-cell>
          <table:table-cell office:value-type="float" office:value="1586" table:style-name="ce48">
            <text:p>1,586</text:p>
          </table:table-cell>
          <table:table-cell office:value-type="float" office:value="1718" table:style-name="ce48">
            <text:p>1,718</text:p>
          </table:table-cell>
          <table:table-cell office:value-type="float" office:value="1537" table:style-name="ce48">
            <text:p>1,537</text:p>
          </table:table-cell>
          <table:table-cell office:value-type="float" office:value="1589" table:style-name="ce49">
            <text:p>1,589</text:p>
          </table:table-cell>
          <table:table-cell office:value-type="float" office:value="10079" table:style-name="ce48">
            <text:p>10,079</text:p>
          </table:table-cell>
          <table:table-cell office:value-type="float" office:value="1795" table:style-name="ce48">
            <text:p>1,795</text:p>
          </table:table-cell>
          <table:table-cell office:value-type="float" office:value="1909" table:style-name="ce48">
            <text:p>1,909</text:p>
          </table:table-cell>
          <table:table-cell office:value-type="float" office:value="1936" table:style-name="ce48">
            <text:p>1,936</text:p>
          </table:table-cell>
          <table:table-cell office:value-type="float" office:value="2173" table:style-name="ce48">
            <text:p>2,173</text:p>
          </table:table-cell>
          <table:table-cell office:value-type="float" office:value="2266" table:style-name="ce49">
            <text:p>2,266</text:p>
          </table:table-cell>
          <table:table-cell office:value-type="float" office:value="11492" table:style-name="ce48">
            <text:p>11,492</text:p>
          </table:table-cell>
          <table:table-cell office:value-type="float" office:value="2233" table:style-name="ce48">
            <text:p>2,233</text:p>
          </table:table-cell>
          <table:table-cell office:value-type="float" office:value="2255" table:style-name="ce48">
            <text:p>2,255</text:p>
          </table:table-cell>
          <table:table-cell office:value-type="float" office:value="2291" table:style-name="ce48">
            <text:p>2,291</text:p>
          </table:table-cell>
          <table:table-cell office:value-type="float" office:value="2219" table:style-name="ce48">
            <text:p>2,219</text:p>
          </table:table-cell>
          <table:table-cell office:value-type="float" office:value="2494" table:style-name="ce49">
            <text:p>2,494</text:p>
          </table:table-cell>
          <table:table-cell office:value-type="float" office:value="10583" table:style-name="ce48">
            <text:p>10,583</text:p>
          </table:table-cell>
          <table:table-cell office:value-type="float" office:value="2140" table:style-name="ce48">
            <text:p>2,140</text:p>
          </table:table-cell>
          <table:table-cell office:value-type="float" office:value="2154" table:style-name="ce48">
            <text:p>2,154</text:p>
          </table:table-cell>
          <table:table-cell office:value-type="float" office:value="2053" table:style-name="ce48">
            <text:p>2,053</text:p>
          </table:table-cell>
          <table:table-cell office:value-type="float" office:value="2077" table:style-name="ce48">
            <text:p>2,077</text:p>
          </table:table-cell>
          <table:table-cell office:value-type="float" office:value="2159" table:style-name="ce49">
            <text:p>2,159</text:p>
          </table:table-cell>
          <table:table-cell office:value-type="float" office:value="10887" table:style-name="ce48">
            <text:p>10,887</text:p>
          </table:table-cell>
          <table:table-cell office:value-type="float" office:value="2152" table:style-name="ce48">
            <text:p>2,152</text:p>
          </table:table-cell>
          <table:table-cell office:value-type="float" office:value="2248" table:style-name="ce48">
            <text:p>2,248</text:p>
          </table:table-cell>
          <table:table-cell office:value-type="float" office:value="2154" table:style-name="ce48">
            <text:p>2,154</text:p>
          </table:table-cell>
          <table:table-cell office:value-type="float" office:value="2156" table:style-name="ce48">
            <text:p>2,156</text:p>
          </table:table-cell>
          <table:table-cell office:value-type="float" office:value="2177" table:style-name="ce49">
            <text:p>2,177</text:p>
          </table:table-cell>
          <table:table-cell office:value-type="float" office:value="10548" table:style-name="ce48">
            <text:p>10,548</text:p>
          </table:table-cell>
          <table:table-cell office:value-type="float" office:value="2137" table:style-name="ce48">
            <text:p>2,137</text:p>
          </table:table-cell>
          <table:table-cell office:value-type="float" office:value="2049" table:style-name="ce48">
            <text:p>2,049</text:p>
          </table:table-cell>
          <table:table-cell office:value-type="float" office:value="2156" table:style-name="ce48">
            <text:p>2,156</text:p>
          </table:table-cell>
          <table:table-cell office:value-type="float" office:value="2102" table:style-name="ce48">
            <text:p>2,102</text:p>
          </table:table-cell>
          <table:table-cell office:value-type="float" office:value="2104" table:style-name="ce49">
            <text:p>2,104</text:p>
          </table:table-cell>
          <table:table-cell office:value-type="float" office:value="9450" table:style-name="ce48">
            <text:p>9,450</text:p>
          </table:table-cell>
          <table:table-cell office:value-type="float" office:value="1982" table:style-name="ce48">
            <text:p>1,982</text:p>
          </table:table-cell>
          <table:table-cell office:value-type="float" office:value="1959" table:style-name="ce48">
            <text:p>1,959</text:p>
          </table:table-cell>
          <table:table-cell office:value-type="float" office:value="1960" table:style-name="ce48">
            <text:p>1,960</text:p>
          </table:table-cell>
          <table:table-cell office:value-type="float" office:value="1742" table:style-name="ce48">
            <text:p>1,742</text:p>
          </table:table-cell>
          <table:table-cell office:value-type="float" office:value="1807" table:style-name="ce49">
            <text:p>1,807</text:p>
          </table:table-cell>
          <table:table-cell office:value-type="float" office:value="8428" table:style-name="ce48">
            <text:p>8,428</text:p>
          </table:table-cell>
          <table:table-cell office:value-type="float" office:value="1799" table:style-name="ce48">
            <text:p>1,799</text:p>
          </table:table-cell>
          <table:table-cell office:value-type="float" office:value="1721" table:style-name="ce48">
            <text:p>1,721</text:p>
          </table:table-cell>
          <table:table-cell office:value-type="float" office:value="1642" table:style-name="ce48">
            <text:p>1,642</text:p>
          </table:table-cell>
          <table:table-cell office:value-type="float" office:value="1572" table:style-name="ce48">
            <text:p>1,572</text:p>
          </table:table-cell>
          <table:table-cell office:value-type="float" office:value="1694" table:style-name="ce49">
            <text:p>1,694</text:p>
          </table:table-cell>
          <table:table-cell office:value-type="float" office:value="5928" table:style-name="ce48">
            <text:p>5,928</text:p>
          </table:table-cell>
          <table:table-cell office:value-type="float" office:value="1410" table:style-name="ce48">
            <text:p>1,410</text:p>
          </table:table-cell>
          <table:table-cell office:value-type="float" office:value="1277" table:style-name="ce48">
            <text:p>1,277</text:p>
          </table:table-cell>
          <table:table-cell office:value-type="float" office:value="1276" table:style-name="ce48">
            <text:p>1,276</text:p>
          </table:table-cell>
          <table:table-cell office:value-type="float" office:value="1071" table:style-name="ce48">
            <text:p>1,071</text:p>
          </table:table-cell>
          <table:table-cell office:value-type="float" office:value="894" table:style-name="ce49">
            <text:p>894</text:p>
          </table:table-cell>
          <table:table-cell office:value-type="float" office:value="3904" table:style-name="ce48">
            <text:p>3,904</text:p>
          </table:table-cell>
          <table:table-cell office:value-type="float" office:value="647" table:style-name="ce48">
            <text:p>647</text:p>
          </table:table-cell>
          <table:table-cell office:value-type="float" office:value="830" table:style-name="ce48">
            <text:p>830</text:p>
          </table:table-cell>
          <table:table-cell office:value-type="float" office:value="834" table:style-name="ce48">
            <text:p>834</text:p>
          </table:table-cell>
          <table:table-cell office:value-type="float" office:value="811" table:style-name="ce48">
            <text:p>811</text:p>
          </table:table-cell>
          <table:table-cell office:value-type="float" office:value="782" table:style-name="ce49">
            <text:p>782</text:p>
          </table:table-cell>
          <table:table-cell office:value-type="float" office:value="3330" table:style-name="ce48">
            <text:p>3,330</text:p>
          </table:table-cell>
          <table:table-cell office:value-type="float" office:value="767" table:style-name="ce48">
            <text:p>767</text:p>
          </table:table-cell>
          <table:table-cell office:value-type="float" office:value="725" table:style-name="ce48">
            <text:p>725</text:p>
          </table:table-cell>
          <table:table-cell office:value-type="float" office:value="635" table:style-name="ce48">
            <text:p>635</text:p>
          </table:table-cell>
          <table:table-cell office:value-type="float" office:value="634" table:style-name="ce48">
            <text:p>634</text:p>
          </table:table-cell>
          <table:table-cell office:value-type="float" office:value="569" table:style-name="ce49">
            <text:p>569</text:p>
          </table:table-cell>
          <table:table-cell office:value-type="float" office:value="1979" table:style-name="ce48">
            <text:p>1,979</text:p>
          </table:table-cell>
          <table:table-cell office:value-type="float" office:value="496" table:style-name="ce48">
            <text:p>496</text:p>
          </table:table-cell>
          <table:table-cell office:value-type="float" office:value="473" table:style-name="ce48">
            <text:p>473</text:p>
          </table:table-cell>
          <table:table-cell office:value-type="float" office:value="404" table:style-name="ce48">
            <text:p>404</text:p>
          </table:table-cell>
          <table:table-cell office:value-type="float" office:value="326" table:style-name="ce48">
            <text:p>326</text:p>
          </table:table-cell>
          <table:table-cell office:value-type="float" office:value="280" table:style-name="ce49">
            <text:p>280</text:p>
          </table:table-cell>
          <table:table-cell office:value-type="float" office:value="839" table:style-name="ce48">
            <text:p>839</text:p>
          </table:table-cell>
          <table:table-cell office:value-type="float" office:value="246" table:style-name="ce48">
            <text:p>246</text:p>
          </table:table-cell>
          <table:table-cell office:value-type="float" office:value="209" table:style-name="ce48">
            <text:p>209</text:p>
          </table:table-cell>
          <table:table-cell office:value-type="float" office:value="169" table:style-name="ce48">
            <text:p>169</text:p>
          </table:table-cell>
          <table:table-cell office:value-type="float" office:value="125" table:style-name="ce48">
            <text:p>125</text:p>
          </table:table-cell>
          <table:table-cell office:value-type="float" office:value="90" table:style-name="ce49">
            <text:p>90</text:p>
          </table:table-cell>
          <table:table-cell office:value-type="float" office:value="181" table:style-name="ce48">
            <text:p>181</text:p>
          </table:table-cell>
          <table:table-cell office:value-type="float" office:value="58" table:style-name="ce48">
            <text:p>58</text:p>
          </table:table-cell>
          <table:table-cell office:value-type="float" office:value="56" table:style-name="ce48">
            <text:p>56</text:p>
          </table:table-cell>
          <table:table-cell office:value-type="float" office:value="24" table:style-name="ce48">
            <text:p>24</text:p>
          </table:table-cell>
          <table:table-cell office:value-type="float" office:value="29" table:style-name="ce48">
            <text:p>29</text:p>
          </table:table-cell>
          <table:table-cell office:value-type="float" office:value="14" table:style-name="ce49">
            <text:p>14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728" table:style-name="ce29">
            <text:p>153,728</text:p>
          </table:table-cell>
          <table:table-cell office:value-type="float" office:value="5264" table:style-name="ce29">
            <text:p>5,264</text:p>
          </table:table-cell>
          <table:table-cell office:value-type="float" office:value="1010" table:style-name="ce29">
            <text:p>1,010</text:p>
          </table:table-cell>
          <table:table-cell office:value-type="float" office:value="1142" table:style-name="ce29">
            <text:p>1,142</text:p>
          </table:table-cell>
          <table:table-cell office:value-type="float" office:value="1066" table:style-name="ce29">
            <text:p>1,066</text:p>
          </table:table-cell>
          <table:table-cell office:value-type="float" office:value="1032" table:style-name="ce29">
            <text:p>1,032</text:p>
          </table:table-cell>
          <table:table-cell office:value-type="float" office:value="1014" table:style-name="ce29">
            <text:p>1,014</text:p>
          </table:table-cell>
          <table:table-cell office:value-type="float" office:value="4501" table:style-name="ce29">
            <text:p>4,501</text:p>
          </table:table-cell>
          <table:table-cell office:value-type="float" office:value="936" table:style-name="ce29">
            <text:p>936</text:p>
          </table:table-cell>
          <table:table-cell office:value-type="float" office:value="881" table:style-name="ce29">
            <text:p>881</text:p>
          </table:table-cell>
          <table:table-cell office:value-type="float" office:value="796" table:style-name="ce29">
            <text:p>796</text:p>
          </table:table-cell>
          <table:table-cell office:value-type="float" office:value="974" table:style-name="ce29">
            <text:p>974</text:p>
          </table:table-cell>
          <table:table-cell office:value-type="float" office:value="914" table:style-name="ce25">
            <text:p>914</text:p>
          </table:table-cell>
          <table:table-cell office:value-type="float" office:value="4096" table:style-name="ce29">
            <text:p>4,096</text:p>
          </table:table-cell>
          <table:table-cell office:value-type="float" office:value="772" table:style-name="ce29">
            <text:p>772</text:p>
          </table:table-cell>
          <table:table-cell office:value-type="float" office:value="801" table:style-name="ce29">
            <text:p>801</text:p>
          </table:table-cell>
          <table:table-cell office:value-type="float" office:value="781" table:style-name="ce29">
            <text:p>781</text:p>
          </table:table-cell>
          <table:table-cell office:value-type="float" office:value="873" table:style-name="ce29">
            <text:p>873</text:p>
          </table:table-cell>
          <table:table-cell office:value-type="float" office:value="869" table:style-name="ce25">
            <text:p>869</text:p>
          </table:table-cell>
          <table:table-cell office:value-type="float" office:value="6236" table:style-name="ce29">
            <text:p>6,236</text:p>
          </table:table-cell>
          <table:table-cell office:value-type="float" office:value="898" table:style-name="ce29">
            <text:p>898</text:p>
          </table:table-cell>
          <table:table-cell office:value-type="float" office:value="999" table:style-name="ce29">
            <text:p>999</text:p>
          </table:table-cell>
          <table:table-cell office:value-type="float" office:value="1061" table:style-name="ce29">
            <text:p>1,061</text:p>
          </table:table-cell>
          <table:table-cell office:value-type="float" office:value="1400" table:style-name="ce29">
            <text:p>1,400</text:p>
          </table:table-cell>
          <table:table-cell office:value-type="float" office:value="1878" table:style-name="ce25">
            <text:p>1,878</text:p>
          </table:table-cell>
          <table:table-cell office:value-type="float" office:value="11895" table:style-name="ce29">
            <text:p>11,895</text:p>
          </table:table-cell>
          <table:table-cell office:value-type="float" office:value="2411" table:style-name="ce29">
            <text:p>2,411</text:p>
          </table:table-cell>
          <table:table-cell office:value-type="float" office:value="2338" table:style-name="ce29">
            <text:p>2,338</text:p>
          </table:table-cell>
          <table:table-cell office:value-type="float" office:value="2164" table:style-name="ce29">
            <text:p>2,164</text:p>
          </table:table-cell>
          <table:table-cell office:value-type="float" office:value="2407" table:style-name="ce29">
            <text:p>2,407</text:p>
          </table:table-cell>
          <table:table-cell office:value-type="float" office:value="2575" table:style-name="ce25">
            <text:p>2,575</text:p>
          </table:table-cell>
          <table:table-cell office:value-type="float" office:value="13077" table:style-name="ce29">
            <text:p>13,077</text:p>
          </table:table-cell>
          <table:table-cell office:value-type="float" office:value="2680" table:style-name="ce29">
            <text:p>2,680</text:p>
          </table:table-cell>
          <table:table-cell office:value-type="float" office:value="2626" table:style-name="ce29">
            <text:p>2,626</text:p>
          </table:table-cell>
          <table:table-cell office:value-type="float" office:value="2705" table:style-name="ce29">
            <text:p>2,705</text:p>
          </table:table-cell>
          <table:table-cell office:value-type="float" office:value="2654" table:style-name="ce29">
            <text:p>2,654</text:p>
          </table:table-cell>
          <table:table-cell office:value-type="float" office:value="2412" table:style-name="ce25">
            <text:p>2,412</text:p>
          </table:table-cell>
          <table:table-cell office:value-type="float" office:value="11480" table:style-name="ce29">
            <text:p>11,480</text:p>
          </table:table-cell>
          <table:table-cell office:value-type="float" office:value="2451" table:style-name="ce29">
            <text:p>2,451</text:p>
          </table:table-cell>
          <table:table-cell office:value-type="float" office:value="2305" table:style-name="ce29">
            <text:p>2,305</text:p>
          </table:table-cell>
          <table:table-cell office:value-type="float" office:value="2423" table:style-name="ce29">
            <text:p>2,423</text:p>
          </table:table-cell>
          <table:table-cell office:value-type="float" office:value="2265" table:style-name="ce29">
            <text:p>2,265</text:p>
          </table:table-cell>
          <table:table-cell office:value-type="float" office:value="2036" table:style-name="ce25">
            <text:p>2,036</text:p>
          </table:table-cell>
          <table:table-cell office:value-type="float" office:value="11381" table:style-name="ce29">
            <text:p>11,381</text:p>
          </table:table-cell>
          <table:table-cell office:value-type="float" office:value="2247" table:style-name="ce29">
            <text:p>2,247</text:p>
          </table:table-cell>
          <table:table-cell office:value-type="float" office:value="2317" table:style-name="ce29">
            <text:p>2,317</text:p>
          </table:table-cell>
          <table:table-cell office:value-type="float" office:value="2223" table:style-name="ce29">
            <text:p>2,223</text:p>
          </table:table-cell>
          <table:table-cell office:value-type="float" office:value="2309" table:style-name="ce29">
            <text:p>2,309</text:p>
          </table:table-cell>
          <table:table-cell office:value-type="float" office:value="2285" table:style-name="ce25">
            <text:p>2,285</text:p>
          </table:table-cell>
          <table:table-cell office:value-type="float" office:value="11017" table:style-name="ce29">
            <text:p>11,017</text:p>
          </table:table-cell>
          <table:table-cell office:value-type="float" office:value="2192" table:style-name="ce29">
            <text:p>2,192</text:p>
          </table:table-cell>
          <table:table-cell office:value-type="float" office:value="2189" table:style-name="ce29">
            <text:p>2,189</text:p>
          </table:table-cell>
          <table:table-cell office:value-type="float" office:value="2198" table:style-name="ce29">
            <text:p>2,198</text:p>
          </table:table-cell>
          <table:table-cell office:value-type="float" office:value="2151" table:style-name="ce29">
            <text:p>2,151</text:p>
          </table:table-cell>
          <table:table-cell office:value-type="float" office:value="2287" table:style-name="ce25">
            <text:p>2,287</text:p>
          </table:table-cell>
          <table:table-cell office:value-type="float" office:value="11072" table:style-name="ce29">
            <text:p>11,072</text:p>
          </table:table-cell>
          <table:table-cell office:value-type="float" office:value="2124" table:style-name="ce29">
            <text:p>2,124</text:p>
          </table:table-cell>
          <table:table-cell office:value-type="float" office:value="2120" table:style-name="ce29">
            <text:p>2,120</text:p>
          </table:table-cell>
          <table:table-cell office:value-type="float" office:value="2176" table:style-name="ce29">
            <text:p>2,176</text:p>
          </table:table-cell>
          <table:table-cell office:value-type="float" office:value="2285" table:style-name="ce29">
            <text:p>2,285</text:p>
          </table:table-cell>
          <table:table-cell office:value-type="float" office:value="2367" table:style-name="ce25">
            <text:p>2,367</text:p>
          </table:table-cell>
          <table:table-cell office:value-type="float" office:value="13142" table:style-name="ce29">
            <text:p>13,142</text:p>
          </table:table-cell>
          <table:table-cell office:value-type="float" office:value="2566" table:style-name="ce29">
            <text:p>2,566</text:p>
          </table:table-cell>
          <table:table-cell office:value-type="float" office:value="2576" table:style-name="ce29">
            <text:p>2,576</text:p>
          </table:table-cell>
          <table:table-cell office:value-type="float" office:value="2577" table:style-name="ce29">
            <text:p>2,577</text:p>
          </table:table-cell>
          <table:table-cell office:value-type="float" office:value="2521" table:style-name="ce29">
            <text:p>2,521</text:p>
          </table:table-cell>
          <table:table-cell office:value-type="float" office:value="2902" table:style-name="ce25">
            <text:p>2,902</text:p>
          </table:table-cell>
          <table:table-cell office:value-type="float" office:value="14611" table:style-name="ce29">
            <text:p>14,611</text:p>
          </table:table-cell>
          <table:table-cell office:value-type="float" office:value="2967" table:style-name="ce29">
            <text:p>2,967</text:p>
          </table:table-cell>
          <table:table-cell office:value-type="float" office:value="3010" table:style-name="ce29">
            <text:p>3,010</text:p>
          </table:table-cell>
          <table:table-cell office:value-type="float" office:value="3029" table:style-name="ce29">
            <text:p>3,029</text:p>
          </table:table-cell>
          <table:table-cell office:value-type="float" office:value="2930" table:style-name="ce29">
            <text:p>2,930</text:p>
          </table:table-cell>
          <table:table-cell office:value-type="float" office:value="2675" table:style-name="ce25">
            <text:p>2,675</text:p>
          </table:table-cell>
          <table:table-cell office:value-type="float" office:value="13432" table:style-name="ce29">
            <text:p>13,432</text:p>
          </table:table-cell>
          <table:table-cell office:value-type="float" office:value="2753" table:style-name="ce29">
            <text:p>2,753</text:p>
          </table:table-cell>
          <table:table-cell office:value-type="float" office:value="2838" table:style-name="ce29">
            <text:p>2,838</text:p>
          </table:table-cell>
          <table:table-cell office:value-type="float" office:value="2630" table:style-name="ce29">
            <text:p>2,630</text:p>
          </table:table-cell>
          <table:table-cell office:value-type="float" office:value="2714" table:style-name="ce29">
            <text:p>2,714</text:p>
          </table:table-cell>
          <table:table-cell office:value-type="float" office:value="2497" table:style-name="ce25">
            <text:p>2,497</text:p>
          </table:table-cell>
          <table:table-cell office:value-type="float" office:value="9253" table:style-name="ce29">
            <text:p>9,253</text:p>
          </table:table-cell>
          <table:table-cell office:value-type="float" office:value="2295" table:style-name="ce29">
            <text:p>2,295</text:p>
          </table:table-cell>
          <table:table-cell office:value-type="float" office:value="2127" table:style-name="ce29">
            <text:p>2,127</text:p>
          </table:table-cell>
          <table:table-cell office:value-type="float" office:value="1739" table:style-name="ce29">
            <text:p>1,739</text:p>
          </table:table-cell>
          <table:table-cell office:value-type="float" office:value="1689" table:style-name="ce29">
            <text:p>1,689</text:p>
          </table:table-cell>
          <table:table-cell office:value-type="float" office:value="1403" table:style-name="ce25">
            <text:p>1,403</text:p>
          </table:table-cell>
          <table:table-cell office:value-type="float" office:value="4877" table:style-name="ce29">
            <text:p>4,877</text:p>
          </table:table-cell>
          <table:table-cell office:value-type="float" office:value="1289" table:style-name="ce29">
            <text:p>1,289</text:p>
          </table:table-cell>
          <table:table-cell office:value-type="float" office:value="1067" table:style-name="ce29">
            <text:p>1,067</text:p>
          </table:table-cell>
          <table:table-cell office:value-type="float" office:value="961" table:style-name="ce29">
            <text:p>961</text:p>
          </table:table-cell>
          <table:table-cell office:value-type="float" office:value="860" table:style-name="ce29">
            <text:p>860</text:p>
          </table:table-cell>
          <table:table-cell office:value-type="float" office:value="700" table:style-name="ce25">
            <text:p>700</text:p>
          </table:table-cell>
          <table:table-cell office:value-type="float" office:value="3240" table:style-name="ce29">
            <text:p>3,240</text:p>
          </table:table-cell>
          <table:table-cell office:value-type="float" office:value="664" table:style-name="ce29">
            <text:p>664</text:p>
          </table:table-cell>
          <table:table-cell office:value-type="float" office:value="675" table:style-name="ce29">
            <text:p>675</text:p>
          </table:table-cell>
          <table:table-cell office:value-type="float" office:value="673" table:style-name="ce29">
            <text:p>673</text:p>
          </table:table-cell>
          <table:table-cell office:value-type="float" office:value="624" table:style-name="ce29">
            <text:p>624</text:p>
          </table:table-cell>
          <table:table-cell office:value-type="float" office:value="604" table:style-name="ce25">
            <text:p>604</text:p>
          </table:table-cell>
          <table:table-cell office:value-type="float" office:value="2576" table:style-name="ce29">
            <text:p>2,576</text:p>
          </table:table-cell>
          <table:table-cell office:value-type="float" office:value="532" table:style-name="ce29">
            <text:p>532</text:p>
          </table:table-cell>
          <table:table-cell office:value-type="float" office:value="535" table:style-name="ce29">
            <text:p>535</text:p>
          </table:table-cell>
          <table:table-cell office:value-type="float" office:value="524" table:style-name="ce29">
            <text:p>524</text:p>
          </table:table-cell>
          <table:table-cell office:value-type="float" office:value="532" table:style-name="ce29">
            <text:p>532</text:p>
          </table:table-cell>
          <table:table-cell office:value-type="float" office:value="453" table:style-name="ce25">
            <text:p>453</text:p>
          </table:table-cell>
          <table:table-cell office:value-type="float" office:value="1604" table:style-name="ce29">
            <text:p>1,604</text:p>
          </table:table-cell>
          <table:table-cell office:value-type="float" office:value="388" table:style-name="ce29">
            <text:p>388</text:p>
          </table:table-cell>
          <table:table-cell office:value-type="float" office:value="347" table:style-name="ce29">
            <text:p>347</text:p>
          </table:table-cell>
          <table:table-cell office:value-type="float" office:value="334" table:style-name="ce29">
            <text:p>334</text:p>
          </table:table-cell>
          <table:table-cell office:value-type="float" office:value="288" table:style-name="ce29">
            <text:p>288</text:p>
          </table:table-cell>
          <table:table-cell office:value-type="float" office:value="247" table:style-name="ce25">
            <text:p>247</text:p>
          </table:table-cell>
          <table:table-cell office:value-type="float" office:value="677" table:style-name="ce29">
            <text:p>677</text:p>
          </table:table-cell>
          <table:table-cell office:value-type="float" office:value="197" table:style-name="ce29">
            <text:p>197</text:p>
          </table:table-cell>
          <table:table-cell office:value-type="float" office:value="159" table:style-name="ce29">
            <text:p>159</text:p>
          </table:table-cell>
          <table:table-cell office:value-type="float" office:value="141" table:style-name="ce29">
            <text:p>141</text:p>
          </table:table-cell>
          <table:table-cell office:value-type="float" office:value="95" table:style-name="ce29">
            <text:p>95</text:p>
          </table:table-cell>
          <table:table-cell office:value-type="float" office:value="85" table:style-name="ce25">
            <text:p>85</text:p>
          </table:table-cell>
          <table:table-cell office:value-type="float" office:value="238" table:style-name="ce29">
            <text:p>238</text:p>
          </table:table-cell>
          <table:table-cell office:value-type="float" office:value="73" table:style-name="ce29">
            <text:p>73</text:p>
          </table:table-cell>
          <table:table-cell office:value-type="float" office:value="56" table:style-name="ce29">
            <text:p>56</text:p>
          </table:table-cell>
          <table:table-cell office:value-type="float" office:value="47" table:style-name="ce29">
            <text:p>47</text:p>
          </table:table-cell>
          <table:table-cell office:value-type="float" office:value="36" table:style-name="ce29">
            <text:p>36</text:p>
          </table:table-cell>
          <table:table-cell office:value-type="float" office:value="26" table:style-name="ce25">
            <text:p>26</text:p>
          </table:table-cell>
          <table:table-cell office:value-type="float" office:value="59" table:style-name="ce29">
            <text:p>5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774" table:style-name="ce29">
            <text:p>77,774</text:p>
          </table:table-cell>
          <table:table-cell office:value-type="float" office:value="2722" table:style-name="ce29">
            <text:p>2,722</text:p>
          </table:table-cell>
          <table:table-cell office:value-type="float" office:value="531" table:style-name="ce29">
            <text:p>531</text:p>
          </table:table-cell>
          <table:table-cell office:value-type="float" office:value="592" table:style-name="ce29">
            <text:p>592</text:p>
          </table:table-cell>
          <table:table-cell office:value-type="float" office:value="540" table:style-name="ce29">
            <text:p>540</text:p>
          </table:table-cell>
          <table:table-cell office:value-type="float" office:value="530" table:style-name="ce29">
            <text:p>530</text:p>
          </table:table-cell>
          <table:table-cell office:value-type="float" office:value="529" table:style-name="ce29">
            <text:p>529</text:p>
          </table:table-cell>
          <table:table-cell office:value-type="float" office:value="2352" table:style-name="ce29">
            <text:p>2,352</text:p>
          </table:table-cell>
          <table:table-cell office:value-type="float" office:value="497" table:style-name="ce29">
            <text:p>497</text:p>
          </table:table-cell>
          <table:table-cell office:value-type="float" office:value="438" table:style-name="ce29">
            <text:p>438</text:p>
          </table:table-cell>
          <table:table-cell office:value-type="float" office:value="417" table:style-name="ce29">
            <text:p>417</text:p>
          </table:table-cell>
          <table:table-cell office:value-type="float" office:value="519" table:style-name="ce29">
            <text:p>519</text:p>
          </table:table-cell>
          <table:table-cell office:value-type="float" office:value="481" table:style-name="ce25">
            <text:p>481</text:p>
          </table:table-cell>
          <table:table-cell office:value-type="float" office:value="2156" table:style-name="ce29">
            <text:p>2,156</text:p>
          </table:table-cell>
          <table:table-cell office:value-type="float" office:value="413" table:style-name="ce29">
            <text:p>413</text:p>
          </table:table-cell>
          <table:table-cell office:value-type="float" office:value="403" table:style-name="ce29">
            <text:p>403</text:p>
          </table:table-cell>
          <table:table-cell office:value-type="float" office:value="404" table:style-name="ce29">
            <text:p>404</text:p>
          </table:table-cell>
          <table:table-cell office:value-type="float" office:value="469" table:style-name="ce29">
            <text:p>469</text:p>
          </table:table-cell>
          <table:table-cell office:value-type="float" office:value="467" table:style-name="ce25">
            <text:p>467</text:p>
          </table:table-cell>
          <table:table-cell office:value-type="float" office:value="3271" table:style-name="ce29">
            <text:p>3,271</text:p>
          </table:table-cell>
          <table:table-cell office:value-type="float" office:value="473" table:style-name="ce29">
            <text:p>473</text:p>
          </table:table-cell>
          <table:table-cell office:value-type="float" office:value="519" table:style-name="ce29">
            <text:p>519</text:p>
          </table:table-cell>
          <table:table-cell office:value-type="float" office:value="559" table:style-name="ce29">
            <text:p>559</text:p>
          </table:table-cell>
          <table:table-cell office:value-type="float" office:value="768" table:style-name="ce29">
            <text:p>768</text:p>
          </table:table-cell>
          <table:table-cell office:value-type="float" office:value="952" table:style-name="ce25">
            <text:p>952</text:p>
          </table:table-cell>
          <table:table-cell office:value-type="float" office:value="6111" table:style-name="ce29">
            <text:p>6,111</text:p>
          </table:table-cell>
          <table:table-cell office:value-type="float" office:value="1266" table:style-name="ce29">
            <text:p>1,266</text:p>
          </table:table-cell>
          <table:table-cell office:value-type="float" office:value="1200" table:style-name="ce29">
            <text:p>1,200</text:p>
          </table:table-cell>
          <table:table-cell office:value-type="float" office:value="1101" table:style-name="ce29">
            <text:p>1,101</text:p>
          </table:table-cell>
          <table:table-cell office:value-type="float" office:value="1216" table:style-name="ce29">
            <text:p>1,216</text:p>
          </table:table-cell>
          <table:table-cell office:value-type="float" office:value="1328" table:style-name="ce25">
            <text:p>1,328</text:p>
          </table:table-cell>
          <table:table-cell office:value-type="float" office:value="6696" table:style-name="ce29">
            <text:p>6,696</text:p>
          </table:table-cell>
          <table:table-cell office:value-type="float" office:value="1381" table:style-name="ce29">
            <text:p>1,381</text:p>
          </table:table-cell>
          <table:table-cell office:value-type="float" office:value="1294" table:style-name="ce29">
            <text:p>1,294</text:p>
          </table:table-cell>
          <table:table-cell office:value-type="float" office:value="1406" table:style-name="ce29">
            <text:p>1,406</text:p>
          </table:table-cell>
          <table:table-cell office:value-type="float" office:value="1394" table:style-name="ce29">
            <text:p>1,394</text:p>
          </table:table-cell>
          <table:table-cell office:value-type="float" office:value="1221" table:style-name="ce25">
            <text:p>1,221</text:p>
          </table:table-cell>
          <table:table-cell office:value-type="float" office:value="5912" table:style-name="ce29">
            <text:p>5,912</text:p>
          </table:table-cell>
          <table:table-cell office:value-type="float" office:value="1222" table:style-name="ce29">
            <text:p>1,222</text:p>
          </table:table-cell>
          <table:table-cell office:value-type="float" office:value="1190" table:style-name="ce29">
            <text:p>1,190</text:p>
          </table:table-cell>
          <table:table-cell office:value-type="float" office:value="1251" table:style-name="ce29">
            <text:p>1,251</text:p>
          </table:table-cell>
          <table:table-cell office:value-type="float" office:value="1177" table:style-name="ce29">
            <text:p>1,177</text:p>
          </table:table-cell>
          <table:table-cell office:value-type="float" office:value="1072" table:style-name="ce25">
            <text:p>1,072</text:p>
          </table:table-cell>
          <table:table-cell office:value-type="float" office:value="5697" table:style-name="ce29">
            <text:p>5,697</text:p>
          </table:table-cell>
          <table:table-cell office:value-type="float" office:value="1109" table:style-name="ce29">
            <text:p>1,109</text:p>
          </table:table-cell>
          <table:table-cell office:value-type="float" office:value="1145" table:style-name="ce29">
            <text:p>1,145</text:p>
          </table:table-cell>
          <table:table-cell office:value-type="float" office:value="1132" table:style-name="ce29">
            <text:p>1,132</text:p>
          </table:table-cell>
          <table:table-cell office:value-type="float" office:value="1161" table:style-name="ce29">
            <text:p>1,161</text:p>
          </table:table-cell>
          <table:table-cell office:value-type="float" office:value="1150" table:style-name="ce25">
            <text:p>1,150</text:p>
          </table:table-cell>
          <table:table-cell office:value-type="float" office:value="5358" table:style-name="ce29">
            <text:p>5,358</text:p>
          </table:table-cell>
          <table:table-cell office:value-type="float" office:value="1077" table:style-name="ce29">
            <text:p>1,077</text:p>
          </table:table-cell>
          <table:table-cell office:value-type="float" office:value="1109" table:style-name="ce29">
            <text:p>1,109</text:p>
          </table:table-cell>
          <table:table-cell office:value-type="float" office:value="1044" table:style-name="ce29">
            <text:p>1,044</text:p>
          </table:table-cell>
          <table:table-cell office:value-type="float" office:value="994" table:style-name="ce29">
            <text:p>994</text:p>
          </table:table-cell>
          <table:table-cell office:value-type="float" office:value="1134" table:style-name="ce25">
            <text:p>1,134</text:p>
          </table:table-cell>
          <table:table-cell office:value-type="float" office:value="5580" table:style-name="ce29">
            <text:p>5,580</text:p>
          </table:table-cell>
          <table:table-cell office:value-type="float" office:value="1057" table:style-name="ce29">
            <text:p>1,057</text:p>
          </table:table-cell>
          <table:table-cell office:value-type="float" office:value="1045" table:style-name="ce29">
            <text:p>1,045</text:p>
          </table:table-cell>
          <table:table-cell office:value-type="float" office:value="1098" table:style-name="ce29">
            <text:p>1,098</text:p>
          </table:table-cell>
          <table:table-cell office:value-type="float" office:value="1172" table:style-name="ce29">
            <text:p>1,172</text:p>
          </table:table-cell>
          <table:table-cell office:value-type="float" office:value="1208" table:style-name="ce25">
            <text:p>1,208</text:p>
          </table:table-cell>
          <table:table-cell office:value-type="float" office:value="6659" table:style-name="ce29">
            <text:p>6,659</text:p>
          </table:table-cell>
          <table:table-cell office:value-type="float" office:value="1330" table:style-name="ce29">
            <text:p>1,330</text:p>
          </table:table-cell>
          <table:table-cell office:value-type="float" office:value="1344" table:style-name="ce29">
            <text:p>1,344</text:p>
          </table:table-cell>
          <table:table-cell office:value-type="float" office:value="1310" table:style-name="ce29">
            <text:p>1,310</text:p>
          </table:table-cell>
          <table:table-cell office:value-type="float" office:value="1262" table:style-name="ce29">
            <text:p>1,262</text:p>
          </table:table-cell>
          <table:table-cell office:value-type="float" office:value="1413" table:style-name="ce25">
            <text:p>1,413</text:p>
          </table:table-cell>
          <table:table-cell office:value-type="float" office:value="7341" table:style-name="ce29">
            <text:p>7,341</text:p>
          </table:table-cell>
          <table:table-cell office:value-type="float" office:value="1503" table:style-name="ce29">
            <text:p>1,503</text:p>
          </table:table-cell>
          <table:table-cell office:value-type="float" office:value="1489" table:style-name="ce29">
            <text:p>1,489</text:p>
          </table:table-cell>
          <table:table-cell office:value-type="float" office:value="1514" table:style-name="ce29">
            <text:p>1,514</text:p>
          </table:table-cell>
          <table:table-cell office:value-type="float" office:value="1463" table:style-name="ce29">
            <text:p>1,463</text:p>
          </table:table-cell>
          <table:table-cell office:value-type="float" office:value="1372" table:style-name="ce25">
            <text:p>1,372</text:p>
          </table:table-cell>
          <table:table-cell office:value-type="float" office:value="7000" table:style-name="ce29">
            <text:p>7,000</text:p>
          </table:table-cell>
          <table:table-cell office:value-type="float" office:value="1447" table:style-name="ce29">
            <text:p>1,447</text:p>
          </table:table-cell>
          <table:table-cell office:value-type="float" office:value="1467" table:style-name="ce29">
            <text:p>1,467</text:p>
          </table:table-cell>
          <table:table-cell office:value-type="float" office:value="1378" table:style-name="ce29">
            <text:p>1,378</text:p>
          </table:table-cell>
          <table:table-cell office:value-type="float" office:value="1409" table:style-name="ce29">
            <text:p>1,409</text:p>
          </table:table-cell>
          <table:table-cell office:value-type="float" office:value="1299" table:style-name="ce25">
            <text:p>1,299</text:p>
          </table:table-cell>
          <table:table-cell office:value-type="float" office:value="4705" table:style-name="ce29">
            <text:p>4,705</text:p>
          </table:table-cell>
          <table:table-cell office:value-type="float" office:value="1145" table:style-name="ce29">
            <text:p>1,145</text:p>
          </table:table-cell>
          <table:table-cell office:value-type="float" office:value="1075" table:style-name="ce29">
            <text:p>1,075</text:p>
          </table:table-cell>
          <table:table-cell office:value-type="float" office:value="907" table:style-name="ce29">
            <text:p>907</text:p>
          </table:table-cell>
          <table:table-cell office:value-type="float" office:value="880" table:style-name="ce29">
            <text:p>880</text:p>
          </table:table-cell>
          <table:table-cell office:value-type="float" office:value="698" table:style-name="ce25">
            <text:p>698</text:p>
          </table:table-cell>
          <table:table-cell office:value-type="float" office:value="2462" table:style-name="ce29">
            <text:p>2,462</text:p>
          </table:table-cell>
          <table:table-cell office:value-type="float" office:value="647" table:style-name="ce29">
            <text:p>647</text:p>
          </table:table-cell>
          <table:table-cell office:value-type="float" office:value="527" table:style-name="ce29">
            <text:p>527</text:p>
          </table:table-cell>
          <table:table-cell office:value-type="float" office:value="492" table:style-name="ce29">
            <text:p>492</text:p>
          </table:table-cell>
          <table:table-cell office:value-type="float" office:value="422" table:style-name="ce29">
            <text:p>422</text:p>
          </table:table-cell>
          <table:table-cell office:value-type="float" office:value="374" table:style-name="ce25">
            <text:p>374</text:p>
          </table:table-cell>
          <table:table-cell office:value-type="float" office:value="1592" table:style-name="ce29">
            <text:p>1,592</text:p>
          </table:table-cell>
          <table:table-cell office:value-type="float" office:value="322" table:style-name="ce29">
            <text:p>322</text:p>
          </table:table-cell>
          <table:table-cell office:value-type="float" office:value="345" table:style-name="ce29">
            <text:p>345</text:p>
          </table:table-cell>
          <table:table-cell office:value-type="float" office:value="330" table:style-name="ce29">
            <text:p>330</text:p>
          </table:table-cell>
          <table:table-cell office:value-type="float" office:value="308" table:style-name="ce29">
            <text:p>308</text:p>
          </table:table-cell>
          <table:table-cell office:value-type="float" office:value="287" table:style-name="ce25">
            <text:p>287</text:p>
          </table:table-cell>
          <table:table-cell office:value-type="float" office:value="1226" table:style-name="ce29">
            <text:p>1,226</text:p>
          </table:table-cell>
          <table:table-cell office:value-type="float" office:value="263" table:style-name="ce29">
            <text:p>263</text:p>
          </table:table-cell>
          <table:table-cell office:value-type="float" office:value="253" table:style-name="ce29">
            <text:p>253</text:p>
          </table:table-cell>
          <table:table-cell office:value-type="float" office:value="245" table:style-name="ce29">
            <text:p>245</text:p>
          </table:table-cell>
          <table:table-cell office:value-type="float" office:value="249" table:style-name="ce29">
            <text:p>249</text:p>
          </table:table-cell>
          <table:table-cell office:value-type="float" office:value="216" table:style-name="ce25">
            <text:p>216</text:p>
          </table:table-cell>
          <table:table-cell office:value-type="float" office:value="670" table:style-name="ce29">
            <text:p>670</text:p>
          </table:table-cell>
          <table:table-cell office:value-type="float" office:value="162" table:style-name="ce29">
            <text:p>162</text:p>
          </table:table-cell>
          <table:table-cell office:value-type="float" office:value="159" table:style-name="ce29">
            <text:p>159</text:p>
          </table:table-cell>
          <table:table-cell office:value-type="float" office:value="137" table:style-name="ce29">
            <text:p>137</text:p>
          </table:table-cell>
          <table:table-cell office:value-type="float" office:value="111" table:style-name="ce29">
            <text:p>111</text:p>
          </table:table-cell>
          <table:table-cell office:value-type="float" office:value="101" table:style-name="ce25">
            <text:p>101</text:p>
          </table:table-cell>
          <table:table-cell office:value-type="float" office:value="192" table:style-name="ce29">
            <text:p>192</text:p>
          </table:table-cell>
          <table:table-cell office:value-type="float" office:value="63" table:style-name="ce29">
            <text:p>63</text:p>
          </table:table-cell>
          <table:table-cell office:value-type="float" office:value="41" table:style-name="ce29">
            <text:p>41</text:p>
          </table:table-cell>
          <table:table-cell office:value-type="float" office:value="33" table:style-name="ce29">
            <text:p>33</text:p>
          </table:table-cell>
          <table:table-cell office:value-type="float" office:value="29" table:style-name="ce29">
            <text:p>29</text:p>
          </table:table-cell>
          <table:table-cell office:value-type="float" office:value="26" table:style-name="ce25">
            <text:p>26</text:p>
          </table:table-cell>
          <table:table-cell office:value-type="float" office:value="52" table:style-name="ce29">
            <text:p>52</text:p>
          </table:table-cell>
          <table:table-cell office:value-type="float" office:value="17" table:style-name="ce29">
            <text:p>17</text:p>
          </table:table-cell>
          <table:table-cell office:value-type="float" office:value="16" table:style-name="ce29">
            <text:p>16</text:p>
          </table:table-cell>
          <table:table-cell office:value-type="float" office:value="4" table:style-name="ce29">
            <text:p>4</text:p>
          </table:table-cell>
          <table:table-cell office:value-type="float" office:value="8" table:style-name="ce29">
            <text:p>8</text:p>
          </table:table-cell>
          <table:table-cell office:value-type="float" office:value="7" table:style-name="ce25">
            <text:p>7</text:p>
          </table:table-cell>
          <table:table-cell office:value-type="float" office:value="20" table:style-name="ce29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954" table:style-name="ce33">
            <text:p>75,954</text:p>
          </table:table-cell>
          <table:table-cell office:value-type="float" office:value="2542" table:style-name="ce32">
            <text:p>2,542</text:p>
          </table:table-cell>
          <table:table-cell office:value-type="float" office:value="479" table:style-name="ce33">
            <text:p>479</text:p>
          </table:table-cell>
          <table:table-cell office:value-type="float" office:value="550" table:style-name="ce33">
            <text:p>550</text:p>
          </table:table-cell>
          <table:table-cell office:value-type="float" office:value="526" table:style-name="ce33">
            <text:p>526</text:p>
          </table:table-cell>
          <table:table-cell office:value-type="float" office:value="502" table:style-name="ce33">
            <text:p>502</text:p>
          </table:table-cell>
          <table:table-cell office:value-type="float" office:value="485" table:style-name="ce33">
            <text:p>485</text:p>
          </table:table-cell>
          <table:table-cell office:value-type="float" office:value="2149" table:style-name="ce33">
            <text:p>2,149</text:p>
          </table:table-cell>
          <table:table-cell office:value-type="float" office:value="439" table:style-name="ce33">
            <text:p>439</text:p>
          </table:table-cell>
          <table:table-cell office:value-type="float" office:value="443" table:style-name="ce33">
            <text:p>443</text:p>
          </table:table-cell>
          <table:table-cell office:value-type="float" office:value="379" table:style-name="ce33">
            <text:p>379</text:p>
          </table:table-cell>
          <table:table-cell office:value-type="float" office:value="455" table:style-name="ce33">
            <text:p>455</text:p>
          </table:table-cell>
          <table:table-cell office:value-type="float" office:value="433" table:style-name="ce32">
            <text:p>433</text:p>
          </table:table-cell>
          <table:table-cell office:value-type="float" office:value="1940" table:style-name="ce33">
            <text:p>1,940</text:p>
          </table:table-cell>
          <table:table-cell office:value-type="float" office:value="359" table:style-name="ce33">
            <text:p>359</text:p>
          </table:table-cell>
          <table:table-cell office:value-type="float" office:value="398" table:style-name="ce33">
            <text:p>398</text:p>
          </table:table-cell>
          <table:table-cell office:value-type="float" office:value="377" table:style-name="ce33">
            <text:p>377</text:p>
          </table:table-cell>
          <table:table-cell office:value-type="float" office:value="404" table:style-name="ce33">
            <text:p>404</text:p>
          </table:table-cell>
          <table:table-cell office:value-type="float" office:value="402" table:style-name="ce32">
            <text:p>402</text:p>
          </table:table-cell>
          <table:table-cell office:value-type="float" office:value="2965" table:style-name="ce33">
            <text:p>2,965</text:p>
          </table:table-cell>
          <table:table-cell office:value-type="float" office:value="425" table:style-name="ce33">
            <text:p>425</text:p>
          </table:table-cell>
          <table:table-cell office:value-type="float" office:value="480" table:style-name="ce33">
            <text:p>480</text:p>
          </table:table-cell>
          <table:table-cell office:value-type="float" office:value="502" table:style-name="ce33">
            <text:p>502</text:p>
          </table:table-cell>
          <table:table-cell office:value-type="float" office:value="632" table:style-name="ce33">
            <text:p>632</text:p>
          </table:table-cell>
          <table:table-cell office:value-type="float" office:value="926" table:style-name="ce32">
            <text:p>926</text:p>
          </table:table-cell>
          <table:table-cell office:value-type="float" office:value="5784" table:style-name="ce33">
            <text:p>5,784</text:p>
          </table:table-cell>
          <table:table-cell office:value-type="float" office:value="1145" table:style-name="ce33">
            <text:p>1,145</text:p>
          </table:table-cell>
          <table:table-cell office:value-type="float" office:value="1138" table:style-name="ce33">
            <text:p>1,138</text:p>
          </table:table-cell>
          <table:table-cell office:value-type="float" office:value="1063" table:style-name="ce33">
            <text:p>1,063</text:p>
          </table:table-cell>
          <table:table-cell office:value-type="float" office:value="1191" table:style-name="ce33">
            <text:p>1,191</text:p>
          </table:table-cell>
          <table:table-cell office:value-type="float" office:value="1247" table:style-name="ce32">
            <text:p>1,247</text:p>
          </table:table-cell>
          <table:table-cell office:value-type="float" office:value="6381" table:style-name="ce33">
            <text:p>6,381</text:p>
          </table:table-cell>
          <table:table-cell office:value-type="float" office:value="1299" table:style-name="ce33">
            <text:p>1,299</text:p>
          </table:table-cell>
          <table:table-cell office:value-type="float" office:value="1332" table:style-name="ce33">
            <text:p>1,332</text:p>
          </table:table-cell>
          <table:table-cell office:value-type="float" office:value="1299" table:style-name="ce33">
            <text:p>1,299</text:p>
          </table:table-cell>
          <table:table-cell office:value-type="float" office:value="1260" table:style-name="ce33">
            <text:p>1,260</text:p>
          </table:table-cell>
          <table:table-cell office:value-type="float" office:value="1191" table:style-name="ce32">
            <text:p>1,191</text:p>
          </table:table-cell>
          <table:table-cell office:value-type="float" office:value="5568" table:style-name="ce33">
            <text:p>5,568</text:p>
          </table:table-cell>
          <table:table-cell office:value-type="float" office:value="1229" table:style-name="ce33">
            <text:p>1,229</text:p>
          </table:table-cell>
          <table:table-cell office:value-type="float" office:value="1115" table:style-name="ce33">
            <text:p>1,115</text:p>
          </table:table-cell>
          <table:table-cell office:value-type="float" office:value="1172" table:style-name="ce33">
            <text:p>1,172</text:p>
          </table:table-cell>
          <table:table-cell office:value-type="float" office:value="1088" table:style-name="ce33">
            <text:p>1,088</text:p>
          </table:table-cell>
          <table:table-cell office:value-type="float" office:value="964" table:style-name="ce32">
            <text:p>964</text:p>
          </table:table-cell>
          <table:table-cell office:value-type="float" office:value="5684" table:style-name="ce33">
            <text:p>5,684</text:p>
          </table:table-cell>
          <table:table-cell office:value-type="float" office:value="1138" table:style-name="ce33">
            <text:p>1,138</text:p>
          </table:table-cell>
          <table:table-cell office:value-type="float" office:value="1172" table:style-name="ce33">
            <text:p>1,172</text:p>
          </table:table-cell>
          <table:table-cell office:value-type="float" office:value="1091" table:style-name="ce33">
            <text:p>1,091</text:p>
          </table:table-cell>
          <table:table-cell office:value-type="float" office:value="1148" table:style-name="ce33">
            <text:p>1,148</text:p>
          </table:table-cell>
          <table:table-cell office:value-type="float" office:value="1135" table:style-name="ce32">
            <text:p>1,135</text:p>
          </table:table-cell>
          <table:table-cell office:value-type="float" office:value="5659" table:style-name="ce33">
            <text:p>5,659</text:p>
          </table:table-cell>
          <table:table-cell office:value-type="float" office:value="1115" table:style-name="ce33">
            <text:p>1,115</text:p>
          </table:table-cell>
          <table:table-cell office:value-type="float" office:value="1080" table:style-name="ce33">
            <text:p>1,080</text:p>
          </table:table-cell>
          <table:table-cell office:value-type="float" office:value="1154" table:style-name="ce33">
            <text:p>1,154</text:p>
          </table:table-cell>
          <table:table-cell office:value-type="float" office:value="1157" table:style-name="ce33">
            <text:p>1,157</text:p>
          </table:table-cell>
          <table:table-cell office:value-type="float" office:value="1153" table:style-name="ce32">
            <text:p>1,153</text:p>
          </table:table-cell>
          <table:table-cell office:value-type="float" office:value="5492" table:style-name="ce33">
            <text:p>5,492</text:p>
          </table:table-cell>
          <table:table-cell office:value-type="float" office:value="1067" table:style-name="ce33">
            <text:p>1,067</text:p>
          </table:table-cell>
          <table:table-cell office:value-type="float" office:value="1075" table:style-name="ce33">
            <text:p>1,075</text:p>
          </table:table-cell>
          <table:table-cell office:value-type="float" office:value="1078" table:style-name="ce33">
            <text:p>1,078</text:p>
          </table:table-cell>
          <table:table-cell office:value-type="float" office:value="1113" table:style-name="ce33">
            <text:p>1,113</text:p>
          </table:table-cell>
          <table:table-cell office:value-type="float" office:value="1159" table:style-name="ce32">
            <text:p>1,159</text:p>
          </table:table-cell>
          <table:table-cell office:value-type="float" office:value="6483" table:style-name="ce33">
            <text:p>6,483</text:p>
          </table:table-cell>
          <table:table-cell office:value-type="float" office:value="1236" table:style-name="ce33">
            <text:p>1,236</text:p>
          </table:table-cell>
          <table:table-cell office:value-type="float" office:value="1232" table:style-name="ce33">
            <text:p>1,232</text:p>
          </table:table-cell>
          <table:table-cell office:value-type="float" office:value="1267" table:style-name="ce33">
            <text:p>1,267</text:p>
          </table:table-cell>
          <table:table-cell office:value-type="float" office:value="1259" table:style-name="ce33">
            <text:p>1,259</text:p>
          </table:table-cell>
          <table:table-cell office:value-type="float" office:value="1489" table:style-name="ce32">
            <text:p>1,489</text:p>
          </table:table-cell>
          <table:table-cell office:value-type="float" office:value="7270" table:style-name="ce33">
            <text:p>7,270</text:p>
          </table:table-cell>
          <table:table-cell office:value-type="float" office:value="1464" table:style-name="ce33">
            <text:p>1,464</text:p>
          </table:table-cell>
          <table:table-cell office:value-type="float" office:value="1521" table:style-name="ce33">
            <text:p>1,521</text:p>
          </table:table-cell>
          <table:table-cell office:value-type="float" office:value="1515" table:style-name="ce33">
            <text:p>1,515</text:p>
          </table:table-cell>
          <table:table-cell office:value-type="float" office:value="1467" table:style-name="ce33">
            <text:p>1,467</text:p>
          </table:table-cell>
          <table:table-cell office:value-type="float" office:value="1303" table:style-name="ce32">
            <text:p>1,303</text:p>
          </table:table-cell>
          <table:table-cell office:value-type="float" office:value="6432" table:style-name="ce33">
            <text:p>6,432</text:p>
          </table:table-cell>
          <table:table-cell office:value-type="float" office:value="1306" table:style-name="ce33">
            <text:p>1,306</text:p>
          </table:table-cell>
          <table:table-cell office:value-type="float" office:value="1371" table:style-name="ce33">
            <text:p>1,371</text:p>
          </table:table-cell>
          <table:table-cell office:value-type="float" office:value="1252" table:style-name="ce33">
            <text:p>1,252</text:p>
          </table:table-cell>
          <table:table-cell office:value-type="float" office:value="1305" table:style-name="ce33">
            <text:p>1,305</text:p>
          </table:table-cell>
          <table:table-cell office:value-type="float" office:value="1198" table:style-name="ce32">
            <text:p>1,198</text:p>
          </table:table-cell>
          <table:table-cell office:value-type="float" office:value="4548" table:style-name="ce33">
            <text:p>4,548</text:p>
          </table:table-cell>
          <table:table-cell office:value-type="float" office:value="1150" table:style-name="ce33">
            <text:p>1,150</text:p>
          </table:table-cell>
          <table:table-cell office:value-type="float" office:value="1052" table:style-name="ce33">
            <text:p>1,052</text:p>
          </table:table-cell>
          <table:table-cell office:value-type="float" office:value="832" table:style-name="ce33">
            <text:p>832</text:p>
          </table:table-cell>
          <table:table-cell office:value-type="float" office:value="809" table:style-name="ce33">
            <text:p>809</text:p>
          </table:table-cell>
          <table:table-cell office:value-type="float" office:value="705" table:style-name="ce32">
            <text:p>705</text:p>
          </table:table-cell>
          <table:table-cell office:value-type="float" office:value="2415" table:style-name="ce33">
            <text:p>2,415</text:p>
          </table:table-cell>
          <table:table-cell office:value-type="float" office:value="642" table:style-name="ce33">
            <text:p>642</text:p>
          </table:table-cell>
          <table:table-cell office:value-type="float" office:value="540" table:style-name="ce33">
            <text:p>540</text:p>
          </table:table-cell>
          <table:table-cell office:value-type="float" office:value="469" table:style-name="ce33">
            <text:p>469</text:p>
          </table:table-cell>
          <table:table-cell office:value-type="float" office:value="438" table:style-name="ce33">
            <text:p>438</text:p>
          </table:table-cell>
          <table:table-cell office:value-type="float" office:value="326" table:style-name="ce32">
            <text:p>326</text:p>
          </table:table-cell>
          <table:table-cell office:value-type="float" office:value="1648" table:style-name="ce33">
            <text:p>1,648</text:p>
          </table:table-cell>
          <table:table-cell office:value-type="float" office:value="342" table:style-name="ce33">
            <text:p>342</text:p>
          </table:table-cell>
          <table:table-cell office:value-type="float" office:value="330" table:style-name="ce33">
            <text:p>330</text:p>
          </table:table-cell>
          <table:table-cell office:value-type="float" office:value="343" table:style-name="ce33">
            <text:p>343</text:p>
          </table:table-cell>
          <table:table-cell office:value-type="float" office:value="316" table:style-name="ce33">
            <text:p>316</text:p>
          </table:table-cell>
          <table:table-cell office:value-type="float" office:value="317" table:style-name="ce32">
            <text:p>317</text:p>
          </table:table-cell>
          <table:table-cell office:value-type="float" office:value="1350" table:style-name="ce33">
            <text:p>1,350</text:p>
          </table:table-cell>
          <table:table-cell office:value-type="float" office:value="269" table:style-name="ce33">
            <text:p>269</text:p>
          </table:table-cell>
          <table:table-cell office:value-type="float" office:value="282" table:style-name="ce33">
            <text:p>282</text:p>
          </table:table-cell>
          <table:table-cell office:value-type="float" office:value="279" table:style-name="ce33">
            <text:p>279</text:p>
          </table:table-cell>
          <table:table-cell office:value-type="float" office:value="283" table:style-name="ce33">
            <text:p>283</text:p>
          </table:table-cell>
          <table:table-cell office:value-type="float" office:value="237" table:style-name="ce32">
            <text:p>237</text:p>
          </table:table-cell>
          <table:table-cell office:value-type="float" office:value="934" table:style-name="ce33">
            <text:p>934</text:p>
          </table:table-cell>
          <table:table-cell office:value-type="float" office:value="226" table:style-name="ce33">
            <text:p>226</text:p>
          </table:table-cell>
          <table:table-cell office:value-type="float" office:value="188" table:style-name="ce33">
            <text:p>188</text:p>
          </table:table-cell>
          <table:table-cell office:value-type="float" office:value="197" table:style-name="ce33">
            <text:p>197</text:p>
          </table:table-cell>
          <table:table-cell office:value-type="float" office:value="177" table:style-name="ce33">
            <text:p>177</text:p>
          </table:table-cell>
          <table:table-cell office:value-type="float" office:value="146" table:style-name="ce32">
            <text:p>146</text:p>
          </table:table-cell>
          <table:table-cell office:value-type="float" office:value="485" table:style-name="ce33">
            <text:p>485</text:p>
          </table:table-cell>
          <table:table-cell office:value-type="float" office:value="134" table:style-name="ce33">
            <text:p>134</text:p>
          </table:table-cell>
          <table:table-cell office:value-type="float" office:value="118" table:style-name="ce33">
            <text:p>118</text:p>
          </table:table-cell>
          <table:table-cell office:value-type="float" office:value="108" table:style-name="ce33">
            <text:p>108</text:p>
          </table:table-cell>
          <table:table-cell office:value-type="float" office:value="66" table:style-name="ce33">
            <text:p>66</text:p>
          </table:table-cell>
          <table:table-cell office:value-type="float" office:value="59" table:style-name="ce32">
            <text:p>59</text:p>
          </table:table-cell>
          <table:table-cell office:value-type="float" office:value="186" table:style-name="ce33">
            <text:p>186</text:p>
          </table:table-cell>
          <table:table-cell office:value-type="float" office:value="56" table:style-name="ce33">
            <text:p>56</text:p>
          </table:table-cell>
          <table:table-cell office:value-type="float" office:value="40" table:style-name="ce33">
            <text:p>40</text:p>
          </table:table-cell>
          <table:table-cell office:value-type="float" office:value="43" table:style-name="ce33">
            <text:p>43</text:p>
          </table:table-cell>
          <table:table-cell office:value-type="float" office:value="28" table:style-name="ce33">
            <text:p>28</text:p>
          </table:table-cell>
          <table:table-cell office:value-type="float" office:value="19" table:style-name="ce32">
            <text:p>19</text:p>
          </table:table-cell>
          <table:table-cell office:value-type="float" office:value="39" table:style-name="ce33">
            <text:p>3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325" table:style-name="ce44">
            <text:p>140,325</text:p>
          </table:table-cell>
          <table:table-cell office:value-type="float" office:value="4695" table:style-name="ce44">
            <text:p>4,695</text:p>
          </table:table-cell>
          <table:table-cell office:value-type="float" office:value="912" table:style-name="ce44">
            <text:p>912</text:p>
          </table:table-cell>
          <table:table-cell office:value-type="float" office:value="1005" table:style-name="ce44">
            <text:p>1,005</text:p>
          </table:table-cell>
          <table:table-cell office:value-type="float" office:value="948" table:style-name="ce44">
            <text:p>948</text:p>
          </table:table-cell>
          <table:table-cell office:value-type="float" office:value="927" table:style-name="ce44">
            <text:p>927</text:p>
          </table:table-cell>
          <table:table-cell office:value-type="float" office:value="903" table:style-name="ce44">
            <text:p>903</text:p>
          </table:table-cell>
          <table:table-cell office:value-type="float" office:value="4036" table:style-name="ce44">
            <text:p>4,036</text:p>
          </table:table-cell>
          <table:table-cell office:value-type="float" office:value="845" table:style-name="ce44">
            <text:p>845</text:p>
          </table:table-cell>
          <table:table-cell office:value-type="float" office:value="785" table:style-name="ce44">
            <text:p>785</text:p>
          </table:table-cell>
          <table:table-cell office:value-type="float" office:value="715" table:style-name="ce44">
            <text:p>715</text:p>
          </table:table-cell>
          <table:table-cell office:value-type="float" office:value="877" table:style-name="ce44">
            <text:p>877</text:p>
          </table:table-cell>
          <table:table-cell office:value-type="float" office:value="814" table:style-name="ce45">
            <text:p>814</text:p>
          </table:table-cell>
          <table:table-cell office:value-type="float" office:value="3660" table:style-name="ce44">
            <text:p>3,660</text:p>
          </table:table-cell>
          <table:table-cell office:value-type="float" office:value="688" table:style-name="ce44">
            <text:p>688</text:p>
          </table:table-cell>
          <table:table-cell office:value-type="float" office:value="723" table:style-name="ce44">
            <text:p>723</text:p>
          </table:table-cell>
          <table:table-cell office:value-type="float" office:value="689" table:style-name="ce44">
            <text:p>689</text:p>
          </table:table-cell>
          <table:table-cell office:value-type="float" office:value="778" table:style-name="ce44">
            <text:p>778</text:p>
          </table:table-cell>
          <table:table-cell office:value-type="float" office:value="782" table:style-name="ce45">
            <text:p>782</text:p>
          </table:table-cell>
          <table:table-cell office:value-type="float" office:value="5701" table:style-name="ce44">
            <text:p>5,701</text:p>
          </table:table-cell>
          <table:table-cell office:value-type="float" office:value="796" table:style-name="ce44">
            <text:p>796</text:p>
          </table:table-cell>
          <table:table-cell office:value-type="float" office:value="920" table:style-name="ce44">
            <text:p>920</text:p>
          </table:table-cell>
          <table:table-cell office:value-type="float" office:value="971" table:style-name="ce44">
            <text:p>971</text:p>
          </table:table-cell>
          <table:table-cell office:value-type="float" office:value="1274" table:style-name="ce44">
            <text:p>1,274</text:p>
          </table:table-cell>
          <table:table-cell office:value-type="float" office:value="1740" table:style-name="ce45">
            <text:p>1,740</text:p>
          </table:table-cell>
          <table:table-cell office:value-type="float" office:value="10875" table:style-name="ce44">
            <text:p>10,875</text:p>
          </table:table-cell>
          <table:table-cell office:value-type="float" office:value="2217" table:style-name="ce44">
            <text:p>2,217</text:p>
          </table:table-cell>
          <table:table-cell office:value-type="float" office:value="2131" table:style-name="ce44">
            <text:p>2,131</text:p>
          </table:table-cell>
          <table:table-cell office:value-type="float" office:value="1986" table:style-name="ce44">
            <text:p>1,986</text:p>
          </table:table-cell>
          <table:table-cell office:value-type="float" office:value="2210" table:style-name="ce44">
            <text:p>2,210</text:p>
          </table:table-cell>
          <table:table-cell office:value-type="float" office:value="2331" table:style-name="ce45">
            <text:p>2,331</text:p>
          </table:table-cell>
          <table:table-cell office:value-type="float" office:value="11855" table:style-name="ce44">
            <text:p>11,855</text:p>
          </table:table-cell>
          <table:table-cell office:value-type="float" office:value="2462" table:style-name="ce44">
            <text:p>2,462</text:p>
          </table:table-cell>
          <table:table-cell office:value-type="float" office:value="2411" table:style-name="ce44">
            <text:p>2,411</text:p>
          </table:table-cell>
          <table:table-cell office:value-type="float" office:value="2442" table:style-name="ce44">
            <text:p>2,442</text:p>
          </table:table-cell>
          <table:table-cell office:value-type="float" office:value="2389" table:style-name="ce44">
            <text:p>2,389</text:p>
          </table:table-cell>
          <table:table-cell office:value-type="float" office:value="2151" table:style-name="ce45">
            <text:p>2,151</text:p>
          </table:table-cell>
          <table:table-cell office:value-type="float" office:value="10414" table:style-name="ce44">
            <text:p>10,414</text:p>
          </table:table-cell>
          <table:table-cell office:value-type="float" office:value="2211" table:style-name="ce44">
            <text:p>2,211</text:p>
          </table:table-cell>
          <table:table-cell office:value-type="float" office:value="2088" table:style-name="ce44">
            <text:p>2,088</text:p>
          </table:table-cell>
          <table:table-cell office:value-type="float" office:value="2182" table:style-name="ce44">
            <text:p>2,182</text:p>
          </table:table-cell>
          <table:table-cell office:value-type="float" office:value="2081" table:style-name="ce44">
            <text:p>2,081</text:p>
          </table:table-cell>
          <table:table-cell office:value-type="float" office:value="1852" table:style-name="ce45">
            <text:p>1,852</text:p>
          </table:table-cell>
          <table:table-cell office:value-type="float" office:value="10358" table:style-name="ce44">
            <text:p>10,358</text:p>
          </table:table-cell>
          <table:table-cell office:value-type="float" office:value="2045" table:style-name="ce44">
            <text:p>2,045</text:p>
          </table:table-cell>
          <table:table-cell office:value-type="float" office:value="2104" table:style-name="ce44">
            <text:p>2,104</text:p>
          </table:table-cell>
          <table:table-cell office:value-type="float" office:value="2040" table:style-name="ce44">
            <text:p>2,040</text:p>
          </table:table-cell>
          <table:table-cell office:value-type="float" office:value="2095" table:style-name="ce44">
            <text:p>2,095</text:p>
          </table:table-cell>
          <table:table-cell office:value-type="float" office:value="2074" table:style-name="ce45">
            <text:p>2,074</text:p>
          </table:table-cell>
          <table:table-cell office:value-type="float" office:value="10003" table:style-name="ce44">
            <text:p>10,003</text:p>
          </table:table-cell>
          <table:table-cell office:value-type="float" office:value="1988" table:style-name="ce44">
            <text:p>1,988</text:p>
          </table:table-cell>
          <table:table-cell office:value-type="float" office:value="1964" table:style-name="ce44">
            <text:p>1,964</text:p>
          </table:table-cell>
          <table:table-cell office:value-type="float" office:value="1989" table:style-name="ce44">
            <text:p>1,989</text:p>
          </table:table-cell>
          <table:table-cell office:value-type="float" office:value="1980" table:style-name="ce44">
            <text:p>1,980</text:p>
          </table:table-cell>
          <table:table-cell office:value-type="float" office:value="2082" table:style-name="ce45">
            <text:p>2,082</text:p>
          </table:table-cell>
          <table:table-cell office:value-type="float" office:value="10032" table:style-name="ce44">
            <text:p>10,032</text:p>
          </table:table-cell>
          <table:table-cell office:value-type="float" office:value="1926" table:style-name="ce44">
            <text:p>1,926</text:p>
          </table:table-cell>
          <table:table-cell office:value-type="float" office:value="1904" table:style-name="ce44">
            <text:p>1,904</text:p>
          </table:table-cell>
          <table:table-cell office:value-type="float" office:value="1966" table:style-name="ce44">
            <text:p>1,966</text:p>
          </table:table-cell>
          <table:table-cell office:value-type="float" office:value="2090" table:style-name="ce44">
            <text:p>2,090</text:p>
          </table:table-cell>
          <table:table-cell office:value-type="float" office:value="2146" table:style-name="ce45">
            <text:p>2,146</text:p>
          </table:table-cell>
          <table:table-cell office:value-type="float" office:value="12068" table:style-name="ce44">
            <text:p>12,068</text:p>
          </table:table-cell>
          <table:table-cell office:value-type="float" office:value="2346" table:style-name="ce44">
            <text:p>2,346</text:p>
          </table:table-cell>
          <table:table-cell office:value-type="float" office:value="2350" table:style-name="ce44">
            <text:p>2,350</text:p>
          </table:table-cell>
          <table:table-cell office:value-type="float" office:value="2395" table:style-name="ce44">
            <text:p>2,395</text:p>
          </table:table-cell>
          <table:table-cell office:value-type="float" office:value="2318" table:style-name="ce44">
            <text:p>2,318</text:p>
          </table:table-cell>
          <table:table-cell office:value-type="float" office:value="2659" table:style-name="ce45">
            <text:p>2,659</text:p>
          </table:table-cell>
          <table:table-cell office:value-type="float" office:value="13475" table:style-name="ce44">
            <text:p>13,475</text:p>
          </table:table-cell>
          <table:table-cell office:value-type="float" office:value="2715" table:style-name="ce44">
            <text:p>2,715</text:p>
          </table:table-cell>
          <table:table-cell office:value-type="float" office:value="2795" table:style-name="ce44">
            <text:p>2,795</text:p>
          </table:table-cell>
          <table:table-cell office:value-type="float" office:value="2796" table:style-name="ce44">
            <text:p>2,796</text:p>
          </table:table-cell>
          <table:table-cell office:value-type="float" office:value="2706" table:style-name="ce44">
            <text:p>2,706</text:p>
          </table:table-cell>
          <table:table-cell office:value-type="float" office:value="2463" table:style-name="ce45">
            <text:p>2,463</text:p>
          </table:table-cell>
          <table:table-cell office:value-type="float" office:value="12345" table:style-name="ce44">
            <text:p>12,345</text:p>
          </table:table-cell>
          <table:table-cell office:value-type="float" office:value="2544" table:style-name="ce44">
            <text:p>2,544</text:p>
          </table:table-cell>
          <table:table-cell office:value-type="float" office:value="2587" table:style-name="ce44">
            <text:p>2,587</text:p>
          </table:table-cell>
          <table:table-cell office:value-type="float" office:value="2407" table:style-name="ce44">
            <text:p>2,407</text:p>
          </table:table-cell>
          <table:table-cell office:value-type="float" office:value="2520" table:style-name="ce44">
            <text:p>2,520</text:p>
          </table:table-cell>
          <table:table-cell office:value-type="float" office:value="2287" table:style-name="ce45">
            <text:p>2,287</text:p>
          </table:table-cell>
          <table:table-cell office:value-type="float" office:value="8518" table:style-name="ce44">
            <text:p>8,518</text:p>
          </table:table-cell>
          <table:table-cell office:value-type="float" office:value="2112" table:style-name="ce44">
            <text:p>2,112</text:p>
          </table:table-cell>
          <table:table-cell office:value-type="float" office:value="1966" table:style-name="ce44">
            <text:p>1,966</text:p>
          </table:table-cell>
          <table:table-cell office:value-type="float" office:value="1587" table:style-name="ce44">
            <text:p>1,587</text:p>
          </table:table-cell>
          <table:table-cell office:value-type="float" office:value="1557" table:style-name="ce44">
            <text:p>1,557</text:p>
          </table:table-cell>
          <table:table-cell office:value-type="float" office:value="1296" table:style-name="ce45">
            <text:p>1,296</text:p>
          </table:table-cell>
          <table:table-cell office:value-type="float" office:value="4451" table:style-name="ce44">
            <text:p>4,451</text:p>
          </table:table-cell>
          <table:table-cell office:value-type="float" office:value="1198" table:style-name="ce44">
            <text:p>1,198</text:p>
          </table:table-cell>
          <table:table-cell office:value-type="float" office:value="980" table:style-name="ce44">
            <text:p>980</text:p>
          </table:table-cell>
          <table:table-cell office:value-type="float" office:value="875" table:style-name="ce44">
            <text:p>875</text:p>
          </table:table-cell>
          <table:table-cell office:value-type="float" office:value="768" table:style-name="ce44">
            <text:p>768</text:p>
          </table:table-cell>
          <table:table-cell office:value-type="float" office:value="630" table:style-name="ce45">
            <text:p>630</text:p>
          </table:table-cell>
          <table:table-cell office:value-type="float" office:value="3042" table:style-name="ce44">
            <text:p>3,042</text:p>
          </table:table-cell>
          <table:table-cell office:value-type="float" office:value="617" table:style-name="ce44">
            <text:p>617</text:p>
          </table:table-cell>
          <table:table-cell office:value-type="float" office:value="637" table:style-name="ce44">
            <text:p>637</text:p>
          </table:table-cell>
          <table:table-cell office:value-type="float" office:value="633" table:style-name="ce44">
            <text:p>633</text:p>
          </table:table-cell>
          <table:table-cell office:value-type="float" office:value="590" table:style-name="ce44">
            <text:p>590</text:p>
          </table:table-cell>
          <table:table-cell office:value-type="float" office:value="565" table:style-name="ce45">
            <text:p>565</text:p>
          </table:table-cell>
          <table:table-cell office:value-type="float" office:value="2410" table:style-name="ce44">
            <text:p>2,410</text:p>
          </table:table-cell>
          <table:table-cell office:value-type="float" office:value="508" table:style-name="ce44">
            <text:p>508</text:p>
          </table:table-cell>
          <table:table-cell office:value-type="float" office:value="501" table:style-name="ce44">
            <text:p>501</text:p>
          </table:table-cell>
          <table:table-cell office:value-type="float" office:value="480" table:style-name="ce44">
            <text:p>480</text:p>
          </table:table-cell>
          <table:table-cell office:value-type="float" office:value="499" table:style-name="ce44">
            <text:p>499</text:p>
          </table:table-cell>
          <table:table-cell office:value-type="float" office:value="422" table:style-name="ce45">
            <text:p>422</text:p>
          </table:table-cell>
          <table:table-cell office:value-type="float" office:value="1499" table:style-name="ce44">
            <text:p>1,499</text:p>
          </table:table-cell>
          <table:table-cell office:value-type="float" office:value="365" table:style-name="ce44">
            <text:p>365</text:p>
          </table:table-cell>
          <table:table-cell office:value-type="float" office:value="320" table:style-name="ce44">
            <text:p>320</text:p>
          </table:table-cell>
          <table:table-cell office:value-type="float" office:value="310" table:style-name="ce44">
            <text:p>310</text:p>
          </table:table-cell>
          <table:table-cell office:value-type="float" office:value="270" table:style-name="ce44">
            <text:p>270</text:p>
          </table:table-cell>
          <table:table-cell office:value-type="float" office:value="234" table:style-name="ce45">
            <text:p>234</text:p>
          </table:table-cell>
          <table:table-cell office:value-type="float" office:value="626" table:style-name="ce44">
            <text:p>626</text:p>
          </table:table-cell>
          <table:table-cell office:value-type="float" office:value="183" table:style-name="ce44">
            <text:p>183</text:p>
          </table:table-cell>
          <table:table-cell office:value-type="float" office:value="146" table:style-name="ce44">
            <text:p>146</text:p>
          </table:table-cell>
          <table:table-cell office:value-type="float" office:value="132" table:style-name="ce44">
            <text:p>132</text:p>
          </table:table-cell>
          <table:table-cell office:value-type="float" office:value="84" table:style-name="ce44">
            <text:p>84</text:p>
          </table:table-cell>
          <table:table-cell office:value-type="float" office:value="81" table:style-name="ce45">
            <text:p>81</text:p>
          </table:table-cell>
          <table:table-cell office:value-type="float" office:value="209" table:style-name="ce44">
            <text:p>209</text:p>
          </table:table-cell>
          <table:table-cell office:value-type="float" office:value="64" table:style-name="ce44">
            <text:p>64</text:p>
          </table:table-cell>
          <table:table-cell office:value-type="float" office:value="52" table:style-name="ce44">
            <text:p>52</text:p>
          </table:table-cell>
          <table:table-cell office:value-type="float" office:value="39" table:style-name="ce44">
            <text:p>39</text:p>
          </table:table-cell>
          <table:table-cell office:value-type="float" office:value="30" table:style-name="ce44">
            <text:p>30</text:p>
          </table:table-cell>
          <table:table-cell office:value-type="float" office:value="24" table:style-name="ce45">
            <text:p>24</text:p>
          </table:table-cell>
          <table:table-cell office:value-type="float" office:value="53" table:style-name="ce44">
            <text:p>5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021" table:style-name="ce44">
            <text:p>70,021</text:p>
          </table:table-cell>
          <table:table-cell office:value-type="float" office:value="2413" table:style-name="ce44">
            <text:p>2,413</text:p>
          </table:table-cell>
          <table:table-cell office:value-type="float" office:value="476" table:style-name="ce46">
            <text:p>476</text:p>
          </table:table-cell>
          <table:table-cell office:value-type="float" office:value="521" table:style-name="ce46">
            <text:p>521</text:p>
          </table:table-cell>
          <table:table-cell office:value-type="float" office:value="472" table:style-name="ce46">
            <text:p>472</text:p>
          </table:table-cell>
          <table:table-cell office:value-type="float" office:value="475" table:style-name="ce46">
            <text:p>475</text:p>
          </table:table-cell>
          <table:table-cell office:value-type="float" office:value="469" table:style-name="ce46">
            <text:p>469</text:p>
          </table:table-cell>
          <table:table-cell office:value-type="float" office:value="2115" table:style-name="ce46">
            <text:p>2,115</text:p>
          </table:table-cell>
          <table:table-cell office:value-type="float" office:value="441" table:style-name="ce46">
            <text:p>441</text:p>
          </table:table-cell>
          <table:table-cell office:value-type="float" office:value="397" table:style-name="ce46">
            <text:p>397</text:p>
          </table:table-cell>
          <table:table-cell office:value-type="float" office:value="377" table:style-name="ce46">
            <text:p>377</text:p>
          </table:table-cell>
          <table:table-cell office:value-type="float" office:value="465" table:style-name="ce46">
            <text:p>465</text:p>
          </table:table-cell>
          <table:table-cell office:value-type="float" office:value="435" table:style-name="ce47">
            <text:p>435</text:p>
          </table:table-cell>
          <table:table-cell office:value-type="float" office:value="1920" table:style-name="ce46">
            <text:p>1,920</text:p>
          </table:table-cell>
          <table:table-cell office:value-type="float" office:value="364" table:style-name="ce46">
            <text:p>364</text:p>
          </table:table-cell>
          <table:table-cell office:value-type="float" office:value="362" table:style-name="ce46">
            <text:p>362</text:p>
          </table:table-cell>
          <table:table-cell office:value-type="float" office:value="351" table:style-name="ce46">
            <text:p>351</text:p>
          </table:table-cell>
          <table:table-cell office:value-type="float" office:value="419" table:style-name="ce46">
            <text:p>419</text:p>
          </table:table-cell>
          <table:table-cell office:value-type="float" office:value="424" table:style-name="ce47">
            <text:p>424</text:p>
          </table:table-cell>
          <table:table-cell office:value-type="float" office:value="2963" table:style-name="ce46">
            <text:p>2,963</text:p>
          </table:table-cell>
          <table:table-cell office:value-type="float" office:value="412" table:style-name="ce46">
            <text:p>412</text:p>
          </table:table-cell>
          <table:table-cell office:value-type="float" office:value="478" table:style-name="ce46">
            <text:p>478</text:p>
          </table:table-cell>
          <table:table-cell office:value-type="float" office:value="510" table:style-name="ce46">
            <text:p>510</text:p>
          </table:table-cell>
          <table:table-cell office:value-type="float" office:value="695" table:style-name="ce46">
            <text:p>695</text:p>
          </table:table-cell>
          <table:table-cell office:value-type="float" office:value="868" table:style-name="ce47">
            <text:p>868</text:p>
          </table:table-cell>
          <table:table-cell office:value-type="float" office:value="5500" table:style-name="ce46">
            <text:p>5,500</text:p>
          </table:table-cell>
          <table:table-cell office:value-type="float" office:value="1155" table:style-name="ce46">
            <text:p>1,155</text:p>
          </table:table-cell>
          <table:table-cell office:value-type="float" office:value="1075" table:style-name="ce46">
            <text:p>1,075</text:p>
          </table:table-cell>
          <table:table-cell office:value-type="float" office:value="986" table:style-name="ce46">
            <text:p>986</text:p>
          </table:table-cell>
          <table:table-cell office:value-type="float" office:value="1107" table:style-name="ce46">
            <text:p>1,107</text:p>
          </table:table-cell>
          <table:table-cell office:value-type="float" office:value="1177" table:style-name="ce47">
            <text:p>1,177</text:p>
          </table:table-cell>
          <table:table-cell office:value-type="float" office:value="5971" table:style-name="ce46">
            <text:p>5,971</text:p>
          </table:table-cell>
          <table:table-cell office:value-type="float" office:value="1259" table:style-name="ce46">
            <text:p>1,259</text:p>
          </table:table-cell>
          <table:table-cell office:value-type="float" office:value="1177" table:style-name="ce46">
            <text:p>1,177</text:p>
          </table:table-cell>
          <table:table-cell office:value-type="float" office:value="1252" table:style-name="ce46">
            <text:p>1,252</text:p>
          </table:table-cell>
          <table:table-cell office:value-type="float" office:value="1224" table:style-name="ce46">
            <text:p>1,224</text:p>
          </table:table-cell>
          <table:table-cell office:value-type="float" office:value="1059" table:style-name="ce47">
            <text:p>1,059</text:p>
          </table:table-cell>
          <table:table-cell office:value-type="float" office:value="5293" table:style-name="ce46">
            <text:p>5,293</text:p>
          </table:table-cell>
          <table:table-cell office:value-type="float" office:value="1082" table:style-name="ce46">
            <text:p>1,082</text:p>
          </table:table-cell>
          <table:table-cell office:value-type="float" office:value="1064" table:style-name="ce46">
            <text:p>1,064</text:p>
          </table:table-cell>
          <table:table-cell office:value-type="float" office:value="1113" table:style-name="ce46">
            <text:p>1,113</text:p>
          </table:table-cell>
          <table:table-cell office:value-type="float" office:value="1068" table:style-name="ce46">
            <text:p>1,068</text:p>
          </table:table-cell>
          <table:table-cell office:value-type="float" office:value="966" table:style-name="ce47">
            <text:p>966</text:p>
          </table:table-cell>
          <table:table-cell office:value-type="float" office:value="5097" table:style-name="ce46">
            <text:p>5,097</text:p>
          </table:table-cell>
          <table:table-cell office:value-type="float" office:value="988" table:style-name="ce46">
            <text:p>988</text:p>
          </table:table-cell>
          <table:table-cell office:value-type="float" office:value="1033" table:style-name="ce46">
            <text:p>1,033</text:p>
          </table:table-cell>
          <table:table-cell office:value-type="float" office:value="1017" table:style-name="ce46">
            <text:p>1,017</text:p>
          </table:table-cell>
          <table:table-cell office:value-type="float" office:value="1044" table:style-name="ce46">
            <text:p>1,044</text:p>
          </table:table-cell>
          <table:table-cell office:value-type="float" office:value="1015" table:style-name="ce47">
            <text:p>1,015</text:p>
          </table:table-cell>
          <table:table-cell office:value-type="float" office:value="4790" table:style-name="ce46">
            <text:p>4,790</text:p>
          </table:table-cell>
          <table:table-cell office:value-type="float" office:value="971" table:style-name="ce46">
            <text:p>971</text:p>
          </table:table-cell>
          <table:table-cell office:value-type="float" office:value="972" table:style-name="ce46">
            <text:p>972</text:p>
          </table:table-cell>
          <table:table-cell office:value-type="float" office:value="929" table:style-name="ce46">
            <text:p>929</text:p>
          </table:table-cell>
          <table:table-cell office:value-type="float" office:value="903" table:style-name="ce46">
            <text:p>903</text:p>
          </table:table-cell>
          <table:table-cell office:value-type="float" office:value="1015" table:style-name="ce47">
            <text:p>1,015</text:p>
          </table:table-cell>
          <table:table-cell office:value-type="float" office:value="4968" table:style-name="ce46">
            <text:p>4,968</text:p>
          </table:table-cell>
          <table:table-cell office:value-type="float" office:value="939" table:style-name="ce46">
            <text:p>939</text:p>
          </table:table-cell>
          <table:table-cell office:value-type="float" office:value="917" table:style-name="ce46">
            <text:p>917</text:p>
          </table:table-cell>
          <table:table-cell office:value-type="float" office:value="981" table:style-name="ce46">
            <text:p>981</text:p>
          </table:table-cell>
          <table:table-cell office:value-type="float" office:value="1055" table:style-name="ce46">
            <text:p>1,055</text:p>
          </table:table-cell>
          <table:table-cell office:value-type="float" office:value="1076" table:style-name="ce47">
            <text:p>1,076</text:p>
          </table:table-cell>
          <table:table-cell office:value-type="float" office:value="5996" table:style-name="ce46">
            <text:p>5,996</text:p>
          </table:table-cell>
          <table:table-cell office:value-type="float" office:value="1193" table:style-name="ce46">
            <text:p>1,193</text:p>
          </table:table-cell>
          <table:table-cell office:value-type="float" office:value="1212" table:style-name="ce46">
            <text:p>1,212</text:p>
          </table:table-cell>
          <table:table-cell office:value-type="float" office:value="1194" table:style-name="ce46">
            <text:p>1,194</text:p>
          </table:table-cell>
          <table:table-cell office:value-type="float" office:value="1136" table:style-name="ce46">
            <text:p>1,136</text:p>
          </table:table-cell>
          <table:table-cell office:value-type="float" office:value="1261" table:style-name="ce47">
            <text:p>1,261</text:p>
          </table:table-cell>
          <table:table-cell office:value-type="float" office:value="6665" table:style-name="ce46">
            <text:p>6,665</text:p>
          </table:table-cell>
          <table:table-cell office:value-type="float" office:value="1352" table:style-name="ce46">
            <text:p>1,352</text:p>
          </table:table-cell>
          <table:table-cell office:value-type="float" office:value="1361" table:style-name="ce46">
            <text:p>1,361</text:p>
          </table:table-cell>
          <table:table-cell office:value-type="float" office:value="1367" table:style-name="ce46">
            <text:p>1,367</text:p>
          </table:table-cell>
          <table:table-cell office:value-type="float" office:value="1334" table:style-name="ce46">
            <text:p>1,334</text:p>
          </table:table-cell>
          <table:table-cell office:value-type="float" office:value="1251" table:style-name="ce47">
            <text:p>1,251</text:p>
          </table:table-cell>
          <table:table-cell office:value-type="float" office:value="6333" table:style-name="ce46">
            <text:p>6,333</text:p>
          </table:table-cell>
          <table:table-cell office:value-type="float" office:value="1316" table:style-name="ce46">
            <text:p>1,316</text:p>
          </table:table-cell>
          <table:table-cell office:value-type="float" office:value="1314" table:style-name="ce46">
            <text:p>1,314</text:p>
          </table:table-cell>
          <table:table-cell office:value-type="float" office:value="1235" table:style-name="ce46">
            <text:p>1,235</text:p>
          </table:table-cell>
          <table:table-cell office:value-type="float" office:value="1297" table:style-name="ce46">
            <text:p>1,297</text:p>
          </table:table-cell>
          <table:table-cell office:value-type="float" office:value="1171" table:style-name="ce47">
            <text:p>1,171</text:p>
          </table:table-cell>
          <table:table-cell office:value-type="float" office:value="4275" table:style-name="ce46">
            <text:p>4,275</text:p>
          </table:table-cell>
          <table:table-cell office:value-type="float" office:value="1046" table:style-name="ce46">
            <text:p>1,046</text:p>
          </table:table-cell>
          <table:table-cell office:value-type="float" office:value="976" table:style-name="ce46">
            <text:p>976</text:p>
          </table:table-cell>
          <table:table-cell office:value-type="float" office:value="814" table:style-name="ce46">
            <text:p>814</text:p>
          </table:table-cell>
          <table:table-cell office:value-type="float" office:value="803" table:style-name="ce46">
            <text:p>803</text:p>
          </table:table-cell>
          <table:table-cell office:value-type="float" office:value="636" table:style-name="ce47">
            <text:p>636</text:p>
          </table:table-cell>
          <table:table-cell office:value-type="float" office:value="2230" table:style-name="ce46">
            <text:p>2,230</text:p>
          </table:table-cell>
          <table:table-cell office:value-type="float" office:value="589" table:style-name="ce46">
            <text:p>589</text:p>
          </table:table-cell>
          <table:table-cell office:value-type="float" office:value="480" table:style-name="ce46">
            <text:p>480</text:p>
          </table:table-cell>
          <table:table-cell office:value-type="float" office:value="450" table:style-name="ce46">
            <text:p>450</text:p>
          </table:table-cell>
          <table:table-cell office:value-type="float" office:value="377" table:style-name="ce46">
            <text:p>377</text:p>
          </table:table-cell>
          <table:table-cell office:value-type="float" office:value="334" table:style-name="ce47">
            <text:p>334</text:p>
          </table:table-cell>
          <table:table-cell office:value-type="float" office:value="1485" table:style-name="ce46">
            <text:p>1,485</text:p>
          </table:table-cell>
          <table:table-cell office:value-type="float" office:value="298" table:style-name="ce46">
            <text:p>298</text:p>
          </table:table-cell>
          <table:table-cell office:value-type="float" office:value="321" table:style-name="ce46">
            <text:p>321</text:p>
          </table:table-cell>
          <table:table-cell office:value-type="float" office:value="305" table:style-name="ce46">
            <text:p>305</text:p>
          </table:table-cell>
          <table:table-cell office:value-type="float" office:value="295" table:style-name="ce46">
            <text:p>295</text:p>
          </table:table-cell>
          <table:table-cell office:value-type="float" office:value="266" table:style-name="ce47">
            <text:p>266</text:p>
          </table:table-cell>
          <table:table-cell office:value-type="float" office:value="1139" table:style-name="ce46">
            <text:p>1,139</text:p>
          </table:table-cell>
          <table:table-cell office:value-type="float" office:value="248" table:style-name="ce46">
            <text:p>248</text:p>
          </table:table-cell>
          <table:table-cell office:value-type="float" office:value="230" table:style-name="ce46">
            <text:p>230</text:p>
          </table:table-cell>
          <table:table-cell office:value-type="float" office:value="225" table:style-name="ce46">
            <text:p>225</text:p>
          </table:table-cell>
          <table:table-cell office:value-type="float" office:value="235" table:style-name="ce46">
            <text:p>235</text:p>
          </table:table-cell>
          <table:table-cell office:value-type="float" office:value="201" table:style-name="ce47">
            <text:p>201</text:p>
          </table:table-cell>
          <table:table-cell office:value-type="float" office:value="633" table:style-name="ce46">
            <text:p>633</text:p>
          </table:table-cell>
          <table:table-cell office:value-type="float" office:value="151" table:style-name="ce46">
            <text:p>151</text:p>
          </table:table-cell>
          <table:table-cell office:value-type="float" office:value="150" table:style-name="ce46">
            <text:p>150</text:p>
          </table:table-cell>
          <table:table-cell office:value-type="float" office:value="130" table:style-name="ce46">
            <text:p>130</text:p>
          </table:table-cell>
          <table:table-cell office:value-type="float" office:value="106" table:style-name="ce46">
            <text:p>106</text:p>
          </table:table-cell>
          <table:table-cell office:value-type="float" office:value="96" table:style-name="ce47">
            <text:p>96</text:p>
          </table:table-cell>
          <table:table-cell office:value-type="float" office:value="175" table:style-name="ce46">
            <text:p>175</text:p>
          </table:table-cell>
          <table:table-cell office:value-type="float" office:value="60" table:style-name="ce46">
            <text:p>60</text:p>
          </table:table-cell>
          <table:table-cell office:value-type="float" office:value="37" table:style-name="ce46">
            <text:p>37</text:p>
          </table:table-cell>
          <table:table-cell office:value-type="float" office:value="30" table:style-name="ce46">
            <text:p>30</text:p>
          </table:table-cell>
          <table:table-cell office:value-type="float" office:value="23" table:style-name="ce46">
            <text:p>23</text:p>
          </table:table-cell>
          <table:table-cell office:value-type="float" office:value="25" table:style-name="ce47">
            <text:p>25</text:p>
          </table:table-cell>
          <table:table-cell office:value-type="float" office:value="43" table:style-name="ce46">
            <text:p>43</text:p>
          </table:table-cell>
          <table:table-cell office:value-type="float" office:value="13" table:style-name="ce46">
            <text:p>13</text:p>
          </table:table-cell>
          <table:table-cell office:value-type="float" office:value="14" table:style-name="ce46">
            <text:p>14</text:p>
          </table:table-cell>
          <table:table-cell office:value-type="float" office:value="4" table:style-name="ce46">
            <text:p>4</text:p>
          </table:table-cell>
          <table:table-cell office:value-type="float" office:value="6" table:style-name="ce46">
            <text:p>6</text:p>
          </table:table-cell>
          <table:table-cell office:value-type="float" office:value="6" table:style-name="ce47">
            <text:p>6</text:p>
          </table:table-cell>
          <table:table-cell office:value-type="float" office:value="17" table:style-name="ce46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304" table:style-name="ce48">
            <text:p>70,304</text:p>
          </table:table-cell>
          <table:table-cell office:value-type="float" office:value="2282" table:style-name="ce49">
            <text:p>2,282</text:p>
          </table:table-cell>
          <table:table-cell office:value-type="float" office:value="436" table:style-name="ce50">
            <text:p>436</text:p>
          </table:table-cell>
          <table:table-cell office:value-type="float" office:value="484" table:style-name="ce50">
            <text:p>484</text:p>
          </table:table-cell>
          <table:table-cell office:value-type="float" office:value="476" table:style-name="ce50">
            <text:p>476</text:p>
          </table:table-cell>
          <table:table-cell office:value-type="float" office:value="452" table:style-name="ce50">
            <text:p>452</text:p>
          </table:table-cell>
          <table:table-cell office:value-type="float" office:value="434" table:style-name="ce50">
            <text:p>434</text:p>
          </table:table-cell>
          <table:table-cell office:value-type="float" office:value="1921" table:style-name="ce50">
            <text:p>1,921</text:p>
          </table:table-cell>
          <table:table-cell office:value-type="float" office:value="404" table:style-name="ce50">
            <text:p>404</text:p>
          </table:table-cell>
          <table:table-cell office:value-type="float" office:value="388" table:style-name="ce50">
            <text:p>388</text:p>
          </table:table-cell>
          <table:table-cell office:value-type="float" office:value="338" table:style-name="ce50">
            <text:p>338</text:p>
          </table:table-cell>
          <table:table-cell office:value-type="float" office:value="412" table:style-name="ce50">
            <text:p>412</text:p>
          </table:table-cell>
          <table:table-cell office:value-type="float" office:value="379" table:style-name="ce51">
            <text:p>379</text:p>
          </table:table-cell>
          <table:table-cell office:value-type="float" office:value="1740" table:style-name="ce50">
            <text:p>1,740</text:p>
          </table:table-cell>
          <table:table-cell office:value-type="float" office:value="324" table:style-name="ce50">
            <text:p>324</text:p>
          </table:table-cell>
          <table:table-cell office:value-type="float" office:value="361" table:style-name="ce50">
            <text:p>361</text:p>
          </table:table-cell>
          <table:table-cell office:value-type="float" office:value="338" table:style-name="ce50">
            <text:p>338</text:p>
          </table:table-cell>
          <table:table-cell office:value-type="float" office:value="359" table:style-name="ce50">
            <text:p>359</text:p>
          </table:table-cell>
          <table:table-cell office:value-type="float" office:value="358" table:style-name="ce51">
            <text:p>358</text:p>
          </table:table-cell>
          <table:table-cell office:value-type="float" office:value="2738" table:style-name="ce50">
            <text:p>2,738</text:p>
          </table:table-cell>
          <table:table-cell office:value-type="float" office:value="384" table:style-name="ce50">
            <text:p>384</text:p>
          </table:table-cell>
          <table:table-cell office:value-type="float" office:value="442" table:style-name="ce50">
            <text:p>442</text:p>
          </table:table-cell>
          <table:table-cell office:value-type="float" office:value="461" table:style-name="ce50">
            <text:p>461</text:p>
          </table:table-cell>
          <table:table-cell office:value-type="float" office:value="579" table:style-name="ce50">
            <text:p>579</text:p>
          </table:table-cell>
          <table:table-cell office:value-type="float" office:value="872" table:style-name="ce51">
            <text:p>872</text:p>
          </table:table-cell>
          <table:table-cell office:value-type="float" office:value="5375" table:style-name="ce50">
            <text:p>5,375</text:p>
          </table:table-cell>
          <table:table-cell office:value-type="float" office:value="1062" table:style-name="ce50">
            <text:p>1,062</text:p>
          </table:table-cell>
          <table:table-cell office:value-type="float" office:value="1056" table:style-name="ce50">
            <text:p>1,056</text:p>
          </table:table-cell>
          <table:table-cell office:value-type="float" office:value="1000" table:style-name="ce50">
            <text:p>1,000</text:p>
          </table:table-cell>
          <table:table-cell office:value-type="float" office:value="1103" table:style-name="ce50">
            <text:p>1,103</text:p>
          </table:table-cell>
          <table:table-cell office:value-type="float" office:value="1154" table:style-name="ce51">
            <text:p>1,154</text:p>
          </table:table-cell>
          <table:table-cell office:value-type="float" office:value="5884" table:style-name="ce50">
            <text:p>5,884</text:p>
          </table:table-cell>
          <table:table-cell office:value-type="float" office:value="1203" table:style-name="ce50">
            <text:p>1,203</text:p>
          </table:table-cell>
          <table:table-cell office:value-type="float" office:value="1234" table:style-name="ce50">
            <text:p>1,234</text:p>
          </table:table-cell>
          <table:table-cell office:value-type="float" office:value="1190" table:style-name="ce50">
            <text:p>1,190</text:p>
          </table:table-cell>
          <table:table-cell office:value-type="float" office:value="1165" table:style-name="ce50">
            <text:p>1,165</text:p>
          </table:table-cell>
          <table:table-cell office:value-type="float" office:value="1092" table:style-name="ce51">
            <text:p>1,092</text:p>
          </table:table-cell>
          <table:table-cell office:value-type="float" office:value="5121" table:style-name="ce50">
            <text:p>5,121</text:p>
          </table:table-cell>
          <table:table-cell office:value-type="float" office:value="1129" table:style-name="ce50">
            <text:p>1,129</text:p>
          </table:table-cell>
          <table:table-cell office:value-type="float" office:value="1024" table:style-name="ce50">
            <text:p>1,024</text:p>
          </table:table-cell>
          <table:table-cell office:value-type="float" office:value="1069" table:style-name="ce50">
            <text:p>1,069</text:p>
          </table:table-cell>
          <table:table-cell office:value-type="float" office:value="1013" table:style-name="ce50">
            <text:p>1,013</text:p>
          </table:table-cell>
          <table:table-cell office:value-type="float" office:value="886" table:style-name="ce51">
            <text:p>886</text:p>
          </table:table-cell>
          <table:table-cell office:value-type="float" office:value="5261" table:style-name="ce50">
            <text:p>5,261</text:p>
          </table:table-cell>
          <table:table-cell office:value-type="float" office:value="1057" table:style-name="ce50">
            <text:p>1,057</text:p>
          </table:table-cell>
          <table:table-cell office:value-type="float" office:value="1071" table:style-name="ce50">
            <text:p>1,071</text:p>
          </table:table-cell>
          <table:table-cell office:value-type="float" office:value="1023" table:style-name="ce50">
            <text:p>1,023</text:p>
          </table:table-cell>
          <table:table-cell office:value-type="float" office:value="1051" table:style-name="ce50">
            <text:p>1,051</text:p>
          </table:table-cell>
          <table:table-cell office:value-type="float" office:value="1059" table:style-name="ce51">
            <text:p>1,059</text:p>
          </table:table-cell>
          <table:table-cell office:value-type="float" office:value="5213" table:style-name="ce50">
            <text:p>5,213</text:p>
          </table:table-cell>
          <table:table-cell office:value-type="float" office:value="1017" table:style-name="ce50">
            <text:p>1,017</text:p>
          </table:table-cell>
          <table:table-cell office:value-type="float" office:value="992" table:style-name="ce50">
            <text:p>992</text:p>
          </table:table-cell>
          <table:table-cell office:value-type="float" office:value="1060" table:style-name="ce50">
            <text:p>1,060</text:p>
          </table:table-cell>
          <table:table-cell office:value-type="float" office:value="1077" table:style-name="ce50">
            <text:p>1,077</text:p>
          </table:table-cell>
          <table:table-cell office:value-type="float" office:value="1067" table:style-name="ce51">
            <text:p>1,067</text:p>
          </table:table-cell>
          <table:table-cell office:value-type="float" office:value="5064" table:style-name="ce50">
            <text:p>5,064</text:p>
          </table:table-cell>
          <table:table-cell office:value-type="float" office:value="987" table:style-name="ce50">
            <text:p>987</text:p>
          </table:table-cell>
          <table:table-cell office:value-type="float" office:value="987" table:style-name="ce50">
            <text:p>987</text:p>
          </table:table-cell>
          <table:table-cell office:value-type="float" office:value="985" table:style-name="ce50">
            <text:p>985</text:p>
          </table:table-cell>
          <table:table-cell office:value-type="float" office:value="1035" table:style-name="ce50">
            <text:p>1,035</text:p>
          </table:table-cell>
          <table:table-cell office:value-type="float" office:value="1070" table:style-name="ce51">
            <text:p>1,070</text:p>
          </table:table-cell>
          <table:table-cell office:value-type="float" office:value="6072" table:style-name="ce50">
            <text:p>6,072</text:p>
          </table:table-cell>
          <table:table-cell office:value-type="float" office:value="1153" table:style-name="ce50">
            <text:p>1,153</text:p>
          </table:table-cell>
          <table:table-cell office:value-type="float" office:value="1138" table:style-name="ce50">
            <text:p>1,138</text:p>
          </table:table-cell>
          <table:table-cell office:value-type="float" office:value="1201" table:style-name="ce50">
            <text:p>1,201</text:p>
          </table:table-cell>
          <table:table-cell office:value-type="float" office:value="1182" table:style-name="ce50">
            <text:p>1,182</text:p>
          </table:table-cell>
          <table:table-cell office:value-type="float" office:value="1398" table:style-name="ce51">
            <text:p>1,398</text:p>
          </table:table-cell>
          <table:table-cell office:value-type="float" office:value="6810" table:style-name="ce50">
            <text:p>6,810</text:p>
          </table:table-cell>
          <table:table-cell office:value-type="float" office:value="1363" table:style-name="ce50">
            <text:p>1,363</text:p>
          </table:table-cell>
          <table:table-cell office:value-type="float" office:value="1434" table:style-name="ce50">
            <text:p>1,434</text:p>
          </table:table-cell>
          <table:table-cell office:value-type="float" office:value="1429" table:style-name="ce50">
            <text:p>1,429</text:p>
          </table:table-cell>
          <table:table-cell office:value-type="float" office:value="1372" table:style-name="ce50">
            <text:p>1,372</text:p>
          </table:table-cell>
          <table:table-cell office:value-type="float" office:value="1212" table:style-name="ce51">
            <text:p>1,212</text:p>
          </table:table-cell>
          <table:table-cell office:value-type="float" office:value="6012" table:style-name="ce50">
            <text:p>6,012</text:p>
          </table:table-cell>
          <table:table-cell office:value-type="float" office:value="1228" table:style-name="ce50">
            <text:p>1,228</text:p>
          </table:table-cell>
          <table:table-cell office:value-type="float" office:value="1273" table:style-name="ce50">
            <text:p>1,273</text:p>
          </table:table-cell>
          <table:table-cell office:value-type="float" office:value="1172" table:style-name="ce50">
            <text:p>1,172</text:p>
          </table:table-cell>
          <table:table-cell office:value-type="float" office:value="1223" table:style-name="ce50">
            <text:p>1,223</text:p>
          </table:table-cell>
          <table:table-cell office:value-type="float" office:value="1116" table:style-name="ce51">
            <text:p>1,116</text:p>
          </table:table-cell>
          <table:table-cell office:value-type="float" office:value="4243" table:style-name="ce50">
            <text:p>4,243</text:p>
          </table:table-cell>
          <table:table-cell office:value-type="float" office:value="1066" table:style-name="ce50">
            <text:p>1,066</text:p>
          </table:table-cell>
          <table:table-cell office:value-type="float" office:value="990" table:style-name="ce50">
            <text:p>990</text:p>
          </table:table-cell>
          <table:table-cell office:value-type="float" office:value="773" table:style-name="ce50">
            <text:p>773</text:p>
          </table:table-cell>
          <table:table-cell office:value-type="float" office:value="754" table:style-name="ce50">
            <text:p>754</text:p>
          </table:table-cell>
          <table:table-cell office:value-type="float" office:value="660" table:style-name="ce51">
            <text:p>660</text:p>
          </table:table-cell>
          <table:table-cell office:value-type="float" office:value="2221" table:style-name="ce50">
            <text:p>2,221</text:p>
          </table:table-cell>
          <table:table-cell office:value-type="float" office:value="609" table:style-name="ce50">
            <text:p>609</text:p>
          </table:table-cell>
          <table:table-cell office:value-type="float" office:value="500" table:style-name="ce50">
            <text:p>500</text:p>
          </table:table-cell>
          <table:table-cell office:value-type="float" office:value="425" table:style-name="ce50">
            <text:p>425</text:p>
          </table:table-cell>
          <table:table-cell office:value-type="float" office:value="391" table:style-name="ce50">
            <text:p>391</text:p>
          </table:table-cell>
          <table:table-cell office:value-type="float" office:value="296" table:style-name="ce51">
            <text:p>296</text:p>
          </table:table-cell>
          <table:table-cell office:value-type="float" office:value="1557" table:style-name="ce50">
            <text:p>1,557</text:p>
          </table:table-cell>
          <table:table-cell office:value-type="float" office:value="319" table:style-name="ce50">
            <text:p>319</text:p>
          </table:table-cell>
          <table:table-cell office:value-type="float" office:value="316" table:style-name="ce50">
            <text:p>316</text:p>
          </table:table-cell>
          <table:table-cell office:value-type="float" office:value="328" table:style-name="ce50">
            <text:p>328</text:p>
          </table:table-cell>
          <table:table-cell office:value-type="float" office:value="295" table:style-name="ce50">
            <text:p>295</text:p>
          </table:table-cell>
          <table:table-cell office:value-type="float" office:value="299" table:style-name="ce51">
            <text:p>299</text:p>
          </table:table-cell>
          <table:table-cell office:value-type="float" office:value="1271" table:style-name="ce50">
            <text:p>1,271</text:p>
          </table:table-cell>
          <table:table-cell office:value-type="float" office:value="260" table:style-name="ce50">
            <text:p>260</text:p>
          </table:table-cell>
          <table:table-cell office:value-type="float" office:value="271" table:style-name="ce50">
            <text:p>271</text:p>
          </table:table-cell>
          <table:table-cell office:value-type="float" office:value="255" table:style-name="ce50">
            <text:p>255</text:p>
          </table:table-cell>
          <table:table-cell office:value-type="float" office:value="264" table:style-name="ce50">
            <text:p>264</text:p>
          </table:table-cell>
          <table:table-cell office:value-type="float" office:value="221" table:style-name="ce51">
            <text:p>221</text:p>
          </table:table-cell>
          <table:table-cell office:value-type="float" office:value="866" table:style-name="ce50">
            <text:p>866</text:p>
          </table:table-cell>
          <table:table-cell office:value-type="float" office:value="214" table:style-name="ce50">
            <text:p>214</text:p>
          </table:table-cell>
          <table:table-cell office:value-type="float" office:value="170" table:style-name="ce50">
            <text:p>170</text:p>
          </table:table-cell>
          <table:table-cell office:value-type="float" office:value="180" table:style-name="ce50">
            <text:p>180</text:p>
          </table:table-cell>
          <table:table-cell office:value-type="float" office:value="164" table:style-name="ce50">
            <text:p>164</text:p>
          </table:table-cell>
          <table:table-cell office:value-type="float" office:value="138" table:style-name="ce51">
            <text:p>138</text:p>
          </table:table-cell>
          <table:table-cell office:value-type="float" office:value="451" table:style-name="ce50">
            <text:p>451</text:p>
          </table:table-cell>
          <table:table-cell office:value-type="float" office:value="123" table:style-name="ce50">
            <text:p>123</text:p>
          </table:table-cell>
          <table:table-cell office:value-type="float" office:value="109" table:style-name="ce50">
            <text:p>109</text:p>
          </table:table-cell>
          <table:table-cell office:value-type="float" office:value="102" table:style-name="ce50">
            <text:p>102</text:p>
          </table:table-cell>
          <table:table-cell office:value-type="float" office:value="61" table:style-name="ce50">
            <text:p>61</text:p>
          </table:table-cell>
          <table:table-cell office:value-type="float" office:value="56" table:style-name="ce51">
            <text:p>56</text:p>
          </table:table-cell>
          <table:table-cell office:value-type="float" office:value="166" table:style-name="ce50">
            <text:p>166</text:p>
          </table:table-cell>
          <table:table-cell office:value-type="float" office:value="51" table:style-name="ce50">
            <text:p>51</text:p>
          </table:table-cell>
          <table:table-cell office:value-type="float" office:value="38" table:style-name="ce50">
            <text:p>38</text:p>
          </table:table-cell>
          <table:table-cell office:value-type="float" office:value="35" table:style-name="ce50">
            <text:p>35</text:p>
          </table:table-cell>
          <table:table-cell office:value-type="float" office:value="24" table:style-name="ce50">
            <text:p>24</text:p>
          </table:table-cell>
          <table:table-cell office:value-type="float" office:value="18" table:style-name="ce51">
            <text:p>18</text:p>
          </table:table-cell>
          <table:table-cell office:value-type="float" office:value="36" table:style-name="ce50">
            <text:p>3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03" table:style-name="ce44">
            <text:p>13,403</text:p>
          </table:table-cell>
          <table:table-cell office:value-type="float" office:value="569" table:style-name="ce44">
            <text:p>569</text:p>
          </table:table-cell>
          <table:table-cell office:value-type="float" office:value="98" table:style-name="ce44">
            <text:p>98</text:p>
          </table:table-cell>
          <table:table-cell office:value-type="float" office:value="137" table:style-name="ce44">
            <text:p>137</text:p>
          </table:table-cell>
          <table:table-cell office:value-type="float" office:value="118" table:style-name="ce44">
            <text:p>118</text:p>
          </table:table-cell>
          <table:table-cell office:value-type="float" office:value="105" table:style-name="ce44">
            <text:p>105</text:p>
          </table:table-cell>
          <table:table-cell office:value-type="float" office:value="111" table:style-name="ce44">
            <text:p>111</text:p>
          </table:table-cell>
          <table:table-cell office:value-type="float" office:value="465" table:style-name="ce44">
            <text:p>465</text:p>
          </table:table-cell>
          <table:table-cell office:value-type="float" office:value="91" table:style-name="ce44">
            <text:p>91</text:p>
          </table:table-cell>
          <table:table-cell office:value-type="float" office:value="96" table:style-name="ce44">
            <text:p>96</text:p>
          </table:table-cell>
          <table:table-cell office:value-type="float" office:value="81" table:style-name="ce44">
            <text:p>81</text:p>
          </table:table-cell>
          <table:table-cell office:value-type="float" office:value="97" table:style-name="ce44">
            <text:p>97</text:p>
          </table:table-cell>
          <table:table-cell office:value-type="float" office:value="100" table:style-name="ce45">
            <text:p>100</text:p>
          </table:table-cell>
          <table:table-cell office:value-type="float" office:value="436" table:style-name="ce44">
            <text:p>436</text:p>
          </table:table-cell>
          <table:table-cell office:value-type="float" office:value="84" table:style-name="ce44">
            <text:p>84</text:p>
          </table:table-cell>
          <table:table-cell office:value-type="float" office:value="78" table:style-name="ce44">
            <text:p>78</text:p>
          </table:table-cell>
          <table:table-cell office:value-type="float" office:value="92" table:style-name="ce44">
            <text:p>92</text:p>
          </table:table-cell>
          <table:table-cell office:value-type="float" office:value="95" table:style-name="ce44">
            <text:p>95</text:p>
          </table:table-cell>
          <table:table-cell office:value-type="float" office:value="87" table:style-name="ce45">
            <text:p>87</text:p>
          </table:table-cell>
          <table:table-cell office:value-type="float" office:value="535" table:style-name="ce44">
            <text:p>535</text:p>
          </table:table-cell>
          <table:table-cell office:value-type="float" office:value="102" table:style-name="ce44">
            <text:p>102</text:p>
          </table:table-cell>
          <table:table-cell office:value-type="float" office:value="79" table:style-name="ce44">
            <text:p>79</text:p>
          </table:table-cell>
          <table:table-cell office:value-type="float" office:value="90" table:style-name="ce44">
            <text:p>90</text:p>
          </table:table-cell>
          <table:table-cell office:value-type="float" office:value="126" table:style-name="ce44">
            <text:p>126</text:p>
          </table:table-cell>
          <table:table-cell office:value-type="float" office:value="138" table:style-name="ce45">
            <text:p>138</text:p>
          </table:table-cell>
          <table:table-cell office:value-type="float" office:value="1020" table:style-name="ce44">
            <text:p>1,020</text:p>
          </table:table-cell>
          <table:table-cell office:value-type="float" office:value="194" table:style-name="ce44">
            <text:p>194</text:p>
          </table:table-cell>
          <table:table-cell office:value-type="float" office:value="207" table:style-name="ce44">
            <text:p>207</text:p>
          </table:table-cell>
          <table:table-cell office:value-type="float" office:value="178" table:style-name="ce44">
            <text:p>178</text:p>
          </table:table-cell>
          <table:table-cell office:value-type="float" office:value="197" table:style-name="ce44">
            <text:p>197</text:p>
          </table:table-cell>
          <table:table-cell office:value-type="float" office:value="244" table:style-name="ce45">
            <text:p>244</text:p>
          </table:table-cell>
          <table:table-cell office:value-type="float" office:value="1222" table:style-name="ce44">
            <text:p>1,222</text:p>
          </table:table-cell>
          <table:table-cell office:value-type="float" office:value="218" table:style-name="ce44">
            <text:p>218</text:p>
          </table:table-cell>
          <table:table-cell office:value-type="float" office:value="215" table:style-name="ce44">
            <text:p>215</text:p>
          </table:table-cell>
          <table:table-cell office:value-type="float" office:value="263" table:style-name="ce44">
            <text:p>263</text:p>
          </table:table-cell>
          <table:table-cell office:value-type="float" office:value="265" table:style-name="ce44">
            <text:p>265</text:p>
          </table:table-cell>
          <table:table-cell office:value-type="float" office:value="261" table:style-name="ce45">
            <text:p>261</text:p>
          </table:table-cell>
          <table:table-cell office:value-type="float" office:value="1066" table:style-name="ce44">
            <text:p>1,066</text:p>
          </table:table-cell>
          <table:table-cell office:value-type="float" office:value="240" table:style-name="ce44">
            <text:p>240</text:p>
          </table:table-cell>
          <table:table-cell office:value-type="float" office:value="217" table:style-name="ce44">
            <text:p>217</text:p>
          </table:table-cell>
          <table:table-cell office:value-type="float" office:value="241" table:style-name="ce44">
            <text:p>241</text:p>
          </table:table-cell>
          <table:table-cell office:value-type="float" office:value="184" table:style-name="ce44">
            <text:p>184</text:p>
          </table:table-cell>
          <table:table-cell office:value-type="float" office:value="184" table:style-name="ce45">
            <text:p>184</text:p>
          </table:table-cell>
          <table:table-cell office:value-type="float" office:value="1023" table:style-name="ce44">
            <text:p>1,023</text:p>
          </table:table-cell>
          <table:table-cell office:value-type="float" office:value="202" table:style-name="ce44">
            <text:p>202</text:p>
          </table:table-cell>
          <table:table-cell office:value-type="float" office:value="213" table:style-name="ce44">
            <text:p>213</text:p>
          </table:table-cell>
          <table:table-cell office:value-type="float" office:value="183" table:style-name="ce44">
            <text:p>183</text:p>
          </table:table-cell>
          <table:table-cell office:value-type="float" office:value="214" table:style-name="ce44">
            <text:p>214</text:p>
          </table:table-cell>
          <table:table-cell office:value-type="float" office:value="211" table:style-name="ce45">
            <text:p>211</text:p>
          </table:table-cell>
          <table:table-cell office:value-type="float" office:value="1014" table:style-name="ce44">
            <text:p>1,014</text:p>
          </table:table-cell>
          <table:table-cell office:value-type="float" office:value="204" table:style-name="ce44">
            <text:p>204</text:p>
          </table:table-cell>
          <table:table-cell office:value-type="float" office:value="225" table:style-name="ce44">
            <text:p>225</text:p>
          </table:table-cell>
          <table:table-cell office:value-type="float" office:value="209" table:style-name="ce44">
            <text:p>209</text:p>
          </table:table-cell>
          <table:table-cell office:value-type="float" office:value="171" table:style-name="ce44">
            <text:p>171</text:p>
          </table:table-cell>
          <table:table-cell office:value-type="float" office:value="205" table:style-name="ce45">
            <text:p>205</text:p>
          </table:table-cell>
          <table:table-cell office:value-type="float" office:value="1040" table:style-name="ce44">
            <text:p>1,040</text:p>
          </table:table-cell>
          <table:table-cell office:value-type="float" office:value="198" table:style-name="ce44">
            <text:p>198</text:p>
          </table:table-cell>
          <table:table-cell office:value-type="float" office:value="216" table:style-name="ce44">
            <text:p>216</text:p>
          </table:table-cell>
          <table:table-cell office:value-type="float" office:value="210" table:style-name="ce44">
            <text:p>210</text:p>
          </table:table-cell>
          <table:table-cell office:value-type="float" office:value="195" table:style-name="ce44">
            <text:p>195</text:p>
          </table:table-cell>
          <table:table-cell office:value-type="float" office:value="221" table:style-name="ce45">
            <text:p>221</text:p>
          </table:table-cell>
          <table:table-cell office:value-type="float" office:value="1074" table:style-name="ce44">
            <text:p>1,074</text:p>
          </table:table-cell>
          <table:table-cell office:value-type="float" office:value="220" table:style-name="ce44">
            <text:p>220</text:p>
          </table:table-cell>
          <table:table-cell office:value-type="float" office:value="226" table:style-name="ce44">
            <text:p>226</text:p>
          </table:table-cell>
          <table:table-cell office:value-type="float" office:value="182" table:style-name="ce44">
            <text:p>182</text:p>
          </table:table-cell>
          <table:table-cell office:value-type="float" office:value="203" table:style-name="ce44">
            <text:p>203</text:p>
          </table:table-cell>
          <table:table-cell office:value-type="float" office:value="243" table:style-name="ce45">
            <text:p>243</text:p>
          </table:table-cell>
          <table:table-cell office:value-type="float" office:value="1136" table:style-name="ce44">
            <text:p>1,136</text:p>
          </table:table-cell>
          <table:table-cell office:value-type="float" office:value="252" table:style-name="ce44">
            <text:p>252</text:p>
          </table:table-cell>
          <table:table-cell office:value-type="float" office:value="215" table:style-name="ce44">
            <text:p>215</text:p>
          </table:table-cell>
          <table:table-cell office:value-type="float" office:value="233" table:style-name="ce44">
            <text:p>233</text:p>
          </table:table-cell>
          <table:table-cell office:value-type="float" office:value="224" table:style-name="ce44">
            <text:p>224</text:p>
          </table:table-cell>
          <table:table-cell office:value-type="float" office:value="212" table:style-name="ce45">
            <text:p>212</text:p>
          </table:table-cell>
          <table:table-cell office:value-type="float" office:value="1087" table:style-name="ce44">
            <text:p>1,087</text:p>
          </table:table-cell>
          <table:table-cell office:value-type="float" office:value="209" table:style-name="ce44">
            <text:p>209</text:p>
          </table:table-cell>
          <table:table-cell office:value-type="float" office:value="251" table:style-name="ce44">
            <text:p>251</text:p>
          </table:table-cell>
          <table:table-cell office:value-type="float" office:value="223" table:style-name="ce44">
            <text:p>223</text:p>
          </table:table-cell>
          <table:table-cell office:value-type="float" office:value="194" table:style-name="ce44">
            <text:p>194</text:p>
          </table:table-cell>
          <table:table-cell office:value-type="float" office:value="210" table:style-name="ce45">
            <text:p>210</text:p>
          </table:table-cell>
          <table:table-cell office:value-type="float" office:value="735" table:style-name="ce44">
            <text:p>735</text:p>
          </table:table-cell>
          <table:table-cell office:value-type="float" office:value="183" table:style-name="ce44">
            <text:p>183</text:p>
          </table:table-cell>
          <table:table-cell office:value-type="float" office:value="161" table:style-name="ce44">
            <text:p>161</text:p>
          </table:table-cell>
          <table:table-cell office:value-type="float" office:value="152" table:style-name="ce44">
            <text:p>152</text:p>
          </table:table-cell>
          <table:table-cell office:value-type="float" office:value="132" table:style-name="ce44">
            <text:p>132</text:p>
          </table:table-cell>
          <table:table-cell office:value-type="float" office:value="107" table:style-name="ce45">
            <text:p>107</text:p>
          </table:table-cell>
          <table:table-cell office:value-type="float" office:value="426" table:style-name="ce44">
            <text:p>426</text:p>
          </table:table-cell>
          <table:table-cell office:value-type="float" office:value="91" table:style-name="ce44">
            <text:p>91</text:p>
          </table:table-cell>
          <table:table-cell office:value-type="float" office:value="87" table:style-name="ce44">
            <text:p>87</text:p>
          </table:table-cell>
          <table:table-cell office:value-type="float" office:value="86" table:style-name="ce44">
            <text:p>86</text:p>
          </table:table-cell>
          <table:table-cell office:value-type="float" office:value="92" table:style-name="ce44">
            <text:p>92</text:p>
          </table:table-cell>
          <table:table-cell office:value-type="float" office:value="70" table:style-name="ce45">
            <text:p>70</text:p>
          </table:table-cell>
          <table:table-cell office:value-type="float" office:value="198" table:style-name="ce44">
            <text:p>198</text:p>
          </table:table-cell>
          <table:table-cell office:value-type="float" office:value="47" table:style-name="ce44">
            <text:p>47</text:p>
          </table:table-cell>
          <table:table-cell office:value-type="float" office:value="38" table:style-name="ce44">
            <text:p>38</text:p>
          </table:table-cell>
          <table:table-cell office:value-type="float" office:value="40" table:style-name="ce44">
            <text:p>40</text:p>
          </table:table-cell>
          <table:table-cell office:value-type="float" office:value="34" table:style-name="ce44">
            <text:p>34</text:p>
          </table:table-cell>
          <table:table-cell office:value-type="float" office:value="39" table:style-name="ce45">
            <text:p>39</text:p>
          </table:table-cell>
          <table:table-cell office:value-type="float" office:value="166" table:style-name="ce44">
            <text:p>166</text:p>
          </table:table-cell>
          <table:table-cell office:value-type="float" office:value="24" table:style-name="ce44">
            <text:p>24</text:p>
          </table:table-cell>
          <table:table-cell office:value-type="float" office:value="34" table:style-name="ce44">
            <text:p>34</text:p>
          </table:table-cell>
          <table:table-cell office:value-type="float" office:value="44" table:style-name="ce44">
            <text:p>44</text:p>
          </table:table-cell>
          <table:table-cell office:value-type="float" office:value="33" table:style-name="ce44">
            <text:p>33</text:p>
          </table:table-cell>
          <table:table-cell office:value-type="float" office:value="31" table:style-name="ce45">
            <text:p>31</text:p>
          </table:table-cell>
          <table:table-cell office:value-type="float" office:value="105" table:style-name="ce44">
            <text:p>105</text:p>
          </table:table-cell>
          <table:table-cell office:value-type="float" office:value="23" table:style-name="ce44">
            <text:p>23</text:p>
          </table:table-cell>
          <table:table-cell office:value-type="float" office:value="27" table:style-name="ce44">
            <text:p>27</text:p>
          </table:table-cell>
          <table:table-cell office:value-type="float" office:value="24" table:style-name="ce44">
            <text:p>24</text:p>
          </table:table-cell>
          <table:table-cell office:value-type="float" office:value="18" table:style-name="ce44">
            <text:p>18</text:p>
          </table:table-cell>
          <table:table-cell office:value-type="float" office:value="13" table:style-name="ce45">
            <text:p>13</text:p>
          </table:table-cell>
          <table:table-cell office:value-type="float" office:value="51" table:style-name="ce44">
            <text:p>51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4" table:style-name="ce45">
            <text:p>4</text:p>
          </table:table-cell>
          <table:table-cell office:value-type="float" office:value="29" table:style-name="ce44">
            <text:p>29</text:p>
          </table:table-cell>
          <table:table-cell office:value-type="float" office:value="9" table:style-name="ce44">
            <text:p>9</text:p>
          </table:table-cell>
          <table:table-cell office:value-type="float" office:value="4" table:style-name="ce44">
            <text:p>4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53" table:style-name="ce44">
            <text:p>7,753</text:p>
          </table:table-cell>
          <table:table-cell office:value-type="float" office:value="309" table:style-name="ce44">
            <text:p>309</text:p>
          </table:table-cell>
          <table:table-cell office:value-type="float" office:value="55" table:style-name="ce44">
            <text:p>55</text:p>
          </table:table-cell>
          <table:table-cell office:value-type="float" office:value="71" table:style-name="ce44">
            <text:p>71</text:p>
          </table:table-cell>
          <table:table-cell office:value-type="float" office:value="68" table:style-name="ce44">
            <text:p>68</text:p>
          </table:table-cell>
          <table:table-cell office:value-type="float" office:value="55" table:style-name="ce44">
            <text:p>55</text:p>
          </table:table-cell>
          <table:table-cell office:value-type="float" office:value="60" table:style-name="ce44">
            <text:p>60</text:p>
          </table:table-cell>
          <table:table-cell office:value-type="float" office:value="237" table:style-name="ce44">
            <text:p>237</text:p>
          </table:table-cell>
          <table:table-cell office:value-type="float" office:value="56" table:style-name="ce44">
            <text:p>56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54" table:style-name="ce44">
            <text:p>54</text:p>
          </table:table-cell>
          <table:table-cell office:value-type="float" office:value="46" table:style-name="ce45">
            <text:p>46</text:p>
          </table:table-cell>
          <table:table-cell office:value-type="float" office:value="236" table:style-name="ce44">
            <text:p>236</text:p>
          </table:table-cell>
          <table:table-cell office:value-type="float" office:value="49" table:style-name="ce44">
            <text:p>49</text:p>
          </table:table-cell>
          <table:table-cell office:value-type="float" office:value="41" table:style-name="ce44">
            <text:p>41</text:p>
          </table:table-cell>
          <table:table-cell office:value-type="float" office:value="53" table:style-name="ce44">
            <text:p>53</text:p>
          </table:table-cell>
          <table:table-cell office:value-type="float" office:value="50" table:style-name="ce44">
            <text:p>50</text:p>
          </table:table-cell>
          <table:table-cell office:value-type="float" office:value="43" table:style-name="ce45">
            <text:p>43</text:p>
          </table:table-cell>
          <table:table-cell office:value-type="float" office:value="308" table:style-name="ce44">
            <text:p>308</text:p>
          </table:table-cell>
          <table:table-cell office:value-type="float" office:value="61" table:style-name="ce44">
            <text:p>61</text:p>
          </table:table-cell>
          <table:table-cell office:value-type="float" office:value="41" table:style-name="ce44">
            <text:p>41</text:p>
          </table:table-cell>
          <table:table-cell office:value-type="float" office:value="49" table:style-name="ce44">
            <text:p>49</text:p>
          </table:table-cell>
          <table:table-cell office:value-type="float" office:value="73" table:style-name="ce44">
            <text:p>73</text:p>
          </table:table-cell>
          <table:table-cell office:value-type="float" office:value="84" table:style-name="ce45">
            <text:p>84</text:p>
          </table:table-cell>
          <table:table-cell office:value-type="float" office:value="611" table:style-name="ce44">
            <text:p>611</text:p>
          </table:table-cell>
          <table:table-cell office:value-type="float" office:value="111" table:style-name="ce44">
            <text:p>111</text:p>
          </table:table-cell>
          <table:table-cell office:value-type="float" office:value="125" table:style-name="ce44">
            <text:p>125</text:p>
          </table:table-cell>
          <table:table-cell office:value-type="float" office:value="115" table:style-name="ce44">
            <text:p>115</text:p>
          </table:table-cell>
          <table:table-cell office:value-type="float" office:value="109" table:style-name="ce44">
            <text:p>109</text:p>
          </table:table-cell>
          <table:table-cell office:value-type="float" office:value="151" table:style-name="ce45">
            <text:p>151</text:p>
          </table:table-cell>
          <table:table-cell office:value-type="float" office:value="725" table:style-name="ce44">
            <text:p>725</text:p>
          </table:table-cell>
          <table:table-cell office:value-type="float" office:value="122" table:style-name="ce44">
            <text:p>122</text:p>
          </table:table-cell>
          <table:table-cell office:value-type="float" office:value="117" table:style-name="ce44">
            <text:p>117</text:p>
          </table:table-cell>
          <table:table-cell office:value-type="float" office:value="154" table:style-name="ce44">
            <text:p>154</text:p>
          </table:table-cell>
          <table:table-cell office:value-type="float" office:value="170" table:style-name="ce44">
            <text:p>170</text:p>
          </table:table-cell>
          <table:table-cell office:value-type="float" office:value="162" table:style-name="ce45">
            <text:p>162</text:p>
          </table:table-cell>
          <table:table-cell office:value-type="float" office:value="619" table:style-name="ce44">
            <text:p>619</text:p>
          </table:table-cell>
          <table:table-cell office:value-type="float" office:value="140" table:style-name="ce44">
            <text:p>140</text:p>
          </table:table-cell>
          <table:table-cell office:value-type="float" office:value="126" table:style-name="ce44">
            <text:p>126</text:p>
          </table:table-cell>
          <table:table-cell office:value-type="float" office:value="138" table:style-name="ce44">
            <text:p>138</text:p>
          </table:table-cell>
          <table:table-cell office:value-type="float" office:value="109" table:style-name="ce44">
            <text:p>109</text:p>
          </table:table-cell>
          <table:table-cell office:value-type="float" office:value="106" table:style-name="ce45">
            <text:p>106</text:p>
          </table:table-cell>
          <table:table-cell office:value-type="float" office:value="600" table:style-name="ce44">
            <text:p>600</text:p>
          </table:table-cell>
          <table:table-cell office:value-type="float" office:value="121" table:style-name="ce44">
            <text:p>121</text:p>
          </table:table-cell>
          <table:table-cell office:value-type="float" office:value="112" table:style-name="ce44">
            <text:p>112</text:p>
          </table:table-cell>
          <table:table-cell office:value-type="float" office:value="115" table:style-name="ce44">
            <text:p>115</text:p>
          </table:table-cell>
          <table:table-cell office:value-type="float" office:value="117" table:style-name="ce44">
            <text:p>117</text:p>
          </table:table-cell>
          <table:table-cell office:value-type="float" office:value="135" table:style-name="ce45">
            <text:p>135</text:p>
          </table:table-cell>
          <table:table-cell office:value-type="float" office:value="568" table:style-name="ce44">
            <text:p>568</text:p>
          </table:table-cell>
          <table:table-cell office:value-type="float" office:value="106" table:style-name="ce44">
            <text:p>106</text:p>
          </table:table-cell>
          <table:table-cell office:value-type="float" office:value="137" table:style-name="ce44">
            <text:p>137</text:p>
          </table:table-cell>
          <table:table-cell office:value-type="float" office:value="115" table:style-name="ce44">
            <text:p>115</text:p>
          </table:table-cell>
          <table:table-cell office:value-type="float" office:value="91" table:style-name="ce44">
            <text:p>91</text:p>
          </table:table-cell>
          <table:table-cell office:value-type="float" office:value="119" table:style-name="ce45">
            <text:p>119</text:p>
          </table:table-cell>
          <table:table-cell office:value-type="float" office:value="612" table:style-name="ce44">
            <text:p>612</text:p>
          </table:table-cell>
          <table:table-cell office:value-type="float" office:value="118" table:style-name="ce44">
            <text:p>118</text:p>
          </table:table-cell>
          <table:table-cell office:value-type="float" office:value="128" table:style-name="ce44">
            <text:p>128</text:p>
          </table:table-cell>
          <table:table-cell office:value-type="float" office:value="117" table:style-name="ce44">
            <text:p>117</text:p>
          </table:table-cell>
          <table:table-cell office:value-type="float" office:value="117" table:style-name="ce44">
            <text:p>117</text:p>
          </table:table-cell>
          <table:table-cell office:value-type="float" office:value="132" table:style-name="ce45">
            <text:p>132</text:p>
          </table:table-cell>
          <table:table-cell office:value-type="float" office:value="663" table:style-name="ce44">
            <text:p>663</text:p>
          </table:table-cell>
          <table:table-cell office:value-type="float" office:value="137" table:style-name="ce44">
            <text:p>137</text:p>
          </table:table-cell>
          <table:table-cell office:value-type="float" office:value="132" table:style-name="ce44">
            <text:p>132</text:p>
          </table:table-cell>
          <table:table-cell office:value-type="float" office:value="116" table:style-name="ce44">
            <text:p>116</text:p>
          </table:table-cell>
          <table:table-cell office:value-type="float" office:value="126" table:style-name="ce44">
            <text:p>126</text:p>
          </table:table-cell>
          <table:table-cell office:value-type="float" office:value="152" table:style-name="ce45">
            <text:p>152</text:p>
          </table:table-cell>
          <table:table-cell office:value-type="float" office:value="676" table:style-name="ce44">
            <text:p>676</text:p>
          </table:table-cell>
          <table:table-cell office:value-type="float" office:value="151" table:style-name="ce44">
            <text:p>151</text:p>
          </table:table-cell>
          <table:table-cell office:value-type="float" office:value="128" table:style-name="ce44">
            <text:p>128</text:p>
          </table:table-cell>
          <table:table-cell office:value-type="float" office:value="147" table:style-name="ce44">
            <text:p>147</text:p>
          </table:table-cell>
          <table:table-cell office:value-type="float" office:value="129" table:style-name="ce44">
            <text:p>129</text:p>
          </table:table-cell>
          <table:table-cell office:value-type="float" office:value="121" table:style-name="ce45">
            <text:p>121</text:p>
          </table:table-cell>
          <table:table-cell office:value-type="float" office:value="667" table:style-name="ce44">
            <text:p>667</text:p>
          </table:table-cell>
          <table:table-cell office:value-type="float" office:value="131" table:style-name="ce44">
            <text:p>131</text:p>
          </table:table-cell>
          <table:table-cell office:value-type="float" office:value="153" table:style-name="ce44">
            <text:p>153</text:p>
          </table:table-cell>
          <table:table-cell office:value-type="float" office:value="143" table:style-name="ce44">
            <text:p>143</text:p>
          </table:table-cell>
          <table:table-cell office:value-type="float" office:value="112" table:style-name="ce44">
            <text:p>112</text:p>
          </table:table-cell>
          <table:table-cell office:value-type="float" office:value="128" table:style-name="ce45">
            <text:p>128</text:p>
          </table:table-cell>
          <table:table-cell office:value-type="float" office:value="430" table:style-name="ce44">
            <text:p>430</text:p>
          </table:table-cell>
          <table:table-cell office:value-type="float" office:value="99" table:style-name="ce44">
            <text:p>99</text:p>
          </table:table-cell>
          <table:table-cell office:value-type="float" office:value="99" table:style-name="ce44">
            <text:p>99</text:p>
          </table:table-cell>
          <table:table-cell office:value-type="float" office:value="93" table:style-name="ce44">
            <text:p>93</text:p>
          </table:table-cell>
          <table:table-cell office:value-type="float" office:value="77" table:style-name="ce44">
            <text:p>77</text:p>
          </table:table-cell>
          <table:table-cell office:value-type="float" office:value="62" table:style-name="ce45">
            <text:p>62</text:p>
          </table:table-cell>
          <table:table-cell office:value-type="float" office:value="232" table:style-name="ce44">
            <text:p>232</text:p>
          </table:table-cell>
          <table:table-cell office:value-type="float" office:value="58" table:style-name="ce44">
            <text:p>58</text:p>
          </table:table-cell>
          <table:table-cell office:value-type="float" office:value="47" table:style-name="ce44">
            <text:p>47</text:p>
          </table:table-cell>
          <table:table-cell office:value-type="float" office:value="42" table:style-name="ce44">
            <text:p>42</text:p>
          </table:table-cell>
          <table:table-cell office:value-type="float" office:value="45" table:style-name="ce44">
            <text:p>45</text:p>
          </table:table-cell>
          <table:table-cell office:value-type="float" office:value="40" table:style-name="ce45">
            <text:p>40</text:p>
          </table:table-cell>
          <table:table-cell office:value-type="float" office:value="107" table:style-name="ce44">
            <text:p>107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13" table:style-name="ce44">
            <text:p>13</text:p>
          </table:table-cell>
          <table:table-cell office:value-type="float" office:value="21" table:style-name="ce45">
            <text:p>21</text:p>
          </table:table-cell>
          <table:table-cell office:value-type="float" office:value="87" table:style-name="ce44">
            <text:p>87</text:p>
          </table:table-cell>
          <table:table-cell office:value-type="float" office:value="15" table:style-name="ce44">
            <text:p>15</text:p>
          </table:table-cell>
          <table:table-cell office:value-type="float" office:value="23" table:style-name="ce44">
            <text:p>23</text:p>
          </table:table-cell>
          <table:table-cell office:value-type="float" office:value="20" table:style-name="ce44">
            <text:p>20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5">
            <text:p>15</text:p>
          </table:table-cell>
          <table:table-cell office:value-type="float" office:value="37" table:style-name="ce44">
            <text:p>37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5">
            <text:p>5</text:p>
          </table:table-cell>
          <table:table-cell office:value-type="float" office:value="17" table:style-name="ce44">
            <text:p>17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50" table:style-name="ce44">
            <text:p>5,650</text:p>
          </table:table-cell>
          <table:table-cell office:value-type="float" office:value="260" table:style-name="ce45">
            <text:p>260</text:p>
          </table:table-cell>
          <table:table-cell office:value-type="float" office:value="43" table:style-name="ce44">
            <text:p>43</text:p>
          </table:table-cell>
          <table:table-cell office:value-type="float" office:value="66" table:style-name="ce44">
            <text:p>66</text:p>
          </table:table-cell>
          <table:table-cell office:value-type="float" office:value="50" table:style-name="ce44">
            <text:p>50</text:p>
          </table:table-cell>
          <table:table-cell office:value-type="float" office:value="50" table:style-name="ce44">
            <text:p>50</text:p>
          </table:table-cell>
          <table:table-cell office:value-type="float" office:value="51" table:style-name="ce44">
            <text:p>51</text:p>
          </table:table-cell>
          <table:table-cell office:value-type="float" office:value="228" table:style-name="ce44">
            <text:p>228</text:p>
          </table:table-cell>
          <table:table-cell office:value-type="float" office:value="35" table:style-name="ce44">
            <text:p>35</text:p>
          </table:table-cell>
          <table:table-cell office:value-type="float" office:value="55" table:style-name="ce44">
            <text:p>55</text:p>
          </table:table-cell>
          <table:table-cell office:value-type="float" office:value="41" table:style-name="ce44">
            <text:p>41</text:p>
          </table:table-cell>
          <table:table-cell office:value-type="float" office:value="43" table:style-name="ce44">
            <text:p>43</text:p>
          </table:table-cell>
          <table:table-cell office:value-type="float" office:value="54" table:style-name="ce45">
            <text:p>54</text:p>
          </table:table-cell>
          <table:table-cell office:value-type="float" office:value="200" table:style-name="ce44">
            <text:p>200</text:p>
          </table:table-cell>
          <table:table-cell office:value-type="float" office:value="35" table:style-name="ce44">
            <text:p>35</text:p>
          </table:table-cell>
          <table:table-cell office:value-type="float" office:value="37" table:style-name="ce44">
            <text:p>37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4">
            <text:p>45</text:p>
          </table:table-cell>
          <table:table-cell office:value-type="float" office:value="44" table:style-name="ce45">
            <text:p>44</text:p>
          </table:table-cell>
          <table:table-cell office:value-type="float" office:value="227" table:style-name="ce44">
            <text:p>227</text:p>
          </table:table-cell>
          <table:table-cell office:value-type="float" office:value="41" table:style-name="ce44">
            <text:p>41</text:p>
          </table:table-cell>
          <table:table-cell office:value-type="float" office:value="38" table:style-name="ce44">
            <text:p>38</text:p>
          </table:table-cell>
          <table:table-cell office:value-type="float" office:value="41" table:style-name="ce44">
            <text:p>41</text:p>
          </table:table-cell>
          <table:table-cell office:value-type="float" office:value="53" table:style-name="ce44">
            <text:p>53</text:p>
          </table:table-cell>
          <table:table-cell office:value-type="float" office:value="54" table:style-name="ce45">
            <text:p>54</text:p>
          </table:table-cell>
          <table:table-cell office:value-type="float" office:value="409" table:style-name="ce44">
            <text:p>409</text:p>
          </table:table-cell>
          <table:table-cell office:value-type="float" office:value="83" table:style-name="ce44">
            <text:p>83</text:p>
          </table:table-cell>
          <table:table-cell office:value-type="float" office:value="82" table:style-name="ce44">
            <text:p>82</text:p>
          </table:table-cell>
          <table:table-cell office:value-type="float" office:value="63" table:style-name="ce44">
            <text:p>63</text:p>
          </table:table-cell>
          <table:table-cell office:value-type="float" office:value="88" table:style-name="ce44">
            <text:p>88</text:p>
          </table:table-cell>
          <table:table-cell office:value-type="float" office:value="93" table:style-name="ce45">
            <text:p>93</text:p>
          </table:table-cell>
          <table:table-cell office:value-type="float" office:value="497" table:style-name="ce44">
            <text:p>497</text:p>
          </table:table-cell>
          <table:table-cell office:value-type="float" office:value="96" table:style-name="ce44">
            <text:p>96</text:p>
          </table:table-cell>
          <table:table-cell office:value-type="float" office:value="98" table:style-name="ce44">
            <text:p>98</text:p>
          </table:table-cell>
          <table:table-cell office:value-type="float" office:value="109" table:style-name="ce44">
            <text:p>109</text:p>
          </table:table-cell>
          <table:table-cell office:value-type="float" office:value="95" table:style-name="ce44">
            <text:p>95</text:p>
          </table:table-cell>
          <table:table-cell office:value-type="float" office:value="99" table:style-name="ce45">
            <text:p>99</text:p>
          </table:table-cell>
          <table:table-cell office:value-type="float" office:value="447" table:style-name="ce44">
            <text:p>447</text:p>
          </table:table-cell>
          <table:table-cell office:value-type="float" office:value="100" table:style-name="ce44">
            <text:p>100</text:p>
          </table:table-cell>
          <table:table-cell office:value-type="float" office:value="91" table:style-name="ce44">
            <text:p>91</text:p>
          </table:table-cell>
          <table:table-cell office:value-type="float" office:value="103" table:style-name="ce44">
            <text:p>103</text:p>
          </table:table-cell>
          <table:table-cell office:value-type="float" office:value="75" table:style-name="ce44">
            <text:p>75</text:p>
          </table:table-cell>
          <table:table-cell office:value-type="float" office:value="78" table:style-name="ce45">
            <text:p>78</text:p>
          </table:table-cell>
          <table:table-cell office:value-type="float" office:value="423" table:style-name="ce44">
            <text:p>423</text:p>
          </table:table-cell>
          <table:table-cell office:value-type="float" office:value="81" table:style-name="ce44">
            <text:p>81</text:p>
          </table:table-cell>
          <table:table-cell office:value-type="float" office:value="101" table:style-name="ce44">
            <text:p>101</text:p>
          </table:table-cell>
          <table:table-cell office:value-type="float" office:value="68" table:style-name="ce44">
            <text:p>68</text:p>
          </table:table-cell>
          <table:table-cell office:value-type="float" office:value="97" table:style-name="ce44">
            <text:p>97</text:p>
          </table:table-cell>
          <table:table-cell office:value-type="float" office:value="76" table:style-name="ce45">
            <text:p>76</text:p>
          </table:table-cell>
          <table:table-cell office:value-type="float" office:value="446" table:style-name="ce44">
            <text:p>446</text:p>
          </table:table-cell>
          <table:table-cell office:value-type="float" office:value="98" table:style-name="ce44">
            <text:p>98</text:p>
          </table:table-cell>
          <table:table-cell office:value-type="float" office:value="88" table:style-name="ce44">
            <text:p>88</text:p>
          </table:table-cell>
          <table:table-cell office:value-type="float" office:value="94" table:style-name="ce44">
            <text:p>94</text:p>
          </table:table-cell>
          <table:table-cell office:value-type="float" office:value="80" table:style-name="ce44">
            <text:p>80</text:p>
          </table:table-cell>
          <table:table-cell office:value-type="float" office:value="86" table:style-name="ce45">
            <text:p>86</text:p>
          </table:table-cell>
          <table:table-cell office:value-type="float" office:value="428" table:style-name="ce44">
            <text:p>428</text:p>
          </table:table-cell>
          <table:table-cell office:value-type="float" office:value="80" table:style-name="ce44">
            <text:p>80</text:p>
          </table:table-cell>
          <table:table-cell office:value-type="float" office:value="88" table:style-name="ce44">
            <text:p>88</text:p>
          </table:table-cell>
          <table:table-cell office:value-type="float" office:value="93" table:style-name="ce44">
            <text:p>93</text:p>
          </table:table-cell>
          <table:table-cell office:value-type="float" office:value="78" table:style-name="ce44">
            <text:p>78</text:p>
          </table:table-cell>
          <table:table-cell office:value-type="float" office:value="89" table:style-name="ce45">
            <text:p>89</text:p>
          </table:table-cell>
          <table:table-cell office:value-type="float" office:value="411" table:style-name="ce44">
            <text:p>411</text:p>
          </table:table-cell>
          <table:table-cell office:value-type="float" office:value="83" table:style-name="ce44">
            <text:p>83</text:p>
          </table:table-cell>
          <table:table-cell office:value-type="float" office:value="94" table:style-name="ce44">
            <text:p>94</text:p>
          </table:table-cell>
          <table:table-cell office:value-type="float" office:value="66" table:style-name="ce44">
            <text:p>66</text:p>
          </table:table-cell>
          <table:table-cell office:value-type="float" office:value="77" table:style-name="ce44">
            <text:p>77</text:p>
          </table:table-cell>
          <table:table-cell office:value-type="float" office:value="91" table:style-name="ce45">
            <text:p>91</text:p>
          </table:table-cell>
          <table:table-cell office:value-type="float" office:value="460" table:style-name="ce44">
            <text:p>460</text:p>
          </table:table-cell>
          <table:table-cell office:value-type="float" office:value="101" table:style-name="ce44">
            <text:p>101</text:p>
          </table:table-cell>
          <table:table-cell office:value-type="float" office:value="87" table:style-name="ce44">
            <text:p>87</text:p>
          </table:table-cell>
          <table:table-cell office:value-type="float" office:value="86" table:style-name="ce44">
            <text:p>86</text:p>
          </table:table-cell>
          <table:table-cell office:value-type="float" office:value="95" table:style-name="ce44">
            <text:p>95</text:p>
          </table:table-cell>
          <table:table-cell office:value-type="float" office:value="91" table:style-name="ce45">
            <text:p>91</text:p>
          </table:table-cell>
          <table:table-cell office:value-type="float" office:value="420" table:style-name="ce44">
            <text:p>420</text:p>
          </table:table-cell>
          <table:table-cell office:value-type="float" office:value="78" table:style-name="ce44">
            <text:p>78</text:p>
          </table:table-cell>
          <table:table-cell office:value-type="float" office:value="98" table:style-name="ce44">
            <text:p>98</text:p>
          </table:table-cell>
          <table:table-cell office:value-type="float" office:value="80" table:style-name="ce44">
            <text:p>80</text:p>
          </table:table-cell>
          <table:table-cell office:value-type="float" office:value="82" table:style-name="ce44">
            <text:p>82</text:p>
          </table:table-cell>
          <table:table-cell office:value-type="float" office:value="82" table:style-name="ce45">
            <text:p>82</text:p>
          </table:table-cell>
          <table:table-cell office:value-type="float" office:value="305" table:style-name="ce44">
            <text:p>305</text:p>
          </table:table-cell>
          <table:table-cell office:value-type="float" office:value="84" table:style-name="ce44">
            <text:p>84</text:p>
          </table:table-cell>
          <table:table-cell office:value-type="float" office:value="62" table:style-name="ce44">
            <text:p>62</text:p>
          </table:table-cell>
          <table:table-cell office:value-type="float" office:value="59" table:style-name="ce44">
            <text:p>59</text:p>
          </table:table-cell>
          <table:table-cell office:value-type="float" office:value="55" table:style-name="ce44">
            <text:p>55</text:p>
          </table:table-cell>
          <table:table-cell office:value-type="float" office:value="45" table:style-name="ce45">
            <text:p>45</text:p>
          </table:table-cell>
          <table:table-cell office:value-type="float" office:value="194" table:style-name="ce44">
            <text:p>194</text:p>
          </table:table-cell>
          <table:table-cell office:value-type="float" office:value="33" table:style-name="ce44">
            <text:p>33</text:p>
          </table:table-cell>
          <table:table-cell office:value-type="float" office:value="40" table:style-name="ce44">
            <text:p>40</text:p>
          </table:table-cell>
          <table:table-cell office:value-type="float" office:value="44" table:style-name="ce44">
            <text:p>44</text:p>
          </table:table-cell>
          <table:table-cell office:value-type="float" office:value="47" table:style-name="ce44">
            <text:p>47</text:p>
          </table:table-cell>
          <table:table-cell office:value-type="float" office:value="30" table:style-name="ce45">
            <text:p>30</text:p>
          </table:table-cell>
          <table:table-cell office:value-type="float" office:value="91" table:style-name="ce44">
            <text:p>91</text:p>
          </table:table-cell>
          <table:table-cell office:value-type="float" office:value="23" table:style-name="ce44">
            <text:p>23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5">
            <text:p>18</text:p>
          </table:table-cell>
          <table:table-cell office:value-type="float" office:value="79" table:style-name="ce44">
            <text:p>79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24" table:style-name="ce44">
            <text:p>24</text:p>
          </table:table-cell>
          <table:table-cell office:value-type="float" office:value="19" table:style-name="ce44">
            <text:p>19</text:p>
          </table:table-cell>
          <table:table-cell office:value-type="float" office:value="16" table:style-name="ce45">
            <text:p>16</text:p>
          </table:table-cell>
          <table:table-cell office:value-type="float" office:value="68" table:style-name="ce44">
            <text:p>68</text:p>
          </table:table-cell>
          <table:table-cell office:value-type="float" office:value="12" table:style-name="ce44">
            <text:p>12</text:p>
          </table:table-cell>
          <table:table-cell office:value-type="float" office:value="18" table:style-name="ce44">
            <text:p>18</text:p>
          </table:table-cell>
          <table:table-cell office:value-type="float" office:value="17" table:style-name="ce44">
            <text:p>17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5">
            <text:p>8</text:p>
          </table:table-cell>
          <table:table-cell office:value-type="float" office:value="34" table:style-name="ce44">
            <text:p>34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5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4/上網各月速報公式(4月)最終版.xls'#說明" table:style-name="ta2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2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2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2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2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2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2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2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2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2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2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2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2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2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2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2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2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2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2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5:00Z</meta:creation-date>
    <dc:date>2021-05-05T08:15:35Z</dc:date>
  </office:meta>
</office:document-meta>
</file>